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0000000400960AC8FC927C063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DejaVu Serif3" svg:font-family="'DejaVu Serif'" style:font-adornments="Book"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icrosoft Sans Serif" svg:font-family="'Microsoft Sans Serif'" style:font-family-generic="swiss"/>
    <style:font-face style:name="Segoe UI" svg:font-family="'Segoe UI'"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ahoma1" svg:font-family="Tahoma" style:font-family-generic="swiss"/>
    <style:font-face style:name="CBM" svg:font-family="CBM" style:font-pitch="fixed"/>
    <style:font-face style:name="Courier 10 Pitch1" svg:font-family="'Courier 10 Pitch'" style:font-pitch="fixed"/>
    <style:font-face style:name="Courier 10 Pitch" svg:font-family="'Courier 10 Pitch'" style:font-adornments="Bold" style:font-pitch="fixed"/>
    <style:font-face style:name="C64 Pro Mono1" svg:font-family="'C64 Pro Mono'" style:font-adornments="Bold" style:font-family-generic="modern" style:font-pitch="fixed"/>
    <style:font-face style:name="C64 Pro Mono" svg:font-family="'C64 Pro Mono'" style:font-adornments="Regula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ejaVu Serif1" svg:font-family="'DejaVu Serif'"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ranklin Gothic Medium" svg:font-family="'Franklin Gothic Medium'" style:font-adornments="Bold" style:font-family-generic="swiss" style:font-pitch="variable"/>
    <style:font-face style:name="Liberation Sans" svg:font-family="'Liberation Sans'" style:font-adornments="Bold" style:font-family-generic="swiss" style:font-pitch="variable"/>
    <style:font-face style:name="Microsoft Sans Serif1" svg:font-family="'Microsoft Sans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ourier New3"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style:font-face style:name="Times New Roman2" svg:font-family="'Times New Roman'" style:font-family-generic="system" style:font-pitch="variable"/>
  </office:font-face-decls>
  <office:automatic-styles>
    <style:style style:name="Table45" style:family="table">
      <style:table-properties style:width="9.0625in" fo:margin-left="0.5965in" table:align="left" fo:keep-with-next="always" style:may-break-between-rows="false" style:writing-mode="lr-tb"/>
    </style:style>
    <style:style style:name="Table45.A" style:family="table-column">
      <style:table-column-properties style:column-width="1.9035in"/>
    </style:style>
    <style:style style:name="Table45.B" style:family="table-column">
      <style:table-column-properties style:column-width="7.159in"/>
    </style:style>
    <style:style style:name="Table3" style:family="table">
      <style:table-properties style:width="5.8174in" fo:margin-left="0.5208in" table:align="left" style:may-break-between-rows="false" style:writing-mode="lr-tb"/>
    </style:style>
    <style:style style:name="Table3.A" style:family="table-column">
      <style:table-column-properties style:column-width="0.3208in"/>
    </style:style>
    <style:style style:name="Table3.B" style:family="table-column">
      <style:table-column-properties style:column-width="5.4965in"/>
    </style:style>
    <style:style style:name="Table3.A1" style:family="table-cell">
      <style:table-cell-properties fo:padding="0.0382in" fo:border="none"/>
    </style:style>
    <style:style style:name="Table50" style:family="table">
      <style:table-properties style:width="6.9201in" table:align="right" fo:keep-with-next="always" style:may-break-between-rows="false" style:writing-mode="lr-tb"/>
    </style:style>
    <style:style style:name="Table50.A" style:family="table-column">
      <style:table-column-properties style:column-width="1.691in"/>
    </style:style>
    <style:style style:name="Table50.B" style:family="table-column">
      <style:table-column-properties style:column-width="5.2292in"/>
    </style:style>
    <style:style style:name="Table50.A1" style:family="table-cell">
      <style:table-cell-properties fo:background-color="transparent" fo:padding="0.0382in" fo:border="none">
        <style:background-image/>
      </style:table-cell-properties>
    </style:style>
    <style:style style:name="Table50.B1" style:family="table-cell">
      <style:table-cell-properties fo:padding="0.0382in" fo:border="none"/>
    </style:style>
    <style:style style:name="Table50.A2" style:family="table-cell">
      <style:table-cell-properties fo:padding="0.0382in" fo:border="none"/>
    </style:style>
    <style:style style:name="Table50.B2" style:family="table-cell">
      <style:table-cell-properties fo:padding="0.0382in" fo:border="none"/>
    </style:style>
    <style:style style:name="Table50.A3" style:family="table-cell">
      <style:table-cell-properties fo:padding="0.0382in" fo:border="none"/>
    </style:style>
    <style:style style:name="Table50.B3" style:family="table-cell">
      <style:table-cell-properties fo:padding="0.0382in" fo:border="none"/>
    </style:style>
    <style:style style:name="Table50.A4" style:family="table-cell">
      <style:table-cell-properties fo:padding="0.0382in" fo:border="none"/>
    </style:style>
    <style:style style:name="Table50.B4" style:family="table-cell">
      <style:table-cell-properties fo:padding="0.0382in" fo:border="none"/>
    </style:style>
    <style:style style:name="Table50.A5" style:family="table-cell">
      <style:table-cell-properties fo:padding="0.0382in" fo:border="none"/>
    </style:style>
    <style:style style:name="Table50.B5" style:family="table-cell">
      <style:table-cell-properties fo:padding="0.0382in" fo:border="none"/>
    </style:style>
    <style:style style:name="Table50.A6" style:family="table-cell">
      <style:table-cell-properties fo:padding="0.0382in" fo:border="none"/>
    </style:style>
    <style:style style:name="Table50.B6" style:family="table-cell">
      <style:table-cell-properties fo:padding="0.0382in" fo:border="none"/>
    </style:style>
    <style:style style:name="Table50.A7" style:family="table-cell">
      <style:table-cell-properties fo:padding="0.0382in" fo:border="none"/>
    </style:style>
    <style:style style:name="Table50.B7" style:family="table-cell">
      <style:table-cell-properties fo:padding="0.0382in" fo:border="none"/>
    </style:style>
    <style:style style:name="Table50.A8" style:family="table-cell">
      <style:table-cell-properties fo:padding="0.0382in" fo:border="none"/>
    </style:style>
    <style:style style:name="Table50.B8" style:family="table-cell">
      <style:table-cell-properties fo:padding="0.0382in" fo:border="none"/>
    </style:style>
    <style:style style:name="Table50.A9" style:family="table-cell">
      <style:table-cell-properties fo:padding="0.0382in" fo:border="none"/>
    </style:style>
    <style:style style:name="Table50.B9" style:family="table-cell">
      <style:table-cell-properties fo:padding="0.0382in" fo:border="none"/>
    </style:style>
    <style:style style:name="Table50.A10" style:family="table-cell">
      <style:table-cell-properties fo:padding="0.0382in" fo:border="none"/>
    </style:style>
    <style:style style:name="Table50.B10" style:family="table-cell">
      <style:table-cell-properties fo:padding="0.0382in" fo:border="none"/>
    </style:style>
    <style:style style:name="Table50.A11" style:family="table-cell">
      <style:table-cell-properties fo:padding="0.0382in" fo:border="none"/>
    </style:style>
    <style:style style:name="Table50.B11" style:family="table-cell">
      <style:table-cell-properties fo:padding="0.0382in" fo:border="none"/>
    </style:style>
    <style:style style:name="Table5" style:family="table">
      <style:table-properties style:width="6.9201in" table:align="right" style:may-break-between-rows="false" style:writing-mode="lr-tb"/>
    </style:style>
    <style:style style:name="Table5.A" style:family="table-column">
      <style:table-column-properties style:column-width="1.6285in"/>
    </style:style>
    <style:style style:name="Table5.B" style:family="table-column">
      <style:table-column-properties style:column-width="5.2917in"/>
    </style:style>
    <style:style style:name="Table5.1" style:family="table-row">
      <style:table-row-properties style:min-row-height="0.3125in"/>
    </style:style>
    <style:style style:name="Table5.A1" style:family="table-cell">
      <style:table-cell-properties fo:padding="0.0382in" fo:border="none"/>
    </style:style>
    <style:style style:name="Table4" style:family="table">
      <style:table-properties style:width="6.9201in" table:align="right" style:may-break-between-rows="true" style:writing-mode="lr-tb"/>
    </style:style>
    <style:style style:name="Table4.A" style:family="table-column">
      <style:table-column-properties style:column-width="2.0403in"/>
    </style:style>
    <style:style style:name="Table4.B" style:family="table-column">
      <style:table-column-properties style:column-width="1.1104in"/>
    </style:style>
    <style:style style:name="Table4.C" style:family="table-column">
      <style:table-column-properties style:column-width="3.7694in"/>
    </style:style>
    <style:style style:name="Table4.1" style:family="table-row">
      <style:table-row-properties fo:keep-together="always"/>
    </style:style>
    <style:style style:name="Table4.A1" style:family="table-cell">
      <style:table-cell-properties fo:background-color="transparent" fo:padding="0.0382in" fo:border="none">
        <style:background-image/>
      </style:table-cell-properties>
    </style:style>
    <style:style style:name="Table4.B1" style:family="table-cell">
      <style:table-cell-properties fo:padding="0.0382in" fo:border="none"/>
    </style:style>
    <style:style style:name="Table4.C1" style:family="table-cell">
      <style:table-cell-properties fo:padding="0.0382in" fo:border="none"/>
    </style:style>
    <style:style style:name="Table4.A2" style:family="table-cell">
      <style:table-cell-properties fo:padding="0.0382in" fo:border="none"/>
    </style:style>
    <style:style style:name="Table4.B2" style:family="table-cell">
      <style:table-cell-properties fo:padding="0.0382in" fo:border="none"/>
    </style:style>
    <style:style style:name="Table4.C2" style:family="table-cell">
      <style:table-cell-properties fo:padding="0.0382in" fo:border="none"/>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A4" style:family="table-cell">
      <style:table-cell-properties fo:padding="0.0382in" fo:border="none"/>
    </style:style>
    <style:style style:name="Table4.B4" style:family="table-cell">
      <style:table-cell-properties fo:padding="0.0382in" fo:border="none"/>
    </style:style>
    <style:style style:name="Table4.C4"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C5" style:family="table-cell">
      <style:table-cell-properties fo:padding="0.0382in" fo:border="none"/>
    </style:style>
    <style:style style:name="Table4.A6" style:family="table-cell">
      <style:table-cell-properties fo:padding="0.0382in" fo:border="none"/>
    </style:style>
    <style:style style:name="Table4.B6" style:family="table-cell">
      <style:table-cell-properties fo:padding="0.0382in" fo:border="none"/>
    </style:style>
    <style:style style:name="Table4.C6"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A8" style:family="table-cell">
      <style:table-cell-properties fo:padding="0.0382in" fo:border="none"/>
    </style:style>
    <style:style style:name="Table4.B8" style:family="table-cell">
      <style:table-cell-properties fo:padding="0.0382in" fo:border="none"/>
    </style:style>
    <style:style style:name="Table4.C8"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C9" style:family="table-cell">
      <style:table-cell-properties fo:padding="0.0382in" fo:border="none"/>
    </style:style>
    <style:style style:name="Table4.A10" style:family="table-cell">
      <style:table-cell-properties fo:padding="0.0382in" fo:border="none"/>
    </style:style>
    <style:style style:name="Table4.B10" style:family="table-cell">
      <style:table-cell-properties fo:padding="0.0382in" fo:border="none"/>
    </style:style>
    <style:style style:name="Table4.C10" style:family="table-cell">
      <style:table-cell-properties fo:padding="0.0382in" fo:border="none"/>
    </style:style>
    <style:style style:name="Table4.A11" style:family="table-cell">
      <style:table-cell-properties fo:padding="0.0382in" fo:border="none"/>
    </style:style>
    <style:style style:name="Table4.B11" style:family="table-cell">
      <style:table-cell-properties fo:padding="0.0382in" fo:border="none"/>
    </style:style>
    <style:style style:name="Table4.C11" style:family="table-cell">
      <style:table-cell-properties fo:padding="0.0382in" fo:border="none"/>
    </style:style>
    <style:style style:name="Table4.A12" style:family="table-cell">
      <style:table-cell-properties fo:padding="0.0382in" fo:border="none"/>
    </style:style>
    <style:style style:name="Table4.B12" style:family="table-cell">
      <style:table-cell-properties fo:padding="0.0382in" fo:border="none"/>
    </style:style>
    <style:style style:name="Table4.C12" style:family="table-cell">
      <style:table-cell-properties fo:padding="0.0382in" fo:border="none"/>
    </style:style>
    <style:style style:name="Table4.A13" style:family="table-cell">
      <style:table-cell-properties fo:padding="0.0382in" fo:border="none"/>
    </style:style>
    <style:style style:name="Table4.B13" style:family="table-cell">
      <style:table-cell-properties fo:padding="0.0382in" fo:border="none"/>
    </style:style>
    <style:style style:name="Table4.C13" style:family="table-cell">
      <style:table-cell-properties fo:padding="0.0382in" fo:border="none"/>
    </style:style>
    <style:style style:name="Table4.A14" style:family="table-cell">
      <style:table-cell-properties fo:padding="0.0382in" fo:border="none"/>
    </style:style>
    <style:style style:name="Table4.B14" style:family="table-cell">
      <style:table-cell-properties fo:padding="0.0382in" fo:border="none"/>
    </style:style>
    <style:style style:name="Table4.C14" style:family="table-cell">
      <style:table-cell-properties fo:padding="0.0382in" fo:border="none"/>
    </style:style>
    <style:style style:name="Table4.A15" style:family="table-cell">
      <style:table-cell-properties style:vertical-align="" fo:padding="0.0382in" fo:border="none"/>
    </style:style>
    <style:style style:name="Table4.B15" style:family="table-cell">
      <style:table-cell-properties fo:padding="0.0382in" fo:border="none"/>
    </style:style>
    <style:style style:name="Table4.C15" style:family="table-cell">
      <style:table-cell-properties fo:padding="0.0382in" fo:border="none"/>
    </style:style>
    <style:style style:name="Table4.A16" style:family="table-cell">
      <style:table-cell-properties fo:padding="0.0382in" fo:border="none"/>
    </style:style>
    <style:style style:name="Table4.B16" style:family="table-cell">
      <style:table-cell-properties fo:padding="0.0382in" fo:border="none"/>
    </style:style>
    <style:style style:name="Table4.C16" style:family="table-cell">
      <style:table-cell-properties fo:padding="0.0382in" fo:border="none"/>
    </style:style>
    <style:style style:name="Table8" style:family="table">
      <style:table-properties style:width="6.3701in" fo:margin-left="0in" fo:margin-top="0in" fo:margin-bottom="0in" table:align="left" fo:keep-with-next="always" style:writing-mode="lr-tb"/>
    </style:style>
    <style:style style:name="Table8.A" style:family="table-column">
      <style:table-column-properties style:column-width="1.2208in"/>
    </style:style>
    <style:style style:name="Table8.B" style:family="table-column">
      <style:table-column-properties style:column-width="5.1493in"/>
    </style:style>
    <style:style style:name="Table8.1" style:family="table-row">
      <style:table-row-properties fo:keep-together="auto"/>
    </style:style>
    <style:style style:name="Table8.A1" style:family="table-cell">
      <style:table-cell-properties fo:background-color="transparent" fo:padding="0.075in" fo:border="none">
        <style:background-image/>
      </style:table-cell-properties>
    </style:style>
    <style:style style:name="Table9" style:family="table">
      <style:table-properties style:width="6.1438in" fo:margin-left="0.4938in" fo:margin-top="0in" fo:margin-bottom="0in" table:align="left" fo:keep-with-next="always" style:writing-mode="lr-tb"/>
    </style:style>
    <style:style style:name="Table9.A" style:family="table-column">
      <style:table-column-properties style:column-width="0.8931in"/>
    </style:style>
    <style:style style:name="Table9.B" style:family="table-column">
      <style:table-column-properties style:column-width="1.3542in"/>
    </style:style>
    <style:style style:name="Table9.C" style:family="table-column">
      <style:table-column-properties style:column-width="3.8965in"/>
    </style:style>
    <style:style style:name="Table9.1" style:family="table-row">
      <style:table-row-properties fo:keep-together="auto"/>
    </style:style>
    <style:style style:name="Table9.A1" style:family="table-cell">
      <style:table-cell-properties fo:background-color="transparent" fo:padding="0.075in" fo:border="none">
        <style:background-image/>
      </style:table-cell-properties>
    </style:style>
    <style:style style:name="Table10" style:family="table">
      <style:table-properties style:width="5.391in" fo:margin-left="0.5472in" fo:margin-top="0in" fo:margin-bottom="0in" table:align="left" style:writing-mode="lr-tb"/>
    </style:style>
    <style:style style:name="Table10.A" style:family="table-column">
      <style:table-column-properties style:column-width="0.5819in"/>
    </style:style>
    <style:style style:name="Table10.B" style:family="table-column">
      <style:table-column-properties style:column-width="4.809in"/>
    </style:style>
    <style:style style:name="Table10.1" style:family="table-row">
      <style:table-row-properties fo:keep-together="auto"/>
    </style:style>
    <style:style style:name="Table10.A1" style:family="table-cell">
      <style:table-cell-properties fo:background-color="#ffffff" fo:padding="0in" fo:border="1pt solid #000001">
        <style:background-image/>
      </style:table-cell-properties>
    </style:style>
    <style:style style:name="Table46" style:family="table">
      <style:table-properties style:width="6.2972in" fo:margin-left="0.625in" fo:margin-right="0in" table:align="margins" style:writing-mode="lr-tb"/>
    </style:style>
    <style:style style:name="Table46.A" style:family="table-column">
      <style:table-column-properties style:column-width="4.9125in" style:rel-column-width="51124*"/>
    </style:style>
    <style:style style:name="Table46.B" style:family="table-column">
      <style:table-column-properties style:column-width="1.3847in" style:rel-column-width="14411*"/>
    </style:style>
    <style:style style:name="Table4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6.B1" style:family="table-cell">
      <style:table-cell-properties fo:background-color="transparent" fo:padding="0.0382in" fo:border-left="none" fo:border-right="0.05pt solid #000000" fo:border-top="0.05pt solid #000000" fo:border-bottom="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B2" style:family="table-cell">
      <style:table-cell-properties fo:background-color="transparent" fo:padding="0.0382in" fo:border-left="none" fo:border-right="0.05pt solid #000000" fo:border-top="none" fo:border-bottom="0.05pt solid #000000">
        <style:background-image/>
      </style:table-cell-properties>
    </style:style>
    <style:style style:name="Table12" style:family="table">
      <style:table-properties style:width="5.6757in" style:rel-width="82%" fo:margin-left="0.4938in" fo:margin-top="0in" fo:margin-bottom="0in" fo:break-before="auto" fo:break-after="auto" table:align="left" fo:background-color="transparent" fo:keep-with-next="always" style:may-break-between-rows="true" style:writing-mode="lr-tb" table:border-model="collapsing">
        <style:background-image/>
      </style:table-properties>
    </style:style>
    <style:style style:name="Table12.A" style:family="table-column">
      <style:table-column-properties style:column-width="4.284in" style:rel-column-width="49465*"/>
    </style:style>
    <style:style style:name="Table12.B" style:family="table-column">
      <style:table-column-properties style:column-width="1.3917in" style:rel-column-width="16069*"/>
    </style:style>
    <style:style style:name="Table12.1" style:family="table-row">
      <style:table-row-properties fo:keep-together="auto"/>
    </style:style>
    <style:style style:name="Table12.A1" style:family="table-cell">
      <style:table-cell-properties fo:background-color="transparent" fo:padding="0.075in" fo:border="none">
        <style:background-image/>
      </style:table-cell-properties>
    </style:style>
    <style:style style:name="Table12.A2" style:family="table-cell">
      <style:table-cell-properties style:vertical-align="" fo:background-color="transparent" fo:padding="0.075in" fo:border="none" style:writing-mode="page">
        <style:background-image/>
      </style:table-cell-properties>
    </style:style>
    <style:style style:name="Table13" style:family="table">
      <style:table-properties style:width="5.6854in" fo:margin-left="0.5208in" fo:margin-top="0in" fo:margin-bottom="0in" table:align="left" style:writing-mode="lr-tb"/>
    </style:style>
    <style:style style:name="Table13.A" style:family="table-column">
      <style:table-column-properties style:column-width="1.3215in"/>
    </style:style>
    <style:style style:name="Table13.B" style:family="table-column">
      <style:table-column-properties style:column-width="1.5521in"/>
    </style:style>
    <style:style style:name="Table13.C" style:family="table-column">
      <style:table-column-properties style:column-width="1.416in"/>
    </style:style>
    <style:style style:name="Table13.D" style:family="table-column">
      <style:table-column-properties style:column-width="1.3958in"/>
    </style:style>
    <style:style style:name="Table13.1" style:family="table-row">
      <style:table-row-properties fo:keep-together="auto"/>
    </style:style>
    <style:style style:name="Table13.A1" style:family="table-cell">
      <style:table-cell-properties fo:background-color="#ffffff" fo:padding="0.0313in" fo:border="1pt solid #000001">
        <style:background-image/>
      </style:table-cell-properties>
    </style:style>
    <style:style style:name="Table44" style:family="table">
      <style:table-properties style:width="5.5222in" table:align="right" fo:background-color="transparent" style:writing-mode="lr-tb">
        <style:background-image/>
      </style:table-properties>
    </style:style>
    <style:style style:name="Table44.A" style:family="table-column">
      <style:table-column-properties style:column-width="0.3993in"/>
    </style:style>
    <style:style style:name="Table44.B" style:family="table-column">
      <style:table-column-properties style:column-width="5.1229in"/>
    </style:style>
    <style:style style:name="Table14" style:family="table">
      <style:table-properties style:width="6.2056in" fo:margin-left="0.4188in" fo:margin-top="0in" fo:margin-bottom="0in" table:align="left" style:writing-mode="lr-tb"/>
    </style:style>
    <style:style style:name="Table14.A" style:family="table-column">
      <style:table-column-properties style:column-width="0.8632in"/>
    </style:style>
    <style:style style:name="Table14.B" style:family="table-column">
      <style:table-column-properties style:column-width="2.3576in"/>
    </style:style>
    <style:style style:name="Table14.C" style:family="table-column">
      <style:table-column-properties style:column-width="2.9847in"/>
    </style:style>
    <style:style style:name="Table14.1" style:family="table-row">
      <style:table-row-properties fo:keep-together="auto"/>
    </style:style>
    <style:style style:name="Table14.A1" style:family="table-cell">
      <style:table-cell-properties fo:background-color="transparent" fo:padding="0.075in" fo:border="none">
        <style:background-image/>
      </style:table-cell-properties>
    </style:style>
    <style:style style:name="Table47" style:family="table" style:master-page-name="">
      <style:table-properties style:width="7.0507in" fo:margin-left="0.4861in" fo:margin-right="-0.6146in" style:page-number="1" table:align="margins" style:writing-mode="lr-tb"/>
    </style:style>
    <style:style style:name="Table47.A" style:family="table-column">
      <style:table-column-properties style:column-width="0.9389in" style:rel-column-width="8725*"/>
    </style:style>
    <style:style style:name="Table47.B" style:family="table-column">
      <style:table-column-properties style:column-width="6.1118in" style:rel-column-width="56810*"/>
    </style:style>
    <style:style style:name="Table47.A1" style:family="table-cell">
      <style:table-cell-properties fo:padding="0.0382in" fo:border="none"/>
    </style:style>
    <style:style style:name="Table48" style:family="table">
      <style:table-properties style:width="5.5222in" table:align="right" style:writing-mode="lr-tb"/>
    </style:style>
    <style:style style:name="Table48.A" style:family="table-column">
      <style:table-column-properties style:column-width="0.9118in"/>
    </style:style>
    <style:style style:name="Table48.B" style:family="table-column">
      <style:table-column-properties style:column-width="4.6104in"/>
    </style:style>
    <style:style style:name="Table49" style:family="table">
      <style:table-properties style:width="5.5188in" fo:margin-left="0.4188in" fo:margin-top="0in" fo:margin-bottom="0in" table:align="left" style:writing-mode="lr-tb"/>
    </style:style>
    <style:style style:name="Table49.A" style:family="table-column">
      <style:table-column-properties style:column-width="0.7146in"/>
    </style:style>
    <style:style style:name="Table49.B" style:family="table-column">
      <style:table-column-properties style:column-width="2.4021in"/>
    </style:style>
    <style:style style:name="Table49.1" style:family="table-row">
      <style:table-row-properties fo:keep-together="auto"/>
    </style:style>
    <style:style style:name="Table49.A1" style:family="table-cell">
      <style:table-cell-properties fo:background-color="transparent" fo:padding="0.075in" fo:border="none">
        <style:background-image/>
      </style:table-cell-properties>
    </style:style>
    <style:style style:name="Table16" style:family="table">
      <style:table-properties style:width="6.9722in" fo:margin-left="-0.05in" fo:margin-top="0in" fo:margin-bottom="0in" table:align="left" style:writing-mode="lr-tb"/>
    </style:style>
    <style:style style:name="Table16.A" style:family="table-column">
      <style:table-column-properties style:column-width="0.8715in"/>
    </style:style>
    <style:style style:name="Table16.B" style:family="table-column">
      <style:table-column-properties style:column-width="2.7556in"/>
    </style:style>
    <style:style style:name="Table16.C" style:family="table-column">
      <style:table-column-properties style:column-width="3.3451in"/>
    </style:style>
    <style:style style:name="Table16.1" style:family="table-row">
      <style:table-row-properties fo:keep-together="auto"/>
    </style:style>
    <style:style style:name="Table16.A1" style:family="table-cell">
      <style:table-cell-properties fo:background-color="transparent" fo:padding="0.075in" fo:border="none">
        <style:background-image/>
      </style:table-cell-properties>
    </style:style>
    <style:style style:name="Table17" style:family="table">
      <style:table-properties style:width="5.9986in" fo:margin-left="0.4215in" fo:margin-top="0in" fo:margin-bottom="0in" table:align="left" fo:keep-with-next="always" style:writing-mode="lr-tb"/>
    </style:style>
    <style:style style:name="Table17.A" style:family="table-column">
      <style:table-column-properties style:column-width="1.441in"/>
    </style:style>
    <style:style style:name="Table17.B" style:family="table-column">
      <style:table-column-properties style:column-width="4.5576in"/>
    </style:style>
    <style:style style:name="Table17.1" style:family="table-row">
      <style:table-row-properties fo:keep-together="auto"/>
    </style:style>
    <style:style style:name="Table17.A1" style:family="table-cell">
      <style:table-cell-properties fo:padding="0.075in" fo:border="none"/>
    </style:style>
    <style:style style:name="Table6" style:family="table">
      <style:table-properties style:width="6.9222in" table:align="margins" fo:keep-with-next="always" style:writing-mode="lr-tb"/>
    </style:style>
    <style:style style:name="Table6.A" style:family="table-column">
      <style:table-column-properties style:column-width="1.0604in" style:rel-column-width="10040*"/>
    </style:style>
    <style:style style:name="Table6.B" style:family="table-column">
      <style:table-column-properties style:column-width="5.8618in" style:rel-column-width="55495*"/>
    </style:style>
    <style:style style:name="Table18" style:family="table">
      <style:table-properties style:width="6.5125in" fo:margin-left="0.0257in" fo:margin-top="0in" fo:margin-bottom="0in" table:align="left" fo:keep-with-next="always" style:writing-mode="lr-tb"/>
    </style:style>
    <style:style style:name="Table18.A" style:family="table-column">
      <style:table-column-properties style:column-width="2.0056in"/>
    </style:style>
    <style:style style:name="Table18.B" style:family="table-column">
      <style:table-column-properties style:column-width="4.5069in"/>
    </style:style>
    <style:style style:name="Table18.1" style:family="table-row">
      <style:table-row-properties fo:keep-together="auto"/>
    </style:style>
    <style:style style:name="Table18.A1" style:family="table-cell">
      <style:table-cell-properties fo:background-color="transparent" fo:padding="0.075in" fo:border="none">
        <style:background-image/>
      </style:table-cell-properties>
    </style:style>
    <style:style style:name="Table43" style:family="table">
      <style:table-properties style:width="6.9222in" table:align="margins" fo:keep-with-next="always" style:writing-mode="lr-tb"/>
    </style:style>
    <style:style style:name="Table43.A" style:family="table-column">
      <style:table-column-properties style:column-width="1.5382in" style:rel-column-width="14564*"/>
    </style:style>
    <style:style style:name="Table43.B" style:family="table-column">
      <style:table-column-properties style:column-width="5.384in" style:rel-column-width="50971*"/>
    </style:style>
    <style:style style:name="Table19" style:family="table">
      <style:table-properties style:width="6.184in" fo:margin-left="0.491in" fo:margin-top="0in" fo:margin-bottom="0in" table:align="left" style:writing-mode="lr-tb"/>
    </style:style>
    <style:style style:name="Table19.A" style:family="table-column">
      <style:table-column-properties style:column-width="1.3243in"/>
    </style:style>
    <style:style style:name="Table19.B" style:family="table-column">
      <style:table-column-properties style:column-width="1.3542in"/>
    </style:style>
    <style:style style:name="Table19.C" style:family="table-column">
      <style:table-column-properties style:column-width="3.5056in"/>
    </style:style>
    <style:style style:name="Table19.1" style:family="table-row">
      <style:table-row-properties fo:keep-together="auto"/>
    </style:style>
    <style:style style:name="Table19.A1" style:family="table-cell">
      <style:table-cell-properties fo:padding-left="0.075in" fo:padding-right="0.075in" fo:padding-top="0in" fo:padding-bottom="0in" fo:border-left="none" fo:border-right="none" fo:border-top="1pt solid #4f81bd" fo:border-bottom="1pt solid #4f81bd"/>
    </style:style>
    <style:style style:name="Table19.A2" style:family="table-cell">
      <style:table-cell-properties fo:background-color="#d3dfee" fo:padding-left="0.075in" fo:padding-right="0.075in" fo:padding-top="0in" fo:padding-bottom="0in" fo:border="none">
        <style:background-image/>
      </style:table-cell-properties>
    </style:style>
    <style:style style:name="Table19.A3" style:family="table-cell">
      <style:table-cell-properties fo:padding-left="0.075in" fo:padding-right="0.075in" fo:padding-top="0in" fo:padding-bottom="0in" fo:border="none"/>
    </style:style>
    <style:style style:name="Table19.B3" style:family="table-cell">
      <style:table-cell-properties fo:padding-left="0.075in" fo:padding-right="0.075in" fo:padding-top="0in" fo:padding-bottom="0in" fo:border="none"/>
    </style:style>
    <style:style style:name="Table19.C3" style:family="table-cell">
      <style:table-cell-properties fo:padding-left="0.075in" fo:padding-right="0.075in" fo:padding-top="0in" fo:padding-bottom="0in" fo:border="none"/>
    </style:style>
    <style:style style:name="Table19.A5" style:family="table-cell">
      <style:table-cell-properties fo:padding-left="0.075in" fo:padding-right="0.075in" fo:padding-top="0in" fo:padding-bottom="0in" fo:border="none"/>
    </style:style>
    <style:style style:name="Table19.B5" style:family="table-cell">
      <style:table-cell-properties fo:padding-left="0.075in" fo:padding-right="0.075in" fo:padding-top="0in" fo:padding-bottom="0in" fo:border="none"/>
    </style:style>
    <style:style style:name="Table19.C5" style:family="table-cell">
      <style:table-cell-properties fo:padding-left="0.075in" fo:padding-right="0.075in" fo:padding-top="0in" fo:padding-bottom="0in" fo:border="none"/>
    </style:style>
    <style:style style:name="Table19.A7" style:family="table-cell">
      <style:table-cell-properties fo:padding-left="0.075in" fo:padding-right="0.075in" fo:padding-top="0in" fo:padding-bottom="0in" fo:border="none"/>
    </style:style>
    <style:style style:name="Table19.B7" style:family="table-cell">
      <style:table-cell-properties fo:padding-left="0.075in" fo:padding-right="0.075in" fo:padding-top="0in" fo:padding-bottom="0in" fo:border="none"/>
    </style:style>
    <style:style style:name="Table19.C7" style:family="table-cell">
      <style:table-cell-properties fo:padding-left="0.075in" fo:padding-right="0.075in" fo:padding-top="0in" fo:padding-bottom="0in" fo:border="none"/>
    </style:style>
    <style:style style:name="Table19.A8"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le2" style:family="table">
      <style:table-properties style:width="6.9222in" table:align="margins" fo:keep-with-next="always" style:may-break-between-rows="false" style:writing-mode="lr-tb"/>
    </style:style>
    <style:style style:name="Table2.A" style:family="table-column">
      <style:table-column-properties style:column-width="3.4611in" style:rel-column-width="32767*"/>
    </style:style>
    <style:style style:name="Table2.B" style:family="table-column">
      <style:table-column-properties style:column-width="3.4611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0" style:family="table">
      <style:table-properties style:width="5.3389in" fo:margin-left="0.5903in" fo:margin-top="0in" fo:margin-bottom="0in" table:align="left" fo:keep-with-next="always" style:writing-mode="lr-tb"/>
    </style:style>
    <style:style style:name="Table20.A" style:family="table-column">
      <style:table-column-properties style:column-width="1.1896in"/>
    </style:style>
    <style:style style:name="Table20.B" style:family="table-column">
      <style:table-column-properties style:column-width="1.5014in"/>
    </style:style>
    <style:style style:name="Table20.C" style:family="table-column">
      <style:table-column-properties style:column-width="2.6479in"/>
    </style:style>
    <style:style style:name="Table20.1" style:family="table-row">
      <style:table-row-properties fo:keep-together="auto"/>
    </style:style>
    <style:style style:name="Table20.A1" style:family="table-cell">
      <style:table-cell-properties fo:background-color="transparent" fo:padding="0.075in" fo:border="none">
        <style:background-image/>
      </style:table-cell-properties>
    </style:style>
    <style:style style:name="Table21" style:family="table">
      <style:table-properties style:width="6.9222in" style:rel-width="100%" fo:margin-left="0.4215in" fo:margin-top="0in" fo:margin-bottom="0in" table:align="left" fo:keep-with-next="always" style:writing-mode="lr-tb"/>
    </style:style>
    <style:style style:name="Table21.A" style:family="table-column">
      <style:table-column-properties style:column-width="1.3646in" style:rel-column-width="12916*"/>
    </style:style>
    <style:style style:name="Table21.B" style:family="table-column">
      <style:table-column-properties style:column-width="5.5576in" style:rel-column-width="52618*"/>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a"/>
    </style:style>
    <style:style style:name="Table11" style:family="table">
      <style:table-properties style:width="6.9222in" table:align="margins" fo:keep-with-next="always" style:writing-mode="lr-tb"/>
    </style:style>
    <style:style style:name="Table11.A" style:family="table-column">
      <style:table-column-properties style:column-width="1.0035in" style:rel-column-width="9500*"/>
    </style:style>
    <style:style style:name="Table11.B" style:family="table-column">
      <style:table-column-properties style:column-width="5.9188in" style:rel-column-width="56035*"/>
    </style:style>
    <style:style style:name="Table22" style:family="table">
      <style:table-properties style:width="6.6229in" fo:margin-left="0.0458in" fo:margin-top="0in" fo:margin-bottom="0in" table:align="left" fo:keep-with-next="always" style:writing-mode="lr-tb"/>
    </style:style>
    <style:style style:name="Table22.A" style:family="table-column">
      <style:table-column-properties style:column-width="1.2042in"/>
    </style:style>
    <style:style style:name="Table22.B" style:family="table-column">
      <style:table-column-properties style:column-width="5.4188in"/>
    </style:style>
    <style:style style:name="Table22.1" style:family="table-row">
      <style:table-row-properties fo:keep-together="auto"/>
    </style:style>
    <style:style style:name="Table22.A1" style:family="table-cell">
      <style:table-cell-properties fo:background-color="transparent" fo:padding="0.075in" fo:border="none">
        <style:background-image/>
      </style:table-cell-properties>
    </style:style>
    <style:style style:name="Table23" style:family="table">
      <style:table-properties style:width="3.1132in" fo:margin-left="0.4764in" fo:margin-top="0in" fo:margin-bottom="0in" table:align="left" fo:keep-with-next="always" style:writing-mode="lr-tb"/>
    </style:style>
    <style:style style:name="Table23.A" style:family="table-column">
      <style:table-column-properties style:column-width="0.8479in"/>
    </style:style>
    <style:style style:name="Table23.B" style:family="table-column">
      <style:table-column-properties style:column-width="0.7153in"/>
    </style:style>
    <style:style style:name="Table23.D" style:family="table-column">
      <style:table-column-properties style:column-width="0.7021in"/>
    </style:style>
    <style:style style:name="Table23.1" style:family="table-row">
      <style:table-row-properties fo:keep-together="auto"/>
    </style:style>
    <style:style style:name="Table23.A1" style:family="table-cell">
      <style:table-cell-properties fo:background-color="transparent" fo:padding="0.075in" fo:border="none">
        <style:background-image/>
      </style:table-cell-properties>
    </style:style>
    <style:style style:name="Table24" style:family="table">
      <style:table-properties style:width="5.4167in" fo:margin-left="0.6917in" fo:margin-top="0in" fo:margin-bottom="0in" table:align="left" fo:keep-with-next="always" style:writing-mode="lr-tb"/>
    </style:style>
    <style:style style:name="Table24.A" style:family="table-column">
      <style:table-column-properties style:column-width="0.4833in"/>
    </style:style>
    <style:style style:name="Table24.B" style:family="table-column">
      <style:table-column-properties style:column-width="1.2729in"/>
    </style:style>
    <style:style style:name="Table24.C" style:family="table-column">
      <style:table-column-properties style:column-width="0.5354in"/>
    </style:style>
    <style:style style:name="Table24.D" style:family="table-column">
      <style:table-column-properties style:column-width="1.3167in"/>
    </style:style>
    <style:style style:name="Table24.E" style:family="table-column">
      <style:table-column-properties style:column-width="0.3125in"/>
    </style:style>
    <style:style style:name="Table24.F" style:family="table-column">
      <style:table-column-properties style:column-width="1.4958in"/>
    </style:style>
    <style:style style:name="Table24.1" style:family="table-row">
      <style:table-row-properties fo:keep-together="auto"/>
    </style:style>
    <style:style style:name="Table24.A1" style:family="table-cell">
      <style:table-cell-properties fo:background-color="transparent" fo:padding="0.075in" fo:border="none">
        <style:background-image/>
      </style:table-cell-properties>
    </style:style>
    <style:style style:name="Table25" style:family="table">
      <style:table-properties style:width="6.0035in" fo:margin-left="0.3979in" fo:margin-top="0in" fo:margin-bottom="0in" table:align="left" fo:keep-with-next="always" style:writing-mode="lr-tb"/>
    </style:style>
    <style:style style:name="Table25.A" style:family="table-column">
      <style:table-column-properties style:column-width="1.0035in"/>
    </style:style>
    <style:style style:name="Table25.B" style:family="table-column">
      <style:table-column-properties style:column-width="1.4965in"/>
    </style:style>
    <style:style style:name="Table25.C" style:family="table-column">
      <style:table-column-properties style:column-width="0.8715in"/>
    </style:style>
    <style:style style:name="Table25.D" style:family="table-column">
      <style:table-column-properties style:column-width="2.6319in"/>
    </style:style>
    <style:style style:name="Table25.1" style:family="table-row">
      <style:table-row-properties fo:keep-together="auto"/>
    </style:style>
    <style:style style:name="Table25.A1" style:family="table-cell">
      <style:table-cell-properties fo:background-color="transparent" fo:padding="0.075in" fo:border="none">
        <style:background-image/>
      </style:table-cell-properties>
    </style:style>
    <style:style style:name="Table1" style:family="table">
      <style:table-properties style:width="5.5222in" fo:margin-left="0.5285in" fo:break-before="auto" fo:break-after="auto" table:align="left" fo:background-color="transparent" fo:keep-with-next="always" style:may-break-between-rows="true" style:writing-mode="lr-tb" table:border-model="collapsing">
        <style:background-image/>
      </style:table-properties>
    </style:style>
    <style:style style:name="Table1.A" style:family="table-column">
      <style:table-column-properties style:column-width="0.8896in"/>
    </style:style>
    <style:style style:name="Table1.B" style:family="table-column">
      <style:table-column-properties style:column-width="3.6729in"/>
    </style:style>
    <style:style style:name="Table1.C" style:family="table-column">
      <style:table-column-properties style:column-width="0.9597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99ccff" fo:padding="0.0382in" fo:border="none" style:writing-mode="page">
        <style:background-image/>
      </style:table-cell-properties>
    </style:style>
    <style:style style:name="Table1.2" style:family="table-row">
      <style:table-row-properties style:min-row-height="0.0097in" fo:keep-together="auto"/>
    </style:style>
    <style:style style:name="Table1.A2" style:family="table-cell">
      <style:table-cell-properties style:vertical-align="bottom" fo:background-color="transparent" fo:padding="0.0382in" fo:border="none" style:writing-mode="page">
        <style:background-image/>
      </style:table-cell-properties>
    </style:style>
    <style:style style:name="Table1.B2" style:family="table-cell">
      <style:table-cell-properties style:vertical-align="" fo:background-color="transparent" fo:padding="0.0382in" fo:border="none" style:writing-mode="page">
        <style:background-image/>
      </style:table-cell-properties>
    </style:style>
    <style:style style:name="Table1.3" style:family="table-row">
      <style:table-row-properties style:min-row-height="0.0097in" fo:background-color="transparent" fo:keep-together="auto">
        <style:background-image/>
      </style:table-row-properties>
    </style:style>
    <style:style style:name="Table26" style:family="table">
      <style:table-properties style:width="6.4097in" fo:margin-left="0.409in" fo:margin-top="0in" fo:margin-bottom="0in" table:align="left" fo:background-color="transparent" fo:keep-with-next="always" style:writing-mode="lr-tb">
        <style:background-image/>
      </style:table-properties>
    </style:style>
    <style:style style:name="Table26.A" style:family="table-column">
      <style:table-column-properties style:column-width="1.3688in"/>
    </style:style>
    <style:style style:name="Table26.B" style:family="table-column">
      <style:table-column-properties style:column-width="5.041in"/>
    </style:style>
    <style:style style:name="Table26.1" style:family="table-row">
      <style:table-row-properties fo:keep-together="auto"/>
    </style:style>
    <style:style style:name="Table26.A1" style:family="table-cell">
      <style:table-cell-properties fo:background-color="transparent" fo:padding="0.075in" fo:border="none">
        <style:background-image/>
      </style:table-cell-properties>
    </style:style>
    <style:style style:name="Table42" style:family="table">
      <style:table-properties style:width="2.0389in" fo:margin-left="0.491in" table:align="left" fo:keep-with-next="always" style:writing-mode="lr-tb"/>
    </style:style>
    <style:style style:name="Table42.A" style:family="table-column">
      <style:table-column-properties style:column-width="0.5507in"/>
    </style:style>
    <style:style style:name="Table42.B" style:family="table-column">
      <style:table-column-properties style:column-width="1.4882in"/>
    </style:style>
    <style:style style:name="Table42.A1" style:family="table-cell">
      <style:table-cell-properties fo:padding="0.0382in" fo:border="none"/>
    </style:style>
    <style:style style:name="Table27" style:family="table">
      <style:table-properties style:width="6.9222in" style:rel-width="100%" fo:margin-left="0.425in" fo:margin-top="0in" fo:margin-bottom="0in" table:align="left" style:writing-mode="lr-tb"/>
    </style:style>
    <style:style style:name="Table27.A" style:family="table-column">
      <style:table-column-properties style:column-width="0.7035in" style:rel-column-width="6658*"/>
    </style:style>
    <style:style style:name="Table27.B" style:family="table-column">
      <style:table-column-properties style:column-width="6.2188in" style:rel-column-width="58876*"/>
    </style:style>
    <style:style style:name="Table27.1" style:family="table-row">
      <style:table-row-properties fo:keep-together="auto"/>
    </style:style>
    <style:style style:name="Table27.A1" style:family="table-cell">
      <style:table-cell-properties fo:padding-left="0.075in" fo:padding-right="0.075in" fo:padding-top="0in" fo:padding-bottom="0in" fo:border="none"/>
    </style:style>
    <style:style style:name="Table30" style:family="table">
      <style:table-properties style:width="5.9972in" fo:margin-left="0.4215in" fo:margin-top="0in" fo:margin-bottom="0in" table:align="left" fo:keep-with-next="always" style:writing-mode="lr-tb"/>
    </style:style>
    <style:style style:name="Table30.A" style:family="table-column">
      <style:table-column-properties style:column-width="0.9375in"/>
    </style:style>
    <style:style style:name="Table30.B" style:family="table-column">
      <style:table-column-properties style:column-width="5.0597in"/>
    </style:style>
    <style:style style:name="Table30.1" style:family="table-row">
      <style:table-row-properties fo:keep-together="auto"/>
    </style:style>
    <style:style style:name="Table30.A1" style:family="table-cell">
      <style:table-cell-properties fo:padding="0.075in" fo:border="none"/>
    </style:style>
    <style:style style:name="Table28" style:family="table">
      <style:table-properties style:width="5.5306in" fo:margin-left="0in" fo:margin-top="0in" fo:margin-bottom="0in" table:align="left" style:writing-mode="lr-tb"/>
    </style:style>
    <style:style style:name="Table28.A" style:family="table-column">
      <style:table-column-properties style:column-width="1.5458in"/>
    </style:style>
    <style:style style:name="Table28.B" style:family="table-column">
      <style:table-column-properties style:column-width="3.9847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a"/>
    </style:style>
    <style:style style:name="Table29" style:family="table">
      <style:table-properties style:width="5.0667in" fo:margin-left="0in" fo:margin-top="0in" fo:margin-bottom="0in" table:align="left" style:writing-mode="lr-tb"/>
    </style:style>
    <style:style style:name="Table29.A" style:family="table-column">
      <style:table-column-properties style:column-width="1.691in"/>
    </style:style>
    <style:style style:name="Table29.B" style:family="table-column">
      <style:table-column-properties style:column-width="3.3757in"/>
    </style:style>
    <style:style style:name="Table29.1" style:family="table-row">
      <style:table-row-properties fo:keep-together="auto"/>
    </style:style>
    <style:style style:name="Table29.A1" style:family="table-cell">
      <style:table-cell-properties fo:padding-left="0.075in" fo:padding-right="0.075in" fo:padding-top="0in" fo:padding-bottom="0in" fo:border="0.5pt solid #00000a"/>
    </style:style>
    <style:style style:name="Table31" style:family="table">
      <style:table-properties style:width="6.7486in" fo:margin-left="0.4215in" fo:margin-top="0in" fo:margin-bottom="0in" table:align="left" fo:keep-with-next="always" style:writing-mode="lr-tb"/>
    </style:style>
    <style:style style:name="Table31.A" style:family="table-column">
      <style:table-column-properties style:column-width="1.2646in"/>
    </style:style>
    <style:style style:name="Table31.B" style:family="table-column">
      <style:table-column-properties style:column-width="5.484in"/>
    </style:style>
    <style:style style:name="Table31.1" style:family="table-row">
      <style:table-row-properties fo:keep-together="auto"/>
    </style:style>
    <style:style style:name="Table31.A1" style:family="table-cell">
      <style:table-cell-properties fo:padding="0.075in" fo:border="none"/>
    </style:style>
    <style:style style:name="Table32" style:family="table">
      <style:table-properties style:width="6.9222in" style:rel-width="100%" fo:margin-left="0.425in" fo:margin-top="0in" fo:margin-bottom="0in" table:align="left" style:writing-mode="lr-tb"/>
    </style:style>
    <style:style style:name="Table32.A" style:family="table-column">
      <style:table-column-properties style:column-width="1.5681in" style:rel-column-width="14843*"/>
    </style:style>
    <style:style style:name="Table32.B" style:family="table-column">
      <style:table-column-properties style:column-width="5.3542in" style:rel-column-width="50691*"/>
    </style:style>
    <style:style style:name="Table32.1" style:family="table-row">
      <style:table-row-properties fo:keep-together="auto"/>
    </style:style>
    <style:style style:name="Table32.A1" style:family="table-cell">
      <style:table-cell-properties fo:padding-left="0.075in" fo:padding-right="0.075in" fo:padding-top="0in" fo:padding-bottom="0in" fo:border="none"/>
    </style:style>
    <style:style style:name="Table7" style:family="table">
      <style:table-properties style:width="6.8222in" fo:margin-left="0in" fo:margin-right="0.1in" table:align="margins" fo:keep-with-next="always" style:writing-mode="lr-tb"/>
    </style:style>
    <style:style style:name="Table7.A" style:family="table-column">
      <style:table-column-properties style:column-width="1.7333in" style:rel-column-width="16651*"/>
    </style:style>
    <style:style style:name="Table7.B" style:family="table-column">
      <style:table-column-properties style:column-width="1.85in" style:rel-column-width="17770*"/>
    </style:style>
    <style:style style:name="Table7.C" style:family="table-column">
      <style:table-column-properties style:column-width="0.2021in" style:rel-column-width="1943*"/>
    </style:style>
    <style:style style:name="Table7.D" style:family="table-column">
      <style:table-column-properties style:column-width="3.0368in" style:rel-column-width="29171*"/>
    </style:style>
    <style:style style:name="Table7.A1" style:family="table-cell">
      <style:table-cell-properties fo:padding="0.0382in" fo:border="none"/>
    </style:style>
    <style:style style:name="Table33" style:family="table">
      <style:table-properties style:width="6.3028in" fo:margin-left="0.3722in" fo:margin-top="0in" fo:margin-bottom="0in" table:align="left" fo:keep-with-next="always" style:writing-mode="lr-tb"/>
    </style:style>
    <style:style style:name="Table33.A" style:family="table-column">
      <style:table-column-properties style:column-width="0.4389in"/>
    </style:style>
    <style:style style:name="Table33.B" style:family="table-column">
      <style:table-column-properties style:column-width="1.3465in"/>
    </style:style>
    <style:style style:name="Table33.C" style:family="table-column">
      <style:table-column-properties style:column-width="4.5174in"/>
    </style:style>
    <style:style style:name="Table33.1" style:family="table-row">
      <style:table-row-properties fo:keep-together="auto"/>
    </style:style>
    <style:style style:name="Table33.A1" style:family="table-cell">
      <style:table-cell-properties fo:background-color="transparent" fo:padding="0.075in" fo:border="none">
        <style:background-image/>
      </style:table-cell-properties>
    </style:style>
    <style:style style:name="Table34" style:family="table">
      <style:table-properties style:width="6.5188in" fo:margin-left="0.425in" fo:margin-top="0in" fo:margin-bottom="0in" table:align="left" fo:keep-with-next="always" style:writing-mode="lr-tb"/>
    </style:style>
    <style:style style:name="Table34.A" style:family="table-column">
      <style:table-column-properties style:column-width="0.8167in"/>
    </style:style>
    <style:style style:name="Table34.B" style:family="table-column">
      <style:table-column-properties style:column-width="5.7021in"/>
    </style:style>
    <style:style style:name="Table34.1" style:family="table-row">
      <style:table-row-properties fo:keep-together="always"/>
    </style:style>
    <style:style style:name="Table34.A1" style:family="table-cell">
      <style:table-cell-properties fo:padding-left="0.075in" fo:padding-right="0.075in" fo:padding-top="0in" fo:padding-bottom="0in" fo:border="none"/>
    </style:style>
    <style:style style:name="Table35" style:family="table">
      <style:table-properties style:width="6.45in" fo:margin-left="0.425in" fo:margin-top="0in" fo:margin-bottom="0in" table:align="left" style:writing-mode="lr-tb"/>
    </style:style>
    <style:style style:name="Table35.A" style:family="table-column">
      <style:table-column-properties style:column-width="0.6396in"/>
    </style:style>
    <style:style style:name="Table35.B" style:family="table-column">
      <style:table-column-properties style:column-width="2.5799in"/>
    </style:style>
    <style:style style:name="Table35.C" style:family="table-column">
      <style:table-column-properties style:column-width="3.2306in"/>
    </style:style>
    <style:style style:name="Table35.1" style:family="table-row">
      <style:table-row-properties fo:keep-together="auto"/>
    </style:style>
    <style:style style:name="Table35.A1" style:family="table-cell">
      <style:table-cell-properties fo:background-color="transparent" fo:padding="0.075in" fo:border="none">
        <style:background-image/>
      </style:table-cell-properties>
    </style:style>
    <style:style style:name="Table36" style:family="table">
      <style:table-properties style:width="6.9222in" style:rel-width="100%" fo:margin-left="0.4215in" fo:margin-top="0in" fo:margin-bottom="0in" table:align="left" style:writing-mode="lr-tb"/>
    </style:style>
    <style:style style:name="Table36.A" style:family="table-column">
      <style:table-column-properties style:column-width="0.5299in" style:rel-column-width="5019*"/>
    </style:style>
    <style:style style:name="Table36.B" style:family="table-column">
      <style:table-column-properties style:column-width="6.3924in" style:rel-column-width="60515*"/>
    </style:style>
    <style:style style:name="Table36.1" style:family="table-row">
      <style:table-row-properties fo:keep-together="auto"/>
    </style:style>
    <style:style style:name="Table36.A1" style:family="table-cell">
      <style:table-cell-properties fo:padding="0.075in" fo:border="none"/>
    </style:style>
    <style:style style:name="Table37" style:family="table">
      <style:table-properties style:width="6.9222in" style:rel-width="100%" fo:margin-left="0.4215in" fo:margin-top="0in" fo:margin-bottom="0in" table:align="left" style:writing-mode="lr-tb"/>
    </style:style>
    <style:style style:name="Table37.A" style:family="table-column">
      <style:table-column-properties style:column-width="0.5236in" style:rel-column-width="4954*"/>
    </style:style>
    <style:style style:name="Table37.B" style:family="table-column">
      <style:table-column-properties style:column-width="6.3986in" style:rel-column-width="60580*"/>
    </style:style>
    <style:style style:name="Table37.1" style:family="table-row">
      <style:table-row-properties fo:keep-together="auto"/>
    </style:style>
    <style:style style:name="Table37.A1" style:family="table-cell">
      <style:table-cell-properties fo:padding="0.075in" fo:border="none"/>
    </style:style>
    <style:style style:name="Table38" style:family="table">
      <style:table-properties style:width="6.9222in" style:rel-width="100%" fo:margin-left="0.4215in" fo:margin-top="0in" fo:margin-bottom="0in" table:align="left" style:writing-mode="lr-tb"/>
    </style:style>
    <style:style style:name="Table38.A" style:family="table-column">
      <style:table-column-properties style:column-width="0.5792in" style:rel-column-width="723*"/>
    </style:style>
    <style:style style:name="Table38.B" style:family="table-column">
      <style:table-column-properties style:column-width="6.3431in" style:rel-column-width="7917*"/>
    </style:style>
    <style:style style:name="Table38.1" style:family="table-row">
      <style:table-row-properties fo:keep-together="auto"/>
    </style:style>
    <style:style style:name="Table38.A1" style:family="table-cell">
      <style:table-cell-properties fo:padding="0.0382in" fo:border="none"/>
    </style:style>
    <style:style style:name="Table39" style:family="table">
      <style:table-properties style:width="6.9222in" style:rel-width="100%" fo:margin-left="0.4215in" fo:margin-top="0in" fo:margin-bottom="0in" table:align="left" fo:keep-with-next="always" style:writing-mode="lr-tb"/>
    </style:style>
    <style:style style:name="Table39.A" style:family="table-column">
      <style:table-column-properties style:column-width="1.2243in" style:rel-column-width="11593*"/>
    </style:style>
    <style:style style:name="Table39.B" style:family="table-column">
      <style:table-column-properties style:column-width="5.6979in" style:rel-column-width="53941*"/>
    </style:style>
    <style:style style:name="Table39.1" style:family="table-row">
      <style:table-row-properties fo:keep-together="auto"/>
    </style:style>
    <style:style style:name="Table39.A1" style:family="table-cell">
      <style:table-cell-properties fo:padding="0.0382in" fo:border="none"/>
    </style:style>
    <style:style style:name="Table40" style:family="table">
      <style:table-properties style:width="5.9458in" fo:margin-left="0.4188in" fo:margin-top="0in" fo:margin-bottom="0in" fo:break-before="auto" fo:break-after="auto" table:align="left" fo:keep-with-next="auto" style:writing-mode="lr-tb"/>
    </style:style>
    <style:style style:name="Table40.A" style:family="table-column">
      <style:table-column-properties style:column-width="1.1215in"/>
    </style:style>
    <style:style style:name="Table40.B" style:family="table-column">
      <style:table-column-properties style:column-width="2.4528in"/>
    </style:style>
    <style:style style:name="Table40.C" style:family="table-column">
      <style:table-column-properties style:column-width="2.3715in"/>
    </style:style>
    <style:style style:name="Table40.1" style:family="table-row">
      <style:table-row-properties style:min-row-height="0.2486in" fo:keep-together="always"/>
    </style:style>
    <style:style style:name="Table40.A1" style:family="table-cell">
      <style:table-cell-properties fo:background-color="transparent" fo:padding="0.075in" fo:border="none">
        <style:background-image/>
      </style:table-cell-properties>
    </style:style>
    <style:style style:name="Table40.2" style:family="table-row">
      <style:table-row-properties fo:keep-together="always"/>
    </style:style>
    <style:style style:name="Table40.3" style:family="table-row">
      <style:table-row-properties fo:keep-together="always"/>
    </style:style>
    <style:style style:name="Table40.4" style:family="table-row">
      <style:table-row-properties fo:keep-together="always"/>
    </style:style>
    <style:style style:name="Table40.5" style:family="table-row">
      <style:table-row-properties fo:keep-together="always"/>
    </style:style>
    <style:style style:name="Table40.6" style:family="table-row">
      <style:table-row-properties fo:keep-together="always"/>
    </style:style>
    <style:style style:name="Table40.7" style:family="table-row">
      <style:table-row-properties fo:keep-together="always"/>
    </style:style>
    <style:style style:name="Table40.8" style:family="table-row">
      <style:table-row-properties fo:keep-together="always"/>
    </style:style>
    <style:style style:name="Table40.9" style:family="table-row">
      <style:table-row-properties fo:keep-together="always"/>
    </style:style>
    <style:style style:name="Table40.10" style:family="table-row">
      <style:table-row-properties fo:keep-together="always"/>
    </style:style>
    <style:style style:name="Table40.11" style:family="table-row">
      <style:table-row-properties fo:keep-together="always"/>
    </style:style>
    <style:style style:name="Table40.12" style:family="table-row">
      <style:table-row-properties fo:keep-together="always"/>
    </style:style>
    <style:style style:name="Table40.13" style:family="table-row">
      <style:table-row-properties fo:keep-together="always"/>
    </style:style>
    <style:style style:name="Table40.14" style:family="table-row">
      <style:table-row-properties fo:keep-together="always"/>
    </style:style>
    <style:style style:name="Table40.15" style:family="table-row">
      <style:table-row-properties fo:keep-together="always"/>
    </style:style>
    <style:style style:name="Table40.16" style:family="table-row">
      <style:table-row-properties fo:keep-together="always"/>
    </style:style>
    <style:style style:name="Table40.17" style:family="table-row">
      <style:table-row-properties fo:keep-together="always"/>
    </style:style>
    <style:style style:name="Table40.18" style:family="table-row">
      <style:table-row-properties fo:keep-together="always"/>
    </style:style>
    <style:style style:name="Table40.19" style:family="table-row">
      <style:table-row-properties fo:keep-together="always"/>
    </style:style>
    <style:style style:name="Table40.20" style:family="table-row">
      <style:table-row-properties fo:keep-together="always"/>
    </style:style>
    <style:style style:name="Table40.21" style:family="table-row">
      <style:table-row-properties fo:keep-together="always"/>
    </style:style>
    <style:style style:name="Table40.22" style:family="table-row">
      <style:table-row-properties fo:keep-together="always"/>
    </style:style>
    <style:style style:name="Table40.23" style:family="table-row">
      <style:table-row-properties fo:keep-together="always"/>
    </style:style>
    <style:style style:name="Table40.24" style:family="table-row">
      <style:table-row-properties fo:keep-together="always"/>
    </style:style>
    <style:style style:name="Table40.25" style:family="table-row">
      <style:table-row-properties fo:keep-together="always"/>
    </style:style>
    <style:style style:name="Table40.26" style:family="table-row">
      <style:table-row-properties fo:keep-together="always"/>
    </style:style>
    <style:style style:name="Table40.27" style:family="table-row">
      <style:table-row-properties fo:keep-together="always"/>
    </style:style>
    <style:style style:name="Table40.28" style:family="table-row">
      <style:table-row-properties fo:keep-together="always"/>
    </style:style>
    <style:style style:name="Table40.29" style:family="table-row">
      <style:table-row-properties fo:keep-together="always"/>
    </style:style>
    <style:style style:name="Table15" style:family="table">
      <style:table-properties style:width="6.9222in" table:align="margins" fo:keep-with-next="auto" style:writing-mode="lr-tb"/>
    </style:style>
    <style:style style:name="Table15.A" style:family="table-column">
      <style:table-column-properties style:column-width="2.3076in" style:rel-column-width="21847*"/>
    </style:style>
    <style:style style:name="Table15.B" style:family="table-column">
      <style:table-column-properties style:column-width="4.6146in" style:rel-column-width="43688*"/>
    </style:style>
    <style:style style:name="Table15.A1" style:family="table-cell">
      <style:table-cell-properties fo:padding="0.0382in" fo:border="none"/>
    </style:style>
    <style:style style:name="Table41" style:family="table">
      <style:table-properties style:width="6.3681in" style:rel-width="92%" fo:margin-left="0.491in" fo:margin-top="0in" fo:margin-bottom="0in" table:align="left" style:writing-mode="lr-tb"/>
    </style:style>
    <style:style style:name="Table41.A" style:family="table-column">
      <style:table-column-properties style:column-width="6.3681in" style:rel-column-width="7948*"/>
    </style:style>
    <style:style style:name="Table41.1" style:family="table-row">
      <style:table-row-properties fo:keep-together="auto"/>
    </style:style>
    <style:style style:name="Table41.A1" style:family="table-cell">
      <style:table-cell-properties fo:padding="0.0694in" fo:border="1pt solid #000001"/>
    </style:style>
    <style:style style:name="P1"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text-properties officeooo:rsid="009aafde" officeooo:paragraph-rsid="009aafde"/>
    </style:style>
    <style:style style:name="P2"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style>
    <style:style style:name="P3"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text-properties officeooo:rsid="009c45b4" officeooo:paragraph-rsid="009c45b4"/>
    </style:style>
    <style:style style:name="P4" style:family="paragraph" style:parent-style-name="Standard">
      <style:paragraph-properties fo:margin-left="0in" fo:margin-right="0in" fo:margin-top="0in" fo:margin-bottom="0in" loext:contextual-spacing="false" fo:line-height="100%" fo:keep-together="always" fo:text-indent="0in" style:auto-text-indent="false"/>
      <style:text-properties style:font-name="DejaVu Serif1" fo:font-style="italic" fo:font-weight="bold" style:font-name-asian="Times New Roman2" style:font-style-asian="italic" style:font-weight-asian="bold" style:font-name-complex="Times New Roman2" style:font-style-complex="italic"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style="italic" fo:font-weight="bold" style:font-style-asian="italic" style:font-weight-asian="bold" style:font-style-complex="italic" style:font-weight-complex="bold"/>
    </style:style>
    <style:style style:name="P6" style:family="paragraph" style:parent-style-name="Table_20_Contents">
      <style:paragraph-properties fo:margin-left="0in" fo:margin-right="0in" fo:margin-top="0in" fo:margin-bottom="0in" loext:contextual-spacing="false" fo:line-height="100%" fo:orphans="3" fo:widows="3" fo:text-indent="0in" style:auto-text-indent="false" style:shadow="none" style:writing-mode="lr-tb">
        <style:tab-stops/>
      </style:paragraph-properties>
    </style:style>
    <style:style style:name="P7" style:family="paragraph" style:parent-style-name="Table_20_Contents">
      <style:paragraph-properties fo:margin-left="0in" fo:margin-right="0in" fo:margin-top="0in" fo:margin-bottom="0in" loext:contextual-spacing="false" fo:line-height="100%" fo:orphans="3" fo:widows="3" fo:text-indent="0in" style:auto-text-indent="false" style:shadow="none" style:writing-mode="lr-tb">
        <style:tab-stops/>
      </style:paragraph-properties>
      <style:text-properties officeooo:paragraph-rsid="006018f0"/>
    </style:style>
    <style:style style:name="P8" style:family="paragraph" style:parent-style-name="Table_20_Contents">
      <style:paragraph-properties fo:margin-left="0in" fo:margin-right="0in" fo:margin-top="0in" fo:margin-bottom="0in" loext:contextual-spacing="false" fo:line-height="100%" fo:orphans="3" fo:widows="3" fo:text-indent="0in" style:auto-text-indent="false" style:shadow="none" style:writing-mode="lr-tb">
        <style:tab-stops/>
      </style:paragraph-properties>
      <style:text-properties officeooo:rsid="002529fc" officeooo:paragraph-rsid="002529fc" style:font-size-asian="12pt" style:font-size-complex="12pt"/>
    </style:style>
    <style:style style:name="P9" style:family="paragraph" style:parent-style-name="Table_20_Contents">
      <style:paragraph-properties fo:margin-left="0in" fo:margin-right="0in" fo:margin-top="0in" fo:margin-bottom="0in" loext:contextual-spacing="false" fo:line-height="100%" fo:orphans="3" fo:widows="3" fo:text-indent="0in" style:auto-text-indent="false" style:shadow="none" style:writing-mode="lr-tb"/>
      <style:text-properties fo:color="#000000" style:font-name="DejaVu Serif" fo:font-size="10pt" fo:background-color="#ffffff" style:font-name-asian="Arial1" style:font-name-complex="Arial1"/>
    </style:style>
    <style:style style:name="P10" style:family="paragraph" style:parent-style-name="Table_20_Heading">
      <style:paragraph-properties fo:margin-left="0in" fo:margin-right="0in" fo:margin-top="0in" fo:margin-bottom="0in" loext:contextual-spacing="false" fo:line-height="100%" fo:orphans="3" fo:widows="3" fo:text-indent="0in" style:auto-text-indent="false" style:shadow="none" style:writing-mode="lr-tb"/>
      <style:text-properties fo:color="#000000" style:font-name="DejaVu Serif" fo:font-size="10pt" fo:background-color="#ffffff" style:font-name-asian="Arial1" style:font-name-complex="Arial1"/>
    </style:style>
    <style:style style:name="P11" style:family="paragraph" style:parent-style-name="Standard">
      <style:paragraph-properties fo:margin-left="0in" fo:margin-right="0in" fo:margin-top="0in" fo:margin-bottom="0in" loext:contextual-spacing="false" fo:line-height="100%" fo:orphans="3" fo:widows="3" fo:text-indent="0in" style:auto-text-indent="false" style:shadow="none" style:writing-mode="lr-tb">
        <style:tab-stops/>
      </style:paragraph-properties>
    </style:style>
    <style:style style:name="P12" style:family="paragraph" style:parent-style-name="Standard">
      <style:paragraph-properties fo:margin-left="0in" fo:margin-right="0in" fo:margin-top="0in" fo:margin-bottom="0in" loext:contextual-spacing="false" fo:line-height="100%" fo:orphans="3" fo:widows="3" fo:text-indent="0in" style:auto-text-indent="false" style:shadow="none" style:writing-mode="lr-tb">
        <style:tab-stops/>
      </style:paragraph-properties>
      <style:text-properties officeooo:paragraph-rsid="005e775d"/>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keep-together="always" fo:text-indent="0in" style:auto-text-indent="false"/>
    </style:style>
    <style:style style:name="P15" style:family="paragraph" style:parent-style-name="Standard">
      <style:paragraph-properties fo:margin-left="0in" fo:margin-right="0in" fo:keep-together="always" fo:text-indent="0in" style:auto-text-indent="false"/>
      <style:text-properties officeooo:paragraph-rsid="00648ca6"/>
    </style:style>
    <style:style style:name="P16" style:family="paragraph" style:parent-style-name="Standard">
      <style:paragraph-properties fo:margin-left="0in" fo:margin-right="0in" fo:keep-together="always" fo:text-indent="0in" style:auto-text-indent="false"/>
      <style:text-properties officeooo:paragraph-rsid="00677fb1"/>
    </style:style>
    <style:style style:name="P17" style:family="paragraph" style:parent-style-name="Standard">
      <style:paragraph-properties fo:margin-left="0in" fo:margin-right="0in" fo:keep-together="always" fo:text-indent="0in" style:auto-text-indent="false"/>
      <style:text-properties officeooo:paragraph-rsid="006bdaa8"/>
    </style:style>
    <style:style style:name="P18" style:family="paragraph" style:parent-style-name="Standard">
      <style:paragraph-properties fo:margin-left="0in" fo:margin-right="0in" fo:keep-together="always" fo:text-indent="0in" style:auto-text-indent="false"/>
      <style:text-properties officeooo:paragraph-rsid="00aae6e2"/>
    </style:style>
    <style:style style:name="P19" style:family="paragraph" style:parent-style-name="Standard">
      <style:paragraph-properties fo:margin-left="0in" fo:margin-right="0in" fo:line-height="200%" fo:text-align="center" style:justify-single-word="false" fo:text-indent="0in" style:auto-text-indent="false"/>
      <style:text-properties fo:font-size="12pt" style:font-size-asian="12pt" style:font-size-complex="12pt"/>
    </style:style>
    <style:style style:name="P20" style:family="paragraph" style:parent-style-name="Standard">
      <style:paragraph-properties fo:margin-left="0in" fo:margin-right="0in" fo:line-height="200%" fo:text-align="start" style:justify-single-word="false" fo:text-indent="0in" style:auto-text-indent="false"/>
      <style:text-properties fo:font-size="12pt" fo:font-style="italic" officeooo:rsid="0088086a" officeooo:paragraph-rsid="0088086a" style:font-size-asian="12pt" style:font-style-asian="italic" style:font-size-complex="12pt" style:font-style-complex="italic"/>
    </style:style>
    <style:style style:name="P21" style:family="paragraph" style:parent-style-name="Standard">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22" style:family="paragraph" style:parent-style-name="Standard">
      <style:paragraph-properties fo:margin-left="0in" fo:margin-right="0in" fo:text-indent="0in" style:auto-text-indent="false"/>
      <style:text-properties fo:font-weight="bold" style:font-weight-asian="bold"/>
    </style:style>
    <style:style style:name="P23" style:family="paragraph" style:parent-style-name="Standard">
      <style:paragraph-properties fo:margin-left="0in" fo:margin-right="0in" fo:keep-together="always" fo:text-indent="0in" style:auto-text-indent="false"/>
      <style:text-properties fo:font-weight="bold"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25" style:family="paragraph" style:parent-style-name="Standard">
      <style:paragraph-properties fo:margin-left="0in" fo:margin-right="0in" fo:text-indent="0in" style:auto-text-indent="false"/>
      <style:text-properties style:font-name="Courier New1" style:font-name-complex="Courier New3"/>
    </style:style>
    <style:style style:name="P26" style:family="paragraph" style:parent-style-name="Standard">
      <style:paragraph-properties fo:margin-left="0in" fo:margin-right="0in" fo:keep-together="always" fo:text-indent="0in" style:auto-text-indent="false"/>
      <style:text-properties style:font-name="Courier New1" style:font-name-complex="Courier New3"/>
    </style:style>
    <style:style style:name="P27" style:family="paragraph" style:parent-style-name="Standard">
      <style:paragraph-properties fo:margin-left="0in" fo:margin-right="0in" fo:keep-together="always" fo:text-indent="0in" style:auto-text-indent="false"/>
      <style:text-properties style:font-name="Courier New1" officeooo:paragraph-rsid="00648ca6" style:font-name-complex="Courier New3"/>
    </style:style>
    <style:style style:name="P28" style:family="paragraph" style:parent-style-name="Standard">
      <style:paragraph-properties fo:margin-left="0in" fo:margin-right="0in" fo:keep-together="always" fo:text-indent="0in" style:auto-text-indent="false"/>
      <style:text-properties style:font-name="Courier New1" officeooo:rsid="00648ca6" officeooo:paragraph-rsid="00648ca6" style:font-name-complex="Courier New3"/>
    </style:style>
    <style:style style:name="P29" style:family="paragraph" style:parent-style-name="Standard">
      <style:paragraph-properties fo:margin-left="0in" fo:margin-right="0in" fo:text-indent="0in" style:auto-text-indent="false"/>
      <style:text-properties style:font-name="Courier New1" fo:font-weight="bold" style:font-name-asian="Courier New3" style:font-weight-asian="bold" style:font-name-complex="Courier New3" style:font-weight-complex="bold"/>
    </style:style>
    <style:style style:name="P30" style:family="paragraph" style:parent-style-name="Standard">
      <style:paragraph-properties fo:margin-left="0in" fo:margin-right="0in" fo:text-indent="0in" style:auto-text-indent="false"/>
      <style:text-properties style:font-name="Courier 10 Pitch1"/>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3" style:family="paragraph" style:parent-style-name="Standard">
      <style:paragraph-properties fo:margin-left="0in" fo:margin-right="0in" fo:keep-together="always" fo:text-indent="0in" style:auto-text-indent="false"/>
      <style:text-properties fo:font-style="italic" fo:font-weight="bold" style:font-style-asian="italic" style:font-weight-asian="bold" style:font-style-complex="italic" style:font-weight-complex="bold"/>
    </style:style>
    <style:style style:name="P34" style:family="paragraph" style:parent-style-name="Standard">
      <style:paragraph-properties fo:margin-left="0in" fo:margin-right="0in" fo:keep-together="always" fo:text-indent="0in" style:auto-text-indent="false"/>
      <style:text-properties style:use-window-font-color="true" style:font-name="DejaVu Serif1" fo:font-weight="normal" style:font-name-asian="Times New Roman2" style:font-weight-asian="normal" style:font-name-complex="Times New Roman2" style:font-weight-complex="normal"/>
    </style:style>
    <style:style style:name="P35" style:family="paragraph" style:parent-style-name="Standard">
      <style:paragraph-properties fo:margin-left="0in" fo:margin-right="0in" fo:keep-together="always" fo:text-indent="0in" style:auto-text-indent="false"/>
      <style:text-properties style:use-window-font-color="true" style:font-name="DejaVu Serif1"/>
    </style:style>
    <style:style style:name="P36" style:family="paragraph" style:parent-style-name="Standard">
      <style:paragraph-properties fo:margin-left="0in" fo:margin-right="0in" fo:text-indent="0in" style:auto-text-indent="false">
        <style:tab-stops>
          <style:tab-stop style:position="6.6874in" style:type="right"/>
          <style:tab-stop style:position="6.75in" style:type="right"/>
        </style:tab-stops>
      </style:paragraph-properties>
    </style:style>
    <style:style style:name="P37" style:family="paragraph" style:parent-style-name="Standard">
      <style:paragraph-properties fo:margin-left="0in" fo:margin-right="0in" fo:keep-together="always" fo:text-indent="0in" style:auto-text-indent="false"/>
      <style:text-properties style:font-name="Cambria" fo:font-weight="normal" style:font-name-asian="Times New Roman2" style:font-weight-asian="normal" style:font-name-complex="Times New Roman2" style:font-weight-complex="normal"/>
    </style:style>
    <style:style style:name="P38" style:family="paragraph" style:parent-style-name="Standard">
      <style:paragraph-properties fo:margin-left="0in" fo:margin-right="0in" fo:keep-together="always" fo:text-indent="0in" style:auto-text-indent="false"/>
      <style:text-properties style:font-name="Cambria" fo:font-weight="normal" officeooo:rsid="002a8cb8" officeooo:paragraph-rsid="002a8cb8" style:font-name-asian="Times New Roman2" style:font-weight-asian="normal" style:font-name-complex="Times New Roman2" style:font-weight-complex="normal"/>
    </style:style>
    <style:style style:name="P39" style:family="paragraph" style:parent-style-name="Standard">
      <style:paragraph-properties fo:margin-left="0in" fo:margin-right="0in" fo:keep-together="always" fo:text-indent="0in" style:auto-text-indent="false"/>
      <style:text-properties officeooo:rsid="002a8cb8" officeooo:paragraph-rsid="002a8cb8"/>
    </style:style>
    <style:style style:name="P40" style:family="paragraph" style:parent-style-name="Standard">
      <style:paragraph-properties fo:margin-left="0in" fo:margin-right="0in" fo:text-indent="0in" style:auto-text-indent="false"/>
      <style:text-properties officeooo:paragraph-rsid="005e775d"/>
    </style:style>
    <style:style style:name="P41" style:family="paragraph" style:parent-style-name="Standard">
      <style:paragraph-properties fo:margin-left="0in" fo:margin-right="0in" fo:text-indent="0in" style:auto-text-indent="false"/>
      <style:text-properties officeooo:paragraph-rsid="00648ca6"/>
    </style:style>
    <style:style style:name="P42" style:family="paragraph" style:parent-style-name="Standard">
      <style:paragraph-properties fo:margin-left="0in" fo:margin-right="0in" fo:text-indent="0in" style:auto-text-indent="false"/>
      <style:text-properties officeooo:paragraph-rsid="0065cbb6"/>
    </style:style>
    <style:style style:name="P43" style:family="paragraph" style:parent-style-name="Standard">
      <style:paragraph-properties fo:margin-left="0in" fo:margin-right="0in" fo:text-indent="0in" style:auto-text-indent="false"/>
      <style:text-properties officeooo:paragraph-rsid="00677fb1"/>
    </style:style>
    <style:style style:name="P44" style:family="paragraph" style:parent-style-name="Standard">
      <style:paragraph-properties fo:margin-left="0in" fo:margin-right="0in" fo:keep-together="always" fo:text-indent="0in" style:auto-text-indent="false"/>
      <style:text-properties officeooo:rsid="00677fb1" officeooo:paragraph-rsid="00677fb1"/>
    </style:style>
    <style:style style:name="P45" style:family="paragraph" style:parent-style-name="Standard">
      <style:paragraph-properties fo:margin-left="0in" fo:margin-right="0in" fo:text-indent="0in" style:auto-text-indent="false"/>
      <style:text-properties officeooo:rsid="00677fb1" officeooo:paragraph-rsid="00677fb1"/>
    </style:style>
    <style:style style:name="P46" style:family="paragraph" style:parent-style-name="Standard">
      <style:paragraph-properties fo:margin-left="0in" fo:margin-right="0in" fo:keep-together="always" fo:text-indent="0in" style:auto-text-indent="false"/>
      <style:text-properties officeooo:rsid="0068960c" officeooo:paragraph-rsid="006a2b58"/>
    </style:style>
    <style:style style:name="P47" style:family="paragraph" style:parent-style-name="Standard">
      <style:paragraph-properties fo:margin-left="0in" fo:margin-right="0in" fo:text-indent="0in" style:auto-text-indent="false"/>
      <style:text-properties officeooo:rsid="0068960c" officeooo:paragraph-rsid="006a2b58"/>
    </style:style>
    <style:style style:name="P48" style:family="paragraph" style:parent-style-name="Standard">
      <style:paragraph-properties fo:margin-left="0in" fo:margin-right="0in" fo:text-indent="0in" style:auto-text-indent="false"/>
      <style:text-properties officeooo:rsid="006a2b58" officeooo:paragraph-rsid="006a2b58"/>
    </style:style>
    <style:style style:name="P49" style:family="paragraph" style:parent-style-name="Standard">
      <style:paragraph-properties fo:margin-left="0in" fo:margin-right="0in" fo:text-indent="0in" style:auto-text-indent="false"/>
      <style:text-properties officeooo:paragraph-rsid="006d2933"/>
    </style:style>
    <style:style style:name="P50" style:family="paragraph" style:parent-style-name="Standard">
      <style:paragraph-properties fo:margin-left="0in" fo:margin-right="0in" fo:text-indent="0in" style:auto-text-indent="false"/>
      <style:text-properties officeooo:paragraph-rsid="006dcc32"/>
    </style:style>
    <style:style style:name="P51" style:family="paragraph" style:parent-style-name="Standard">
      <style:paragraph-properties fo:margin-left="0in" fo:margin-right="0in" fo:text-indent="0in" style:auto-text-indent="false"/>
      <style:text-properties officeooo:paragraph-rsid="006de424"/>
    </style:style>
    <style:style style:name="P52" style:family="paragraph" style:parent-style-name="Standard">
      <style:paragraph-properties fo:margin-left="0in" fo:margin-right="0in" fo:text-indent="0in" style:auto-text-indent="false"/>
      <style:text-properties officeooo:paragraph-rsid="00744f60"/>
    </style:style>
    <style:style style:name="P53" style:family="paragraph" style:parent-style-name="Standard">
      <style:paragraph-properties fo:margin-left="0in" fo:margin-right="0in" fo:line-height="200%" fo:text-align="center" style:justify-single-word="false" fo:text-indent="0in" style:auto-text-indent="false"/>
      <style:text-properties fo:font-size="10.5pt" officeooo:paragraph-rsid="009d6886" style:font-size-asian="10.5pt" style:font-size-complex="10.5pt"/>
    </style:style>
    <style:style style:name="P54" style:family="paragraph" style:parent-style-name="Standard">
      <style:paragraph-properties fo:margin-left="0in" fo:margin-right="0in" fo:line-height="200%" fo:text-align="center" style:justify-single-word="false" fo:text-indent="0in" style:auto-text-indent="false"/>
      <style:text-properties fo:font-size="10.5pt" officeooo:paragraph-rsid="008adee7" style:font-size-asian="10.5pt" style:font-size-complex="10.5pt"/>
    </style:style>
    <style:style style:name="P55" style:family="paragraph" style:parent-style-name="Standard">
      <style:paragraph-properties fo:margin-left="0in" fo:margin-right="0in" fo:line-height="200%" fo:text-align="center" style:justify-single-word="false" fo:text-indent="0in" style:auto-text-indent="false"/>
      <style:text-properties fo:font-size="10.5pt" officeooo:rsid="0088086a" officeooo:paragraph-rsid="0088086a" style:font-size-asian="10.5pt" style:font-size-complex="10.5pt"/>
    </style:style>
    <style:style style:name="P56" style:family="paragraph" style:parent-style-name="Standard">
      <style:paragraph-properties fo:margin-left="0in" fo:margin-right="0in" fo:text-indent="0in" style:auto-text-indent="false" fo:keep-with-next="always"/>
    </style:style>
    <style:style style:name="P57" style:family="paragraph" style:parent-style-name="Standard">
      <style:paragraph-properties fo:margin-left="0in" fo:margin-right="0in" fo:keep-together="always" fo:text-indent="0in" style:auto-text-indent="false" fo:keep-with-next="always"/>
    </style:style>
    <style:style style:name="P58" style:family="paragraph" style:parent-style-name="Standard">
      <style:paragraph-properties fo:margin-left="0in" fo:margin-right="0in" fo:keep-together="always" fo:text-indent="0in" style:auto-text-indent="false" fo:keep-with-next="always"/>
      <style:text-properties officeooo:paragraph-rsid="006bdaa8"/>
    </style:style>
    <style:style style:name="P59" style:family="paragraph" style:parent-style-name="Standard">
      <style:paragraph-properties fo:margin-left="0in" fo:margin-right="0in" fo:text-align="start" style:justify-single-word="false" fo:text-indent="0in" style:auto-text-indent="false" fo:keep-with-next="always"/>
    </style:style>
    <style:style style:name="P60" style:family="paragraph" style:parent-style-name="Standard">
      <style:paragraph-properties fo:margin-left="0in" fo:margin-right="0in" fo:keep-together="always" fo:text-indent="0in" style:auto-text-indent="false" fo:keep-with-next="always"/>
      <style:text-properties style:use-window-font-color="true" style:font-name="DejaVu Serif1"/>
    </style:style>
    <style:style style:name="P61"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74pt solid #00000a"/>
    </style:style>
    <style:style style:name="P62" style:family="paragraph" style:parent-style-name="Text_20_body">
      <style:paragraph-properties fo:margin-left="0in" fo:margin-right="0in" fo:text-indent="0in" style:auto-text-indent="false"/>
    </style:style>
    <style:style style:name="P63" style:family="paragraph" style:parent-style-name="Table" style:master-page-name="">
      <style:paragraph-properties fo:margin-left="0in" fo:margin-right="0in" fo:margin-top="0.0835in" fo:margin-bottom="0.0835in" loext:contextual-spacing="false" fo:orphans="3" fo:widows="3" fo:text-indent="0in" style:auto-text-indent="false" style:page-number="auto" style:shadow="none" text:number-lines="false" text:line-number="0" style:writing-mode="lr-tb"/>
    </style:style>
    <style:style style:name="P64" style:family="paragraph" style:parent-style-name="Text_20_body">
      <style:paragraph-properties fo:margin-left="0in" fo:margin-right="0in" fo:margin-top="0in" fo:margin-bottom="0.15in" loext:contextual-spacing="false" fo:line-height="150%" fo:orphans="3" fo:widows="3" fo:text-indent="0in" style:auto-text-indent="false" style:shadow="none" style:writing-mode="lr-tb">
        <style:tab-stops/>
      </style:paragraph-properties>
    </style:style>
    <style:style style:name="P65" style:family="paragraph" style:parent-style-name="Heading">
      <style:paragraph-properties fo:margin-left="0in" fo:margin-right="0in" fo:margin-top="0.1665in" fo:margin-bottom="0.0835in" loext:contextual-spacing="false" fo:text-align="start" style:justify-single-word="false" fo:orphans="3" fo:widows="3" fo:text-indent="0in" style:auto-text-indent="false" style:shadow="none" fo:keep-with-next="always" style:writing-mode="lr-tb">
        <style:tab-stops/>
      </style:paragraph-properties>
      <style:text-properties fo:color="#000000" style:text-outline="false" style:text-line-through-style="none" style:text-line-through-type="none" style:font-name="DejaVu Serif2" fo:font-size="10pt" fo:font-style="italic" fo:text-shadow="none" style:text-underline-style="none" fo:font-weight="bold" officeooo:rsid="0029a8b7" officeooo:paragraph-rsid="0029a8b7" fo:background-color="#99ccff" style:font-size-asian="10pt" style:font-style-asian="italic" style:font-weight-asian="bold" style:font-size-complex="10pt" style:font-style-complex="italic" style:font-weight-complex="bold" style:text-overline-style="none" style:text-overline-color="font-color"/>
    </style:style>
    <style:style style:name="P66" style:family="paragraph" style:parent-style-name="Heading">
      <style:paragraph-properties fo:margin-left="0in" fo:margin-right="0in" fo:text-align="start" style:justify-single-word="false" fo:text-indent="0in" style:auto-text-indent="false"/>
      <style:text-properties fo:color="#000000" style:text-outline="false" style:text-line-through-style="none" style:text-line-through-type="none" style:font-name="DejaVu Serif2" fo:font-size="10pt" fo:font-style="italic" fo:text-shadow="none" style:text-underline-style="none" fo:font-weight="bold" officeooo:rsid="0029a8b7" officeooo:paragraph-rsid="0029a8b7" fo:background-color="#99ccff" style:font-size-asian="10pt" style:font-style-asian="italic" style:font-weight-asian="bold" style:font-size-complex="10pt" style:font-style-complex="italic" style:font-weight-complex="bold" style:text-overline-style="none" style:text-overline-color="font-color"/>
    </style:style>
    <style:style style:name="P67" style:family="paragraph" style:parent-style-name="Table">
      <style:paragraph-properties fo:margin-left="0in" fo:margin-right="0in" fo:text-indent="0in" style:auto-text-indent="false"/>
    </style:style>
    <style:style style:name="P68" style:family="paragraph" style:parent-style-name="Heading_20_1" style:master-page-name="">
      <loext:graphic-properties draw:fill="none"/>
      <style:paragraph-properties fo:margin-left="0in" fo:margin-right="0in" fo:margin-top="0.1665in" fo:margin-bottom="0.1665in" loext:contextual-spacing="false" fo:orphans="3" fo:widows="3" fo:text-indent="0in" style:auto-text-indent="false" style:page-number="auto" fo:break-before="page" fo:background-color="transparent" style:shadow="none" fo:keep-with-next="always" style:writing-mode="lr-tb">
        <style:tab-stops/>
      </style:paragraph-properties>
    </style:style>
    <style:style style:name="P69" style:family="paragraph" style:parent-style-name="Footer">
      <style:paragraph-properties fo:text-align="end" style:justify-single-word="false"/>
    </style:style>
    <style:style style:name="P70" style:family="paragraph" style:parent-style-name="Table_20_Contents">
      <style:paragraph-properties fo:margin-left="0.1252in" fo:margin-right="0in" fo:margin-top="0in" fo:margin-bottom="0in" loext:contextual-spacing="false" fo:line-height="100%" fo:orphans="3" fo:widows="3" fo:text-indent="0in" style:auto-text-indent="false" style:shadow="none" style:writing-mode="lr-tb">
        <style:tab-stops/>
      </style:paragraph-properties>
    </style:style>
    <style:style style:name="P71" style:family="paragraph" style:parent-style-name="Standard">
      <style:text-properties officeooo:rsid="00851f68" officeooo:paragraph-rsid="00851f68"/>
    </style:style>
    <style:style style:name="P72" style:family="paragraph" style:parent-style-name="Standard">
      <style:paragraph-properties fo:text-align="center" style:justify-single-word="false"/>
    </style:style>
    <style:style style:name="P73" style:family="paragraph" style:parent-style-name="Standard">
      <style:text-properties style:font-name="Courier New1" style:font-name-complex="Courier New3"/>
    </style:style>
    <style:style style:name="P74" style:family="paragraph" style:parent-style-name="Standard">
      <style:paragraph-properties fo:text-align="center" style:justify-single-word="false"/>
      <style:text-properties style:font-name="Courier New1" style:font-name-complex="Courier New3"/>
    </style:style>
    <style:style style:name="P75" style:family="paragraph" style:parent-style-name="Standard">
      <style:paragraph-properties>
        <style:tab-stops>
          <style:tab-stop style:position="6.75in" style:type="right"/>
        </style:tab-stops>
      </style:paragraph-properties>
      <style:text-properties style:font-name="Courier New1" style:font-name-complex="Courier New3"/>
    </style:style>
    <style:style style:name="P76" style:family="paragraph" style:parent-style-name="Standard">
      <style:text-properties style:font-name="Courier New1" style:font-name-asian="Courier New3" style:font-name-complex="Courier New3"/>
    </style:style>
    <style:style style:name="P77" style:family="paragraph" style:parent-style-name="Standard">
      <style:paragraph-properties>
        <style:tab-stops>
          <style:tab-stop style:position="6.75in" style:type="right"/>
        </style:tab-stops>
      </style:paragraph-properties>
      <style:text-properties style:font-name="Courier New1" fo:font-weight="bold" style:font-weight-asian="bold" style:font-name-complex="Courier New3" style:font-weight-complex="bold"/>
    </style:style>
    <style:style style:name="P78" style:family="paragraph" style:parent-style-name="Standard">
      <style:paragraph-properties>
        <style:tab-stops>
          <style:tab-stop style:position="6.6874in" style:type="right"/>
          <style:tab-stop style:position="6.75in" style:type="right"/>
        </style:tab-stops>
      </style:paragraph-properties>
    </style:style>
    <style:style style:name="P79" style:family="paragraph" style:parent-style-name="Standard">
      <style:paragraph-properties>
        <style:tab-stops>
          <style:tab-stop style:position="6.6874in" style:type="right"/>
          <style:tab-stop style:position="6.75in" style:type="right"/>
        </style:tab-stops>
      </style:paragraph-properties>
      <style:text-properties officeooo:paragraph-rsid="004633af"/>
    </style:style>
    <style:style style:name="P80" style:family="paragraph" style:parent-style-name="Standard">
      <style:paragraph-properties>
        <style:tab-stops>
          <style:tab-stop style:position="6.6874in" style:type="right"/>
          <style:tab-stop style:position="6.75in" style:type="right"/>
        </style:tab-stops>
      </style:paragraph-properties>
      <style:text-properties officeooo:paragraph-rsid="00491c21"/>
    </style:style>
    <style:style style:name="P81" style:family="paragraph" style:parent-style-name="Standard">
      <style:paragraph-properties>
        <style:tab-stops>
          <style:tab-stop style:position="6.6874in" style:type="right"/>
          <style:tab-stop style:position="6.75in" style:type="right"/>
        </style:tab-stops>
      </style:paragraph-properties>
      <style:text-properties officeooo:paragraph-rsid="004b0313"/>
    </style:style>
    <style:style style:name="P82" style:family="paragraph" style:parent-style-name="Standard">
      <style:paragraph-properties>
        <style:tab-stops>
          <style:tab-stop style:position="6.6874in" style:type="right"/>
          <style:tab-stop style:position="6.75in" style:type="right"/>
        </style:tab-stops>
      </style:paragraph-properties>
      <style:text-properties officeooo:paragraph-rsid="00541bd6"/>
    </style:style>
    <style:style style:name="P83" style:family="paragraph" style:parent-style-name="Standard">
      <style:paragraph-properties>
        <style:tab-stops>
          <style:tab-stop style:position="6.6874in" style:type="right"/>
          <style:tab-stop style:position="6.75in" style:type="right"/>
        </style:tab-stops>
      </style:paragraph-properties>
      <style:text-properties officeooo:paragraph-rsid="008cbc92"/>
    </style:style>
    <style:style style:name="P84" style:family="paragraph" style:parent-style-name="Standard">
      <style:text-properties fo:font-style="italic" style:font-style-asian="italic"/>
    </style:style>
    <style:style style:name="P85" style:family="paragraph" style:parent-style-name="Standard">
      <style:text-properties style:font-name="Courier 10 Pitch1"/>
    </style:style>
    <style:style style:name="P86" style:family="paragraph" style:parent-style-name="Standard">
      <style:text-properties officeooo:rsid="001d14bd" officeooo:paragraph-rsid="001d14bd"/>
    </style:style>
    <style:style style:name="P87" style:family="paragraph" style:parent-style-name="Standard">
      <style:text-properties officeooo:paragraph-rsid="002138c1"/>
    </style:style>
    <style:style style:name="P88" style:family="paragraph" style:parent-style-name="Standard">
      <style:text-properties officeooo:paragraph-rsid="0029a8b7"/>
    </style:style>
    <style:style style:name="P89" style:family="paragraph" style:parent-style-name="Standard">
      <style:paragraph-properties>
        <style:tab-stops/>
      </style:paragraph-properties>
    </style:style>
    <style:style style:name="P90" style:family="paragraph" style:parent-style-name="Standard">
      <style:paragraph-properties>
        <style:tab-stops>
          <style:tab-stop style:position="6.75in" style:type="right"/>
        </style:tab-stops>
      </style:paragraph-properties>
    </style:style>
    <style:style style:name="P91" style:family="paragraph" style:parent-style-name="Standard">
      <style:paragraph-properties>
        <style:tab-stops>
          <style:tab-stop style:position="6.75in" style:type="right"/>
        </style:tab-stops>
      </style:paragraph-properties>
      <style:text-properties officeooo:paragraph-rsid="00447592"/>
    </style:style>
    <style:style style:name="P92" style:family="paragraph" style:parent-style-name="Standard">
      <style:paragraph-properties>
        <style:tab-stops>
          <style:tab-stop style:position="6.6874in" style:type="right"/>
          <style:tab-stop style:position="6.75in" style:type="right"/>
        </style:tab-stops>
      </style:paragraph-properties>
      <style:text-properties officeooo:rsid="004b0313" officeooo:paragraph-rsid="004b0313"/>
    </style:style>
    <style:style style:name="P93" style:family="paragraph" style:parent-style-name="Standard">
      <style:paragraph-properties fo:text-align="end" style:justify-single-word="false">
        <style:tab-stops>
          <style:tab-stop style:position="6.6874in" style:type="right"/>
          <style:tab-stop style:position="6.75in" style:type="right"/>
        </style:tab-stops>
      </style:paragraph-properties>
      <style:text-properties officeooo:paragraph-rsid="00541bd6"/>
    </style:style>
    <style:style style:name="P94" style:family="paragraph" style:parent-style-name="Standard">
      <style:paragraph-properties fo:text-align="end" style:justify-single-word="false">
        <style:tab-stops>
          <style:tab-stop style:position="7in" style:type="right"/>
        </style:tab-stops>
      </style:paragraph-properties>
      <style:text-properties officeooo:paragraph-rsid="008cbc92"/>
    </style:style>
    <style:style style:name="P95" style:family="paragraph" style:parent-style-name="Standard">
      <style:paragraph-properties>
        <style:tab-stops>
          <style:tab-stop style:position="6.6874in" style:type="right"/>
          <style:tab-stop style:position="6.75in" style:type="right"/>
        </style:tab-stops>
      </style:paragraph-properties>
      <style:text-properties officeooo:rsid="00541bd6" officeooo:paragraph-rsid="00541bd6"/>
    </style:style>
    <style:style style:name="P96" style:family="paragraph" style:parent-style-name="Standard">
      <style:text-properties officeooo:paragraph-rsid="00421a2c"/>
    </style:style>
    <style:style style:name="P97" style:family="paragraph" style:parent-style-name="Standard">
      <style:text-properties officeooo:paragraph-rsid="005e775d"/>
    </style:style>
    <style:style style:name="P98" style:family="paragraph" style:parent-style-name="Standard">
      <style:text-properties officeooo:paragraph-rsid="00648ca6"/>
    </style:style>
    <style:style style:name="P99" style:family="paragraph" style:parent-style-name="Standard">
      <style:text-properties officeooo:paragraph-rsid="00677fb1"/>
    </style:style>
    <style:style style:name="P100" style:family="paragraph" style:parent-style-name="Standard">
      <style:text-properties style:font-name="Courier New"/>
    </style:style>
    <style:style style:name="P101" style:family="paragraph" style:parent-style-name="Standard">
      <style:text-properties officeooo:paragraph-rsid="00851f68"/>
    </style:style>
    <style:style style:name="P102" style:family="paragraph" style:parent-style-name="Standard">
      <style:paragraph-properties fo:margin-left="0.5in" fo:margin-right="0in" fo:text-indent="0.5in" style:auto-text-indent="false"/>
    </style:style>
    <style:style style:name="P103" style:family="paragraph" style:parent-style-name="Standard">
      <style:paragraph-properties fo:margin-left="0.5in" fo:margin-right="0in" fo:text-indent="0.5in" style:auto-text-indent="false"/>
      <style:text-properties style:font-name="Courier New1" style:font-name-complex="Courier New3"/>
    </style:style>
    <style:style style:name="P104" style:family="paragraph" style:parent-style-name="Standard">
      <style:paragraph-properties fo:margin-left="0.5in" fo:margin-right="0in" fo:text-indent="0.5in" style:auto-text-indent="false"/>
      <style:text-properties officeooo:paragraph-rsid="002d821b"/>
    </style:style>
    <style:style style:name="P105" style:family="paragraph" style:parent-style-name="Text_20_body" style:master-page-name="">
      <style:paragraph-properties fo:margin-left="0.5in" fo:margin-right="0in" fo:margin-top="0in" fo:margin-bottom="0.25in" loext:contextual-spacing="false" fo:line-height="150%" fo:orphans="3" fo:widows="3" fo:text-indent="0.5in" style:auto-text-indent="false" style:page-number="auto" style:shadow="none" style:writing-mode="lr-tb">
        <style:tab-stops>
          <style:tab-stop style:position="1in"/>
        </style:tab-stops>
      </style:paragraph-properties>
      <style:text-properties fo:font-style="normal" officeooo:rsid="002a0eb3" officeooo:paragraph-rsid="00394cc5" style:font-name-asian="Courier New3" style:font-style-asian="normal" style:font-name-complex="Courier New3" style:font-style-complex="normal"/>
    </style:style>
    <style:style style:name="P106" style:family="paragraph" style:parent-style-name="Heading_20_1">
      <style:paragraph-properties fo:break-before="page"/>
    </style:style>
    <style:style style:name="P107" style:family="paragraph" style:parent-style-name="Heading_20_1">
      <style:paragraph-properties fo:break-before="page">
        <style:tab-stops>
          <style:tab-stop style:position="6.6874in" style:type="right"/>
          <style:tab-stop style:position="6.75in" style:type="right"/>
        </style:tab-stops>
      </style:paragraph-properties>
    </style:style>
    <style:style style:name="P108" style:family="paragraph" style:parent-style-name="Standard">
      <style:paragraph-properties fo:break-before="page"/>
    </style:style>
    <style:style style:name="P109" style:family="paragraph" style:parent-style-name="Standard">
      <style:paragraph-properties fo:margin-left="1in" fo:margin-right="0in" fo:text-indent="0in" style:auto-text-indent="false"/>
    </style:style>
    <style:style style:name="P110" style:family="paragraph" style:parent-style-name="Standard">
      <style:paragraph-properties fo:margin-left="1in" fo:margin-right="0in" fo:text-indent="0in" style:auto-text-indent="false"/>
      <style:text-properties style:font-name="Courier New1" style:font-name-complex="Courier New3"/>
    </style:style>
    <style:style style:name="P111" style:family="paragraph" style:parent-style-name="Standard">
      <style:paragraph-properties fo:margin-left="1in" fo:margin-right="0in" fo:text-indent="0in" style:auto-text-indent="false"/>
      <style:text-properties officeooo:paragraph-rsid="00bcc168"/>
    </style:style>
    <style:style style:name="P112" style:family="paragraph" style:parent-style-name="List_20_Paragraph">
      <style:paragraph-properties fo:margin-left="1in" fo:margin-right="0in" fo:text-indent="0in" style:auto-text-indent="false"/>
    </style:style>
    <style:style style:name="P113" style:family="paragraph" style:parent-style-name="Text_20_body">
      <style:paragraph-properties fo:margin-left="1in" fo:margin-right="0in" fo:text-indent="0in" style:auto-text-indent="false"/>
    </style:style>
    <style:style style:name="P114" style:family="paragraph" style:parent-style-name="Standard">
      <style:paragraph-properties fo:margin-left="-0.0126in" fo:margin-right="-0.1043in" fo:keep-together="always" fo:text-indent="0in" style:auto-text-indent="false"/>
    </style:style>
    <style:style style:name="P115" style:family="paragraph" style:parent-style-name="Standard">
      <style:paragraph-properties fo:margin-left="-0.0709in" fo:margin-right="0in" fo:keep-together="always" fo:text-indent="0in" style:auto-text-indent="false"/>
    </style:style>
    <style:style style:name="P116" style:family="paragraph" style:parent-style-name="Standard">
      <style:paragraph-properties fo:margin-left="0.0075in" fo:margin-right="0in" fo:text-indent="0in" style:auto-text-indent="false"/>
    </style:style>
    <style:style style:name="P117" style:family="paragraph" style:parent-style-name="Standard">
      <style:paragraph-properties fo:margin-left="0.0075in" fo:margin-right="0in" fo:text-indent="0in" style:auto-text-indent="false"/>
      <style:text-properties fo:font-style="italic" fo:font-weight="bold" style:font-style-asian="italic" style:font-weight-asian="bold" style:font-style-complex="italic" style:font-weight-complex="bold"/>
    </style:style>
    <style:style style:name="P118" style:family="paragraph" style:parent-style-name="Standard">
      <style:paragraph-properties fo:margin-left="0.022in" fo:margin-right="0in" fo:text-indent="0in" style:auto-text-indent="false"/>
    </style:style>
    <style:style style:name="P119" style:family="paragraph" style:parent-style-name="Standard">
      <style:paragraph-properties fo:margin-left="0.022in" fo:margin-right="0in" fo:text-indent="0in" style:auto-text-indent="false"/>
      <style:text-properties fo:font-style="italic" fo:font-weight="bold" style:font-style-asian="italic" style:font-weight-asian="bold" style:font-style-complex="italic" style:font-weight-complex="bold"/>
    </style:style>
    <style:style style:name="P120" style:family="paragraph" style:parent-style-name="Standard">
      <style:paragraph-properties fo:margin-left="0.022in" fo:margin-right="0in" fo:text-indent="0in" style:auto-text-indent="false" fo:keep-with-next="always"/>
    </style:style>
    <style:style style:name="P121" style:family="paragraph" style:parent-style-name="Standard">
      <style:paragraph-properties fo:margin-left="1.5in" fo:margin-right="1.75in" fo:text-align="center" style:justify-single-word="false" fo:text-indent="0in" style:auto-text-indent="false" fo:padding-left="0.0555in" fo:padding-right="0in" fo:padding-top="0.0138in" fo:padding-bottom="0.0138in" fo:border="0.51pt solid #00000a"/>
      <style:text-properties style:font-name="Courier New1" style:font-name-complex="Courier New3"/>
    </style:style>
    <style:style style:name="P122" style:family="paragraph" style:parent-style-name="Standard">
      <style:paragraph-properties fo:margin-left="0.0217in" fo:margin-right="0in" fo:text-indent="0in" style:auto-text-indent="false"/>
    </style:style>
    <style:style style:name="P123" style:family="paragraph" style:parent-style-name="Standard">
      <style:paragraph-properties fo:margin-left="0.1807in" fo:margin-right="0.2571in" fo:text-indent="0in" style:auto-text-indent="false"/>
    </style:style>
    <style:style style:name="P124" style:family="paragraph" style:parent-style-name="Standard">
      <style:paragraph-properties fo:margin-left="0.1807in" fo:margin-right="0.2571in" fo:text-indent="0in" style:auto-text-indent="false"/>
      <style:text-properties fo:font-style="italic" style:font-style-asian="italic"/>
    </style:style>
    <style:style style:name="P125" style:family="paragraph" style:parent-style-name="Standard">
      <style:paragraph-properties fo:margin-left="1.5in" fo:margin-right="0in" fo:text-indent="0in" style:auto-text-indent="false"/>
    </style:style>
    <style:style style:name="P126" style:family="paragraph" style:parent-style-name="Standard">
      <style:paragraph-properties fo:margin-left="1.5in" fo:margin-right="0in" fo:text-indent="0in" style:auto-text-indent="false"/>
      <style:text-properties style:font-name="Courier New1" style:font-name-complex="Courier New3"/>
    </style:style>
    <style:style style:name="P127" style:family="paragraph" style:parent-style-name="Standard">
      <style:paragraph-properties fo:margin-left="2in" fo:margin-right="0in" fo:text-indent="0in" style:auto-text-indent="false"/>
      <style:text-properties style:font-name="Courier New1" style:font-name-complex="Courier New3"/>
    </style:style>
    <style:style style:name="P128" style:family="paragraph" style:parent-style-name="Standard">
      <style:paragraph-properties fo:margin-left="0.25in" fo:margin-right="0in" fo:text-indent="0in" style:auto-text-indent="false"/>
    </style:style>
    <style:style style:name="P129" style:family="paragraph" style:parent-style-name="Standard">
      <style:paragraph-properties fo:margin-left="0.25in" fo:margin-right="0in" fo:text-indent="0in" style:auto-text-indent="false"/>
      <style:text-properties style:font-name="Courier 10 Pitch1"/>
    </style:style>
    <style:style style:name="P130" style:family="paragraph" style:parent-style-name="Standard">
      <style:paragraph-properties fo:margin-left="0.1126in" fo:margin-right="-0.0008in" fo:text-align="start" style:justify-single-word="false" fo:text-indent="0in" style:auto-text-indent="false"/>
    </style:style>
    <style:style style:name="P131" style:family="paragraph" style:parent-style-name="Standard">
      <style:paragraph-properties fo:margin-left="0.1126in" fo:margin-right="-0.0008in" fo:text-indent="0in" style:auto-text-indent="false"/>
      <style:text-properties fo:font-style="italic" fo:font-weight="bold" style:font-style-asian="italic" style:font-weight-asian="bold" style:font-style-complex="italic" style:font-weight-complex="bold"/>
    </style:style>
    <style:style style:name="P132" style:family="paragraph" style:parent-style-name="Standard">
      <style:paragraph-properties fo:margin-left="0.1126in" fo:margin-right="-0.0008in" fo:text-indent="0in" style:auto-text-indent="false">
        <style:tab-stops/>
      </style:paragraph-properties>
      <style:text-properties fo:font-style="italic" fo:font-weight="bold" style:font-style-asian="italic" style:font-weight-asian="bold" style:font-style-complex="italic" style:font-weight-complex="bold"/>
    </style:style>
    <style:style style:name="P133" style:family="paragraph" style:parent-style-name="Standard">
      <style:paragraph-properties fo:margin-left="0.0827in" fo:margin-right="-0.0008in" fo:text-indent="0in" style:auto-text-indent="false">
        <style:tab-stops/>
      </style:paragraph-properties>
    </style:style>
    <style:style style:name="P134" style:family="paragraph" style:parent-style-name="Standard">
      <style:paragraph-properties fo:margin-left="0.0827in" fo:margin-right="-0.0008in" fo:text-indent="0in" style:auto-text-indent="false">
        <style:tab-stops/>
      </style:paragraph-properties>
      <style:text-properties fo:font-style="italic" fo:font-weight="bold" style:font-style-asian="italic" style:font-weight-asian="bold" style:font-style-complex="italic" style:font-weight-complex="bold"/>
    </style:style>
    <style:style style:name="P135" style:family="paragraph" style:parent-style-name="Standard">
      <style:paragraph-properties fo:margin-left="0.0602in" fo:margin-right="-0.0008in" fo:text-indent="0in" style:auto-text-indent="false"/>
    </style:style>
    <style:style style:name="P136" style:family="paragraph" style:parent-style-name="Standard">
      <style:paragraph-properties fo:margin-left="0.0602in" fo:margin-right="-0.0008in" fo:text-indent="0in" style:auto-text-indent="false"/>
      <style:text-properties fo:font-style="italic" fo:font-weight="bold" style:font-style-asian="italic" style:font-weight-asian="bold" style:font-style-complex="italic" style:font-weight-complex="bold"/>
    </style:style>
    <style:style style:name="P137" style:family="paragraph" style:parent-style-name="Standard">
      <style:paragraph-properties fo:margin-left="0.1in" fo:margin-right="0in" fo:text-indent="0in" style:auto-text-indent="false">
        <style:tab-stops/>
      </style:paragraph-properties>
    </style:style>
    <style:style style:name="P138" style:family="paragraph" style:parent-style-name="Standard">
      <style:paragraph-properties fo:margin-left="0.1in" fo:margin-right="0in" fo:text-indent="0in" style:auto-text-indent="false">
        <style:tab-stops/>
      </style:paragraph-properties>
      <style:text-properties fo:font-weight="normal" style:font-weight-asian="normal" style:font-weight-complex="normal"/>
    </style:style>
    <style:style style:name="P139" style:family="paragraph" style:parent-style-name="Standard">
      <style:paragraph-properties fo:margin-left="0.1in" fo:margin-right="0in" fo:text-indent="0in" style:auto-text-indent="false" fo:keep-with-next="always">
        <style:tab-stops/>
      </style:paragraph-properties>
    </style:style>
    <style:style style:name="P140" style:family="paragraph" style:parent-style-name="Standard">
      <style:paragraph-properties fo:margin-left="0in" fo:margin-right="0.002in" fo:text-indent="0in" style:auto-text-indent="false">
        <style:tab-stops>
          <style:tab-stop style:position="0.4909in"/>
        </style:tab-stops>
      </style:paragraph-properties>
    </style:style>
    <style:style style:name="P141" style:family="paragraph" style:parent-style-name="Standard">
      <style:paragraph-properties fo:margin-left="0.002in" fo:margin-right="0.002in" fo:text-indent="0in" style:auto-text-indent="false">
        <style:tab-stops>
          <style:tab-stop style:position="0.5134in"/>
        </style:tab-stops>
      </style:paragraph-properties>
    </style:style>
    <style:style style:name="P142" style:family="paragraph" style:parent-style-name="Standard">
      <style:paragraph-properties fo:margin-left="0.0882in" fo:margin-right="-0.0008in" fo:text-indent="0in" style:auto-text-indent="false"/>
    </style:style>
    <style:style style:name="P143" style:family="paragraph" style:parent-style-name="Standard">
      <style:paragraph-properties fo:margin-left="0.0882in" fo:margin-right="-0.0008in" fo:text-indent="0in" style:auto-text-indent="false"/>
      <style:text-properties style:font-name="Courier 10 Pitch1"/>
    </style:style>
    <style:style style:name="P144" style:family="paragraph" style:parent-style-name="Standard">
      <style:paragraph-properties fo:margin-left="0.4992in" fo:margin-right="-0.0008in" fo:text-indent="-0.4311in" style:auto-text-indent="false">
        <style:tab-stops>
          <style:tab-stop style:position="1in"/>
        </style:tab-stops>
      </style:paragraph-properties>
    </style:style>
    <style:style style:name="P145" style:family="paragraph" style:parent-style-name="Standard">
      <style:paragraph-properties fo:margin-left="0.498in" fo:margin-right="0.1929in" fo:text-indent="-0.1862in" style:auto-text-indent="false">
        <style:tab-stops/>
      </style:paragraph-properties>
    </style:style>
    <style:style style:name="P146" style:family="paragraph" style:parent-style-name="Text_20_body">
      <style:text-properties officeooo:paragraph-rsid="0027ee68"/>
    </style:style>
    <style:style style:name="P147" style:family="paragraph" style:parent-style-name="Text_20_body">
      <style:text-properties officeooo:rsid="0027ee68" officeooo:paragraph-rsid="0027ee68"/>
    </style:style>
    <style:style style:name="P148" style:family="paragraph" style:parent-style-name="Text_20_body">
      <style:text-properties officeooo:rsid="002a0eb3" officeooo:paragraph-rsid="002a0eb3"/>
    </style:style>
    <style:style style:name="P149" style:family="paragraph" style:parent-style-name="Text_20_body">
      <style:text-properties officeooo:paragraph-rsid="002a0eb3"/>
    </style:style>
    <style:style style:name="P150" style:family="paragraph" style:parent-style-name="Text_20_body">
      <style:text-properties officeooo:paragraph-rsid="002ab73b"/>
    </style:style>
    <style:style style:name="P151" style:family="paragraph" style:parent-style-name="Text_20_body">
      <style:text-properties officeooo:paragraph-rsid="002acb77"/>
    </style:style>
    <style:style style:name="P152" style:family="paragraph" style:parent-style-name="Text_20_body">
      <style:text-properties officeooo:paragraph-rsid="003dc635"/>
    </style:style>
    <style:style style:name="P153" style:family="paragraph" style:parent-style-name="Text_20_body">
      <style:text-properties officeooo:paragraph-rsid="0056bd14"/>
    </style:style>
    <style:style style:name="P154" style:family="paragraph" style:parent-style-name="Text_20_body">
      <style:text-properties officeooo:rsid="001e9e98"/>
    </style:style>
    <style:style style:name="P155" style:family="paragraph" style:parent-style-name="Text_20_body">
      <style:text-properties officeooo:rsid="0037665f" officeooo:paragraph-rsid="0037665f"/>
    </style:style>
    <style:style style:name="P156" style:family="paragraph" style:parent-style-name="Text_20_body">
      <style:text-properties officeooo:rsid="0037665f" officeooo:paragraph-rsid="00394cc5"/>
    </style:style>
    <style:style style:name="P157" style:family="paragraph" style:parent-style-name="Text_20_body">
      <style:text-properties officeooo:paragraph-rsid="003c5dd0"/>
    </style:style>
    <style:style style:name="P158" style:family="paragraph" style:parent-style-name="Text_20_body">
      <style:text-properties officeooo:paragraph-rsid="00432a77"/>
    </style:style>
    <style:style style:name="P159" style:family="paragraph" style:parent-style-name="Text_20_body">
      <style:text-properties officeooo:paragraph-rsid="0056a703"/>
    </style:style>
    <style:style style:name="P160" style:family="paragraph" style:parent-style-name="Text_20_body">
      <style:text-properties officeooo:paragraph-rsid="00599c13"/>
    </style:style>
    <style:style style:name="P161" style:family="paragraph" style:parent-style-name="Text_20_body">
      <style:text-properties officeooo:rsid="0058c8d5"/>
    </style:style>
    <style:style style:name="P162" style:family="paragraph" style:parent-style-name="Text_20_body">
      <style:text-properties officeooo:rsid="0058c8d5" officeooo:paragraph-rsid="0058c8d5"/>
    </style:style>
    <style:style style:name="P163" style:family="paragraph" style:parent-style-name="Text_20_body">
      <style:text-properties officeooo:rsid="0058c8d5" officeooo:paragraph-rsid="007e03b9"/>
    </style:style>
    <style:style style:name="P164" style:family="paragraph" style:parent-style-name="Text_20_body">
      <style:text-properties officeooo:paragraph-rsid="005c41fd"/>
    </style:style>
    <style:style style:name="P165" style:family="paragraph" style:parent-style-name="Text_20_body">
      <style:text-properties officeooo:rsid="001f765f"/>
    </style:style>
    <style:style style:name="P166" style:family="paragraph" style:parent-style-name="Text_20_body">
      <style:text-properties officeooo:paragraph-rsid="005d6257"/>
    </style:style>
    <style:style style:name="P167" style:family="paragraph" style:parent-style-name="Text_20_body">
      <style:text-properties fo:color="#000000" style:font-name="DejaVu Serif" fo:font-size="10pt" fo:background-color="transparent" style:font-name-asian="Arial1" style:font-name-complex="Arial1"/>
    </style:style>
    <style:style style:name="P168" style:family="paragraph" style:parent-style-name="Text_20_body">
      <style:text-properties officeooo:paragraph-rsid="00942b27"/>
    </style:style>
    <style:style style:name="P169" style:family="paragraph" style:parent-style-name="Text_20_body">
      <style:text-properties officeooo:paragraph-rsid="009c45b4"/>
    </style:style>
    <style:style style:name="P170" style:family="paragraph" style:parent-style-name="Text_20_body">
      <style:text-properties fo:font-style="italic" style:font-style-asian="italic" style:font-style-complex="italic"/>
    </style:style>
    <style:style style:name="P171" style:family="paragraph" style:parent-style-name="Text_20_body">
      <style:text-properties officeooo:paragraph-rsid="00b09a65"/>
    </style:style>
    <style:style style:name="P172" style:family="paragraph" style:parent-style-name="Text_20_body">
      <style:text-properties officeooo:paragraph-rsid="00ba3621"/>
    </style:style>
    <style:style style:name="P173" style:family="paragraph" style:parent-style-name="Standard">
      <style:paragraph-properties fo:margin-left="0.0252in" fo:margin-right="0.0362in" fo:keep-together="always" fo:text-indent="0in" style:auto-text-indent="false"/>
      <style:text-properties officeooo:rsid="00256eb4" officeooo:paragraph-rsid="00256eb4" style:font-weight-complex="bold"/>
    </style:style>
    <style:style style:name="P174" style:family="paragraph" style:parent-style-name="Standard">
      <style:paragraph-properties fo:margin-left="0.0252in" fo:margin-right="0.0362in" fo:keep-together="always" fo:text-indent="0in" style:auto-text-indent="false"/>
      <style:text-properties officeooo:rsid="00256eb4" officeooo:paragraph-rsid="002592d0" style:font-weight-complex="bold"/>
    </style:style>
    <style:style style:name="P175" style:family="paragraph" style:parent-style-name="Standard">
      <style:paragraph-properties fo:margin-left="0.0252in" fo:margin-right="0.0362in" fo:keep-together="always" fo:text-indent="0in" style:auto-text-indent="false"/>
      <style:text-properties style:font-weight-complex="bold"/>
    </style:style>
    <style:style style:name="P176" style:family="paragraph" style:parent-style-name="Standard">
      <style:paragraph-properties fo:margin-left="-0.0043in" fo:margin-right="0in" fo:text-align="start" style:justify-single-word="false" fo:keep-together="always" fo:text-indent="0in" style:auto-text-indent="false"/>
      <style:text-properties officeooo:rsid="002592d0" officeooo:paragraph-rsid="002592d0" style:font-weight-complex="bold"/>
    </style:style>
    <style:style style:name="P177" style:family="paragraph" style:parent-style-name="Standard">
      <style:paragraph-properties fo:margin-left="-0.0043in" fo:margin-right="0in" fo:text-align="start" style:justify-single-word="false" fo:keep-together="always" fo:text-indent="0in" style:auto-text-indent="false"/>
      <style:text-properties style:font-weight-complex="bold"/>
    </style:style>
    <style:style style:name="P178" style:family="paragraph" style:parent-style-name="Standard">
      <style:paragraph-properties fo:margin-left="-0.0043in" fo:margin-right="0in" fo:text-align="start" style:justify-single-word="false" fo:keep-together="always" fo:text-indent="0in" style:auto-text-indent="false"/>
      <style:text-properties officeooo:paragraph-rsid="00256eb4" style:font-weight-complex="bold"/>
    </style:style>
    <style:style style:name="P179" style:family="paragraph" style:parent-style-name="Standard">
      <style:paragraph-properties fo:margin-left="-0.002in" fo:margin-right="0in" fo:keep-together="always" fo:text-indent="0in" style:auto-text-indent="false"/>
    </style:style>
    <style:style style:name="P180" style:family="paragraph" style:parent-style-name="Standard">
      <style:paragraph-properties fo:margin-left="-0.002in" fo:margin-right="0in" fo:keep-together="always" fo:text-indent="0in" style:auto-text-indent="false"/>
      <style:text-properties officeooo:paragraph-rsid="00256eb4"/>
    </style:style>
    <style:style style:name="P181" style:family="paragraph" style:parent-style-name="Standard">
      <style:paragraph-properties fo:margin-left="-0.002in" fo:margin-right="0in" fo:keep-together="always" fo:text-indent="0in" style:auto-text-indent="false"/>
      <style:text-properties style:font-weight-complex="bold"/>
    </style:style>
    <style:style style:name="P182" style:family="paragraph" style:parent-style-name="Standard">
      <style:paragraph-properties fo:margin-left="-0.002in" fo:margin-right="0in" fo:keep-together="always" fo:text-indent="0in" style:auto-text-indent="false"/>
      <style:text-properties officeooo:paragraph-rsid="002592d0" style:font-weight-complex="bold"/>
    </style:style>
    <style:style style:name="P183" style:family="paragraph" style:parent-style-name="Standard">
      <style:paragraph-properties fo:margin-left="-0.002in" fo:margin-right="0in" fo:keep-together="always" fo:text-indent="0in" style:auto-text-indent="false" fo:keep-with-next="always"/>
      <style:text-properties style:font-weight-complex="bold"/>
    </style:style>
    <style:style style:name="P184" style:family="paragraph" style:parent-style-name="Text_20_body">
      <style:paragraph-properties fo:margin-top="0in" fo:margin-bottom="0in" loext:contextual-spacing="false"/>
      <style:text-properties officeooo:paragraph-rsid="002a0eb3"/>
    </style:style>
    <style:style style:name="P185" style:family="paragraph" style:parent-style-name="Text_20_body">
      <style:paragraph-properties fo:margin-left="0in" fo:margin-right="0in" fo:margin-top="0in" fo:margin-bottom="0.25in" loext:contextual-spacing="false" fo:line-height="150%" fo:orphans="3" fo:widows="3" fo:text-indent="0.5in" style:auto-text-indent="false" style:shadow="none" style:writing-mode="lr-tb">
        <style:tab-stops>
          <style:tab-stop style:position="1in"/>
        </style:tab-stops>
      </style:paragraph-properties>
      <style:text-properties fo:font-style="normal" officeooo:rsid="003ad4a8" officeooo:paragraph-rsid="003ad4a8" style:font-name-asian="Courier New3" style:font-style-asian="normal" style:font-name-complex="Courier New3" style:font-style-complex="normal"/>
    </style:style>
    <style:style style:name="P186" style:family="paragraph" style:parent-style-name="Text_20_body" style:master-page-name="">
      <style:paragraph-properties fo:margin-left="0in" fo:margin-right="0in" fo:margin-top="0in" fo:margin-bottom="0.25in" loext:contextual-spacing="false" fo:line-height="150%" fo:orphans="3" fo:widows="3" fo:text-indent="0.5in" style:auto-text-indent="false" style:page-number="auto" style:shadow="none" style:writing-mode="lr-tb">
        <style:tab-stops>
          <style:tab-stop style:position="1in"/>
        </style:tab-stops>
      </style:paragraph-properties>
      <style:text-properties fo:font-style="normal" officeooo:rsid="0037665f" officeooo:paragraph-rsid="0037665f" style:font-name-asian="Courier New3" style:font-style-asian="normal" style:font-name-complex="Courier New3" style:font-style-complex="normal"/>
    </style:style>
    <style:style style:name="P187" style:family="paragraph" style:parent-style-name="Text_20_body">
      <style:paragraph-properties fo:margin-left="0.5in" fo:margin-right="0in" fo:text-indent="0in" style:auto-text-indent="false"/>
    </style:style>
    <style:style style:name="P188" style:family="paragraph" style:parent-style-name="Text_20_body">
      <style:paragraph-properties fo:margin-left="0.5in" fo:margin-right="0in" fo:text-indent="0in" style:auto-text-indent="false"/>
      <style:text-properties officeooo:paragraph-rsid="00432a77"/>
    </style:style>
    <style:style style:name="P189" style:family="paragraph" style:parent-style-name="Text_20_body">
      <style:paragraph-properties fo:margin-left="0.5in" fo:margin-right="0in" fo:text-indent="0in" style:auto-text-indent="false"/>
      <style:text-properties officeooo:rsid="00554beb"/>
    </style:style>
    <style:style style:name="P190" style:family="paragraph" style:parent-style-name="Text_20_body">
      <style:paragraph-properties fo:margin-left="0.5in" fo:margin-right="0in" fo:text-indent="0in" style:auto-text-indent="false"/>
      <style:text-properties officeooo:rsid="0058c8d5" officeooo:paragraph-rsid="0058c8d5"/>
    </style:style>
    <style:style style:name="P191" style:family="paragraph" style:parent-style-name="Text_20_body">
      <style:paragraph-properties fo:margin-left="0.5in" fo:margin-right="0in" fo:text-indent="0in" style:auto-text-indent="false"/>
      <style:text-properties officeooo:rsid="0058c8d5" officeooo:paragraph-rsid="007d69e1"/>
    </style:style>
    <style:style style:name="P192" style:family="paragraph" style:parent-style-name="Standard" style:master-page-name="">
      <style:paragraph-properties fo:margin-left="0.5in" fo:margin-right="0in" fo:margin-top="0in" fo:margin-bottom="0in" loext:contextual-spacing="false" fo:orphans="3" fo:widows="3" fo:text-indent="0in" style:auto-text-indent="false" style:page-number="auto" style:shadow="none" style:writing-mode="lr-tb">
        <style:tab-stops>
          <style:tab-stop style:position="1in"/>
        </style:tab-stops>
      </style:paragraph-properties>
    </style:style>
    <style:style style:name="P193" style:family="paragraph" style:parent-style-name="Standard">
      <style:paragraph-properties fo:margin-left="0.5in" fo:margin-right="0in" fo:text-indent="0in" style:auto-text-indent="false"/>
    </style:style>
    <style:style style:name="P194" style:family="paragraph" style:parent-style-name="Standard">
      <style:paragraph-properties fo:margin-left="0.5in" fo:margin-right="0in" fo:text-indent="0in" style:auto-text-indent="false">
        <style:tab-stops>
          <style:tab-stop style:position="6.6874in" style:type="right"/>
          <style:tab-stop style:position="6.75in" style:type="right"/>
        </style:tab-stops>
      </style:paragraph-properties>
    </style:style>
    <style:style style:name="P195" style:family="paragraph" style:parent-style-name="Text_20_body" style:master-page-name="">
      <loext:graphic-properties draw:fill="none" draw:fill-color="#99ccff"/>
      <style:paragraph-properties fo:margin-left="0.5in" fo:margin-right="0in" fo:margin-top="0in" fo:margin-bottom="0.15in" loext:contextual-spacing="false" fo:line-height="150%" fo:text-align="end" style:justify-single-word="false" fo:orphans="3" fo:widows="3" fo:hyphenation-ladder-count="no-limit" fo:text-indent="0in" style:auto-text-indent="false" style:page-number="auto" fo:background-color="transparent" style:shadow="none" style:writing-mode="lr-tb">
        <style:tab-stops/>
      </style:paragraph-properties>
      <style:text-properties fo:color="#000000" style:font-name="DejaVu Serif" fo:font-size="10pt" fo:background-color="transparent" style:font-name-asian="Arial1" style:font-name-complex="Arial1" fo:hyphenate="true" fo:hyphenation-remain-char-count="2" fo:hyphenation-push-char-count="2"/>
    </style:style>
    <style:style style:name="P196" style:family="paragraph" style:parent-style-name="Heading_20_2">
      <style:text-properties officeooo:rsid="001e9e98" officeooo:paragraph-rsid="001e9e98"/>
    </style:style>
    <style:style style:name="P197" style:family="paragraph" style:parent-style-name="Heading_20_2">
      <style:text-properties style:font-name="DejaVu Serif1"/>
    </style:style>
    <style:style style:name="P198" style:family="paragraph" style:parent-style-name="Heading_20_2">
      <style:paragraph-properties>
        <style:tab-stops/>
      </style:paragraph-properties>
    </style:style>
    <style:style style:name="P199" style:family="paragraph" style:parent-style-name="Heading_20_2">
      <style:paragraph-properties>
        <style:tab-stops>
          <style:tab-stop style:position="0.4965in"/>
        </style:tab-stops>
      </style:paragraph-properties>
      <style:text-properties officeooo:paragraph-rsid="00554beb"/>
    </style:style>
    <style:style style:name="P200" style:family="paragraph" style:parent-style-name="Heading_20_2">
      <style:text-properties officeooo:rsid="00554beb" officeooo:paragraph-rsid="00554beb"/>
    </style:style>
    <style:style style:name="P201" style:family="paragraph" style:parent-style-name="Heading_20_2">
      <style:paragraph-properties>
        <style:tab-stops>
          <style:tab-stop style:position="0.4965in"/>
        </style:tab-stops>
      </style:paragraph-properties>
      <style:text-properties officeooo:rsid="0056a703" officeooo:paragraph-rsid="00554beb"/>
    </style:style>
    <style:style style:name="P202" style:family="paragraph" style:parent-style-name="Heading_20_2">
      <style:paragraph-properties>
        <style:tab-stops>
          <style:tab-stop style:position="0in"/>
          <style:tab-stop style:position="6in" style:type="right" style:leader-style="dotted" style:leader-text="."/>
        </style:tab-stops>
      </style:paragraph-properties>
    </style:style>
    <style:style style:name="P203" style:family="paragraph" style:parent-style-name="Heading_20_3">
      <style:text-properties officeooo:paragraph-rsid="0027ee68"/>
    </style:style>
    <style:style style:name="P204" style:family="paragraph" style:parent-style-name="Heading_20_3">
      <style:text-properties officeooo:rsid="0037665f" officeooo:paragraph-rsid="0037665f"/>
    </style:style>
    <style:style style:name="P205" style:family="paragraph" style:parent-style-name="Heading_20_3">
      <style:paragraph-properties>
        <style:tab-stops>
          <style:tab-stop style:position="0in"/>
          <style:tab-stop style:position="6in" style:type="right" style:leader-style="dotted" style:leader-text="."/>
        </style:tab-stops>
      </style:paragraph-properties>
    </style:style>
    <style:style style:name="P206" style:family="paragraph" style:parent-style-name="Table_20_Contents">
      <style:text-properties style:font-size-asian="12pt" style:font-size-complex="12pt"/>
    </style:style>
    <style:style style:name="P207" style:family="paragraph" style:parent-style-name="Table_20_Contents">
      <style:text-properties officeooo:rsid="002529fc" officeooo:paragraph-rsid="002529fc"/>
    </style:style>
    <style:style style:name="P208" style:family="paragraph" style:parent-style-name="Table_20_Contents">
      <style:text-properties officeooo:paragraph-rsid="00491c21"/>
    </style:style>
    <style:style style:name="P209" style:family="paragraph" style:parent-style-name="Table_20_Contents">
      <style:text-properties style:font-name="Courier New1" style:font-name-asian="Courier New3" style:font-name-complex="Courier New3"/>
    </style:style>
    <style:style style:name="P210" style:family="paragraph" style:parent-style-name="Table_20_Contents">
      <style:text-properties fo:color="#000000" style:font-name="DejaVu Serif" fo:font-size="10pt" fo:background-color="#ffffff" style:font-name-asian="Arial1" style:font-name-complex="Arial1"/>
    </style:style>
    <style:style style:name="P211" style:family="paragraph" style:parent-style-name="Table_20_Contents">
      <style:text-properties officeooo:rsid="00c27af4" officeooo:paragraph-rsid="00c27af4"/>
    </style:style>
    <style:style style:name="P212" style:family="paragraph" style:parent-style-name="Table_20_Heading">
      <style:text-properties style:font-size-asian="12pt" style:font-size-complex="12pt"/>
    </style:style>
    <style:style style:name="P213" style:family="paragraph" style:parent-style-name="Table_20_Heading">
      <style:text-properties fo:color="#000000" style:font-name="DejaVu Serif" fo:font-size="10pt" fo:font-style="italic" fo:font-weight="bold" officeooo:rsid="002529fc" officeooo:paragraph-rsid="002529fc" fo:background-color="#ffffff" style:font-name-asian="Arial1" style:font-name-complex="Arial1"/>
    </style:style>
    <style:style style:name="P214" style:family="paragraph" style:parent-style-name="Table_20_Heading">
      <style:text-properties fo:color="#000000" style:font-name="DejaVu Serif" fo:font-size="10pt" fo:background-color="#ffffff" style:font-name-asian="Arial1" style:font-name-complex="Arial1"/>
    </style:style>
    <style:style style:name="P215" style:family="paragraph" style:parent-style-name="Table_20_Heading">
      <style:text-properties officeooo:rsid="00256eb4" officeooo:paragraph-rsid="00256eb4"/>
    </style:style>
    <style:style style:name="P216" style:family="paragraph" style:parent-style-name="Table_20_Heading">
      <style:paragraph-properties fo:text-align="start" style:justify-single-word="false"/>
      <style:text-properties officeooo:rsid="00256eb4" officeooo:paragraph-rsid="00256eb4"/>
    </style:style>
    <style:style style:name="P217" style:family="paragraph" style:parent-style-name="Table_20_Heading">
      <style:text-properties officeooo:paragraph-rsid="00648ca6"/>
    </style:style>
    <style:style style:name="P218" style:family="paragraph" style:parent-style-name="Table_20_Heading">
      <style:text-properties officeooo:paragraph-rsid="0027ee68"/>
    </style:style>
    <style:style style:name="P219" style:family="paragraph" style:parent-style-name="Table_20_Heading">
      <style:paragraph-properties>
        <style:tab-stops/>
      </style:paragraph-properties>
      <style:text-properties officeooo:paragraph-rsid="0027ee68"/>
    </style:style>
    <style:style style:name="P220" style:family="paragraph" style:parent-style-name="Table">
      <style:text-properties fo:color="#000000" style:font-name="DejaVu Serif" fo:font-size="10.5pt" fo:font-style="italic" fo:background-color="#ffffff" style:font-name-asian="Arial1" style:font-size-asian="12pt" style:font-style-asian="italic" style:font-name-complex="Mangal1" style:font-size-complex="12pt" style:font-style-complex="italic"/>
    </style:style>
    <style:style style:name="P221" style:family="paragraph" style:parent-style-name="Table">
      <loext:graphic-properties draw:fill="none"/>
      <style:paragraph-properties fo:background-color="transparent"/>
    </style:style>
    <style:style style:name="P222" style:family="paragraph" style:parent-style-name="Heading_20_1" style:master-page-name="">
      <style:paragraph-properties style:page-number="auto" fo:break-before="auto" fo:break-after="auto"/>
    </style:style>
    <style:style style:name="P223" style:family="paragraph" style:parent-style-name="Standard">
      <style:paragraph-properties fo:margin-left="0.5in" fo:margin-right="0in" fo:margin-top="0in" fo:margin-bottom="0in" loext:contextual-spacing="false" fo:orphans="3" fo:widows="3" fo:text-indent="-0.4366in" style:auto-text-indent="false" style:shadow="none" style:writing-mode="lr-tb">
        <style:tab-stops>
          <style:tab-stop style:position="1in"/>
        </style:tab-stops>
      </style:paragraph-properties>
    </style:style>
    <style:style style:name="P224" style:family="paragraph" style:parent-style-name="Standard">
      <style:paragraph-properties fo:margin-left="0.5in" fo:margin-right="0in" fo:margin-top="0in" fo:margin-bottom="0in" loext:contextual-spacing="false" fo:orphans="3" fo:widows="3" fo:text-indent="-0.4366in" style:auto-text-indent="false" style:shadow="none" style:writing-mode="lr-tb">
        <style:tab-stops/>
      </style:paragraph-properties>
    </style:style>
    <style:style style:name="P225" style:family="paragraph" style:parent-style-name="Standard">
      <style:paragraph-properties fo:margin-left="0.0618in" fo:margin-right="0in" fo:margin-top="0in" fo:margin-bottom="0in" loext:contextual-spacing="false" fo:orphans="3" fo:widows="3" fo:text-indent="0in" style:auto-text-indent="false" style:shadow="none" style:writing-mode="lr-tb">
        <style:tab-stops/>
      </style:paragraph-properties>
    </style:style>
    <style:style style:name="P226" style:family="paragraph" style:parent-style-name="Text_20_body">
      <style:paragraph-properties fo:margin-left="0.0618in" fo:margin-right="0in" fo:margin-top="0in" fo:margin-bottom="0.15in" loext:contextual-spacing="false" fo:line-height="150%" fo:orphans="3" fo:widows="3" fo:text-indent="0in" style:auto-text-indent="false" style:shadow="none" style:writing-mode="lr-tb">
        <style:tab-stops/>
      </style:paragraph-properties>
    </style:style>
    <style:style style:name="P227" style:family="paragraph" style:parent-style-name="Standard">
      <style:paragraph-properties fo:margin-left="0in" fo:margin-right="0.0618in" fo:margin-top="0in" fo:margin-bottom="0in" loext:contextual-spacing="false" fo:orphans="3" fo:widows="3" fo:text-indent="0in" style:auto-text-indent="false" style:shadow="none" style:writing-mode="lr-tb">
        <style:tab-stops>
          <style:tab-stop style:position="1in"/>
        </style:tab-stops>
      </style:paragraph-properties>
    </style:style>
    <style:style style:name="P228" style:family="paragraph" style:parent-style-name="Standard">
      <style:paragraph-properties fo:padding="0.0291in" fo:border-left="none" fo:border-right="none" fo:border-top="none" fo:border-bottom="0.06pt solid #000000" style:join-border="false"/>
    </style:style>
    <style:style style:name="P229" style:family="paragraph" style:parent-style-name="Standard">
      <style:paragraph-properties fo:margin-left="0.2665in" fo:margin-right="-0.0008in" fo:text-align="start" style:justify-single-word="false" fo:text-indent="-0.2307in" style:auto-text-indent="false">
        <style:tab-stops/>
      </style:paragraph-properties>
      <style:text-properties fo:color="#000000" style:text-outline="false" style:text-line-through-style="none" style:text-line-through-type="none" style:font-name="DejaVu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Standard">
      <style:paragraph-properties fo:margin-left="0.2665in" fo:margin-right="-0.0008in" fo:text-align="start" style:justify-single-word="false" fo:text-indent="-0.2307in" style:auto-text-indent="false">
        <style:tab-stops/>
      </style:paragraph-properties>
      <style:text-properties fo:color="#000000" style:text-outline="false" style:text-line-through-style="none" style:text-line-through-type="none" style:font-name="DejaVu Serif" fo:font-size="10pt" fo:font-style="normal" fo:text-shadow="none" style:text-underline-style="none" fo:font-weight="normal" officeooo:rsid="004b6159" officeooo:paragraph-rsid="004b6159" style:font-size-asian="10pt" style:font-style-asian="normal" style:font-weight-asian="normal" style:font-size-complex="10pt" style:font-style-complex="normal" style:font-weight-complex="normal" style:text-overline-style="none" style:text-overline-color="font-color"/>
    </style:style>
    <style:style style:name="P231" style:family="paragraph" style:parent-style-name="Standard">
      <style:paragraph-properties fo:margin-left="0.2665in" fo:margin-right="-0.0008in" fo:text-align="start" style:justify-single-word="false" fo:text-indent="-0.2307in" style:auto-text-indent="false">
        <style:tab-stops/>
      </style:paragraph-properties>
      <style:text-properties fo:color="#000000" style:text-outline="false" style:text-line-through-style="none" style:text-line-through-type="none" style:font-name="DejaVu Serif2" fo:font-size="10pt" fo:font-style="normal" fo:text-shadow="none" style:text-underline-style="none" fo:font-weight="normal" officeooo:rsid="0029a8b7" fo:background-color="transparent" style:font-name-asian="Microsoft YaHei" style:font-size-asian="10pt" style:font-style-asian="normal" style:font-weight-asian="normal" style:font-name-complex="Mangal" style:font-size-complex="10pt" style:font-style-complex="normal" style:font-weight-complex="normal" style:text-overline-style="none" style:text-overline-color="font-color"/>
    </style:style>
    <style:style style:name="P232" style:family="paragraph" style:parent-style-name="Standard">
      <style:paragraph-properties fo:margin-left="0.4972in" fo:margin-right="0.0661in" fo:text-align="end" style:justify-single-word="false" fo:text-indent="-0.3866in" style:auto-text-indent="false">
        <style:tab-stops/>
      </style:paragraph-properties>
      <style:text-properties fo:color="#000000" style:text-outline="false" style:text-line-through-style="none" style:text-line-through-type="none" style:font-name="Courier 10 Pitch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Standard">
      <style:paragraph-properties fo:margin-left="0.4972in" fo:margin-right="0.0661in" fo:text-align="end" style:justify-single-word="false" fo:text-indent="-0.3866in" style:auto-text-indent="false">
        <style:tab-stops/>
      </style:paragraph-properties>
      <style:text-properties fo:color="#000000" style:text-outline="false" style:text-line-through-style="none" style:text-line-through-type="none" style:font-name="DejaVu Serif2" fo:font-size="10pt" fo:font-style="normal" fo:text-shadow="none" style:text-underline-style="none" fo:font-weight="normal" officeooo:rsid="0029a8b7" fo:background-color="transparent" style:font-name-asian="Microsoft YaHei" style:font-size-asian="10pt" style:font-style-asian="normal" style:font-weight-asian="normal" style:font-name-complex="Mangal" style:font-size-complex="10pt" style:font-style-complex="normal" style:font-weight-complex="normal" style:text-overline-style="none" style:text-overline-color="font-color"/>
    </style:style>
    <style:style style:name="P234" style:family="paragraph" style:parent-style-name="MCI_20_command_20_-_20_ryan">
      <style:paragraph-properties>
        <style:tab-stops>
          <style:tab-stop style:position="5.9402in" style:type="right" style:leader-style="dotted" style:leader-text="."/>
        </style:tab-stops>
      </style:paragraph-properties>
    </style:style>
    <style:style style:name="P235" style:family="paragraph" style:parent-style-name="Footnote">
      <style:text-properties officeooo:rsid="008cbc92" officeooo:paragraph-rsid="008cbc92"/>
    </style:style>
    <style:style style:name="P236" style:family="paragraph" style:parent-style-name="Text_20_body">
      <style:paragraph-properties fo:margin-left="1in" fo:margin-right="0.75in" fo:text-indent="0in" style:auto-text-indent="false"/>
    </style:style>
    <style:style style:name="P237" style:family="paragraph" style:parent-style-name="Heading_20_1">
      <style:paragraph-properties>
        <style:tab-stops>
          <style:tab-stop style:position="0in"/>
          <style:tab-stop style:position="6in" style:type="right" style:leader-style="dotted" style:leader-text="."/>
        </style:tab-stops>
      </style:paragraph-properties>
    </style:style>
    <style:style style:name="P238" style:family="paragraph" style:parent-style-name="Standard">
      <loext:graphic-properties draw:fill="none"/>
      <style:paragraph-properties fo:margin-left="0.5in" fo:margin-right="-0.1866in" fo:margin-top="0in" fo:margin-bottom="0in" loext:contextual-spacing="false" fo:orphans="3" fo:widows="3" fo:text-indent="0in" style:auto-text-indent="false" fo:background-color="transparent" style:shadow="none" style:writing-mode="lr-tb">
        <style:tab-stops/>
      </style:paragraph-properties>
      <style:text-properties fo:font-weight="bold" style:font-weight-asian="bold" style:font-weight-complex="bold"/>
    </style:style>
    <style:style style:name="P239" style:family="paragraph" style:parent-style-name="Standard">
      <loext:graphic-properties draw:fill="none"/>
      <style:paragraph-properties fo:margin-left="0.5in" fo:margin-right="-0.1866in" fo:margin-top="0in" fo:margin-bottom="0in" loext:contextual-spacing="false" fo:orphans="3" fo:widows="3" fo:text-indent="0in" style:auto-text-indent="false" fo:background-color="transparent" style:shadow="none" style:writing-mode="lr-tb">
        <style:tab-stops/>
      </style:paragraph-properties>
      <style:text-properties fo:font-weight="bold" officeooo:rsid="00ae9eb6" style:font-weight-asian="bold" style:font-weight-complex="bold"/>
    </style:style>
    <style:style style:name="P240" style:family="paragraph" style:parent-style-name="Standard">
      <loext:graphic-properties draw:fill="none"/>
      <style:paragraph-properties fo:margin-left="0.5in" fo:margin-right="-0.1866in" fo:margin-top="0in" fo:margin-bottom="0in" loext:contextual-spacing="false" fo:orphans="3" fo:widows="3" fo:text-indent="0in" style:auto-text-indent="false" fo:background-color="transparent" style:shadow="none" style:writing-mode="lr-tb">
        <style:tab-stops/>
      </style:paragraph-properties>
    </style:style>
    <style:style style:name="P241" style:family="paragraph" style:parent-style-name="Addendum_20_Paragraph_20_-_20_ryan">
      <style:text-properties officeooo:paragraph-rsid="00ba3621"/>
    </style:style>
    <style:style style:name="P242" style:family="paragraph" style:parent-style-name="Text_20_body">
      <style:paragraph-properties fo:margin-left="0.5in" fo:margin-right="0.75in" fo:text-indent="0in" style:auto-text-indent="false"/>
      <style:text-properties fo:font-style="italic" style:font-style-asian="italic" style:font-style-complex="italic"/>
    </style:style>
    <style:style style:name="P243" style:family="paragraph" style:parent-style-name="Text_20_body">
      <style:paragraph-properties fo:margin-left="0in" fo:margin-right="0.75in" fo:text-indent="0in" style:auto-text-indent="false"/>
    </style:style>
    <style:style style:name="P244" style:family="paragraph" style:parent-style-name="Text_20_body" style:master-page-name="">
      <style:paragraph-properties fo:margin-top="0in" fo:margin-bottom="0.15in" loext:contextual-spacing="false" fo:line-height="150%" fo:text-align="justify" style:justify-single-word="false" fo:orphans="3" fo:widows="3" fo:hyphenation-ladder-count="no-limit" style:page-number="auto" style:shadow="none" style:writing-mode="lr-tb">
        <style:tab-stops/>
      </style:paragraph-properties>
      <style:text-properties fo:hyphenate="true" fo:hyphenation-remain-char-count="2" fo:hyphenation-push-char-count="2"/>
    </style:style>
    <style:style style:name="P245" style:family="paragraph" style:parent-style-name="List_20_Paragraph">
      <style:text-properties officeooo:rsid="00b4ec6f" officeooo:paragraph-rsid="00b4ec6f"/>
    </style:style>
    <style:style style:name="P246" style:family="paragraph" style:parent-style-name="Heading_20_4">
      <style:paragraph-properties>
        <style:tab-stops>
          <style:tab-stop style:position="0in"/>
          <style:tab-stop style:position="6in" style:type="right" style:leader-style="dotted" style:leader-text="."/>
        </style:tab-stops>
      </style:paragraph-properties>
    </style:style>
    <style:style style:name="P247" style:family="paragraph" style:parent-style-name="Boxed_20_paragraph_20_-_20_ryan">
      <style:paragraph-properties fo:text-align="center" style:justify-single-word="false"/>
      <style:text-properties officeooo:paragraph-rsid="00a776a7"/>
    </style:style>
    <style:style style:name="P248" style:family="paragraph" style:parent-style-name="Standard" style:list-style-name="">
      <style:paragraph-properties fo:margin-left="0in" fo:margin-right="0in" fo:line-height="200%" fo:text-align="center" style:justify-single-word="false" fo:text-indent="0in" style:auto-text-indent="false"/>
      <style:text-properties fo:font-size="10.5pt" style:font-size-asian="10.5pt" style:font-size-complex="10.5pt"/>
    </style:style>
    <style:style style:name="P249" style:family="paragraph" style:parent-style-name="Standard" style:list-style-name="">
      <style:paragraph-properties fo:margin-left="0in" fo:margin-right="0in" fo:text-indent="0in" style:auto-text-indent="false"/>
      <style:text-properties style:font-name="Courier 10 Pitch1"/>
    </style:style>
    <style:style style:name="P250" style:family="paragraph" style:parent-style-name="Standard" style:list-style-name="">
      <style:paragraph-properties fo:margin-left="0in" fo:margin-right="0in" fo:text-indent="0in" style:auto-text-indent="false"/>
      <style:text-properties officeooo:paragraph-rsid="006018f0"/>
    </style:style>
    <style:style style:name="P251" style:family="paragraph" style:parent-style-name="Standard">
      <style:paragraph-properties fo:margin-left="0in" fo:margin-right="0in" fo:keep-together="always" fo:text-indent="0in" style:auto-text-indent="false"/>
      <style:text-properties officeooo:rsid="00c855da" officeooo:paragraph-rsid="00c855da"/>
    </style:style>
    <style:style style:name="P252" style:family="paragraph" style:parent-style-name="Standard" style:master-page-name="Preface_20_-_20_left">
      <style:paragraph-properties fo:margin-left="0in" fo:margin-right="0in" fo:line-height="200%" fo:text-align="start" style:justify-single-word="false" fo:text-indent="0in" style:auto-text-indent="false" style:page-number="auto"/>
      <style:text-properties officeooo:paragraph-rsid="00192781"/>
    </style:style>
    <style:style style:name="P253" style:family="paragraph" style:parent-style-name="Standard" style:list-style-name="">
      <style:paragraph-properties fo:margin-left="0in" fo:margin-right="0in" fo:margin-top="0in" fo:margin-bottom="0in" loext:contextual-spacing="false" fo:line-height="100%" fo:orphans="3" fo:widows="3" fo:text-indent="0in" style:auto-text-indent="false" style:shadow="none" style:writing-mode="lr-tb">
        <style:tab-stops/>
      </style:paragraph-properties>
    </style:style>
    <style:style style:name="P254" style:family="paragraph" style:parent-style-name="Standard" style:list-style-name="">
      <style:paragraph-properties fo:margin-left="0in" fo:margin-right="0in" fo:margin-top="0in" fo:margin-bottom="0in" loext:contextual-spacing="false" fo:line-height="100%" fo:orphans="3" fo:widows="3" fo:text-indent="0in" style:auto-text-indent="false" style:shadow="none" style:writing-mode="lr-tb">
        <style:tab-stops/>
      </style:paragraph-properties>
      <style:text-properties officeooo:paragraph-rsid="005e775d"/>
    </style:style>
    <style:style style:name="P255" style:family="paragraph" style:parent-style-name="Standard">
      <style:paragraph-properties fo:margin-left="0in" fo:margin-right="0in" fo:keep-together="always" fo:text-indent="0in" style:auto-text-indent="false" fo:keep-with-next="always"/>
      <style:text-properties officeooo:paragraph-rsid="00c855da"/>
    </style:style>
    <style:style style:name="P256" style:family="paragraph" style:parent-style-name="Standard" style:list-style-name="">
      <style:paragraph-properties fo:margin-left="0.25in" fo:margin-right="0in" fo:text-indent="0in" style:auto-text-indent="false"/>
      <style:text-properties style:font-name="Courier 10 Pitch1"/>
    </style:style>
    <style:style style:name="P257" style:family="paragraph" style:parent-style-name="Standard" style:list-style-name="">
      <style:paragraph-properties fo:margin-left="0.25in" fo:margin-right="0in" fo:text-indent="0in" style:auto-text-indent="false"/>
      <style:text-properties style:font-name="Courier 10 Pitch1"/>
    </style:style>
    <style:style style:name="P258" style:family="paragraph" style:parent-style-name="Standard" style:list-style-name="">
      <style:paragraph-properties fo:margin-left="0.25in" fo:margin-right="0in" fo:text-indent="0in" style:auto-text-indent="false"/>
      <style:text-properties style:font-name="Courier 10 Pitch1" style:font-name-complex="Courier New3"/>
    </style:style>
    <style:style style:name="P259" style:family="paragraph" style:parent-style-name="Standard" style:list-style-name="">
      <style:paragraph-properties fo:margin-left="0.25in" fo:margin-right="0in" fo:text-indent="0in" style:auto-text-indent="false"/>
    </style:style>
    <style:style style:name="P260" style:family="paragraph" style:parent-style-name="Standard" style:list-style-name="">
      <style:paragraph-properties fo:margin-left="0.25in" fo:margin-right="0in" fo:text-indent="0in" style:auto-text-indent="false"/>
      <style:text-properties style:font-name-complex="Courier New3"/>
    </style:style>
    <style:style style:name="P261" style:family="paragraph" style:parent-style-name="Standard" style:list-style-name="WWNum8"/>
    <style:style style:name="P262" style:family="paragraph" style:parent-style-name="Standard" style:list-style-name="WWNum5"/>
    <style:style style:name="P263" style:family="paragraph" style:parent-style-name="Standard" style:list-style-name=""/>
    <style:style style:name="P264" style:family="paragraph" style:parent-style-name="Standard" style:list-style-name="L3"/>
    <style:style style:name="P265" style:family="paragraph" style:parent-style-name="Standard" style:list-style-name="WWNum10"/>
    <style:style style:name="P266" style:family="paragraph" style:parent-style-name="Standard" style:list-style-name="L6">
      <style:text-properties officeooo:paragraph-rsid="005e775d"/>
    </style:style>
    <style:style style:name="P267" style:family="paragraph" style:parent-style-name="Standard" style:list-style-name="L7">
      <style:text-properties officeooo:paragraph-rsid="005e775d"/>
    </style:style>
    <style:style style:name="P268" style:family="paragraph" style:parent-style-name="Standard" style:list-style-name="L9">
      <style:text-properties officeooo:rsid="0068960c" officeooo:paragraph-rsid="006a2b58"/>
    </style:style>
    <style:style style:name="P269" style:family="paragraph" style:parent-style-name="Standard" style:list-style-name="L9">
      <style:text-properties fo:font-style="normal" officeooo:rsid="006a2b58" officeooo:paragraph-rsid="006a2b58" style:font-style-asian="normal" style:font-style-complex="normal"/>
    </style:style>
    <style:style style:name="P270" style:family="paragraph" style:parent-style-name="Standard" style:list-style-name="">
      <style:paragraph-properties fo:text-align="center" style:justify-single-word="false"/>
      <style:text-properties style:font-name="Courier New1" style:font-name-complex="Courier New3"/>
    </style:style>
    <style:style style:name="P271" style:family="paragraph" style:parent-style-name="Standard" style:list-style-name="">
      <style:text-properties style:font-name="Courier New1" style:font-name-complex="Courier New3"/>
    </style:style>
    <style:style style:name="P272" style:family="paragraph" style:parent-style-name="Standard" style:list-style-name="L10">
      <style:text-properties officeooo:paragraph-rsid="00744f60"/>
    </style:style>
    <style:style style:name="P273" style:family="paragraph" style:parent-style-name="Standard" style:list-style-name="L11">
      <style:text-properties officeooo:rsid="00744f60" officeooo:paragraph-rsid="0072a057"/>
    </style:style>
    <style:style style:name="P274" style:family="paragraph" style:parent-style-name="Standard" style:list-style-name="WWNum11"/>
    <style:style style:name="P275" style:family="paragraph" style:parent-style-name="Standard" style:list-style-name="WWNum12"/>
    <style:style style:name="P276" style:family="paragraph" style:parent-style-name="Standard" style:list-style-name="L12"/>
    <style:style style:name="P277" style:family="paragraph" style:parent-style-name="Standard" style:list-style-name="L13"/>
    <style:style style:name="P278" style:family="paragraph" style:parent-style-name="Standard" style:list-style-name="L14"/>
    <style:style style:name="P279" style:family="paragraph" style:parent-style-name="Standard" style:list-style-name="L15"/>
    <style:style style:name="P280" style:family="paragraph" style:parent-style-name="Standard" style:list-style-name="">
      <style:text-properties fo:font-style="italic" fo:font-weight="bold" style:font-style-asian="italic" style:font-weight-asian="bold" style:font-style-complex="italic" style:font-weight-complex="bold"/>
    </style:style>
    <style:style style:name="P281" style:family="paragraph" style:parent-style-name="Standard" style:list-style-name="L16"/>
    <style:style style:name="P282" style:family="paragraph" style:parent-style-name="Standard" style:list-style-name="L17"/>
    <style:style style:name="P283" style:family="paragraph" style:parent-style-name="Standard" style:list-style-name="L19">
      <style:text-properties officeooo:paragraph-rsid="005468d1"/>
    </style:style>
    <style:style style:name="P284" style:family="paragraph" style:parent-style-name="Standard" style:list-style-name="L20"/>
    <style:style style:name="P285" style:family="paragraph" style:parent-style-name="Standard" style:list-style-name="L21"/>
    <style:style style:name="P286" style:family="paragraph" style:parent-style-name="Standard" style:list-style-name="L22">
      <style:paragraph-properties>
        <style:tab-stops>
          <style:tab-stop style:position="6.6874in" style:type="right"/>
          <style:tab-stop style:position="6.75in" style:type="right"/>
        </style:tab-stops>
      </style:paragraph-properties>
    </style:style>
    <style:style style:name="P287" style:family="paragraph" style:parent-style-name="Standard" style:list-style-name="L23">
      <style:paragraph-properties>
        <style:tab-stops>
          <style:tab-stop style:position="6.6874in" style:type="right"/>
          <style:tab-stop style:position="6.75in" style:type="right"/>
        </style:tab-stops>
      </style:paragraph-properties>
    </style:style>
    <style:style style:name="P288" style:family="paragraph" style:parent-style-name="Standard" style:list-style-name="L24">
      <style:paragraph-properties>
        <style:tab-stops>
          <style:tab-stop style:position="6.6874in" style:type="right"/>
          <style:tab-stop style:position="6.75in" style:type="right"/>
        </style:tab-stops>
      </style:paragraph-properties>
    </style:style>
    <style:style style:name="P289" style:family="paragraph" style:parent-style-name="Standard" style:list-style-name="">
      <style:paragraph-properties>
        <style:tab-stops>
          <style:tab-stop style:position="6.6874in" style:type="right"/>
          <style:tab-stop style:position="6.75in" style:type="right"/>
        </style:tab-stops>
      </style:paragraph-properties>
    </style:style>
    <style:style style:name="P290" style:family="paragraph" style:parent-style-name="Standard" style:list-style-name="L25"/>
    <style:style style:name="P291" style:family="paragraph" style:parent-style-name="Standard" style:list-style-name="L26"/>
    <style:style style:name="P292" style:family="paragraph" style:parent-style-name="Standard" style:list-style-name="WWNum13"/>
    <style:style style:name="P293" style:family="paragraph" style:parent-style-name="Standard" style:list-style-name="L27"/>
    <style:style style:name="P294" style:family="paragraph" style:parent-style-name="Standard" style:list-style-name="">
      <style:paragraph-properties>
        <style:tab-stops/>
      </style:paragraph-properties>
    </style:style>
    <style:style style:name="P295" style:family="paragraph" style:parent-style-name="Standard" style:list-style-name="L29"/>
    <style:style style:name="P296" style:family="paragraph" style:parent-style-name="Standard">
      <style:text-properties officeooo:rsid="00c855da" officeooo:paragraph-rsid="00c855da"/>
    </style:style>
    <style:style style:name="P297" style:family="paragraph" style:parent-style-name="Standard">
      <style:text-properties officeooo:rsid="00c8a84b" officeooo:paragraph-rsid="00c8a84b"/>
    </style:style>
    <style:style style:name="P298" style:family="paragraph" style:parent-style-name="Standard" style:list-style-name="">
      <style:paragraph-properties fo:margin-left="0.5in" fo:margin-right="0in" fo:text-indent="0.5in" style:auto-text-indent="false"/>
    </style:style>
    <style:style style:name="P299" style:family="paragraph" style:parent-style-name="Standard" style:list-style-name="">
      <style:paragraph-properties fo:margin-left="0.5in" fo:margin-right="0in" fo:text-indent="0.5in" style:auto-text-indent="false"/>
      <style:text-properties style:font-name="Courier New1" style:font-name-complex="Courier New3"/>
    </style:style>
    <style:style style:name="P300" style:family="paragraph" style:parent-style-name="Standard" style:list-style-name="">
      <style:paragraph-properties fo:margin-left="2in" fo:margin-right="0in" fo:text-indent="0in" style:auto-text-indent="false"/>
      <style:text-properties style:font-name="Courier New1" style:font-name-asian="Courier New3" style:font-name-complex="Courier New3"/>
    </style:style>
    <style:style style:name="P301" style:family="paragraph" style:parent-style-name="Standard" style:list-style-name="">
      <style:paragraph-properties fo:margin-left="1in" fo:margin-right="0in" fo:text-indent="0in" style:auto-text-indent="false"/>
      <style:text-properties style:font-name="Courier New1" style:font-name-complex="Courier New3"/>
    </style:style>
    <style:style style:name="P302" style:family="paragraph" style:parent-style-name="Standard" style:list-style-name="">
      <style:paragraph-properties fo:margin-left="1in" fo:margin-right="0in" fo:text-indent="0in" style:auto-text-indent="false"/>
    </style:style>
    <style:style style:name="P303" style:family="paragraph" style:parent-style-name="Standard" style:master-page-name="Standard">
      <style:paragraph-properties style:page-number="auto"/>
    </style:style>
    <style:style style:name="P304" style:family="paragraph" style:parent-style-name="Standard" style:list-style-name="">
      <style:paragraph-properties fo:break-before="page"/>
    </style:style>
    <style:style style:name="P305" style:family="paragraph" style:parent-style-name="Standard">
      <style:paragraph-properties fo:break-before="page"/>
      <style:text-properties officeooo:rsid="00c855da" officeooo:paragraph-rsid="00c855da"/>
    </style:style>
    <style:style style:name="P306" style:family="paragraph" style:parent-style-name="Standard" style:list-style-name="">
      <style:paragraph-properties fo:margin-left="1.5in" fo:margin-right="1.75in" fo:text-align="center" style:justify-single-word="false" fo:text-indent="0in" style:auto-text-indent="false" fo:padding-left="0.0555in" fo:padding-right="0in" fo:padding-top="0.0138in" fo:padding-bottom="0.0138in" fo:border="0.51pt solid #00000a"/>
      <style:text-properties style:font-name="Courier New1" style:font-name-complex="Courier New3"/>
    </style:style>
    <style:style style:name="P307" style:family="paragraph" style:parent-style-name="Standard">
      <style:paragraph-properties fo:margin-left="0.4972in" fo:margin-right="0.0661in" fo:text-align="end" style:justify-single-word="false" fo:text-indent="-0.3866in" style:auto-text-indent="false">
        <style:tab-stops/>
      </style:paragraph-properties>
      <style:text-properties fo:color="#000000" style:text-outline="false" style:text-line-through-style="none" style:text-line-through-type="none" style:font-name="DejaVu Serif2" fo:font-size="10pt" fo:font-style="normal" fo:text-shadow="none" style:text-underline-style="none" fo:font-weight="normal" officeooo:rsid="00c8993f" officeooo:paragraph-rsid="00c8993f" fo:background-color="transparent" style:font-name-asian="Microsoft YaHei" style:font-size-asian="10pt" style:font-style-asian="normal" style:font-weight-asian="normal" style:font-name-complex="Mangal" style:font-size-complex="10pt" style:font-style-complex="normal" style:font-weight-complex="normal" style:text-overline-style="none" style:text-overline-color="font-color"/>
    </style:style>
    <style:style style:name="P308" style:family="paragraph" style:parent-style-name="Standard">
      <style:paragraph-properties fo:margin-left="0.2665in" fo:margin-right="-0.0008in" fo:text-align="start" style:justify-single-word="false" fo:text-indent="-0.2307in" style:auto-text-indent="false">
        <style:tab-stops/>
      </style:paragraph-properties>
      <style:text-properties fo:color="#000000" style:text-outline="false" style:text-line-through-style="none" style:text-line-through-type="none" style:font-name="DejaVu Serif2" fo:font-size="10pt" fo:font-style="normal" fo:text-shadow="none" style:text-underline-style="none" fo:font-weight="normal" officeooo:rsid="0029a8b7" fo:background-color="transparent" style:font-name-asian="Microsoft YaHei" style:font-size-asian="10pt" style:font-style-asian="normal" style:font-weight-asian="normal" style:font-name-complex="Mangal" style:font-size-complex="10pt" style:font-style-complex="normal" style:font-weight-complex="normal" style:text-overline-style="none" style:text-overline-color="font-color"/>
    </style:style>
    <style:style style:name="P309" style:family="paragraph" style:parent-style-name="Standard">
      <style:paragraph-properties fo:margin-left="0.2665in" fo:margin-right="-0.0008in" fo:text-align="start" style:justify-single-word="false" fo:text-indent="-0.2307in" style:auto-text-indent="false">
        <style:tab-stops/>
      </style:paragraph-properties>
      <style:text-properties fo:color="#000000" style:text-outline="false" style:text-line-through-style="none" style:text-line-through-type="none" style:font-name="DejaVu Serif2" fo:font-size="10pt" fo:font-style="normal" fo:text-shadow="none" style:text-underline-style="none" fo:font-weight="normal" officeooo:rsid="00c8993f" officeooo:paragraph-rsid="00c8993f" fo:background-color="transparent" style:font-name-asian="Microsoft YaHei" style:font-size-asian="10pt" style:font-style-asian="normal" style:font-weight-asian="normal" style:font-name-complex="Mangal" style:font-size-complex="10pt" style:font-style-complex="normal" style:font-weight-complex="normal" style:text-overline-style="none" style:text-overline-color="font-color"/>
    </style:style>
    <style:style style:name="P310" style:family="paragraph" style:parent-style-name="Text_20_body" style:list-style-name="WWNum7"/>
    <style:style style:name="P311" style:family="paragraph" style:parent-style-name="Text_20_body" style:list-style-name="">
      <style:paragraph-properties fo:text-align="end" style:justify-single-word="false"/>
    </style:style>
    <style:style style:name="P312" style:family="paragraph" style:parent-style-name="Text_20_body" style:list-style-name=""/>
    <style:style style:name="P313" style:family="paragraph" style:parent-style-name="Text_20_body" style:list-style-name="">
      <style:text-properties officeooo:paragraph-rsid="0077b7e0"/>
    </style:style>
    <style:style style:name="P314" style:family="paragraph" style:parent-style-name="Text_20_body" style:list-style-name="">
      <style:text-properties officeooo:paragraph-rsid="003dc635"/>
    </style:style>
    <style:style style:name="P315" style:family="paragraph" style:parent-style-name="Text_20_body" style:list-style-name="">
      <style:text-properties officeooo:paragraph-rsid="0056bd14"/>
    </style:style>
    <style:style style:name="P316" style:family="paragraph" style:parent-style-name="Text_20_body" style:list-style-name="WWNum8"/>
    <style:style style:name="P317" style:family="paragraph" style:parent-style-name="Text_20_body" style:list-style-name="WWNum8">
      <style:text-properties officeooo:paragraph-rsid="00265ae2"/>
    </style:style>
    <style:style style:name="P318" style:family="paragraph" style:parent-style-name="Text_20_body" style:list-style-name="WWNum9"/>
    <style:style style:name="P319" style:family="paragraph" style:parent-style-name="Text_20_body" style:list-style-name="L2"/>
    <style:style style:name="P320" style:family="paragraph" style:parent-style-name="Text_20_body" style:list-style-name="WWNum1"/>
    <style:style style:name="P321" style:family="paragraph" style:parent-style-name="Text_20_body" style:list-style-name="WWNum1">
      <style:text-properties officeooo:paragraph-rsid="00265ae2"/>
    </style:style>
    <style:style style:name="P322" style:family="paragraph" style:parent-style-name="Text_20_body" style:list-style-name="WWNum2"/>
    <style:style style:name="P323" style:family="paragraph" style:parent-style-name="Text_20_body" style:list-style-name="WWNum3"/>
    <style:style style:name="P324" style:family="paragraph" style:parent-style-name="Text_20_body" style:list-style-name="WWNum3">
      <style:text-properties officeooo:paragraph-rsid="0027ee68"/>
    </style:style>
    <style:style style:name="P325" style:family="paragraph" style:parent-style-name="Text_20_body" style:list-style-name="WWNum4"/>
    <style:style style:name="P326" style:family="paragraph" style:parent-style-name="Text_20_body" style:list-style-name="L4">
      <style:text-properties officeooo:rsid="0056a703" officeooo:paragraph-rsid="0056a703"/>
    </style:style>
    <style:style style:name="P327" style:family="paragraph" style:parent-style-name="Text_20_body" style:list-style-name="L5">
      <style:text-properties officeooo:rsid="00554beb" officeooo:paragraph-rsid="00554beb"/>
    </style:style>
    <style:style style:name="P328" style:family="paragraph" style:parent-style-name="Text_20_body" style:list-style-name="L18"/>
    <style:style style:name="P329" style:family="paragraph" style:parent-style-name="Text_20_body" style:list-style-name="WWNum26"/>
    <style:style style:name="P330" style:family="paragraph" style:parent-style-name="Text_20_body" style:list-style-name="WWNum15"/>
    <style:style style:name="P331" style:family="paragraph" style:parent-style-name="Text_20_body" style:list-style-name="WWNum15">
      <style:text-properties officeooo:paragraph-rsid="0029a8b7"/>
    </style:style>
    <style:style style:name="P332" style:family="paragraph" style:parent-style-name="Text_20_body" style:list-style-name="L28"/>
    <style:style style:name="P333" style:family="paragraph" style:parent-style-name="Text_20_body" style:list-style-name="WWNum14"/>
    <style:style style:name="P334" style:family="paragraph" style:parent-style-name="Text_20_body" style:list-style-name="WWNum12"/>
    <style:style style:name="P335" style:family="paragraph" style:parent-style-name="Text_20_body" style:list-style-name="L1" style:master-page-name="">
      <loext:graphic-properties draw:fill="none" draw:fill-color="#99ccff" draw:fill-image-width="0in" draw:fill-image-height="0in"/>
      <style:paragraph-properties fo:margin-left="0.5in" fo:margin-right="0in" fo:margin-top="0in" fo:margin-bottom="0.15in" loext:contextual-spacing="false" fo:line-height="150%" fo:text-align="end" style:justify-single-word="false" fo:orphans="3" fo:widows="3" fo:hyphenation-ladder-count="no-limit" fo:text-indent="-0.25in" style:auto-text-indent="false" style:page-number="auto" fo:background-color="transparent" style:shadow="none" style:writing-mode="lr-tb">
        <style:tab-stops>
          <style:tab-stop style:position="1in"/>
        </style:tab-stops>
      </style:paragraph-properties>
      <style:text-properties fo:hyphenate="true" fo:hyphenation-remain-char-count="2" fo:hyphenation-push-char-count="2"/>
    </style:style>
    <style:style style:name="P336" style:family="paragraph" style:parent-style-name="Text_20_body" style:list-style-name="" style:master-page-name="">
      <loext:graphic-properties draw:fill="none" draw:fill-color="#99ccff"/>
      <style:paragraph-properties fo:margin-left="1in" fo:margin-right="0in" fo:margin-top="0in" fo:margin-bottom="0.15in" loext:contextual-spacing="false" fo:line-height="150%" fo:text-align="end" style:justify-single-word="false" fo:orphans="3" fo:widows="3" fo:hyphenation-ladder-count="no-limit" fo:text-indent="0in" style:auto-text-indent="false" style:page-number="auto" fo:background-color="transparent" style:shadow="none" style:writing-mode="lr-tb">
        <style:tab-stops/>
      </style:paragraph-properties>
      <style:text-properties fo:hyphenate="true" fo:hyphenation-remain-char-count="2" fo:hyphenation-push-char-count="2"/>
    </style:style>
    <style:style style:name="P337" style:family="paragraph" style:parent-style-name="Text_20_body" style:list-style-name="">
      <style:paragraph-properties fo:margin-left="1in" fo:margin-right="0.75in" fo:text-indent="0in" style:auto-text-indent="false"/>
    </style:style>
    <style:style style:name="P338" style:family="paragraph" style:parent-style-name="Heading_20_1" style:master-page-name="Preface_20_-_20_left">
      <style:paragraph-properties fo:margin-left="0in" fo:margin-right="0in" fo:text-indent="0in" style:auto-text-indent="false" style:page-number="1"/>
    </style:style>
    <style:style style:name="P339" style:family="paragraph" style:parent-style-name="Heading_20_1" style:master-page-name="Standard">
      <style:paragraph-properties style:page-number="auto"/>
    </style:style>
    <style:style style:name="P340" style:family="paragraph" style:parent-style-name="Heading_20_1">
      <style:paragraph-properties fo:break-before="page"/>
    </style:style>
    <style:style style:name="P341" style:family="paragraph" style:parent-style-name="Title" style:list-style-name="" style:master-page-name="Title_20_Page">
      <style:paragraph-properties fo:margin-left="0in" fo:margin-right="0in" fo:line-height="200%" fo:text-align="center" style:justify-single-word="false" fo:text-indent="0in" style:auto-text-indent="false" style:page-number="auto"/>
    </style:style>
    <style:style style:name="P342" style:family="paragraph" style:parent-style-name="Contents_20_Heading" style:master-page-name="Forepapers">
      <style:paragraph-properties style:page-number="auto"/>
    </style:style>
    <style:style style:name="P343" style:family="paragraph" style:parent-style-name="List_20_Paragraph" style:list-style-name="WWNum17"/>
    <style:style style:name="P344" style:family="paragraph" style:parent-style-name="List_20_Paragraph" style:list-style-name="WWNum18"/>
    <style:style style:name="P345" style:family="paragraph" style:parent-style-name="List_20_Paragraph" style:list-style-name="WWNum19"/>
    <style:style style:name="P346" style:family="paragraph" style:parent-style-name="List_20_Paragraph" style:list-style-name="WWNum19">
      <style:text-properties officeooo:paragraph-rsid="00b33007"/>
    </style:style>
    <style:style style:name="P347" style:family="paragraph" style:parent-style-name="List_20_Paragraph" style:list-style-name="WWNum19">
      <style:text-properties officeooo:paragraph-rsid="00b4ec6f"/>
    </style:style>
    <style:style style:name="P348" style:family="paragraph" style:parent-style-name="List_20_Paragraph" style:list-style-name="WWNum19">
      <style:text-properties officeooo:rsid="00b33007" officeooo:paragraph-rsid="00b33007"/>
    </style:style>
    <style:style style:name="P349" style:family="paragraph" style:parent-style-name="List_20_Paragraph" style:list-style-name="WWNum19">
      <style:text-properties officeooo:rsid="00b4ec6f" officeooo:paragraph-rsid="00b4ec6f"/>
    </style:style>
    <style:style style:name="P350" style:family="paragraph" style:parent-style-name="List_20_Paragraph" style:list-style-name="WWNum20"/>
    <style:style style:name="P351" style:family="paragraph" style:parent-style-name="List_20_Paragraph" style:list-style-name="WWNum21"/>
    <style:style style:name="P352" style:family="paragraph" style:parent-style-name="List_20_Paragraph" style:list-style-name="WWNum22"/>
    <style:style style:name="P353" style:family="paragraph" style:parent-style-name="List_20_Paragraph" style:list-style-name="WWNum23"/>
    <style:style style:name="P354" style:family="paragraph" style:parent-style-name="List_20_Paragraph" style:list-style-name="WWNum24"/>
    <style:style style:name="P355" style:family="paragraph" style:parent-style-name="List_20_Paragraph" style:list-style-name="WWNum25"/>
    <style:style style:name="P356" style:family="paragraph" style:parent-style-name="List_20_Paragraph" style:list-style-name="WWNum28"/>
    <style:style style:name="P357" style:family="paragraph" style:parent-style-name="List_20_Paragraph" style:list-style-name="WWNum27"/>
    <style:style style:name="P358" style:family="paragraph" style:parent-style-name="List_20_Paragraph" style:list-style-name="WWNum26"/>
    <style:style style:name="P359" style:family="paragraph" style:parent-style-name="List_20_Paragraph" style:list-style-name="WWNum29"/>
    <style:style style:name="P360" style:family="paragraph" style:parent-style-name="List_20_Paragraph" style:list-style-name="WWNum30"/>
    <style:style style:name="P361" style:family="paragraph" style:parent-style-name="List_20_Paragraph" style:list-style-name="WWNum30">
      <style:paragraph-properties>
        <style:tab-stops>
          <style:tab-stop style:position="6.6874in" style:type="right"/>
          <style:tab-stop style:position="6.75in" style:type="right"/>
        </style:tab-stops>
      </style:paragraph-properties>
    </style:style>
    <style:style style:name="P362" style:family="paragraph" style:parent-style-name="List_20_Paragraph" style:list-style-name="WWNum31"/>
    <style:style style:name="P363" style:family="paragraph" style:parent-style-name="List_20_Paragraph" style:list-style-name="WWNum12"/>
    <style:style style:name="P364" style:family="paragraph" style:parent-style-name="List_20_Paragraph" style:list-style-name="WWNum32"/>
    <style:style style:name="P365" style:family="paragraph" style:parent-style-name="Table_20_Contents" style:list-style-name=""/>
    <style:style style:name="P366" style:family="paragraph" style:parent-style-name="Table_20_Contents" style:list-style-name="L8">
      <style:paragraph-properties fo:margin-top="0in" fo:margin-bottom="0in" loext:contextual-spacing="false" fo:line-height="100%" fo:orphans="3" fo:widows="3" style:shadow="none" style:writing-mode="lr-tb">
        <style:tab-stops/>
      </style:paragraph-properties>
    </style:style>
    <style:style style:name="P367" style:family="paragraph" style:parent-style-name="Table_20_Contents" style:list-style-name="L8">
      <style:paragraph-properties fo:margin-top="0in" fo:margin-bottom="0in" loext:contextual-spacing="false" fo:line-height="100%" fo:orphans="3" fo:widows="3" style:shadow="none" style:writing-mode="lr-tb">
        <style:tab-stops/>
      </style:paragraph-properties>
    </style:style>
    <style:style style:name="P368" style:family="paragraph" style:parent-style-name="Table" style:list-style-name="WWNum3">
      <style:paragraph-properties fo:margin-left="0in" fo:margin-right="0in" fo:text-indent="0in" style:auto-text-indent="false"/>
      <style:text-properties officeooo:paragraph-rsid="0027ee68"/>
    </style:style>
    <style:style style:name="P3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21a8c"/>
    </style:style>
    <style:style style:name="T2" style:family="text">
      <style:text-properties officeooo:rsid="00851f68"/>
    </style:style>
    <style:style style:name="T3" style:family="text">
      <style:text-properties style:font-name="Courier New1" style:font-name-asian="Courier New3" style:font-name-complex="Courier New3"/>
    </style:style>
    <style:style style:name="T4" style:family="text">
      <style:text-properties style:font-name="Courier New1" style:font-name-complex="Courier New3"/>
    </style:style>
    <style:style style:name="T5" style:family="text">
      <style:text-properties style:font-name="Courier New1" style:font-name-complex="Courier New3" style:font-style-complex="italic"/>
    </style:style>
    <style:style style:name="T6" style:family="text">
      <style:text-properties style:font-name="Courier New1" fo:font-size="11pt" style:font-name-asian="Courier New3" style:font-size-asian="11pt" style:font-name-complex="Courier New3" style:font-size-complex="11pt"/>
    </style:style>
    <style:style style:name="T7" style:family="text">
      <style:text-properties fo:font-size="12pt" style:font-size-asian="12pt" style:font-size-complex="12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2acb77" style:font-style-asian="italic" style:font-style-complex="italic"/>
    </style:style>
    <style:style style:name="T12" style:family="text">
      <style:text-properties fo:font-style="italic" officeooo:rsid="0037665f" style:font-style-asian="italic" style:font-style-complex="italic"/>
    </style:style>
    <style:style style:name="T13" style:family="text">
      <style:text-properties fo:font-style="italic" officeooo:rsid="00446ce5" style:font-style-asian="italic" style:font-style-complex="italic"/>
    </style:style>
    <style:style style:name="T14" style:family="text">
      <style:text-properties fo:font-style="italic" officeooo:rsid="002592d0" style:font-style-asian="italic" style:font-style-complex="italic"/>
    </style:style>
    <style:style style:name="T15" style:family="text">
      <style:text-properties fo:font-style="italic" style:font-name-asian="Courier New3" style:font-style-asian="italic" style:font-name-complex="Courier New3" style:font-style-complex="italic"/>
    </style:style>
    <style:style style:name="T16" style:family="text">
      <style:text-properties fo:font-style="italic" officeooo:rsid="0037665f" style:font-name-asian="Courier New3" style:font-style-asian="italic" style:font-name-complex="Courier New3" style:font-style-complex="italic"/>
    </style:style>
    <style:style style:name="T17" style:family="text">
      <style:text-properties fo:font-style="italic" fo:background-color="#c0c0c0" loext:char-shading-value="0" style:font-style-asian="italic"/>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072a057" style:font-weight-asian="bold" style:font-weight-complex="bold"/>
    </style:style>
    <style:style style:name="T21" style:family="text">
      <style:text-properties fo:font-weight="bold" officeooo:rsid="00744f60" style:font-weight-asian="bold" style:font-weight-complex="bold"/>
    </style:style>
    <style:style style:name="T22" style:family="text">
      <style:text-properties fo:font-weight="bold" fo:background-color="transparent" loext:char-shading-value="0" style:font-weight-asian="bold" style:font-weight-complex="bold"/>
    </style:style>
    <style:style style:name="T23" style:family="text">
      <style:text-properties style:font-weight-complex="bold"/>
    </style:style>
    <style:style style:name="T24" style:family="text">
      <style:text-properties style:font-name-asian="Courier New3"/>
    </style:style>
    <style:style style:name="T25" style:family="text">
      <style:text-properties fo:font-style="normal" style:font-style-asian="normal" style:font-style-complex="normal"/>
    </style:style>
    <style:style style:name="T26" style:family="text">
      <style:text-properties fo:font-style="normal" officeooo:rsid="006a2b58" style:font-style-asian="normal" style:font-style-complex="normal"/>
    </style:style>
    <style:style style:name="T27" style:family="text">
      <style:text-properties style:text-position="super 58%"/>
    </style:style>
    <style:style style:name="T28" style:family="text">
      <style:text-properties style:font-name-complex="Courier New3"/>
    </style:style>
    <style:style style:name="T29" style:family="text">
      <style:text-properties fo:background-color="transparent" loext:char-shading-value="0"/>
    </style:style>
    <style:style style:name="T30" style:family="text">
      <style:text-properties officeooo:rsid="009aafde" fo:background-color="transparent" loext:char-shading-value="0"/>
    </style:style>
    <style:style style:name="T31" style:family="text">
      <style:text-properties officeooo:rsid="004b2b2e" fo:background-color="transparent" loext:char-shading-value="0"/>
    </style:style>
    <style:style style:name="T32" style:family="text">
      <style:text-properties fo:background-color="transparent" loext:char-shading-value="0" style:font-style-asian="italic"/>
    </style:style>
    <style:style style:name="T33" style:family="text">
      <style:text-properties officeooo:rsid="00ba3621" fo:background-color="transparent" loext:char-shading-value="0"/>
    </style:style>
    <style:style style:name="T34" style:family="text">
      <style:text-properties style:font-name="Courier 10 Pitch1"/>
    </style:style>
    <style:style style:name="T35" style:family="text">
      <style:text-properties style:font-name="Courier 10 Pitch1"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style:font-style-asian="italic"/>
    </style:style>
    <style:style style:name="T38" style:family="text">
      <style:text-properties style:font-name="DejaVu Serif1"/>
    </style:style>
    <style:style style:name="T39" style:family="text">
      <style:text-properties style:font-name="DejaVu Serif1" fo:font-weight="normal" style:font-weight-asian="normal" style:font-weight-complex="normal"/>
    </style:style>
    <style:style style:name="T40" style:family="text">
      <style:text-properties style:font-name="DejaVu Serif1" fo:font-weight="normal" officeooo:rsid="00447592" style:font-weight-asian="normal" style:font-weight-complex="normal"/>
    </style:style>
    <style:style style:name="T41" style:family="text">
      <style:text-properties style:font-name="DejaVu Serif1" fo:font-weight="normal" officeooo:rsid="00744f60" style:font-weight-asian="normal" style:font-weight-complex="normal"/>
    </style:style>
    <style:style style:name="T42" style:family="text">
      <style:text-properties style:font-name="DejaVu Serif1" officeooo:rsid="00447592"/>
    </style:style>
    <style:style style:name="T43" style:family="text">
      <style:text-properties officeooo:rsid="001d14bd"/>
    </style:style>
    <style:style style:name="T44" style:family="text">
      <style:text-properties style:font-name="DejaVu Serif3" officeooo:rsid="001d14bd" style:font-name-asian="DejaVu Serif3" style:font-name-complex="DejaVu Serif3"/>
    </style:style>
    <style:style style:name="T45" style:family="text">
      <style:text-properties style:font-name="DejaVu Serif3" officeooo:rsid="008adee7" style:font-name-asian="DejaVu Serif3" style:font-name-complex="DejaVu Serif3"/>
    </style:style>
    <style:style style:name="T46" style:family="text">
      <style:text-properties style:font-name="DejaVu Serif" officeooo:rsid="001d14bd" style:font-name-asian="Arial1" style:font-name-complex="Arial1"/>
    </style:style>
    <style:style style:name="T47" style:family="text">
      <style:text-properties officeooo:rsid="002138c1"/>
    </style:style>
    <style:style style:name="T48" style:family="text">
      <style:text-properties fo:font-size="10pt" style:font-size-asian="10pt" style:font-size-complex="10pt"/>
    </style:style>
    <style:style style:name="T49" style:family="text">
      <style:text-properties officeooo:rsid="00228a54"/>
    </style:style>
    <style:style style:name="T50" style:family="text">
      <style:text-properties officeooo:rsid="00239d84"/>
    </style:style>
    <style:style style:name="T51" style:family="text">
      <style:text-properties officeooo:rsid="00256eb4"/>
    </style:style>
    <style:style style:name="T52" style:family="text">
      <style:text-properties officeooo:rsid="002592d0"/>
    </style:style>
    <style:style style:name="T53" style:family="text">
      <style:text-properties fo:color="#000000" style:font-name="DejaVu Serif" fo:font-size="10pt" officeooo:rsid="00851f68" fo:background-color="#ffffff" loext:char-shading-value="0" style:font-name-asian="Arial1" style:font-name-complex="Arial1"/>
    </style:style>
    <style:style style:name="T54" style:family="text">
      <style:text-properties fo:color="#000000" style:font-name="DejaVu Serif" fo:font-size="10pt" fo:background-color="transparent" loext:char-shading-value="0" style:font-name-asian="Arial1" style:font-name-complex="Arial1"/>
    </style:style>
    <style:style style:name="T55" style:family="text">
      <style:text-properties officeooo:rsid="00265ae2"/>
    </style:style>
    <style:style style:name="T56" style:family="text">
      <style:text-properties officeooo:rsid="0027ee68"/>
    </style:style>
    <style:style style:name="T57" style:family="text">
      <style:text-properties officeooo:rsid="0029a8b7"/>
    </style:style>
    <style:style style:name="T58" style:family="text">
      <style:text-properties officeooo:rsid="002a8cb8"/>
    </style:style>
    <style:style style:name="T59" style:family="text">
      <style:text-properties officeooo:rsid="002ab73b"/>
    </style:style>
    <style:style style:name="T60" style:family="text">
      <style:text-properties officeooo:rsid="002acb77"/>
    </style:style>
    <style:style style:name="T61" style:family="text">
      <style:text-properties officeooo:rsid="002d45c8"/>
    </style:style>
    <style:style style:name="T62" style:family="text">
      <style:text-properties fo:background-color="#c0c0c0" loext:char-shading-value="0"/>
    </style:style>
    <style:style style:name="T63" style:family="text">
      <style:text-properties officeooo:rsid="002d821b"/>
    </style:style>
    <style:style style:name="T64" style:family="text">
      <style:text-properties officeooo:rsid="0031a7a1"/>
    </style:style>
    <style:style style:name="T65" style:family="text">
      <style:text-properties officeooo:rsid="0037665f"/>
    </style:style>
    <style:style style:name="T66" style:family="text">
      <style:text-properties officeooo:rsid="00394cc5"/>
    </style:style>
    <style:style style:name="T67" style:family="text">
      <style:text-properties officeooo:rsid="003ad4a8"/>
    </style:style>
    <style:style style:name="T68" style:family="text">
      <style:text-properties officeooo:rsid="003b0fc9"/>
    </style:style>
    <style:style style:name="T69" style:family="text">
      <style:text-properties officeooo:rsid="003b2491"/>
    </style:style>
    <style:style style:name="T70" style:family="text">
      <style:text-properties officeooo:rsid="003c5dd0"/>
    </style:style>
    <style:style style:name="T71" style:family="text">
      <style:text-properties officeooo:rsid="003dc635"/>
    </style:style>
    <style:style style:name="T72" style:family="text">
      <style:text-properties officeooo:rsid="003fb04a"/>
    </style:style>
    <style:style style:name="T73" style:family="text">
      <style:text-properties style:font-name="CBM"/>
    </style:style>
    <style:style style:name="T74" style:family="text">
      <style:text-properties officeooo:rsid="0041540d"/>
    </style:style>
    <style:style style:name="T75" style:family="text">
      <style:text-properties officeooo:rsid="00421a2c"/>
    </style:style>
    <style:style style:name="T76" style:family="text">
      <style:text-properties officeooo:rsid="00446ce5"/>
    </style:style>
    <style:style style:name="T77" style:family="text">
      <style:text-properties officeooo:rsid="004633af"/>
    </style:style>
    <style:style style:name="T78" style:family="text">
      <style:text-properties officeooo:rsid="00486966"/>
    </style:style>
    <style:style style:name="T79" style:family="text">
      <style:text-properties officeooo:rsid="00491c21"/>
    </style:style>
    <style:style style:name="T80" style:family="text">
      <style:text-properties officeooo:rsid="004b0313"/>
    </style:style>
    <style:style style:name="T81" style:family="text">
      <style:text-properties officeooo:rsid="0053508b"/>
    </style:style>
    <style:style style:name="T82" style:family="text">
      <style:text-properties officeooo:rsid="00541bd6"/>
    </style:style>
    <style:style style:name="T83" style:family="text">
      <style:text-properties officeooo:rsid="00552ada"/>
    </style:style>
    <style:style style:name="T84" style:family="text">
      <style:text-properties officeooo:rsid="0056a703"/>
    </style:style>
    <style:style style:name="T85" style:family="text">
      <style:text-properties officeooo:rsid="00599c13"/>
    </style:style>
    <style:style style:name="T86" style:family="text">
      <style:text-properties officeooo:rsid="005c41fd"/>
    </style:style>
    <style:style style:name="T87" style:family="text">
      <style:text-properties officeooo:rsid="005d6257"/>
    </style:style>
    <style:style style:name="T88" style:family="text">
      <style:text-properties officeooo:rsid="0064686a"/>
    </style:style>
    <style:style style:name="T89" style:family="text">
      <style:text-properties officeooo:rsid="00648ca6"/>
    </style:style>
    <style:style style:name="T90" style:family="text">
      <style:text-properties officeooo:rsid="00677fb1"/>
    </style:style>
    <style:style style:name="T91" style:family="text">
      <style:text-properties officeooo:rsid="006a2b58"/>
    </style:style>
    <style:style style:name="T92" style:family="text">
      <style:text-properties officeooo:rsid="006bdaa8"/>
    </style:style>
    <style:style style:name="T93" style:family="text">
      <style:text-properties officeooo:rsid="006d2933"/>
    </style:style>
    <style:style style:name="T94" style:family="text">
      <style:text-properties officeooo:rsid="006dcc32"/>
    </style:style>
    <style:style style:name="T95" style:family="text">
      <style:text-properties officeooo:rsid="006de424"/>
    </style:style>
    <style:style style:name="T96" style:family="text">
      <style:text-properties officeooo:rsid="0072a057"/>
    </style:style>
    <style:style style:name="T97" style:family="text">
      <style:text-properties officeooo:rsid="00763a98"/>
    </style:style>
    <style:style style:name="T98" style:family="text">
      <style:text-properties officeooo:rsid="0077b7e0"/>
    </style:style>
    <style:style style:name="T99" style:family="text">
      <style:text-properties officeooo:rsid="007d69e1"/>
    </style:style>
    <style:style style:name="T100" style:family="text">
      <style:text-properties officeooo:rsid="007e03b9"/>
    </style:style>
    <style:style style:name="T101" style:family="text">
      <style:text-properties officeooo:rsid="007f2e94"/>
    </style:style>
    <style:style style:name="T102" style:family="text">
      <style:text-properties officeooo:rsid="007fe676"/>
    </style:style>
    <style:style style:name="T103" style:family="text">
      <style:text-properties officeooo:rsid="0083ca48"/>
    </style:style>
    <style:style style:name="T104" style:family="text">
      <style:text-properties officeooo:rsid="0088086a"/>
    </style:style>
    <style:style style:name="T105" style:family="text">
      <style:text-properties officeooo:rsid="008e1997"/>
    </style:style>
    <style:style style:name="T106" style:family="text">
      <style:text-properties officeooo:rsid="009885e8"/>
    </style:style>
    <style:style style:name="T107" style:family="text">
      <style:text-properties style:use-window-font-color="true" fo:background-color="transparent" loext:char-shading-value="0"/>
    </style:style>
    <style:style style:name="T108" style:family="text">
      <style:text-properties officeooo:rsid="00a776a7"/>
    </style:style>
    <style:style style:name="T109" style:family="text">
      <style:text-properties officeooo:rsid="00a8d3a3"/>
    </style:style>
    <style:style style:name="T110" style:family="text">
      <style:text-properties officeooo:rsid="00aab49e"/>
    </style:style>
    <style:style style:name="T111" style:family="text">
      <style:text-properties officeooo:rsid="00aae6e2"/>
    </style:style>
    <style:style style:name="T112" style:family="text">
      <style:text-properties officeooo:rsid="00ae9eb6"/>
    </style:style>
    <style:style style:name="T113" style:family="text">
      <style:text-properties officeooo:rsid="00b09a65"/>
    </style:style>
    <style:style style:name="T114" style:family="text">
      <style:text-properties officeooo:rsid="00b33007"/>
    </style:style>
    <style:style style:name="T115" style:family="text">
      <style:text-properties officeooo:rsid="00b4ec6f"/>
    </style:style>
    <style:style style:name="T116" style:family="text">
      <style:text-properties officeooo:rsid="00b6293f"/>
    </style:style>
    <style:style style:name="T117" style:family="text">
      <style:text-properties officeooo:rsid="00ba3621"/>
    </style:style>
    <style:style style:name="T118" style:family="text">
      <style:text-properties officeooo:rsid="00bc0668"/>
    </style:style>
    <style:style style:name="T119" style:family="text">
      <style:text-properties officeooo:rsid="00bcc168"/>
    </style:style>
    <style:style style:name="T120" style:family="text">
      <style:text-properties officeooo:rsid="00bcfa9f"/>
    </style:style>
    <style:style style:name="T121" style:family="text">
      <style:text-properties officeooo:rsid="00bf2e80"/>
    </style:style>
    <style:style style:name="T122" style:family="text">
      <style:text-properties officeooo:rsid="00c14e76"/>
    </style:style>
    <style:style style:name="T123" style:family="text">
      <style:text-properties officeooo:rsid="00c27af4"/>
    </style:style>
    <style:style style:name="T124" style:family="text">
      <style:text-properties officeooo:rsid="00c5e550"/>
    </style:style>
    <style:style style:name="T125" style:family="text"/>
    <style:style style:name="T126" style:family="text">
      <style:text-properties fo:font-variant="normal" fo:text-transform="none"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27" style:family="text">
      <style:text-properties style:use-window-font-color="true" style:text-outline="false" style:text-line-through-style="none" style:text-line-through-typ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2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30" style:family="text">
      <style:text-properties style:font-name="Microsoft Sans Serif" fo:font-size="10pt" fo:language="en" fo:country="US" style:language-asian="en" style:country-asian="US" style:language-complex="ar" style:country-complex="SA"/>
    </style:style>
    <style:style style:name="Sect1"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341" text:outline-level="1"><text:bookmark-start text:name="__RefHeading__18608_668892931"/>IMAGE BBS v1.2 b<text:line-break/><text:span text:style-name="T7">Copyright © 1991 New Image Software</text:span><text:bookmark-end text:name="__RefHeading__18608_668892931"/></text:h>
      <text:p text:style-name="P19"/>
      <text:p text:style-name="P19"/>
      <text:p text:style-name="P19"/>
      <text:p text:style-name="P19"/>
      <text:p text:style-name="P19"/>
      <text:p text:style-name="P19"/>
      <text:p text:style-name="P19"/>
      <text:p text:style-name="P19"/>
      <text:p text:style-name="P19"/>
      <text:p text:style-name="P19"/>
      <text:p text:style-name="P53">Modifications by IRON AXE, RASCAL, METAL MAGE, PINACOLADA, and many others.</text:p>
      <text:p text:style-name="P53"/>
      <text:h text:style-name="P248" text:outline-level="1"><text:bookmark-start text:name="__RefHeading___Toc83958_1114717513"/>Manual OCRed by JOE COMMODORE. Updated by PINACOLADA from documentation by DR. BOB, LITTLE JOHN, and others.<text:bookmark-end text:name="__RefHeading___Toc83958_1114717513"/></text:h>
      <text:p text:style-name="P54"/>
      <text:p text:style-name="P54">Handle: ___________________________   Network Identifier: __________</text:p>
      <text:p text:style-name="P55"><text:span text:style-name="T9">Last Updated: </text:span><text:span text:style-name="T9"><text:date style:data-style-name="N79" text:date-value="2016-01-08T13:40:51.406000158" text:fixed="true">Friday, January 8, 2016</text:date></text:span></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Heading_20_1">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2">Table of Contents</text:p>
          </text:index-title>
          <text:h text:style-name="P237" text:outline-level="1"><text:soft-page-break/><text:tab/><text:a xlink:type="simple" xlink:href="#__RefHeading__18608_668892931" text:style-name="Index_20_Link" text:visited-style-name="Index_20_Link">IMAGE BBS v1.2 b Copyright © 1991 New Image Software<text:tab/>1</text:a></text:h>
          <text:h text:style-name="P237" text:outline-level="1"><text:tab/><text:a xlink:type="simple" xlink:href="#__RefHeading___Toc83958_1114717513" text:style-name="Index_20_Link" text:visited-style-name="Index_20_Link">Manual OCRed by JOE COMMODORE. Updated by PINACOLADA from documentation by DR. BOB, LITTLE JOHN, and others.<text:tab/>1</text:a></text:h>
          <text:h text:style-name="P237" text:outline-level="1"><text:tab/><text:a xlink:type="simple" xlink:href="#__RefHeading__13170_483017182" text:style-name="Index_20_Link" text:visited-style-name="Index_20_Link">TABLE OF CONTENTS<text:tab/>xxii</text:a></text:h>
          <text:h text:style-name="P237" text:outline-level="1"><text:tab/><text:a xlink:type="simple" xlink:href="#__RefHeading__13172_483017182" text:style-name="Index_20_Link" text:visited-style-name="Index_20_Link">GETTING THINGS GOING<text:tab/>xxii</text:a></text:h>
          <text:h text:style-name="P237" text:outline-level="1"><text:tab/><text:a xlink:type="simple" xlink:href="#__RefHeading__13174_483017182" text:style-name="Index_20_Link" text:visited-style-name="Index_20_Link">Designating drives ....................................2<text:tab/>xxii</text:a></text:h>
          <text:h text:style-name="P202" text:outline-level="2"><text:tab/><text:a xlink:type="simple" xlink:href="#__RefHeading__13176_483017182" text:style-name="Index_20_Link" text:visited-style-name="Index_20_Link">THE CONFIGURATION EDITOR<text:tab/>xxii</text:a></text:h>
          <text:h text:style-name="P237" text:outline-level="1"><text:tab/><text:a xlink:type="simple" xlink:href="#__RefHeading__13178_483017182" text:style-name="Index_20_Link" text:visited-style-name="Index_20_Link">How to configure a new system .........................5<text:tab/>xxii</text:a></text:h>
          <text:h text:style-name="P237" text:outline-level="1"><text:tab/><text:a xlink:type="simple" xlink:href="#__RefHeading__13180_483017182" text:style-name="Index_20_Link" text:visited-style-name="Index_20_Link">MODEM SETUP<text:tab/>xxii</text:a></text:h>
          <text:h text:style-name="P237" text:outline-level="1"><text:tab/><text:a xlink:type="simple" xlink:href="#__RefHeading__13182_483017182" text:style-name="Index_20_Link" text:visited-style-name="Index_20_Link">LOGGING ON<text:tab/>xxii</text:a></text:h>
          <text:h text:style-name="P237" text:outline-level="1"><text:tab/><text:a xlink:type="simple" xlink:href="#__RefHeading__13184_483017182" text:style-name="Index_20_Link" text:visited-style-name="Index_20_Link">    RES users ........................................14<text:tab/>xxii</text:a></text:h>
          <text:h text:style-name="P237" text:outline-level="1"><text:tab/><text:a xlink:type="simple" xlink:href="#__RefHeading__13186_483017182" text:style-name="Index_20_Link" text:visited-style-name="Index_20_Link">TABLE OF CONTENTS<text:tab/>xxiii</text:a></text:h>
          <text:h text:style-name="P237" text:outline-level="1"><text:tab/><text:a xlink:type="simple" xlink:href="#__RefHeading__13188_483017182" text:style-name="Index_20_Link" text:visited-style-name="Index_20_Link">8 MOVIE/PLUS/RLE/TEXT FILE LIBRARIES<text:tab/>xxiv</text:a></text:h>
          <text:h text:style-name="P237" text:outline-level="1"><text:tab/><text:a xlink:type="simple" xlink:href="#__RefHeading__13190_483017182" text:style-name="Index_20_Link" text:visited-style-name="Index_20_Link">MF Movie file library …...............................<text:tab/>xxiv</text:a></text:h>
          <text:h text:style-name="P237" text:outline-level="1"><text:tab/><text:a xlink:type="simple" xlink:href="#__RefHeading__13194_483017182" text:style-name="Index_20_Link" text:visited-style-name="Index_20_Link">9 BBS DATABASE SUBSYSTEM<text:tab/>xxiv</text:a></text:h>
          <text:h text:style-name="P237" text:outline-level="1"><text:tab/><text:a xlink:type="simple" xlink:href="#__RefHeading__13196_483017182" text:style-name="Index_20_Link" text:visited-style-name="Index_20_Link">BB BBS command menu .....................................35<text:tab/>xxiv</text:a></text:h>
          <text:h text:style-name="P237" text:outline-level="1"><text:tab/><text:a xlink:type="simple" xlink:href="#__RefHeading__13198_483017182" text:style-name="Index_20_Link" text:visited-style-name="Index_20_Link">10 VOTING BOOTH SUBSYSTEM<text:tab/>xxiv</text:a></text:h>
          <text:h text:style-name="P237" text:outline-level="1"><text:tab/><text:a xlink:type="simple" xlink:href="#__RefHeading__13200_483017182" text:style-name="Index_20_Link" text:visited-style-name="Index_20_Link">A Add a topic ..........................................37<text:tab/>xxiv</text:a></text:h>
          <text:h text:style-name="P237" text:outline-level="1"><text:tab/><text:a xlink:type="simple" xlink:href="#__RefHeading__13202_483017182" text:style-name="Index_20_Link" text:visited-style-name="Index_20_Link">11 USER LIST SUBSYSTEM<text:tab/>xxiv</text:a></text:h>
          <text:h text:style-name="P237" text:outline-level="1"><text:tab/><text:a xlink:type="simple" xlink:href="#__RefHeading__13204_483017182" text:style-name="Index_20_Link" text:visited-style-name="Index_20_Link">    Q Quick listing ........................................38<text:tab/>xxiv</text:a></text:h>
          <text:h text:style-name="P237" text:outline-level="1"><text:tab/><text:a xlink:type="simple" xlink:href="#__RefHeading__13206_483017182" text:style-name="Index_20_Link" text:visited-style-name="Index_20_Link">12 IMAGE TEXT EDITOR<text:tab/>xxv</text:a></text:h>
          <text:h text:style-name="P237" text:outline-level="1"><text:tab/><text:a xlink:type="simple" xlink:href="#__RefHeading__13208_483017182" text:style-name="Index_20_Link" text:visited-style-name="Index_20_Link">   Entering text ........................................39<text:tab/>xxv</text:a></text:h>
          <text:h text:style-name="P237" text:outline-level="1"><text:soft-page-break/><text:tab/><text:a xlink:type="simple" xlink:href="#__RefHeading__13210_483017182" text:style-name="Index_20_Link" text:visited-style-name="Index_20_Link">13 ONLINE TERMINAL<text:tab/>xxv</text:a></text:h>
          <text:h text:style-name="P237" text:outline-level="1"><text:tab/><text:a xlink:type="simple" xlink:href="#__RefHeading__13212_483017182" text:style-name="Index_20_Link" text:visited-style-name="Index_20_Link"><text:tab/>Using the terminal program ...........................46<text:tab/>xxv</text:a></text:h>
          <text:h text:style-name="P237" text:outline-level="1"><text:tab/><text:a xlink:type="simple" xlink:href="#__RefHeading__13214_483017182" text:style-name="Index_20_Link" text:visited-style-name="Index_20_Link">14 MAINTENANCE FUNCTIONS<text:tab/>xxv</text:a></text:h>
          <text:h text:style-name="P237" text:outline-level="1"><text:tab/><text:a xlink:type="simple" xlink:href="#__RefHeading__13216_483017182" text:style-name="Index_20_Link" text:visited-style-name="Index_20_Link">Instant logon ...........................................47<text:tab/>xxv</text:a></text:h>
          <text:h text:style-name="P237" text:outline-level="1"><text:tab/><text:a xlink:type="simple" xlink:href="#__RefHeading__13218_483017182" text:style-name="Index_20_Link" text:visited-style-name="Index_20_Link">16 PROGRAMMING ...............................................<text:tab/>xxvi</text:a></text:h>
          <text:h text:style-name="P237" text:outline-level="1"><text:tab/><text:a xlink:type="simple" xlink:href="#__RefHeading__13220_483017182" text:style-name="Index_20_Link" text:visited-style-name="Index_20_Link">Overall Description .....................................51<text:tab/>xxvi</text:a></text:h>
          <text:h text:style-name="P237" text:outline-level="1"><text:tab/><text:a xlink:type="simple" xlink:href="#__RefHeading__13222_483017182" text:style-name="Index_20_Link" text:visited-style-name="Index_20_Link">17  TROUBLESHOOTING Q &amp; A ....................................55<text:tab/>xxvi</text:a></text:h>
          <text:h text:style-name="P237" text:outline-level="1"><text:tab/><text:a xlink:type="simple" xlink:href="#__RefHeading__13224_483017182" text:style-name="Index_20_Link" text:visited-style-name="Index_20_Link">18 VERSATILE COMMODORE EMULATOR SETTINGS .....................<text:tab/>xxvi</text:a></text:h>
          <text:h text:style-name="P237" text:outline-level="1"><text:tab/><text:a xlink:type="simple" xlink:href="#__RefHeading__13226_483017182" text:style-name="Index_20_Link" text:visited-style-name="Index_20_Link">   Index .....................................................<text:tab/>xxvi</text:a></text:h>
          <text:h text:style-name="P237" text:outline-level="1"><text:tab/><text:a xlink:type="simple" xlink:href="#__RefHeading__13228_483017182" text:style-name="Index_20_Link" text:visited-style-name="Index_20_Link">Command summary appendix<text:tab/>xxvi</text:a></text:h>
          <text:h text:style-name="P237" text:outline-level="1"><text:tab/><text:a xlink:type="simple" xlink:href="#__RefHeading__13230_483017182" text:style-name="Index_20_Link" text:visited-style-name="Index_20_Link">Introduction<text:tab/>i</text:a></text:h>
          <text:h text:style-name="P202" text:outline-level="2"><text:tab/><text:a xlink:type="simple" xlink:href="#__RefHeading__13234_483017182" text:style-name="Index_20_Link" text:visited-style-name="Index_20_Link">Surgeon General's Warning<text:tab/>ii</text:a></text:h>
          <text:h text:style-name="P202" text:outline-level="2"><text:tab/><text:a xlink:type="simple" xlink:href="#__RefHeading__13236_483017182" text:style-name="Index_20_Link" text:visited-style-name="Index_20_Link">Blatant Begging (On Hands and Knees Even)<text:tab/>iii</text:a></text:h>
          <text:h text:style-name="P237" text:outline-level="1"><text:tab/><text:a xlink:type="simple" xlink:href="#__RefHeading__40658_1518360933" text:style-name="Index_20_Link" text:visited-style-name="Index_20_Link">Text Styling Notes<text:tab/>iii</text:a></text:h>
          <text:h text:style-name="P237" text:outline-level="1"><text:tab/><text:a xlink:type="simple" xlink:href="#__RefHeading__13240_483017182" text:style-name="Index_20_Link" text:visited-style-name="Index_20_Link">Larry Anderson’s Introduction<text:tab/>iv</text:a></text:h>
          <text:h text:style-name="P237" text:outline-level="1"><text:tab/><text:a xlink:type="simple" xlink:href="#__RefHeading___Toc83960_1114717513" text:style-name="Index_20_Link" text:visited-style-name="Index_20_Link">Enjoy! Larry Anderson Sysop - Silicon Realms BBS larry@portcommodore.com<text:tab/>iv</text:a></text:h>
          <text:h text:style-name="P237" text:outline-level="1"><text:tab/><text:a xlink:type="simple" xlink:href="#__RefHeading__13246_483017182" text:style-name="Index_20_Link" text:visited-style-name="Index_20_Link">Package intro letter<text:tab/>v</text:a></text:h>
          <text:h text:style-name="P237" text:outline-level="1"><text:tab/><text:a xlink:type="simple" xlink:href="#__RefHeading___Toc83962_1114717513" text:style-name="Index_20_Link" text:visited-style-name="Index_20_Link">New Image Software P.O.  Box 525 Salem, UT 84653 801-423-1966<text:tab/>v</text:a></text:h>
          <text:h text:style-name="P237" text:outline-level="1"><text:tab/><text:a xlink:type="simple" xlink:href="#__RefHeading__13258_483017182" text:style-name="Index_20_Link" text:visited-style-name="Index_20_Link">Addenda for Image 1.2a, page 1<text:tab/>vii</text:a></text:h>
          <text:h text:style-name="P237" text:outline-level="1"><text:tab/><text:a xlink:type="simple" xlink:href="#__RefHeading__13260_483017182" text:style-name="Index_20_Link" text:visited-style-name="Index_20_Link">Congratulations on your purchase of IMAGE BBS V1.2a.<text:tab/>vii</text:a></text:h>
          <text:h text:style-name="P237" text:outline-level="1"><text:soft-page-break/><text:tab/><text:a xlink:type="simple" xlink:href="#__RefHeading__13262_483017182" text:style-name="Index_20_Link" text:visited-style-name="Index_20_Link">We hope you enjoy your IMAGE and if you need help don't hesitate to call.<text:tab/>viii</text:a></text:h>
          <text:h text:style-name="P237" text:outline-level="1"><text:tab/><text:a xlink:type="simple" xlink:href="#__RefHeading__13264_483017182" text:style-name="Index_20_Link" text:visited-style-name="Index_20_Link">—NEW IMAGE SOFTWARE<text:tab/>viii</text:a></text:h>
          <text:h text:style-name="P237" text:outline-level="1"><text:tab/><text:a xlink:type="simple" xlink:href="#__RefHeading__13266_483017182" text:style-name="Index_20_Link" text:visited-style-name="Index_20_Link">Addenda for Image 1.2a, page 2<text:tab/>ix</text:a></text:h>
          <text:h text:style-name="P237" text:outline-level="1"><text:tab/><text:a xlink:type="simple" xlink:href="#__RefHeading__13268_483017182" text:style-name="Index_20_Link" text:visited-style-name="Index_20_Link">Pg 1  DISK DRIVES<text:tab/>ix</text:a></text:h>
          <text:h text:style-name="P237" text:outline-level="1"><text:tab/><text:a xlink:type="simple" xlink:href="#__RefHeading__13270_483017182" text:style-name="Index_20_Link" text:visited-style-name="Index_20_Link">Pg 4  DESIGNATING DRIVES<text:tab/>ix</text:a></text:h>
          <text:h text:style-name="P237" text:outline-level="1"><text:tab/><text:a xlink:type="simple" xlink:href="#__RefHeading__13272_483017182" text:style-name="Index_20_Link" text:visited-style-name="Index_20_Link">Pg 5  COPYING FILES<text:tab/>ix</text:a></text:h>
          <text:h text:style-name="P237" text:outline-level="1"><text:tab/><text:a xlink:type="simple" xlink:href="#__RefHeading__13274_483017182" text:style-name="Index_20_Link" text:visited-style-name="Index_20_Link">Pg 16 THE LIGHTBAR<text:tab/>ix</text:a></text:h>
          <text:h text:style-name="P237" text:outline-level="1"><text:tab/><text:a xlink:type="simple" xlink:href="#__RefHeading__13276_483017182" text:style-name="Index_20_Link" text:visited-style-name="Index_20_Link">The CMD mods (1.2a) also introduced the right side of Fn1 which turns MCI off when checked.<text:tab/>x</text:a></text:h>
          <text:h text:style-name="P237" text:outline-level="1"><text:tab/><text:a xlink:type="simple" xlink:href="#__RefHeading__13278_483017182" text:style-name="Index_20_Link" text:visited-style-name="Index_20_Link">Pg 29  COMMANDS<text:tab/>x</text:a></text:h>
          <text:h text:style-name="P237" text:outline-level="1"><text:tab/><text:a xlink:type="simple" xlink:href="#__RefHeading__13280_483017182" text:style-name="Index_20_Link" text:visited-style-name="Index_20_Link">Pg 55 THE IMAGE EDITOR<text:tab/>x</text:a></text:h>
          <text:h text:style-name="P237" text:outline-level="1"><text:tab/><text:a xlink:type="simple" xlink:href="#__RefHeading__13282_483017182" text:style-name="Index_20_Link" text:visited-style-name="Index_20_Link">Preface<text:tab/>xi</text:a></text:h>
          <text:h text:style-name="P202" text:outline-level="2"><text:tab/><text:a xlink:type="simple" xlink:href="#__RefHeading___Toc83964_1114717513" text:style-name="Index_20_Link" text:visited-style-name="Index_20_Link">Special Thanks To:<text:tab/>xi</text:a></text:h>
          <text:h text:style-name="P237" text:outline-level="1"><text:tab/><text:a xlink:type="simple" xlink:href="#__RefHeading___Toc88227_1114717513" text:style-name="Index_20_Link" text:visited-style-name="Index_20_Link">Don Gladden New Image Software<text:tab/>xiii</text:a></text:h>
          <text:h text:style-name="P237" text:outline-level="1"><text:tab/><text:a xlink:type="simple" xlink:href="#__RefHeading__13288_483017182" text:style-name="Index_20_Link" text:visited-style-name="Index_20_Link">Product Information<text:tab/>xiv</text:a></text:h>
          <text:h text:style-name="P202" text:outline-level="2"><text:tab/><text:a xlink:type="simple" xlink:href="#__RefHeading__13290_483017182" text:style-name="Index_20_Link" text:visited-style-name="Index_20_Link">Usage Agreement<text:tab/>xiv</text:a></text:h>
          <text:h text:style-name="P202" text:outline-level="2"><text:tab/><text:a xlink:type="simple" xlink:href="#__RefHeading__13292_483017182" text:style-name="Index_20_Link" text:visited-style-name="Index_20_Link">Back-up and Transfer<text:tab/>xiv</text:a></text:h>
          <text:h text:style-name="P202" text:outline-level="2"><text:tab/><text:a xlink:type="simple" xlink:href="#__RefHeading__13294_483017182" text:style-name="Index_20_Link" text:visited-style-name="Index_20_Link">Copyright<text:tab/>xiv</text:a></text:h>
          <text:h text:style-name="P202" text:outline-level="2"><text:tab/><text:a xlink:type="simple" xlink:href="#__RefHeading__13296_483017182" text:style-name="Index_20_Link" text:visited-style-name="Index_20_Link">Limited Warranty On Disk<text:tab/>xiv</text:a></text:h>
          <text:h text:style-name="P202" text:outline-level="2"><text:tab/><text:a xlink:type="simple" xlink:href="#__RefHeading__13298_483017182" text:style-name="Index_20_Link" text:visited-style-name="Index_20_Link">Limitations of Remedies<text:tab/>xv</text:a></text:h>
          <text:h text:style-name="P202" text:outline-level="2"><text:tab/><text:a xlink:type="simple" xlink:href="#__RefHeading__13300_483017182" text:style-name="Index_20_Link" text:visited-style-name="Index_20_Link">Update and Customer Support Policy<text:tab/>xv</text:a></text:h>
          <text:h text:style-name="P202" text:outline-level="2"><text:tab/><text:a xlink:type="simple" xlink:href="#__RefHeading__13302_483017182" text:style-name="Index_20_Link" text:visited-style-name="Index_20_Link">Acknowledgment<text:tab/>xv</text:a></text:h>
          <text:h text:style-name="P237" text:outline-level="1"><text:tab/><text:a xlink:type="simple" xlink:href="#__RefHeading___Toc88229_1114717513" text:style-name="Index_20_Link" text:visited-style-name="Index_20_Link">New Image Software Customer Sales and Support P.O. Box 525, Salem, UT 84653<text:tab/>xvi</text:a></text:h>
          <text:h text:style-name="P202" text:outline-level="2"><text:tab/><text:a xlink:type="simple" xlink:href="#__RefHeading__13306_483017182" text:style-name="Index_20_Link" text:visited-style-name="Index_20_Link">User Support<text:tab/>xvi</text:a></text:h>
          <text:h text:style-name="P237" text:outline-level="1"><text:tab/><text:a xlink:type="simple" xlink:href="#__RefHeading__13310_483017182" text:style-name="Index_20_Link" text:visited-style-name="Index_20_Link">Setting Up Your Image BBS<text:tab/>18</text:a></text:h>
          <text:h text:style-name="P202" text:outline-level="2"><text:tab/><text:a xlink:type="simple" xlink:href="#__RefHeading__13312_483017182" text:style-name="Index_20_Link" text:visited-style-name="Index_20_Link">Hardware Considerations<text:tab/>18</text:a></text:h>
          <text:h text:style-name="P205" text:outline-level="3"><text:tab/><text:a xlink:type="simple" xlink:href="#__RefHeading__13314_483017182" text:style-name="Index_20_Link" text:visited-style-name="Index_20_Link">Disk Drives<text:tab/>18</text:a></text:h>
          <text:h text:style-name="P205" text:outline-level="3"><text:tab/><text:a xlink:type="simple" xlink:href="#__RefHeading__13316_483017182" text:style-name="Index_20_Link" text:visited-style-name="Index_20_Link">Lt. Kernal Hard Drives<text:tab/>18</text:a></text:h>
          <text:h text:style-name="P205" text:outline-level="3"><text:tab/><text:a xlink:type="simple" xlink:href="#__RefHeading__13318_483017182" text:style-name="Index_20_Link" text:visited-style-name="Index_20_Link">CMD Hard Drives<text:tab/>18</text:a></text:h>
          <text:h text:style-name="P205" text:outline-level="3"><text:tab/><text:a xlink:type="simple" xlink:href="#__RefHeading__13320_483017182" text:style-name="Index_20_Link" text:visited-style-name="Index_20_Link">ICT Hard Drives<text:tab/>18</text:a></text:h>
          <text:h text:style-name="P205" text:outline-level="3"><text:soft-page-break/><text:tab/><text:a xlink:type="simple" xlink:href="#__RefHeading__13322_483017182" text:style-name="Index_20_Link" text:visited-style-name="Index_20_Link">Modems<text:tab/>19</text:a></text:h>
          <text:h text:style-name="P205" text:outline-level="3"><text:tab/><text:a xlink:type="simple" xlink:href="#__RefHeading__13324_483017182" text:style-name="Index_20_Link" text:visited-style-name="Index_20_Link">RAM Expansion Units<text:tab/>19</text:a></text:h>
          <text:h text:style-name="P205" text:outline-level="3"><text:tab/><text:a xlink:type="simple" xlink:href="#__RefHeading__13326_483017182" text:style-name="Index_20_Link" text:visited-style-name="Index_20_Link">Printers<text:tab/>19</text:a></text:h>
          <text:h text:style-name="P205" text:outline-level="3"><text:tab/><text:a xlink:type="simple" xlink:href="#__RefHeading__13328_483017182" text:style-name="Index_20_Link" text:visited-style-name="Index_20_Link">Other Interfaces<text:tab/>19</text:a></text:h>
          <text:h text:style-name="P205" text:outline-level="3"><text:tab/><text:a xlink:type="simple" xlink:href="#__RefHeading__13330_483017182" text:style-name="Index_20_Link" text:visited-style-name="Index_20_Link">RS232 (EIA232) Interfaces<text:tab/>20</text:a></text:h>
          <text:h text:style-name="P205" text:outline-level="3"><text:tab/><text:a xlink:type="simple" xlink:href="#__RefHeading__13332_483017182" text:style-name="Index_20_Link" text:visited-style-name="Index_20_Link">Fastload Cartridges<text:tab/>20</text:a></text:h>
          <text:h text:style-name="P205" text:outline-level="3"><text:tab/><text:a xlink:type="simple" xlink:href="#__RefHeading__13334_483017182" text:style-name="Index_20_Link" text:visited-style-name="Index_20_Link">Creative Micro Designs SuperCPU<text:tab/>20</text:a></text:h>
          <text:h text:style-name="P237" text:outline-level="1"><text:tab/><text:a xlink:type="simple" xlink:href="#__RefHeading__13336_483017182" text:style-name="Index_20_Link" text:visited-style-name="Index_20_Link">Getting Things Going<text:tab/>20</text:a></text:h>
          <text:h text:style-name="P202" text:outline-level="2"><text:tab/><text:a xlink:type="simple" xlink:href="#__RefHeading__13338_483017182" text:style-name="Index_20_Link" text:visited-style-name="Index_20_Link">Designating Drives<text:tab/>20</text:a></text:h>
          <text:h text:style-name="P237" text:outline-level="1"><text:tab/><text:a xlink:type="simple" xlink:href="#__RefHeading__13340_483017182" text:style-name="Index_20_Link" text:visited-style-name="Index_20_Link">“Drive space” or “blocks free” mentioned here will refer to actual blocks used/unused on the drive.<text:tab/>22</text:a></text:h>
          <text:h text:style-name="P237" text:outline-level="1"><text:tab/><text:a xlink:type="simple" xlink:href="#__RefHeading__13342_483017182" text:style-name="Index_20_Link" text:visited-style-name="Index_20_Link">System filenames on this disk start with s.<text:tab/>22</text:a></text:h>
          <text:h text:style-name="P237" text:outline-level="1"><text:tab/><text:a xlink:type="simple" xlink:href="#__RefHeading___Toc83966_1114717513" text:style-name="Index_20_Link" text:visited-style-name="Index_20_Link">News filenames start with n.<text:tab/>22</text:a></text:h>
          <text:h text:style-name="P237" text:outline-level="1"><text:tab/><text:a xlink:type="simple" xlink:href="#__RefHeading__13344_483017182" text:style-name="Index_20_Link" text:visited-style-name="Index_20_Link">Contains all user e-mail and forced e-mail files (see page .  Will use much more directory space than disk space.<text:tab/>22</text:a></text:h>
          <text:h text:style-name="P237" text:outline-level="1"><text:tab/><text:a xlink:type="simple" xlink:href="#__RefHeading__13346_483017182" text:style-name="Index_20_Link" text:visited-style-name="Index_20_Link">E-mail filenames start with m.  Forced e-mail filenames start with f.<text:tab/>22</text:a></text:h>
          <text:h text:style-name="P237" text:outline-level="1"><text:tab/><text:a xlink:type="simple" xlink:href="#__RefHeading__13348_483017182" text:style-name="Index_20_Link" text:visited-style-name="Index_20_Link">NetMail filenames start with nm.<text:tab/>22</text:a></text:h>
          <text:h text:style-name="P237" text:outline-level="1"><text:tab/><text:a xlink:type="simple" xlink:href="#__RefHeading__13350_483017182" text:style-name="Index_20_Link" text:visited-style-name="Index_20_Link">Etcetera filenames start with e.<text:tab/>22</text:a></text:h>
          <text:h text:style-name="P237" text:outline-level="1"><text:tab/><text:a xlink:type="simple" xlink:href="#__RefHeading__13352_483017182" text:style-name="Index_20_Link" text:visited-style-name="Index_20_Link">Directory filenames start with d.<text:tab/>23</text:a></text:h>
          <text:h text:style-name="P237" text:outline-level="1"><text:tab/><text:a xlink:type="simple" xlink:href="#__RefHeading__13354_483017182" text:style-name="Index_20_Link" text:visited-style-name="Index_20_Link">User data filenames are u.config (REL) and u.index (PRG).<text:tab/>23</text:a></text:h>
          <text:h text:style-name="P205" text:outline-level="3"><text:tab/><text:a xlink:type="simple" xlink:href="#__RefHeading__13356_483017182" text:style-name="Index_20_Link" text:visited-style-name="Index_20_Link">Copying Files<text:tab/>24</text:a></text:h>
          <text:h text:style-name="P205" text:outline-level="3"><text:tab/><text:a xlink:type="simple" xlink:href="#__RefHeading__13358_483017182" text:style-name="Index_20_Link" text:visited-style-name="Index_20_Link">Setting Up Your Image BBS<text:tab/>24</text:a></text:h>
          <text:h text:style-name="P205" text:outline-level="3"><text:tab/><text:a xlink:type="simple" xlink:href="#__RefHeading__111933_1136949260" text:style-name="Index_20_Link" text:visited-style-name="Index_20_Link">Boot Disk<text:tab/>24</text:a></text:h>
          <text:h text:style-name="P237" text:outline-level="1"><text:tab/><text:a xlink:type="simple" xlink:href="#__RefHeading__13366_483017182" text:style-name="Index_20_Link" text:visited-style-name="Index_20_Link">Now you are ready to configure IMAGE BBS!<text:tab/>26</text:a></text:h>
          <text:h text:style-name="P202" text:outline-level="2"><text:tab/><text:a xlink:type="simple" xlink:href="#__RefHeading__13368_483017182" text:style-name="Index_20_Link" text:visited-style-name="Index_20_Link">Setting Up Your Image BBS<text:tab/>27</text:a></text:h>
          <text:h text:style-name="P205" text:outline-level="3"><text:tab/><text:a xlink:type="simple" xlink:href="#__RefHeading__13370_483017182" text:style-name="Index_20_Link" text:visited-style-name="Index_20_Link">The Configuration Editor<text:tab/>27</text:a></text:h>
          <text:h text:style-name="P205" text:outline-level="3"><text:tab/><text:a xlink:type="simple" xlink:href="#__RefHeading__13372_483017182" text:style-name="Index_20_Link" text:visited-style-name="Index_20_Link">Configuring a New System<text:tab/>27</text:a></text:h>
          <text:h text:style-name="P237" text:outline-level="1"><text:tab/><text:a xlink:type="simple" xlink:href="#__RefHeading__13374_483017182" text:style-name="Index_20_Link" text:visited-style-name="Index_20_Link">load"config",8<text:tab/>27</text:a></text:h>
          <text:h text:style-name="P205" text:outline-level="3"><text:tab/><text:a xlink:type="simple" xlink:href="#__RefHeading__13376_483017182" text:style-name="Index_20_Link" text:visited-style-name="Index_20_Link">Device/Drive Assignments<text:tab/>27</text:a></text:h>
          <text:h text:style-name="P205" text:outline-level="3"><text:tab/><text:a xlink:type="simple" xlink:href="#__RefHeading__13378_483017182" text:style-name="Index_20_Link" text:visited-style-name="Index_20_Link">Message Base, Upload/Download / Exchange Setup<text:tab/>27</text:a></text:h>
          <text:h text:style-name="P205" text:outline-level="3"><text:tab/><text:a xlink:type="simple" xlink:href="#__RefHeading__13382_483017182" text:style-name="Index_20_Link" text:visited-style-name="Index_20_Link">Access Levels<text:tab/>28</text:a></text:h>
          <text:h text:style-name="P246" text:outline-level="4"><text:soft-page-break/><text:tab/><text:a xlink:type="simple" xlink:href="#__RefHeading___Toc83968_1114717513" text:style-name="Index_20_Link" text:visited-style-name="Index_20_Link">An Example<text:tab/>28</text:a></text:h>
          <text:h text:style-name="P237" text:outline-level="1"><text:tab/><text:a xlink:type="simple" xlink:href="#__RefHeading__13384_483017182" text:style-name="Index_20_Link" text:visited-style-name="Index_20_Link">   Total: 680<text:tab/>28</text:a></text:h>
          <text:h text:style-name="P237" text:outline-level="1"><text:tab/><text:a xlink:type="simple" xlink:href="#__RefHeading___Toc83970_1114717513" text:style-name="Index_20_Link" text:visited-style-name="Index_20_Link">680 is what you would enter for the access code value.<text:tab/>28</text:a></text:h>
          <text:h text:style-name="P237" text:outline-level="1"><text:tab/><text:a xlink:type="simple" xlink:href="#__RefHeading___Toc83972_1114717513" text:style-name="Index_20_Link" text:visited-style-name="Index_20_Link"><text:span text:style-name="T9">Note:</text:span></text:a><text:a xlink:type="simple" xlink:href="#__RefHeading___Toc83972_1114717513" text:style-name="Index_20_Link" text:visited-style-name="Index_20_Link"> you may type ? at most prompts that ask for access levels and the BBS will go through groups 0-9, asking you if that group gets access (type Y for yes, other keys mean no). It then calculates (but doesn’t immediately display) the value for you.  You may do this in the configuration editor, or any part of the BBS that defines an access level.<text:tab/>28</text:a></text:h>
          <text:h text:style-name="P205" text:outline-level="3"><text:tab/><text:a xlink:type="simple" xlink:href="#__RefHeading__13388_483017182" text:style-name="Index_20_Link" text:visited-style-name="Index_20_Link">Editing Access Groups<text:tab/>29</text:a></text:h>
          <text:h text:style-name="P205" text:outline-level="3"><text:tab/><text:a xlink:type="simple" xlink:href="#__RefHeading__13390_483017182" text:style-name="Index_20_Link" text:visited-style-name="Index_20_Link">User Flags<text:tab/>29</text:a></text:h>
          <text:h text:style-name="P202" text:outline-level="2"><text:tab/><text:a xlink:type="simple" xlink:href="#__RefHeading__13392_483017182" text:style-name="Index_20_Link" text:visited-style-name="Index_20_Link">BBS Information<text:tab/>30</text:a></text:h>
          <text:h text:style-name="P202" text:outline-level="2"><text:soft-page-break/><text:tab/><text:a xlink:type="simple" xlink:href="#__RefHeading__13394_483017182" text:style-name="Index_20_Link" text:visited-style-name="Index_20_Link">Prime Time<text:tab/>31</text:a></text:h>
          <text:h text:style-name="P237" text:outline-level="1"><text:tab/><text:a xlink:type="simple" xlink:href="#__RefHeading___Toc83974_1114717513" text:style-name="Index_20_Link" text:visited-style-name="Index_20_Link">This information may be changed later if you wish.<text:tab/>31</text:a></text:h>
          <text:h text:style-name="P237" text:outline-level="1"><text:tab/><text:a xlink:type="simple" xlink:href="#__RefHeading___Toc83976_1114717513" text:style-name="Index_20_Link" text:visited-style-name="Index_20_Link">When you are finished with the Prime Time option, choose Keep Parameters to return to the BBS Info menu.<text:tab/>31</text:a></text:h>
          <text:h text:style-name="P202" text:outline-level="2"><text:tab/><text:a xlink:type="simple" xlink:href="#__RefHeading__13398_483017182" text:style-name="Index_20_Link" text:visited-style-name="Index_20_Link">Main Prompt<text:tab/>31</text:a></text:h>
          <text:h text:style-name="P202" text:outline-level="2"><text:tab/><text:a xlink:type="simple" xlink:href="#__RefHeading__13402_483017182" text:style-name="Index_20_Link" text:visited-style-name="Index_20_Link">Credit Points<text:tab/>31</text:a></text:h>
          <text:h text:style-name="P202" text:outline-level="2"><text:tab/><text:a xlink:type="simple" xlink:href="#__RefHeading__13406_483017182" text:style-name="Index_20_Link" text:visited-style-name="Index_20_Link">Loading Configuration Files<text:tab/>32</text:a></text:h>
          <text:h text:style-name="P202" text:outline-level="2"><text:tab/><text:a xlink:type="simple" xlink:href="#__RefHeading__13408_483017182" text:style-name="Index_20_Link" text:visited-style-name="Index_20_Link">Saving Configuration Files<text:tab/>32</text:a></text:h>
          <text:h text:style-name="P202" text:outline-level="2"><text:tab/><text:a xlink:type="simple" xlink:href="#__RefHeading__13410_483017182" text:style-name="Index_20_Link" text:visited-style-name="Index_20_Link">All Done<text:tab/>32</text:a></text:h>
          <text:h text:style-name="P237" text:outline-level="1"><text:tab/><text:a xlink:type="simple" xlink:href="#__RefHeading__13412_483017182" text:style-name="Index_20_Link" text:visited-style-name="Index_20_Link">Return to BASIC<text:tab/>32</text:a></text:h>
          <text:h text:style-name="P237" text:outline-level="1"><text:tab/><text:a xlink:type="simple" xlink:href="#__RefHeading__13414_483017182" text:style-name="Index_20_Link" text:visited-style-name="Index_20_Link">Modem Configuration<text:tab/>32</text:a></text:h>
          <text:h text:style-name="P202" text:outline-level="2"><text:tab/><text:a xlink:type="simple" xlink:href="#__RefHeading__13416_483017182" text:style-name="Index_20_Link" text:visited-style-name="Index_20_Link">modemconfig 19.2<text:tab/>32</text:a></text:h>
          <text:h text:style-name="P237" text:outline-level="1"><text:tab/><text:a xlink:type="simple" xlink:href="#__RefHeading__13418_483017182" text:style-name="Index_20_Link" text:visited-style-name="Index_20_Link">Image 1.2 Modem Configuration<text:tab/>33</text:a></text:h>
          <text:h text:style-name="P237" text:outline-level="1"><text:tab/><text:a xlink:type="simple" xlink:href="#__RefHeading__13420_483017182" text:style-name="Index_20_Link" text:visited-style-name="Index_20_Link">Modem Type? []<text:tab/>33</text:a></text:h>
          <text:h text:style-name="P237" text:outline-level="1"><text:tab/><text:a xlink:type="simple" xlink:href="#__RefHeading___Toc83978_1114717513" text:style-name="Index_20_Link" text:visited-style-name="Index_20_Link">Type 16 (Customized) is the one you'll want for operation with a telnet bridge program.<text:tab/>33</text:a></text:h>
          <text:h text:style-name="P237" text:outline-level="1"><text:tab/><text:a xlink:type="simple" xlink:href="#__RefHeading___Toc83980_1114717513" text:style-name="Index_20_Link" text:visited-style-name="Index_20_Link">Here is a summary of options presented when that choice is made:<text:tab/>33</text:a></text:h>
          <text:h text:style-name="P237" text:outline-level="1"><text:tab/><text:a xlink:type="simple" xlink:href="#__RefHeading__13424_483017182" text:style-name="Index_20_Link" text:visited-style-name="Index_20_Link"><text:tab/>Pick the highest rate your modem or telnet bridge supports.<text:tab/>33</text:a></text:h>
          <text:h text:style-name="P237" text:outline-level="1"><text:tab/><text:a xlink:type="simple" xlink:href="#__RefHeading__13426_483017182" text:style-name="Index_20_Link" text:visited-style-name="Index_20_Link">This refers to whether your modem includes ATH in its command set.<text:tab/>33</text:a></text:h>
          <text:h text:style-name="P237" text:outline-level="1"><text:tab/><text:a xlink:type="simple" xlink:href="#__RefHeading__13428_483017182" text:style-name="Index_20_Link" text:visited-style-name="Index_20_Link">This is just a matter of semantics: does your modem use ATH or ATH0 to hang up?<text:tab/>33</text:a></text:h>
          <text:h text:style-name="P237" text:outline-level="1"><text:tab/><text:a xlink:type="simple" xlink:href="#__RefHeading__13430_483017182" text:style-name="Index_20_Link" text:visited-style-name="Index_20_Link">Choose whether to hang up when resetting the modem.<text:tab/>33</text:a></text:h>
          <text:h text:style-name="P237" text:outline-level="1"><text:tab/><text:a xlink:type="simple" xlink:href="#__RefHeading__13434_483017182" text:style-name="Index_20_Link" text:visited-style-name="Index_20_Link">Telnet bridge software<text:tab/>35</text:a></text:h>
          <text:h text:style-name="P202" text:outline-level="2"><text:tab/><text:a xlink:type="simple" xlink:href="#__RefHeading__13436_483017182" text:style-name="Index_20_Link" text:visited-style-name="Index_20_Link">Jim Brain's </text:a><text:a xlink:type="simple" xlink:href="#__RefHeading__13436_483017182" text:style-name="Index_20_Link" text:visited-style-name="Index_20_Link"><text:span text:style-name="T9">tcpser-</text:span></text:a><text:a xlink:type="simple" xlink:href="#__RefHeading__13436_483017182" text:style-name="Index_20_Link" text:visited-style-name="Index_20_Link"><text:span text:style-name="T9">1.0rc6</text:span></text:a><text:a xlink:type="simple" xlink:href="#__RefHeading__13436_483017182" text:style-name="Index_20_Link" text:visited-style-name="Index_20_Link"><text:tab/>35</text:a></text:h>
          <text:h text:style-name="P205" text:outline-level="3"><text:tab/><text:a xlink:type="simple" xlink:href="#__RefHeading__111935_1136949260" text:style-name="Index_20_Link" text:visited-style-name="Index_20_Link">Using a physical serial port<text:tab/>35</text:a></text:h>
          <text:h text:style-name="P205" text:outline-level="3"><text:tab/><text:a xlink:type="simple" xlink:href="#__RefHeading__111937_1136949260" text:style-name="Index_20_Link" text:visited-style-name="Index_20_Link">Using the VICE emulator<text:tab/>35</text:a></text:h>
          <text:h text:style-name="P202" text:outline-level="2"><text:tab/><text:a xlink:type="simple" xlink:href="#__RefHeading__18776_1796697264" text:style-name="Index_20_Link" text:visited-style-name="Index_20_Link">tcpser4j<text:tab/>35</text:a></text:h>
          <text:h text:style-name="P202" text:outline-level="2"><text:tab/><text:a xlink:type="simple" xlink:href="#__RefHeading__40660_1518360933" text:style-name="Index_20_Link" text:visited-style-name="Index_20_Link">Leif Bloomquist's </text:a><text:a xlink:type="simple" xlink:href="#__RefHeading__40660_1518360933" text:style-name="Index_20_Link" text:visited-style-name="Index_20_Link"><text:span text:style-name="T9">BBS Server</text:span></text:a><text:a xlink:type="simple" xlink:href="#__RefHeading__40660_1518360933" text:style-name="Index_20_Link" text:visited-style-name="Index_20_Link"><text:tab/>35</text:a></text:h>
          <text:h text:style-name="P202" text:outline-level="2"><text:soft-page-break/><text:tab/><text:a xlink:type="simple" xlink:href="#__RefHeading___Toc18505_1315415477" text:style-name="Index_20_Link" text:visited-style-name="Index_20_Link">Telnet bridge hardware<text:tab/>37</text:a></text:h>
          <text:h text:style-name="P202" text:outline-level="2"><text:tab/><text:a xlink:type="simple" xlink:href="#__RefHeading__117591_1136949260" text:style-name="Index_20_Link" text:visited-style-name="Index_20_Link">Link232<text:tab/>37</text:a></text:h>
          <text:h text:style-name="P202" text:outline-level="2"><text:tab/><text:a xlink:type="simple" xlink:href="#__RefHeading__117593_1136949260" text:style-name="Index_20_Link" text:visited-style-name="Index_20_Link">Lantronix UDS-10<text:tab/>37</text:a></text:h>
          <text:h text:style-name="P202" text:outline-level="2"><text:tab/><text:a xlink:type="simple" xlink:href="#__RefHeading__18780_1796697264" text:style-name="Index_20_Link" text:visited-style-name="Index_20_Link">CometBBS<text:tab/>37</text:a></text:h>
          <text:h text:style-name="P202" text:outline-level="2"><text:tab/><text:a xlink:type="simple" xlink:href="#__RefHeading__117595_1136949260" text:style-name="Index_20_Link" text:visited-style-name="Index_20_Link">GLink232 interface<text:tab/>37</text:a></text:h>
          <text:h text:style-name="P237" text:outline-level="1"><text:tab/><text:a xlink:type="simple" xlink:href="#__RefHeading__13442_483017182" text:style-name="Index_20_Link" text:visited-style-name="Index_20_Link">Booting Up<text:tab/>37</text:a></text:h>
          <text:h text:style-name="P237" text:outline-level="1"><text:tab/><text:a xlink:type="simple" xlink:href="#__RefHeading__13444_483017182" text:style-name="Index_20_Link" text:visited-style-name="Index_20_Link">load"image 1.2b",8,1<text:tab/>38</text:a></text:h>
          <text:h text:style-name="P202" text:outline-level="2"><text:tab/><text:a xlink:type="simple" xlink:href="#__RefHeading__13446_483017182" text:style-name="Index_20_Link" text:visited-style-name="Index_20_Link">Autobooting Systems<text:tab/>38</text:a></text:h>
          <text:h text:style-name="P237" text:outline-level="1"><text:tab/><text:a xlink:type="simple" xlink:href="#__RefHeading__13448_483017182" text:style-name="Index_20_Link" text:visited-style-name="Index_20_Link">First Boot<text:tab/>38</text:a></text:h>
          <text:h text:style-name="P202" text:outline-level="2"><text:tab/><text:a xlink:type="simple" xlink:href="#__RefHeading__13450_483017182" text:style-name="Index_20_Link" text:visited-style-name="Index_20_Link">The Idle Screen<text:tab/>39</text:a></text:h>
          <text:h text:style-name="P205" text:outline-level="3"><text:tab/><text:a xlink:type="simple" xlink:href="#__RefHeading__13452_483017182" text:style-name="Index_20_Link" text:visited-style-name="Index_20_Link">Setting the Time<text:tab/>39</text:a></text:h>
          <text:h text:style-name="P205" text:outline-level="3"><text:tab/><text:a xlink:type="simple" xlink:href="#__RefHeading__13456_483017182" text:style-name="Index_20_Link" text:visited-style-name="Index_20_Link">The Status Line<text:tab/>40</text:a></text:h>
          <text:h text:style-name="P205" text:outline-level="3"><text:tab/><text:a xlink:type="simple" xlink:href="#__RefHeading__13458_483017182" text:style-name="Index_20_Link" text:visited-style-name="Index_20_Link">Top Screen Mask<text:tab/>41</text:a></text:h>
          <text:h text:style-name="P237" text:outline-level="1"><text:tab/><text:a xlink:type="simple" xlink:href="#__RefHeading___Toc83982_1114717513" text:style-name="Index_20_Link" text:visited-style-name="Index_20_Link">3<text:tab/>42</text:a></text:h>
          <text:h text:style-name="P237" text:outline-level="1"><text:tab/><text:a xlink:type="simple" xlink:href="#__RefHeading___Toc83984_1114717513" text:style-name="Index_20_Link" text:visited-style-name="Index_20_Link">Shows blocks free on the six different system disks.<text:tab/>42</text:a></text:h>
          <text:h text:style-name="P237" text:outline-level="1"><text:tab/><text:a xlink:type="simple" xlink:href="#__RefHeading___Toc83986_1114717513" text:style-name="Index_20_Link" text:visited-style-name="Index_20_Link">4<text:tab/>42</text:a></text:h>
          <text:h text:style-name="P237" text:outline-level="1"><text:tab/><text:a xlink:type="simple" xlink:href="#__RefHeading___Toc83988_1114717513" text:style-name="Index_20_Link" text:visited-style-name="Index_20_Link">Shows the current time using the large clock.<text:tab/>42</text:a></text:h>
          <text:h text:style-name="P237" text:outline-level="1"><text:tab/><text:a xlink:type="simple" xlink:href="#__RefHeading___Toc83990_1114717513" text:style-name="Index_20_Link" text:visited-style-name="Index_20_Link">6<text:tab/>42</text:a></text:h>
          <text:h text:style-name="P237" text:outline-level="1"><text:tab/><text:a xlink:type="simple" xlink:href="#__RefHeading___Toc83992_1114717513" text:style-name="Index_20_Link" text:visited-style-name="Index_20_Link">Resets the modem to IMAGE BBS requirements.<text:tab/>42</text:a></text:h>
          <text:h text:style-name="P237" text:outline-level="1"><text:tab/><text:a xlink:type="simple" xlink:href="#__RefHeading__13466_483017182" text:style-name="Index_20_Link" text:visited-style-name="Index_20_Link">Handles of users who signed on<text:tab/>2</text:a></text:h>
          <text:h text:style-name="P237" text:outline-level="1"><text:tab/><text:a xlink:type="simple" xlink:href="#__RefHeading___Toc83994_1114717513" text:style-name="Index_20_Link" text:visited-style-name="Index_20_Link">Shift-A<text:tab/>2</text:a></text:h>
          <text:h text:style-name="P237" text:outline-level="1"><text:tab/><text:a xlink:type="simple" xlink:href="#__RefHeading___Toc83996_1114717513" text:style-name="Index_20_Link" text:visited-style-name="Index_20_Link">Starts nightly "AutoMaint," or system maintenance.  For more details, see page 73.<text:tab/>2</text:a></text:h>
          <text:h text:style-name="P237" text:outline-level="1"><text:tab/><text:a xlink:type="simple" xlink:href="#__RefHeading___Toc83998_1114717513" text:style-name="Index_20_Link" text:visited-style-name="Index_20_Link">Shift-N<text:tab/>2</text:a></text:h>
          <text:h text:style-name="P237" text:outline-level="1"><text:tab/><text:a xlink:type="simple" xlink:href="#__RefHeading___Toc84000_1114717513" text:style-name="Index_20_Link" text:visited-style-name="Index_20_Link">Starts hourly "NetMaint," or network processing.  For more details, see (fixme)<text:tab/>2</text:a></text:h>
          <text:h text:style-name="P237" text:outline-level="1"><text:tab/><text:a xlink:type="simple" xlink:href="#__RefHeading___Toc84002_1114717513" text:style-name="Index_20_Link" text:visited-style-name="Index_20_Link">Shift-T<text:tab/>2</text:a></text:h>
          <text:h text:style-name="P237" text:outline-level="1"><text:tab/><text:a xlink:type="simple" xlink:href="#__RefHeading___Toc84004_1114717513" text:style-name="Index_20_Link" text:visited-style-name="Index_20_Link">This inverts the carrier detect signal.  (fixme: why, more info needed)<text:tab/>2</text:a></text:h>
          <text:h text:style-name="P237" text:outline-level="1"><text:tab/><text:a xlink:type="simple" xlink:href="#__RefHeading___Toc84006_1114717513" text:style-name="Index_20_Link" text:visited-style-name="Index_20_Link">+ or -<text:tab/>2</text:a></text:h>
          <text:h text:style-name="P237" text:outline-level="1"><text:soft-page-break/><text:tab/><text:a xlink:type="simple" xlink:href="#__RefHeading___Toc84008_1114717513" text:style-name="Index_20_Link" text:visited-style-name="Index_20_Link">For compatible modems, turns the modem speaker on or off.<text:tab/>2</text:a></text:h>
          <text:h text:style-name="P237" text:outline-level="1"><text:tab/><text:a xlink:type="simple" xlink:href="#__RefHeading___Toc84010_1114717513" text:style-name="Index_20_Link" text:visited-style-name="Index_20_Link">Space<text:tab/>2</text:a></text:h>
          <text:h text:style-name="P237" text:outline-level="1"><text:tab/><text:a xlink:type="simple" xlink:href="#__RefHeading___Toc84012_1114717513" text:style-name="Index_20_Link" text:visited-style-name="Index_20_Link">Redisplays the current screen.<text:tab/>2</text:a></text:h>
          <text:h text:style-name="P237" text:outline-level="1"><text:tab/><text:a xlink:type="simple" xlink:href="#__RefHeading___Toc84014_1114717513" text:style-name="Index_20_Link" text:visited-style-name="Index_20_Link">£<text:tab/>2</text:a></text:h>
          <text:h text:style-name="P237" text:outline-level="1"><text:tab/><text:a xlink:type="simple" xlink:href="#__RefHeading___Toc84016_1114717513" text:style-name="Index_20_Link" text:visited-style-name="Index_20_Link">Manually answer the modem.<text:tab/>2</text:a></text:h>
          <text:h text:style-name="P205" text:outline-level="3"><text:tab/><text:a xlink:type="simple" xlink:href="#__RefHeading__13476_483017182" text:style-name="Index_20_Link" text:visited-style-name="Index_20_Link">The Lightbar<text:tab/>2</text:a></text:h>
          <text:h text:style-name="P237" text:outline-level="1"><text:tab/><text:a xlink:type="simple" xlink:href="#__RefHeading__13480_483017182" text:style-name="Index_20_Link" text:visited-style-name="Index_20_Link">Asc  Ans  Exp  Fn5  Fn4  Fn3  Fn2  Fn1<text:tab/>4</text:a></text:h>
          <text:h text:style-name="P205" text:outline-level="3"><text:tab/><text:a xlink:type="simple" xlink:href="#__RefHeading__13482_483017182" text:style-name="Index_20_Link" text:visited-style-name="Index_20_Link">Bottom Screen Mask<text:tab/>5</text:a></text:h>
          <text:h text:style-name="P202" text:outline-level="2"><text:tab/><text:a xlink:type="simple" xlink:href="#__RefHeading__13484_483017182" text:style-name="Index_20_Link" text:visited-style-name="Index_20_Link">Logging On<text:tab/>7</text:a></text:h>
          <text:h text:style-name="P205" text:outline-level="3"><text:tab/><text:a xlink:type="simple" xlink:href="#__RefHeading__13486_483017182" text:style-name="Index_20_Link" text:visited-style-name="Index_20_Link">Normal Logon<text:tab/>7</text:a></text:h>
          <text:h text:style-name="P237" text:outline-level="1"><text:tab/><text:a xlink:type="simple" xlink:href="#__RefHeading__13488_483017182" text:style-name="Index_20_Link" text:visited-style-name="Index_20_Link">If RETURN is pressed, the program will read the disk file s.start x.<text:tab/>7</text:a></text:h>
          <text:h text:style-name="P205" text:outline-level="3"><text:tab/><text:a xlink:type="simple" xlink:href="#__RefHeading__13490_483017182" text:style-name="Index_20_Link" text:visited-style-name="Index_20_Link">Instant Logon<text:tab/>8</text:a></text:h>
          <text:h text:style-name="P205" text:outline-level="3"><text:tab/><text:a xlink:type="simple" xlink:href="#__RefHeading__13492_483017182" text:style-name="Index_20_Link" text:visited-style-name="Index_20_Link">RES Users<text:tab/>8</text:a></text:h>
          <text:h text:style-name="P205" text:outline-level="3"><text:tab/><text:a xlink:type="simple" xlink:href="#__RefHeading__13494_483017182" text:style-name="Index_20_Link" text:visited-style-name="Index_20_Link">NEW Users<text:tab/>8</text:a></text:h>
          <text:h text:style-name="P205" text:outline-level="3"><text:tab/><text:a xlink:type="simple" xlink:href="#__RefHeading__13496_483017182" text:style-name="Index_20_Link" text:visited-style-name="Index_20_Link">Existing Users<text:tab/>9</text:a></text:h>
          <text:h text:style-name="P205" text:outline-level="3"><text:tab/><text:a xlink:type="simple" xlink:href="#__RefHeading__13498_483017182" text:style-name="Index_20_Link" text:visited-style-name="Index_20_Link">The Top Screen After Logon<text:tab/>9</text:a></text:h>
          <text:h text:style-name="P205" text:outline-level="3"><text:tab/><text:a xlink:type="simple" xlink:href="#__RefHeading__13500_483017182" text:style-name="Index_20_Link" text:visited-style-name="Index_20_Link">Editing BBS Info Files<text:tab/>10</text:a></text:h>
          <text:h text:style-name="P237" text:outline-level="1"><text:tab/><text:a xlink:type="simple" xlink:href="#__RefHeading__13502_483017182" text:style-name="Index_20_Link" text:visited-style-name="Index_20_Link">BULLETIN BOARDS AND LIBRARIES:<text:tab/>11</text:a></text:h>
          <text:h text:style-name="P237" text:outline-level="1"><text:tab/><text:a xlink:type="simple" xlink:href="#__RefHeading__13504_483017182" text:style-name="Index_20_Link" text:visited-style-name="Index_20_Link">ACCESS GROUPS<text:tab/>12</text:a></text:h>
          <text:h text:style-name="P202" text:outline-level="2"><text:tab/><text:a xlink:type="simple" xlink:href="#__RefHeading__13506_483017182" text:style-name="Index_20_Link" text:visited-style-name="Index_20_Link">Done!<text:tab/>12</text:a></text:h>
          <text:h text:style-name="P237" text:outline-level="1"><text:tab/><text:a xlink:type="simple" xlink:href="#__RefHeading__13508_483017182" text:style-name="Index_20_Link" text:visited-style-name="Index_20_Link">General Commands<text:tab/>13</text:a></text:h>
          <text:h text:style-name="P202" text:outline-level="2"><text:tab/><text:a xlink:type="simple" xlink:href="#__RefHeading__13510_483017182" text:style-name="Index_20_Link" text:visited-style-name="Index_20_Link">Chat Request/Chat Mode<text:tab/>14</text:a></text:h>
          <text:h text:style-name="P202" text:outline-level="2"><text:tab/><text:a xlink:type="simple" xlink:href="#__RefHeading__13512_483017182" text:style-name="Index_20_Link" text:visited-style-name="Index_20_Link">Feedback<text:tab/>14</text:a></text:h>
          <text:h text:style-name="P202" text:outline-level="2"><text:tab/><text:a xlink:type="simple" xlink:href="#__RefHeading__13514_483017182" text:style-name="Index_20_Link" text:visited-style-name="Index_20_Link">Help<text:tab/>14</text:a></text:h>
          <text:h text:style-name="P202" text:outline-level="2"><text:tab/><text:a xlink:type="simple" xlink:href="#__RefHeading__13516_483017182" text:style-name="Index_20_Link" text:visited-style-name="Index_20_Link">BBS Information<text:tab/>15</text:a></text:h>
          <text:h text:style-name="P202" text:outline-level="2"><text:tab/><text:a xlink:type="simple" xlink:href="#__RefHeading__13518_483017182" text:style-name="Index_20_Link" text:visited-style-name="Index_20_Link">Change/View Last Call Date/Time<text:tab/>15</text:a></text:h>
          <text:h text:style-name="P202" text:outline-level="2"><text:tab/><text:a xlink:type="simple" xlink:href="#__RefHeading__13520_483017182" text:style-name="Index_20_Link" text:visited-style-name="Index_20_Link">Log Off<text:tab/>15</text:a></text:h>
          <text:h text:style-name="P202" text:outline-level="2"><text:tab/><text:a xlink:type="simple" xlink:href="#__RefHeading__13522_483017182" text:style-name="Index_20_Link" text:visited-style-name="Index_20_Link">Quit<text:tab/>15</text:a></text:h>
          <text:h text:style-name="P202" text:outline-level="2"><text:tab/><text:a xlink:type="simple" xlink:href="#__RefHeading__13524_483017182" text:style-name="Index_20_Link" text:visited-style-name="Index_20_Link">Time/Date<text:tab/>15</text:a></text:h>
          <text:h text:style-name="P202" text:outline-level="2"><text:tab/><text:a xlink:type="simple" xlink:href="#__RefHeading__13526_483017182" text:style-name="Index_20_Link" text:visited-style-name="Index_20_Link">Edit Terminal Parameters<text:tab/>15</text:a></text:h>
          <text:h text:style-name="P202" text:outline-level="2"><text:tab/><text:a xlink:type="simple" xlink:href="#__RefHeading__13528_483017182" text:style-name="Index_20_Link" text:visited-style-name="Index_20_Link">Prompt Mode<text:tab/>16</text:a></text:h>
          <text:h text:style-name="P202" text:outline-level="2"><text:tab/><text:a xlink:type="simple" xlink:href="#__RefHeading__13530_483017182" text:style-name="Index_20_Link" text:visited-style-name="Index_20_Link">Status<text:tab/>16</text:a></text:h>
          <text:h text:style-name="P202" text:outline-level="2"><text:tab/><text:a xlink:type="simple" xlink:href="#__RefHeading__13532_483017182" text:style-name="Index_20_Link" text:visited-style-name="Index_20_Link">SY<text:tab/>Saying<text:tab/>16</text:a></text:h>
          <text:h text:style-name="P202" text:outline-level="2"><text:tab/><text:a xlink:type="simple" xlink:href="#__RefHeading__13534_483017182" text:style-name="Index_20_Link" text:visited-style-name="Index_20_Link">LG<text:tab/>Activity Log<text:tab/>16</text:a></text:h>
          <text:h text:style-name="P202" text:outline-level="2"><text:tab/><text:a xlink:type="simple" xlink:href="#__RefHeading__13536_483017182" text:style-name="Index_20_Link" text:visited-style-name="Index_20_Link">BA<text:tab/>BAR Stats<text:tab/>16</text:a></text:h>
          <text:h text:style-name="P202" text:outline-level="2"><text:tab/><text:a xlink:type="simple" xlink:href="#__RefHeading__13538_483017182" text:style-name="Index_20_Link" text:visited-style-name="Index_20_Link">AT<text:tab/>C/G - ASCII - ANSI Mode Toggle<text:tab/>16</text:a></text:h>
          <text:h text:style-name="P202" text:outline-level="2"><text:tab/><text:a xlink:type="simple" xlink:href="#__RefHeading__13540_483017182" text:style-name="Index_20_Link" text:visited-style-name="Index_20_Link">XP<text:tab/>Expert Mode<text:tab/>17</text:a></text:h>
          <text:h text:style-name="P202" text:outline-level="2"><text:soft-page-break/><text:tab/><text:a xlink:type="simple" xlink:href="#__RefHeading__13542_483017182" text:style-name="Index_20_Link" text:visited-style-name="Index_20_Link">NU<text:tab/>New User Message<text:tab/>17</text:a></text:h>
          <text:h text:style-name="P202" text:outline-level="2"><text:tab/><text:a xlink:type="simple" xlink:href="#__RefHeading__13544_483017182" text:style-name="Index_20_Link" text:visited-style-name="Index_20_Link">Local Mode<text:tab/>17</text:a></text:h>
          <text:h text:style-name="P237" text:outline-level="1"><text:tab/><text:a xlink:type="simple" xlink:href="#__RefHeading__13546_483017182" text:style-name="Index_20_Link" text:visited-style-name="Index_20_Link">Command Stacking<text:tab/>17</text:a></text:h>
          <text:h text:style-name="P237" text:outline-level="1"><text:tab/><text:a xlink:type="simple" xlink:href="#__RefHeading__13548_483017182" text:style-name="Index_20_Link" text:visited-style-name="Index_20_Link">SB9^RN^&lt;^R3^UD^SA<text:tab/>17</text:a></text:h>
          <text:h text:style-name="P237" text:outline-level="1"><text:tab/><text:a xlink:type="simple" xlink:href="#__RefHeading__13550_483017182" text:style-name="Index_20_Link" text:visited-style-name="Index_20_Link">Entering/Changing Subsystems<text:tab/>17</text:a></text:h>
          <text:h text:style-name="P237" text:outline-level="1"><text:tab/><text:a xlink:type="simple" xlink:href="#__RefHeading__13552_483017182" text:style-name="Index_20_Link" text:visited-style-name="Index_20_Link">Common Subsystem Features and Commands<text:tab/>18</text:a></text:h>
          <text:h text:style-name="P202" text:outline-level="2"><text:tab/><text:a xlink:type="simple" xlink:href="#__RefHeading__13554_483017182" text:style-name="Index_20_Link" text:visited-style-name="Index_20_Link">Listing Sub-Boards<text:tab/>18</text:a></text:h>
          <text:h text:style-name="P237" text:outline-level="1"><text:tab/><text:a xlink:type="simple" xlink:href="#__RefHeading___Toc84018_1114717513" text:style-name="Index_20_Link" text:visited-style-name="Index_20_Link">A user can list which sub-boards they have access to when they first enter the SIG by<text:tab/>18</text:a></text:h>
          <text:h text:style-name="P205" text:outline-level="3"><text:tab/><text:a xlink:type="simple" xlink:href="#__RefHeading__13558_483017182" text:style-name="Index_20_Link" text:visited-style-name="Index_20_Link">N<text:tab/>Sub-Board Name<text:tab/>18</text:a></text:h>
          <text:h text:style-name="P205" text:outline-level="3"><text:tab/><text:a xlink:type="simple" xlink:href="#__RefHeading__13560_483017182" text:style-name="Index_20_Link" text:visited-style-name="Index_20_Link">Moving To Other Sub-Boards or SIGs<text:tab/>18</text:a></text:h>
          <text:h text:style-name="P237" text:outline-level="1"><text:tab/><text:a xlink:type="simple" xlink:href="#__RefHeading__13562_483017182" text:style-name="Index_20_Link" text:visited-style-name="Index_20_Link">A user can change the current sub-board by<text:tab/>18</text:a></text:h>
          <text:h text:style-name="P237" text:outline-level="1"><text:tab/><text:a xlink:type="simple" xlink:href="#__RefHeading__13564_483017182" text:style-name="Index_20_Link" text:visited-style-name="Index_20_Link">Sub-Boards (Message Bases)<text:tab/>20</text:a></text:h>
          <text:h text:style-name="P202" text:outline-level="2"><text:tab/><text:a xlink:type="simple" xlink:href="#__RefHeading__13566_483017182" text:style-name="Index_20_Link" text:visited-style-name="Index_20_Link">Scanning Bulletins<text:tab/>20</text:a></text:h>
          <text:h text:style-name="P237" text:outline-level="1"><text:tab/><text:a xlink:type="simple" xlink:href="#__RefHeading__13568_483017182" text:style-name="Index_20_Link" text:visited-style-name="Index_20_Link">This means to display<text:tab/>20</text:a></text:h>
          <text:h text:style-name="P237" text:outline-level="1"><text:tab/><text:a xlink:type="simple" xlink:href="#__RefHeading__13570_483017182" text:style-name="Index_20_Link" text:visited-style-name="Index_20_Link">   Status<text:tab/>21</text:a></text:h>
          <text:h text:style-name="P237" text:outline-level="1"><text:tab/><text:a xlink:type="simple" xlink:href="#__RefHeading___Toc84020_1114717513" text:style-name="Index_20_Link" text:visited-style-name="Index_20_Link">Means<text:tab/>21</text:a></text:h>
          <text:h text:style-name="P202" text:outline-level="2"><text:tab/><text:a xlink:type="simple" xlink:href="#__RefHeading__13572_483017182" text:style-name="Index_20_Link" text:visited-style-name="Index_20_Link">About Bulletins<text:tab/>21</text:a></text:h>
          <text:h text:style-name="P237" text:outline-level="1"><text:tab/><text:a xlink:type="simple" xlink:href="#__RefHeading__13574_483017182" text:style-name="Index_20_Link" text:visited-style-name="Index_20_Link">This displays the<text:tab/>21</text:a></text:h>
          <text:h text:style-name="P202" text:outline-level="2"><text:tab/><text:a xlink:type="simple" xlink:href="#__RefHeading__13576_483017182" text:style-name="Index_20_Link" text:visited-style-name="Index_20_Link">Reading Bulletins<text:tab/>21</text:a></text:h>
          <text:h text:style-name="P202" text:outline-level="2"><text:tab/><text:a xlink:type="simple" xlink:href="#__RefHeading__13578_483017182" text:style-name="Index_20_Link" text:visited-style-name="Index_20_Link">New Messages<text:tab/>22</text:a></text:h>
          <text:h text:style-name="P202" text:outline-level="2"><text:tab/><text:a xlink:type="simple" xlink:href="#__RefHeading__13580_483017182" text:style-name="Index_20_Link" text:visited-style-name="Index_20_Link">Posting New Bulletins<text:tab/>22</text:a></text:h>
          <text:h text:style-name="P202" text:outline-level="2"><text:tab/><text:a xlink:type="simple" xlink:href="#__RefHeading__13582_483017182" text:style-name="Index_20_Link" text:visited-style-name="Index_20_Link">Killing Entire Threads<text:tab/>22</text:a></text:h>
          <text:h text:style-name="P205" text:outline-level="3"><text:tab/><text:a xlink:type="simple" xlink:href="#__RefHeading__13584_483017182" text:style-name="Index_20_Link" text:visited-style-name="Index_20_Link">KO and KA<text:tab/>22</text:a></text:h>
          <text:h text:style-name="P202" text:outline-level="2"><text:tab/><text:a xlink:type="simple" xlink:href="#__RefHeading__13586_483017182" text:style-name="Index_20_Link" text:visited-style-name="Index_20_Link">Editing Bulletins<text:tab/>23</text:a></text:h>
          <text:h text:style-name="P202" text:outline-level="2"><text:tab/><text:a xlink:type="simple" xlink:href="#__RefHeading__13588_483017182" text:style-name="Index_20_Link" text:visited-style-name="Index_20_Link">Frozen Bulletins<text:tab/>23</text:a></text:h>
          <text:h text:style-name="P202" text:outline-level="2"><text:tab/><text:a xlink:type="simple" xlink:href="#__RefHeading__13590_483017182" text:style-name="Index_20_Link" text:visited-style-name="Index_20_Link">Sub-Board Operators<text:tab/>23</text:a></text:h>
          <text:h text:style-name="P237" text:outline-level="1"><text:tab/><text:a xlink:type="simple" xlink:href="#__RefHeading__13592_483017182" text:style-name="Index_20_Link" text:visited-style-name="Index_20_Link">V views the current sub-board's operator<text:tab/>23</text:a></text:h>
          <text:h text:style-name="P202" text:outline-level="2"><text:tab/><text:a xlink:type="simple" xlink:href="#__RefHeading__13594_483017182" text:style-name="Index_20_Link" text:visited-style-name="Index_20_Link">Maintenance Mode<text:tab/>23</text:a></text:h>
          <text:h text:style-name="P205" text:outline-level="3"><text:tab/><text:a xlink:type="simple" xlink:href="#__RefHeading__13596_483017182" text:style-name="Index_20_Link" text:visited-style-name="Index_20_Link">Message Bases:<text:tab/>24</text:a></text:h>
          <text:h text:style-name="P205" text:outline-level="3"><text:tab/><text:a xlink:type="simple" xlink:href="#__RefHeading__13598_483017182" text:style-name="Index_20_Link" text:visited-style-name="Index_20_Link">Upload/Download/Exchange:<text:tab/>24</text:a></text:h>
          <text:h text:style-name="P237" text:outline-level="1"><text:tab/><text:a xlink:type="simple" xlink:href="#__RefHeading__13600_483017182" text:style-name="Index_20_Link" text:visited-style-name="Index_20_Link">EITHER:<text:tab/>25</text:a></text:h>
          <text:h text:style-name="P237" text:outline-level="1"><text:tab/><text:a xlink:type="simple" xlink:href="#__RefHeading__13602_483017182" text:style-name="Index_20_Link" text:visited-style-name="Index_20_Link">The RELedit System<text:tab/>26</text:a></text:h>
          <text:h text:style-name="P202" text:outline-level="2"><text:tab/><text:a xlink:type="simple" xlink:href="#__RefHeading__13604_483017182" text:style-name="Index_20_Link" text:visited-style-name="Index_20_Link">    Part One: System Overview<text:tab/>26</text:a></text:h>
          <text:h text:style-name="P202" text:outline-level="2"><text:tab/><text:a xlink:type="simple" xlink:href="#__RefHeading__13606_483017182" text:style-name="Index_20_Link" text:visited-style-name="Index_20_Link">Part Two: General Setup<text:tab/>26</text:a></text:h>
          <text:h text:style-name="P202" text:outline-level="2"><text:soft-page-break/><text:tab/><text:a xlink:type="simple" xlink:href="#__RefHeading__13608_483017182" text:style-name="Index_20_Link" text:visited-style-name="Index_20_Link">Part Three: Available Commands<text:tab/>26</text:a></text:h>
          <text:h text:style-name="P205" text:outline-level="3"><text:tab/><text:a xlink:type="simple" xlink:href="#__RefHeading___Toc97426_1114717513" text:style-name="Index_20_Link" text:visited-style-name="Index_20_Link">The "About" Option<text:tab/>27</text:a></text:h>
          <text:h text:style-name="P237" text:outline-level="1"><text:tab/><text:a xlink:type="simple" xlink:href="#__RefHeading__13610_483017182" text:style-name="Index_20_Link" text:visited-style-name="Index_20_Link">MMMM  HH HH HH HH HH HH HH HH  PPPPPPPP<text:tab/>27</text:a></text:h>
          <text:h text:style-name="P237" text:outline-level="1"><text:tab/><text:a xlink:type="simple" xlink:href="#__RefHeading__13612_483017182" text:style-name="Index_20_Link" text:visited-style-name="Index_20_Link">MMMM: Memory address<text:tab/>27</text:a></text:h>
          <text:h text:style-name="P237" text:outline-level="1"><text:tab/><text:a xlink:type="simple" xlink:href="#__RefHeading__13614_483017182" text:style-name="Index_20_Link" text:visited-style-name="Index_20_Link">SCANNING FILES<text:tab/>28</text:a></text:h>
          <text:h text:style-name="P237" text:outline-level="1"><text:tab/><text:a xlink:type="simple" xlink:href="#__RefHeading__13616_483017182" text:style-name="Index_20_Link" text:visited-style-name="Index_20_Link">S Scan files normally<text:tab/>28</text:a></text:h>
          <text:h text:style-name="P237" text:outline-level="1"><text:tab/><text:a xlink:type="simple" xlink:href="#__RefHeading__13618_483017182" text:style-name="Index_20_Link" text:visited-style-name="Index_20_Link">001 The number of the listing in the directory<text:tab/>28</text:a></text:h>
          <text:h text:style-name="P205" text:outline-level="3"><text:tab/><text:a xlink:type="simple" xlink:href="#__RefHeading__13620_483017182" text:style-name="Index_20_Link" text:visited-style-name="Index_20_Link">Sysop Commands<text:tab/>29</text:a></text:h>
          <text:h text:style-name="P237" text:outline-level="1"><text:tab/><text:a xlink:type="simple" xlink:href="#__RefHeading__13622_483017182" text:style-name="Index_20_Link" text:visited-style-name="Index_20_Link">UM Upload multiple files<text:tab/>29</text:a></text:h>
          <text:h text:style-name="P237" text:outline-level="1"><text:tab/><text:a xlink:type="simple" xlink:href="#__RefHeading__13624_483017182" text:style-name="Index_20_Link" text:visited-style-name="Index_20_Link">UD<text:tab/>Upload/Download System<text:tab/>30</text:a></text:h>
          <text:h text:style-name="P202" text:outline-level="2"><text:tab/><text:a xlink:type="simple" xlink:href="#__RefHeading__13626_483017182" text:style-name="Index_20_Link" text:visited-style-name="Index_20_Link">Moving To Another Library<text:tab/>30</text:a></text:h>
          <text:h text:style-name="P202" text:outline-level="2"><text:tab/><text:a xlink:type="simple" xlink:href="#__RefHeading__13628_483017182" text:style-name="Index_20_Link" text:visited-style-name="Index_20_Link">Main U/D prompt<text:tab/>30</text:a></text:h>
          <text:h text:style-name="P237" text:outline-level="1"><text:tab/><text:a xlink:type="simple" xlink:href="#__RefHeading__13630_483017182" text:style-name="Index_20_Link" text:visited-style-name="Index_20_Link">The user is shown the<text:tab/>30</text:a></text:h>
          <text:h text:style-name="P202" text:outline-level="2"><text:tab/><text:a xlink:type="simple" xlink:href="#__RefHeading__13632_483017182" text:style-name="Index_20_Link" text:visited-style-name="Index_20_Link">Changing protocols<text:tab/>30</text:a></text:h>
          <text:h text:style-name="P202" text:outline-level="2"><text:tab/><text:a xlink:type="simple" xlink:href="#__RefHeading__13634_483017182" text:style-name="Index_20_Link" text:visited-style-name="Index_20_Link">Single file upload<text:tab/>30</text:a></text:h>
          <text:h text:style-name="P202" text:outline-level="2"><text:tab/><text:a xlink:type="simple" xlink:href="#__RefHeading__13636_483017182" text:style-name="Index_20_Link" text:visited-style-name="Index_20_Link">Multi File Upload<text:tab/>30</text:a></text:h>
          <text:h text:style-name="P202" text:outline-level="2"><text:tab/><text:a xlink:type="simple" xlink:href="#__RefHeading__13638_483017182" text:style-name="Index_20_Link" text:visited-style-name="Index_20_Link">D, Dx Single File Download<text:tab/>31</text:a></text:h>
          <text:h text:style-name="P237" text:outline-level="1"><text:tab/><text:a xlink:type="simple" xlink:href="#__RefHeading__13640_483017182" text:style-name="Index_20_Link" text:visited-style-name="Index_20_Link">Type D followed by the file number, from the main U/D prompt<text:tab/>31</text:a></text:h>
          <text:h text:style-name="P202" text:outline-level="2"><text:tab/><text:a xlink:type="simple" xlink:href="#__RefHeading__13642_483017182" text:style-name="Index_20_Link" text:visited-style-name="Index_20_Link">Multi File Downloads<text:tab/>31</text:a></text:h>
          <text:h text:style-name="P202" text:outline-level="2"><text:tab/><text:a xlink:type="simple" xlink:href="#__RefHeading__13644_483017182" text:style-name="Index_20_Link" text:visited-style-name="Index_20_Link">Listing Files<text:tab/>31</text:a></text:h>
          <text:h text:style-name="P205" text:outline-level="3"><text:tab/><text:a xlink:type="simple" xlink:href="#__RefHeading__13646_483017182" text:style-name="Index_20_Link" text:visited-style-name="Index_20_Link">Other Commands<text:tab/>32</text:a></text:h>
          <text:h text:style-name="P202" text:outline-level="2"><text:tab/><text:a xlink:type="simple" xlink:href="#__RefHeading__13648_483017182" text:style-name="Index_20_Link" text:visited-style-name="Index_20_Link">Killing Files<text:tab/>32</text:a></text:h>
          <text:h text:style-name="P202" text:outline-level="2"><text:tab/><text:a xlink:type="simple" xlink:href="#__RefHeading__13650_483017182" text:style-name="Index_20_Link" text:visited-style-name="Index_20_Link">Editing Files<text:tab/>32</text:a></text:h>
          <text:h text:style-name="P202" text:outline-level="2"><text:tab/><text:a xlink:type="simple" xlink:href="#__RefHeading__13652_483017182" text:style-name="Index_20_Link" text:visited-style-name="Index_20_Link">Reading a File<text:tab/>32</text:a></text:h>
          <text:h text:style-name="P202" text:outline-level="2"><text:tab/><text:a xlink:type="simple" xlink:href="#__RefHeading__13654_483017182" text:style-name="Index_20_Link" text:visited-style-name="Index_20_Link">Validating Files<text:tab/>32</text:a></text:h>
          <text:h text:style-name="P202" text:outline-level="2"><text:tab/><text:a xlink:type="simple" xlink:href="#__RefHeading__13656_483017182" text:style-name="Index_20_Link" text:visited-style-name="Index_20_Link">Dx<text:tab/>Copying Files<text:tab/>33</text:a></text:h>
          <text:h text:style-name="P202" text:outline-level="2"><text:tab/><text:a xlink:type="simple" xlink:href="#__RefHeading__13658_483017182" text:style-name="Index_20_Link" text:visited-style-name="Index_20_Link">Mx<text:tab/>Moving Files<text:tab/>33</text:a></text:h>
          <text:h text:style-name="P237" text:outline-level="1"><text:tab/><text:a xlink:type="simple" xlink:href="#__RefHeading__13660_483017182" text:style-name="Index_20_Link" text:visited-style-name="Index_20_Link">UX<text:tab/>Full Disk Exchange<text:tab/>34</text:a></text:h>
          <text:h text:style-name="P202" text:outline-level="2"><text:tab/><text:a xlink:type="simple" xlink:href="#__RefHeading__13662_483017182" text:style-name="Index_20_Link" text:visited-style-name="Index_20_Link">$, S<text:tab/>Listing Files<text:tab/>34</text:a></text:h>
          <text:h text:style-name="P202" text:outline-level="2"><text:tab/><text:a xlink:type="simple" xlink:href="#__RefHeading__13664_483017182" text:style-name="Index_20_Link" text:visited-style-name="Index_20_Link">Free UD/UX Library<text:tab/>34</text:a></text:h>
          <text:h text:style-name="P237" text:outline-level="1"><text:tab/><text:a xlink:type="simple" xlink:href="#__RefHeading__13666_483017182" text:style-name="Index_20_Link" text:visited-style-name="Index_20_Link">EM<text:tab/>Electronic Mail Subsystem<text:tab/>35</text:a></text:h>
          <text:h text:style-name="P237" text:outline-level="1"><text:tab/><text:a xlink:type="simple" xlink:href="#__RefHeading__13668_483017182" text:style-name="Index_20_Link" text:visited-style-name="Index_20_Link">Rx READING E-MAIL<text:tab/>35</text:a></text:h>
          <text:h text:style-name="P237" text:outline-level="1"><text:soft-page-break/><text:tab/><text:a xlink:type="simple" xlink:href="#__RefHeading__13670_483017182" text:style-name="Index_20_Link" text:visited-style-name="Index_20_Link">RESPONDING TO A MESSAGE<text:tab/>35</text:a></text:h>
          <text:h text:style-name="P237" text:outline-level="1"><text:tab/><text:a xlink:type="simple" xlink:href="#__RefHeading__13672_483017182" text:style-name="Index_20_Link" text:visited-style-name="Index_20_Link">S SENDING PRIVATE E-MAIL<text:tab/>35</text:a></text:h>
          <text:h text:style-name="P237" text:outline-level="1"><text:tab/><text:a xlink:type="simple" xlink:href="#__RefHeading__13674_483017182" text:style-name="Index_20_Link" text:visited-style-name="Index_20_Link">D DELETING E-MAIL FILES<text:tab/>35</text:a></text:h>
          <text:h text:style-name="P202" text:outline-level="2"><text:tab/><text:a xlink:type="simple" xlink:href="#__RefHeading__13676_483017182" text:style-name="Index_20_Link" text:visited-style-name="Index_20_Link">FR<text:tab/>Personal File Storage<text:tab/>36</text:a></text:h>
          <text:h text:style-name="P237" text:outline-level="1"><text:tab/><text:a xlink:type="simple" xlink:href="#__RefHeading__13678_483017182" text:style-name="Index_20_Link" text:visited-style-name="Index_20_Link">V<text:tab/>Verifying E-Mail<text:tab/>36</text:a></text:h>
          <text:h text:style-name="P237" text:outline-level="1"><text:tab/><text:a xlink:type="simple" xlink:href="#__RefHeading__13680_483017182" text:style-name="Index_20_Link" text:visited-style-name="Index_20_Link">VE<text:tab/>Editing E-Mail<text:tab/>36</text:a></text:h>
          <text:h text:style-name="P237" text:outline-level="1"><text:tab/><text:a xlink:type="simple" xlink:href="#__RefHeading__13682_483017182" text:style-name="Index_20_Link" text:visited-style-name="Index_20_Link">FM<text:tab/>Forced E-Mail<text:tab/>36</text:a></text:h>
          <text:h text:style-name="P202" text:outline-level="2"><text:tab/><text:a xlink:type="simple" xlink:href="#__RefHeading__13684_483017182" text:style-name="Index_20_Link" text:visited-style-name="Index_20_Link">Q<text:tab/>Leaving the E-Mail Subsystem<text:tab/>36</text:a></text:h>
          <text:h text:style-name="P237" text:outline-level="1"><text:tab/><text:a xlink:type="simple" xlink:href="#__RefHeading__13686_483017182" text:style-name="Index_20_Link" text:visited-style-name="Index_20_Link">News Files Subsystem<text:tab/>37</text:a></text:h>
          <text:h text:style-name="P202" text:outline-level="2"><text:tab/><text:a xlink:type="simple" xlink:href="#__RefHeading__13688_483017182" text:style-name="Index_20_Link" text:visited-style-name="Index_20_Link">A<text:tab/>Adding a News Item<text:tab/>37</text:a></text:h>
          <text:h text:style-name="P202" text:outline-level="2"><text:tab/><text:a xlink:type="simple" xlink:href="#__RefHeading__13690_483017182" text:style-name="Index_20_Link" text:visited-style-name="Index_20_Link">Reading News<text:tab/>37</text:a></text:h>
          <text:h text:style-name="P237" text:outline-level="1"><text:tab/><text:a xlink:type="simple" xlink:href="#__RefHeading__13692_483017182" text:style-name="Index_20_Link" text:visited-style-name="Index_20_Link">Type the number of a news file (see List) to read that item.<text:tab/>37</text:a></text:h>
          <text:h text:style-name="P202" text:outline-level="2"><text:tab/><text:a xlink:type="simple" xlink:href="#__RefHeading__13694_483017182" text:style-name="Index_20_Link" text:visited-style-name="Index_20_Link">Kx<text:tab/>Killing a News File<text:tab/>37</text:a></text:h>
          <text:h text:style-name="P237" text:outline-level="1"><text:tab/><text:a xlink:type="simple" xlink:href="#__RefHeading__13696_483017182" text:style-name="Index_20_Link" text:visited-style-name="Index_20_Link">Q LEAVING<text:tab/>37</text:a></text:h>
          <text:h text:style-name="P237" text:outline-level="1"><text:tab/><text:a xlink:type="simple" xlink:href="#__RefHeading__13698_483017182" text:style-name="Index_20_Link" text:visited-style-name="Index_20_Link">The File Libraries (Movie, Plus, RLE, Text)<text:tab/>38</text:a></text:h>
          <text:h text:style-name="P202" text:outline-level="2"><text:tab/><text:a xlink:type="simple" xlink:href="#__RefHeading__13700_483017182" text:style-name="Index_20_Link" text:visited-style-name="Index_20_Link">Explanation of Subsystems<text:tab/>38</text:a></text:h>
          <text:h text:style-name="P202" text:outline-level="2"><text:tab/><text:a xlink:type="simple" xlink:href="#__RefHeading__13702_483017182" text:style-name="Index_20_Link" text:visited-style-name="Index_20_Link">MF Movie File Library<text:tab/>38</text:a></text:h>
          <text:h text:style-name="P202" text:outline-level="2"><text:tab/><text:a xlink:type="simple" xlink:href="#__RefHeading__13704_483017182" text:style-name="Index_20_Link" text:visited-style-name="Index_20_Link">Adding Sub-Directories<text:tab/>38</text:a></text:h>
          <text:h text:style-name="P205" text:outline-level="3"><text:tab/><text:a xlink:type="simple" xlink:href="#__RefHeading__13706_483017182" text:style-name="Index_20_Link" text:visited-style-name="Index_20_Link">Adding a File<text:tab/>39</text:a></text:h>
          <text:h text:style-name="P202" text:outline-level="2"><text:tab/><text:a xlink:type="simple" xlink:href="#__RefHeading__13708_483017182" text:style-name="Index_20_Link" text:visited-style-name="Index_20_Link">x<text:tab/>Entering a Sub-Directory/Running a File<text:tab/>39</text:a></text:h>
          <text:h text:style-name="P202" text:outline-level="2"><text:tab/><text:a xlink:type="simple" xlink:href="#__RefHeading__13710_483017182" text:style-name="Index_20_Link" text:visited-style-name="Index_20_Link">Kx<text:tab/>Killing a File/Sub-Directory<text:tab/>39</text:a></text:h>
          <text:h text:style-name="P202" text:outline-level="2"><text:tab/><text:a xlink:type="simple" xlink:href="#__RefHeading__13712_483017182" text:style-name="Index_20_Link" text:visited-style-name="Index_20_Link">Ex<text:tab/>Editing a File/Sub-Directory<text:tab/>39</text:a></text:h>
          <text:h text:style-name="P202" text:outline-level="2"><text:tab/><text:a xlink:type="simple" xlink:href="#__RefHeading__13714_483017182" text:style-name="Index_20_Link" text:visited-style-name="Index_20_Link">L<text:tab/>List<text:tab/>39</text:a></text:h>
          <text:h text:style-name="P202" text:outline-level="2"><text:tab/><text:a xlink:type="simple" xlink:href="#__RefHeading__13716_483017182" text:style-name="Index_20_Link" text:visited-style-name="Index_20_Link">QL<text:tab/>QuickList<text:tab/>39</text:a></text:h>
          <text:h text:style-name="P202" text:outline-level="2"><text:tab/><text:a xlink:type="simple" xlink:href="#__RefHeading__13718_483017182" text:style-name="Index_20_Link" text:visited-style-name="Index_20_Link">Q<text:tab/>Leaving<text:tab/>40</text:a></text:h>
          <text:h text:style-name="P237" text:outline-level="1"><text:tab/><text:a xlink:type="simple" xlink:href="#__RefHeading__13720_483017182" text:style-name="Index_20_Link" text:visited-style-name="Index_20_Link">BB<text:tab/>BBS Database Subsystem<text:tab/>41</text:a></text:h>
          <text:h text:style-name="P202" text:outline-level="2"><text:tab/><text:a xlink:type="simple" xlink:href="#__RefHeading__13722_483017182" text:style-name="Index_20_Link" text:visited-style-name="Index_20_Link">Commands<text:tab/>41</text:a></text:h>
          <text:h text:style-name="P205" text:outline-level="3"><text:tab/><text:a xlink:type="simple" xlink:href="#__RefHeading__13724_483017182" text:style-name="Index_20_Link" text:visited-style-name="Index_20_Link">L<text:tab/>Listing a Number<text:tab/>41</text:a></text:h>
          <text:h text:style-name="P205" text:outline-level="3"><text:tab/><text:a xlink:type="simple" xlink:href="#__RefHeading__13726_483017182" text:style-name="Index_20_Link" text:visited-style-name="Index_20_Link">A<text:tab/>Adding a Number<text:tab/>41</text:a></text:h>
          <text:h text:style-name="P205" text:outline-level="3"><text:tab/><text:a xlink:type="simple" xlink:href="#__RefHeading__13728_483017182" text:style-name="Index_20_Link" text:visited-style-name="Index_20_Link">R<text:tab/>Removing An Entry<text:tab/>42</text:a></text:h>
          <text:h text:style-name="P237" text:outline-level="1"><text:soft-page-break/><text:tab/><text:a xlink:type="simple" xlink:href="#__RefHeading__13730_483017182" text:style-name="Index_20_Link" text:visited-style-name="Index_20_Link">A BBS name is prompted for.  The list will be searched and if the entry was posted by the same user, it will be deleted.<text:tab/>42</text:a></text:h>
          <text:h text:style-name="P205" text:outline-level="3"><text:tab/><text:a xlink:type="simple" xlink:href="#__RefHeading__13732_483017182" text:style-name="Index_20_Link" text:visited-style-name="Index_20_Link">E<text:tab/>Editing Information<text:tab/>42</text:a></text:h>
          <text:h text:style-name="P205" text:outline-level="3"><text:tab/><text:a xlink:type="simple" xlink:href="#__RefHeading__13734_483017182" text:style-name="Index_20_Link" text:visited-style-name="Index_20_Link">D<text:tab/>Display Notes<text:tab/>42</text:a></text:h>
          <text:h text:style-name="P205" text:outline-level="3"><text:tab/><text:a xlink:type="simple" xlink:href="#__RefHeading__13736_483017182" text:style-name="Index_20_Link" text:visited-style-name="Index_20_Link">Q<text:tab/>All Done<text:tab/>42</text:a></text:h>
          <text:h text:style-name="P237" text:outline-level="1"><text:tab/><text:a xlink:type="simple" xlink:href="#__RefHeading__13738_483017182" text:style-name="Index_20_Link" text:visited-style-name="Index_20_Link">To leave the BBS Lister, type Q (which takes users to the main command level), or a command taking you to any other area of the BBS.<text:tab/>42</text:a></text:h>
          <text:h text:style-name="P237" text:outline-level="1"><text:tab/><text:a xlink:type="simple" xlink:href="#__RefHeading__13740_483017182" text:style-name="Index_20_Link" text:visited-style-name="Index_20_Link">VB VOTING BOOTH<text:tab/>43</text:a></text:h>
          <text:h text:style-name="P237" text:outline-level="1"><text:tab/><text:a xlink:type="simple" xlink:href="#__RefHeading__13742_483017182" text:style-name="Index_20_Link" text:visited-style-name="Index_20_Link">A ADD A TOPIC<text:tab/>43</text:a></text:h>
          <text:h text:style-name="P237" text:outline-level="1"><text:tab/><text:a xlink:type="simple" xlink:href="#__RefHeading__13744_483017182" text:style-name="Index_20_Link" text:visited-style-name="Index_20_Link">Now enter the choices a user has for this topic, and a short amount of<text:tab/>43</text:a></text:h>
          <text:h text:style-name="P237" text:outline-level="1"><text:tab/><text:a xlink:type="simple" xlink:href="#__RefHeading__13746_483017182" text:style-name="Index_20_Link" text:visited-style-name="Index_20_Link">There is a limit of 9 choices, after which the voting booth<text:tab/>43</text:a></text:h>
          <text:h text:style-name="P237" text:outline-level="1"><text:tab/><text:a xlink:type="simple" xlink:href="#__RefHeading__13748_483017182" text:style-name="Index_20_Link" text:visited-style-name="Index_20_Link">Kx KILL A TOPIC<text:tab/>43</text:a></text:h>
          <text:h text:style-name="P237" text:outline-level="1"><text:tab/><text:a xlink:type="simple" xlink:href="#__RefHeading__13750_483017182" text:style-name="Index_20_Link" text:visited-style-name="Index_20_Link">VOTE/VIEW RESULTS<text:tab/>43</text:a></text:h>
          <text:h text:style-name="P237" text:outline-level="1"><text:tab/><text:a xlink:type="simple" xlink:href="#__RefHeading__13752_483017182" text:style-name="Index_20_Link" text:visited-style-name="Index_20_Link">Available to all users, typing the topic number allows you to vote on<text:tab/>43</text:a></text:h>
          <text:h text:style-name="P237" text:outline-level="1"><text:tab/><text:a xlink:type="simple" xlink:href="#__RefHeading__13754_483017182" text:style-name="Index_20_Link" text:visited-style-name="Index_20_Link">L LIST TOPICS<text:tab/>43</text:a></text:h>
          <text:h text:style-name="P237" text:outline-level="1"><text:tab/><text:a xlink:type="simple" xlink:href="#__RefHeading__13756_483017182" text:style-name="Index_20_Link" text:visited-style-name="Index_20_Link">Available to all users, this lists all topics available to that user's<text:tab/>43</text:a></text:h>
          <text:h text:style-name="P237" text:outline-level="1"><text:tab/><text:a xlink:type="simple" xlink:href="#__RefHeading__13758_483017182" text:style-name="Index_20_Link" text:visited-style-name="Index_20_Link">If you have Vote-Maint access, the access level for each topic is also<text:tab/>43</text:a></text:h>
          <text:h text:style-name="P237" text:outline-level="1"><text:tab/><text:a xlink:type="simple" xlink:href="#__RefHeading__13760_483017182" text:style-name="Index_20_Link" text:visited-style-name="Index_20_Link">LEAVING<text:tab/>43</text:a></text:h>
          <text:h text:style-name="P237" text:outline-level="1"><text:tab/><text:a xlink:type="simple" xlink:href="#__RefHeading__13762_483017182" text:style-name="Index_20_Link" text:visited-style-name="Index_20_Link">Users may leave the voting area by typing Q to return to the main<text:tab/>43</text:a></text:h>
          <text:h text:style-name="P237" text:outline-level="1"><text:tab/><text:a xlink:type="simple" xlink:href="#__RefHeading__13764_483017182" text:style-name="Index_20_Link" text:visited-style-name="Index_20_Link">UL USER LIST<text:tab/>44</text:a></text:h>
          <text:h text:style-name="P237" text:outline-level="1"><text:tab/><text:a xlink:type="simple" xlink:href="#__RefHeading__13766_483017182" text:style-name="Index_20_Link" text:visited-style-name="Index_20_Link">Available to those who have their User List flag set, this lists<text:tab/>44</text:a></text:h>
          <text:h text:style-name="P237" text:outline-level="1"><text:tab/><text:a xlink:type="simple" xlink:href="#__RefHeading__13768_483017182" text:style-name="Index_20_Link" text:visited-style-name="Index_20_Link">Q QUICK LISTING<text:tab/>44</text:a></text:h>
          <text:h text:style-name="P237" text:outline-level="1"><text:tab/><text:a xlink:type="simple" xlink:href="#__RefHeading__13770_483017182" text:style-name="Index_20_Link" text:visited-style-name="Index_20_Link">Numerically<text:tab/>44</text:a></text:h>
          <text:h text:style-name="P237" text:outline-level="1"><text:soft-page-break/><text:tab/><text:a xlink:type="simple" xlink:href="#__RefHeading__13772_483017182" text:style-name="Index_20_Link" text:visited-style-name="Index_20_Link">This list shows you only the handle and ID numbers.  You can start<text:tab/>44</text:a></text:h>
          <text:h text:style-name="P237" text:outline-level="1"><text:tab/><text:a xlink:type="simple" xlink:href="#__RefHeading__13774_483017182" text:style-name="Index_20_Link" text:visited-style-name="Index_20_Link">R REGULAR LISTING<text:tab/>44</text:a></text:h>
          <text:h text:style-name="P237" text:outline-level="1"><text:tab/><text:a xlink:type="simple" xlink:href="#__RefHeading__13776_483017182" text:style-name="Index_20_Link" text:visited-style-name="Index_20_Link">To search for a particular user or attribute (or if you want more<text:tab/>44</text:a></text:h>
          <text:h text:style-name="P237" text:outline-level="1"><text:tab/><text:a xlink:type="simple" xlink:href="#__RefHeading__13778_483017182" text:style-name="Index_20_Link" text:visited-style-name="Index_20_Link">Type the number of attribute(s) to search for, then fill in the<text:tab/>44</text:a></text:h>
          <text:h text:style-name="P237" text:outline-level="1"><text:tab/><text:a xlink:type="simple" xlink:href="#__RefHeading__13780_483017182" text:style-name="Index_20_Link" text:visited-style-name="Index_20_Link">When you are done, or if you wish to list all users, hit RETURN.<text:tab/>44</text:a></text:h>
          <text:h text:style-name="P237" text:outline-level="1"><text:tab/><text:a xlink:type="simple" xlink:href="#__RefHeading__13782_483017182" text:style-name="Index_20_Link" text:visited-style-name="Index_20_Link">Next, type the number to start the listing from.  The program continues<text:tab/>44</text:a></text:h>
          <text:h text:style-name="P237" text:outline-level="1"><text:tab/><text:a xlink:type="simple" xlink:href="#__RefHeading__13784_483017182" text:style-name="Index_20_Link" text:visited-style-name="Index_20_Link">The space bar or slash key aborts the list at any time.<text:tab/>44</text:a></text:h>
          <text:h text:style-name="P237" text:outline-level="1"><text:tab/><text:a xlink:type="simple" xlink:href="#__RefHeading__13786_483017182" text:style-name="Index_20_Link" text:visited-style-name="Index_20_Link">If a user has remote maintenance access, the list shows all information<text:tab/>44</text:a></text:h>
          <text:h text:style-name="P202" text:outline-level="2"><text:tab/><text:a xlink:type="simple" xlink:href="#__RefHeading__13788_483017182" text:style-name="Index_20_Link" text:visited-style-name="Index_20_Link">Q<text:tab/>Leaving<text:tab/>44</text:a></text:h>
          <text:h text:style-name="P237" text:outline-level="1"><text:tab/><text:a xlink:type="simple" xlink:href="#__RefHeading__13790_483017182" text:style-name="Index_20_Link" text:visited-style-name="Index_20_Link">The IMAGE Text Editor<text:tab/>45</text:a></text:h>
          <text:h text:style-name="P202" text:outline-level="2"><text:tab/><text:a xlink:type="simple" xlink:href="#__RefHeading__13792_483017182" text:style-name="Index_20_Link" text:visited-style-name="Index_20_Link">Entering Text<text:tab/>45</text:a></text:h>
          <text:h text:style-name="P202" text:outline-level="2"><text:tab/><text:a xlink:type="simple" xlink:href="#__RefHeading__13794_483017182" text:style-name="Index_20_Link" text:visited-style-name="Index_20_Link">Editor Commands<text:tab/>45</text:a></text:h>
          <text:h text:style-name="P205" text:outline-level="3"><text:tab/><text:a xlink:type="simple" xlink:href="#__RefHeading__13796_483017182" text:style-name="Index_20_Link" text:visited-style-name="Index_20_Link">Dot Commands<text:tab/>45</text:a></text:h>
          <text:h text:style-name="P205" text:outline-level="3"><text:tab/><text:a xlink:type="simple" xlink:href="#__RefHeading__13798_483017182" text:style-name="Index_20_Link" text:visited-style-name="Index_20_Link">Line Ranges<text:tab/>46</text:a></text:h>
          <text:h text:style-name="P205" text:outline-level="3"><text:tab/><text:a xlink:type="simple" xlink:href="#__RefHeading__13800_483017182" text:style-name="Index_20_Link" text:visited-style-name="Index_20_Link">Exiting The Editor<text:tab/>46</text:a></text:h>
          <text:h text:style-name="P205" text:outline-level="3"><text:tab/><text:a xlink:type="simple" xlink:href="#__RefHeading__13802_483017182" text:style-name="Index_20_Link" text:visited-style-name="Index_20_Link">Reading What You Have Typed<text:tab/>46</text:a></text:h>
          <text:h text:style-name="P205" text:outline-level="3"><text:tab/><text:a xlink:type="simple" xlink:href="#__RefHeading__13804_483017182" text:style-name="Index_20_Link" text:visited-style-name="Index_20_Link">Manipulating Text<text:tab/>47</text:a></text:h>
          <text:h text:style-name="P205" text:outline-level="3"><text:tab/><text:a xlink:type="simple" xlink:href="#__RefHeading__13806_483017182" text:style-name="Index_20_Link" text:visited-style-name="Index_20_Link">Editor Modes<text:tab/>47</text:a></text:h>
          <text:h text:style-name="P205" text:outline-level="3"><text:tab/><text:a xlink:type="simple" xlink:href="#__RefHeading__13808_483017182" text:style-name="Index_20_Link" text:visited-style-name="Index_20_Link">Shaping Your Text<text:tab/>47</text:a></text:h>
          <text:h text:style-name="P205" text:outline-level="3"><text:tab/><text:a xlink:type="simple" xlink:href="#__RefHeading__13810_483017182" text:style-name="Index_20_Link" text:visited-style-name="Index_20_Link">Starting Over<text:tab/>49</text:a></text:h>
          <text:h text:style-name="P205" text:outline-level="3"><text:tab/><text:a xlink:type="simple" xlink:href="#__RefHeading__13812_483017182" text:style-name="Index_20_Link" text:visited-style-name="Index_20_Link">Searching For Text<text:tab/>49</text:a></text:h>
          <text:h text:style-name="P205" text:outline-level="3"><text:tab/><text:a xlink:type="simple" xlink:href="#__RefHeading__13814_483017182" text:style-name="Index_20_Link" text:visited-style-name="Index_20_Link">Replacing Text<text:tab/>49</text:a></text:h>
          <text:h text:style-name="P205" text:outline-level="3"><text:tab/><text:a xlink:type="simple" xlink:href="#__RefHeading__13816_483017182" text:style-name="Index_20_Link" text:visited-style-name="Index_20_Link">Disk Access<text:tab/>49</text:a></text:h>
          <text:h text:style-name="P205" text:outline-level="3"><text:tab/><text:a xlink:type="simple" xlink:href="#__RefHeading__13818_483017182" text:style-name="Index_20_Link" text:visited-style-name="Index_20_Link">Getting Help<text:tab/>50</text:a></text:h>
          <text:h text:style-name="P205" text:outline-level="3"><text:tab/><text:a xlink:type="simple" xlink:href="#__RefHeading__13820_483017182" text:style-name="Index_20_Link" text:visited-style-name="Index_20_Link">Control Keys<text:tab/>50</text:a></text:h>
          <text:h text:style-name="P205" text:outline-level="3"><text:tab/><text:a xlink:type="simple" xlink:href="#__RefHeading__13822_483017182" text:style-name="Index_20_Link" text:visited-style-name="Index_20_Link">Message Command Interpreter<text:tab/>50</text:a></text:h>
          <text:h text:style-name="P237" text:outline-level="1"><text:tab/><text:a xlink:type="simple" xlink:href="#__RefHeading___Toc84022_1114717513" text:style-name="Index_20_Link" text:visited-style-name="Index_20_Link">£AnTEXT£ <text:tab/> About<text:tab/>51</text:a></text:h>
          <text:h text:style-name="P237" text:outline-level="1"><text:tab/><text:a xlink:type="simple" xlink:href="#__RefHeading___Toc84024_1114717513" text:style-name="Index_20_Link" text:visited-style-name="Index_20_Link">£Bx <text:tab/> Bells<text:tab/>51</text:a></text:h>
          <text:h text:style-name="P237" text:outline-level="1"><text:soft-page-break/><text:tab/><text:a xlink:type="simple" xlink:href="#__RefHeading___Toc84026_1114717513" text:style-name="Index_20_Link" text:visited-style-name="Index_20_Link">£Cx <text:tab/> Color<text:tab/>51</text:a></text:h>
          <text:h text:style-name="P237" text:outline-level="1"><text:tab/><text:a xlink:type="simple" xlink:href="#__RefHeading__13826_483017182" text:style-name="Index_20_Link" text:visited-style-name="Index_20_Link">£Dx <text:tab/> Jump if not equal<text:tab/>52</text:a></text:h>
          <text:h text:style-name="P237" text:outline-level="1"><text:tab/><text:a xlink:type="simple" xlink:href="#__RefHeading__13828_483017182" text:style-name="Index_20_Link" text:visited-style-name="Index_20_Link">£Ex <text:tab/> Jump if equal<text:tab/>52</text:a></text:h>
          <text:h text:style-name="P237" text:outline-level="1"><text:tab/><text:a xlink:type="simple" xlink:href="#__RefHeading__13830_483017182" text:style-name="Index_20_Link" text:visited-style-name="Index_20_Link">£F1 <text:tab/> Form feed<text:tab/>52</text:a></text:h>
          <text:h text:style-name="P237" text:outline-level="1"><text:tab/><text:a xlink:type="simple" xlink:href="#__RefHeading__13832_483017182" text:style-name="Index_20_Link" text:visited-style-name="Index_20_Link">£Gx <text:tab/> Get character<text:tab/>53</text:a></text:h>
          <text:h text:style-name="P237" text:outline-level="1"><text:tab/><text:a xlink:type="simple" xlink:href="#__RefHeading___Toc84028_1114717513" text:style-name="Index_20_Link" text:visited-style-name="Index_20_Link">£Hx <text:tab/> Backspaces<text:tab/>53</text:a></text:h>
          <text:h text:style-name="P237" text:outline-level="1"><text:tab/><text:a xlink:type="simple" xlink:href="#__RefHeading___Toc84030_1114717513" text:style-name="Index_20_Link" text:visited-style-name="Index_20_Link">£Ix <text:tab/> Line input<text:tab/>53</text:a></text:h>
          <text:h text:style-name="P237" text:outline-level="1"><text:tab/><text:a xlink:type="simple" xlink:href="#__RefHeading___Toc84032_1114717513" text:style-name="Index_20_Link" text:visited-style-name="Index_20_Link">£Jx <text:tab/> Jump<text:tab/>53</text:a></text:h>
          <text:h text:style-name="P237" text:outline-level="1"><text:tab/><text:a xlink:type="simple" xlink:href="#__RefHeading__13834_483017182" text:style-name="Index_20_Link" text:visited-style-name="Index_20_Link">£Kx <text:tab/> Kolorific mode<text:tab/>53</text:a></text:h>
          <text:h text:style-name="P237" text:outline-level="1"><text:tab/><text:a xlink:type="simple" xlink:href="#__RefHeading__13836_483017182" text:style-name="Index_20_Link" text:visited-style-name="Index_20_Link">£Lx <text:tab/> Printer<text:tab/>53</text:a></text:h>
          <text:h text:style-name="P237" text:outline-level="1"><text:tab/><text:a xlink:type="simple" xlink:href="#__RefHeading__13838_483017182" text:style-name="Index_20_Link" text:visited-style-name="Index_20_Link">£Nx <text:tab/> New line<text:tab/>53</text:a></text:h>
          <text:h text:style-name="P237" text:outline-level="1"><text:tab/><text:a xlink:type="simple" xlink:href="#__RefHeading___Toc84034_1114717513" text:style-name="Index_20_Link" text:visited-style-name="Index_20_Link">£Ox <text:tab/> "Over"<text:tab/>53</text:a></text:h>
          <text:h text:style-name="P237" text:outline-level="1"><text:tab/><text:a xlink:type="simple" xlink:href="#__RefHeading__13840_483017182" text:style-name="Index_20_Link" text:visited-style-name="Index_20_Link">£Px <text:tab/> Print mode<text:tab/>53</text:a></text:h>
          <text:h text:style-name="P237" text:outline-level="1"><text:tab/><text:a xlink:type="simple" xlink:href="#__RefHeading__13842_483017182" text:style-name="Index_20_Link" text:visited-style-name="Index_20_Link">ASCII:<text:tab/>54</text:a></text:h>
          <text:h text:style-name="P237" text:outline-level="1"><text:tab/><text:a xlink:type="simple" xlink:href="#__RefHeading__13844_483017182" text:style-name="Index_20_Link" text:visited-style-name="Index_20_Link">COMMODORE C/G:<text:tab/>54</text:a></text:h>
          <text:h text:style-name="P237" text:outline-level="1"><text:tab/><text:a xlink:type="simple" xlink:href="#__RefHeading__13846_483017182" text:style-name="Index_20_Link" text:visited-style-name="Index_20_Link">£Qx <text:tab/> Reset MCI defaults<text:tab/>54</text:a></text:h>
          <text:h text:style-name="P237" text:outline-level="1"><text:tab/><text:a xlink:type="simple" xlink:href="#__RefHeading__13848_483017182" text:style-name="Index_20_Link" text:visited-style-name="Index_20_Link">£Rx <text:tab/> Reverse mode<text:tab/>54</text:a></text:h>
          <text:h text:style-name="P237" text:outline-level="1"><text:tab/><text:a xlink:type="simple" xlink:href="#__RefHeading__13850_483017182" text:style-name="Index_20_Link" text:visited-style-name="Index_20_Link">£Sx <text:tab/> Print speed<text:tab/>54</text:a></text:h>
          <text:h text:style-name="P237" text:outline-level="1"><text:tab/><text:a xlink:type="simple" xlink:href="#__RefHeading__13852_483017182" text:style-name="Index_20_Link" text:visited-style-name="Index_20_Link">£TxTEXT£ <text:tab/> Test variables<text:tab/>54</text:a></text:h>
          <text:h text:style-name="P237" text:outline-level="1"><text:tab/><text:a xlink:type="simple" xlink:href="#__RefHeading__13854_483017182" text:style-name="Index_20_Link" text:visited-style-name="Index_20_Link">£Vx <text:tab/> MCI variables<text:tab/>55</text:a></text:h>
          <text:h text:style-name="P237" text:outline-level="1"><text:tab/><text:a xlink:type="simple" xlink:href="#__RefHeading__13856_483017182" text:style-name="Index_20_Link" text:visited-style-name="Index_20_Link">£Wx <text:tab/> Wait<text:tab/>55</text:a></text:h>
          <text:h text:style-name="P237" text:outline-level="1"><text:tab/><text:a xlink:type="simple" xlink:href="#__RefHeading__13858_483017182" text:style-name="Index_20_Link" text:visited-style-name="Index_20_Link">£X1 ........................................... Abort file<text:tab/>55</text:a></text:h>
          <text:h text:style-name="P237" text:outline-level="1"><text:tab/><text:a xlink:type="simple" xlink:href="#__RefHeading__13860_483017182" text:style-name="Index_20_Link" text:visited-style-name="Index_20_Link">£#x .................................... Leading characters<text:tab/>55</text:a></text:h>
          <text:h text:style-name="P237" text:outline-level="1"><text:tab/><text:a xlink:type="simple" xlink:href="#__RefHeading__13862_483017182" text:style-name="Index_20_Link" text:visited-style-name="Index_20_Link">See the examples for £%v, below.<text:tab/>56</text:a></text:h>
          <text:h text:style-name="P237" text:outline-level="1"><text:tab/><text:a xlink:type="simple" xlink:href="#__RefHeading__13864_483017182" text:style-name="Index_20_Link" text:visited-style-name="Index_20_Link">£%v .............................. Display integer variable<text:tab/>56</text:a></text:h>
          <text:h text:style-name="P237" text:outline-level="1"><text:tab/><text:a xlink:type="simple" xlink:href="#__RefHeading__13866_483017182" text:style-name="Index_20_Link" text:visited-style-name="Index_20_Link">£$x<text:tab/>Display string variable<text:tab/>56</text:a></text:h>
          <text:h text:style-name="P237" text:outline-level="1"><text:tab/><text:a xlink:type="simple" xlink:href="#__RefHeading__13868_483017182" text:style-name="Index_20_Link" text:visited-style-name="Index_20_Link">£←xx<text:tab/>Tab<text:tab/>56</text:a></text:h>
          <text:h text:style-name="P237" text:outline-level="1"><text:soft-page-break/><text:tab/><text:a xlink:type="simple" xlink:href="#__RefHeading__13870_483017182" text:style-name="Index_20_Link" text:visited-style-name="Index_20_Link">The Image Terminal Program<text:tab/>57</text:a></text:h>
          <text:h text:style-name="P202" text:outline-level="2"><text:tab/><text:a xlink:type="simple" xlink:href="#__RefHeading__13872_483017182" text:style-name="Index_20_Link" text:visited-style-name="Index_20_Link">Using the Terminal Program<text:tab/>57</text:a></text:h>
          <text:h text:style-name="P202" text:outline-level="2"><text:tab/><text:a xlink:type="simple" xlink:href="#__RefHeading__13874_483017182" text:style-name="Index_20_Link" text:visited-style-name="Index_20_Link">The Phone Book<text:tab/>57</text:a></text:h>
          <text:h text:style-name="P237" text:outline-level="1"><text:tab/><text:a xlink:type="simple" xlink:href="#__RefHeading__13876_483017182" text:style-name="Index_20_Link" text:visited-style-name="Index_20_Link">LYON'S DEN<text:tab/>58</text:a></text:h>
          <text:h text:style-name="P202" text:outline-level="2"><text:tab/><text:a xlink:type="simple" xlink:href="#__RefHeading__13878_483017182" text:style-name="Index_20_Link" text:visited-style-name="Index_20_Link">File Operations<text:tab/>58</text:a></text:h>
          <text:h text:style-name="P237" text:outline-level="1"><text:tab/><text:a xlink:type="simple" xlink:href="#__RefHeading__13880_483017182" text:style-name="Index_20_Link" text:visited-style-name="Index_20_Link">Maintenance Functions<text:tab/>59</text:a></text:h>
          <text:h text:style-name="P202" text:outline-level="2"><text:tab/><text:a xlink:type="simple" xlink:href="#__RefHeading__13882_483017182" text:style-name="Index_20_Link" text:visited-style-name="Index_20_Link">Local Maintenance Commands<text:tab/>59</text:a></text:h>
          <text:h text:style-name="P205" text:outline-level="3"><text:tab/><text:a xlink:type="simple" xlink:href="#__RefHeading__13884_483017182" text:style-name="Index_20_Link" text:visited-style-name="Index_20_Link">ECS<text:tab/>Extended Command Set Editor<text:tab/>59</text:a></text:h>
          <text:h text:style-name="P246" text:outline-level="4"><text:tab/><text:a xlink:type="simple" xlink:href="#__RefHeading___Toc84036_1114717513" text:style-name="Index_20_Link" text:visited-style-name="Index_20_Link">Using The ECS Editor<text:tab/>60</text:a></text:h>
          <text:h text:style-name="P202" text:outline-level="2"><text:tab/><text:a xlink:type="simple" xlink:href="#__RefHeading__13886_483017182" text:style-name="Index_20_Link" text:visited-style-name="Index_20_Link">ED<text:tab/>User Edit<text:tab/>61</text:a></text:h>
          <text:h text:style-name="P202" text:outline-level="2"><text:tab/><text:a xlink:type="simple" xlink:href="#__RefHeading__13888_483017182" text:style-name="Index_20_Link" text:visited-style-name="Index_20_Link">CP<text:tab/>File Copier<text:tab/>61</text:a></text:h>
          <text:h text:style-name="P202" text:outline-level="2"><text:tab/><text:a xlink:type="simple" xlink:href="#__RefHeading__13890_483017182" text:style-name="Index_20_Link" text:visited-style-name="Index_20_Link">Write File<text:tab/>62</text:a></text:h>
          <text:h text:style-name="P205" text:outline-level="3"><text:tab/><text:a xlink:type="simple" xlink:href="#__RefHeading__13892_483017182" text:style-name="Index_20_Link" text:visited-style-name="Index_20_Link">Additional Dot Commands<text:tab/>62</text:a></text:h>
          <text:h text:style-name="P202" text:outline-level="2"><text:tab/><text:a xlink:type="simple" xlink:href="#__RefHeading__13894_483017182" text:style-name="Index_20_Link" text:visited-style-name="Index_20_Link">R<text:tab/>Run a Plus-File<text:tab/>63</text:a></text:h>
          <text:h text:style-name="P202" text:outline-level="2"><text:tab/><text:a xlink:type="simple" xlink:href="#__RefHeading__13896_483017182" text:style-name="Index_20_Link" text:visited-style-name="Index_20_Link">Remote Maintenance Commands<text:tab/>63</text:a></text:h>
          <text:h text:style-name="P205" text:outline-level="3"><text:tab/><text:a xlink:type="simple" xlink:href="#__RefHeading__13898_483017182" text:style-name="Index_20_Link" text:visited-style-name="Index_20_Link">VF<text:tab/>View Feedback<text:tab/>63</text:a></text:h>
          <text:h text:style-name="P237" text:outline-level="1"><text:tab/><text:a xlink:type="simple" xlink:href="#__RefHeading__13900_483017182" text:style-name="Index_20_Link" text:visited-style-name="Index_20_Link">The following article appeared in<text:tab/>63</text:a></text:h>
          <text:h text:style-name="P237" text:outline-level="1"><text:tab/><text:a xlink:type="simple" xlink:href="#__RefHeading__13902_483017182" text:style-name="Index_20_Link" text:visited-style-name="Index_20_Link">It is reproduced here for the<text:tab/>63</text:a></text:h>
          <text:h text:style-name="P237" text:outline-level="1"><text:tab/><text:a xlink:type="simple" xlink:href="#__RefHeading__13904_483017182" text:style-name="Index_20_Link" text:visited-style-name="Index_20_Link">Accs/Can/CRed/Del/View/Fwd/Rspd/Next/Over/Quit/New #.<text:tab/>64</text:a></text:h>
          <text:h text:style-name="P237" text:outline-level="1"><text:tab/><text:a xlink:type="simple" xlink:href="#__RefHeading__13906_483017182" text:style-name="Index_20_Link" text:visited-style-name="Index_20_Link">The options should be self-explanatory, I hope.<text:tab/>65</text:a></text:h>
          <text:h text:style-name="P237" text:outline-level="1"><text:tab/><text:a xlink:type="simple" xlink:href="#__RefHeading__13908_483017182" text:style-name="Index_20_Link" text:visited-style-name="Index_20_Link">Permission to reprint is granted provided the file is printed in its entirety.<text:tab/>65</text:a></text:h>
          <text:h text:style-name="P237" text:outline-level="1"><text:tab/><text:a xlink:type="simple" xlink:href="#__RefHeading__13910_483017182" text:style-name="Index_20_Link" text:visited-style-name="Index_20_Link">If the user is in "Local" or "pseudo-local" mode, they are given an option to delete the entries.<text:tab/>65</text:a></text:h>
          <text:h text:style-name="P202" text:outline-level="2"><text:tab/><text:a xlink:type="simple" xlink:href="#__RefHeading__13912_483017182" text:style-name="Index_20_Link" text:visited-style-name="Index_20_Link">RS<text:tab/>Reserve Account<text:tab/>66</text:a></text:h>
          <text:h text:style-name="P237" text:outline-level="1"><text:tab/><text:a xlink:type="simple" xlink:href="#__RefHeading__13914_483017182" text:style-name="Index_20_Link" text:visited-style-name="Index_20_Link">A password, access level, and number of credits will be prompted for.<text:tab/>66</text:a></text:h>
          <text:h text:style-name="P205" text:outline-level="3"><text:tab/><text:a xlink:type="simple" xlink:href="#__RefHeading__13916_483017182" text:style-name="Index_20_Link" text:visited-style-name="Index_20_Link">+.weed<text:tab/>66</text:a></text:h>
          <text:h text:style-name="P237" text:outline-level="1"><text:soft-page-break/><text:tab/><text:a xlink:type="simple" xlink:href="#__RefHeading__13918_483017182" text:style-name="Index_20_Link" text:visited-style-name="Index_20_Link">To use it, run +.weed.  You are asked if you would like auto-weed, or selective weed.<text:tab/>66</text:a></text:h>
          <text:h text:style-name="P237" text:outline-level="1"><text:tab/><text:a xlink:type="simple" xlink:href="#__RefHeading__13920_483017182" text:style-name="Index_20_Link" text:visited-style-name="Index_20_Link">It also includes users with non-weed status, since you will be prompted.<text:tab/>66</text:a></text:h>
          <text:h text:style-name="P202" text:outline-level="2"><text:tab/><text:a xlink:type="simple" xlink:href="#__RefHeading__13922_483017182" text:style-name="Index_20_Link" text:visited-style-name="Index_20_Link">AutoWeed system<text:tab/>66</text:a></text:h>
          <text:h text:style-name="P205" text:outline-level="3"><text:tab/><text:a xlink:type="simple" xlink:href="#__RefHeading__13924_483017182" text:style-name="Index_20_Link" text:visited-style-name="Index_20_Link">+.access<text:tab/>66</text:a></text:h>
          <text:h text:style-name="P205" text:outline-level="3"><text:tab/><text:a xlink:type="simple" xlink:href="#__RefHeading__13926_483017182" text:style-name="Index_20_Link" text:visited-style-name="Index_20_Link">+.reconfig<text:tab/>66</text:a></text:h>
          <text:h text:style-name="P237" text:outline-level="1"><text:tab/><text:a xlink:type="simple" xlink:href="#__RefHeading__13928_483017182" text:style-name="Index_20_Link" text:visited-style-name="Index_20_Link">+.reledit<text:tab/>67</text:a></text:h>
          <text:h text:style-name="P202" text:outline-level="2"><text:tab/><text:a xlink:type="simple" xlink:href="#__RefHeading__111939_1136949260" text:style-name="Index_20_Link" text:visited-style-name="Index_20_Link">Editing Sub-Boards<text:tab/>67</text:a></text:h>
          <text:h text:style-name="P205" text:outline-level="3"><text:tab/><text:a xlink:type="simple" xlink:href="#__RefHeading__13930_483017182" text:style-name="Index_20_Link" text:visited-style-name="Index_20_Link">Ranges<text:tab/>67</text:a></text:h>
          <text:h text:style-name="P202" text:outline-level="2"><text:tab/><text:a xlink:type="simple" xlink:href="#__RefHeading__13932_483017182" text:style-name="Index_20_Link" text:visited-style-name="Index_20_Link">Editing Sub-Board Options<text:tab/>68</text:a></text:h>
          <text:h text:style-name="P202" text:outline-level="2"><text:tab/><text:a xlink:type="simple" xlink:href="#__RefHeading__13934_483017182" text:style-name="Index_20_Link" text:visited-style-name="Index_20_Link">The SIG Editor<text:tab/>70</text:a></text:h>
          <text:h text:style-name="P205" text:outline-level="3"><text:tab/><text:a xlink:type="simple" xlink:href="#__RefHeading__13936_483017182" text:style-name="Index_20_Link" text:visited-style-name="Index_20_Link">Editing Lists<text:tab/>70</text:a></text:h>
          <text:h text:style-name="P202" text:outline-level="2"><text:tab/><text:a xlink:type="simple" xlink:href="#__RefHeading__13938_483017182" text:style-name="Index_20_Link" text:visited-style-name="Index_20_Link">Netsub Editor<text:tab/>72</text:a></text:h>
          <text:h text:style-name="P205" text:outline-level="3"><text:tab/><text:a xlink:type="simple" xlink:href="#__RefHeading__13940_483017182" text:style-name="Index_20_Link" text:visited-style-name="Index_20_Link">Overflow Subs<text:tab/>73</text:a></text:h>
          <text:h text:style-name="P202" text:outline-level="2"><text:tab/><text:a xlink:type="simple" xlink:href="#__RefHeading__13942_483017182" text:style-name="Index_20_Link" text:visited-style-name="Index_20_Link">Nightly AutoMaint<text:tab/>73</text:a></text:h>
          <text:h text:style-name="P237" text:outline-level="1"><text:tab/><text:a xlink:type="simple" xlink:href="#__RefHeading__13944_483017182" text:style-name="Index_20_Link" text:visited-style-name="Index_20_Link">Networking<text:tab/>75</text:a></text:h>
          <text:h text:style-name="P202" text:outline-level="2"><text:tab/><text:a xlink:type="simple" xlink:href="#__RefHeading__13946_483017182" text:style-name="Index_20_Link" text:visited-style-name="Index_20_Link">About NetMail<text:tab/>75</text:a></text:h>
          <text:h text:style-name="P205" text:outline-level="3"><text:tab/><text:a xlink:type="simple" xlink:href="#__RefHeading__13948_483017182" text:style-name="Index_20_Link" text:visited-style-name="Index_20_Link">NetMail Paths<text:tab/>75</text:a></text:h>
          <text:h text:style-name="P205" text:outline-level="3"><text:tab/><text:a xlink:type="simple" xlink:href="#__RefHeading__13950_483017182" text:style-name="Index_20_Link" text:visited-style-name="Index_20_Link">Network Maintenance<text:tab/>76</text:a></text:h>
          <text:h text:style-name="P205" text:outline-level="3"><text:tab/><text:a xlink:type="simple" xlink:href="#__RefHeading__13952_483017182" text:style-name="Index_20_Link" text:visited-style-name="Index_20_Link">Network Planning<text:tab/>76</text:a></text:h>
          <text:h text:style-name="P202" text:outline-level="2"><text:tab/><text:a xlink:type="simple" xlink:href="#__RefHeading__13954_483017182" text:style-name="Index_20_Link" text:visited-style-name="Index_20_Link"><text:span text:style-name="T25">Gene</text:span></text:a><text:a xlink:type="simple" xlink:href="#__RefHeading__13954_483017182" text:style-name="Index_20_Link" text:visited-style-name="Index_20_Link">ral Setup<text:tab/>77</text:a></text:h>
          <text:h text:style-name="P205" text:outline-level="3"><text:tab/><text:a xlink:type="simple" xlink:href="#__RefHeading__13956_483017182" text:style-name="Index_20_Link" text:visited-style-name="Index_20_Link">Where to Put the Files<text:tab/>77</text:a></text:h>
          <text:h text:style-name="P205" text:outline-level="3"><text:tab/><text:a xlink:type="simple" xlink:href="#__RefHeading__13958_483017182" text:style-name="Index_20_Link" text:visited-style-name="Index_20_Link">Installing NetMail<text:tab/>77</text:a></text:h>
          <text:h text:style-name="P205" text:outline-level="3"><text:tab/><text:a xlink:type="simple" xlink:href="#__RefHeading__13960_483017182" text:style-name="Index_20_Link" text:visited-style-name="Index_20_Link">Getting Ready to Go!<text:tab/>78</text:a></text:h>
          <text:h text:style-name="P202" text:outline-level="2"><text:tab/><text:a xlink:type="simple" xlink:href="#__RefHeading__13962_483017182" text:style-name="Index_20_Link" text:visited-style-name="Index_20_Link">Creating a New Network<text:tab/>78</text:a></text:h>
          <text:h text:style-name="P205" text:outline-level="3"><text:tab/><text:a xlink:type="simple" xlink:href="#__RefHeading__13964_483017182" text:style-name="Index_20_Link" text:visited-style-name="Index_20_Link">Network Planning<text:tab/>78</text:a></text:h>
          <text:h text:style-name="P205" text:outline-level="3"><text:tab/><text:a xlink:type="simple" xlink:href="#__RefHeading__13966_483017182" text:style-name="Index_20_Link" text:visited-style-name="Index_20_Link">Configuring Your Network<text:tab/>79</text:a></text:h>
          <text:h text:style-name="P205" text:outline-level="3"><text:tab/><text:a xlink:type="simple" xlink:href="#__RefHeading__13968_483017182" text:style-name="Index_20_Link" text:visited-style-name="Index_20_Link">Adding a New Node<text:tab/>80</text:a></text:h>
          <text:h text:style-name="P202" text:outline-level="2"><text:tab/><text:a xlink:type="simple" xlink:href="#__RefHeading__13970_483017182" text:style-name="Index_20_Link" text:visited-style-name="Index_20_Link">Joining an Existing Network<text:tab/>80</text:a></text:h>
          <text:h text:style-name="P205" text:outline-level="3"><text:tab/><text:a xlink:type="simple" xlink:href="#__RefHeading__13972_483017182" text:style-name="Index_20_Link" text:visited-style-name="Index_20_Link">Configuring Your System<text:tab/>80</text:a></text:h>
          <text:h text:style-name="P202" text:outline-level="2"><text:tab/><text:a xlink:type="simple" xlink:href="#__RefHeading__13974_483017182" text:style-name="Index_20_Link" text:visited-style-name="Index_20_Link">E-Mail Forwarding<text:tab/>81</text:a></text:h>
          <text:h text:style-name="P202" text:outline-level="2"><text:tab/><text:a xlink:type="simple" xlink:href="#__RefHeading__13976_483017182" text:style-name="Index_20_Link" text:visited-style-name="Index_20_Link">NetMail Online Functions<text:tab/>81</text:a></text:h>
          <text:h text:style-name="P202" text:outline-level="2"><text:tab/><text:a xlink:type="simple" xlink:href="#__RefHeading__13978_483017182" text:style-name="Index_20_Link" text:visited-style-name="Index_20_Link">Network File Transfers<text:tab/>82</text:a></text:h>
          <text:h text:style-name="P202" text:outline-level="2"><text:tab/><text:a xlink:type="simple" xlink:href="#__RefHeading__13980_483017182" text:style-name="Index_20_Link" text:visited-style-name="Index_20_Link">NetGrf/NetWall<text:tab/>82</text:a></text:h>
          <text:h text:style-name="P202" text:outline-level="2"><text:tab/><text:a xlink:type="simple" xlink:href="#__RefHeading__13982_483017182" text:style-name="Index_20_Link" text:visited-style-name="Index_20_Link">NetMail Support/Information<text:tab/>83</text:a></text:h>
          <text:h text:style-name="P202" text:outline-level="2"><text:tab/><text:a xlink:type="simple" xlink:href="#__RefHeading__13984_483017182" text:style-name="Index_20_Link" text:visited-style-name="Index_20_Link">Compatibility Notes<text:tab/>83</text:a></text:h>
          <text:h text:style-name="P202" text:outline-level="2"><text:tab/><text:a xlink:type="simple" xlink:href="#__RefHeading__13986_483017182" text:style-name="Index_20_Link" text:visited-style-name="Index_20_Link">The IMAGE Network<text:tab/>84</text:a></text:h>
          <text:h text:style-name="P202" text:outline-level="2"><text:tab/><text:a xlink:type="simple" xlink:href="#__RefHeading__13988_483017182" text:style-name="Index_20_Link" text:visited-style-name="Index_20_Link">Programming Notes<text:tab/>84</text:a></text:h>
          <text:h text:style-name="P205" text:outline-level="3"><text:tab/><text:a xlink:type="simple" xlink:href="#__RefHeading__13990_483017182" text:style-name="Index_20_Link" text:visited-style-name="Index_20_Link">E-Mail System<text:tab/>84</text:a></text:h>
          <text:h text:style-name="P205" text:outline-level="3"><text:tab/><text:a xlink:type="simple" xlink:href="#__RefHeading__13992_483017182" text:style-name="Index_20_Link" text:visited-style-name="Index_20_Link">Configuration Editors<text:tab/>84</text:a></text:h>
          <text:h text:style-name="P205" text:outline-level="3"><text:tab/><text:a xlink:type="simple" xlink:href="#__RefHeading__13994_483017182" text:style-name="Index_20_Link" text:visited-style-name="Index_20_Link">Network Maintenance<text:tab/>85</text:a></text:h>
          <text:h text:style-name="P205" text:outline-level="3"><text:tab/><text:a xlink:type="simple" xlink:href="#__RefHeading__13996_483017182" text:style-name="Index_20_Link" text:visited-style-name="Index_20_Link">ML Support<text:tab/>85</text:a></text:h>
          <text:h text:style-name="P205" text:outline-level="3"><text:soft-page-break/><text:tab/><text:a xlink:type="simple" xlink:href="#__RefHeading__13998_483017182" text:style-name="Index_20_Link" text:visited-style-name="Index_20_Link">Future Changes<text:tab/>85</text:a></text:h>
          <text:h text:style-name="P237" text:outline-level="1"><text:tab/><text:a xlink:type="simple" xlink:href="#__RefHeading__14000_483017182" text:style-name="Index_20_Link" text:visited-style-name="Index_20_Link">Programming and Troubleshooting<text:tab/>86</text:a></text:h>
          <text:h text:style-name="P202" text:outline-level="2"><text:tab/><text:a xlink:type="simple" xlink:href="#__RefHeading__14002_483017182" text:style-name="Index_20_Link" text:visited-style-name="Index_20_Link">Overall Description<text:tab/>86</text:a></text:h>
          <text:h text:style-name="P202" text:outline-level="2"><text:tab/><text:a xlink:type="simple" xlink:href="#__RefHeading__14004_483017182" text:style-name="Index_20_Link" text:visited-style-name="Index_20_Link">Modules<text:tab/>86</text:a></text:h>
          <text:h text:style-name="P202" text:outline-level="2"><text:tab/><text:a xlink:type="simple" xlink:href="#__RefHeading__14006_483017182" text:style-name="Index_20_Link" text:visited-style-name="Index_20_Link">Common Subroutines<text:tab/>87</text:a></text:h>
          <text:h text:style-name="P202" text:outline-level="2"><text:tab/><text:a xlink:type="simple" xlink:href="#__RefHeading__14008_483017182" text:style-name="Index_20_Link" text:visited-style-name="Index_20_Link">Variable Handling in Modules (Plus-Files)<text:tab/>89</text:a></text:h>
          <text:h text:style-name="P205" text:outline-level="3"><text:tab/><text:a xlink:type="simple" xlink:href="#__RefHeading__14010_483017182" text:style-name="Index_20_Link" text:visited-style-name="Index_20_Link">Reserved String Variables<text:tab/>89</text:a></text:h>
          <text:h text:style-name="P205" text:outline-level="3"><text:tab/><text:a xlink:type="simple" xlink:href="#__RefHeading__14012_483017182" text:style-name="Index_20_Link" text:visited-style-name="Index_20_Link">Reserved Integer Variables<text:tab/>91</text:a></text:h>
          <text:h text:style-name="P205" text:outline-level="3"><text:tab/><text:a xlink:type="simple" xlink:href="#__RefHeading__14014_483017182" text:style-name="Index_20_Link" text:visited-style-name="Index_20_Link">Reserved Floating Point Variables<text:tab/>92</text:a></text:h>
          <text:h text:style-name="P202" text:outline-level="2"><text:tab/><text:a xlink:type="simple" xlink:href="#__RefHeading__14016_483017182" text:style-name="Index_20_Link" text:visited-style-name="Index_20_Link">Arrays<text:tab/>93</text:a></text:h>
          <text:h text:style-name="P237" text:outline-level="1"><text:tab/><text:a xlink:type="simple" xlink:href="#__RefHeading__14018_483017182" text:style-name="Index_20_Link" text:visited-style-name="Index_20_Link">   BD<text:tab/>94</text:a></text:h>
          <text:h text:style-name="P237" text:outline-level="1"><text:tab/><text:a xlink:type="simple" xlink:href="#__RefHeading__14020_483017182" text:style-name="Index_20_Link" text:visited-style-name="Index_20_Link">   BF( Number of blocks free on the six system disks<text:tab/>94</text:a></text:h>
          <text:h text:style-name="P237" text:outline-level="1"><text:tab/><text:a xlink:type="simple" xlink:href="#__RefHeading__14022_483017182" text:style-name="Index_20_Link" text:visited-style-name="Index_20_Link">   CA<text:tab/>94</text:a></text:h>
          <text:h text:style-name="P237" text:outline-level="1"><text:tab/><text:a xlink:type="simple" xlink:href="#__RefHeading__14024_483017182" text:style-name="Index_20_Link" text:visited-style-name="Index_20_Link">   CC$ 2-character BBS identifier<text:tab/>94</text:a></text:h>
          <text:h text:style-name="P237" text:outline-level="1"><text:tab/><text:a xlink:type="simple" xlink:href="#__RefHeading__14026_483017182" text:style-name="Index_20_Link" text:visited-style-name="Index_20_Link">   CN<text:tab/>94</text:a></text:h>
          <text:h text:style-name="P237" text:outline-level="1"><text:tab/><text:a xlink:type="simple" xlink:href="#__RefHeading__14028_483017182" text:style-name="Index_20_Link" text:visited-style-name="Index_20_Link">   CO$( User's computer type name array<text:tab/>94</text:a></text:h>
          <text:h text:style-name="P237" text:outline-level="1"><text:tab/><text:a xlink:type="simple" xlink:href="#__RefHeading__14030_483017182" text:style-name="Index_20_Link" text:visited-style-name="Index_20_Link">   D2$<text:tab/>94</text:a></text:h>
          <text:h text:style-name="P237" text:outline-level="1"><text:tab/><text:a xlink:type="simple" xlink:href="#__RefHeading__14032_483017182" text:style-name="Index_20_Link" text:visited-style-name="Index_20_Link">   D2%<text:tab/>94</text:a></text:h>
          <text:h text:style-name="P237" text:outline-level="1"><text:tab/><text:a xlink:type="simple" xlink:href="#__RefHeading__14034_483017182" text:style-name="Index_20_Link" text:visited-style-name="Index_20_Link">   D6$<text:tab/>94</text:a></text:h>
          <text:h text:style-name="P237" text:outline-level="1"><text:tab/><text:a xlink:type="simple" xlink:href="#__RefHeading__14036_483017182" text:style-name="Index_20_Link" text:visited-style-name="Index_20_Link">   DA%<text:tab/>94</text:a></text:h>
          <text:h text:style-name="P237" text:outline-level="1"><text:tab/><text:a xlink:type="simple" xlink:href="#__RefHeading__14038_483017182" text:style-name="Index_20_Link" text:visited-style-name="Index_20_Link">   LE<text:tab/>95</text:a></text:h>
          <text:h text:style-name="P237" text:outline-level="1"><text:tab/><text:a xlink:type="simple" xlink:href="#__RefHeading__14040_483017182" text:style-name="Index_20_Link" text:visited-style-name="Index_20_Link">   LF User's linefeed flag?<text:tab/>95</text:a></text:h>
          <text:h text:style-name="P237" text:outline-level="1"><text:tab/><text:a xlink:type="simple" xlink:href="#__RefHeading__14042_483017182" text:style-name="Index_20_Link" text:visited-style-name="Index_20_Link">   P2%<text:tab/>95</text:a></text:h>
          <text:h text:style-name="P237" text:outline-level="1"><text:tab/><text:a xlink:type="simple" xlink:href="#__RefHeading__14044_483017182" text:style-name="Index_20_Link" text:visited-style-name="Index_20_Link">   P3%<text:tab/>95</text:a></text:h>
          <text:h text:style-name="P237" text:outline-level="1"><text:tab/><text:a xlink:type="simple" xlink:href="#__RefHeading__14046_483017182" text:style-name="Index_20_Link" text:visited-style-name="Index_20_Link">   PM<text:tab/>95</text:a></text:h>
          <text:h text:style-name="P237" text:outline-level="1"><text:tab/><text:a xlink:type="simple" xlink:href="#__RefHeading__14048_483017182" text:style-name="Index_20_Link" text:visited-style-name="Index_20_Link">   QE<text:tab/>95</text:a></text:h>
          <text:h text:style-name="P237" text:outline-level="1"><text:tab/><text:a xlink:type="simple" xlink:href="#__RefHeading__14050_483017182" text:style-name="Index_20_Link" text:visited-style-name="Index_20_Link">   QT$ CHR$(34), a quote character<text:tab/>96</text:a></text:h>
          <text:h text:style-name="P237" text:outline-level="1"><text:tab/><text:a xlink:type="simple" xlink:href="#__RefHeading__14052_483017182" text:style-name="Index_20_Link" text:visited-style-name="Index_20_Link">   TF <text:tab/>96</text:a></text:h>
          <text:h text:style-name="P237" text:outline-level="1"><text:tab/><text:a xlink:type="simple" xlink:href="#__RefHeading__14054_483017182" text:style-name="Index_20_Link" text:visited-style-name="Index_20_Link">   UL <text:tab/>96</text:a></text:h>
          <text:h text:style-name="P237" text:outline-level="1"><text:tab/><text:a xlink:type="simple" xlink:href="#__RefHeading__14056_483017182" text:style-name="Index_20_Link" text:visited-style-name="Index_20_Link">   UR <text:tab/>96</text:a></text:h>
          <text:h text:style-name="P202" text:outline-level="2"><text:tab/><text:a xlink:type="simple" xlink:href="#__RefHeading__14058_483017182" text:style-name="Index_20_Link" text:visited-style-name="Index_20_Link">Image Output Routine<text:tab/>96</text:a></text:h>
          <text:h text:style-name="P202" text:outline-level="2"><text:tab/><text:a xlink:type="simple" xlink:href="#__RefHeading__14060_483017182" text:style-name="Index_20_Link" text:visited-style-name="Index_20_Link">Other &amp; Calls<text:tab/>97</text:a></text:h>
          <text:h text:style-name="P202" text:outline-level="2"><text:soft-page-break/><text:tab/><text:a xlink:type="simple" xlink:href="#__RefHeading__14062_483017182" text:style-name="Index_20_Link" text:visited-style-name="Index_20_Link">POKEs<text:tab/>98</text:a></text:h>
          <text:h text:style-name="P202" text:outline-level="2"><text:tab/><text:a xlink:type="simple" xlink:href="#__RefHeading__14064_483017182" text:style-name="Index_20_Link" text:visited-style-name="Index_20_Link">Common Modifications<text:tab/>99</text:a></text:h>
          <text:h text:style-name="P205" text:outline-level="3"><text:tab/><text:a xlink:type="simple" xlink:href="#__RefHeading__14066_483017182" text:style-name="Index_20_Link" text:visited-style-name="Index_20_Link">Hidden LtK User<text:tab/>99</text:a></text:h>
          <text:h text:style-name="P205" text:outline-level="3"><text:tab/><text:a xlink:type="simple" xlink:href="#__RefHeading__14068_483017182" text:style-name="Index_20_Link" text:visited-style-name="Index_20_Link">LtK Fast Blocks Free Read<text:tab/>99</text:a></text:h>
          <text:h text:style-name="P205" text:outline-level="3"><text:tab/><text:a xlink:type="simple" xlink:href="#__RefHeading__14070_483017182" text:style-name="Index_20_Link" text:visited-style-name="Index_20_Link">Automatic CMD Device Clock Set<text:tab/>100</text:a></text:h>
          <text:h text:style-name="P205" text:outline-level="3"><text:tab/><text:a xlink:type="simple" xlink:href="#__RefHeading__14072_483017182" text:style-name="Index_20_Link" text:visited-style-name="Index_20_Link">Blocks Free Array Usage Change<text:tab/>100</text:a></text:h>
          <text:h text:style-name="P205" text:outline-level="3"><text:tab/><text:a xlink:type="simple" xlink:href="#__RefHeading__14074_483017182" text:style-name="Index_20_Link" text:visited-style-name="Index_20_Link">Enabling Macros<text:tab/>100</text:a></text:h>
          <text:h text:style-name="P205" text:outline-level="3"><text:tab/><text:a xlink:type="simple" xlink:href="#__RefHeading__53344_1055910584" text:style-name="Index_20_Link" text:visited-style-name="Index_20_Link">Removing Extra Login Security Checks<text:tab/>100</text:a></text:h>
          <text:h text:style-name="P237" text:outline-level="1"><text:tab/><text:a xlink:type="simple" xlink:href="#__RefHeading__14078_483017182" text:style-name="Index_20_Link" text:visited-style-name="Index_20_Link">Change line 679<text:tab/>100</text:a></text:h>
          <text:h text:style-name="P237" text:outline-level="1"><text:tab/><text:a xlink:type="simple" xlink:href="#__RefHeading__14080_483017182" text:style-name="Index_20_Link" text:visited-style-name="Index_20_Link">from<text:tab/>: 679 gosub1006:c$=an$:goto156<text:tab/>100</text:a></text:h>
          <text:h text:style-name="P237" text:outline-level="1"><text:tab/><text:a xlink:type="simple" xlink:href="#__RefHeading__14082_483017182" text:style-name="Index_20_Link" text:visited-style-name="Index_20_Link">Change line 157<text:tab/>100</text:a></text:h>
          <text:h text:style-name="P237" text:outline-level="1"><text:tab/><text:a xlink:type="simple" xlink:href="#__RefHeading__14084_483017182" text:style-name="Index_20_Link" text:visited-style-name="Index_20_Link">from<text:tab/>: 157 ifpw$=z$andt$=c$andz$&lt;&gt;""andc$&lt;&gt;""then160<text:tab/>100</text:a></text:h>
          <text:h text:style-name="P202" text:outline-level="2"><text:tab/><text:a xlink:type="simple" xlink:href="#__RefHeading__14086_483017182" text:style-name="Index_20_Link" text:visited-style-name="Index_20_Link">Troubleshooting / Q &amp; A<text:tab/>101</text:a></text:h>
          <text:h text:style-name="P237" text:outline-level="1"><text:tab/><text:a xlink:type="simple" xlink:href="#__RefHeading__14088_483017182" text:style-name="Index_20_Link" text:visited-style-name="Index_20_Link">Q: I load the program, and it never gets to the idle screen.  What is wrong?<text:tab/>101</text:a></text:h>
          <text:h text:style-name="P205" text:outline-level="3"><text:tab/><text:a xlink:type="simple" xlink:href="#__RefHeading__117597_1136949260" text:style-name="Index_20_Link" text:visited-style-name="Index_20_Link">The Boot Process<text:tab/>101</text:a></text:h>
          <text:h text:style-name="P237" text:outline-level="1"><text:tab/><text:a xlink:type="simple" xlink:href="#__RefHeading__14090_483017182" text:style-name="Index_20_Link" text:visited-style-name="Index_20_Link">Reading System Configuration...<text:tab/>106</text:a></text:h>
          <text:h text:style-name="P237" text:outline-level="1"><text:tab/><text:a xlink:type="simple" xlink:href="#__RefHeading__14092_483017182" text:style-name="Index_20_Link" text:visited-style-name="Index_20_Link">Q: My users cannot log on or send e-mail using the handle.  Using the ID number works fine.  Why?<text:tab/>106</text:a></text:h>
          <text:h text:style-name="P202" text:outline-level="2"><text:tab/><text:a xlink:type="simple" xlink:href="#__RefHeading__14094_483017182" text:style-name="Index_20_Link" text:visited-style-name="Index_20_Link">Notes About Users<text:tab/>106</text:a></text:h>
          <text:h text:style-name="P237" text:outline-level="1"><text:tab/><text:a xlink:type="simple" xlink:href="#__RefHeading__14096_483017182" text:style-name="Index_20_Link" text:visited-style-name="Index_20_Link">Q: My modem (or telnet bridge device) will not work correctly.  What can I do?<text:tab/>107</text:a></text:h>
          <text:h text:style-name="P237" text:outline-level="1"><text:tab/><text:a xlink:type="simple" xlink:href="#__RefHeading__14098_483017182" text:style-name="Index_20_Link" text:visited-style-name="Index_20_Link">Index<text:tab/>109</text:a></text:h>
          <text:h text:style-name="P237" text:outline-level="1"><text:tab/><text:a xlink:type="simple" xlink:href="#__RefHeading__14100_483017182" text:style-name="Index_20_Link" text:visited-style-name="Index_20_Link">Access codes.................................................6, 17<text:tab/>109</text:a></text:h>
          <text:h text:style-name="P237" text:outline-level="1"><text:tab/><text:a xlink:type="simple" xlink:href="#__RefHeading__14102_483017182" text:style-name="Index_20_Link" text:visited-style-name="Index_20_Link">B.A.R. screen...........................................11, 19, 21<text:tab/>109</text:a></text:h>
          <text:h text:style-name="P237" text:outline-level="1"><text:tab/><text:a xlink:type="simple" xlink:href="#__RefHeading__14104_483017182" text:style-name="Index_20_Link" text:visited-style-name="Index_20_Link">Cartridges.......................................................2<text:tab/>109</text:a></text:h>
          <text:h text:style-name="P237" text:outline-level="1"><text:tab/><text:a xlink:type="simple" xlink:href="#__RefHeading__14106_483017182" text:style-name="Index_20_Link" text:visited-style-name="Index_20_Link">Debugging.......................................................12<text:tab/>109</text:a></text:h>
          <text:h text:style-name="P237" text:outline-level="1"><text:tab/><text:a xlink:type="simple" xlink:href="#__RefHeading__14108_483017182" text:style-name="Index_20_Link" text:visited-style-name="Index_20_Link">Editing parameters..............................................21<text:tab/>109</text:a></text:h>
          <text:h text:style-name="P237" text:outline-level="1"><text:soft-page-break/><text:tab/><text:a xlink:type="simple" xlink:href="#__RefHeading__14110_483017182" text:style-name="Index_20_Link" text:visited-style-name="Index_20_Link">Feedback........................................................20<text:tab/>110</text:a></text:h>
          <text:h text:style-name="P237" text:outline-level="1"><text:tab/><text:a xlink:type="simple" xlink:href="#__RefHeading__14112_483017182" text:style-name="Index_20_Link" text:visited-style-name="Index_20_Link">Garbage collection..............................................14<text:tab/>110</text:a></text:h>
          <text:h text:style-name="P237" text:outline-level="1"><text:tab/><text:a xlink:type="simple" xlink:href="#__RefHeading__14114_483017182" text:style-name="Index_20_Link" text:visited-style-name="Index_20_Link">Handles......................................................8, 55<text:tab/>110</text:a></text:h>
          <text:h text:style-name="P237" text:outline-level="1"><text:tab/><text:a xlink:type="simple" xlink:href="#__RefHeading__14116_483017182" text:style-name="Index_20_Link" text:visited-style-name="Index_20_Link">Idle screen.....................................................10<text:tab/>110</text:a></text:h>
          <text:h text:style-name="P237" text:outline-level="1"><text:tab/><text:a xlink:type="simple" xlink:href="#__RefHeading__14118_483017182" text:style-name="Index_20_Link" text:visited-style-name="Index_20_Link">RS232....................................................<text:tab/>111</text:a></text:h>
          <text:h text:style-name="P237" text:outline-level="1"><text:tab/><text:a xlink:type="simple" xlink:href="#__RefHeading__14120_483017182" text:style-name="Index_20_Link" text:visited-style-name="Index_20_Link">Keeping e-mail<text:tab/>111</text:a></text:h>
          <text:h text:style-name="P237" text:outline-level="1"><text:tab/><text:a xlink:type="simple" xlink:href="#__RefHeading__14122_483017182" text:style-name="Index_20_Link" text:visited-style-name="Index_20_Link">Killing<text:tab/>111</text:a></text:h>
          <text:h text:style-name="P237" text:outline-level="1"><text:tab/><text:a xlink:type="simple" xlink:href="#__RefHeading__14124_483017182" text:style-name="Index_20_Link" text:visited-style-name="Index_20_Link">Last call date change..........................................21<text:tab/>111</text:a></text:h>
          <text:h text:style-name="P237" text:outline-level="1"><text:tab/><text:a xlink:type="simple" xlink:href="#__RefHeading__14126_483017182" text:style-name="Index_20_Link" text:visited-style-name="Index_20_Link">U/D....................................................<text:tab/>111</text:a></text:h>
          <text:h text:style-name="P237" text:outline-level="1"><text:tab/><text:a xlink:type="simple" xlink:href="#__RefHeading__14128_483017182" text:style-name="Index_20_Link" text:visited-style-name="Index_20_Link">Machine language routines.......................................54<text:tab/>111</text:a></text:h>
          <text:h text:style-name="P237" text:outline-level="1"><text:tab/><text:a xlink:type="simple" xlink:href="#__RefHeading__14130_483017182" text:style-name="Index_20_Link" text:visited-style-name="Index_20_Link">Output routine.................................................53<text:tab/>113</text:a></text:h>
          <text:h text:style-name="P237" text:outline-level="1"><text:tab/><text:a xlink:type="simple" xlink:href="#__RefHeading__14132_483017182" text:style-name="Index_20_Link" text:visited-style-name="Index_20_Link">Quitting to main command prompt................................21<text:tab/>113</text:a></text:h>
          <text:h text:style-name="P237" text:outline-level="1"><text:tab/><text:a xlink:type="simple" xlink:href="#__RefHeading__14134_483017182" text:style-name="Index_20_Link" text:visited-style-name="Index_20_Link">Reconfiguring................................................9, 50<text:tab/>113</text:a></text:h>
          <text:h text:style-name="P237" text:outline-level="1"><text:tab/><text:a xlink:type="simple" xlink:href="#__RefHeading__14136_483017182" text:style-name="Index_20_Link" text:visited-style-name="Index_20_Link">Upload/download........................................5, 6, 26-29<text:tab/>114</text:a></text:h>
          <text:h text:style-name="P237" text:outline-level="1"><text:tab/><text:a xlink:type="simple" xlink:href="#__RefHeading__14138_483017182" text:style-name="Index_20_Link" text:visited-style-name="Index_20_Link">Validating files................................................28<text:tab/>115</text:a></text:h>
        </text:index-body>
      </text:table-of-content>
      <text:p text:style-name="P20"><text:soft-page-break/></text:p>
      <text:p text:style-name="P252"><text:span text:style-name="Manual_20_Revision_20_-_20_ryan"><text:span text:style-name="T38">This is just a plain text version of the OCRed sysop guide, to remind me which sections belong where. I added commands before each section but I think that makes it too cluttered. Better to have a command summary appendix.</text:span></text:span></text:p>
      <text:h text:style-name="P256" text:outline-level="1"/>
      <text:h text:style-name="P258" text:outline-level="1"><text:bookmark-start text:name="__RefHeading__13170_483017182"/>TABLE OF CONTENTS<text:bookmark-end text:name="__RefHeading__13170_483017182"/></text:h>
      <text:p text:style-name="P129"/>
      <text:p text:style-name="P129">Chapter<text:tab/><text:tab/><text:tab/><text:tab/><text:tab/><text:tab/><text:tab/><text:tab/> <text:s text:c="3"/>Page</text:p>
      <text:p text:style-name="P129">PREFACE ...............................................i</text:p>
      <text:p text:style-name="P129">PRODUCT INFORMATION .................................iii</text:p>
      <text:p text:style-name="P129"/>
      <text:p text:style-name="P129">1  SETTING UP YOUR IMAGE BBS</text:p>
      <text:p text:style-name="P129">Hardware considerations ...............................1</text:p>
      <text:p text:style-name="P129">Disk drives ...........................................1</text:p>
      <text:p text:style-name="P129">Modems ................................................1</text:p>
      <text:p text:style-name="P129">RAM expanders .........................................2</text:p>
      <text:p text:style-name="P129">    AutoRAMDOS ........................................</text:p>
      <text:p text:style-name="P129">Printers ..............................................2</text:p>
      <text:p text:style-name="P129">Interfaces ............................................2</text:p>
      <text:p text:style-name="P129">    RS232 interfaces ..................................</text:p>
      <text:p text:style-name="P129">Fastload cartridges ...................................2</text:p>
      <text:h text:style-name="P256" text:outline-level="1"/>
      <text:h text:style-name="P256" text:outline-level="1"><text:bookmark-start text:name="__RefHeading__13172_483017182"/>GETTING THINGS GOING<text:bookmark-end text:name="__RefHeading__13172_483017182"/></text:h>
      <text:h text:style-name="P256" text:outline-level="1"><text:bookmark-start text:name="__RefHeading__13174_483017182"/>Designating drives ....................................2<text:bookmark-end text:name="__RefHeading__13174_483017182"/></text:h>
      <text:p text:style-name="P129">Copying files .........................................4</text:p>
      <text:p text:style-name="P129">Boot disk .............................................4</text:p>
      <text:h text:style-name="P256" text:outline-level="2"/>
      <text:h text:style-name="P256" text:outline-level="2"><text:bookmark-start text:name="__RefHeading__13176_483017182"/>THE CONFIGURATION EDITOR<text:bookmark-end text:name="__RefHeading__13176_483017182"/></text:h>
      <text:h text:style-name="P256" text:outline-level="1"><text:bookmark-start text:name="__RefHeading__13178_483017182"/>How to configure a new system .........................5<text:bookmark-end text:name="__RefHeading__13178_483017182"/></text:h>
      <text:p text:style-name="P129">Device/drive assignments ..............................5</text:p>
      <text:p text:style-name="P129">Entering BBS information ..............................7</text:p>
      <text:p text:style-name="P129">Reloading configuration files .........................9</text:p>
      <text:p text:style-name="P129">Saving configuration files ............................9</text:p>
      <text:h text:style-name="P256" text:outline-level="1"/>
      <text:h text:style-name="P256" text:outline-level="1"><text:bookmark-start text:name="__RefHeading__13180_483017182"/>MODEM SETUP<text:bookmark-end text:name="__RefHeading__13180_483017182"/></text:h>
      <text:p text:style-name="P129">modemconfig 19.2 ..................................</text:p>
      <text:p text:style-name="P129">   Telnet BBSes and server software ..................</text:p>
      <text:p text:style-name="P30"><text:tab/>tcpser 1.0rc12 ................................</text:p>
      <text:p text:style-name="P30"><text:tab/>tcpser4j ......................................</text:p>
      <text:p text:style-name="P129"><text:tab/>BBS Server ....................................</text:p>
      <text:p text:style-name="P129"><text:tab/>any others...?</text:p>
      <text:p text:style-name="P129"/>
      <text:p text:style-name="P129">2  ON-LINE</text:p>
      <text:p text:style-name="P129">BOOTING UP</text:p>
      <text:p text:style-name="P129">    The idle screen ..................................10</text:p>
      <text:p text:style-name="P129">    What screen masks tell you .......................</text:p>
      <text:p text:style-name="P129">    Setting the time manually ........................</text:p>
      <text:p text:style-name="P129">    Other command keys ...............................</text:p>
      <text:p text:style-name="P129">The lightbar ..........................................12</text:p>
      <text:p text:style-name="P129">    The bottom area ..................................13</text:p>
      <text:h text:style-name="P256" text:outline-level="1"><text:bookmark-start text:name="__RefHeading__13182_483017182"/>LOGGING ON<text:bookmark-end text:name="__RefHeading__13182_483017182"/></text:h>
      <text:h text:style-name="P256" text:outline-level="1"><text:bookmark-start text:name="__RefHeading__13184_483017182"/>    RES users ........................................14<text:bookmark-end text:name="__RefHeading__13184_483017182"/></text:h>
      <text:p text:style-name="P129"><text:soft-page-break/>    NEW users ........................................15</text:p>
      <text:p text:style-name="P129">    The top screen after logon .......................15</text:p>
      <text:p text:style-name="P129">    Editing system info files ........................16</text:p>
      <text:p text:style-name="P129">    Editing sub-boards/libraries .....................17</text:p>
      <text:p text:style-name="P129"/>
      <text:p text:style-name="P129">3  GENERAL COMMANDS</text:p>
      <text:p text:style-name="P129">C Chat request/chat mode .............................20</text:p>
      <text:p text:style-name="P129">F Feedback ...........................................20</text:p>
      <text:p text:style-name="P129">? Help menus .........................................20</text:p>
      <text:p text:style-name="P129">CF System information ................................20</text:p>
      <text:p text:style-name="P129">LD Last call date ....................................21</text:p>
      <text:p text:style-name="P129">O O% O%!<text:tab/>Logging off ............................21</text:p>
      <text:p text:style-name="P129"> Q Quitting to main level ...........................21</text:p>
      <text:p text:style-name="P129"> T<text:tab/>Time and date ....................................21</text:p>
      <text:p text:style-name="P129">EP<text:tab/>Edit parameters .................................21</text:p>
      <text:p text:style-name="P129">EX<text:tab/>Credit exchange .................................</text:p>
      <text:p text:style-name="P129">PM<text:tab/>Prompt mode .....................................21</text:p>
      <text:p text:style-name="P129">ST<text:tab/>Status ..........................................21</text:p>
      <text:p text:style-name="P129">SY<text:tab/>Sayings .........................................21</text:p>
      <text:p text:style-name="P129">LG<text:tab/>Activity log ....................................21</text:p>
      <text:p text:style-name="P129">BA<text:tab/>Board Activity Register .........................21</text:p>
      <text:h text:style-name="P256" text:outline-level="1"/>
      <text:h text:style-name="P256" text:outline-level="1"><text:bookmark-start text:name="__RefHeading__13186_483017182"/>TABLE OF CONTENTS<text:bookmark-end text:name="__RefHeading__13186_483017182"/></text:h>
      <text:p text:style-name="P129">Chapter<text:tab/><text:tab/><text:tab/><text:tab/><text:tab/><text:tab/><text:tab/>Page</text:p>
      <text:p text:style-name="P129">3  GENERAL COMMANDS, continued</text:p>
      <text:p text:style-name="P129">AT<text:tab/>C/G-ASCII-ANSI mode toggle ......................22</text:p>
      <text:p text:style-name="P129">XP   Expert mode .....................................22</text:p>
      <text:p text:style-name="P129">NU   New user message ................................22</text:p>
      <text:p text:style-name="P129">ZZ   Pseudo-local mode ...............................22</text:p>
      <text:p text:style-name="P129">Entering/changing subsystems ..........................22</text:p>
      <text:p text:style-name="P129">Command stacking ......................................22</text:p>
      <text:p text:style-name="P129"/>
      <text:p text:style-name="P129">  4  SUB-BOARDS</text:p>
      <text:p text:style-name="P129">Message base system ...................................23</text:p>
      <text:p text:style-name="P129">    Moving to another sub-board ......................23</text:p>
      <text:p text:style-name="P129">L  Lx Listing sub-boards .............................23</text:p>
      <text:p text:style-name="P129">   Sx SA SN Scanning bulletins .......................23</text:p>
      <text:p text:style-name="P129">A  Ax About bulletins ................................23</text:p>
      <text:p text:style-name="P129">RA RN Reading bulletins ..............................23</text:p>
      <text:p text:style-name="P129">    New messages .....................................24</text:p>
      <text:p text:style-name="P129">P    Posting new bulletins ...........................24</text:p>
      <text:p text:style-name="P129">   Kx Killing bulletins ..............................24</text:p>
      <text:p text:style-name="P129">   Ex Editing bulletins ..............................24</text:p>
      <text:p text:style-name="P129">^    Frozen bulletins ................................25</text:p>
      <text:p text:style-name="P129">    Subops ...........................................25</text:p>
      <text:p text:style-name="P129">    Anonymous/password/non-anonymous boards ..........25</text:p>
      <text:p text:style-name="P129"/>
      <text:p text:style-name="P129">   5  UPLOAD/DOWNLOAD/EXCHANGE SUBSYSTEM</text:p>
      <text:p text:style-name="P129"><text:tab/>Moving to another library ............................26</text:p>
      <text:p text:style-name="P129">PR <text:s text:c="5"/>Upload/Download protocol ...........................26</text:p>
      <text:p text:style-name="P129">U <text:s text:c="6"/>Single file upload .................................26</text:p>
      <text:p text:style-name="P129">UM <text:s text:c="5"/>Multi file upload ..................................26</text:p>
      <text:p text:style-name="P129">D <text:s text:c="6"/>Single file download ...............................27</text:p>
      <text:p text:style-name="P129">DM <text:s text:c="5"/>Multi file download ................................27</text:p>
      <text:p text:style-name="P129"><text:soft-page-break/>L  Lx   Listing files ................................27</text:p>
      <text:p text:style-name="P129">Kx Ex   Killing/editing files ........................28</text:p>
      <text:p text:style-name="P129">Rx<text:tab/>Reading sequential/program files ...................28</text:p>
      <text:p text:style-name="P129"><text:tab/>Subops ...............................................28</text:p>
      <text:p text:style-name="P129">Vx<text:tab/>Validating files .................................28</text:p>
      <text:p text:style-name="P129">Copying/moving files .................................28</text:p>
      <text:p text:style-name="P129">UX <text:s/>Full disk exchange libraries .....................29</text:p>
      <text:p text:style-name="P129">Free UD/UX library ...................................29</text:p>
      <text:p text:style-name="P129"/>
      <text:p text:style-name="P129">6  ELECTRONIC MAIL SUBSYSTEM</text:p>
      <text:p text:style-name="P129">L Listing e-mail .....................................30</text:p>
      <text:p text:style-name="P129">#, Ret  Reading e-mail................................30</text:p>
      <text:p text:style-name="P129">R  Rx   Responding to a message.......................30</text:p>
      <text:p text:style-name="P129">S Sending private e-mail..............................30</text:p>
      <text:p text:style-name="P129">D Delete e-mail.......................................30</text:p>
      <text:p text:style-name="P129">FRPersonal file storage...............................</text:p>
      <text:p text:style-name="P129">Verifying e-mail......................................30</text:p>
      <text:p text:style-name="P129">(move)  Forced e-mail.................................31</text:p>
      <text:p text:style-name="P129"/>
      <text:p text:style-name="P129">7  NEWS SUBSYSTEM</text:p>
      <text:p text:style-name="P129">A Adding a news file..................................32</text:p>
      <text:p text:style-name="P129">R [Ret] Reading news..................................32</text:p>
      <text:p text:style-name="P129">K  Kx   Killing news files............................32</text:p>
      <text:p text:style-name="P129">E  Ex   Editing news files............................32</text:p>
      <text:p text:style-name="P129">L  Lx   Listing news files............................32</text:p>
      <text:p text:style-name="P129"/>
      <text:h text:style-name="P256" text:outline-level="1"><text:bookmark-start text:name="__RefHeading__13188_483017182"/>8 MOVIE/PLUS/RLE/TEXT FILE LIBRARIES<text:bookmark-end text:name="__RefHeading__13188_483017182"/></text:h>
      <text:h text:style-name="P256" text:outline-level="1"><text:bookmark-start text:name="__RefHeading__13190_483017182"/>MF <text:s text:c="2"/>Movie file library …............................... <text:bookmark-end text:name="__RefHeading__13190_483017182"/></text:h>
      <text:p text:style-name="P129">PF <text:s text:c="2"/>Plus file library …................................ </text:p>
      <text:p text:style-name="P129">RF <text:s text:c="2"/>RLE file library ….................................</text:p>
      <text:p text:style-name="P129">TF <text:s text:c="5"/>Text file library...................................</text:p>
      <text:p text:style-name="P129">d.name  Making subdirectories ........................33</text:p>
      <text:h text:style-name="P249" text:outline-level="1"/>
      <text:p text:style-name="P129">Chapter     Page</text:p>
      <text:p text:style-name="P129"><text:tab/>8<text:tab/>MOVIE/PLUS/RLE/TEXT FILE LIBRARIES, continued</text:p>
      <text:p text:style-name="P129"><text:tab/>A Adding a file ........................................33</text:p>
      <text:p text:style-name="P129"><text:tab/># Entering a subdirectory or running a file ............34</text:p>
      <text:p text:style-name="P129"><text:tab/>K  Kx   Killing a subdirectory or file .......................34</text:p>
      <text:p text:style-name="P129">E  Ex   Editing a subdirectory or file .......................34</text:p>
      <text:p text:style-name="P129">  L  Lx   Listing files ........................................34</text:p>
      <text:p text:style-name="P129"/>
      <text:h text:style-name="P256" text:outline-level="1"><text:bookmark-start text:name="__RefHeading__13194_483017182"/>9 BBS DATABASE SUBSYSTEM<text:bookmark-end text:name="__RefHeading__13194_483017182"/></text:h>
      <text:h text:style-name="P256" text:outline-level="1"><text:bookmark-start text:name="__RefHeading__13196_483017182"/>BB BBS command menu .....................................35<text:bookmark-end text:name="__RefHeading__13196_483017182"/></text:h>
      <text:p text:style-name="P129">L Listing BBSes ........................................35</text:p>
      <text:p text:style-name="P129">A Adding a BBS .........................................35</text:p>
      <text:p text:style-name="P129">R Removing a BBS .......................................36</text:p>
      <text:p text:style-name="P129">E Editing BBS flags ....................................36</text:p>
      <text:p text:style-name="P129">D Display BBS notes ....................................36</text:p>
      <text:p text:style-name="P129"/>
      <text:h text:style-name="P256" text:outline-level="1"><text:bookmark-start text:name="__RefHeading__13198_483017182"/>10 VOTING BOOTH SUBSYSTEM<text:bookmark-end text:name="__RefHeading__13198_483017182"/></text:h>
      <text:h text:style-name="P256" text:outline-level="1"><text:bookmark-start text:name="__RefHeading__13200_483017182"/>A Add a topic ..........................................37<text:bookmark-end text:name="__RefHeading__13200_483017182"/></text:h>
      <text:p text:style-name="P129">K Kill a topic .........................................37</text:p>
      <text:p text:style-name="P129"># Vote/view results ....................................37</text:p>
      <text:p text:style-name="P129"><text:soft-page-break/>L List topics ..........................................37</text:p>
      <text:p text:style-name="P129"/>
      <text:h text:style-name="P256" text:outline-level="1"><text:bookmark-start text:name="__RefHeading__13202_483017182"/>11 USER LIST SUBSYSTEM<text:bookmark-end text:name="__RefHeading__13202_483017182"/></text:h>
      <text:h text:style-name="P256" text:outline-level="1"><text:bookmark-start text:name="__RefHeading__13204_483017182"/>    Q Quick listing ........................................38<text:bookmark-end text:name="__RefHeading__13204_483017182"/></text:h>
      <text:p text:style-name="P129">    R Regular listing ......................................38</text:p>
      <text:p text:style-name="P129"/>
      <text:h text:style-name="P256" text:outline-level="1"><text:bookmark-start text:name="__RefHeading__13206_483017182"/>12 IMAGE TEXT EDITOR<text:bookmark-end text:name="__RefHeading__13206_483017182"/></text:h>
      <text:h text:style-name="P256" text:outline-level="1"><text:bookmark-start text:name="__RefHeading__13208_483017182"/>   Entering text ........................................39<text:bookmark-end text:name="__RefHeading__13208_483017182"/></text:h>
      <text:p text:style-name="P129">   Editor commands ......................................39</text:p>
      <text:p text:style-name="P129">.A / .Q Exiting the editor ...................................39</text:p>
      <text:p text:style-name="P129">.R / .M Reading what you have typed ..........................40</text:p>
      <text:p text:style-name="P129">   Manipulating text ....................................40</text:p>
      <text:p text:style-name="P129">   Editor modes .........................................40</text:p>
      <text:p text:style-name="P129">   Shaping your text ....................................40</text:p>
      <text:p text:style-name="P129">.NStarting over ........................................41</text:p>
      <text:p text:style-name="P129">.F / .K Searching for or replacing text ......................41</text:p>
      <text:p text:style-name="P129">  Disk access ..........................................41</text:p>
      <text:p text:style-name="P129">.? / .H Getting help .........................................41</text:p>
      <text:p text:style-name="P129">   Control keys ............................................41</text:p>
      <text:p text:style-name="P129">   Message Command Interpreter (MCI) .......................42</text:p>
      <text:p text:style-name="P129"/>
      <text:h text:style-name="P256" text:outline-level="1"><text:bookmark-start text:name="__RefHeading__13210_483017182"/>13 ONLINE TERMINAL<text:bookmark-end text:name="__RefHeading__13210_483017182"/></text:h>
      <text:h text:style-name="P256" text:outline-level="1"><text:bookmark-start text:name="__RefHeading__13212_483017182"/><text:tab/>Using the terminal program ...........................46<text:bookmark-end text:name="__RefHeading__13212_483017182"/></text:h>
      <text:p text:style-name="P129">The phonebook ........................................46</text:p>
      <text:p text:style-name="P129">File operations ......................................46</text:p>
      <text:p text:style-name="P129"/>
      <text:h text:style-name="P256" text:outline-level="1"><text:bookmark-start text:name="__RefHeading__13214_483017182"/>14 MAINTENANCE FUNCTIONS<text:bookmark-end text:name="__RefHeading__13214_483017182"/></text:h>
      <text:h text:style-name="P256" text:outline-level="1"><text:bookmark-start text:name="__RefHeading__13216_483017182"/>Instant logon ...........................................47<text:bookmark-end text:name="__RefHeading__13216_483017182"/></text:h>
      <text:p text:style-name="P129">Local maintenance commands:</text:p>
      <text:p text:style-name="P129">R    Run a plus file .................................</text:p>
      <text:p text:style-name="P129">ED   User editor .....................................47</text:p>
      <text:p text:style-name="P129">CP   Online file copier ..............................48</text:p>
      <text:p text:style-name="P129">WF   Write/edit file .................................48</text:p>
      <text:p text:style-name="P129">ECS  Extended Command Set editor .....................</text:p>
      <text:p text:style-name="P129">Remote Maintenance Commands:</text:p>
      <text:p text:style-name="P129">VF   View feedback ...................................49</text:p>
      <text:p text:style-name="P129">RS   Reserve an account ..............................50</text:p>
      <text:p text:style-name="P129">Weeding old users ...............................50</text:p>
      <text:p text:style-name="P129">Nightly AutoMaint ....................................</text:p>
      <text:p text:style-name="P129">Hourly NetMaint ......................................</text:p>
      <text:p text:style-name="P129">Miscellaneous Plus Files:</text:p>
      <text:p text:style-name="P129">+.access ........................................</text:p>
      <text:p text:style-name="P129">+.alpha/ind .....................................</text:p>
      <text:p text:style-name="P129">   +.e.modrc-config .............................</text:p>
      <text:p text:style-name="P129">  +.file counter ...............................</text:p>
      <text:p text:style-name="P129">   +.LB .........................................</text:p>
      <text:p text:style-name="P129">   +.mail weed ..................................</text:p>
      <text:p text:style-name="P129">    +.modemconfig ................................</text:p>
      <text:p text:style-name="P129">   +.reconfig ...................................50</text:p>
      <text:p text:style-name="P129">  +.reledit ....................................50</text:p>
      <text:p text:style-name="P129">   +.text msg ed ................................</text:p>
      <text:p text:style-name="P129">Credit Pool Setup ............................</text:p>
      <text:p text:style-name="P129"/>
      <text:p text:style-name="P129">BASIC 2.0 utilities ..................................</text:p>
      <text:p text:style-name="P129"><text:soft-page-break/>81bug.bas ......................................</text:p>
      <text:p text:style-name="P129">1581diag .....................................</text:p>
      <text:p text:style-name="P129">2400 setup.......................................</text:p>
      <text:p text:style-name="P129">copy-all .....................................</text:p>
      <text:p text:style-name="P129">dv change ....................................</text:p>
      <text:p text:style-name="P129">edata edit ...................................</text:p>
      <text:p text:style-name="P129">image mod maker ..............................</text:p>
      <text:p text:style-name="P129">image seq reader .............................</text:p>
      <text:p text:style-name="P129">rel copier ...................................</text:p>
      <text:p text:style-name="P129">uconfig edit .................................</text:p>
      <text:p text:style-name="P129"/>
      <text:p text:style-name="P129">15 Image BBS Networking ......................................</text:p>
      <text:p text:style-name="P129">Planning a network ...................................</text:p>
      <text:p text:style-name="P129">Network utilities ....................................</text:p>
      <text:p text:style-name="P129">+.NM/util ............................................</text:p>
      <text:p text:style-name="P129"/>
      <text:h text:style-name="P256" text:outline-level="1"><text:bookmark-start text:name="__RefHeading__13218_483017182"/>16 PROGRAMMING ...............................................<text:bookmark-end text:name="__RefHeading__13218_483017182"/></text:h>
      <text:h text:style-name="P256" text:outline-level="1"><text:bookmark-start text:name="__RefHeading__13220_483017182"/>Overall Description .....................................51<text:bookmark-end text:name="__RefHeading__13220_483017182"/></text:h>
      <text:p text:style-name="P129">Modules .................................................51</text:p>
      <text:p text:style-name="P129">Common Subroutines ......................................52</text:p>
      <text:p text:style-name="P129">Variable Handling .......................................52</text:p>
      <text:p text:style-name="P129">Image BBS Output Routine ................................53</text:p>
      <text:p text:style-name="P129">POKEs And Machine Language Routines .....................54</text:p>
      <text:p text:style-name="P129">Common Modifications ....................................</text:p>
      <text:p text:style-name="P129">    Hidden LtK User .....................................</text:p>
      <text:p text:style-name="P129">    Automatic CMD Device Clock Set ......................</text:p>
      <text:p text:style-name="P129">    LtK Fast Blocks Free Read ...........................</text:p>
      <text:p text:style-name="P129"/>
      <text:h text:style-name="P256" text:outline-level="1"><text:bookmark-start text:name="__RefHeading__13222_483017182"/>17  TROUBLESHOOTING Q &amp; A ....................................55<text:bookmark-end text:name="__RefHeading__13222_483017182"/></text:h>
      <text:p text:style-name="P129"/>
      <text:h text:style-name="P256" text:outline-level="1"><text:bookmark-start text:name="__RefHeading__13224_483017182"/>18 VERSATILE COMMODORE EMULATOR SETTINGS .....................<text:bookmark-end text:name="__RefHeading__13224_483017182"/></text:h>
      <text:p text:style-name="P129"/>
      <text:h text:style-name="P256" text:outline-level="1"><text:bookmark-start text:name="__RefHeading__13226_483017182"/>   Index .....................................................<text:bookmark-end text:name="__RefHeading__13226_483017182"/></text:h>
      <text:p text:style-name="P128"/>
      <text:h text:style-name="P259" text:outline-level="1"><text:bookmark-start text:name="__RefHeading__13228_483017182"/><office:annotation><dc:creator>Ryan Sherwood</dc:creator><dc:date>2012-03-07T16:23:00</dc:date><text:p>Not a bad idea.</text:p></office:annotation><text:span text:style-name="T28">Command summary appendix</text:span><text:bookmark-end text:name="__RefHeading__13228_483017182"/></text:h>
      <text:h text:style-name="P260" text:outline-level="1"/>
      <text:h text:style-name="P338" text:outline-level="1"><text:bookmark text:name="h.ncpnipk1i5dv"/><text:bookmark-start text:name="__RefHeading__13230_483017182"/><text:bookmark-start text:name="_Toc318927170"/><text:bookmark-start text:name="_Toc318798217"/>Introduction<text:bookmark-end text:name="__RefHeading__13230_483017182"/><text:bookmark-end text:name="_Toc318927170"/><text:bookmark-end text:name="_Toc318798217"/></text:h>
      <text:p text:style-name="Text_20_body">In 2007, Dave “Metal Mage” Hartman and I found ourselves pondering why there wasn't an updated version of the manual available to go along with all the fixes and updates which had come out since Image 1.2a was released. To get all “the good stuff” (as we call it) required reading even <text:span text:style-name="T9">more</text:span> documentation, merging “mods” into core BBS files (sometimes needing to start over with stock files, trumping any mods the sysop had already made), or setting up an altar to Fred Dart.</text:p>
      <text:p text:style-name="Text_20_body">(Believe me, I thought about it. For those of you not in the know, he was one of the best Image programmers around; sadly, he's gone on to that great BBS in the sky, where there surely must be an active user base of a few billion people. At least he can party on with Ron Fick, a Lt. Kernal guru, and Jim Butterfield... Imagine: Q-Link, with no plus charges... oh, wait. Another Jim B.'s been there, done that. :)</text:p>
      <text:p text:style-name="Text_20_body">Metal Mage and I decided this simply wouldn't do; it's a horrible new sysop experience. We hacked together what we called “Image 1.2B” which had what we considered to be the best new changes already put in. For example: There were a few things changed by Bob “Iron Axe” Sisco with his “Year 2000” fix which I changed back for aesthetic reasons (blue lightbar and chat window colors don't fit in with the default grey scheme IMHO<text:note text:id="ftn1" text:note-class="footnote"><text:note-citation>1</text:note-citation><text:note-body><text:p text:style-name="P235"><text:s/>In My Humble Opinion</text:p></text:note-body></text:note>).</text:p>
      <text:p text:style-name="Text_20_body"><text:bookmark-start text:name="__RefHeading__13232_483017182"/>Overall, we figure we've got it mostly licked.<text:bookmark-end text:name="__RefHeading__13232_483017182"/></text:p>
      <text:p text:style-name="Text_20_body">This version of the manual includes expanded coverage, reorganized sections, documentation of new (at the time) features which were once available as separate add-on disks (some slated for Image 1.3):</text:p>
      <text:list xml:id="list7268193922870822138" text:style-name="WWNum7">
        <text:list-item>
          <text:p text:style-name="P310">a few games and BBS utilities</text:p>
        </text:list-item>
        <text:list-item>
          <text:p text:style-name="P310">“AutoWeed,” which lets you remove callers who haven't called in a specified amount of time</text:p>
        </text:list-item>
        <text:list-item>
          <text:p text:style-name="P310">the “Extended Command Set,” configurable BBS commands</text:p>
        </text:list-item>
        <text:list-item>
          <text:p text:style-name="P310">the “TurboREL” system, faster access to message sub-boards and “RELedit,” the sysop-side editor</text:p>
        </text:list-item>
        <text:list-item>
          <text:p text:style-name="P310">Image BBS networking</text:p>
        </text:list-item>
      </text:list>
      <text:p text:style-name="Text_20_body"><text:soft-page-break/>Web links to the "new" (released long after the original manual was completed) Image BBS programmer's reference guide, a list of every Image BBS "mod" and add-on I possess (including games), a wish list, and much, much more await you in these pages.</text:p>
      <text:p text:style-name="Text_20_body">Please note that I've tried to introduce each new section in a sensible way, but if you don't understand something because it hasn't been explained yet, or it's unclear—that's a sign of bad documentation. Let me know about it; I'll have myself flogged (let me start the noodles cooking). Having previous experience with the software, I've tried not to fall into the trap of “it's obvious to <text:span text:style-name="T8">me</text:span>, not necessarily everyone else.” And while I do try to define possibly unfamiliar terms, you won't find a glossary with “upload” and “download” in it, at least not here. Already being familiar with BBS basics (perhaps having called an Image BBS as a user before?) is extremely helpful. However, don't let my pseudo-gruffness stop you from contacting me if you run into something you don't understand!</text:p>
      <text:p text:style-name="Text_20_body">99% of the following work is either the New Image crew, Joe Commodore, or someone else. I just ran it all through a blender, baked until golden brown, <text:span text:style-name="T9">et voila</text:span>! It <text:span text:style-name="T9">must</text:span> be true: Anyone can cook.</text:p>
      <text:p text:style-name="Text_20_body">Many thanks go to Larry “Joe Commodore” Anderson for OCR'ing the 1.0 manual plus the updates! Also thanks to Rascal, Iron Axe, Metal Mage, Fred Kreuger, and anyone else I forgot.</text:p>
      <text:p text:style-name="Text_20_body">I just want this to be the bestest, most comprehensive manual available, given all the great fixes that have come out since the first version came out. Who knows, maybe you've got the next hot modification or suggestion—or an answer to some burning Image BBS question which kept me up nights.</text:p>
      <text:h text:style-name="Heading_20_2" text:outline-level="2"><text:bookmark text:name="h.6v2fi0frgu03"/><text:bookmark-start text:name="__RefHeading__13234_483017182"/><text:bookmark-start text:name="_Toc318927171"/><text:bookmark-start text:name="_Toc318798218"/>Surgeon General's Warning<text:bookmark-end text:name="__RefHeading__13234_483017182"/><text:bookmark-end text:name="_Toc318927171"/><text:bookmark-end text:name="_Toc318798218"/></text:h>
      <text:p text:style-name="Text_20_body">By no means must you read through this documentation in one sitting, or a day, or a week. Take it in bite-sized (byte-sized?) chunks; I sure remember the intimidation I felt when I saw the original manual... Just take a deep breath, have some milk and cookies, and come back to it later. Scribble stuff in the margins. Tune in, turn on, boot up!</text:p>
      <text:h text:style-name="Heading_20_2" text:outline-level="2"><text:bookmark text:name="h.10t0czgap2h"/><text:bookmark-start text:name="__RefHeading__13236_483017182"/><text:bookmark-start text:name="_Toc318927172"/><text:bookmark-start text:name="_Toc318798219"/><text:soft-page-break/>Blatant Begging (On Hands and Knees Even)<text:bookmark-end text:name="__RefHeading__13236_483017182"/><text:bookmark-end text:name="_Toc318927172"/><text:bookmark-end text:name="_Toc318798219"/></text:h>
      <text:p text:style-name="Text_20_body">Also, I would like to collect any information about Image BBS you or your friends and colleagues have. Back in the 1990's there were <text:span text:style-name="T9">hundreds</text:span> of Image sysops—they can't all have died <text:span text:style-name="T9">yet</text:span>. :) Any plus-files, programming information, “Reflections” or NISSA (New Image Sysop Support Association) e-zines you've got—in short, <text:span text:style-name="T9">anything Image-related—</text:span><text:span text:style-name="T25">please forward</text:span> it to me.</text:p>
      <text:p text:style-name="Text_20_body">My goal is to revive Image BBS and its network, to re-kindle the feelings of anticipation when there was a new plus file or modification to download.</text:p>
      <text:p text:style-name="Text_20_body"><text:bookmark-start text:name="__RefHeading__13238_483017182"/>Anyway, drop me a line—I want to hear from you! plzkthx.<text:bookmark-end text:name="__RefHeading__13238_483017182"/></text:p>
      <text:p text:style-name="Text_20_body">PinaDox (<text:span text:style-name="T27">tm</text:span> &amp; pat. pend.—I've never patted a pend. before but I'm willing to try anything): The only user-friendly documentation with a built-in sense of humor. <text:span text:style-name="T64">Well, okay, I amuse myself, and that's what's important.</text:span></text:p>
      <text:h text:style-name="Heading_20_1" text:outline-level="1"><text:bookmark-start text:name="__RefHeading__40658_1518360933"/><text:span text:style-name="T105">Text Styling </text:span>Notes<text:bookmark-end text:name="__RefHeading__40658_1518360933"/></text:h>
      <text:p text:style-name="Text_20_body">This version of the manual has some enhanced typographical features. Firstly, by and large a proportional font, DejaVu Serif, is used. I have nothing against monospaced text—after all, it's what a BBS is made of—but in the long run it really makes my eyes bug out looking at pages upon pages of it. Text is spaced one-and-a-half lines apart. Visually, I think it helps make the page look less crowded, and reduce eyestrain.</text:p>
      <text:p text:style-name="P243"><text:span text:style-name="BBS_20_output_20_-_20_ryan"><text:tab/>Text output by the BBS looks like this.</text:span></text:p>
      <text:p text:style-name="P243"><text:span text:style-name="Commodore_20_text_20_-_20_ryan"><text:tab/>User input or filenames look like this.</text:span></text:p>
      <text:p text:style-name="Addendum_20_Paragraph_20_-_20_ryan"><text:span text:style-name="Manual_20_Revision_20_-_20_ryan"><text:span text:style-name="T29">Additional sections and information, or changes from the original manual, are italicized and on a </text:span></text:span><text:span text:style-name="Manual_20_Revision_20_-_20_ryan"><text:span text:style-name="T30">bluish</text:span></text:span><text:span text:style-name="Manual_20_Revision_20_-_20_ryan"><text:span text:style-name="T29"> background like this.</text:span></text:span></text:p>
      <text:p text:style-name="Text_20_body">Keys you need to press, like <text:span text:style-name="Keyboard_20_key_20_-_20_ryan">return</text:span>, are in all-capitals on a reversed background.</text:p>
      <text:p text:style-name="Text_20_body">There are cross-references to where sections are now. I'm just starting this, so be patient, and if you see a missing cross-reference, please let me know.</text:p>
      <text:list xml:id="list7289921649813285433" text:style-name="L1">
        <text:list-item>
          <text:p text:style-name="P335">Ryan “Pinacolada” Sherwood<text:line-break/><text:date style:data-style-name="N76" text:date-value="2018-07-29T19:42:50.151813025">July 29, 2018</text:date></text:p>
        </text:list-item>
      </text:list>
      <text:h text:style-name="P68" text:outline-level="1"><text:bookmark-start text:name="__RefHeading__13240_483017182"/><text:bookmark-start text:name="_Toc318927173"/>Larry Anderson’s Introduction<text:bookmark-end text:name="__RefHeading__13240_483017182"/><text:bookmark-end text:name="_Toc318927173"/></text:h>
      <text:p text:style-name="P244">Dear <text:span text:style-name="T54">Reader</text:span>:</text:p>
      <text:p text:style-name="Text_20_body">Here it is, the much-needed documentation of Image 1.2a BBS.  This is an OCR of the original documentation, which included the Image 1.0 manual and addendum sheets for Image 1.1 and 1.2.  If you are setting up 1.2, make sure to read the 1.2 addendum as well as the 1.0 manual.</text:p>
      <text:p text:style-name="Text_20_body">Notes:</text:p>
      <text:p text:style-name="Text_20_body">I have indicated the original document's page breaks to make finding sections with the table of contents or index easier.</text:p>
      <text:p text:style-name="P169">If you are setting up Image, use the 1.0 diskette, and copy over the 1.2 files on to a copy of the 1.0 diskette (overwriting the outdated 1.0 files).</text:p>
      <text:p text:style-name="Addendum_20_Paragraph_20_-_20_ryan">Even better: Save yourself the hassle—use Image 1.2b!</text:p>
      <text:p text:style-name="Text_20_body">There are special notes if you are using a Supra 2400 baud modem as well as using a CMD or Lt. Kernal hard drive.</text:p>
      <text:p text:style-name="Text_20_body">The modification diskettes for TurboRELs and BBS-to-BBS networking contain their own install/usage documentation on the disk image. (Note: Using TurboREL message bases on a 1581 drive may be problematic; e-mail me if you need more info on it.)</text:p>
      <text:p text:style-name="Addendum_20_Paragraph_20_-_20_ryan">This is probably because of the "secondary address #1" bug.  I have included the BASIC program 81bug.bas to demonstrate it, if you're interested.  I need to get in touch with Larry to see whether this is in fact the cause.</text:p>
      <text:p text:style-name="Text_20_body">In its' time, Image BBS was one of the top-of-the line Commodore 64 BBSes, even compared to PC counterparts of the day.  Image held its own in features and adaptability.</text:p>
      <text:p text:style-name="Text_20_body"><text:bookmark-start text:name="__RefHeading__13242_483017182"/>The BBS numbers in the following documentation are all long gone, please do not try calling them.<text:bookmark-end text:name="__RefHeading__13242_483017182"/></text:p>
      <text:h text:style-name="P311" text:outline-level="1"><text:bookmark-start text:name="__RefHeading___Toc83960_1114717513"/>Enjoy!<text:line-break/>Larry Anderson<text:line-break/>Sysop - Silicon Realms BBS<text:line-break/><text:a xlink:type="simple" xlink:href="mailto:larry@portcommodore.com" text:style-name="Internet_20_link" text:visited-style-name="Visited_20_Internet_20_Link">larry</text:a><text:a xlink:type="simple" xlink:href="mailto:larry@portcommodore.com" text:style-name="Internet_20_link" text:visited-style-name="Visited_20_Internet_20_Link">@</text:a><text:a xlink:type="simple" xlink:href="mailto:larry@portcommodore.com" text:style-name="Internet_20_link" text:visited-style-name="Visited_20_Internet_20_Link">portcommodore</text:a><text:a xlink:type="simple" xlink:href="mailto:larry@portcommodore.com" text:style-name="Internet_20_link" text:visited-style-name="Visited_20_Internet_20_Link">.</text:a><text:a xlink:type="simple" xlink:href="mailto:larry@portcommodore.com" text:style-name="Internet_20_link" text:visited-style-name="Visited_20_Internet_20_Link">com</text:a><text:bookmark-end text:name="__RefHeading___Toc83960_1114717513"/></text:h>
      <text:h text:style-name="P106" text:outline-level="1"><text:bookmark-start text:name="__RefHeading__13246_483017182"/><text:bookmark-start text:name="_Toc318927174"/>Package intro letter<text:bookmark-end text:name="__RefHeading__13246_483017182"/><text:bookmark-end text:name="_Toc318927174"/></text:h>
      <text:h text:style-name="P311" text:outline-level="1"><text:bookmark-start text:name="__RefHeading___Toc83962_1114717513"/>New Image Software<text:line-break/>P.O.  Box 525<text:line-break/>Salem, UT 84653<text:line-break/>801-423-1966<text:bookmark-end text:name="__RefHeading___Toc83962_1114717513"/></text:h>
      <text:p text:style-name="Text_20_body">Dear Customer and Friend:</text:p>
      <text:p text:style-name="P167">We thank you very much for ordering IMAGE BBS v1.0!!  We think that you will be very happy with your purchase, and intend to fully support our customers in any way that we can.  If you need any help whatsoever in setting up your BBS or maintaining it, please feel free to contact us by mail, phone, or BBS, and we will do what we can.</text:p>
      <text:p text:style-name="P167">This version was "supposed" to be released long ago, but due to problems in relocating our offices and other things, it is late.  (Ever have 5,000 screaming sysops on YOUR phone line?!?) We apologize immensely for this, but feel that the quality of the program will make you forget about this very soon! Read the manual through and see the options that you have with this BBS program!</text:p>
      <text:p text:style-name="P167">Please also notice that we have added a few things that are not documented in the manual.  The ist function in the subsystems now shows to the user if the sub-board/library is a "special" one, highlighting the library in color, and also showing an abbreviation at the beginning:</text:p>
      <text:p text:style-name="P167">"N-An" means a non-anonymous sub-board.</text:p>
      <text:p text:style-name="P167">"Anon" means anonymous sub-board.</text:p>
      <text:p text:style-name="P167">"Pass" means password-protected sub-board, and</text:p>
      <text:p text:style-name="P167">"Free" means a free UD/UX library.</text:p>
      <text:p text:style-name="P167"><text:bookmark-start text:name="__RefHeading__13250_483017182"/>See the manual for more information on these.<text:bookmark-end text:name="__RefHeading__13250_483017182"/></text:p>
      <text:p text:style-name="P167">Also, please note that the support BBS and voice numbers for the northern (Michigan) region are no longer valid.  The new BBS support line for the north (Lyon's Den BBS) is 313-453-2576.</text:p>
      <text:p text:style-name="P167">24 hrs—300-1200 baud.</text:p>
      <text:p text:style-name="P167"><text:bookmark-start text:name="__RefHeading__13252_483017182"/><text:soft-page-break/>The new main voice support line will be located in Utah, as listed in the manual, 801-423-1966.<text:bookmark-end text:name="__RefHeading__13252_483017182"/></text:p>
      <text:p text:style-name="P167">The new southern (Florida) support lines are: voice: 904-756-1206—Ron Fitch, and the Tec-Net BBS is 904-756-2700.</text:p>
      <text:p text:style-name="P167">Night Flight BBS listed in the manual is no longer associated with us; the rest of the numbers are all still valid.</text:p>
      <text:p text:style-name="P167"><text:bookmark-start text:name="__RefHeading__13254_483017182"/>Add these variables to the list on page <office:annotation><dc:creator>Ryan Sherwood</dc:creator><dc:date>2014-09-11T19:26:57</dc:date><text:p text:style-name="P369"><text:span text:style-name="T127">Cross-reference</text:span></text:p></office:annotation>53: BF, CH$, PO$, KP%, MM.<text:bookmark-end text:name="__RefHeading__13254_483017182"/></text:p>
      <text:p text:style-name="P167">Our plans for the future:</text:p>
      <text:p text:style-name="P167">There is no programmer's manual for the software available yet, but we DO plan to write one in the near future.  You will be seeing many modules available for IMAGE soon, both translated from old popular winners, and brand new!  You will also see utilities for running your BBS, both in module form, and runnable in BASIC to make things easier for you.  <office:annotation><dc:creator>Ryan Sherwood</dc:creator><dc:date>2012-03-07T16:23:00</dc:date><text:p>Want!</text:p></office:annotation>We plan to write a terminal program that will interact with IMAGE to allow full sound, high-res graphics and sprites for the user, and will have the same module routines as the BBS does.  This will allow you to write a module (plus file) for BOTH the term and the BBS that will interact.  A 128 version of IMAGE is also planned.  As is our policy, NO release announcements will be made until the new products are ready.</text:p>
      <text:p text:style-name="P167">As always, we welcome comments, suggestions, and criticism at any time, so please let us know what you think!  Looking forward to a long, happy, and mutually satisfying relationship with you!  Keep in touch!</text:p>
      <text:p text:style-name="P195">Don Gladden<text:line-break/>New Image Software</text:p>
      <text:h text:style-name="P106" text:outline-level="1"><text:bookmark-start text:name="__RefHeading__13258_483017182"/><text:bookmark-start text:name="_Toc318927175"/>Addenda for Image 1.2a, page 1<text:bookmark-end text:name="__RefHeading__13258_483017182"/><text:bookmark-end text:name="_Toc318927175"/></text:h>
      <text:h text:style-name="P312" text:outline-level="1"><text:bookmark-start text:name="__RefHeading__13260_483017182"/>Congratulations on your purchase of IMAGE BBS V1.2a.<text:bookmark-end text:name="__RefHeading__13260_483017182"/></text:h>
      <text:p text:style-name="Text_20_body">We believe that you have purchased the finest BBS program available today for the Commodore 64.  The program is continually being updated and refined and some of the latest updates have not yet made it into the manual.  For that reason we are including this short addendum.  Version 1.2a differs only slightly from 1.2.  It includes the “CMD Mods,” or the changes necessary to allow the use of partitions from 1 to 255 on that particular drive.  It can still be used on any other system, including the Lt. Kernal.  Caution should be taken however, as it is now possible to address LU 10, the DOS LU.  All of the “mods” are installed so there is no need to download any “CMD Mod” packages.</text:p>
      <text:p text:style-name="Text_20_body">Some of the features from 1.2 that are not clear in the manual include the selection of the proper modem file.  The manual states, incorrectly, that you should choose a modem file that matches your modem and rename it to <text:span text:style-name="Commodore_20_text_20_-_20_ryan">+.modem</text:span>.  That has been changed.  There is now a <text:span text:style-name="Commodore_20_text_20_-_20_ryan">+.modem</text:span> file on the disk that is universal.  Be SURE to use that file, and use the <text:span text:style-name="Commodore_20_text_20_-_20_ryan">modemconfig</text:span> file to select your proper modem type.</text:p>
      <text:p text:style-name="Text_20_body"><text:span text:style-name="T19">NOTE:</text:span> If you are using ANY 2400 baud modem, you must run the <text:span text:style-name="Commodore_20_text_20_-_20_ryan">2400 setup</text:span> file first <text:span text:style-name="Manual_20_Revision_20_-_20_ryan">before booting the BBS</text:span>.</text:p>
      <text:p text:style-name="Text_20_body">The <text:span text:style-name="Commodore_20_text_20_-_20_ryan">u.alpha</text:span> file has been replaced by <text:span text:style-name="Commodore_20_text_20_-_20_ryan">u.index</text:span> that is maintained and manipulated by a file called <text:span text:style-name="Commodore_20_text_20_-_20_ryan">+.alpha/ind</text:span>.  Should your index become corrupted, one common complaint is that users can sign on with their ID number but not their handle.  If that should occur, run the <text:span text:style-name="Commodore_20_text_20_-_20_ryan">+.alpha/ind</text:span> from the main prompt and choose the options LOAD, CLEAR, MAKE and SAVE in that order.  It is very important that you follow those steps; saving is required, since the program will not save for you.</text:p>
      <text:p text:style-name="Text_20_body">The “macros” are installed in 1.2.  There are “mods” out that call for lines to be added to <text:span text:style-name="Commodore_20_text_20_-_20_ryan">setup</text:span> and <text:span text:style-name="Commodore_20_text_20_-_20_ryan">im</text:span> but they are already in, all you need is the <text:span text:style-name="Commodore_20_text_20_-_20_ryan">+.ME</text:span> (macro editor) that is available on the PlusFile disk #4.  After you have the macro editor, you can define your macros and then turn them on by putting the check mark on the right side of <text:span text:style-name="BBS_20_output_20_-_20_ryan">Exp</text:span> on the second page of the lightbar (press <text:span text:style-name="Keyboard_20_key_20_-_20_ryan">F8</text:span>).</text:p>
      <text:p text:style-name="Text_20_body">The support numbers in the manual are wrong.  The one voice support line is 801-423-2209.  The BBS numbers are:</text:p>
      <text:p text:style-name="Text_20_body"><text:soft-page-break/>Port Commodore<text:tab/>801-423-2734</text:p>
      <text:p text:style-name="Text_20_body">Lyon's Den East<text:tab/>313-453-2576</text:p>
      <text:p text:style-name="Text_20_body">GearJammer's II<text:tab/>215-487-0463</text:p>
      <text:h text:style-name="P312" text:outline-level="1"><text:bookmark-start text:name="__RefHeading__13262_483017182"/>We hope you enjoy your IMAGE and if you need help don't hesitate to call.<text:bookmark-end text:name="__RefHeading__13262_483017182"/></text:h>
      <text:h text:style-name="P311" text:outline-level="1"><text:bookmark-start text:name="__RefHeading__13264_483017182"/>—NEW IMAGE SOFTWARE<text:bookmark-end text:name="__RefHeading__13264_483017182"/></text:h>
      <text:h text:style-name="P106" text:outline-level="1"><text:bookmark-start text:name="__RefHeading__13266_483017182"/><office:annotation><dc:creator>Ryan Sherwood</dc:creator><dc:date>2012-03-07T17:06:00</dc:date><text:p>I’m wondering if we even need this page anymore. I doubt it.</text:p></office:annotation><text:bookmark-start text:name="_Toc318927176"/>Addenda for Image 1.2a, page 2<text:bookmark-end text:name="__RefHeading__13266_483017182"/><text:bookmark-end text:name="_Toc318927176"/></text:h>
      <text:p text:style-name="Standard"/>
      <text:p text:style-name="Text_20_body">Here are some changes that have been made since the manual was printed.  Please note them carefully.</text:p>
      <text:h text:style-name="P312" text:outline-level="1"><text:bookmark-start text:name="__RefHeading__13268_483017182"/>Pg 1  DISK DRIVES<text:bookmark-end text:name="__RefHeading__13268_483017182"/></text:h>
      <text:p text:style-name="Text_20_body">Since the release of the CMD hard drive, IMAGE was updated to version 1.2A, which includes the "CMD Mods."  IMAGE now has the ability to address partitions 1 through 254.</text:p>
      <text:h text:style-name="P312" text:outline-level="1"><text:bookmark-start text:name="__RefHeading__13270_483017182"/>Pg 4  DESIGNATING DRIVES<text:bookmark-end text:name="__RefHeading__13270_483017182"/></text:h>
      <text:p text:style-name="Text_20_body">IMAGE 1.2 added some new files called <text:span text:style-name="Commodore_20_text_20_-_20_ryan">scn.</text:span><text:span text:style-name="Commodore_20_text_20_-_20_ryan"><text:span text:style-name="T9">xx</text:span></text:span> (where <text:span text:style-name="Commodore_20_text_20_-_20_ryan">xx</text:span> is <text:span text:style-name="Commodore_20_text_20_-_20_ryan">t1 t2 t3 t4, c1 c2 c3 c4</text:span> files.  This consists of eight "screen" files.  These files must be placed on the plus file drive for proper operation.  <text:span text:style-name="Manual_20_Revision_20_-_20_ryan">They are text and color, respectively, of the screen masks displayed at system idle, or other areas on the BBS.</text:span></text:p>
      <text:h text:style-name="P312" text:outline-level="1"><text:bookmark-start text:name="__RefHeading__13272_483017182"/>Pg 5  COPYING FILES<text:bookmark-end text:name="__RefHeading__13272_483017182"/></text:h>
      <text:p text:style-name="Text_20_body">In this section you are told to choose the modem file that matches your modem and rename it to <text:span text:style-name="Commodore_20_text_20_-_20_ryan">+.modem</text:span>.  That is no longer necessary.  There is now only <text:span text:style-name="T9">one</text:span> modem file for all 1200 and 2400 baud modems, and it is <text:span text:style-name="Commodore_20_text_20_-_20_ryan">+.modem</text:span>.  After you have completed the configuration of your board, run the <text:span text:style-name="Commodore_20_text_20_-_20_ryan">modemconfig</text:span> file and select the modem type you are using.  It will then write the parameters to the etcetera disk.  Any time you change modems it is only necessary to run the <text:span text:style-name="Commodore_20_text_20_-_20_ryan">modemconfig</text:span> or <text:span text:style-name="Commodore_20_text_20_-_20_ryan">+.modemconfig</text:span> to re-select your modem type.</text:p>
      <text:p text:style-name="Text_20_body">NOTE: If you are using ANY 2400 baud modem, it is necessary to run the <text:span text:style-name="Commodore_20_text_20_-_20_ryan">2400 setup</text:span> file which sets the modem up to respond to IMAGE.  With the Aprotek "MiniModem C24" it is necessary to run <text:span text:style-name="Commodore_20_text_20_-_20_ryan">2400 setup</text:span> any time the computer is turned off for more than a few seconds.</text:p>
      <text:h text:style-name="P312" text:outline-level="1"><text:bookmark-start text:name="__RefHeading__13274_483017182"/>Pg 16 THE LIGHTBAR<text:bookmark-end text:name="__RefHeading__13274_483017182"/></text:h>
      <text:p text:style-name="Text_20_body">There are now two pages to the lightbar.  The first page remains the same, the second page has only three functions that are used immediately.</text:p>
      <text:p text:style-name="Text_20_body">The first is <text:span text:style-name="BBS_20_output_20_-_20_ryan">Asc</text:span> which is:</text:p>
      <text:p text:style-name="Text_20_body"><text:soft-page-break/><text:tab/>(L)<text:tab/>ASCII on/off</text:p>
      <text:p text:style-name="Text_20_body"><text:tab/>(R)<text:tab/>linefeeds on/off</text:p>
      <text:p text:style-name="Text_20_body">The second is <text:span text:style-name="BBS_20_output_20_-_20_ryan">Ans</text:span> which is:</text:p>
      <text:p text:style-name="Text_20_body"><text:tab/>(L)<text:tab/>ANSI on/off</text:p>
      <text:p text:style-name="Text_20_body"><text:tab/>(R)<text:tab/>IBM Graphics on/off.</text:p>
      <text:p text:style-name="Text_20_body">The third is <text:span text:style-name="BBS_20_output_20_-_20_ryan">Exp</text:span> which is:</text:p>
      <text:p text:style-name="Text_20_body"><text:tab/>(L)<text:tab/>expert mode on/off</text:p>
      <text:p text:style-name="Text_20_body"><text:tab/>(R)<text:tab/>macros on/off (note that they are already installed)</text:p>
      <text:p text:style-name="Text_20_body">In addition, the Turbo-RELs use <text:span text:style-name="BBS_20_output_20_-_20_ryan">Fn5</text:span> for:</text:p>
      <text:p text:style-name="Text_20_body"><text:tab/>(L)<text:tab/>credit when file is uploaded or when validated</text:p>
      <text:p text:style-name="Text_20_body"><text:tab/>(R)<text:tab/>log off after file transfer is complete</text:p>
      <text:h text:style-name="P312" text:outline-level="1"><text:bookmark-start text:name="__RefHeading__13276_483017182"/>The CMD mods (1.2a) also introduced the right side of <text:span text:style-name="BBS_20_output_20_-_20_ryan">Fn1</text:span> which turns MCI off when checked.<text:bookmark-end text:name="__RefHeading__13276_483017182"/></text:h>
      <text:h text:style-name="P312" text:outline-level="1"><text:bookmark-start text:name="__RefHeading__13278_483017182"/>Pg 29  COMMANDS<text:bookmark-end text:name="__RefHeading__13278_483017182"/></text:h>
      <text:p text:style-name="P168">There is no longer a <text:span text:style-name="Commodore_20_text_20_-_20_ryan">BC</text:span> (baud change) option.</text:p>
      <text:p text:style-name="Addendum_20_Paragraph_20_-_20_ryan">The heck there isn't!  I put it back for historical preservation, even though it's unlikely to do anything useful!   Yay me.</text:p>
      <text:h text:style-name="P312" text:outline-level="1"><text:bookmark-start text:name="__RefHeading__13280_483017182"/>Pg 55 THE IMAGE EDITOR<text:bookmark-end text:name="__RefHeading__13280_483017182"/></text:h>
      <text:p text:style-name="Text_20_body">Some commands have been changed and some print modes have been added or changed.  Check the menu in the editor for current commands/modes.</text:p>
      <text:h text:style-name="P106" text:outline-level="1"><text:bookmark text:name="h.318vq31f1ap8"/><text:bookmark-start text:name="__RefHeading__13282_483017182"/><text:bookmark-start text:name="_Toc318927177"/><text:bookmark-start text:name="_Toc318798220"/>Preface<text:bookmark-end text:name="__RefHeading__13282_483017182"/><text:bookmark-end text:name="_Toc318927177"/><text:bookmark-end text:name="_Toc318798220"/></text:h>
      <text:p text:style-name="Text_20_body">We feel that the program you have just received, IMAGE BBS version 1.2, is the most versatile and elaborate BBS program for the Commodore 64 computer available today!  It is the result of over five years of work and many hours of programming time, has taken ideas from modem users and BBS sysops all over the world for its design, and offers many hours of pleasure for both BBS callers and sysops.  If you are a programmer, or even a novice programmer, IMAGE BBS is designed to be easy to modify to suit your own tastes, and even to add modules to do any type of function on the BBS that you may wish to have!  With some practice, and knowledge of IMAGE programming techniques, virtually anything is possible to add to your BBS.  We have included some basic information on technique to get you started, and plan on releasing a more comprehensive programmer's manual in the near future.</text:p>
      <text:p text:style-name="Text_20_body">Thanks go out to all who have supported us in the past with our programs, and for all the suggestions and ideas that have been shared with us.  If you need to contact us for anything at all, please feel free to at any of the voice or BBS numbers supplied on page v of this preface.</text:p>
      <text:h text:style-name="Heading_20_2" text:outline-level="2"><text:bookmark-start text:name="__RefHeading___Toc83964_1114717513"/>Special Thanks To:<text:bookmark-end text:name="__RefHeading___Toc83964_1114717513"/></text:h>
      <text:p text:style-name="P242">Peggy:</text:p>
      <text:p text:style-name="P113">For being an understanding wife while this program was being developed, taking over the business end of things at a time when it was needed, and helping to make decisions, some of which were really tough.  I don't believe this program would be possible without her.</text:p>
      <text:p text:style-name="P170">Jamie, Christy, Billy, and Kim:</text:p>
      <text:p text:style-name="P113">For their support, patience and understanding in giving Dad (and sometimes Mom) up for all the extended programming and business sessions.</text:p>
      <text:p text:style-name="P170">Ray Kelm (PROFESSOR):</text:p>
      <text:p text:style-name="Text_20_body"><text:tab/>For being the sharpest ML whiz-kid in the world, and all the quality work.</text:p>
      <text:p text:style-name="P170">Fred Dart (THE CHIEF):</text:p>
      <text:p text:style-name="P113"><text:soft-page-break/>For the EXTENSIVE beta-testing and bug reports.  (Not sure why I'm THANKING him for bugs, but...)  Also, for his enormous phone bills in getting this thing done as soon as possible.  And for many other things too numerous to detail.</text:p>
      <text:p text:style-name="P170">Jay Levitt:</text:p>
      <text:p text:style-name="P113">For representing us on QuantumLink for so long, and the work he has helped with on the <text:span text:style-name="T55">p</text:span>rogram, especially the e-mail routines.</text:p>
      <text:p text:style-name="P243"><text:tab/><text:span text:style-name="T9">Bob DiLorenzo (BLINKY):</text:span></text:p>
      <text:p text:style-name="P236">For beta-testing, the vacation and tour of Opryland in Tennessee when I needed that break so bad, and for being such a good friend.</text:p>
      <text:p text:style-name="Text_20_body">Jim Flinn (MUZAK MAN):</text:p>
      <text:p text:style-name="P113">For designing the awesome title screen and beta testing.</text:p>
      <text:p text:style-name="Text_20_body">Mark Verellen (KING TRENT):</text:p>
      <text:p text:style-name="P113">For bringing over the Cokes when I was broke, and being official IEEE beta tester.</text:p>
      <text:p text:style-name="Text_20_body">Mike Coley (THE HAPPY HACKER):</text:p>
      <text:p text:style-name="P113">For the voting booth, and so many great ideas! (Where are you, Mike, haven't heard from you!)</text:p>
      <text:p text:style-name="Text_20_body">Julie Rhodes (BLUE ADEPT):</text:p>
      <text:p text:style-name="P113">For the new BBS List program, and all her support.</text:p>
      <text:p text:style-name="Text_20_body">John Moore (LITTLE JOHN):</text:p>
      <text:p text:style-name="P113">For joining up with us, and starting work on the 128 version of IMAGE.  Also for the graffiti routines in the logon.</text:p>
      <text:p text:style-name="Text_20_body">Rich Matteo (SHADOW WARRIOR):</text:p>
      <text:p text:style-name="P113">For the use of his modifications for the multi U/D and full disk exchange routines, to make it so much easier for us to add.</text:p>
      <text:p text:style-name="Text_20_body">Tony DeLiberato (ULTRA LORD):</text:p>
      <text:p text:style-name="P113"><text:soft-page-break/>For his help on the production of this manual and advertising layouts.</text:p>
      <text:p text:style-name="Text_20_body">John and Paul at QuantumLink:</text:p>
      <text:p text:style-name="P113">For their help and support on Q.</text:p>
      <text:p text:style-name="Text_20_body">Fiscal, Xetec, Trans-Comm, InConTrol, and the many other companies who were so cooperative in helping us develop the program to allow their products to be used.</text:p>
      <text:p text:style-name="Text_20_body"><text:bookmark-start text:name="__RefHeading__13284_483017182"/>And finally, to YOU, for trying IMAGE BBS out!  We're sure you won't be sorry you did!<text:bookmark-end text:name="__RefHeading__13284_483017182"/></text:p>
      <text:h text:style-name="P336" text:outline-level="1"><text:bookmark-start text:name="__RefHeading___Toc88227_1114717513"/>Don Gladden<text:line-break/>New Image Software<text:bookmark-end text:name="__RefHeading___Toc88227_1114717513"/></text:h>
      <text:h text:style-name="P106" text:outline-level="1"><text:bookmark text:name="h.affd7dc55cdf"/><text:bookmark-start text:name="__RefHeading__13288_483017182"/><text:bookmark-start text:name="_Toc318927178"/><text:bookmark-start text:name="_Toc318798221"/>Product Information<text:bookmark-end text:name="__RefHeading__13288_483017182"/><text:bookmark-end text:name="_Toc318927178"/><text:bookmark-end text:name="_Toc318798221"/></text:h>
      <text:p text:style-name="Text_20_body">This section contains all warranty, program usage, and support information.<text:bookmark text:name="h.p3csbvjqft0o"/></text:p>
      <text:h text:style-name="Heading_20_2" text:outline-level="2"><text:bookmark text:name="h.46fd8a664c17"/><text:bookmark-start text:name="__RefHeading__13290_483017182"/><text:bookmark-start text:name="_Toc318927179"/><text:bookmark-start text:name="_Toc318798222"/>Usage Agreement<text:bookmark-end text:name="__RefHeading__13290_483017182"/><text:bookmark-end text:name="_Toc318927179"/><text:bookmark-end text:name="_Toc318798222"/></text:h>
      <text:p text:style-name="Text_20_body">You have the non-exclusive right to use the enclosed program.  Copying the program with the intention of distributing it to others, whether or not for personal gain is illegal and not in accordance with this agreement.  Modifications of this program may be made for personal use, and to share with other REGISTERED owners; however, the modifications should be shared as modules.  Do not distribute the program in its entirety.</text:p>
      <text:h text:style-name="Heading_20_2" text:outline-level="2"><text:bookmark text:name="h.t3vm5td5b1cg"/><text:bookmark-start text:name="__RefHeading__13292_483017182"/><text:bookmark-start text:name="_Toc318927180"/><text:bookmark-start text:name="_Toc318798223"/>Back-up and Transfer<text:bookmark-end text:name="__RefHeading__13292_483017182"/><text:bookmark-end text:name="_Toc318927180"/><text:bookmark-end text:name="_Toc318798223"/></text:h>
      <text:p text:style-name="Text_20_body">Backups may be made of this program; however, you must include the copyright notice and serial number on any back-up copies.  Transfer of registration may be done by sending signed written notice from the original purchaser, releasing his registration rights.  Contact New Image Software for further instructions regarding transfer.</text:p>
      <text:h text:style-name="Heading_20_2" text:outline-level="2"><text:bookmark text:name="h.8728c701a43e"/><text:bookmark-start text:name="__RefHeading__13294_483017182"/><text:bookmark-start text:name="_Toc318927181"/>Copyright<text:bookmark-end text:name="__RefHeading__13294_483017182"/><text:bookmark-end text:name="_Toc318927181"/></text:h>
      <text:p text:style-name="Text_20_body">This program and documentation manual are copyrighted under the laws of the United States <text:span text:style-name="Manual_20_Revision_20_-_20_ryan">and Canadian</text:span> government<text:span text:style-name="Manual_20_Revision_20_-_20_ryan">s</text:span>.  You may not copy the program for distribution purposes at any time, whether for personal gain or not.  You may NOT remove the copyright notice or serial number at any time.</text:p>
      <text:h text:style-name="Heading_20_2" text:outline-level="2"><text:bookmark text:name="h.ebe7d064b2ff"/><text:bookmark-start text:name="__RefHeading__13296_483017182"/><text:bookmark-start text:name="_Toc318927182"/>Limited Warranty On Disk<text:bookmark-end text:name="__RefHeading__13296_483017182"/><text:bookmark-end text:name="_Toc318927182"/></text:h>
      <text:p text:style-name="Text_20_body">New Image Software warrants the DISK on which the program is furnished to be free from defects in materials and workmanship under normal use for a period of 90 days from the date of purchase on your receipt.  To obtain service or replacement, you must deliver the disk prepaid to New Image Software.  The responsibility of New Image software is limited to repair or replacement of the original disk and/or documentation manual.  The program and the manual ("software") are provided without warranty of any kind, either express or implied, including, but not limited to, the implied warranties of merchantability and fitness for a particular purpose.  New Image Software does not warrant, guarantee, or make any representations regarding the use of, or the results of use of, the program in terms of quality, correctness, accuracy, reliability, currentness, <text:soft-page-break/>or otherwise, and you rely on the program and results solely at your own risk.  New Image Software also does not warrant that the program or manual will meet your requirements, or that the program will be uninterrupted or error-free.</text:p>
      <text:p text:style-name="Text_20_body">EXCEPT TO THE EXTENT PROHIBITED BY APPLICABLE LAW, ANY IMPLIED WARRANTY OF MERCHANTABILITY OR FITNESS FOR A PARTICULAR PURPOSE ON THE DISK IS LIMITED TO THE DURATION OF THIS LIMITED WARRANTY.</text:p>
      <text:h text:style-name="Heading_20_2" text:outline-level="2"><text:bookmark text:name="h.9e58vxv44x17"/><text:bookmark-start text:name="__RefHeading__13298_483017182"/><text:bookmark-start text:name="_Toc318927183"/><text:bookmark-start text:name="_Toc318798224"/>Limitations of Remedies<text:bookmark-end text:name="__RefHeading__13298_483017182"/><text:bookmark-end text:name="_Toc318927183"/><text:bookmark-end text:name="_Toc318798224"/></text:h>
      <text:p text:style-name="Text_20_body">In no event will New Image Software be liable to you for any damage in excess of your license fee paid, including, without limitations, any lost profits, business goodwill or other special incidental or consequential damages arising out of the use or inability to use the program, or for any claim made by any other party, even if New Image Software or the dealer had been advised of the possibility of such claims or damages.</text:p>
      <text:p text:style-name="Text_20_body">This warranty gives you specific legal rights and you may also have other rights which vary from state to state.</text:p>
      <text:h text:style-name="Heading_20_2" text:outline-level="2"><text:bookmark text:name="h.22593664d69d"/><text:bookmark-start text:name="__RefHeading__13300_483017182"/><text:bookmark-start text:name="_Toc318927184"/>Update and Customer Support Policy<text:bookmark-end text:name="__RefHeading__13300_483017182"/><text:bookmark-end text:name="_Toc318927184"/></text:h>
      <text:p text:style-name="Text_20_body">In order to be able to obtain any customer support or updates of the program, you <text:span text:style-name="T9">must</text:span> complete and return the enclosed registration card to New Image Software.  If this registration card has not been received by New Image Software, or New Image Software is aware of breach of any part of this agreement by you, New Image Software is under no obligation to make available to you any customer support or updates of the program even though you have made payment of the applicable update fee.</text:p>
      <text:h text:style-name="Heading_20_2" text:outline-level="2"><text:bookmark text:name="h.e0d16371dd2f"/><text:bookmark-start text:name="__RefHeading__13302_483017182"/><text:bookmark-start text:name="_Toc318927185"/>Acknowledgment<text:bookmark-end text:name="__RefHeading__13302_483017182"/><text:bookmark-end text:name="_Toc318927185"/></text:h>
      <text:p text:style-name="Text_20_body">You acknowledge that you have read this agreement, understand it, and agree to be bound by  its terms and provisions by filling out and returning the enclosed registration card.  You also agree that this agreement is the complete and exclusive statement or agreement between the parties and supersedes all proposals or prior agreements, verbal or written, and any other communications between the parties relating to the subject matter of this agreement.</text:p>
      <text:p text:style-name="Text_20_body">Should you have any questions concerning this agreement, please contact <text:span text:style-name="T9">in writing</text:span>:</text:p>
      <text:h text:style-name="P337" text:outline-level="1"><text:bookmark-start text:name="__RefHeading___Toc88229_1114717513"/><text:soft-page-break/>New Image Software<text:line-break/>Customer Sales and Support<text:line-break/>P.O. Box 525, Salem, UT 84653<text:bookmark-end text:name="__RefHeading___Toc88229_1114717513"/></text:h>
      <text:p text:style-name="P236"><text:span text:style-name="Manual_20_Revision_20_-_20_ryan">Dead address, of course.</text:span></text:p>
      <text:h text:style-name="Heading_20_2" text:outline-level="2"><text:bookmark text:name="h.49962af1aad3"/><text:bookmark-start text:name="__RefHeading__13306_483017182"/><text:bookmark-start text:name="_Toc318927186"/><text:bookmark-start text:name="_Toc318798225"/>User Support<text:bookmark-end text:name="__RefHeading__13306_483017182"/><text:bookmark-end text:name="_Toc318927186"/><text:bookmark-end text:name="_Toc318798225"/></text:h>
      <text:p text:style-name="Text_20_body">THANK YOU VERY MUCH FOR PURCHASING IMAGE BBS!  This manual is a very detailed description of the features and capabilities of the program.  However, if you have any questions left unanswered, or if you discover any problem with any part of the program, please feel free to contact us at any of the following BBS or voice support lines.</text:p>
      <text:p text:style-name="Text_20_body">LYON'S DEN BBS (Central Region: Michigan)<text:line-break/>BBS: 313-453-2576  24 hrs.  300-2400 baud.<text:line-break/>System Operator: Ray Kelm (Professor)</text:p>
      <text:p text:style-name="Text_20_body">PORT COMMODORE BBS (Western Region: Utah)<text:line-break/>BBS: 801-423-2734  24 hrs.  300-2400 baud.<text:line-break/>9:00AM to 5:00PM MST<text:line-break/>Voice Tech line: 801-423-1966<text:line-break/>System Operator: Fred Dart (The Chief)</text:p>
      <text:p text:style-name="Text_20_body">For support, call any of the support boards listed or any of the tech lines listed during the hours listed.  These locations are set up for your convenience, you may call any of them but you might want to call the one nearest to you; they are located in the states shown.</text:p>
      <text:p text:style-name="Text_20_body">The bulletin boards listed all have many users that are IMAGE BBS owners; they love to share modifications and ideas!  You can benefit greatly by being a member of any of these BBSes.</text:p>
      <text:p text:style-name="Text_20_body">Additional support can be found on QuantumLink.  Each of the above listed support personnel are available on QLink as: IMAGE Don, IMAGE Fred, and IMAGE Jay and will make every attempt to assist you in any way.</text:p>
      <text:p text:style-name="P247"><text:span text:style-name="Boxed_20_text_20_-_20_ryan"><text:span text:style-name="T19">Note:</text:span></text:span><text:span text:style-name="Boxed_20_text_20_-_20_ryan"> Until further notice, this manual covers all<text:line-break/>current versions of Image BBS: 1.0, 1.1 and 1.2.</text:span></text:p>
      <text:p text:style-name="Standard"><text:soft-page-break/><text:span text:style-name="Manual_20_Revision_20_-_20_ryan"><text:span text:style-name="T22">Update 7/2014: </text:span></text:span><text:span text:style-name="Manual_20_Revision_20_-_20_ryan"><text:span text:style-name="T29">There is a Facebook group and the beginnings of a support web site, “Pinacolada's Projects,” located at &lt;</text:span></text:span><text:a xlink:type="simple" xlink:href="https://sites.google.com/site/pinacoladasprojects/" text:style-name="Internet_20_link" text:visited-style-name="Visited_20_Internet_20_Link"><text:span text:style-name="Manual_20_Revision_20_-_20_ryan"><text:span text:style-name="T29">https://sites.google.com/site/pinacoladasprojects/</text:span></text:span></text:a><text:span text:style-name="Manual_20_Revision_20_-_20_ryan"><text:span text:style-name="T29">&gt;.<text:line-break/><text:line-break/>Also, stop by Jeff Ledger's "Commodore TelBBS forum," where there is some archived information about Qlink and telnet BBSes: &lt;</text:span></text:span><text:a xlink:type="simple" xlink:href="http://jledger.proboards19.com/jledger.proboards.com" text:style-name="Internet_20_link" text:visited-style-name="Visited_20_Internet_20_Link"><text:span text:style-name="Manual_20_Revision_20_-_20_ryan"><text:span text:style-name="T31">http://jledger.proboards19.com/</text:span></text:span></text:a><text:a xlink:type="simple" xlink:href="http://jledger.proboards19.com/jledger.proboards.com" text:style-name="Internet_20_link" text:visited-style-name="Visited_20_Internet_20_Link"><text:span text:style-name="Manual_20_Revision_20_-_20_ryan"><text:span text:style-name="T29">jledger.proboards.com</text:span></text:span></text:a><text:span text:style-name="Manual_20_Revision_20_-_20_ryan"><text:span text:style-name="T29">&gt;</text:span></text:span></text:p>
      <text:h text:style-name="P339" text:outline-level="1"><text:bookmark-start text:name="__RefHeading__13310_483017182"/><text:span text:style-name="T106">S</text:span><text:bookmark-start text:name="_Toc318798226"/><text:bookmark-start text:name="_Toc318927187"/>etting Up Your Image BBS<text:bookmark-end text:name="__RefHeading__13310_483017182"/><text:bookmark-end text:name="_Toc318798226"/><text:bookmark-end text:name="_Toc318927187"/></text:h>
      <text:p text:style-name="Text_20_body">Setting up should be very simple.  We suggest you read this chapter carefully, following the instructions step by step.  The configuration editor also has built-in documentation to help you out.</text:p>
      <text:h text:style-name="Heading_20_2" text:outline-level="2"><text:bookmark text:name="h.9coejxmry59g"/><text:bookmark-start text:name="__RefHeading__13312_483017182"/><text:bookmark-start text:name="_Toc318927188"/><text:bookmark-start text:name="_Toc318798227"/>Hardware Considerations<text:bookmark-end text:name="__RefHeading__13312_483017182"/><text:bookmark-end text:name="_Toc318927188"/><text:bookmark-end text:name="_Toc318798227"/></text:h>
      <text:p text:style-name="Text_20_body">IMAGE BBS has been tested with many different types of peripherals, and usually has no problem running with any Commodore compatible equipment.  If you have any problems, please contact us at one of our support centers listed in this manual for help, and we will do all we can to help you to make IMAGE BBS work with your system.  Some modems and drives deviate from the Commodore standard enough to cause some problems, but this is usually fixable with some patches into the program(s).  Some of the peripherals tested with IMAGE BBS and found to work well are:</text:p>
      <text:h text:style-name="Heading_20_3" text:outline-level="3"><text:bookmark text:name="h.aef7ajxzswi8"/><text:bookmark-start text:name="__RefHeading__13314_483017182"/><text:bookmark-start text:name="_Toc318927189"/><text:bookmark-start text:name="_Toc318798228"/>Disk Drives<text:bookmark-end text:name="__RefHeading__13314_483017182"/><text:bookmark-end text:name="_Toc318927189"/><text:bookmark-end text:name="_Toc318798228"/></text:h>
      <text:list xml:id="list1874134324658873502" text:style-name="WWNum8">
        <text:list-item>
          <text:p text:style-name="P317">All Commodore drives (1541, 1571, 1581, and IEEE drives)</text:p>
        </text:list-item>
        <text:list-item>
          <text:p text:style-name="P317">Xetec Lt. Kernal hard drives</text:p>
        </text:list-item>
        <text:list-item>
          <text:p text:style-name="P316">Creative Micro Designs hard drives</text:p>
        </text:list-item>
        <text:list-item>
          <text:p text:style-name="P261">ICT Datachief and Minichief hard drives (see notes below)</text:p>
        </text:list-item>
      </text:list>
      <text:h text:style-name="Heading_20_3" text:outline-level="3"><text:bookmark-start text:name="__RefHeading__13316_483017182"/><text:bookmark-start text:name="_Toc318927190"/><text:bookmark-start text:name="_Toc318798229"/>Lt. Kernal Hard Drives<text:bookmark-end text:name="__RefHeading__13316_483017182"/><text:bookmark-end text:name="_Toc318927190"/><text:bookmark-end text:name="_Toc318798229"/></text:h>
      <text:p text:style-name="Text_20_body">IMAGE was completely developed using a Lt. Kernal drive, using LUs 0 to 9, so is completely compatible with this drive in all respects.</text:p>
      <text:h text:style-name="Heading_20_3" text:outline-level="3"><text:bookmark text:name="h.8v4tas7004g7"/><text:bookmark-start text:name="__RefHeading__13318_483017182"/><text:bookmark-start text:name="_Toc318927191"/><text:bookmark-start text:name="_Toc318798230"/>CMD Hard Drives<text:bookmark-end text:name="__RefHeading__13318_483017182"/><text:bookmark-end text:name="_Toc318927191"/><text:bookmark-end text:name="_Toc318798230"/></text:h>
      <text:p text:style-name="Text_20_body"><office:annotation><dc:creator>Ryan Sherwood</dc:creator><dc:date>2012-03-07T16:23:00</dc:date><text:p>fix</text:p></office:annotation>They work.  CMD mods.</text:p>
      <text:h text:style-name="Heading_20_3" text:outline-level="3"><text:bookmark text:name="h.46lr8m269vqo"/><text:bookmark-start text:name="__RefHeading__13320_483017182"/><text:bookmark-start text:name="_Toc318927192"/><text:bookmark-start text:name="_Toc318798231"/>ICT Hard Drives<text:bookmark-end text:name="__RefHeading__13320_483017182"/><text:bookmark-end text:name="_Toc318927192"/><text:bookmark-end text:name="_Toc318798231"/></text:h>
      <text:p text:style-name="Text_20_body">This drive has a problem in chain mode that will not allow more than one file to be open at a time.  IMAGE does use more than one file at once in some areas, so we suggest not using the ICT drive for the E-mail or Etcetera disk, or for sub-boards.  Any other system function should work fine with the ICT drive.</text:p>
      <text:h text:style-name="Heading_20_3" text:outline-level="3"><text:bookmark text:name="h.1m2yysl2k8ob"/><text:bookmark-start text:name="__RefHeading__13322_483017182"/><text:bookmark-start text:name="_Toc318927193"/><text:bookmark-start text:name="_Toc318798232"/><text:soft-page-break/>Modems<text:bookmark-end text:name="__RefHeading__13322_483017182"/><text:bookmark-end text:name="_Toc318927193"/><text:bookmark-end text:name="_Toc318798232"/></text:h>
      <table:table table:name="Table45" table:style-name="Table45">
        <table:table-column table:style-name="Table45.A"/>
        <table:table-column table:style-name="Table45.B"/>
        <table:table-header-rows>
          <table:table-row>
            <table:table-cell office:value-type="string">
              <text:p text:style-name="P6">Commodore 1650</text:p>
            </table:table-cell>
            <table:table-cell office:value-type="string">
              <text:p text:style-name="P6">Hesmodem II</text:p>
            </table:table-cell>
          </table:table-row>
        </table:table-header-rows>
        <table:table-row>
          <table:table-cell office:value-type="string">
            <text:p text:style-name="P8">Commodore 1660 with CD</text:p>
          </table:table-cell>
          <table:table-cell office:value-type="string">
            <text:p text:style-name="P8">Commodore 1670 (both models)</text:p>
          </table:table-cell>
        </table:table-row>
        <table:table-row>
          <table:table-cell office:value-type="string">
            <text:p text:style-name="P8">MPP 1604</text:p>
          </table:table-cell>
          <table:table-cell office:value-type="string">
            <text:p text:style-name="P8">Avatex 1200hc</text:p>
          </table:table-cell>
        </table:table-row>
        <table:table-row>
          <table:table-cell office:value-type="string">
            <text:p text:style-name="P8">Total-Tel</text:p>
          </table:table-cell>
          <table:table-cell office:value-type="string">
            <text:p text:style-name="P8">Aprotek Trans-Com TCM 1200H &amp; 1200H <text:s text:c="2"/>jr.</text:p>
          </table:table-cell>
        </table:table-row>
        <table:table-row>
          <table:table-cell office:value-type="string">
            <text:p text:style-name="P8">Westridge</text:p>
          </table:table-cell>
          <table:table-cell office:value-type="string">
            <text:p text:style-name="P8">Supra 2400 baud</text:p>
          </table:table-cell>
        </table:table-row>
        <table:table-row>
          <table:table-cell office:value-type="string">
            <text:p text:style-name="P8">Mitey-Mo</text:p>
          </table:table-cell>
          <table:table-cell office:value-type="string">
            <text:p text:style-name="P8">Most Hayes-compatible modems</text:p>
          </table:table-cell>
        </table:table-row>
      </table:table>
      <text:p text:style-name="P67">Table <text:sequence text:ref-name="refTable0" text:name="Table" style:num-format="1">1</text:sequence>: Supported modems</text:p>
      <text:p text:style-name="Table"/>
      <text:p text:style-name="Text_20_body"><text:bookmark text:name="_Toc318927393"/>See the <office:annotation office:name="__Fieldmark__19113_1796697264"><dc:creator>Ryan Sherwood</dc:creator><dc:date>2014-09-18T13:02:06</dc:date><text:p>Needs to be properly cross-referenced.</text:p></office:annotation>"Questions &amp; Answers" <office:annotation-end office:name="__Fieldmark__19113_1796697264"/>section, <text:span text:style-name="T108">page </text:span><text:s/>in the programming chapter for more information on setting the BBS up for your particular modem or telnet bridge.  (NOTE: The modem routines in IMAGE BBS are contained in individual modules, so if a modem is not supported, it is very likely that a module will be written for it that will allow its use soon.)</text:p>
      <text:h text:style-name="Heading_20_3" text:outline-level="3"><text:bookmark text:name="h.1kesxfy1q6or"/><text:bookmark-start text:name="__RefHeading__13324_483017182"/><text:bookmark-start text:name="_Toc318927194"/><text:bookmark-start text:name="_Toc318798233"/>RAM Expansion Units<text:bookmark-end text:name="__RefHeading__13324_483017182"/><text:bookmark-end text:name="_Toc318927194"/><text:bookmark-end text:name="_Toc318798233"/></text:h>
      <text:p text:style-name="Text_20_body">IMAGE BBS has been tested successfully on systems using REUs in conjunction with other peripherals.  Version 071487 of Commodore's RAMDOS is provided.  It is set to define your RAMdisk as device 7, which is how it is supported by Image BBS.</text:p>
      <table:table table:name="Table3" table:style-name="Table3">
        <table:table-column table:style-name="Table3.A"/>
        <table:table-column table:style-name="Table3.B"/>
        <table:table-header-rows>
          <table:table-row>
            <table:table-cell table:style-name="Table3.A1" office:value-type="string">
              <text:p text:style-name="Table_20_Contents"><text:span text:style-name="Commodore_20_text_20_-_20_ryan">g</text:span></text:p>
            </table:table-cell>
            <table:table-cell table:style-name="Table3.A1" office:value-type="string">
              <text:p text:style-name="Table_20_Contents">(fixme)</text:p>
            </table:table-cell>
          </table:table-row>
        </table:table-header-rows>
        <table:table-row>
          <table:table-cell table:style-name="Table3.A1" office:value-type="string">
            <text:p text:style-name="Table_20_Contents"><text:span text:style-name="Commodore_20_text_20_-_20_ryan">f</text:span></text:p>
          </table:table-cell>
          <table:table-cell table:style-name="Table3.A1" office:value-type="string">
            <text:p text:style-name="Table_20_Contents">file copier, copies any file with a two or more character long filename to <office:annotation><dc:creator>Ryan Sherwood</dc:creator><dc:date>2012-03-08T11:10:00</dc:date><text:p>which one?<text:line-break/><text:line-break/>REU <text:span text:style-name="T130">Interface page to use is 207,I believe.</text:span></text:p></office:annotation>a disk</text:p>
          </table:table-cell>
        </table:table-row>
        <table:table-row>
          <table:table-cell table:style-name="Table3.A1" office:value-type="string">
            <text:p text:style-name="Table_20_Contents"><text:span text:style-name="Commodore_20_text_20_-_20_ryan">r</text:span></text:p>
          </table:table-cell>
          <table:table-cell table:style-name="Table3.A1" office:value-type="string">
            <text:p text:style-name="Table_20_Contents">BBS setup file, modified by Jay Levitt</text:p>
          </table:table-cell>
        </table:table-row>
        <table:table-row>
          <table:table-cell table:style-name="Table3.A1" office:value-type="string">
            <text:p text:style-name="Table_20_Contents"><text:span text:style-name="Commodore_20_text_20_-_20_ryan">s</text:span></text:p>
          </table:table-cell>
          <table:table-cell table:style-name="Table3.A1" office:value-type="string">
            <text:p text:style-name="Table_20_Contents">RAMDOS binary</text:p>
          </table:table-cell>
        </table:table-row>
      </table:table>
      <text:p text:style-name="P67"><text:bookmark-start text:name="_Toc318927394"/>Table <text:sequence text:ref-name="refTable1" text:name="Table" text:formula="ooow:Table+1" style:num-format="1">2</text:sequence>: RAMDOS files<text:bookmark-end text:name="_Toc318927394"/></text:p>
      <text:h text:style-name="Heading_20_3" text:outline-level="3"><text:bookmark-start text:name="__RefHeading__13326_483017182"/><text:bookmark-start text:name="_Toc318927195"/>Printers<text:bookmark-end text:name="__RefHeading__13326_483017182"/><text:bookmark-end text:name="_Toc318927195"/></text:h>
      <text:p text:style-name="Text_20_body">Most Commodore compatible printers should work with IMAGE BBS.  Standard Commodore routines are used by the program; using logical file #4, device #4, with a secondary address of 7 to allow for upper- and lower-case.</text:p>
      <text:h text:style-name="Heading_20_3" text:outline-level="3"><text:bookmark text:name="h.e0ofmst5bkz5"/><text:bookmark-start text:name="__RefHeading__13328_483017182"/><text:bookmark-start text:name="_Toc318927196"/><text:bookmark-start text:name="_Toc318798235"/>Other Interfaces<text:bookmark-end text:name="__RefHeading__13328_483017182"/><text:bookmark-end text:name="_Toc318927196"/><text:bookmark-end text:name="_Toc318798235"/></text:h>
      <text:p text:style-name="Text_20_body">Some IEEE or printer interfaces could feasibly cause some problems due to memory conflicts, and would need some customization of the program to allow use.  Two IEEE interfaces commonly used and tested with IMAGE BBS are the "IEEE Flash!" by Skyles Electric Works, and the "BusCard II" by Batteries Included, both of which perform well.</text:p>
      <text:h text:style-name="Heading_20_3" text:outline-level="3"><text:bookmark text:name="h.jq1ig6gnw0eq"/><text:bookmark-start text:name="__RefHeading__13330_483017182"/><text:bookmark-start text:name="_Toc318927197"/><text:bookmark-start text:name="_Toc318798236"/><text:soft-page-break/>RS232 (EIA232) Interfaces<text:bookmark-end text:name="__RefHeading__13330_483017182"/><text:bookmark-end text:name="_Toc318927197"/><text:bookmark-end text:name="_Toc318798236"/></text:h>
      <text:p text:style-name="Text_20_body">There are two files: <text:span text:style-name="Commodore_20_text_20_-_20_ryan">ml.rs232/user</text:span> and <text:span text:style-name="Commodore_20_text_20_-_20_ryan">ml.rs232/swift</text:span>—depending on the type of modem or telnet bridge you'll be using, rename one to <text:span text:style-name="Commodore_20_text_20_-_20_ryan">ml.rs232</text:span> in order to achieve the proper setup.</text:p>
      <text:h text:style-name="Heading_20_3" text:outline-level="3"><text:bookmark-start text:name="__RefHeading__13332_483017182"/><text:bookmark-start text:name="_Toc318927198"/>Fastload Cartridges<text:bookmark-end text:name="__RefHeading__13332_483017182"/><text:bookmark-end text:name="_Toc318927198"/></text:h>
      <text:p text:style-name="Text_20_body">At the present time, we recommend that no fastloader cartridges be used with IMAGE BBS, they may only cause problems.</text:p>
      <text:p text:style-name="Addendum_20_Paragraph_20_-_20_ryan"><text:span text:style-name="Manual_20_Revision_20_-_20_ryan"><text:span text:style-name="T29"><office:annotation><dc:date>2012-03-07T16:23:00</dc:date><text:p>Epyx Fastload corrupts new REL files, reads old ones fine.</text:p></office:annotation></text:span></text:span><text:span text:style-name="Manual_20_Revision_20_-_20_ryan"><text:span text:style-name="T29">Please give any information about other fastload solutions you have success with using. 1541 fastload routines are present in the as-yet-unreleased Image 2.0!</text:span></text:span><text:bookmark text:name="h.8671a37b1747"/></text:p>
      <text:h text:style-name="Heading_20_3" text:outline-level="3"><text:bookmark-start text:name="__RefHeading__13334_483017182"/><text:bookmark-start text:name="_Toc318927199"/>Creative Micro Designs SuperCPU<text:bookmark-end text:name="__RefHeading__13334_483017182"/><text:bookmark-end text:name="_Toc318927199"/></text:h>
      <text:p text:style-name="Addendum_20_Paragraph_20_-_20_ryan"><text:span text:style-name="Manual_20_Revision_20_-_20_ryan"><text:span text:style-name="T29">There are </text:span></text:span><text:span text:style-name="Manual_20_Revision_20_-_20_ryan"><text:span text:style-name="T29"><office:annotation><dc:creator>Ryan Sherwood</dc:creator><dc:date>2012-03-07T17:11:00</dc:date><text:p>Where can I get this Patch? -Marc Honey 9/22/10 3:20 PM</text:p><text:p>E-mail Robert "thea1ien" Reid: thea1ien@yahoo.com -- he might have them still. He also has a Pfile that I'd like to get my hands on, although I can't remember the name just now. It was a 3D C/G adventure game by Fred Kreuger, IIRC.</text:p></office:annotation></text:span></text:span><text:span text:style-name="Manual_20_Revision_20_-_20_ryan"><text:span text:style-name="T29">patches to make the BBS run at 20 mHz. During file transfers, the BBS must be slowed down to 1 mHz with a POKE to the SuperCPU speed register.</text:span></text:span></text:p>
      <text:h text:style-name="Heading_20_1" text:outline-level="1"><text:bookmark text:name="h.c5e4f23505d5"/><text:bookmark-start text:name="__RefHeading__13336_483017182"/><text:bookmark-start text:name="_Toc318927200"/><text:bookmark-start text:name="_Toc318798237"/>Getting Things Going<text:bookmark-end text:name="__RefHeading__13336_483017182"/><text:bookmark-end text:name="_Toc318927200"/><text:bookmark-end text:name="_Toc318798237"/></text:h>
      <text:p text:style-name="Text_20_body">Now that you are ready to set up IMAGE BBS, we recommend you first back up your <office:annotation><dc:date>2012-03-07T16:23:00</dc:date><text:p>Ryan Sherwood:</text:p><text:p>I always thought it'd be cool to totally legitimize this, ship out real disks again, custom disk labels/sleeves, receipt with the serial #, etc. :)</text:p></office:annotation><office:annotation><dc:date>2012-03-07T16:23:00</dc:date><text:p>Ryan Sherwood:</text:p><text:p>add 1571, 1581 directory length limits</text:p></office:annotation>original disk (both sides if you are using a 1541 type disk), then store it in a safe place.  <text:span text:style-name="T9">Never</text:span> work with the original, just in case something goes wrong.</text:p>
      <text:p text:style-name="Text_20_body">None of the disk files are copy-protected, so there is no worry about anything not working correctly with a backup disk.</text:p>
      <text:p text:style-name="Text_20_body">If you are copying with more than one drive, Copy-all, a great public-domain program by Jim Butterfield, is included on the disk to assist you in doing this.  Copy-all will copy PRG, SEQ, and REL files with no problems whatsoever on any type of Commodore compatible drives using two drives.</text:p>
      <text:p text:style-name="Text_20_body">If you need to copy REL files using a single 1541 drive, you can use a program by Jim McAndrew called “Rel-Copy” specifically designed for that purpose.<text:bookmark text:name="h.8259zvjjz14s"/></text:p>
      <text:h text:style-name="Heading_20_2" text:outline-level="2"><text:bookmark-start text:name="__RefHeading__13338_483017182"/><text:bookmark-start text:name="_Toc318927201"/>Designating Drives<text:bookmark-end text:name="__RefHeading__13338_483017182"/><text:bookmark-end text:name="_Toc318927201"/></text:h>
      <text:p text:style-name="Text_20_body">IMAGE BBS is designed to use up to eight drives, and possibly use even more with limited functions.  It will support:</text:p>
      <text:list xml:id="list4997589967569228931" text:style-name="WWNum9">
        <text:list-item>
          <text:p text:style-name="P318"><text:soft-page-break/>single or dual drives</text:p>
        </text:list-item>
        <text:list-item>
          <text:p text:style-name="P318">Lt. Kernal logical units (LUs) 0 through 10 (the DOS LU, a side effect of applying the "CMD Mods" in Image BBS v1.2a—which, among other things, let the BBS access partitions numbered 1-255)</text:p>
        </text:list-item>
      </text:list>
      <text:p text:style-name="Text_20_body">You will want to plan your setup on what space you have available, so read the following information carefully to help you in this regard.</text:p>
      <text:p text:style-name="Text_20_body">Although it is possible to run Image BBS using only one 1541 disk drive, we highly recommend you use at least two, since you will find that disk and directory space gets used quickly.</text:p>
      <text:p text:style-name="Text_20_body"><text:span text:style-name="Manual_20_Revision_20_-_20_ryan"><text:span text:style-name="T29">Trust the docs when they say this.  I suffered with one 1541 for years, then broke down and got a second one.  It still wasn't very useful without having 30 sets of floppy disks, because I ran a huge BBS.</text:span></text:span></text:p>
      <text:p text:style-name="Text_20_body">When referring to "device," we mean the device number assigned to the particular drive (i.e., one drive online is usually set to device 8, two to 8 and 9, etc.).</text:p>
      <text:p text:style-name="Text_20_body">When referring to "drive," we are talking about the drive number (or partition if using a hard drive):</text:p>
      <text:list xml:id="list2407966680397290002" text:style-name="L2">
        <text:list-item>
          <text:p text:style-name="P319">0/1 on a dual drive such as the MSD-2 floppy drive</text:p>
        </text:list-item>
      </text:list>
      <text:list xml:id="list3584474664111951078" text:style-name="WWNum1">
        <text:list-item>
          <text:p text:style-name="P320">partition 0-10 on a Lt. Kernal hard drive</text:p>
        </text:list-item>
        <text:list-item>
          <text:p text:style-name="P321">partition 1-255 on a Creative Micro Designs hard drive (0 refers to the current partition)</text:p>
        </text:list-item>
        <text:list-item>
          <text:p text:style-name="P321">If you have two physical drives, there may either be a switch somewhere on the drives to change device numbers, or—as with older 1541 drives—you must cut a solder pad (the drive manual should describe how).</text:p>
        </text:list-item>
      </text:list>
      <text:p text:style-name="Text_20_body">You may also “software change” the device number with the BASIC program <text:span text:style-name="Commodore_20_text_20_-_20_ryan">dv change</text:span> included on your IMAGE BBS disk, or online with the <text:reference-mark-start text:name="CD command"/><text:span text:style-name="Commodore_20_text_20_-_20_ryan">CD</text:span><text:reference-mark-end text:name="CD command"/> command.  If you only have single drives on your system, then the drive numbers will always be zero.</text:p>
      <text:p text:style-name="Text_20_body">“Directory space” refers to the number of directory entries available on the drive, which is usually limited, depending on the type of disk drive.  A 1541 drive allows 144 directory entries, while an SFD allows 244, etc.  Check your drive manual to see what the limitation is.</text:p>
      <text:h text:style-name="P312" text:outline-level="1"><text:bookmark-start text:name="__RefHeading__13340_483017182"/><text:soft-page-break/>“Drive space” or “blocks free” mentioned here will refer to actual blocks used/unused on the drive.<text:bookmark-end text:name="__RefHeading__13340_483017182"/></text:h>
      <text:p text:style-name="Text_20_body">Now you will want to plan out which disks you want to use for which functions on the BBS.  There are six “designated disks” for BBS functions.  These can be combined in any form on any drive or number of drives.  They are described as follows:</text:p>
      <text:p text:style-name="P62"><office:annotation><dc:creator>Ryan Sherwood</dc:creator><dc:date>2012-03-07T17:13:00</dc:date><text:p>Can these files be in different partitions (Devices?) on the same drive?</text:p><text:p>For example, can I have the s.files on drive 9 / partition 1 of a CMD HD?</text:p><text:p> -Marc Honey 9/22/10 3:34 PM</text:p><text:p/><text:p>Each system disk may be on separate partitions/LUs, but you can't split half of the s. files on partition 9:1 and have the other half on 9:2 if you run out of space on one partition/LU.  The BBS doesn't support sending DOS commands to change partition when a particular system drive is accessed, although message bases and UD/UX boards can be on separate drives.</text:p><text:p/><text:p>It would be quite trivial to add a "DOS command" field to the info already stored in the (I think) "e.SIG" file, knocking off the cobwebs here though. Probably wrong filename.</text:p><text:p>-Ryan Sherwood 9/22/10 1:29 PM</text:p></office:annotation>1: The “system” dis<text:span text:style-name="T109">k</text:span></text:p>
      <text:p text:style-name="Text_20_body">Contains mostly SEQuential (text) files that do <text:span text:style-name="T9">not </text:span>change often. Menu files, sub-board entry files, and other text/graphics files are all included on this disk.  Also, BBS news files are located here.  Will not use too much directory or drive space.</text:p>
      <text:h text:style-name="P313" text:outline-level="1"><text:bookmark-start text:name="__RefHeading__13342_483017182"/>System filenames on this disk start with <text:span text:style-name="Commodore_20_text_20_-_20_ryan">s</text:span><text:span text:style-name="T3">.</text:span><text:bookmark-end text:name="__RefHeading__13342_483017182"/></text:h>
      <text:h text:style-name="P313" text:outline-level="1"><text:bookmark-start text:name="__RefHeading___Toc83966_1114717513"/>News filenames start with <text:span text:style-name="Commodore_20_text_20_-_20_ryan">n</text:span><text:span text:style-name="T3">.</text:span><text:bookmark-end text:name="__RefHeading___Toc83966_1114717513"/></text:h>
      <text:p text:style-name="P62">2: The “e-mail” disk</text:p>
      <text:h text:style-name="P312" text:outline-level="1"><text:bookmark-start text:name="__RefHeading__13344_483017182"/>Contains all user e-mail and forced e-mail files <text:span text:style-name="T51">(</text:span><office:annotation office:name="__Fieldmark__18738_1261021484"><dc:creator>Ryan Sherwood</dc:creator><dc:date>2014-10-22T20:21:37</dc:date><text:p>Cross-reference</text:p></office:annotation><text:span text:style-name="T51">see page </text:span>.<office:annotation-end office:name="__Fieldmark__18738_1261021484"/>  Will use much more directory space than disk space.<text:bookmark-end text:name="__RefHeading__13344_483017182"/></text:h>
      <text:h text:style-name="P312" text:outline-level="1"><text:bookmark-start text:name="__RefHeading__13346_483017182"/>E-mail filenames start with <text:span text:style-name="Commodore_20_text_20_-_20_ryan">m</text:span><text:span text:style-name="T3">.</text:span>  Forced e-mail filenames start with <text:span text:style-name="Commodore_20_text_20_-_20_ryan">f</text:span><text:span text:style-name="T3">.</text:span><text:bookmark-end text:name="__RefHeading__13346_483017182"/></text:h>
      <text:p text:style-name="Text_20_body">If your BBS is part of a network, the NetMail files are stored here.  These may take up a significant amount of drive space, but not too much directory space.</text:p>
      <text:h text:style-name="P312" text:outline-level="1"><text:bookmark-start text:name="__RefHeading__13348_483017182"/>NetMail filenames start with <text:span text:style-name="Commodore_20_text_20_-_20_ryan">nm</text:span><text:span text:style-name="T3">.</text:span><text:bookmark-end text:name="__RefHeading__13348_483017182"/></text:h>
      <text:p text:style-name="P62">3: The “etcetera” disk</text:p>
      <text:p text:style-name="Text_20_body">Contains miscellaneous files used to supply BBS information.  Many online games and functions use one or more of these files to store their data.  Some of these files are RELative files, and most of them change frequently.  Storage depends on the number and type of online games and programs you are using.  If no online programs use the etcetera disk, it will not use too much disk or directory space.</text:p>
      <text:h text:style-name="P312" text:outline-level="1"><text:bookmark-start text:name="__RefHeading__13350_483017182"/>Etcetera filenames start with <text:span text:style-name="T3">e.</text:span><text:bookmark-end text:name="__RefHeading__13350_483017182"/></text:h>
      <text:p text:style-name="P62">4: The “directory” disk</text:p>
      <text:p text:style-name="Text_20_body"><text:soft-page-break/>Contains all directories used on the BBS, whether for sub-boards, U/D libraries, text file libraries, or similar.  These files change often, and this disk will use a fair amount of directory space, but not too much disk space.</text:p>
      <text:h text:style-name="P312" text:outline-level="1"><text:bookmark-start text:name="__RefHeading__13352_483017182"/>Directory filenames start with <text:span text:style-name="T3">d.</text:span><text:bookmark-end text:name="__RefHeading__13352_483017182"/></text:h>
      <text:p text:style-name="P62">5: The “plus file” disk</text:p>
      <text:p text:style-name="Text_20_body">Contains all BASIC or ML modules needed to run the BBS.  They load when needed to execute various functions.  None of these files will change, unless modified offline.</text:p>
      <text:p text:style-name="Text_20_body">Plus file filenames start with several different prefixes based on these categories:</text:p>
      <text:p text:style-name="Text_20_body"><text:span text:style-name="Commodore_20_text_20_-_20_ryan">+.</text:span><text:tab/>BASIC modules</text:p>
      <text:p text:style-name="Text_20_body"><text:span text:style-name="Commodore_20_text_20_-_20_ryan">++</text:span><text:tab/>ML modules</text:p>
      <text:p text:style-name="Text_20_body"><text:span text:style-name="Commodore_20_text_20_-_20_ryan">scn.</text:span><text:tab/>top and bottom sysop screen displays (idle screen, online user screens, Image Terminal screens)</text:p>
      <text:p text:style-name="P146">In this revision of Image BBS, the Extended Command Set extension is enabled by default. This gives the sysop more flexibility in several areas. For more information on the ECS system, see page <text:bookmark-ref text:reference-format="page" text:ref-name="_Ref318925347">59</text:bookmark-ref>.</text:p>
      <text:p text:style-name="Text_20_body">The initial <text:span text:style-name="Commodore_20_text_20_-_20_ryan">ml.ecsdefs</text:span> definition file which the ECS system needs should be copied here also. </text:p>
      <text:p text:style-name="P62">6: The “user” disk</text:p>
      <text:p text:style-name="Text_20_body">Contains all user data files, which are expanded as new users sign on.  There are two files that keep all user information available to the BBS.  Two directory entries, a little over one block per user total.</text:p>
      <text:h text:style-name="P312" text:outline-level="1"><text:bookmark-start text:name="__RefHeading__13354_483017182"/>User data filenames are <text:span text:style-name="Commodore_20_text_20_-_20_ryan">u.config</text:span> (REL) and <text:span text:style-name="Commodore_20_text_20_-_20_ryan">u.index</text:span> (PRG).<text:bookmark-end text:name="__RefHeading__13354_483017182"/></text:h>
      <text:p text:style-name="Text_20_body">Different devices and drives can also be assigned to each of the following:</text:p>
      <text:list xml:id="list2926191131974347666" text:style-name="WWNum2">
        <text:list-item>
          <text:p text:style-name="P322">Sub-board in the message base subsystem</text:p>
        </text:list-item>
        <text:list-item>
          <text:p text:style-name="P322">Upload/Download or user exchange library in the file transfer subsystem</text:p>
        </text:list-item>
        <text:list-item>
          <text:p text:style-name="P322">Plus file in the online programs subsystem</text:p>
        </text:list-item>
        <text:list-item>
          <text:p text:style-name="P322"><text:soft-page-break/>Movie file in the movie file subsystem</text:p>
        </text:list-item>
        <text:list-item>
          <text:p text:style-name="P322">Text file in the text files subsystem</text:p>
        </text:list-item>
      </text:list>
      <text:p text:style-name="Text_20_body">These need not be the same as any of the six pre-defined system drives, but the above types of files may also be stored on those drives if so desired.</text:p>
      <text:h text:style-name="Heading_20_3" text:outline-level="3"><text:bookmark text:name="h.lch68k8oqxq4"/><text:bookmark-start text:name="__RefHeading__13356_483017182"/><text:bookmark-start text:name="_Toc318927202"/><text:bookmark-start text:name="_Toc318798238"/>Copying Files<text:bookmark-end text:name="__RefHeading__13356_483017182"/><text:bookmark-end text:name="_Toc318927202"/><text:bookmark-end text:name="_Toc318798238"/></text:h>
      <text:p text:style-name="Text_20_body">Now, format a new or usable fresh disk (or partition if using a mass-storage device) for each system drive you will have online, and copy over the files from the disk that you backed up.  We also suggest that you label each floppy disk with the device and drive number so that you will not get confused as to its purpose.</text:p>
      <text:p text:style-name="Addendum_20_Paragraph_20_-_20_ryan"><text:span text:style-name="Manual_20_Revision_20_-_20_ryan"><text:span text:style-name="T29">Unfortunately, Image is somewhat hobbled by a “flat file structure”—i.e., there is no provision for using subdirectories (or even partitions with 1581 drives) on mass-storage devices which support them (the CMD devices are a good example).  All files must reside in the root directory to be accessible.  This is a shortcoming I plan on addressing in Image BBS 2.0 with the additions of CMD hardware detection (plus any other hardware sysops give me reference material for) and the ability to issue DOS commands where appropriate in what is called the "General Files" section (which can have message bases, text and plus-file subdirectories in a single directory!).<text:line-break/><text:line-break/>A similar modification is possible for Image 1.2b, I just haven't gotten much further than the planning stage; which is to say, just a bit further than the BBS editor quoting... sigh.</text:span></text:span></text:p>
      <text:h text:style-name="Heading_20_3" text:outline-level="3"><text:bookmark text:name="h.901f4bca9beb"/><text:bookmark-start text:name="__RefHeading__13358_483017182"/><office:annotation><dc:creator>Ryan Sherwood</dc:creator><dc:date>2014-09-12T00:41:30</dc:date><text:p text:style-name="P369"><text:span text:style-name="T129">Here's where I stopped applying “Text body” style.</text:span></text:p></office:annotation><text:bookmark-start text:name="_Toc318927203"/>Setting Up Your Image BBS<text:bookmark-end text:name="__RefHeading__13358_483017182"/><text:bookmark-end text:name="_Toc318927203"/></text:h>
      <text:p text:style-name="P147">We'll start by copying the files which the BBS needs to function to their proper system disks.</text:p>
      <text:h text:style-name="P203" text:outline-level="3"><text:bookmark-start text:name="_Toc318927204"/><text:bookmark-start text:name="__RefHeading__111933_1136949260"/>Boot Disk<text:bookmark-end text:name="_Toc318927204"/><text:bookmark-end text:name="__RefHeading__111933_1136949260"/></text:h>
      <text:list xml:id="list4543873025143120260" text:style-name="WWNum3">
        <text:list-item>
          <text:p text:style-name="P324">(N<text:span text:style-name="T56">ote</text:span>: When you boot your BBS, any device can be used, but you <text:span text:style-name="T9">must</text:span> use drive #0.  If you wish to use a different drive number to boot, you <office:annotation><dc:creator>Ryan Sherwood</dc:creator><dc:date>2012-03-07T17:15:00</dc:date><text:p>Which line?</text:p></office:annotation>must change <text:span text:style-name="Commodore_20_text_20_-_20_ryan">setup</text:span> to reflect the proper drive.)</text:p>
          <text:p text:style-name="P324"><text:soft-page-break/>If you are using a floppy-based setup, you need to make a “boot disk,” from which you will load your IMAGE BBS.  Just use a blank disk, and copy the following files onto it.  This disk is used whenever you are re-loading (booting) your BBS.</text:p>
        </text:list-item>
        <text:list-item>
          <text:p text:style-name="P324">Whether you're using a floppy disk or hard drive partition, copy the following files to the device you want to boot from:</text:p>
        </text:list-item>
      </text:list>
      <table:table table:name="Table50" table:style-name="Table50">
        <table:table-column table:style-name="Table50.A"/>
        <table:table-column table:style-name="Table50.B"/>
        <table:table-header-rows>
          <table:table-row>
            <table:table-cell table:style-name="Table50.A1" office:value-type="string">
              <text:p text:style-name="P218">Filename</text:p>
            </table:table-cell>
            <table:table-cell table:style-name="Table50.B1" office:value-type="string">
              <text:p text:style-name="P219">Purpose/notes</text:p>
            </table:table-cell>
          </table:table-row>
        </table:table-header-rows>
        <table:table-row>
          <table:table-cell table:style-name="Table50.A11" office:value-type="string">
            <text:p text:style-name="Table_20_Contents"><text:span text:style-name="Commodore_20_text_20_-_20_ryan"><text:span text:style-name="T50">i</text:span></text:span><text:span text:style-name="Commodore_20_text_20_-_20_ryan">m</text:span><text:span text:style-name="Commodore_20_text_20_-_20_ryan"><text:span text:style-name="T50">age 1.2b</text:span></text:span></text:p>
          </table:table-cell>
          <table:table-cell table:style-name="Table50.B2" office:value-type="string">
            <text:p text:style-name="Table_20_Contents">Boot file (LOAD ,<text:span text:style-name="T8">device</text:span>,1)</text:p>
          </table:table-cell>
        </table:table-row>
        <table:table-row>
          <table:table-cell table:style-name="Table50.A11" office:value-type="string">
            <text:p text:style-name="Table_20_Contents"><text:span text:style-name="Commodore_20_text_20_-_20_ryan">im</text:span></text:p>
          </table:table-cell>
          <table:table-cell table:style-name="Table50.B3" office:value-type="string">
            <text:p text:style-name="Table_20_Contents">Core BBS routines, written in BASIC</text:p>
          </table:table-cell>
        </table:table-row>
        <table:table-row>
          <table:table-cell table:style-name="Table50.A11" office:value-type="string">
            <text:p text:style-name="Table_20_Contents"><text:span text:style-name="Commodore_20_text_20_-_20_ryan">ml 1.2</text:span></text:p>
          </table:table-cell>
          <table:table-cell table:style-name="Table50.B4" office:value-type="string">
            <text:p text:style-name="Table_20_Contents">Core machine language routines</text:p>
          </table:table-cell>
        </table:table-row>
        <table:table-row>
          <table:table-cell table:style-name="Table50.A11" office:value-type="string">
            <text:p text:style-name="Table_20_Contents"><text:span text:style-name="Commodore_20_text_20_-_20_ryan">ml.editor.loader</text:span></text:p>
          </table:table-cell>
          <table:table-cell table:style-name="Table50.B5" office:value-type="string">
            <text:p text:style-name="Table_20_Contents">Swaps BBS text editor into place from RAM underneath ROM when needed</text:p>
          </table:table-cell>
        </table:table-row>
        <table:table-row>
          <table:table-cell table:style-name="Table50.A11" office:value-type="string">
            <text:p text:style-name="Table_20_Contents"><text:span text:style-name="Commodore_20_text_20_-_20_ryan">ml.editor</text:span></text:p>
          </table:table-cell>
          <table:table-cell table:style-name="Table50.B6" office:value-type="string">
            <text:p text:style-name="Table_20_Contents">BBS text editor routines</text:p>
          </table:table-cell>
        </table:table-row>
        <table:table-row>
          <table:table-cell table:style-name="Table50.A11" office:value-type="string">
            <text:p text:style-name="Table_20_Contents"><text:span text:style-name="Commodore_20_text_20_-_20_ryan">ml.extra</text:span></text:p>
          </table:table-cell>
          <table:table-cell table:style-name="Table50.B7" office:value-type="string">
            <text:p text:style-name="Table_20_Contents">Fast garbage collect; most are two seconds in length</text:p>
          </table:table-cell>
        </table:table-row>
        <table:table-row>
          <table:table-cell table:style-name="Table50.A11" office:value-type="string">
            <text:p text:style-name="Table_20_Contents"><text:span text:style-name="Commodore_20_text_20_-_20_ryan">ml.pmodes</text:span></text:p>
          </table:table-cell>
          <table:table-cell table:style-name="Table50.B8" office:value-type="string">
            <text:p text:style-name="Table_20_Contents">Print mode definitions (<text:span text:style-name="T50">s</text:span>ee "<text:reference-ref text:reference-format="text" text:ref-name="Message Command Interpreter">Message Command Interpreter</text:reference-ref>," page <text:reference-ref text:reference-format="page" text:ref-name="Message Command Interpreter">50</text:reference-ref>)</text:p>
          </table:table-cell>
        </table:table-row>
        <table:table-row>
          <table:table-cell table:style-name="Table50.A11" office:value-type="string">
            <text:p text:style-name="Table_20_Contents"><text:span text:style-name="Commodore_20_text_20_-_20_ryan">ml.rs232</text:span></text:p>
          </table:table-cell>
          <table:table-cell table:style-name="Table50.B9" office:value-type="string">
            <text:p text:style-name="Table_20_Contents">RS232 communication ML, renamed as above</text:p>
          </table:table-cell>
        </table:table-row>
        <table:table-row>
          <table:table-cell table:style-name="Table50.A11" office:value-type="string">
            <text:p text:style-name="Table_20_Contents"><text:span text:style-name="Commodore_20_text_20_-_20_ryan">screen 1.2</text:span></text:p>
          </table:table-cell>
          <table:table-cell table:style-name="Table50.B10" office:value-type="string">
            <text:p text:style-name="Table_20_Contents">Title screen graphic file</text:p>
          </table:table-cell>
        </table:table-row>
        <table:table-row>
          <table:table-cell table:style-name="Table50.A11" office:value-type="string">
            <text:p text:style-name="Table_20_Contents"><text:span text:style-name="Commodore_20_text_20_-_20_ryan">setup</text:span></text:p>
          </table:table-cell>
          <table:table-cell table:style-name="Table50.B11" office:value-type="string">
            <text:p text:style-name="Table_20_Contents">Initialization routines, written in BASI<text:span text:style-name="T49">C</text:span></text:p>
          </table:table-cell>
        </table:table-row>
      </table:table>
      <text:list xml:id="list194252001515770" text:continue-numbering="true" text:style-name="WWNum3">
        <text:list-item>
          <text:list>
            <text:list-item>
              <text:list>
                <text:list-item>
                  <text:list>
                    <text:list-item>
                      <text:list>
                        <text:list-header>
                          <text:p text:style-name="P368">Table <text:sequence text:ref-name="refTable2" text:name="Table" text:formula="ooow:Table+3" style:num-format="1">3</text:sequence>: Required boot disk files</text:p>
                        </text:list-header>
                      </text:list>
                    </text:list-item>
                  </text:list>
                </text:list-item>
              </text:list>
            </text:list-item>
          </text:list>
          <text:p text:style-name="P368"/>
        </text:list-item>
        <text:list-item>
          <text:p text:style-name="P323">Copy to the System disk all files beginning with <text:span text:style-name="Commodore_20_text_20_-_20_ryan">s</text:span><text:span text:style-name="T3">.</text:span></text:p>
        </text:list-item>
        <text:list-item>
          <text:p text:style-name="P323">Copy to the Etcetera disk all files beginning with <text:span text:style-name="Commodore_20_text_20_-_20_ryan">e</text:span><text:span text:style-name="T3">.</text:span><text:span text:style-name="T6"> </text:span>(N<text:span text:style-name="T56">ote</text:span>: the REL <text:span text:style-name="Commodore_20_text_20_-_20_ryan">e.say</text:span> file is optional.  This file contains "sayings" displayed to the user both at logon and when <text:span text:style-name="Commodore_20_text_20_-_20_ryan">SY</text:span> is entered at the main prompt.  Due to the size of this file, some sysops with smaller systems may wish to copy over <text:span text:style-name="Commodore_20_text_20_-_20_ryan">e.say-smaller</text:span> as <text:span text:style-name="Commodore_20_text_20_-_20_ryan">e.say</text:span>, or not use this feature at all by omitting the file entirely.)</text:p>
        </text:list-item>
        <text:list-item>
          <text:p text:style-name="P324">Copy to the Plus File disk all files beginning with <text:span text:style-name="Commodore_20_text_20_-_20_ryan">+.</text:span> (don't forget <text:span text:style-name="Commodore_20_text_20_-_20_ryan">+.modem</text:span>), <text:span text:style-name="Commodore_20_text_20_-_20_ryan">++</text:span>, <text:span text:style-name="T56">and</text:span> <text:span text:style-name="Commodore_20_text_20_-_20_ryan">scn</text:span><text:span text:style-name="T3">. </text:span>Also, <text:span text:style-name="Commodore_20_text_20_-_20_ryan">ml.ecsdefs</text:span> should be copied here in order for the default Extended Command Set definitions to work properly upon bootup.</text:p>
        </text:list-item>
        <text:list-item>
          <text:p text:style-name="P324"><text:soft-page-break/>The user files are written during the first-time configuration process, directory and e-mail files after your BBS is up and running.</text:p>
        </text:list-item>
      </text:list>
      <text:p text:style-name="Addendum_20_Paragraph_20_-_20_ryan"><text:span text:style-name="Manual_20_Revision_20_-_20_ryan"><text:span text:style-name="T29">If you are using a user port modem, rename </text:span></text:span><text:span text:style-name="filename_20_-_20_ryan"><text:span text:style-name="T29">ml.rs232/user</text:span></text:span><text:span text:style-name="Manual_20_Revision_20_-_20_ryan"><text:span text:style-name="T29"> to </text:span></text:span><text:span text:style-name="filename_20_-_20_ryan"><text:span text:style-name="T29">ml.rs232</text:span></text:span><text:span text:style-name="Manual_20_Revision_20_-_20_ryan"><text:span text:style-name="T29">. If you are using a high-speed modem or telnet bridge program, rename </text:span></text:span><text:span text:style-name="filename_20_-_20_ryan"><text:span text:style-name="T29">ml.rs232/swift</text:span></text:span><text:span text:style-name="Manual_20_Revision_20_-_20_ryan"><text:span text:style-name="T29"> to </text:span></text:span><text:span text:style-name="filename_20_-_20_ryan">ml.rs232</text:span><text:span text:style-name="Manual_20_Revision_20_-_20_ryan"><text:span text:style-name="T29">. </text:span></text:span><text:span text:style-name="filename_20_-_20_ryan"><text:span text:style-name="T29">Config </text:span></text:span><text:span text:style-name="Manual_20_Revision_20_-_20_ryan"><text:span text:style-name="T29">may be modified in the future to make this procedure automatic.</text:span></text:span></text:p>
      <text:p text:style-name="P146">It is fine to put these boot files on your System disk, assuming you have sufficient drive space.</text:p>
      <table:table table:name="Table5" table:style-name="Table5">
        <table:table-column table:style-name="Table5.A"/>
        <table:table-column table:style-name="Table5.B"/>
        <table:table-header-rows>
          <table:table-row table:style-name="Table5.1">
            <table:table-cell table:style-name="Table5.A1" office:value-type="string">
              <text:p text:style-name="P213">Filename</text:p>
            </table:table-cell>
            <table:table-cell table:style-name="Table5.A1" office:value-type="string">
              <text:p text:style-name="P213">Purpose/notes</text:p>
            </table:table-cell>
          </table:table-row>
        </table:table-header-rows>
        <table:table-row>
          <table:table-cell table:style-name="Table5.A1" office:value-type="string">
            <text:p text:style-name="P207"><text:span text:style-name="program_20_-_20_ryan">+.modem</text:span></text:p>
          </table:table-cell>
          <table:table-cell table:style-name="Table5.A1" office:value-type="string">
            <text:p text:style-name="P207">Modem communication routines; rename as necessary</text:p>
          </table:table-cell>
        </table:table-row>
        <table:table-row>
          <table:table-cell table:style-name="Table5.A1" office:value-type="string">
            <text:p text:style-name="P207"><text:span text:style-name="program_20_-_20_ryan">+.lo</text:span></text:p>
          </table:table-cell>
          <table:table-cell table:style-name="Table5.A1" office:value-type="string">
            <text:p text:style-name="P207">Idle screen (waiting for call) plus-file</text:p>
          </table:table-cell>
        </table:table-row>
        <table:table-row>
          <table:table-cell table:style-name="Table5.A1" office:value-type="string">
            <text:p text:style-name="P207"><text:span text:style-name="program_20_-_20_ryan">ml.ecsdefs</text:span></text:p>
          </table:table-cell>
          <table:table-cell table:style-name="Table5.A1" office:value-type="string">
            <text:p text:style-name="P207">Extended Command Set definitions (see page <text:reference-ref text:reference-format="page" text:ref-name="Extended Command Set editor">59</text:reference-ref><text:span text:style-name="T86">)</text:span></text:p>
          </table:table-cell>
        </table:table-row>
      </table:table>
      <text:p text:style-name="P67">Table <text:span text:style-name="T51">4</text:span>: Required plus file disk files</text:p>
      <text:p text:style-name="P76"/>
      <text:h text:style-name="P312" text:outline-level="1"><text:bookmark-start text:name="__RefHeading__13366_483017182"/>Now you are ready to configure IMAGE BBS!<text:bookmark-end text:name="__RefHeading__13366_483017182"/></text:h>
      <text:h text:style-name="P106" text:outline-level="2"><text:bookmark text:name="h.4198x525jh5e"/><text:bookmark-start text:name="__RefHeading__13368_483017182"/><text:bookmark-start text:name="_Toc318927205"/><text:bookmark-start text:name="_Toc318798239"/>Setting Up Your Image BBS<text:bookmark-end text:name="__RefHeading__13368_483017182"/><text:bookmark-end text:name="_Toc318927205"/><text:bookmark-end text:name="_Toc318798239"/></text:h>
      <text:p text:style-name="Text_20_body"><text:bookmark text:name="h.sngibdrxow72"/>For many this is a new experience.  You will not be reconfiguring an existing system nor be converting a system over, but rather are starting from scratch.  For those that want or need to start fresh, the Configuration Editor will do the job.  If you are converting an existing system from CNet 12.0/12.1, there are also convert routines in this program.</text:p>
      <text:h text:style-name="Heading_20_2" text:outline-level="3"><text:bookmark text:name="h.2k490on63f39"/><text:bookmark-start text:name="__RefHeading__13370_483017182"/><text:bookmark-start text:name="_Toc318927206"/><text:bookmark-start text:name="_Toc318798240"/><text:bookmark-start text:name="_Toc318798241"/>The Configuration Editor<text:bookmark-end text:name="__RefHeading__13370_483017182"/><text:bookmark-end text:name="_Toc318927206"/><text:bookmark-end text:name="_Toc318798240"/></text:h>
      <text:p text:style-name="Text_20_body"><office:annotation><dc:creator>Ryan Sherwood</dc:creator><dc:date>2012-03-07T23:23:00</dc:date><text:p>fix</text:p></office:annotation>Bla bla, some sort of intro.</text:p>
      <text:h text:style-name="Heading_20_2" text:outline-level="3"><text:bookmark-start text:name="__RefHeading__13372_483017182"/><text:bookmark-start text:name="_Toc318927207"/>Configuring a New System<text:bookmark-end text:name="__RefHeading__13372_483017182"/><text:bookmark-end text:name="_Toc318927207"/><text:bookmark-end text:name="_Toc318798241"/></text:h>
      <text:p text:style-name="Text_20_body">You begin by loading the configuration program from your back-up disk.  Use the standard Commodore <text:span text:style-name="Commodore_20_text_20_-_20_ryan">load</text:span> command (assuming 8 is the device number you're booting from):</text:p>
      <text:h text:style-name="P298" text:outline-level="1"><text:bookmark-start text:name="__RefHeading__13374_483017182"/><text:span text:style-name="Commodore_20_text_20_-_20_ryan">load"config",8</text:span><text:bookmark-end text:name="__RefHeading__13374_483017182"/></text:h>
      <text:p text:style-name="Standard"/>
      <text:p text:style-name="Text_20_body">After it is loaded, type <text:span text:style-name="Commodore_20_text_20_-_20_ryan">run</text:span>. The configuration editor is very complete and self-documenting.  You should follow each step in sequence just as they are listed in the configuration menu.</text:p>
      <text:h text:style-name="Heading_20_3" text:outline-level="3"><text:bookmark text:name="h.3v8q5eqero0y"/><text:bookmark-start text:name="__RefHeading__13376_483017182"/><text:bookmark-start text:name="_Toc318927208"/><text:bookmark-start text:name="_Toc318798242"/>Device/Drive Assignments<text:bookmark-end text:name="__RefHeading__13376_483017182"/><text:bookmark-end text:name="_Toc318927208"/><text:bookmark-end text:name="_Toc318798242"/></text:h>
      <text:p text:style-name="Text_20_body">The first menu selection helps define the devices and drives you have to run your BBS on.  Selecting the DEVICE/DRIVE menu option will bring up a sub-menu of options.  The system of sub-menus will take you completely through your device and drive setup, defining each of the six required system drives, identifying which device and drive they are set to, as decided earlier.</text:p>
      <text:p text:style-name="P172">The default values are for device 8, drive 0. To <text:span text:style-name="T72">select an option</text:span>, <text:span text:style-name="T72">use the </text:span><text:span text:style-name="Keyboard_20_key_20_-_20_ryan"><text:span text:style-name="T72">CRSR up</text:span></text:span><text:span text:style-name="T72"> and </text:span><text:span text:style-name="Keyboard_20_key_20_-_20_ryan"><text:span text:style-name="T72">CRSR down</text:span></text:span><text:span text:style-name="T72"> keys. To change the value the highlight bar is on, hit </text:span><text:span text:style-name="Keyboard_20_key_20_-_20_ryan"><text:span text:style-name="T72">RETURN</text:span></text:span>. Use this procedure <text:span text:style-name="T117">with</text:span> any menu item in the configuration editor.</text:p>
      <text:h text:style-name="Heading_20_3" text:outline-level="3"><text:bookmark text:name="h.mg0dtvlmui3g"/><text:bookmark-start text:name="__RefHeading__13378_483017182"/><text:bookmark-start text:name="_Toc318927209"/><text:bookmark-start text:name="_Toc318798243"/>Message Base, Upload/Download / Exchange Setup<text:bookmark-end text:name="__RefHeading__13378_483017182"/><text:bookmark-end text:name="_Toc318927209"/><text:bookmark-end text:name="_Toc318798243"/></text:h>
      <text:p text:style-name="P241"><text:span text:style-name="Manual_20_Revision_20_-_20_ryan"><text:span text:style-name="T29">Since th</text:span></text:span><text:span text:style-name="Manual_20_Revision_20_-_20_ryan"><text:span text:style-name="T33">is</text:span></text:span><text:span text:style-name="Manual_20_Revision_20_-_20_ryan"><text:span text:style-name="T29"> configuration editor was written, New Image Software developed improved handling regarding these sections. </text:span></text:span><text:span text:style-name="Manual_20_Revision_20_-_20_ryan"><text:span text:style-name="T33">Called the TurboRELs,</text:span></text:span><text:span text:style-name="Manual_20_Revision_20_-_20_ryan"><text:span text:style-name="T29"> </text:span></text:span><text:span text:style-name="Manual_20_Revision_20_-_20_ryan"><text:span text:style-name="T33">t</text:span></text:span><text:span text:style-name="Manual_20_Revision_20_-_20_ryan"><text:span text:style-name="T29">hey </text:span></text:span><text:span text:style-name="Manual_20_Revision_20_-_20_ryan"><text:span text:style-name="T33">can be</text:span></text:span><text:span text:style-name="Manual_20_Revision_20_-_20_ryan"><text:span text:style-name="T29"> configured while on the BBS via the “RELedit” system. </text:span></text:span><text:span text:style-name="Manual_20_Revision_20_-_20_ryan"><text:span text:style-name="T33">(If you'd like to join the BBS network, you must use this.) See “</text:span></text:span><text:span text:style-name="Manual_20_Revision_20_-_20_ryan"><text:span text:style-name="T33"><text:reference-ref text:reference-format="text" text:ref-name="The RELedit System">The RELedit System</text:reference-ref></text:span></text:span><text:span text:style-name="Manual_20_Revision_20_-_20_ryan"><text:span text:style-name="T33">,” page </text:span></text:span><text:span text:style-name="Manual_20_Revision_20_-_20_ryan"><text:span text:style-name="T33"><text:reference-ref text:reference-format="page" text:ref-name="The RELedit System">26</text:reference-ref></text:span></text:span><text:span text:style-name="Manual_20_Revision_20_-_20_ryan"><text:span text:style-name="T33"> for more</text:span></text:span><text:span text:style-name="Manual_20_Revision_20_-_20_ryan"><text:span text:style-name="T29"> information.</text:span></text:span></text:p>
      <text:h text:style-name="Heading_20_3" text:outline-level="3"><text:bookmark-start text:name="__RefHeading__13382_483017182"/><text:bookmark-start text:name="_Ref318985179"/><text:bookmark-start text:name="_Toc318927210"/><text:soft-page-break/>Access Levels<text:bookmark-end text:name="__RefHeading__13382_483017182"/><text:bookmark-end text:name="_Ref318985179"/><text:bookmark-end text:name="_Toc318927210"/></text:h>
      <text:p text:style-name="Text_20_body">You must then assign access to each of your boards/libraries.  Access is calculated using the following method, which is used throughout the BBS. To determine which groups can access a given sub-board/library, add the group’s access value:</text:p>
      <text:p text:style-name="P125"><text:span text:style-name="Commodore_20_text_20_-_20_ryan">Group #   Value  Group #   Value</text:span></text:p>
      <text:p text:style-name="P126"><text:span text:style-name="Commodore_20_text_20_-_20_ryan">-------   -----  -------   -----</text:span></text:p>
      <text:p text:style-name="P126"><text:span text:style-name="Commodore_20_text_20_-_20_ryan">Group 0     1    Group 5     32</text:span></text:p>
      <text:p text:style-name="P126"><text:span text:style-name="Commodore_20_text_20_-_20_ryan">Group 1     2    Group 6     64</text:span></text:p>
      <text:p text:style-name="P126"><text:span text:style-name="Commodore_20_text_20_-_20_ryan">Group 2     4    Group 7    128</text:span></text:p>
      <text:p text:style-name="P126"><text:span text:style-name="Commodore_20_text_20_-_20_ryan">Group 3     8    Group 8    256</text:span></text:p>
      <text:p text:style-name="P126"><text:span text:style-name="Commodore_20_text_20_-_20_ryan">Group 4    16    Group 9    512</text:span></text:p>
      <text:h text:style-name="Heading_20_4" text:outline-level="4"><text:bookmark text:name="h.8ee3373db9dc"/><text:bookmark-start text:name="__RefHeading___Toc83968_1114717513"/><text:bookmark-start text:name="_Toc318798244"/>An Example<text:bookmark-end text:name="__RefHeading___Toc83968_1114717513"/><text:bookmark-end text:name="_Toc318798244"/></text:h>
      <text:p text:style-name="Text_20_body">If you wished groups 3, 5, 7, and 9 to access a given board, you would add:</text:p>
      <text:p text:style-name="P127"><text:span text:style-name="Commodore_20_text_20_-_20_ryan">Group #   Add</text:span></text:p>
      <text:p text:style-name="P127"><text:span text:style-name="Commodore_20_text_20_-_20_ryan">------- <text:s text:c="2"/>---</text:span></text:p>
      <text:p text:style-name="P127"><text:span text:style-name="Commodore_20_text_20_-_20_ryan">Group 3     8</text:span></text:p>
      <text:p text:style-name="P127"><text:span text:style-name="Commodore_20_text_20_-_20_ryan">Group 5    32</text:span></text:p>
      <text:p text:style-name="P127"><text:span text:style-name="Commodore_20_text_20_-_20_ryan">Group 7   128</text:span></text:p>
      <text:p text:style-name="P127"><text:span text:style-name="Commodore_20_text_20_-_20_ryan">Group 9   512</text:span></text:p>
      <text:p text:style-name="P127"><text:span text:style-name="Commodore_20_text_20_-_20_ryan">          ---</text:span></text:p>
      <text:h text:style-name="P300" text:outline-level="1"><text:bookmark-start text:name="__RefHeading__13384_483017182"/><text:span text:style-name="Commodore_20_text_20_-_20_ryan">   Total: 680</text:span><text:bookmark-end text:name="__RefHeading__13384_483017182"/></text:h>
      <text:p text:style-name="Standard"/>
      <text:h text:style-name="P314" text:outline-level="1"><text:bookmark-start text:name="__RefHeading___Toc83970_1114717513"/><text:span text:style-name="T47">680</text:span> is what you would enter for the access code value.<text:bookmark-end text:name="__RefHeading___Toc83970_1114717513"/></text:h>
      <text:h text:style-name="P314" text:outline-level="1"><text:bookmark-start text:name="__RefHeading___Toc83972_1114717513"/><text:span text:style-name="T9">Note:</text:span> you may type <text:span text:style-name="T4">?</text:span> at most prompts that ask for access levels and the BBS will go through groups 0-9, asking you if that group gets access (type Y for yes, other keys mean no). It then calculates (but doesn’t immediately display) the value for you.  You may do this in the configuration editor, or any part of the BBS that defines an access level.<text:bookmark-end text:name="__RefHeading___Toc83972_1114717513"/></text:h>
      <text:p text:style-name="P152">You also enter a <text:span text:style-name="T9">subop</text:span> (sub-board operator; a user given an area of the BBS to maintain) for each sub-board/library.  This is done by typing the ID number of the user desired.  If you are configuring a new BBS, you have no users yet.  Therefore, assign the subop duties to either yourself (user 1) or to no-one (user -1).  Of course, you may change this later.</text:p>
      <text:p text:style-name="Text_20_body">Each sub-board/library must be defined as to which device and drive to put the files on (posts, responses, U/D files).  The device and drive menu options allow you to set these.</text:p>
      <text:p text:style-name="Text_20_body">When you're done with your selections, select the last option, "Keep Parameters" and you are returned to the prompt to assign another sub-board/library.  When you're done, simply select the "Main Menu" option.</text:p>
      <text:h text:style-name="Heading_20_3" text:outline-level="3"><text:bookmark text:name="h.2algl9fybxqk"/><text:bookmark-start text:name="__RefHeading__13388_483017182"/><text:bookmark-start text:name="_Toc318927211"/><text:bookmark-start text:name="_Toc318798245"/><text:soft-page-break/>Editing Access Groups<text:bookmark-end text:name="__RefHeading__13388_483017182"/><text:bookmark-end text:name="_Toc318927211"/><text:bookmark-end text:name="_Toc318798245"/></text:h>
      <text:p text:style-name="Text_20_body">You should now define your access groups.  There are ten groups, zero through nine.  Each one can have different capabilities as you wish.  All new users signing on to the BBS are automatically placed into group zero.  The parameters for each group consist of:</text:p>
      <text:p text:style-name="Standard"/>
      <text:list xml:id="list4005259127730809095" text:style-name="WWNum4">
        <text:list-item>
          <text:p text:style-name="P325">Group name</text:p>
        </text:list-item>
        <text:list-item>
          <text:p text:style-name="P325">Number of calls permitted per day (1-254 or infinite [0])</text:p>
        </text:list-item>
        <text:list-item>
          <text:p text:style-name="P325">Time in minutes permitted per call (1-99  or infinite [0])</text:p>
        </text:list-item>
        <text:list-item>
          <text:p text:style-name="P325">Amount of time permitted idling (no activity at a command prompt) (1-9 minutes)</text:p>
        </text:list-item>
        <text:list-item>
          <text:p text:style-name="P325">Number of downloads per call  (1-255 or infinite [0])</text:p>
        </text:list-item>
      </text:list>
      <text:h text:style-name="Heading_20_3" text:outline-level="3"><text:bookmark text:name="h.d9a3863oa5ej"/><text:bookmark-start text:name="__RefHeading__13390_483017182"/><text:bookmark-start text:name="_Toc318927212"/><text:bookmark-start text:name="_Ref318894978"/><text:bookmark-start text:name="_Ref318892678"/><text:bookmark-start text:name="_Toc318798246"/>User Flags<text:bookmark-end text:name="__RefHeading__13390_483017182"/><text:bookmark-end text:name="_Toc318927212"/><text:bookmark-end text:name="_Ref318894978"/><text:bookmark-end text:name="_Ref318892678"/><text:bookmark-end text:name="_Toc318798246"/></text:h>
      <text:p text:style-name="Text_20_body"><text:span text:style-name="T83">E</text:span>ach group has a set of “flags” assigned to users placed in that group.  These flags may be customized for individual users at a later time if desired.  With this editor, you set the flags as you wish them assigned when first entering the particular group.  The flags usually toggle between “Yes” or “No,” but a few require numeric input.</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15">Flag</text:p>
            </table:table-cell>
            <table:table-cell table:style-name="Table4.B16" office:value-type="string">
              <text:p text:style-name="P216">Type</text:p>
            </table:table-cell>
            <table:table-cell table:style-name="Table4.C1" office:value-type="string">
              <text:p text:style-name="P215">Purpose</text:p>
            </table:table-cell>
          </table:table-row>
        </table:table-header-rows>
        <table:table-row table:style-name="Table4.1">
          <table:table-cell table:style-name="Table4.A16" office:value-type="string">
            <text:p text:style-name="P173">Non-Weed Status</text:p>
          </table:table-cell>
          <table:table-cell table:style-name="Table4.B16" office:value-type="string">
            <text:p text:style-name="P178">Yes/No</text:p>
          </table:table-cell>
          <table:table-cell table:style-name="Table4.C2" office:value-type="string">
            <text:p text:style-name="P180"><text:span text:style-name="T23">Yes: Group is not deleted from the user log after not having called within a specified number of months.  (See “AutoWeed,” page </text:span><text:span text:style-name="T23"><text:bookmark-ref text:reference-format="page" text:ref-name="__RefHeading__13922_483017182">66</text:bookmark-ref></text:span><text:span text:style-name="T23"><text:bookmark-ref text:reference-format="number-all-superior" text:ref-name="__RefHeading__13922_483017182"/></text:span><text:span text:style-name="T23">.)</text:span></text:p>
          </table:table-cell>
        </table:table-row>
        <table:table-row table:style-name="Table4.1">
          <table:table-cell table:style-name="Table4.A16" office:value-type="string">
            <text:p text:style-name="P174">Credit Ratio</text:p>
          </table:table-cell>
          <table:table-cell table:style-name="Table4.B16" office:value-type="string">
            <text:p text:style-name="P176">Numeric</text:p>
          </table:table-cell>
          <table:table-cell table:style-name="Table4.C3" office:value-type="string">
            <text:p text:style-name="P182">The number of credits awarded <text:span text:style-name="T52">per</text:span> lines made in a post or file block uploaded.  The ratio is usually 1:1.</text:p>
          </table:table-cell>
        </table:table-row>
        <table:table-row table:style-name="Table4.1">
          <table:table-cell table:style-name="Table4.A16" office:value-type="string">
            <text:p text:style-name="P174">Local Maintenance</text:p>
          </table:table-cell>
          <table:table-cell table:style-name="Table4.B16" office:value-type="string">
            <text:p text:style-name="P177">Yes/No</text:p>
          </table:table-cell>
          <table:table-cell table:style-name="Table4.C4" office:value-type="string">
            <text:p text:style-name="P179"><text:span text:style-name="T23">Yes: Group has access to BBS maintenance commands.  Only give </text:span><text:span text:style-name="T10">very</text:span><text:span text:style-name="T23"> trusted users access to this.</text:span></text:p>
          </table:table-cell>
        </table:table-row>
        <table:table-row table:style-name="Table4.1">
          <table:table-cell table:style-name="Table4.A16" office:value-type="string">
            <text:p text:style-name="P175">Post/Respond Capability</text:p>
          </table:table-cell>
          <table:table-cell table:style-name="Table4.B16" office:value-type="string">
            <text:p text:style-name="P177">Yes/No</text:p>
          </table:table-cell>
          <table:table-cell table:style-name="Table4.C5" office:value-type="string">
            <text:p text:style-name="P181">Yes: Group can post messages in message bases.</text:p>
          </table:table-cell>
        </table:table-row>
        <table:table-row table:style-name="Table4.1">
          <table:table-cell table:style-name="Table4.A16" office:value-type="string">
            <text:p text:style-name="P175">UD/UX Access</text:p>
          </table:table-cell>
          <table:table-cell table:style-name="Table4.B16" office:value-type="string">
            <text:p text:style-name="P177">Yes/No</text:p>
          </table:table-cell>
          <table:table-cell table:style-name="Table4.C6" office:value-type="string">
            <text:p text:style-name="P181">Yes: Group can use upload/download or user exchange subsystems.</text:p>
          </table:table-cell>
        </table:table-row>
        <table:table-row table:style-name="Table4.1">
          <table:table-cell table:style-name="Table4.A16" office:value-type="string">
            <text:p text:style-name="P175">Maximum Editor Lines</text:p>
          </table:table-cell>
          <table:table-cell table:style-name="Table4.B16" office:value-type="string">
            <text:p text:style-name="P177">Numeric</text:p>
          </table:table-cell>
          <table:table-cell table:style-name="Table4.C7" office:value-type="string">
            <text:p text:style-name="P181">Lines of text (10-100, in multiples of 10: 0=10, 1=20...) group has available to post messages, e-mail, or feedback.</text:p>
          </table:table-cell>
        </table:table-row>
        <table:table-row table:style-name="Table4.1">
          <table:table-cell table:style-name="Table4.A16" office:value-type="string">
            <text:p text:style-name="P175">Unlimited DL Credit</text:p>
          </table:table-cell>
          <table:table-cell table:style-name="Table4.B16" office:value-type="string">
            <text:p text:style-name="P177">Yes/No</text:p>
          </table:table-cell>
          <table:table-cell table:style-name="Table4.C8" office:value-type="string">
            <text:p text:style-name="P181">Yes: no credit is deducted when files are downloaded.</text:p>
          </table:table-cell>
        </table:table-row>
        <table:table-row table:style-name="Table4.1">
          <table:table-cell table:style-name="Table4.A16" office:value-type="string">
            <text:p text:style-name="P175">Remote Maintenance</text:p>
          </table:table-cell>
          <table:table-cell table:style-name="Table4.B16" office:value-type="string">
            <text:p text:style-name="P177">Yes/No</text:p>
          </table:table-cell>
          <table:table-cell table:style-name="Table4.C9" office:value-type="string">
            <text:p text:style-name="P181">Similar to Local Maintenance.  Can write/remove forced e-mail, feedback, view system logs.</text:p>
          </table:table-cell>
        </table:table-row>
        <table:table-row table:style-name="Table4.1">
          <table:table-cell table:style-name="Table4.A16" office:value-type="string">
            <text:p text:style-name="P175">E-mail Access</text:p>
          </table:table-cell>
          <table:table-cell table:style-name="Table4.B16" office:value-type="string">
            <text:p text:style-name="P177">Yes/No</text:p>
          </table:table-cell>
          <table:table-cell table:style-name="Table4.C10" office:value-type="string">
            <text:p text:style-name="P181">Yes: group can send/receive e-mail.</text:p>
          </table:table-cell>
        </table:table-row>
        <text:soft-page-break/>
        <table:table-row table:style-name="Table4.1">
          <table:table-cell table:style-name="Table4.A16" office:value-type="string">
            <text:p text:style-name="P175">User List Access</text:p>
          </table:table-cell>
          <table:table-cell table:style-name="Table4.B16" office:value-type="string">
            <text:p text:style-name="P177">Yes/No</text:p>
          </table:table-cell>
          <table:table-cell table:style-name="Table4.C11" office:value-type="string">
            <text:p text:style-name="P181">Yes: group can list BBS users.</text:p>
          </table:table-cell>
        </table:table-row>
        <table:table-row table:style-name="Table4.1">
          <table:table-cell table:style-name="Table4.A16" office:value-type="string">
            <text:p text:style-name="P175">B.A.R./Log Access</text:p>
          </table:table-cell>
          <table:table-cell table:style-name="Table4.B16" office:value-type="string">
            <text:p text:style-name="P177">Yes/No</text:p>
          </table:table-cell>
          <table:table-cell table:style-name="Table4.C12" office:value-type="string">
            <text:p text:style-name="P181">Yes: group can view various logs.</text:p>
          </table:table-cell>
        </table:table-row>
        <table:table-row table:style-name="Table4.1">
          <table:table-cell table:style-name="Table4.A16" office:value-type="string">
            <text:p text:style-name="P175">Sub-board Maintenance</text:p>
          </table:table-cell>
          <table:table-cell table:style-name="Table4.B16" office:value-type="string">
            <text:p text:style-name="P177">Yes/No</text:p>
          </table:table-cell>
          <table:table-cell table:style-name="Table4.C13" office:value-type="string">
            <text:p text:style-name="P181">Yes: group can edit or re-configure SIGs or sub-boards, and edit or delete other users' posts.</text:p>
          </table:table-cell>
        </table:table-row>
        <table:table-row table:style-name="Table4.1">
          <table:table-cell table:style-name="Table4.A16" office:value-type="string">
            <text:p text:style-name="P175">Files Maintenance</text:p>
          </table:table-cell>
          <table:table-cell table:style-name="Table4.B16" office:value-type="string">
            <text:p text:style-name="P177">Yes/No</text:p>
          </table:table-cell>
          <table:table-cell table:style-name="Table4.C14" office:value-type="string">
            <text:p text:style-name="P181">Yes: group can edit, validate, award credit to users in the U/D section.</text:p>
          </table:table-cell>
        </table:table-row>
        <table:table-row table:style-name="Table4.1">
          <table:table-cell table:style-name="Table4.A15" office:value-type="string">
            <text:p text:style-name="P175">MCI Access</text:p>
          </table:table-cell>
          <table:table-cell table:style-name="Table4.B16" office:value-type="string">
            <text:p text:style-name="P177">Yes/No</text:p>
          </table:table-cell>
          <table:table-cell table:style-name="Table4.C15" office:value-type="string">
            <text:p text:style-name="P179"><text:span text:style-name="T23">Yes: group has access to the Message Command Interpreter (see page </text:span><text:span text:style-name="T23"><text:reference-ref text:reference-format="page" text:ref-name="Message Command Interpreter">50</text:reference-ref></text:span><text:span text:style-name="T23">).</text:span></text:p>
          </table:table-cell>
        </table:table-row>
        <table:table-row table:style-name="Table4.1">
          <table:table-cell table:style-name="Table4.A16" office:value-type="string">
            <text:p text:style-name="P175">UD/UX at Prime Time</text:p>
          </table:table-cell>
          <table:table-cell table:style-name="Table4.B16" office:value-type="string">
            <text:p text:style-name="P177">Yes/No</text:p>
          </table:table-cell>
          <table:table-cell table:style-name="Table4.C16" office:value-type="string">
            <text:p text:style-name="P183">Yes: group can upload or download from U/Ds or U/Xs during prime time.</text:p>
          </table:table-cell>
        </table:table-row>
      </table:table>
      <text:p text:style-name="P63">Table <text:sequence text:ref-name="refTable3" text:name="Table" style:num-format="1">5</text:sequence>: User flags</text:p>
      <text:p text:style-name="P13"><text:bookmark text:name="_Toc318927396"/></text:p>
      <text:p text:style-name="Text_20_body">We also suggest that, at least to start, you define group 9 as the most powerful group.  When you first log on to your BBS as sysop, you are assigned group 9 access.  You may change your access group after logging on for the first time.</text:p>
      <text:p text:style-name="Text_20_body">When you have completed all assignments for a group, select the <text:span text:style-name="Commodore_20_text_20_-_20_ryan">Keep Parameters</text:span> option and move on to another group.  When all groups are assigned satisfactorily, choose <text:span text:style-name="Commodore_20_text_20_-_20_ryan">Return to Main Menu</text:span>.</text:p>
      <text:p text:style-name="Text_20_body"><text:span text:style-name="T9">N</text:span><text:span text:style-name="T14">ote</text:span><text:span text:style-name="T9">:</text:span> Any changes in access group information, either with the offline <text:span text:style-name="Commodore_20_text_20_-_20_ryan">config</text:span> editor or the online <text:span text:style-name="program_20_-_20_ryan">+.reconfig</text:span> editor, require a reboot before the changes take effect.</text:p>
      <text:h text:style-name="Heading_20_2" text:outline-level="2"><text:bookmark text:name="h.t1xa1duce83e"/><text:bookmark-start text:name="__RefHeading__13392_483017182"/><text:bookmark-start text:name="_Toc318927213"/><text:bookmark-start text:name="_Toc318798247"/>BBS Information<text:bookmark-end text:name="__RefHeading__13392_483017182"/><text:bookmark-end text:name="_Toc318927213"/><text:bookmark-end text:name="_Toc318798247"/></text:h>
      <text:p text:style-name="Text_20_body">Now you get to identify your BBS.  Select the <text:span text:style-name="Commodore_20_text_20_-_20_ryan">BBS Info</text:span> option from the main menu.  It has several specific questions about you and your BBS to help personalize it.</text:p>
      <text:p text:style-name="Text_20_body">First, the sysop's information:</text:p>
      <text:p text:style-name="Text_20_body">You are asked for the handle you have chosen to use on your BBS.  This information is assigned to user number one, the sysop account.</text:p>
      <text:p text:style-name="Text_20_body">You are also asked to provide a password. <text:span text:style-name="T55">Choose it carefully since this is usually the most powerful account on the BBS, and you will not want it compromised.</text:span></text:p>
      <text:p text:style-name="Text_20_body">Then you are asked a few other questions that are added to the data in your account to start the user file.  This information can be changed inside the BBS later, if you desire (using the <text:span text:style-name="Commodore_20_text_20_-_20_ryan">ED</text:span> or <text:span text:style-name="Commodore_20_text_20_-_20_ryan">EP</text:span> commands).</text:p>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Table_20_Heading">Information</text:p>
            </table:table-cell>
            <table:table-cell table:style-name="Table8.A1" office:value-type="string">
              <text:p text:style-name="Table_20_Heading">Purpose</text:p>
            </table:table-cell>
          </table:table-row>
        </table:table-header-rows>
        <table:table-row table:style-name="Table8.1">
          <table:table-cell table:style-name="Table8.A1" office:value-type="string">
            <text:p text:style-name="P114">Board Name</text:p>
          </table:table-cell>
          <table:table-cell table:style-name="Table8.A1" office:value-type="string">
            <text:p text:style-name="P115">Should be self-explanatory.<office:annotation><dc:creator>Ryan Sherwood</dc:creator><dc:date>2014-09-12T00:50:18</dc:date><text:p text:style-name="P369"><text:span text:style-name="T129">Finish this</text:span></text:p></office:annotation></text:p>
          </table:table-cell>
        </table:table-row>
        <table:table-row table:style-name="Table8.1">
          <table:table-cell table:style-name="Table8.A1" office:value-type="string">
            <text:p text:style-name="P114">Board Identifier</text:p>
          </table:table-cell>
          <table:table-cell table:style-name="Table8.A1" office:value-type="string">
            <text:p text:style-name="P115">A two-character abbreviation used to identify your BBS.  For example, a board named “Lyon's Den” might use an identifier of <text:span text:style-name="T3">LD</text:span>.</text:p>
          </table:table-cell>
        </table:table-row>
        <table:table-row table:style-name="Table8.1">
          <table:table-cell table:style-name="Table8.A1" office:value-type="string">
            <text:p text:style-name="P114"/>
          </table:table-cell>
          <table:table-cell table:style-name="Table8.A1" office:value-type="string">
            <text:p text:style-name="P115"/>
          </table:table-cell>
        </table:table-row>
      </table:table>
      <text:p text:style-name="P221">Table <text:sequence text:ref-name="refTable4" text:name="Table" text:formula="ooow:Table+1" style:num-format="1">6</text:sequence>: BBS setup information </text:p>
      <text:h text:style-name="Heading_20_2" text:outline-level="2"><text:bookmark-start text:name="__RefHeading__13394_483017182"/><text:bookmark-start text:name="_Toc318927214"/>Prime Time<text:bookmark-end text:name="__RefHeading__13394_483017182"/><text:bookmark-end text:name="_Toc318927214"/></text:h>
      <text:p text:style-name="P164">A period where everyone is limited to being online a certain number of minutes, and U/D access is limited to users with the “U/D at Prime Time” flag set.  If you are just starting out, you may wish to wait to see how busy your BBS is before setting up Prime Time.</text:p>
      <text:p text:style-name="P164">If you decide to set it up, you are asked for:</text:p>
      <text:list xml:id="list4887377787666066028" text:style-name="WWNum5">
        <text:list-item>
          <text:p text:style-name="P262">The time to start</text:p>
        </text:list-item>
        <text:list-item>
          <text:p text:style-name="P262">The time to end</text:p>
        </text:list-item>
        <text:list-item>
          <text:p text:style-name="P262">The number of minutes you will permit users to stay online</text:p>
        </text:list-item>
      </text:list>
      <text:p text:style-name="Standard"/>
      <text:h text:style-name="P315" text:outline-level="1"><text:bookmark-start text:name="__RefHeading___Toc83974_1114717513"/>This information may be changed later if you wish.<text:bookmark-end text:name="__RefHeading___Toc83974_1114717513"/></text:h>
      <text:h text:style-name="P315" text:outline-level="1"><text:bookmark-start text:name="__RefHeading___Toc83976_1114717513"/>When you are finished with the Prime Time option, choose <text:span text:style-name="Commodore_20_text_20_-_20_ryan">Keep Parameters</text:span> to return to the <text:span text:style-name="Commodore_20_text_20_-_20_ryan">BBS Info</text:span> menu.<text:bookmark-end text:name="__RefHeading___Toc83976_1114717513"/></text:h>
      <text:h text:style-name="Heading_20_2" text:outline-level="2"><text:bookmark-start text:name="__RefHeading__13398_483017182"/><text:bookmark-start text:name="_Toc318927215"/>Main Prompt<text:bookmark-end text:name="__RefHeading__13398_483017182"/><text:bookmark-end text:name="_Toc318927215"/></text:h>
      <text:p text:style-name="P153">This is a message users see when they are not in any particular subsystem.  It can be anything you want, but should be short. The default prompt is <text:span text:style-name="Commodore_20_text_20_-_20_ryan">IMAGE:</text:span></text:p>
      <text:p text:style-name="P153">After establishing your prompt, return to the <text:span text:style-name="Commodore_20_text_20_-_20_ryan">BBS Info</text:span> menu.</text:p>
      <text:h text:style-name="Heading_20_2" text:outline-level="2"><text:bookmark-start text:name="__RefHeading__13402_483017182"/><text:bookmark-start text:name="_Toc318927216"/>Credit Points<text:bookmark-end text:name="__RefHeading__13402_483017182"/><text:bookmark-end text:name="_Toc318927216"/></text:h>
      <text:p text:style-name="P153">Credits are points that users accrue or lose depending on their actions on the BBS. They earn more by uploading files, posting bulletins in the message bases, playing games, the <office:annotation><dc:creator>Ryan Sherwood</dc:creator><dc:date>2012-03-07T17:36:00</dc:date><text:p>Add this in guide</text:p></office:annotation>credit exchange and possibly by other methods. They can also be awarded by the sysop for no good reason! The final selection here is to set the number of credit points new users receive when first signing up to your BBS.  This can be from 0 to 65,000, but we assume most sysops will not want to assign that many to new users.</text:p>
      <text:p text:style-name="P153">This completes the <text:span text:style-name="Commodore_20_text_20_-_20_ryan">BBS Info</text:span> section of your configuration!</text:p>
      <text:h text:style-name="Heading_20_2" text:outline-level="2"><text:bookmark text:name="h.je22ow85m6m5"/><text:bookmark-start text:name="__RefHeading__13406_483017182"/><text:bookmark-start text:name="_Toc318927217"/><text:bookmark-start text:name="_Toc318798248"/><text:soft-page-break/>Loading Configuration Files<text:bookmark-end text:name="__RefHeading__13406_483017182"/><text:bookmark-end text:name="_Toc318927217"/><text:bookmark-end text:name="_Toc318798248"/></text:h>
      <text:p text:style-name="Text_20_body">You may load configuration files at any time to make changes to them as you desire.  This can also be done online with the <text:span text:style-name="Commodore_20_text_20_-_20_ryan">+.reconfig</text:span> program, but the option is included here for any that may wish to reconfigure their BBS off-line.</text:p>
      <text:h text:style-name="Heading_20_2" text:outline-level="2"><text:bookmark text:name="h.hytm5unqnbi8"/><text:bookmark-start text:name="__RefHeading__13408_483017182"/><text:bookmark-start text:name="_Toc318927218"/><text:bookmark-start text:name="_Toc318798249"/>Saving Configuration Files<text:bookmark-end text:name="__RefHeading__13408_483017182"/><text:bookmark-end text:name="_Toc318927218"/><text:bookmark-end text:name="_Toc318798249"/></text:h>
      <text:p text:style-name="Text_20_body">The last option is to save the configuration files to disk.  You are first prompted to insert all system disks into their proper drives, and then the files are saved to the disks.  You are notified if any file(s) have not been written to disk, or if re-writing a particular file will <office:annotation><dc:date>2012-03-07T16:23:00</dc:date><text:p>Ryan Sherwood:</text:p><text:p>todo: back up u.config file first?</text:p></office:annotation>re-start the user log, before exiting the configuration editor.</text:p>
      <text:h text:style-name="Heading_20_2" text:outline-level="2"><text:bookmark text:name="h.7xzqfocisqg5"/><text:bookmark-start text:name="__RefHeading__13410_483017182"/><text:bookmark-start text:name="_Toc318927219"/><text:bookmark-start text:name="_Toc318798250"/>All Done<text:bookmark-end text:name="__RefHeading__13410_483017182"/><text:bookmark-end text:name="_Toc318927219"/><text:bookmark-end text:name="_Toc318798250"/></text:h>
      <text:p text:style-name="Text_20_body">This completes the configuration of the BBS!  You can now select <text:span text:style-name="Commodore_20_text_20_-_20_ryan">Exit Configuration Editor</text:span> and choose the appropriate option:</text:p>
      <text:h text:style-name="P301" text:outline-level="1"><text:bookmark-start text:name="__RefHeading__13412_483017182"/><text:span text:style-name="Commodore_20_text_20_-_20_ryan">Return to BASIC</text:span><text:bookmark-end text:name="__RefHeading__13412_483017182"/></text:h>
      <text:p text:style-name="P110"><text:span text:style-name="Commodore_20_text_20_-_20_ryan">Cold start the machine</text:span></text:p>
      <text:p text:style-name="P109"><text:span text:style-name="Commodore_20_text_20_-_20_ryan">Boot</text:span><text:span text:style-name="Commodore_20_text_20_-_20_ryan"><office:annotation><dc:creator>Ryan Sherwood</dc:creator><dc:date>2012-03-07T16:23:00</dc:date><text:p>(fixme: boot "image 1.2*")</text:p></office:annotation></text:span><text:span text:style-name="Commodore_20_text_20_-_20_ryan"> IMAGE BBS</text:span></text:p>
      <text:p text:style-name="Standard"/>
      <text:p text:style-name="Text_20_body"><text:span text:style-name="T43">(If you change your mind, you can still escape with </text:span><text:span text:style-name="T44">←</text:span><text:span text:style-name="T46">.) </text:span>For now, let's select <text:span text:style-name="Commodore_20_text_20_-_20_ryan">Return to BASIC</text:span> and continue with setting up the modem.</text:p>
      <text:h text:style-name="Heading_20_1" text:outline-level="1"><text:bookmark text:name="h.uhjwbv1aor91"/><text:bookmark-start text:name="__RefHeading__13414_483017182"/><text:bookmark-start text:name="_Toc318927220"/><text:bookmark-start text:name="_Toc318798251"/>Modem Configuration<text:bookmark-end text:name="__RefHeading__13414_483017182"/><text:bookmark-end text:name="_Toc318927220"/><text:bookmark-end text:name="_Toc318798251"/></text:h>
      <text:p text:style-name="P154">You can run a dial-up BBS (and in fact some people still do), but for convenience's sake, <text:s/>and to get the most callers possible, you'll probably want to have incoming connections via the Internet.</text:p>
      <text:p text:style-name="P165">If you're using a real Commodore 64, you'll be using an interface which plugs in to either the user port (for example, an Omnitronix RS232 interface), or expansion port (a Turbo232 or Glink interface). A serial cable connects to a PC which runs TCP/IP to RS232 “bridge” software, allowing the BBS to send and receive modem commands and BBS data even though there's not a real modem connected.</text:p>
      <text:p text:style-name="P164"><office:annotation office:name="__Fieldmark__18739_1261021484"><dc:creator>Ryan Sherwood</dc:creator><dc:date>2014-10-22T20:25:25</dc:date><text:p>Finish this thought</text:p></office:annotation><text:span text:style-name="T86">If you're hosting your BBS via an emulator...</text:span><office:annotation-end office:name="__Fieldmark__18739_1261021484"/></text:p>
      <text:h text:style-name="Heading_20_2" text:outline-level="2"><text:bookmark text:name="h.vz037oe8312k"/><text:bookmark-start text:name="__RefHeading__13416_483017182"/><text:bookmark-start text:name="_Toc318927221"/><text:bookmark-start text:name="_Toc318798252"/>modemconfig 19.2<text:bookmark-end text:name="__RefHeading__13416_483017182"/><text:bookmark-end text:name="_Toc318927221"/><text:bookmark-end text:name="_Toc318798252"/></text:h>
      <text:p text:style-name="Text_20_body">This program configures the modem to be used with the BBS through a series of questions, which are outlined in the following section.  First, a preview of what it looks like:</text:p>
      <text:h text:style-name="P301" text:outline-level="1"><text:bookmark-start text:name="__RefHeading__13418_483017182"/><text:soft-page-break/><text:span text:style-name="Commodore_20_text_20_-_20_ryan">Image 1.2 Modem Configuration</text:span><text:bookmark-end text:name="__RefHeading__13418_483017182"/></text:h>
      <text:p text:style-name="P110"><text:span text:style-name="Commodore_20_text_20_-_20_ryan"/></text:p>
      <text:p text:style-name="P110"><text:span text:style-name="Commodore_20_text_20_-_20_ryan">   1 -- 1670  (Old Model)</text:span></text:p>
      <text:p text:style-name="P110"><text:span text:style-name="Commodore_20_text_20_-_20_ryan">   2 -- 1670a (New Model)</text:span></text:p>
      <text:p text:style-name="P110"><text:span text:style-name="Commodore_20_text_20_-_20_ryan">   3 -- Hayes 1200 (ATA)</text:span></text:p>
      <text:p text:style-name="P110"><text:span text:style-name="Commodore_20_text_20_-_20_ryan">   4 -- Hayes 1200 (DTR)</text:span></text:p>
      <text:p text:style-name="P110"><text:span text:style-name="Commodore_20_text_20_-_20_ryan">   5 -- Hayes 1200 (ATA/DTR)</text:span></text:p>
      <text:p text:style-name="P110"><text:span text:style-name="Commodore_20_text_20_-_20_ryan">   6 -- Hayes 1200 (ATA/Reverse DTR)</text:span></text:p>
      <text:p text:style-name="P110"><text:span text:style-name="Commodore_20_text_20_-_20_ryan">   7 -- Hayes 2400 (ATA/DTR)</text:span></text:p>
      <text:p text:style-name="P110"><text:span text:style-name="Commodore_20_text_20_-_20_ryan">   8 -- Hayes 2400 (ATA/Reverse DTR)</text:span></text:p>
      <text:p text:style-name="P110"><text:span text:style-name="Commodore_20_text_20_-_20_ryan">   9 -- Supra 2400</text:span></text:p>
      <text:p text:style-name="P110"><text:span text:style-name="Commodore_20_text_20_-_20_ryan">  10 -- Aprotek 2400</text:span></text:p>
      <text:p text:style-name="P110"><text:span text:style-name="Commodore_20_text_20_-_20_ryan">  11 -- Hayes 9600 (ATA/DTR)</text:span></text:p>
      <text:p text:style-name="P110"><text:span text:style-name="Commodore_20_text_20_-_20_ryan">  12 -- Hayes 9600 (ATA/Reverse DTR)</text:span></text:p>
      <text:p text:style-name="P110"><text:span text:style-name="Commodore_20_text_20_-_20_ryan">  13 -- Supra 9600 (ATA/DTR/X4)</text:span></text:p>
      <text:p text:style-name="P110"><text:span text:style-name="Commodore_20_text_20_-_20_ryan">  14 -- Hayes 19.2k(ATA/DTR)</text:span></text:p>
      <text:p text:style-name="P110"><text:span text:style-name="Commodore_20_text_20_-_20_ryan">  15 -- Hayes 19.2k(ATA/DTR/X4)</text:span></text:p>
      <text:p text:style-name="P110"><text:span text:style-name="Commodore_20_text_20_-_20_ryan">  16 -- Customized</text:span></text:p>
      <text:p text:style-name="P110"><text:span text:style-name="Commodore_20_text_20_-_20_ryan"/></text:p>
      <text:h text:style-name="P301" text:outline-level="1"><text:bookmark-start text:name="__RefHeading__13420_483017182"/><text:span text:style-name="Commodore_20_text_20_-_20_ryan">Modem Type? []</text:span><text:bookmark-end text:name="__RefHeading__13420_483017182"/></text:h>
      <text:p text:style-name="P109"/>
      <text:h text:style-name="P315" text:outline-level="1"><text:bookmark-start text:name="__RefHeading___Toc83978_1114717513"/>Type 16 (Customized) is the one you'll want for operation with a telnet bridge program.<text:bookmark-end text:name="__RefHeading___Toc83978_1114717513"/></text:h>
      <text:h text:style-name="P315" text:outline-level="1"><text:bookmark-start text:name="__RefHeading___Toc83980_1114717513"/>Here is a summary of options presented when that choice is made:<text:bookmark-end text:name="__RefHeading___Toc83980_1114717513"/></text:h>
      <text:p text:style-name="Standard">1. Baud rate<text:tab/><text:tab/><text:tab/><text:tab/>0 = 300 ... 5 = 19200</text:p>
      <text:p text:style-name="Standard"/>
      <text:h text:style-name="P263" text:outline-level="1"><text:bookmark-start text:name="__RefHeading__13424_483017182"/><text:tab/>Pick the highest rate your modem or telnet bridge supports.<text:bookmark-end text:name="__RefHeading__13424_483017182"/></text:h>
      <text:p text:style-name="Standard"/>
      <text:p text:style-name="Standard">2. 0 = Escape codes (+++)<text:tab/><text:tab/>1 = Data Terminal Ready (DTR) hangup</text:p>
      <text:p text:style-name="Standard"/>
      <text:p text:style-name="P109">+++ escape codes are used mostly on older modems such as the Commodore 1670.  Hayes-compatible modems usually support the DTR line with the Commodore user port or an RS232 interface in the expansion port.</text:p>
      <text:p text:style-name="Standard"/>
      <text:p text:style-name="Standard">3. 0 = Auto answer (<text:span text:style-name="Commodore_20_text_20_-_20_ryan">ATS0=1</text:span>)<text:tab/>1 = Manual answer (<text:span text:style-name="Commodore_20_text_20_-_20_ryan">ATA</text:span>)</text:p>
      <text:p text:style-name="Standard"/>
      <text:p text:style-name="Standard">4. 0 = ATH<text:tab/><text:tab/><text:tab/><text:tab/>1 = No ATH</text:p>
      <text:p text:style-name="Standard">   </text:p>
      <text:h text:style-name="P302" text:outline-level="1"><text:bookmark-start text:name="__RefHeading__13426_483017182"/>This refers to whether your modem <office:annotation><dc:creator>Ryan Sherwood</dc:creator><dc:date>2012-03-08T11:16:00</dc:date><text:p>I think so</text:p></office:annotation>includes <text:span text:style-name="Commodore_20_text_20_-_20_ryan">ATH</text:span> in its command set.<text:bookmark-end text:name="__RefHeading__13426_483017182"/></text:h>
      <text:p text:style-name="Standard"/>
      <text:p text:style-name="Standard">5. 0 = Local off-hook<text:tab/><text:tab/><text:tab/>1 = Not</text:p>
      <text:p text:style-name="Standard"/>
      <text:p text:style-name="P109">When you are logged on to the BBS from the local console, should the modem be taken off-hook so people trying to call in get a busy signal?</text:p>
      <text:p text:style-name="Standard"/>
      <text:p text:style-name="Standard">6. 0 = ATH0<text:tab/><text:tab/><text:tab/><text:tab/>1 = ATH</text:p>
      <text:p text:style-name="Standard"/>
      <text:h text:style-name="P302" text:outline-level="1"><text:bookmark-start text:name="__RefHeading__13428_483017182"/>This is just a matter of semantics: does your modem use <text:span text:style-name="Commodore_20_text_20_-_20_ryan">ATH</text:span> or <text:span text:style-name="Commodore_20_text_20_-_20_ryan">ATH0</text:span> to hang up?<text:bookmark-end text:name="__RefHeading__13428_483017182"/></text:h>
      <text:p text:style-name="Standard"/>
      <text:p text:style-name="Standard">7. 0 = Hang-up in modem reset<text:tab/>1 = Not</text:p>
      <text:p text:style-name="Standard"/>
      <text:h text:style-name="P302" text:outline-level="1"><text:bookmark-start text:name="__RefHeading__13430_483017182"/>Choose whether to hang up when resetting the modem.<text:bookmark-end text:name="__RefHeading__13430_483017182"/></text:h>
      <text:p text:style-name="Standard"/>
      <text:p text:style-name="Standard">8. Value for <text:span text:style-name="Commodore_20_text_20_-_20_ryan">ATX</text:span></text:p>
      <text:p text:style-name="Standard"><text:soft-page-break/></text:p>
      <text:p text:style-name="P109">This controls the number of error reporting (1-4) codes used by the modem (<text:span text:style-name="Commodore_20_text_20_-_20_ryan">VOICE</text:span>, <text:span text:style-name="Commodore_20_text_20_-_20_ryan">ERROR</text:span>, etc.) It is usually left at 4.</text:p>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2">Numeric</text:p>
          </table:table-cell>
          <table:table-cell table:style-name="Table9.A1" office:value-type="string">
            <text:p text:style-name="P117">Verbose</text:p>
          </table:table-cell>
          <table:table-cell table:style-name="Table9.A1" office:value-type="string">
            <text:p text:style-name="P119">Description</text:p>
          </table:table-cell>
        </table:table-row>
        <table:table-row table:style-name="Table9.1">
          <table:table-cell table:style-name="Table9.A1" office:value-type="string">
            <text:p text:style-name="P13"><text:span text:style-name="Commodore_20_text_20_-_20_ryan">0</text:span></text:p>
          </table:table-cell>
          <table:table-cell table:style-name="Table9.A1" office:value-type="string">
            <text:p text:style-name="P116"><text:span text:style-name="Commodore_20_text_20_-_20_ryan">OK</text:span></text:p>
          </table:table-cell>
          <table:table-cell table:style-name="Table9.A1" office:value-type="string">
            <text:p text:style-name="P118">The last command sent to the modem was processed correctly.</text:p>
          </table:table-cell>
        </table:table-row>
        <table:table-row table:style-name="Table9.1">
          <table:table-cell table:style-name="Table9.A1" office:value-type="string">
            <text:p text:style-name="P13"><text:span text:style-name="Commodore_20_text_20_-_20_ryan">1</text:span></text:p>
          </table:table-cell>
          <table:table-cell table:style-name="Table9.A1" office:value-type="string">
            <text:p text:style-name="P116"><text:span text:style-name="Commodore_20_text_20_-_20_ryan">CONNECT</text:span></text:p>
          </table:table-cell>
          <table:table-cell table:style-name="Table9.A1" office:value-type="string">
            <text:p text:style-name="P118">The modem achieved a connection at 300 bps.</text:p>
          </table:table-cell>
        </table:table-row>
        <table:table-row table:style-name="Table9.1">
          <table:table-cell table:style-name="Table9.A1" office:value-type="string">
            <text:p text:style-name="P13"><text:span text:style-name="Commodore_20_text_20_-_20_ryan">2</text:span></text:p>
          </table:table-cell>
          <table:table-cell table:style-name="Table9.A1" office:value-type="string">
            <text:p text:style-name="P116"><text:span text:style-name="Commodore_20_text_20_-_20_ryan">RING</text:span></text:p>
          </table:table-cell>
          <table:table-cell table:style-name="Table9.A1" office:value-type="string">
            <text:p text:style-name="P118">The modem detected an incoming call.</text:p>
          </table:table-cell>
        </table:table-row>
        <table:table-row table:style-name="Table9.1">
          <table:table-cell table:style-name="Table9.A1" office:value-type="string">
            <text:p text:style-name="P13"><text:span text:style-name="Commodore_20_text_20_-_20_ryan">3</text:span></text:p>
          </table:table-cell>
          <table:table-cell table:style-name="Table9.A1" office:value-type="string">
            <text:p text:style-name="P116"><text:span text:style-name="Commodore_20_text_20_-_20_ryan">NO CARRIER</text:span></text:p>
          </table:table-cell>
          <table:table-cell table:style-name="Table9.A1" office:value-type="string">
            <text:p text:style-name="P118">The modem could not make a connection or lost a connection due to the absence of the carrier signal.</text:p>
          </table:table-cell>
        </table:table-row>
        <table:table-row table:style-name="Table9.1">
          <table:table-cell table:style-name="Table9.A1" office:value-type="string">
            <text:p text:style-name="P13"><text:span text:style-name="Commodore_20_text_20_-_20_ryan">4</text:span></text:p>
          </table:table-cell>
          <table:table-cell table:style-name="Table9.A1" office:value-type="string">
            <text:p text:style-name="P116"><text:span text:style-name="Commodore_20_text_20_-_20_ryan">ERROR</text:span></text:p>
          </table:table-cell>
          <table:table-cell table:style-name="Table9.A1" office:value-type="string">
            <text:p text:style-name="P118">An error has occurred; usually a bad command.</text:p>
          </table:table-cell>
        </table:table-row>
        <table:table-row table:style-name="Table9.1">
          <table:table-cell table:style-name="Table9.A1" office:value-type="string">
            <text:p text:style-name="P13"><text:span text:style-name="Commodore_20_text_20_-_20_ryan">5</text:span></text:p>
          </table:table-cell>
          <table:table-cell table:style-name="Table9.A1" office:value-type="string">
            <text:p text:style-name="P116"><text:span text:style-name="Commodore_20_text_20_-_20_ryan">CONNECT 1200</text:span></text:p>
          </table:table-cell>
          <table:table-cell table:style-name="Table9.A1" office:value-type="string">
            <text:p text:style-name="P118">The modem has achieved a connection at 1200bps.</text:p>
          </table:table-cell>
        </table:table-row>
        <table:table-row table:style-name="Table9.1">
          <table:table-cell table:style-name="Table9.A1" office:value-type="string">
            <text:p text:style-name="P13"><text:span text:style-name="Commodore_20_text_20_-_20_ryan">6</text:span></text:p>
          </table:table-cell>
          <table:table-cell table:style-name="Table9.A1" office:value-type="string">
            <text:p text:style-name="P116"><text:span text:style-name="Commodore_20_text_20_-_20_ryan">NO DIAL TONE</text:span></text:p>
          </table:table-cell>
          <table:table-cell table:style-name="Table9.A1" office:value-type="string">
            <text:p text:style-name="P118">The modem did not detect a dialtone.</text:p>
          </table:table-cell>
        </table:table-row>
        <table:table-row table:style-name="Table9.1">
          <table:table-cell table:style-name="Table9.A1" office:value-type="string">
            <text:p text:style-name="P13"><text:span text:style-name="Commodore_20_text_20_-_20_ryan">7</text:span></text:p>
          </table:table-cell>
          <table:table-cell table:style-name="Table9.A1" office:value-type="string">
            <text:p text:style-name="P116"><text:span text:style-name="Commodore_20_text_20_-_20_ryan">BUSY</text:span></text:p>
          </table:table-cell>
          <table:table-cell table:style-name="Table9.A1" office:value-type="string">
            <text:p text:style-name="P120">The modem dialed but got a busy signal.</text:p>
          </table:table-cell>
        </table:table-row>
      </table:table>
      <text:p text:style-name="Table">Table <text:sequence text:ref-name="refTable5" text:name="Table" text:formula="ooow:Table+7" style:num-format="1">7</text:sequence>: Typical modem result codes<text:bookmark text:name="_Toc318927397"/></text:p>
      <table:table table:name="Table10" table:style-name="Table10">
        <table:table-column table:style-name="Table10.A"/>
        <table:table-column table:style-name="Table10.B"/>
        <table:table-row table:style-name="Table10.1">
          <table:table-cell table:style-name="Table10.A1" office:value-type="string">
            <text:p text:style-name="P224">X1</text:p>
          </table:table-cell>
          <table:table-cell table:style-name="Table10.A1" office:value-type="string">
            <text:p text:style-name="P225">Usually adds connection speed to basic result codes (e.g. CONNECT 1200)</text:p>
          </table:table-cell>
        </table:table-row>
        <table:table-row table:style-name="Table10.1">
          <table:table-cell table:style-name="Table10.A1" office:value-type="string">
            <text:p text:style-name="P223">X2</text:p>
          </table:table-cell>
          <table:table-cell table:style-name="Table10.A1" office:value-type="string">
            <text:p text:style-name="P225">Usually adds dial tone detection (preventing blind dial, and sometimes preventing <text:span text:style-name="T19">ATO</text:span>)</text:p>
          </table:table-cell>
        </table:table-row>
        <table:table-row table:style-name="Table10.1">
          <table:table-cell table:style-name="Table10.A1" office:value-type="string">
            <text:p text:style-name="P223">X3</text:p>
          </table:table-cell>
          <table:table-cell table:style-name="Table10.A1" office:value-type="string">
            <text:p text:style-name="P225">Usually adds busy signal detection.</text:p>
          </table:table-cell>
        </table:table-row>
        <table:table-row table:style-name="Table10.1">
          <table:table-cell table:style-name="Table10.A1" office:value-type="string">
            <text:p text:style-name="P223"><text:s/>4</text:p>
          </table:table-cell>
          <table:table-cell table:style-name="Table10.A1" office:value-type="string">
            <text:p text:style-name="P225">Usually adds both busy signal and dial tone detection</text:p>
          </table:table-cell>
        </table:table-row>
      </table:table>
      <text:p text:style-name="Standard"/>
      <text:p text:style-name="P192">9. DTR:<text:tab/>0 = Normal<text:tab/><text:tab/><text:tab/>1 = Reversed</text:p>
      <text:p text:style-name="Standard"/>
      <text:p text:style-name="P113">DTR (Data Terminal Ready) is a connection that tells the DCE (Data Communication Equipment, typically a modem) that the DTE (Data Terminal Equipment, typically a computer or terminal) is ready to transmit and receive data<text:note text:id="ftn2" text:note-class="footnote"><text:note-citation>2</text:note-citation><text:note-body><text:p text:style-name="P303"><text:s/>Source for RS232/EIA232F terminology: <text:span text:style-name="T8">Data Communications: A Business User's Approach</text:span>, Fourth Edition, p. 120.  Also, Rascal's excellent dissertation of modem terminology included with his "e.modrc" fix.</text:p><text:p text:style-name="Footnote"/></text:note-body></text:note>. Some modems have the logic reversed; if bringing DTR high (toggling it on) signals a disconnect, and then select "Reversed."</text:p>
      <text:h text:style-name="Heading_20_1" text:outline-level="1"><text:bookmark-start text:name="__RefHeading__13434_483017182"/><text:bookmark-start text:name="_Toc318927222"/>Telnet bridge software<text:bookmark-end text:name="__RefHeading__13434_483017182"/><text:bookmark-end text:name="_Toc318927222"/></text:h>
      <text:h text:style-name="P197" text:outline-level="2"><text:bookmark-start text:name="_Toc318927223"/><text:bookmark-start text:name="__RefHeading__13436_483017182"/>Jim Brain's <text:span text:style-name="T15">tcpser</text:span><text:bookmark-end text:name="_Toc318927223"/><text:span text:style-name="T15">-</text:span><text:span text:style-name="T16">1.0rc6</text:span><text:bookmark-end text:name="__RefHeading__13436_483017182"/></text:h>
      <text:p text:style-name="P186">Tcpser is a telnet bridge program which can interface with either a real Commodore 64 via a serial cable, or an emulator. It can be downloaded from:</text:p>
      <text:p text:style-name="P185"><text:soft-page-break/><text:a xlink:type="simple" xlink:href="http://www.jbrain.org/pub/linux/serial" text:style-name="Internet_20_link" text:visited-style-name="Visited_20_Internet_20_Link">http://www.jbrain.org/pub/linux/serial</text:a></text:p>
      <text:h text:style-name="P204" text:outline-level="3"><text:bookmark-start text:name="__RefHeading__111935_1136949260"/>Using a physical serial port<text:bookmark-end text:name="__RefHeading__111935_1136949260"/></text:h>
      <text:p text:style-name="P105"><text:span text:style-name="T65">Even if you're using <text:s/>Windows, its COM</text:span><text:span text:style-name="T12">x</text:span><text:span text:style-name="T65">: nomenclature is replaced by Linux's </text:span><text:span text:style-name="Commodore_20_text_20_-_20_ryan"><text:span text:style-name="T65">/dev/tty</text:span></text:span><text:span text:style-name="T65">x. COM1 is equivalent to </text:span><text:span text:style-name="Commodore_20_text_20_-_20_ryan"><text:span text:style-name="T65">/dev/ttys0</text:span></text:span><text:span text:style-name="T65">. This </text:span>suggested command line for tcpser <text:span text:style-name="T66">means “use serial port 0, use incoming port 6400, report the modem connect rate at 19200kBPS, initialize the modem with the following string, log events at level 7, and show incoming and outgoing RS232 and TCPI/IP traffic.”</text:span></text:p>
      <text:p text:style-name="P73"><text:span text:style-name="Commodore_20_text_20_-_20_ryan">tcpser -d /dev/ttyS0 -p 6400 -s 19200 -i"e0v0h0x4&amp;C1&amp;D2&amp;K3" -l7 -tSsiI</text:span></text:p>
      <text:h text:style-name="P204" text:outline-level="3"><text:bookmark-start text:name="__RefHeading__111937_1136949260"/>Using the VICE emulator<text:bookmark-end text:name="__RefHeading__111937_1136949260"/></text:h>
      <text:p text:style-name="P156"><text:span text:style-name="T9">Note:</text:span> <text:span text:style-name="T66">VICE doesn't emulate </text:span>the CD (carrier detect) line if you're using a user port modem. <text:span text:style-name="T66">So while the BBS will answer, it won't necessarily hang up properly if a user should disconnect midway through their call.</text:span></text:p>
      <text:p text:style-name="P156"><text:span text:style-name="T66">Here, the </text:span><text:span text:style-name="Commodore_20_text_20_-_20_ryan"><text:span text:style-name="T66">-d</text:span></text:span><text:span text:style-name="T66"> parameter is replaced by </text:span><text:span text:style-name="Commodore_20_text_20_-_20_ryan"><text:span text:style-name="T66">-v</text:span></text:span><text:span text:style-name="T66">, which is the port VICE is listening on in its RS232 settings. H</text:span>ere is a command line to try:</text:p>
      <text:p text:style-name="P155"><text:span text:style-name="Commodore_20_text_20_-_20_ryan">tcpser -i “e0v0” -s 2400 -v 25232 -p 6400</text:span></text:p>
      <text:p text:style-name="P155">If you're using a <text:span text:style-name="T66">high-speed</text:span> expansion port interface, <text:span text:style-name="T66">you can increase the </text:span><text:span text:style-name="Commodore_20_text_20_-_20_ryan"><text:span text:style-name="T66">-s</text:span></text:span><text:span text:style-name="T66"> value to something more appropriate.</text:span></text:p>
      <text:h text:style-name="P196" text:outline-level="2"><text:bookmark-start text:name="__RefHeading__18776_1796697264"/>tcpser4j<text:bookmark-end text:name="__RefHeading__18776_1796697264"/></text:h>
      <text:p text:style-name="P148">This is the same thing as tcpser, except written in Java. You configure it via an XML file <text:span text:style-name="T67">(there is a well-documented sample file included)</text:span>, then have the included .bat (Windows batch) or .sh (Linux shell script) file reference that <text:span text:style-name="T67">XML </text:span>configuration file.</text:p>
      <text:h text:style-name="Heading_20_2" text:outline-level="2"><text:bookmark-start text:name="__RefHeading__40660_1518360933"/>Leif Bloomquist's <text:span text:style-name="T9">BBS Server</text:span><text:bookmark-end text:name="__RefHeading__40660_1518360933"/></text:h>
      <text:p text:style-name="Text_20_body">This is a Windows program designed to allow a real Commodore 64 to run Image BBS.</text:p>
      <text:p text:style-name="Text_20_body"><text:span text:style-name="T86">If you use this program and you have trouble getting the BBS to answer, here's some information f</text:span>rom Larry “X-TEC” Hedman:</text:p>
      <text:p text:style-name="P86"/>
      <text:p text:style-name="Text_20_body"><text:soft-page-break/>Jeff, I experienced the same problems you described when I started using BBS Server with an Omnitronix RS232 interface plugged into the modem port. I never could get it to work at any of the 2400 baud settings but 1200 baud works fine and connections say connected at 1200 baud but in actuality, the speed is much faster.</text:p>
      <text:p text:style-name="P184">On my Image 1.0 version, I am using the <text:span text:style-name="T43">A</text:span>vatex 1200 <text:span text:style-name="Commodore_20_text_20_-_20_ryan">+.modem</text:span> file. If using 1.2a I think I used the 1670 modem file but you can try any of the 1200 baud modem files until you find one that works. In BBS Server, you must build and use the TelBBS Standard Cable as described in the docs.</text:p>
      <text:p text:style-name="P184"/>
      <text:p text:style-name="P184">On the Comms page, set for <text:span text:style-name="Commodore_20_text_20_-_20_ryan">1200,N,8,1</text:span>. Set the serial cable type to option 1 and click on <text:span text:style-name="BBS_20_output_20_-_20_ryan">Set Defaults</text:span>. You should have check marks for <text:span text:style-name="Commodore_20_text_20_-_20_ryan">Enable hardware flow control</text:span> and <text:span text:style-name="Commodore_20_text_20_-_20_ryan">ATE1 (local Echo)</text:span> set by default.</text:p>
      <text:p text:style-name="P184"/>
      <text:p text:style-name="P184">On the Connecting page set checkmarks on <text:span text:style-name="Commodore_20_text_20_-_20_ryan">Raise DTR when caller connects</text:span> and <text:span text:style-name="Commodore_20_text_20_-_20_ryan">Send RING to BBS when Telnet caller connects</text:span>.</text:p>
      <text:p text:style-name="P184"/>
      <text:p text:style-name="P149">On the <text:span text:style-name="T43">D</text:span>isconnecting page, check <text:span text:style-name="Commodore_20_text_20_-_20_ryan">Disconnect if BBS drops DCD</text:span>, <text:span text:style-name="Commodore_20_text_20_-_20_ryan">Disconnect i</text:span><text:span text:style-name="Commodore_20_text_20_-_20_ryan"><text:span text:style-name="T43">f</text:span></text:span><text:span text:style-name="Commodore_20_text_20_-_20_ryan"> BBS drops DSR</text:span>, <text:span text:style-name="Commodore_20_text_20_-_20_ryan">Send NO CARRIER to BBS on disconnect</text:span>, <text:span text:style-name="Commodore_20_text_20_-_20_ryan">and Lower DTR when caller disconnects</text:span>.</text:p>
      <text:p text:style-name="P149">On the Diagnostics page, check mark <text:span text:style-name="Commodore_20_text_20_-_20_ryan">Detailed RS-232 Diagnostics Logging</text:span> and <text:span text:style-name="Commodore_20_text_20_-_20_ryan">Detailed Hayes Emulation Logging</text:span>. This will give you much information about what is going on with your RS232 communication between the PC and the BBS in the Activity Log.</text:p>
      <text:p text:style-name="P149">On the Emulation page, checkmark <text:span text:style-name="Commodore_20_text_20_-_20_ryan">Allow Outgoing Calls</text:span>, <text:span text:style-name="Commodore_20_text_20_-_20_ryan">Send this string when Telnet session connects: CONNECT</text:span>, <text:span text:style-name="Commodore_20_text_20_-_20_ryan">Send Winsock error messages to Terminal Program</text:span> and <text:span text:style-name="Commodore_20_text_20_-_20_ryan">Enable Hayes Emulation</text:span>.</text:p>
      <text:p text:style-name="P149">Click on <text:span text:style-name="BBS_20_output_20_-_20_ryan"><text:span text:style-name="T43">S</text:span></text:span><text:span text:style-name="BBS_20_output_20_-_20_ryan">ave </text:span><text:span text:style-name="BBS_20_output_20_-_20_ryan"><text:span text:style-name="T43">C</text:span></text:span><text:span text:style-name="BBS_20_output_20_-_20_ryan">hanges</text:span> which will take you back to BBS Server<text:span text:style-name="T43">'</text:span>s status page. Make sure the IP address is set for the IP of your PC running BBS Server and type in the Telnet Port you will be using. The standard port is 23 but using port 23, you will experience hundreds of spurious connect attempts all from Asian <text:span text:style-name="T43">IP</text:span> addresses. You're better off to use a different port but for now just use 23 until you can make connections successfully.</text:p>
      <text:p text:style-name="P149"><text:soft-page-break/>If all that is set up and Image is booted to the call waiting screen, you should see red blocks for CTS and DCD and a green block for RTS. At that poin<text:span text:style-name="T43">t</text:span> you should be ready to receive calls. Try connecting to the BBS using whatever method you are using, and watch the RX and TX blocks. If it doesn't work use a different 1200 baud <text:span text:style-name="Commodore_20_text_20_-_20_ryan">+.modem</text:span> file until you find one that works. Hope this helps.</text:p>
      <text:h text:style-name="Heading_20_2" text:outline-level="2"><text:bookmark-start text:name="__RefHeading___Toc18505_1315415477"/><text:span text:style-name="Manual_20_Revision_20_-_20_ryan">Telnet bridge hardware</text:span><text:bookmark-end text:name="__RefHeading___Toc18505_1315415477"/></text:h>
      <text:p text:style-name="P164"><text:span text:style-name="Manual_20_Revision_20_-_20_ryan">Since telnet bridges</text:span><text:span text:style-name="Manual_20_Revision_20_-_20_ryan"><text:span text:style-name="T3"> </text:span></text:span><text:span text:style-name="Manual_20_Revision_20_-_20_ryan">don't support BPS rate changes over telnet, you need to rename a custom version of </text:span><text:span text:style-name="Commodore_20_text_20_-_20_ryan">+.modem</text:span><text:span text:style-name="Manual_20_Revision_20_-_20_ryan"> called </text:span><text:span text:style-name="Commodore_20_text_20_-_20_ryan"><office:annotation><dc:creator>Ryan Sherwood</dc:creator><dc:date>2012-03-07T17:39:00</dc:date><text:p>Include this (essentially +.modem as it stands now)</text:p></office:annotation></text:span><text:span text:style-name="Commodore_20_text_20_-_20_ryan">+.modem/telnet</text:span><text:span text:style-name="Manual_20_Revision_20_-_20_ryan">. This is locked at 14.4 KBPS </text:span><text:span text:style-name="Manual_20_Revision_20_-_20_ryan"><text:span text:style-name="T66">instead of how the original +.modem file stepped through its BPS rates, issuing initialization commands at each speed.</text:span></text:span><text:bookmark text:name="_Toc318927224"/></text:p>
      <text:p text:style-name="P189"><text:bookmark-start text:name="__RefHeading__18778_1796697264"/>These interfaces plug into the Commodore 64:<text:bookmark-end text:name="__RefHeading__18778_1796697264"/></text:p>
      <text:h text:style-name="P201" text:outline-level="2"><text:bookmark-start text:name="__RefHeading__117591_1136949260"/>Link232<text:bookmark-end text:name="__RefHeading__117591_1136949260"/></text:h>
      <text:p text:style-name="P159"><text:span text:style-name="T86">Expansion port; p</text:span>lans are available at <text:a xlink:type="simple" xlink:href="http://www.go4retro.com/projects/link232/" text:style-name="Internet_20_link" text:visited-style-name="Visited_20_Internet_20_Link"><text:span text:style-name="T84">http://www.go4retro.com/projects/link232/</text:span></text:a><text:span text:style-name="T84"> </text:span></text:p>
      <text:h text:style-name="P199" text:outline-level="2"><text:bookmark-start text:name="_Toc318927225"/><text:bookmark-start text:name="__RefHeading__117593_1136949260"/>Lantronix UDS-10<text:bookmark-end text:name="_Toc318927225"/><text:bookmark-end text:name="__RefHeading__117593_1136949260"/></text:h>
      <text:list xml:id="list7897954315073114979" text:style-name="L3">
        <text:list-item>
          <text:p text:style-name="P264">sends ATA immediately upon answer</text:p>
        </text:list-item>
      </text:list>
      <text:h text:style-name="P198" text:outline-level="2"><text:bookmark-start text:name="__RefHeading__18780_1796697264"/>CometBBS<text:bookmark-end text:name="__RefHeading__18780_1796697264"/></text:h>
      <text:list xml:id="list3695670581265683719" text:style-name="L4">
        <text:list-item>
          <text:p text:style-name="P326"><text:span text:style-name="T86">User port; a</text:span>vailable soon from <text:a xlink:type="simple" xlink:href="http://www.commodoreserver.com/" text:style-name="Internet_20_link" text:visited-style-name="Visited_20_Internet_20_Link">http://www.commodoreserver.com/</text:a> </text:p>
        </text:list-item>
      </text:list>
      <text:h text:style-name="P200" text:outline-level="2"><text:bookmark-start text:name="__RefHeading__117595_1136949260"/>GLink232 interface<text:bookmark-end text:name="__RefHeading__117595_1136949260"/></text:h>
      <text:list xml:id="list8024694552761722094" text:style-name="L5">
        <text:list-item>
          <text:p text:style-name="P327">A SwiftLink clone available from <text:a xlink:type="simple" xlink:href="http://gglabs.us/" text:style-name="Internet_20_link" text:visited-style-name="Visited_20_Internet_20_Link">http://gglabs.us/</text:a>. X-TEC <office:annotation office:name="__Fieldmark__116867_1136949260"><dc:creator>Ryan Sherwood</dc:creator><dc:date>2014-09-20T01:48:22</dc:date><text:p>More details</text:p></office:annotation>mentions:<office:annotation-end office:name="__Fieldmark__116867_1136949260"/> <text:span text:style-name="Citation">Tell the seller it's for hooking up to an Image BBS. This makes sure all the control lines are wired correctly.</text:span></text:p>
        </text:list-item>
      </text:list>
      <text:h text:style-name="Heading_20_1" text:outline-level="1"><text:bookmark text:name="h.e2122c085558"/><text:bookmark-start text:name="__RefHeading__13442_483017182"/><text:bookmark-start text:name="_Toc318927226"/>Booting Up<text:bookmark-end text:name="__RefHeading__13442_483017182"/><text:bookmark-end text:name="_Toc318927226"/></text:h>
      <text:p text:style-name="Text_20_body">You are now ready to boot up your new IMAGE BBS and make your first “call!”  Most likely you will want to explore and/or continue its configuration, using included tools to:</text:p>
      <table:table table:name="Table46" table:style-name="Table46">
        <table:table-column table:style-name="Table46.A"/>
        <table:table-column table:style-name="Table46.B"/>
        <table:table-header-rows>
          <table:table-row>
            <table:table-cell table:style-name="Table46.A1" office:value-type="string">
              <text:p text:style-name="Table_20_Contents">Learn about the idle screen</text:p>
            </table:table-cell>
            <table:table-cell table:style-name="Table46.B1" office:value-type="string">
              <text:p text:style-name="Table_20_Contents">Page </text:p>
            </table:table-cell>
          </table:table-row>
        </table:table-header-rows>
        <table:table-row>
          <table:table-cell table:style-name="Table46.A2" office:value-type="string">
            <text:p text:style-name="Table_20_Contents">Log in locally</text:p>
          </table:table-cell>
          <table:table-cell table:style-name="Table46.B2" office:value-type="string">
            <text:p text:style-name="Table_20_Contents">Page </text:p>
          </table:table-cell>
        </table:table-row>
        <table:table-row>
          <table:table-cell table:style-name="Table46.A2" office:value-type="string">
            <text:p text:style-name="Table_20_Contents">Configure modem/telnet bridge response codes</text:p>
          </table:table-cell>
          <table:table-cell table:style-name="Table46.B2" office:value-type="string">
            <text:p text:style-name="Table_20_Contents">Page </text:p>
          </table:table-cell>
        </table:table-row>
        <text:soft-page-break/>
        <table:table-row>
          <table:table-cell table:style-name="Table46.A2" office:value-type="string">
            <text:p text:style-name="Table_20_Contents">Configure/add message bases</text:p>
          </table:table-cell>
          <table:table-cell table:style-name="Table46.B2" office:value-type="string">
            <text:p text:style-name="Table_20_Contents">Page </text:p>
          </table:table-cell>
        </table:table-row>
        <table:table-row>
          <table:table-cell table:style-name="Table46.A2" office:value-type="string">
            <text:p text:style-name="Table_20_Contents">Configure/add upload/download or "user exchange" libraries</text:p>
          </table:table-cell>
          <table:table-cell table:style-name="Table46.B2" office:value-type="string">
            <text:p text:style-name="Table_20_Contents">Page </text:p>
          </table:table-cell>
        </table:table-row>
        <table:table-row>
          <table:table-cell table:style-name="Table46.A2" office:value-type="string">
            <text:p text:style-name="Table_20_Contents">Learn to use <text:reference-ref text:reference-format="text" text:ref-name="The Image Text Editor">The IMAGE Text Editor</text:reference-ref></text:p>
          </table:table-cell>
          <table:table-cell table:style-name="Table46.B2" office:value-type="string">
            <text:p text:style-name="Table_20_Contents">Page <text:reference-ref text:reference-format="page" text:ref-name="The Image Text Editor">45</text:reference-ref></text:p>
          </table:table-cell>
        </table:table-row>
        <table:table-row>
          <table:table-cell table:style-name="Table46.A2" office:value-type="string">
            <text:p text:style-name="Table_20_Contents">Learn about system files</text:p>
          </table:table-cell>
          <table:table-cell table:style-name="Table46.B2" office:value-type="string">
            <text:p text:style-name="Table_20_Contents"/>
          </table:table-cell>
        </table:table-row>
        <table:table-row>
          <table:table-cell table:style-name="Table46.A2" office:value-type="string">
            <text:p text:style-name="Table_20_Contents"><office:annotation><dc:creator>Ryan Sherwood</dc:creator><dc:date>2012-03-07T16:42:00</dc:date><text:p>  (fixme: what else?)</text:p></office:annotation>View Feedback (VF) system</text:p>
          </table:table-cell>
          <table:table-cell table:style-name="Table46.B2" office:value-type="string">
            <text:p text:style-name="Table_20_Contents">Page <text:reference-ref text:reference-format="page" text:ref-name="VF command">63</text:reference-ref></text:p>
          </table:table-cell>
        </table:table-row>
      </table:table>
      <text:p text:style-name="Standard"/>
      <text:p text:style-name="Standard">First, insert your boot disk into the proper device.  (We assume device #8 here.)  Type:</text:p>
      <text:p text:style-name="Standard"/>
      <text:h text:style-name="P263" text:outline-level="1"><text:bookmark-start text:name="__RefHeading__13444_483017182"/><text:span text:style-name="Commodore_20_text_20_-_20_ryan"><office:annotation><dc:date>2012-03-07T16:23:00</dc:date><text:p>Need a 128-to-64 autoboot program.</text:p></office:annotation></text:span><text:span text:style-name="Commodore_20_text_20_-_20_ryan">load"image 1.2b",8,1</text:span><text:bookmark-end text:name="__RefHeading__13444_483017182"/></text:h>
      <text:h text:style-name="Heading_20_2" text:outline-level="2"><text:bookmark-start text:name="__RefHeading__13446_483017182"/><text:bookmark-start text:name="_Toc318927227"/>Autobooting Systems<text:bookmark-end text:name="__RefHeading__13446_483017182"/><text:bookmark-end text:name="_Toc318927227"/></text:h>
      <text:p text:style-name="Text_20_body">Sysops with Lt. Kernal hard drives may rename <text:span text:style-name="Commodore_20_text_20_-_20_ryan">image 1.2b</text:span> to <text:span text:style-name="Commodore_20_text_20_-_20_ryan">autostart</text:span> and have an auto-booting BBS.</text:p>
      <text:p text:style-name="Text_20_body">Sysops with Commodore 128s and CMD hard drives may rename <text:span text:style-name="Commodore_20_text_20_-_20_ryan">image 1.2b</text:span><text:span text:style-name="T3"> </text:span>to <text:span text:style-name="Commodore_20_text_20_-_20_ryan">copyright cmd 89</text:span>, if the partition selected at power-on contains this file.</text:p>
      <text:h text:style-name="Heading_20_1" text:outline-level="1"><text:bookmark-start text:name="__RefHeading__13448_483017182"/><text:bookmark-start text:name="_Toc318927228"/>First Boot<text:bookmark-end text:name="__RefHeading__13448_483017182"/><text:bookmark-end text:name="_Toc318927228"/></text:h>
      <text:p text:style-name="Text_20_body">Now, sit back and let your BBS load up.  After you see the title screen, the program does a bit of work, loading various files:</text:p>
      <table:table table:name="Table12" table:style-name="Table12">
        <table:table-column table:style-name="Table12.A"/>
        <table:table-column table:style-name="Table12.B"/>
        <table:table-header-rows>
          <table:table-row table:style-name="Table12.1">
            <table:table-cell table:style-name="Table12.A1" office:value-type="string">
              <text:p text:style-name="P132">Action</text:p>
            </table:table-cell>
            <table:table-cell table:style-name="Table12.A1" office:value-type="string">
              <text:p text:style-name="P131">Filename</text:p>
            </table:table-cell>
          </table:table-row>
        </table:table-header-rows>
        <table:table-row table:style-name="Table12.1">
          <table:table-cell table:style-name="Table12.A2" office:value-type="string">
            <text:p text:style-name="P130">Revision and startup messages display</text:p>
          </table:table-cell>
          <table:table-cell table:style-name="Table12.A2" office:value-type="string">
            <text:p text:style-name="P130"/>
          </table:table-cell>
        </table:table-row>
        <table:table-row table:style-name="Table12.1">
          <table:table-cell table:style-name="Table12.A2" office:value-type="string">
            <text:p text:style-name="P130">An RS232 handler loads</text:p>
          </table:table-cell>
          <table:table-cell table:style-name="Table12.A2" office:value-type="string">
            <text:p text:style-name="P130"><text:span text:style-name="Commodore_20_text_20_-_20_ryan">ml.rs232</text:span></text:p>
          </table:table-cell>
        </table:table-row>
        <table:table-row table:style-name="Table12.1">
          <table:table-cell table:style-name="Table12.A2" office:value-type="string">
            <text:p text:style-name="P130">"Print mode" definitions load</text:p>
            <text:p text:style-name="P130">(see "<text:reference-ref text:reference-format="chapter" text:ref-name="Message Command Interpreter"/><text:reference-ref text:reference-format="text" text:ref-name="Message Command Interpreter">Message Command Interpreter</text:reference-ref>,” <text:span text:style-name="T84">page </text:span><text:reference-ref text:reference-format="page" text:ref-name="Message Command Interpreter">50</text:reference-ref><text:span text:style-name="T84">)</text:span></text:p>
          </table:table-cell>
          <table:table-cell table:style-name="Table12.A2" office:value-type="string">
            <text:p text:style-name="P130"><text:span text:style-name="Commodore_20_text_20_-_20_ryan">ml.pmodes</text:span></text:p>
          </table:table-cell>
        </table:table-row>
        <table:table-row table:style-name="Table12.1">
          <table:table-cell table:style-name="Table12.A2" office:value-type="string">
            <text:p text:style-name="P130">System configuration data is read</text:p>
          </table:table-cell>
          <table:table-cell table:style-name="Table12.A2" office:value-type="string">
            <text:p text:style-name="P130"><text:span text:style-name="Commodore_20_text_20_-_20_ryan">bd.data</text:span></text:p>
          </table:table-cell>
        </table:table-row>
        <table:table-row table:style-name="Table12.1">
          <table:table-cell table:style-name="Table12.A2" office:value-type="string">
            <text:p text:style-name="P130">Extended Command Set definitions load</text:p>
            <text:p text:style-name="P130">(<text:span text:style-name="T84">see “</text:span><text:span text:style-name="T84"><text:reference-ref text:reference-format="text" text:ref-name="Extended Command Set editor">Extended Command Set Editor</text:reference-ref></text:span><text:span text:style-name="T84">,” page </text:span><text:span text:style-name="T84"><text:reference-ref text:reference-format="page" text:ref-name="Extended Command Set editor">59</text:reference-ref></text:span>)</text:p>
          </table:table-cell>
          <table:table-cell table:style-name="Table12.A2" office:value-type="string">
            <text:p text:style-name="P130"><text:span text:style-name="Commodore_20_text_20_-_20_ryan">ml.ecsdefs</text:span></text:p>
          </table:table-cell>
        </table:table-row>
        <table:table-row table:style-name="Table12.1">
          <table:table-cell table:style-name="Table12.A2" office:value-type="string">
            <text:p text:style-name="P130">System information will be read, and the number of users in the user log is displayed</text:p>
          </table:table-cell>
          <table:table-cell table:style-name="Table12.A2" office:value-type="string">
            <text:p text:style-name="P130"><text:span text:style-name="Commodore_20_text_20_-_20_ryan">u.config</text:span></text:p>
          </table:table-cell>
        </table:table-row>
        <table:table-row table:style-name="Table12.1">
          <table:table-cell table:style-name="Table12.A2" office:value-type="string">
            <text:p text:style-name="P130">Blocks free on each system disk are displayed</text:p>
          </table:table-cell>
          <table:table-cell table:style-name="Table12.A2" office:value-type="string">
            <text:p text:style-name="P130"/>
          </table:table-cell>
        </table:table-row>
      </table:table>
      <text:p text:style-name="Table">Table <text:sequence text:ref-name="refTable6" text:name="Table" text:formula="ooow:Table+8" style:num-format="1">8</text:sequence>: Startup files</text:p>
      <text:p text:style-name="P13"><text:bookmark text:name="_Toc318927398"/><text:soft-page-break/></text:p>
      <text:p text:style-name="Text_20_body">If your <text:span text:style-name="T84">system files are on a different disk than your </text:span>boot disk, you are prompted to <text:span text:style-name="BBS_20_output_20_-_20_ryan">Insert all system disks and press RETURN</text:span>, where you should do just that. If all goes well, you should reach the “idle screen.”</text:p>
      <text:p text:style-name="Text_20_body"><text:span text:style-name="T85">System won't start? Need troubleshooting help? There's a good discussion about files needed in “</text:span><text:span text:style-name="T85"><text:reference-ref text:reference-format="text" text:ref-name="The Boot Process">The Boot Process</text:reference-ref></text:span><text:span text:style-name="T85">” on page </text:span><text:span text:style-name="T85"><text:reference-ref text:reference-format="page" text:ref-name="The Boot Process">100</text:reference-ref></text:span><text:span text:style-name="T85">. </text:span></text:p>
      <text:h text:style-name="Heading_20_2" text:outline-level="2"><text:bookmark text:name="h.jnh55rxn5g0y"/><text:bookmark-start text:name="__RefHeading__13450_483017182"/><text:bookmark-start text:name="_Toc318927229"/><text:bookmark-start text:name="_Toc318798253"/><text:reference-mark-start text:name="The Idle Screen"/>The Idle Screen<text:bookmark-end text:name="__RefHeading__13450_483017182"/><text:bookmark-end text:name="_Toc318927229"/><text:bookmark-end text:name="_Toc318798253"/><text:reference-mark-end text:name="The Idle Screen"/></text:h>
      <text:p text:style-name="Text_20_body">This is shown when no user is connected to the BBS.  If no keys are pressed for about ten seconds after the idle screen shows, the screen will blank, protecting your monitor from burn-in.  (You may disable the screen blanking: see "<text:reference-ref text:reference-format="text" text:ref-name="The Lightbar">The Lightbar</text:reference-ref>," page <text:reference-ref text:reference-format="page" text:ref-name="The Lightbar">2</text:reference-ref> for more information.)</text:p>
      <text:p text:style-name="Text_20_body">Press almost any key, or receive an incoming call, and the screen will turn back on.</text:p>
      <text:h text:style-name="Heading_20_3" text:outline-level="3"><text:bookmark text:name="h.kyjf9lkc2gwm"/><text:bookmark-start text:name="__RefHeading__13452_483017182"/><text:bookmark-start text:name="_Toc318927230"/><text:bookmark-start text:name="_Toc318798254"/><text:reference-mark-start text:name="Setting the Time"/>Setting the Time<text:bookmark-end text:name="__RefHeading__13452_483017182"/><text:bookmark-end text:name="_Toc318927230"/><text:bookmark-end text:name="_Toc318798254"/><text:reference-mark-end text:name="Setting the Time"/></text:h>
      <text:p text:style-name="Text_20_body"><text:span text:style-name="T85">Unless your BBS clock is set automatically</text:span>, you should see a flashing message to <text:span text:style-name="BBS_20_output_20_-_20_ryan">Set Time!</text:span>  The message continues to flash until you do so.  (The BBS runs fine if the time is not set but timestamps for news items, message base posts, and such will be incorrect.)</text:p>
      <text:p text:style-name="P159"><text:span text:style-name="Manual_20_Revision_20_-_20_ryan"><text:span text:style-name="T29">To automatically set the BBS clock at startup, see “</text:span></text:span><text:span text:style-name="Manual_20_Revision_20_-_20_ryan"><text:span text:style-name="T29"><text:reference-ref text:reference-format="text" text:ref-name="Automatic CMD Device Clock Set">Automatic CMD Device Clock Set</text:reference-ref></text:span></text:span><text:span text:style-name="Manual_20_Revision_20_-_20_ryan"><text:span text:style-name="T29">,” page </text:span></text:span><text:span text:style-name="Manual_20_Revision_20_-_20_ryan"><text:span text:style-name="T29"><text:reference-ref text:reference-format="page" text:ref-name="Automatic CMD Device Clock Set">98</text:reference-ref></text:span></text:span><text:span text:style-name="Manual_20_Revision_20_-_20_ryan"><text:span text:style-name="T29">. This shows you how to modify the </text:span></text:span><text:span text:style-name="Commodore_20_text_20_-_20_ryan">setup</text:span><text:span text:style-name="Manual_20_Revision_20_-_20_ryan"><text:span text:style-name="T29"> program to poll CMD devices with real-time clocks (and perhaps LtK drives).</text:span></text:span></text:p>
      <text:p text:style-name="P159">For now, we will assume you are setting the BBS clock manually.</text:p>
      <text:p text:style-name="P160">To set the time and date, type <text:span text:style-name="Keyboard_20_key_20_-_20_ryan">1</text:span> while at this idle screen. <office:annotation><dc:creator>Ryan Sherwood</dc:creator><dc:date>2014-09-11T13:58:12</dc:date><text:p text:style-name="P369"><text:span text:style-name="T127">I've wondered why they use a regular INPUT prompt instead of an MCI input command... seems sort of kludgy. I'd like to change this.</text:span></text:p></office:annotation>Type the time and date at the following prompts:</text:p>
      <text:p text:style-name="P160">For the day of the week, type one of the following number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Table_20_Contents">1: Sunday</text:p>
          </table:table-cell>
          <table:table-cell table:style-name="Table13.A1" office:value-type="string">
            <text:p text:style-name="Table_20_Contents">3: Tuesday</text:p>
          </table:table-cell>
          <table:table-cell table:style-name="Table13.A1" office:value-type="string">
            <text:p text:style-name="Table_20_Contents">5: Thursday</text:p>
          </table:table-cell>
          <table:table-cell table:style-name="Table13.A1" office:value-type="string">
            <text:p text:style-name="Table_20_Contents">7: Saturday</text:p>
          </table:table-cell>
        </table:table-row>
        <table:table-row table:style-name="Table13.1">
          <table:table-cell table:style-name="Table13.A1" office:value-type="string">
            <text:p text:style-name="Table_20_Contents">2: Monday</text:p>
          </table:table-cell>
          <table:table-cell table:style-name="Table13.A1" office:value-type="string">
            <text:p text:style-name="Table_20_Contents">4: Wednesday</text:p>
          </table:table-cell>
          <table:table-cell table:style-name="Table13.A1" office:value-type="string">
            <text:p text:style-name="Table_20_Contents">6: Friday</text:p>
          </table:table-cell>
          <table:table-cell table:style-name="Table13.A1" office:value-type="string">
            <text:p text:style-name="Table_20_Contents"/>
          </table:table-cell>
        </table:table-row>
      </table:table>
      <text:p text:style-name="Standard"/>
      <text:p text:style-name="Text_20_body">Type the month, date, and last two digits of the year at each separate prompt.</text:p>
      <text:p text:style-name="Text_20_body">Enter the hour (don't use military or 24-hour time), minute, and <text:span text:style-name="T3">A</text:span> or <text:span text:style-name="T3">P </text:span>for AM/PM for each following prompt.</text:p>
      <text:p text:style-name="Text_20_body"><text:soft-page-break/>The top status line changes to reflect the entered date and time.  If the information is correct, respond to the <text:span text:style-name="T3">OK?</text:span> prompt by typing <text:span text:style-name="T3">y</text:span> (and press RETURN).  Type <text:span text:style-name="T3">n</text:span> (or any key besides <text:span text:style-name="T3">y</text:span>) if you have made a mistake and need to re-enter the data; note that answers to prompts now reflect what you just typed to minimize effort.</text:p>
      <text:p text:style-name="Text_20_body">Now a large clock is displayed, and the BBS waits for a call.  At the top of the idle screen are several items of interest:</text:p>
      <text:h text:style-name="Heading_20_3" text:outline-level="3"><text:bookmark-start text:name="__RefHeading__13456_483017182"/><text:bookmark-start text:name="_Toc318927231"/>The Status Line<text:bookmark-end text:name="__RefHeading__13456_483017182"/><text:bookmark-end text:name="_Toc318927231"/></text:h>
      <text:p text:style-name="Text_20_body"><office:annotation><dc:creator>Ryan Sherwood</dc:creator><dc:date>2013-12-30T16:17:18</dc:date><text:p text:style-name="P369"><text:span text:style-name="T128">A screen shot of the BBS idle screen would be awfully handy, circles with letters and brackets indicating areas of the screen.</text:span></text:p></office:annotation><text:span text:style-name="T87">T</text:span>his top information line is displayed whenever the screen is not blank, no matter what the BBS is currently doing. <text:span text:style-name="T87">I</text:span>t shows, from left to right:</text:p>
      <text:list xml:id="list2149226166726771348" text:style-name="WWNum10">
        <text:list-item>
          <text:p text:style-name="P265">The day of the week, date and system time</text:p>
        </text:list-item>
      </text:list>
      <text:p text:style-name="Standard"/>
      <text:p text:style-name="Text_20_body">Depending on conditions on the BBS and what you or the user online is doing, four different letters can appear next:</text:p>
      <table:table table:name="Table44" table:style-name="Table44">
        <table:table-column table:style-name="Table44.A"/>
        <table:table-column table:style-name="Table44.B"/>
        <table:table-row>
          <table:table-cell office:value-type="string">
            <text:p text:style-name="Table_20_Contents"><text:span text:style-name="BBS_20_output_20_-_20_ryan">P</text:span></text:p>
          </table:table-cell>
          <table:table-cell office:value-type="string">
            <text:p text:style-name="P226">Text output is paused, usually with the <text:span text:style-name="Keyboard_20_key_20_-_20_ryan">CTRL-S</text:span> or <text:span text:style-name="Keyboard_20_key_20_-_20_ryan">HOME</text:span> key combinations on the local console or by the user currently connected to the BBS.</text:p>
          </table:table-cell>
        </table:table-row>
        <table:table-row>
          <table:table-cell office:value-type="string">
            <text:p text:style-name="Table_20_Contents"><text:span text:style-name="BBS_20_output_20_-_20_ryan">G</text:span></text:p>
          </table:table-cell>
          <table:table-cell office:value-type="string">
            <text:p text:style-name="P226">A garbage collection is currently in progress.  This is usually less than two seconds in length, and can free up memory if it is low.</text:p>
          </table:table-cell>
        </table:table-row>
        <table:table-row>
          <table:table-cell office:value-type="string">
            <text:p text:style-name="Table_20_Contents"><text:span text:style-name="BBS_20_output_20_-_20_ryan">A</text:span></text:p>
          </table:table-cell>
          <table:table-cell office:value-type="string">
            <text:p text:style-name="P226">Text output or a file read has been aborted, typically by holding the spacebar or <text:span text:style-name="Keyboard_20_key_20_-_20_ryan">/</text:span> key.</text:p>
          </table:table-cell>
        </table:table-row>
        <table:table-row>
          <table:table-cell office:value-type="string">
            <text:p text:style-name="Table_20_Contents"><text:span text:style-name="BBS_20_output_20_-_20_ryan">S</text:span></text:p>
          </table:table-cell>
          <table:table-cell office:value-type="string">
            <text:p text:style-name="P226">Parts of the BBS are being swapped out from underneath ROM into RAM.  This is done to conserve memory.  Parts of the disk I/O and text editor subsystems are handled this way.</text:p>
          </table:table-cell>
        </table:table-row>
      </table:table>
      <text:p text:style-name="Standard"/>
      <text:p text:style-name="Text_20_body">The clock and status letters are followed by the minutes and seconds remaining for users while they are online.  (Since no one is online at the idle screen, it shows <text:span text:style-name="BBS_20_output_20_-_20_ryan">00:00</text:span>.)  When you or a user logs in, the number of minutes left is displayed.</text:p>
      <text:p text:style-name="Text_20_body">100 minutes or more is considered “unlimited time,” and time remaining changes to <text:span text:style-name="BBS_20_output_20_-_20_ryan">--:xx</text:span> (<text:span text:style-name="BBS_20_output_20_-_20_ryan">xx</text:span> being seconds).</text:p>
      <text:p text:style-name="Text_20_body">There can also be check marks in the left and right corners of this line: the left check mark indicates the user is in Commodore C/G mode, and the right check mark shows when a modem carrier signal is present.</text:p>
      <text:h text:style-name="Heading_20_3" text:outline-level="3"><text:bookmark-start text:name="__RefHeading__13458_483017182"/><text:bookmark-start text:name="_Toc318927232"/><text:soft-page-break/>Top Screen Mask<text:bookmark-end text:name="__RefHeading__13458_483017182"/><text:bookmark-end text:name="_Toc318927232"/></text:h>
      <text:p text:style-name="Text_20_body">At idle, this area of information just underneath the status line shows the handle of the last caller, followed by their logoff time, and the time of the last log restart (LR).The window to the right shows the number of accounts currently used in the user file (UR).</text:p>
      <text:p text:style-name="P159">When a user logs on, these displays will change to show additional information, described on <office:annotation><dc:creator>Ryan Sherwood</dc:creator><dc:date>2014-09-10T21:59:59</dc:date><text:p text:style-name="P369"><text:span text:style-name="T127">Fix this.</text:span></text:p></office:annotation>page <text:sequence-ref text:reference-format="page" text:ref-name="refTable1">19</text:sequence-ref>.</text:p>
      <text:p text:style-name="P166">You may toggle this "screen mask" on or off using <text:span text:style-name="Keyboard_20_key_20_-_20_ryan">F1</text:span>, or a programming command (discussed in “<text:reference-ref text:reference-format="text" text:ref-name="Other &amp; Calls">Other &amp; Calls</text:reference-ref>,” page <text:reference-ref text:reference-format="page" text:ref-name="Other &amp; Calls">96</text:reference-ref>).</text:p>
      <text:p text:style-name="P166">Several functions are available at this screen from the console, which are outlined in a menu if you press any key aside from a "command" key.  The functions are as follow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3">Key</text:p>
          </table:table-cell>
          <table:table-cell table:style-name="Table14.A1" office:value-type="string">
            <text:p text:style-name="P33">Function</text:p>
          </table:table-cell>
          <table:table-cell table:style-name="Table14.A1" office:value-type="string">
            <text:p text:style-name="P33">Reference</text:p>
          </table:table-cell>
        </table:table-row>
        <table:table-row table:style-name="Table14.1">
          <table:table-cell table:style-name="Table14.A1" office:value-type="string">
            <text:p text:style-name="P23"><text:span text:style-name="Keyboard_20_key_20_-_20_ryan">1</text:span></text:p>
          </table:table-cell>
          <table:table-cell table:style-name="Table14.A1" office:value-type="string">
            <text:p text:style-name="P14">Set the time</text:p>
          </table:table-cell>
          <table:table-cell table:style-name="Table14.A1" office:value-type="string">
            <text:p text:style-name="P14">“<text:reference-ref text:reference-format="chapter" text:ref-name="Setting the Time"/><text:reference-ref text:reference-format="text" text:ref-name="Setting the Time">Setting the Time</text:reference-ref>,” page <text:reference-ref text:reference-format="page" text:ref-name="Setting the Time">39</text:reference-ref></text:p>
          </table:table-cell>
        </table:table-row>
        <table:table-row table:style-name="Table14.1">
          <table:table-cell table:style-name="Table14.A1" office:value-type="string">
            <text:p text:style-name="P23"><text:span text:style-name="Keyboard_20_key_20_-_20_ryan">2</text:span></text:p>
          </table:table-cell>
          <table:table-cell table:style-name="Table14.A1" office:value-type="string">
            <text:p text:style-name="P14">Board Activity Register</text:p>
          </table:table-cell>
          <table:table-cell table:style-name="Table14.A1" office:value-type="string">
            <text:p text:style-name="P14">“<text:reference-ref text:reference-format="text" text:ref-name="Board Activity Register">Board Activity Register</text:reference-ref>,” page <text:reference-ref text:reference-format="page" text:ref-name="Board Activity Register">1</text:reference-ref></text:p>
          </table:table-cell>
        </table:table-row>
        <table:table-row table:style-name="Table14.1">
          <table:table-cell table:style-name="Table14.A1" office:value-type="string">
            <text:p text:style-name="P23"><text:span text:style-name="Keyboard_20_key_20_-_20_ryan">3</text:span></text:p>
          </table:table-cell>
          <table:table-cell table:style-name="Table14.A1" office:value-type="string">
            <text:p text:style-name="P14">System disk blocks free</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4</text:span></text:p>
          </table:table-cell>
          <table:table-cell table:style-name="Table14.A1" office:value-type="string">
            <text:p text:style-name="P14">Large clock</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5</text:span></text:p>
          </table:table-cell>
          <table:table-cell table:style-name="Table14.A1" office:value-type="string">
            <text:p text:style-name="P14">Update memory</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6</text:span></text:p>
          </table:table-cell>
          <table:table-cell table:style-name="Table14.A1" office:value-type="string">
            <text:p text:style-name="P14">Reset modem</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7</text:span></text:p>
          </table:table-cell>
          <table:table-cell table:style-name="Table14.A1" office:value-type="string">
            <text:p text:style-name="P14">Reserve BBS</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8</text:span></text:p>
          </table:table-cell>
          <table:table-cell table:style-name="Table14.A1" office:value-type="string">
            <text:p text:style-name="P14">View today's BBS log</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text:span></text:p>
          </table:table-cell>
          <table:table-cell table:style-name="Table14.A1" office:value-type="string">
            <text:p text:style-name="P14">Load IMAGE terminal</text:p>
          </table:table-cell>
          <table:table-cell table:style-name="Table14.A1" office:value-type="string">
            <text:p text:style-name="P14">“<text:reference-ref text:reference-format="text" text:ref-name="The Image Terminal">Image Terminal</text:reference-ref>,” page <text:reference-ref text:reference-format="page" text:ref-name="The Image Terminal">57</text:reference-ref></text:p>
          </table:table-cell>
        </table:table-row>
        <table:table-row table:style-name="Table14.1">
          <table:table-cell table:style-name="Table14.A1" office:value-type="string">
            <text:p text:style-name="P23"><text:span text:style-name="Keyboard_20_key_20_-_20_ryan">+</text:span></text:p>
          </table:table-cell>
          <table:table-cell table:style-name="Table14.A1" office:value-type="string">
            <text:p text:style-name="P14">Turn modem speaker on</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text:span></text:p>
          </table:table-cell>
          <table:table-cell table:style-name="Table14.A1" office:value-type="string">
            <text:p text:style-name="P14">Turn modem speaker off</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Shift-A</text:span></text:p>
          </table:table-cell>
          <table:table-cell table:style-name="Table14.A1" office:value-type="string">
            <text:p text:style-name="P14">Start nightly AutoMaintenance</text:p>
          </table:table-cell>
          <table:table-cell table:style-name="Table14.A1" office:value-type="string">
            <text:p text:style-name="P14">“<text:reference-ref text:reference-format="text" text:ref-name="Nightly AutoMaint">Nightly AutoMaint</text:reference-ref>,” page <text:reference-ref text:reference-format="page" text:ref-name="Nightly AutoMaint">73</text:reference-ref> </text:p>
          </table:table-cell>
        </table:table-row>
        <table:table-row table:style-name="Table14.1">
          <table:table-cell table:style-name="Table14.A1" office:value-type="string">
            <text:p text:style-name="P23"><text:span text:style-name="Keyboard_20_key_20_-_20_ryan">Shift-N</text:span></text:p>
          </table:table-cell>
          <table:table-cell table:style-name="Table14.A1" office:value-type="string">
            <text:p text:style-name="P14">Start nightly NetMail processing</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Shift-T</text:span></text:p>
          </table:table-cell>
          <table:table-cell table:style-name="Table14.A1" office:value-type="string">
            <text:p text:style-name="P14">Invert carrier detect</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Space</text:span></text:p>
          </table:table-cell>
          <table:table-cell table:style-name="Table14.A1" office:value-type="string">
            <text:p text:style-name="P14">Redisplay current screen</text:p>
          </table:table-cell>
          <table:table-cell table:style-name="Table14.A1" office:value-type="string">
            <text:p text:style-name="P14"/>
          </table:table-cell>
        </table:table-row>
        <table:table-row table:style-name="Table14.1">
          <table:table-cell table:style-name="Table14.A1" office:value-type="string">
            <text:p text:style-name="P23"><text:span text:style-name="Keyboard_20_key_20_-_20_ryan">£</text:span></text:p>
          </table:table-cell>
          <table:table-cell table:style-name="Table14.A1" office:value-type="string">
            <text:p text:style-name="P14">Manual answer</text:p>
          </table:table-cell>
          <table:table-cell table:style-name="Table14.A1" office:value-type="string">
            <text:p text:style-name="P57"/>
          </table:table-cell>
        </table:table-row>
      </table:table>
      <text:p text:style-name="Standard"><text:bookmark-start text:name="_Toc318927399"/>Table <text:sequence text:ref-name="refTable7" text:name="Table" text:formula="ooow:Table+9" style:num-format="1">17</text:sequence>: Idle screen keys<text:bookmark-end text:name="_Toc318927399"/></text:p>
      <text:p text:style-name="Standard"/>
      <table:table table:name="Table47" table:style-name="Table47">
        <table:table-column table:style-name="Table47.A"/>
        <table:table-column table:style-name="Table47.B"/>
        <text:soft-page-break/>
        <table:table-row>
          <table:table-cell table:style-name="Table47.A1" office:value-type="string">
            <text:p text:style-name="P7"><text:span text:style-name="Keyboard_20_key_20_-_20_ryan">1</text:span></text:p>
          </table:table-cell>
          <table:table-cell table:style-name="Table47.A1" office:value-type="string">
            <text:p text:style-name="P6">Allows you to set or reset the date and time as outlined above.</text:p>
          </table:table-cell>
        </table:table-row>
        <table:table-row>
          <table:table-cell table:style-name="Table47.A1" office:value-type="string">
            <text:p text:style-name="P6"><text:span text:style-name="Keyboard_20_key_20_-_20_ryan">2</text:span></text:p>
          </table:table-cell>
          <table:table-cell table:style-name="Table47.A1" office:value-type="string">
            <text:p text:style-name="P6">The <text:reference-mark-start text:name="Board Activity Register"/>Board Activity Register<text:reference-mark-end text:name="Board Activity Register"/> (or BAR) screen displays current data for the BBS in four columns, which cover</text:p>
            <text:list xml:id="list70003353442172895" text:style-name="L6">
              <text:list-item>
                <text:p text:style-name="P266">the last call</text:p>
              </text:list-item>
              <text:list-item>
                <text:p text:style-name="P266">total since the log was restarted (daily total)</text:p>
              </text:list-item>
              <text:list-item>
                <text:p text:style-name="P266">current total</text:p>
              </text:list-item>
              <text:list-item>
                <text:p text:style-name="P266">BBS grand total</text:p>
              </text:list-item>
            </text:list>
            <text:p text:style-name="P97"/>
            <text:p text:style-name="P97">The rows on the screen report for each column category:</text:p>
            <text:p text:style-name="P97"/>
            <text:list xml:id="list6974221055965570031" text:style-name="L7">
              <text:list-item>
                <text:p text:style-name="P267">feedback messages</text:p>
              </text:list-item>
              <text:list-item>
                <text:p text:style-name="P267">sysop e-mail</text:p>
              </text:list-item>
              <text:list-item>
                <text:p text:style-name="P267">user e-mail</text:p>
              </text:list-item>
              <text:list-item>
                <text:p text:style-name="P267">posts</text:p>
              </text:list-item>
              <text:list-item>
                <text:p text:style-name="P267">responses to posts</text:p>
              </text:list-item>
              <text:list-item>
                <text:p text:style-name="P267">uploads</text:p>
              </text:list-item>
              <text:list-item>
                <text:p text:style-name="P267">downloads</text:p>
              </text:list-item>
              <text:list-item>
                <text:p text:style-name="P267">new users</text:p>
              </text:list-item>
              <text:list-item>
                <text:p text:style-name="P267">calls</text:p>
              </text:list-item>
              <text:list-item>
                <text:p text:style-name="P267">time used in minutes</text:p>
              </text:list-item>
              <text:list-item>
                <text:p text:style-name="P267">time idle in minutes</text:p>
              </text:list-item>
            </text:list>
            <text:p text:style-name="P97"/>
            <text:p text:style-name="P40">(The first column shows the idle time between the two previous calls.)</text:p>
          </table:table-cell>
        </table:table-row>
        <table:table-row>
          <table:table-cell table:style-name="Table47.A1" office:value-type="string">
            <text:h text:style-name="P253" text:outline-level="1"><text:bookmark-start text:name="__RefHeading___Toc83982_1114717513"/><text:span text:style-name="Keyboard_20_key_20_-_20_ryan">3</text:span><text:bookmark-end text:name="__RefHeading___Toc83982_1114717513"/></text:h>
          </table:table-cell>
          <table:table-cell table:style-name="Table47.A1" office:value-type="string">
            <text:h text:style-name="P253" text:outline-level="1"><text:bookmark-start text:name="__RefHeading___Toc83984_1114717513"/>Shows blocks free on the six different system disks.<text:bookmark-end text:name="__RefHeading___Toc83984_1114717513"/></text:h>
          </table:table-cell>
        </table:table-row>
        <table:table-row>
          <table:table-cell table:style-name="Table47.A1" office:value-type="string">
            <text:h text:style-name="P254" text:outline-level="1"><text:bookmark-start text:name="__RefHeading___Toc83986_1114717513"/><text:span text:style-name="Keyboard_20_key_20_-_20_ryan">4</text:span><text:bookmark-end text:name="__RefHeading___Toc83986_1114717513"/></text:h>
          </table:table-cell>
          <table:table-cell table:style-name="Table47.A1" office:value-type="string">
            <text:h text:style-name="P253" text:outline-level="1"><text:bookmark-start text:name="__RefHeading___Toc83988_1114717513"/>Shows the current time using the large clock.<text:bookmark-end text:name="__RefHeading___Toc83988_1114717513"/></text:h>
          </table:table-cell>
        </table:table-row>
        <table:table-row>
          <table:table-cell table:style-name="Table47.A1" office:value-type="string">
            <text:p text:style-name="P11"><text:span text:style-name="Keyboard_20_key_20_-_20_ryan">5</text:span></text:p>
          </table:table-cell>
          <table:table-cell table:style-name="Table47.A1" office:value-type="string">
            <text:p text:style-name="P11">A garbage collect is forced, displaying the true amount of memory free in the <text:span text:style-name="BBS_20_output_20_-_20_ryan">M=</text:span> display, at the bottom left corner of the screen.</text:p>
          </table:table-cell>
        </table:table-row>
        <table:table-row>
          <table:table-cell table:style-name="Table47.A1" office:value-type="string">
            <text:h text:style-name="P253" text:outline-level="1"><text:bookmark-start text:name="__RefHeading___Toc83990_1114717513"/><text:span text:style-name="Keyboard_20_key_20_-_20_ryan">6</text:span><text:bookmark-end text:name="__RefHeading___Toc83990_1114717513"/></text:h>
          </table:table-cell>
          <table:table-cell table:style-name="Table47.A1" office:value-type="string">
            <text:h text:style-name="P253" text:outline-level="1"><text:bookmark-start text:name="__RefHeading___Toc83992_1114717513"/>Resets the modem to IMAGE BBS requirements.<text:bookmark-end text:name="__RefHeading___Toc83992_1114717513"/></text:h>
          </table:table-cell>
        </table:table-row>
        <table:table-row>
          <table:table-cell table:style-name="Table47.A1" office:value-type="string">
            <text:p text:style-name="P12"><text:span text:style-name="Keyboard_20_key_20_-_20_ryan"><text:span text:style-name="T19">7</text:span></text:span></text:p>
          </table:table-cell>
          <table:table-cell table:style-name="Table47.A1" office:value-type="string">
            <text:p text:style-name="P40">The BBS can be reserved (the user signing on must know the reservation password to access the BBS) for:</text:p>
            <text:p text:style-name="Table_20_Contents"><text:span text:style-name="Keyboard_20_key_20_-_20_ryan"><text:span text:style-name="T19">O</text:span></text:span>ne call<text:tab/>Reserves the BBS for the next call only</text:p>
            <text:p text:style-name="Table_20_Contents"><text:span text:style-name="Keyboard_20_key_20_-_20_ryan"><text:span text:style-name="T19">N</text:span></text:span>o calls<text:tab/>Clears the reservation</text:p>
            <text:p text:style-name="Table_20_Contents"><text:span text:style-name="Keyboard_20_key_20_-_20_ryan"><text:span text:style-name="T19">A</text:span></text:span>ll calls<text:tab/>All users are prompted for a password</text:p>
            <text:p text:style-name="P12">(This is different than <text:span text:style-name="Commodore_20_text_20_-_20_ryan">RES</text:span>erved accounts, discussed on page <text:reference-ref text:reference-format="page" text:ref-name="REServed Users">8</text:reference-ref>, or network reservations, discussed <text:span text:style-name="T88">o</text:span>n <text:span text:style-name="T88">page </text:span>.)</text:p>
          </table:table-cell>
        </table:table-row>
        <table:table-row>
          <table:table-cell table:style-name="Table47.A1" office:value-type="string">
            <text:p text:style-name="P12"><text:span text:style-name="Keyboard_20_key_20_-_20_ryan"><text:span text:style-name="T19">8</text:span></text:span></text:p>
          </table:table-cell>
          <table:table-cell table:style-name="Table47.A1" office:value-type="string">
            <text:p text:style-name="P40">View the daily caller activity log.  This lists:</text:p>
            <text:p text:style-name="P40"/>
            <text:list xml:id="list5032694913258550519" text:style-name="L8">
              <text:list-item>
                <text:h text:style-name="P366" text:outline-level="1"><text:bookmark-start text:name="__RefHeading__13466_483017182"/>Handles of users who signed on<text:bookmark-end text:name="__RefHeading__13466_483017182"/></text:h>
              </text:list-item>
              <text:list-item>
                <text:p text:style-name="P366">What time and date they signed on</text:p>
              </text:list-item>
              <text:list-item>
                <text:p text:style-name="P366">Which graphics mode they were initially using</text:p>
              </text:list-item>
              <text:list-item>
                <text:p text:style-name="P366">Any activities they engaged in while using the BBS</text:p>
              </text:list-item>
            </text:list>
          </table:table-cell>
        </table:table-row>
        <table:table-row>
          <table:table-cell table:style-name="Table47.A1" office:value-type="string">
            <text:p text:style-name="P12"><text:span text:style-name="Keyboard_20_key_20_-_20_ryan">←</text:span></text:p>
          </table:table-cell>
          <table:table-cell table:style-name="Table47.A1" office:value-type="string">
            <text:p text:style-name="Table_20_Contents">IMAGE Term allows you to call other systems without taking your BBS down.  For more details, see page <text:reference-ref text:reference-format="page" text:ref-name="The Image Terminal">57</text:reference-ref>.</text:p>
          </table:table-cell>
        </table:table-row>
        <table:table-row>
          <table:table-cell table:style-name="Table47.A1" office:value-type="string">
            <text:h text:style-name="P254" text:outline-level="1"><text:bookmark-start text:name="__RefHeading___Toc83994_1114717513"/><text:span text:style-name="Keyboard_20_key_20_-_20_ryan">Shift-A</text:span><text:bookmark-end text:name="__RefHeading___Toc83994_1114717513"/></text:h>
          </table:table-cell>
          <table:table-cell table:style-name="Table47.A1" office:value-type="string">
            <text:h text:style-name="P365" text:outline-level="1"><text:bookmark-start text:name="__RefHeading___Toc83996_1114717513"/>Starts nightly "AutoMaint," or system maintenance.  For more details, see page <text:reference-ref text:reference-format="page" text:ref-name="Nightly AutoMaint">73</text:reference-ref>.<text:bookmark-end text:name="__RefHeading___Toc83996_1114717513"/></text:h>
          </table:table-cell>
        </table:table-row>
        <text:soft-page-break/>
        <table:table-row>
          <table:table-cell table:style-name="Table47.A1" office:value-type="string">
            <text:h text:style-name="P254" text:outline-level="1"><text:bookmark-start text:name="__RefHeading___Toc83998_1114717513"/><text:span text:style-name="Keyboard_20_key_20_-_20_ryan">Shift-N</text:span><text:bookmark-end text:name="__RefHeading___Toc83998_1114717513"/></text:h>
          </table:table-cell>
          <table:table-cell table:style-name="Table47.A1" office:value-type="string">
            <text:h text:style-name="P365" text:outline-level="1"><text:bookmark-start text:name="__RefHeading___Toc84000_1114717513"/>Starts hourly "NetMaint," or network processing.  For more details, see (fixme)<text:bookmark-end text:name="__RefHeading___Toc84000_1114717513"/></text:h>
          </table:table-cell>
        </table:table-row>
        <table:table-row>
          <table:table-cell table:style-name="Table47.A1" office:value-type="string">
            <text:h text:style-name="P254" text:outline-level="1"><text:bookmark-start text:name="__RefHeading___Toc84002_1114717513"/><text:span text:style-name="Keyboard_20_key_20_-_20_ryan">Shift-T</text:span><text:bookmark-end text:name="__RefHeading___Toc84002_1114717513"/></text:h>
          </table:table-cell>
          <table:table-cell table:style-name="Table47.A1" office:value-type="string">
            <text:h text:style-name="P250" text:outline-level="1"><text:bookmark-start text:name="__RefHeading___Toc84004_1114717513"/>This inverts the carrier detect signal.  (fixme: why, more info needed)<text:bookmark-end text:name="__RefHeading___Toc84004_1114717513"/></text:h>
          </table:table-cell>
        </table:table-row>
        <table:table-row>
          <table:table-cell table:style-name="Table47.A1" office:value-type="string">
            <text:h text:style-name="P254" text:outline-level="1"><text:bookmark-start text:name="__RefHeading___Toc84006_1114717513"/><text:span text:style-name="Keyboard_20_key_20_-_20_ryan">+</text:span> or <text:span text:style-name="Keyboard_20_key_20_-_20_ryan">-</text:span><text:bookmark-end text:name="__RefHeading___Toc84006_1114717513"/></text:h>
          </table:table-cell>
          <table:table-cell table:style-name="Table47.A1" office:value-type="string">
            <text:h text:style-name="P250" text:outline-level="1"><text:bookmark-start text:name="__RefHeading___Toc84008_1114717513"/>For compatible modems, turns the modem speaker on or off.<text:bookmark-end text:name="__RefHeading___Toc84008_1114717513"/></text:h>
          </table:table-cell>
        </table:table-row>
        <table:table-row>
          <table:table-cell table:style-name="Table47.A1" office:value-type="string">
            <text:h text:style-name="P254" text:outline-level="1"><text:bookmark-start text:name="__RefHeading___Toc84010_1114717513"/><text:span text:style-name="Keyboard_20_key_20_-_20_ryan">Space</text:span><text:bookmark-end text:name="__RefHeading___Toc84010_1114717513"/></text:h>
          </table:table-cell>
          <table:table-cell table:style-name="Table47.A1" office:value-type="string">
            <text:h text:style-name="P250" text:outline-level="1"><text:bookmark-start text:name="__RefHeading___Toc84012_1114717513"/>Redisplays the current screen.<text:bookmark-end text:name="__RefHeading___Toc84012_1114717513"/></text:h>
          </table:table-cell>
        </table:table-row>
        <table:table-row>
          <table:table-cell table:style-name="Table47.A1" office:value-type="string">
            <text:h text:style-name="P254" text:outline-level="1"><text:bookmark-start text:name="__RefHeading___Toc84014_1114717513"/><text:span text:style-name="Keyboard_20_key_20_-_20_ryan">£</text:span><text:bookmark-end text:name="__RefHeading___Toc84014_1114717513"/></text:h>
          </table:table-cell>
          <table:table-cell table:style-name="Table47.A1" office:value-type="string">
            <text:h text:style-name="P250" text:outline-level="1"><text:bookmark-start text:name="__RefHeading___Toc84016_1114717513"/>Manually answer the modem.<text:bookmark-end text:name="__RefHeading___Toc84016_1114717513"/></text:h>
          </table:table-cell>
        </table:table-row>
      </table:table>
      <text:p text:style-name="Standard"><text:s/></text:p>
      <text:h text:style-name="Heading_20_3" text:outline-level="3"><text:bookmark text:name="h.hmzf3w4ns55"/><text:bookmark-start text:name="__RefHeading__13476_483017182"/><text:bookmark-start text:name="_Toc318927233"/><text:bookmark-start text:name="_Ref318902117"/><text:bookmark-start text:name="_Toc318798255"/><text:reference-mark-start text:name="The Lightbar"/>The Lightbar<text:bookmark-end text:name="__RefHeading__13476_483017182"/><text:bookmark-end text:name="_Toc318927233"/><text:bookmark-end text:name="_Ref318902117"/><text:bookmark-end text:name="_Toc318798255"/><text:reference-mark-end text:name="The Lightbar"/></text:h>
      <text:p text:style-name="Text_20_body">The fifth screen line is referred to as the "lightbar."  This line monitors and changes many features of the BBS.  All are toggled by the sysop at the console, or through a utility program (<text:span text:style-name="Commodore_20_text_20_-_20_ryan">+.lb move</text:span>, discussed in <office:annotation><dc:creator>Ryan Sherwood</dc:creator><dc:date>2012-03-07T17:47:00</dc:date><text:p>Don’t forget +.lb move, and to add this section</text:p></office:annotation>"Miscellaneous Plus Files"; this is handy for remote maintenance when you can't be at the console).</text:p>
      <table:table table:name="Table48" table:style-name="Table48">
        <table:table-column table:style-name="Table48.A"/>
        <table:table-column table:style-name="Table48.B"/>
        <table:table-header-rows>
          <table:table-row>
            <table:table-cell office:value-type="string">
              <text:p text:style-name="P214">Key</text:p>
            </table:table-cell>
            <table:table-cell office:value-type="string">
              <text:p text:style-name="P214">Function</text:p>
            </table:table-cell>
          </table:table-row>
        </table:table-header-rows>
        <table:table-row>
          <table:table-cell office:value-type="string">
            <text:p text:style-name="P210"><text:span text:style-name="Keyboard_20_key_20_-_20_ryan">F2</text:span> and <text:span text:style-name="Keyboard_20_key_20_-_20_ryan">F4</text:span></text:p>
          </table:table-cell>
          <table:table-cell office:value-type="string">
            <text:p text:style-name="P210">switch to the opposite lightbar page.</text:p>
          </table:table-cell>
        </table:table-row>
        <table:table-row>
          <table:table-cell office:value-type="string">
            <text:p text:style-name="P210"><text:span text:style-name="Keyboard_20_key_20_-_20_ryan">F3</text:span> </text:p>
          </table:table-cell>
          <table:table-cell office:value-type="string">
            <text:p text:style-name="P210">moves the white highlighted portion to the left (switching to the opposite page if you move it "off the edge")</text:p>
          </table:table-cell>
        </table:table-row>
        <table:table-row>
          <table:table-cell office:value-type="string">
            <text:p text:style-name="P210"><text:span text:style-name="Keyboard_20_key_20_-_20_ryan">F5</text:span> </text:p>
          </table:table-cell>
          <table:table-cell office:value-type="string">
            <text:p text:style-name="P210">moves the white highlighted portion to the right.</text:p>
          </table:table-cell>
        </table:table-row>
        <table:table-row>
          <table:table-cell office:value-type="string">
            <text:p text:style-name="P210"><text:span text:style-name="Keyboard_20_key_20_-_20_ryan">F7</text:span> </text:p>
          </table:table-cell>
          <table:table-cell office:value-type="string">
            <text:p text:style-name="P210">places a check mark to the left of the option that is highlighted in white.</text:p>
          </table:table-cell>
        </table:table-row>
        <table:table-row>
          <table:table-cell office:value-type="string">
            <text:p text:style-name="P210"><text:span text:style-name="Keyboard_20_key_20_-_20_ryan">F8</text:span> </text:p>
          </table:table-cell>
          <table:table-cell office:value-type="string">
            <text:p text:style-name="P210">places a check mark to the right of the option.</text:p>
          </table:table-cell>
        </table:table-row>
      </table:table>
      <text:p text:style-name="Standard"/>
      <text:p text:style-name="Standard">(If the screen has blanked itself due to inactivity, it is restored when you receive a call or hit a key on the keyboard.)</text:p>
      <text:p text:style-name="Standard"/>
      <text:p text:style-name="Standard">The first of two pages shows as follows:</text:p>
      <text:p text:style-name="Standard"/>
      <text:p text:style-name="P74">Sys   Acs   Loc   Tsr   Cht   New   Prt   U/D</text:p>
      <text:p text:style-name="Standard"/>
      <text:p text:style-name="Standard">These check marks tell the BBS to do various things.  The following descriptions assume each check mark described is selected.</text:p>
      <text:p text:style-name="P98"/>
      <table:table table:name="Table49" table:style-name="Table49">
        <table:table-column table:style-name="Table49.A"/>
        <table:table-column table:style-name="Table49.B" table:number-columns-repeated="2"/>
        <table:table-header-rows>
          <table:table-row table:style-name="Table49.1">
            <table:table-cell table:style-name="Table49.A1" office:value-type="string">
              <text:p text:style-name="P217">Option</text:p>
            </table:table-cell>
            <table:table-cell table:style-name="Table49.A1" office:value-type="string">
              <text:p text:style-name="P217">Left</text:p>
            </table:table-cell>
            <table:table-cell table:style-name="Table49.A1" office:value-type="string">
              <text:p text:style-name="P217">Right</text:p>
            </table:table-cell>
          </table:table-row>
        </table:table-header-rows>
        <table:table-row table:style-name="Table49.1">
          <table:table-cell table:style-name="Table49.A1" office:value-type="string">
            <text:p text:style-name="P28">Sys</text:p>
          </table:table-cell>
          <table:table-cell table:style-name="Table49.A1" office:value-type="string">
            <text:p text:style-name="P15">The sysop is available for chat, and will hear three sirens when <text:span text:style-name="Commodore_20_text_20_-_20_ryan">C</text:span> is typed at any major prompt by the user.</text:p>
          </table:table-cell>
          <table:table-cell table:style-name="Table49.A1" office:value-type="string">
            <text:p text:style-name="P15">Turns on a tracing feature that will show, in the left half of the "Receive" window, the <office:annotation><dc:date>2012-03-07T16:23:00</dc:date><text:p>Ryan Sherwood:</text:p><text:p>Also a reversed character. <text:s/>What is this?</text:p></office:annotation>BASIC line number currently executing. Execution can be slowed down with the <text:span text:style-name="Keyboard_20_key_20_-_20_ryan">SHIFT</text:span> or <text:span text:style-name="Keyboard_20_key_20_-_20_ryan">Shift-Lock</text:span> keys to read line numbers more easily.  This is <text:soft-page-break/>only a debugging tool, normally left off.</text:p>
          </table:table-cell>
        </table:table-row>
        <table:table-row table:style-name="Table49.1">
          <table:table-cell table:style-name="Table49.A1" office:value-type="string">
            <text:p text:style-name="P27">A<text:span text:style-name="T89">cs</text:span></text:p>
          </table:table-cell>
          <table:table-cell table:style-name="Table49.A1" office:value-type="string">
            <text:p text:style-name="P41"><text:span text:style-name="T89">C</text:span>hange the access group of the user who is online.</text:p>
            <text:p text:style-name="P41"><text:span text:style-name="Keyboard_20_key_20_-_20_ryan">F3</text:span> raises access one group (wraps around 0-9)</text:p>
            <text:p text:style-name="P41"><text:span text:style-name="Keyboard_20_key_20_-_20_ryan">F5</text:span> lowers access one group (wraps around 9-0)</text:p>
            <text:p text:style-name="P41"><text:span text:style-name="Keyboard_20_key_20_-_20_ryan">F7</text:span> gives the user the selected access level, exiting this function.</text:p>
          </table:table-cell>
          <table:table-cell table:style-name="Table49.A1" office:value-type="string">
            <text:p text:style-name="P15">Restricts logons to 1200 baud and over. <text:span text:style-name="T89">300 baud</text:span> callers are told the BBS <text:span text:style-name="T89">is</text:span> not accept<text:span text:style-name="T89">ing</text:span> 300 baud calls at this time.</text:p>
          </table:table-cell>
        </table:table-row>
        <table:table-row table:style-name="Table49.1">
          <table:table-cell table:style-name="Table49.A1" office:value-type="string">
            <text:p text:style-name="P27"/>
          </table:table-cell>
          <table:table-cell table:style-name="Table49.A1" table:number-columns-spanned="2" office:value-type="string">
            <text:p text:style-name="P42">The access group is shown using a different screen mask when a user logs on, in an area titled <text:span text:style-name="T4">Accs</text:span>.  Access data is read into memory as soon as the user gets to a prompt. However, any U/D libraries or sub-boards that their new group can access are not shown on the menu until they re-enter that subsystem.</text:p>
          </table:table-cell>
          <table:covered-table-cell/>
        </table:table-row>
        <table:table-row table:style-name="Table49.1">
          <table:table-cell table:style-name="Table49.A1" office:value-type="string">
            <text:p text:style-name="P28">Loc</text:p>
          </table:table-cell>
          <table:table-cell table:style-name="Table49.A1" office:value-type="string">
            <text:p text:style-name="P16">Used to “log on” from the C64 keyboard, to make a “call” to the BBS while you're sitting in front of it.  This is referred to as “local mode.”</text:p>
          </table:table-cell>
          <table:table-cell table:style-name="Table49.A1" office:value-type="string">
            <text:p text:style-name="P16">Shows that a remote user is in “pseudo-local” mode.  This gives them access to certain maintenance commands which require “local mode” to be enabled, but the user isn't (or can't be) at the console.</text:p>
          </table:table-cell>
        </table:table-row>
        <table:table-row table:style-name="Table49.1">
          <table:table-cell table:style-name="Table49.A1" office:value-type="string">
            <text:p text:style-name="P28">Tsr</text:p>
          </table:table-cell>
          <table:table-cell table:style-name="Table49.A1" office:value-type="string">
            <text:p text:style-name="P44">Add or subtract time remaining for the user online:</text:p>
            <text:p text:style-name="P45"><text:span text:style-name="Keyboard_20_key_20_-_20_ryan">F1</text:span> zero time</text:p>
            <text:p text:style-name="P45"><text:s text:c="4"/>(cause an immediate logoff)</text:p>
            <text:p text:style-name="P45"><text:span text:style-name="Keyboard_20_key_20_-_20_ryan">f2</text:span> unlimited time</text:p>
            <text:p text:style-name="P45"><text:s text:c="4"/>(displays <text:span text:style-name="BBS_20_output_20_-_20_ryan">–:00</text:span> in top right)</text:p>
            <text:p text:style-name="P45"><text:span text:style-name="Keyboard_20_key_20_-_20_ryan">f3</text:span> add one minute</text:p>
            <text:p text:style-name="P45"><text:span text:style-name="Keyboard_20_key_20_-_20_ryan">f4</text:span> add ten minutes</text:p>
            <text:p text:style-name="P45"><text:span text:style-name="Keyboard_20_key_20_-_20_ryan">f5</text:span> subtract one minute</text:p>
            <text:p text:style-name="P45"><text:span text:style-name="Keyboard_20_key_20_-_20_ryan">f6</text:span> subtract ten minutes</text:p>
            <text:p text:style-name="P45"><text:span text:style-name="Keyboard_20_key_20_-_20_ryan">f7</text:span> exit this function</text:p>
          </table:table-cell>
          <table:table-cell table:style-name="Table49.A1" office:value-type="string">
            <text:p text:style-name="P46">Toggle Prime Time <text:span text:style-name="T91">for every user:</text:span></text:p>
            <text:p text:style-name="P47"/>
            <text:list xml:id="list1466096859658598247" text:style-name="L9">
              <text:list-item>
                <text:p text:style-name="P268"><text:span text:style-name="T91">If it's</text:span><text:span text:style-name="T26"> currently Prime Time, ignore it at logon</text:span></text:p>
              </text:list-item>
              <text:list-item>
                <text:p text:style-name="P269">If not, enable Prime Time</text:p>
              </text:list-item>
            </text:list>
            <text:p text:style-name="P47"/>
            <text:p text:style-name="P48"><text:span text:style-name="T26">I</text:span><text:span text:style-name="T25">f no Prime Time is designated for your BBS, this has no effect.</text:span></text:p>
          </table:table-cell>
        </table:table-row>
        <table:table-row table:style-name="Table49.1">
          <table:table-cell table:style-name="Table49.A1" office:value-type="string">
            <text:p text:style-name="P28">Cht</text:p>
          </table:table-cell>
          <table:table-cell table:style-name="Table49.A1" office:value-type="string">
            <text:p text:style-name="P43"><text:span text:style-name="T90">Enters</text:span> chat mode when a user is on-line.  It first displays the message</text:p>
            <text:p text:style-name="P43"><text:span text:style-name="BBS_20_output_20_-_20_ryan">* Entering Chat Mode *</text:span></text:p>
            <text:p text:style-name="P43">then allows the sysop and user to type anything they wish back and forth to each other for the duration of the chat.</text:p>
            <text:p text:style-name="P99"/>
            <text:p text:style-name="P16">Pressing <text:span text:style-name="Keyboard_20_key_20_-_20_ryan">F7</text:span> again ends chat mode, displaying</text:p>
            <text:p text:style-name="P43"><text:span text:style-name="BBS_20_output_20_-_20_ryan">* Exiting Chat Mode *</text:span></text:p>
            <text:p text:style-name="P43">and returns the user <text:span text:style-name="T87">either </text:span>to <text:soft-page-break/>the prompt they were at, or the BBS text editor, depending on where they were before entering chat mode.</text:p>
          </table:table-cell>
          <table:table-cell table:style-name="Table49.A1" office:value-type="string">
            <text:p text:style-name="P16">Toggles local bells, so you hear all the bells the user on-line hears.</text:p>
          </table:table-cell>
        </table:table-row>
        <table:table-row table:style-name="Table49.1">
          <table:table-cell table:style-name="Table49.A1" office:value-type="string">
            <text:p text:style-name="P28">New</text:p>
          </table:table-cell>
          <table:table-cell table:style-name="Table49.A1" office:value-type="string">
            <text:p text:style-name="P17">Makes the BBS private, and will not allow new users to sign up.  They are told that the BBS is not accepting new users at this time.</text:p>
          </table:table-cell>
          <table:table-cell table:style-name="Table49.A1" office:value-type="string">
            <text:p text:style-name="P17"><text:span text:style-name="T92">T</text:span>urns off the screen blanking mode.  The screen remains on between calls.</text:p>
          </table:table-cell>
        </table:table-row>
        <table:table-row table:style-name="Table49.1">
          <table:table-cell table:style-name="Table49.A1" office:value-type="string">
            <text:p text:style-name="P28">Prt</text:p>
          </table:table-cell>
          <table:table-cell table:style-name="Table49.A1" office:value-type="string">
            <text:p text:style-name="P17">Sends all text output to the printer and the screen.</text:p>
          </table:table-cell>
          <table:table-cell table:style-name="Table49.A1" office:value-type="string">
            <text:p text:style-name="P58"><text:span text:style-name="T92">P</text:span>rints all log entries to the printer as well as the disk log.</text:p>
          </table:table-cell>
        </table:table-row>
        <table:table-row table:style-name="Table49.1">
          <table:table-cell table:style-name="Table49.A1" office:value-type="string">
            <text:p text:style-name="P28">U/D</text:p>
          </table:table-cell>
          <table:table-cell table:style-name="Table49.A1" office:value-type="string">
            <text:p text:style-name="P17">Users cannot access the UD/UX area.  They are told the area is closed temporarily.</text:p>
          </table:table-cell>
          <table:table-cell table:style-name="Table49.A1" office:value-type="string">
            <text:p text:style-name="P58">300 baud users cannot access the UD/UX area.  They are told that they do not have access to that area at this time.</text:p>
          </table:table-cell>
        </table:table-row>
      </table:table>
      <text:p text:style-name="Table">Table <text:sequence text:ref-name="refTable8" text:name="Table" text:formula="ooow:Table+10" style:num-format="1">10</text:sequence>: Lightbar, page 1</text:p>
      <text:p text:style-name="Standard"/>
      <text:p text:style-name="Standard"/>
      <text:p text:style-name="Standard">The second page of lightbar options is as follows:</text:p>
      <text:p text:style-name="Standard"/>
      <text:h text:style-name="P270" text:outline-level="1"><text:bookmark-start text:name="__RefHeading__13480_483017182"/>Asc  Ans  Exp  Fn5  Fn4  Fn3  Fn2  Fn1<text:bookmark-end text:name="__RefHeading__13480_483017182"/></text:h>
      <text:p text:style-name="P74"/>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Table_20_Heading">Option</text:p>
            </table:table-cell>
            <table:table-cell table:style-name="Table16.A1" office:value-type="string">
              <text:p text:style-name="Table_20_Heading">Left</text:p>
            </table:table-cell>
            <table:table-cell table:style-name="Table16.A1" office:value-type="string">
              <text:p text:style-name="Table_20_Heading">Right</text:p>
            </table:table-cell>
          </table:table-row>
        </table:table-header-rows>
        <table:table-row table:style-name="Table16.1">
          <table:table-cell table:style-name="Table16.A1" office:value-type="string">
            <text:p text:style-name="P26">Asc</text:p>
          </table:table-cell>
          <table:table-cell table:style-name="Table16.A1" office:value-type="string">
            <text:p text:style-name="P14">Enables ASCII<text:note text:id="ftn3" text:note-class="footnote"><text:note-citation>3</text:note-citation><text:note-body><text:p text:style-name="P18"><text:s/>American Standard for Computer Information Interchange</text:p></text:note-body></text:note> translation for the user.  Character layout differs between Commodore and ASCII standards, most notably by reversing the position of upper- and lowercase letters.</text:p>
          </table:table-cell>
          <table:table-cell table:style-name="Table16.A1" office:value-type="string">
            <text:p text:style-name="P14">Turns on linefeeds for the user.  In ASCII mode, terminals need a carriage return (CR) to move the cursor to the beginning of the current line.  However, they may also need a linefeed character to move the cursor down a line.  (Without one, the user may complain "everything displays on one line."  Once online, the <text:span text:style-name="T3">EP</text:span> command [option 3] resolves this problem.)</text:p>
          </table:table-cell>
        </table:table-row>
        <table:table-row table:style-name="Table16.1">
          <table:table-cell table:style-name="Table16.A1" office:value-type="string">
            <text:p text:style-name="P26">Ans</text:p>
          </table:table-cell>
          <table:table-cell table:style-name="Table16.A1" office:value-type="string">
            <text:p text:style-name="P14">Instead of Commodore control codes, outputs ANSI<text:note text:id="ftn4" text:note-class="footnote"><text:note-citation>4</text:note-citation><text:note-body><text:p text:style-name="P303"><text:s/>shorthand for the American National Standards Institute Standard X3.64</text:p></text:note-body></text:note> escape sequences.  These are a standardized way to set character colors, plus "screen management" things like scrolling, windowing, clearing to end-of-line, and more.</text:p>
          </table:table-cell>
          <table:table-cell table:style-name="Table16.A1" office:value-type="string">
            <text:p text:style-name="P14">Turns IBM graphics (line-building characters, many of which have similarities with the Commodore character set) and other special symbols for the user.</text:p>
            <text:p text:style-name="P14"/>
          </table:table-cell>
        </table:table-row>
        <table:table-row table:style-name="Table16.1">
          <table:table-cell table:style-name="Table16.A1" office:value-type="string">
            <text:p text:style-name="P26">Exp</text:p>
          </table:table-cell>
          <table:table-cell table:style-name="Table16.A1" office:value-type="string">
            <text:p text:style-name="P14">Turns expert mode on for the user, which skips many entry screens <text:soft-page-break/>seen when entering subsystems or changing areas within that subsystem.</text:p>
          </table:table-cell>
          <table:table-cell table:style-name="Table16.A1" office:value-type="string">
            <text:p text:style-name="P14"><office:annotation><dc:date>2012-03-07T16:23:00</dc:date><text:p>Ryan Sherwood:</text:p><text:p>Accurate?</text:p></office:annotation>Users see a "macro"<text:note text:id="ftn5" text:note-class="footnote"><text:note-citation>5</text:note-citation><text:note-body><text:p text:style-name="P303"><text:s/>a misleading name, since it doesn't automate anything as the MX or MACS user commands do</text:p><text:p text:style-name="Footnote"/></text:note-body></text:note>--a short saying presented before the main prompt.  (Users <text:soft-page-break/>can toggle them with the <text:span text:style-name="Commodore_20_text_20_-_20_ryan">MA</text:span> command, or add their own with the <text:span text:style-name="Commodore_20_text_20_-_20_ryan">ME</text:span> command.)</text:p>
          </table:table-cell>
        </table:table-row>
        <table:table-row table:style-name="Table16.1">
          <table:table-cell table:style-name="Table16.A1" office:value-type="string">
            <text:p text:style-name="P26">Fn5</text:p>
          </table:table-cell>
          <table:table-cell table:style-name="Table16.A1" office:value-type="string">
            <text:p text:style-name="P14">User receives credit when an upload is validated.  Otherwise, credit is received after the completion of the upload.</text:p>
          </table:table-cell>
          <table:table-cell table:style-name="Table16.A1" office:value-type="string">
            <text:p text:style-name="P14">User is asked whether they wish to log off after a file transfer is complete.</text:p>
          </table:table-cell>
        </table:table-row>
        <table:table-row table:style-name="Table16.1">
          <table:table-cell table:style-name="Table16.A1" office:value-type="string">
            <text:p text:style-name="P26">Fn4</text:p>
            <text:p text:style-name="P26">Fn3</text:p>
          </table:table-cell>
          <table:table-cell table:style-name="Table16.A1" office:value-type="string">
            <text:p text:style-name="P14">Undefined.</text:p>
          </table:table-cell>
          <table:table-cell table:style-name="Table16.A1" office:value-type="string">
            <text:p text:style-name="P14">Undefined.</text:p>
          </table:table-cell>
        </table:table-row>
        <table:table-row table:style-name="Table16.1">
          <table:table-cell table:style-name="Table16.A1" office:value-type="string">
            <text:p text:style-name="P26">Fn2</text:p>
          </table:table-cell>
          <table:table-cell table:style-name="Table16.A1" office:value-type="string">
            <text:p text:style-name="P14">Undefined.</text:p>
          </table:table-cell>
          <table:table-cell table:style-name="Table16.A1" office:value-type="string">
            <text:p text:style-name="P251">Undefined.</text:p>
          </table:table-cell>
        </table:table-row>
        <table:table-row table:style-name="Table16.1">
          <table:table-cell table:style-name="Table16.A1" office:value-type="string">
            <text:p text:style-name="P26">Fn1</text:p>
          </table:table-cell>
          <table:table-cell table:style-name="Table16.A1" office:value-type="string">
            <text:p text:style-name="P14">Undefined.</text:p>
          </table:table-cell>
          <table:table-cell table:style-name="Table16.A1" office:value-type="string">
            <text:p text:style-name="P255">The <text:reference-ref text:reference-format="text" text:ref-name="Message Command Interpreter">Message Command Interpreter</text:reference-ref> (page <text:reference-ref text:reference-format="page" text:ref-name="Message Command Interpreter">50</text:reference-ref>) will not interpret text prefaced with a £ (or \ if using an ASCII terminal).</text:p>
          </table:table-cell>
        </table:table-row>
      </table:table>
      <text:p text:style-name="P13"><text:bookmark-start text:name="_Toc318927400"/>Table <text:sequence text:ref-name="refTable9" text:name="Table" text:formula="ooow:Table+11" style:num-format="1">11</text:sequence>: Lightbar, page 2<text:bookmark-end text:name="_Toc318927400"/></text:p>
      <text:p text:style-name="Standard"/>
      <text:h text:style-name="Heading_20_3" text:outline-level="3"><text:bookmark text:name="h.bspirokw2szq"/><text:bookmark-start text:name="__RefHeading__13482_483017182"/><text:bookmark-start text:name="_Toc318927234"/><text:bookmark-start text:name="_Toc318798256"/>Bottom Screen Mask<text:bookmark-end text:name="__RefHeading__13482_483017182"/><text:bookmark-end text:name="_Toc318927234"/><text:bookmark-end text:name="_Toc318798256"/></text:h>
      <text:p text:style-name="Standard"><text:span text:style-name="T92">Along the bottom two lines of the screen is yet more </text:span>useful information.  The line <text:span text:style-name="T92">just below the text display area </text:span>contains BBS operating information in this order:</text:p>
      <text:p text:style-name="Standard"/>
      <table:table table:name="Table17" table:style-name="Table17">
        <table:table-column table:style-name="Table17.A"/>
        <table:table-column table:style-name="Table17.B"/>
        <text:soft-page-break/>
        <table:table-row table:style-name="Table17.1">
          <table:table-cell table:style-name="Table17.A1" office:value-type="string">
            <text:p text:style-name="P29"><text:span text:style-name="BBS_20_output_20_-_20_ryan">M=xxxxx</text:span></text:p>
          </table:table-cell>
          <table:table-cell table:style-name="Table17.A1" office:value-type="string">
            <text:p text:style-name="P13"><text:span text:style-name="BBS_20_output_20_-_20_ryan"><text:span text:style-name="T93">M</text:span></text:span>emory <text:span text:style-name="T93">free</text:span>.  This is constantly updated by machine language as memory is allocated by the BBS, allowing the sysop to see any areas which are causing a build-up of "garbage," which is when BASIC strings <text:span text:style-name="T93">or variables are</text:span> no longer needed.</text:p>
            <text:p text:style-name="P13"/>
            <text:p text:style-name="P49"><text:span text:style-name="T93">W</text:span>hen “garbage collect<text:span text:style-name="T93">ion”</text:span> (freeing up memory which unused <text:span text:style-name="T93">variables</text:span> occupy) <text:span text:style-name="T93">happens</text:span>, <text:span text:style-name="BBS_20_output_20_-_20_ryan">M=</text:span><text:span text:style-name="T93"> </text:span>drop<text:span text:style-name="T93">s</text:span> near or to zero bytes. <text:span text:style-name="BBS_20_output_20_-_20_ryan">G</text:span> <text:span text:style-name="T94">appears </text:span>in the right half of the top status line, indicating garbage collection <text:span text:style-name="T93">is </text:span>in progress. <text:span text:style-name="T93">The BBS</text:span> pauses for a <text:span text:style-name="T93">few </text:span>second<text:span text:style-name="T93">s</text:span>, <text:span text:style-name="BBS_20_output_20_-_20_ryan"><text:span text:style-name="T94">M=</text:span></text:span><text:span text:style-name="T94"> is updated, and </text:span><text:span text:style-name="BBS_20_output_20_-_20_ryan"><text:span text:style-name="T94">G</text:span></text:span><text:span text:style-name="T94"> disappears.</text:span></text:p>
            <text:p text:style-name="P13"/>
            <text:p text:style-name="P13"><text:span text:style-name="Manual_20_Revision_20_-_20_ryan">Note: There is a separate utility available to show (and optionally clear) garbage on the processor stack in the form of unclosed FOR-NEXT loops and un-RETURNed GOSUBs; it is available as an add-on called "System Functions."</text:span></text:p>
          </table:table-cell>
        </table:table-row>
        <table:table-row table:style-name="Table17.1">
          <table:table-cell table:style-name="Table17.A1" office:value-type="string">
            <text:p text:style-name="P29"><text:span text:style-name="BBS_20_output_20_-_20_ryan">TC=xxxxx</text:span></text:p>
          </table:table-cell>
          <table:table-cell table:style-name="Table17.A1" office:value-type="string">
            <text:p text:style-name="P13"><text:span text:style-name="BBS_20_output_20_-_20_ryan">T</text:span>otal number of calls to the BBS since it was originally configured.</text:p>
          </table:table-cell>
        </table:table-row>
        <table:table-row table:style-name="Table17.1">
          <table:table-cell table:style-name="Table17.A1" office:value-type="string">
            <text:p text:style-name="P29"><text:span text:style-name="BBS_20_output_20_-_20_ryan">CN=xxx</text:span></text:p>
          </table:table-cell>
          <table:table-cell table:style-name="Table17.A1" office:value-type="string">
            <text:p text:style-name="P13"><text:span text:style-name="BBS_20_output_20_-_20_ryan"><text:span text:style-name="T93">C</text:span></text:span><text:span text:style-name="T93">all </text:span><text:span text:style-name="BBS_20_output_20_-_20_ryan"><text:span text:style-name="T93">N</text:span></text:span><text:span text:style-name="T93">umber</text:span> since <text:span text:style-name="T93">the BBS</text:span> was last re-booted.</text:p>
          </table:table-cell>
        </table:table-row>
        <table:table-row table:style-name="Table17.1">
          <table:table-cell table:style-name="Table17.A1" office:value-type="string">
            <text:p text:style-name="P29"><text:span text:style-name="BBS_20_output_20_-_20_ryan">(xx:yyy)=zzzzz</text:span></text:p>
          </table:table-cell>
          <table:table-cell table:style-name="Table17.A1" office:value-type="string">
            <text:p text:style-name="P62"><text:span text:style-name="BBS_20_output_20_-_20_ryan"><text:span text:style-name="T39">The last-</text:span></text:span><text:span text:style-name="BBS_20_output_20_-_20_ryan"><text:span text:style-name="T41">checked</text:span></text:span><text:span text:style-name="T39"> device (xx) and drive, partition or LU (yyy).</text:span></text:p>
            <text:p text:style-name="P50"/>
            <text:p text:style-name="P52"><text:span text:style-name="Commodore_20_text_20_-_20_ryan"><text:span text:style-name="T20">xx:</text:span></text:span></text:p>
            <text:list xml:id="list9114461014312411867" text:style-name="L10">
              <text:list-item>
                <text:p text:style-name="P272"><text:span text:style-name="T94">A device number can be </text:span><text:span text:style-name="BBS_20_output_20_-_20_ryan">01-06</text:span> <text:span text:style-name="T96">for o</text:span>ne of the six system disks.</text:p>
              </text:list-item>
            </text:list>
            <text:list xml:id="list4241502818665750487" text:style-name="L11">
              <text:list-item>
                <text:p text:style-name="P273">If a U/D, U/X or message base's device number is different than the system disks, it can read 00.</text:p>
              </text:list-item>
            </text:list>
            <text:p text:style-name="P51"/>
            <text:p text:style-name="P52"><text:span text:style-name="Commodore_20_text_20_-_20_ryan"><text:span text:style-name="T95">(xx:</text:span></text:span><text:span text:style-name="Commodore_20_text_20_-_20_ryan"><text:span text:style-name="T21">yyy</text:span></text:span><text:span text:style-name="Commodore_20_text_20_-_20_ryan"><text:span text:style-name="T95">)</text:span></text:span></text:p>
            <text:p text:style-name="P52">Th<text:span text:style-name="T95">is 0</text:span> <text:span text:style-name="T95">means</text:span> a partition, drive, or Logical Unit (depending on the type of device used).</text:p>
            <text:p text:style-name="P50"/>
            <text:p text:style-name="P50">These values change as users go from one area to another, so you can constantly monitor free space.</text:p>
          </table:table-cell>
        </table:table-row>
        <table:table-row table:style-name="Table17.1">
          <table:table-cell table:style-name="Table17.A1" office:value-type="string">
            <text:p text:style-name="P29"/>
          </table:table-cell>
          <table:table-cell table:style-name="Table17.A1" office:value-type="string">
            <text:p text:style-name="P50"/>
          </table:table-cell>
        </table:table-row>
      </table:table>
      <text:p text:style-name="Table">Table <text:sequence text:ref-name="refTable10" text:name="Table" text:formula="ooow:Table+1" style:num-format="1">12</text:sequence>: Bottom two screen line display</text:p>
      <text:p text:style-name="Standard"/>
      <text:p text:style-name="Standard">The last row on the screen has a Receive window (R:) which displays the last 10 characters received from the modem.  When the “trace” function is enabled as described in <text:span text:style-name="T9"><text:sequence-ref text:reference-format="text" text:ref-name="refTable9">Table 11: Lightbar, page 2</text:sequence-ref></text:span><text:span text:style-name="T25"> on</text:span> page <text:sequence-ref text:reference-format="page" text:ref-name="refTable9">5</text:sequence-ref>, the BASIC line number currently executing appears in the left half of this window.</text:p>
      <text:p text:style-name="Standard"/>
      <text:p text:style-name="Standard">The center portion of the bottom line can display any sixteen characters you wish.  Typical phrases include:</text:p>
      <text:p text:style-name="Standard"/>
      <text:list xml:id="list337390554794650079" text:style-name="WWNum11">
        <text:list-item>
          <text:p text:style-name="P274"><text:span text:style-name="T34">*Image BBS 1.2b*</text:span> at system idle</text:p>
        </text:list-item>
        <text:list-item>
          <text:p text:style-name="P274">The type of computer a caller is using when online</text:p>
        </text:list-item>
        <text:list-item>
          <text:p text:style-name="P274">The reason for chat if a user online requests a chat session and you are unavailable.  The window also flashes until either you answer the page, or the user logs off</text:p>
        </text:list-item>
        <text:list-item>
          <text:p text:style-name="P274"><text:soft-page-break/>It is also available to display custom information (see “<text:reference-ref text:reference-format="text" text:ref-name="Other &amp; Calls">Other &amp; Calls</text:reference-ref>,” page <text:reference-ref text:reference-format="page" text:ref-name="Other &amp; Calls">96</text:reference-ref> for more details)</text:p>
        </text:list-item>
      </text:list>
      <text:p text:style-name="Standard"/>
      <text:p text:style-name="Standard">The final section of the bottom line is the Transmit (T:) window.  This displays the last 10 characters sent to the modem.</text:p>
      <text:h text:style-name="Heading_20_2" text:outline-level="2"><text:bookmark text:name="h.ga0udq1pvdfl"/><text:bookmark-start text:name="__RefHeading__13484_483017182"/><text:bookmark-start text:name="_Toc318927235"/><text:bookmark-start text:name="_Toc318798257"/>Logging On<text:bookmark-end text:name="__RefHeading__13484_483017182"/><text:bookmark-end text:name="_Toc318927235"/><text:bookmark-end text:name="_Toc318798257"/></text:h>
      <text:p text:style-name="Standard">You're now ready to go on line and examine your new IMAGE BBS in action!  You can log on and edit your <text:span text:style-name="T4">s.</text:span> files, configure any sub-boards and U/D libraries, or just look around and get acquainted with its features. You may log on either normally or use the "instant" logon feature.</text:p>
      <text:h text:style-name="Heading_20_3" text:outline-level="3"><text:bookmark-start text:name="__RefHeading__13486_483017182"/><text:bookmark-start text:name="_Toc318927236"/>Normal Logon<text:bookmark-end text:name="__RefHeading__13486_483017182"/><text:bookmark-end text:name="_Toc318927236"/></text:h>
      <text:list xml:id="list4814668539259998756" text:style-name="WWNum12">
        <text:list-item>
          <text:p text:style-name="P275">Use the <text:span text:style-name="Keyboard_20_key_20_-_20_ryan">F3</text:span> and/or <text:span text:style-name="Keyboard_20_key_20_-_20_ryan">F5</text:span> key to highlight the <text:span text:style-name="T4">Loc</text:span> position on the lightbar.</text:p>
        </text:list-item>
        <text:list-item>
          <text:p text:style-name="P275">Press <text:span text:style-name="Keyboard_20_key_20_-_20_ryan">F7</text:span>, which puts a check mark on the left side of <text:span text:style-name="T4">Loc</text:span>.</text:p>
        </text:list-item>
      </text:list>
      <text:p text:style-name="Standard"/>
      <text:p text:style-name="Standard">This starts logging in from the console, and is called a "local login."  We suggest that if you have a telephone connected to your modem, take it off the hook at this time.  That way, if an incoming call <office:annotation><dc:creator>Ryan Sherwood</dc:creator><dc:date>2012-03-07T16:23:00</dc:date><text:p>e.modrc asks "ATH1 in local mode," might be better to disconnect/unplug modem... </text:p><text:p>There is a way to have the BBS take the phone "off the hook," it is discussed in section ..., "Configuring modem settings." </text:p></office:annotation>connects with your modem but not the BBS (since you're on locally), the caller won't assume something is wrong with the BBS.</text:p>
      <text:p text:style-name="Standard"/>
      <text:p text:style-name="Standard">When a user has logged on, either remotely or locally, the program's copyright message and serial number are displayed.  With a remote login, the user is prompted to hit their backspace (delete) key to detect whether they are in Commodore color/graphics (hereafter abbreviated as "Commodore C/G") mode, or ASCII mode.</text:p>
      <text:p text:style-name="Standard"/>
      <text:p text:style-name="Standard">Depending on which mode they are in, the file <text:span text:style-name="T4">s.login 0</text:span> (for ASCII), or <text:span text:style-name="T4">s.login 1</text:span> (for Commodore C/G) is displayed. For simplicity's sake in the following references, the character <office:annotation><dc:date>2012-03-07T16:23:00</dc:date><text:p>Ryan Sherwood:</text:p><text:p>I want to get rid of all these quote marks and replace text with (ideally) a Commodore font.</text:p></office:annotation> at the end of a filename will refer to either the digit 0 (this file is seen by ASCII callers) or <text:span text:style-name="Commodore_20_text_20_-_20_ryan">1</text:span> (this file is seen by Commodore C/G callers).</text:p>
      <text:p text:style-name="Standard"/>
      <text:p text:style-name="Standard">Then the user is asked to <text:span text:style-name="BBS_20_output_20_-_20_ryan">PRESS RETURN/ENTER</text:span>.  Actually, <text:span text:style-name="Commodore_20_text_20_-_20_ryan">A</text:span> can be typed, to abort the start screen; you could mention that in the <text:span text:style-name="Commodore_20_text_20_-_20_ryan">s.login x</text:span> files.</text:p>
      <text:p text:style-name="Standard"/>
      <text:h text:style-name="P263" text:outline-level="1"><text:bookmark-start text:name="__RefHeading__13488_483017182"/>If <text:span text:style-name="Keyboard_20_key_20_-_20_ryan">RETURN</text:span> is pressed, the program will read the disk file <text:span text:style-name="Teletype">s.start x</text:span>.<text:bookmark-end text:name="__RefHeading__13488_483017182"/></text:h>
      <text:p text:style-name="Standard"/>
      <text:p text:style-name="Standard">Next, the BBS instructs the user:</text:p>
      <text:p text:style-name="Standard"/>
      <text:p text:style-name="P102"><text:span text:style-name="BBS_20_output_20_-_20_ryan">ENTER YOUR HANDLE OR </text:span><text:span text:style-name="BBS_20_output_20_-_20_ryan"><text:span text:style-name="T8">&lt;your board name&gt;</text:span></text:span><text:span text:style-name="BBS_20_output_20_-_20_ryan"> ID:</text:span></text:p>
      <text:p text:style-name="Standard"/>
      <text:p text:style-name="Standard">If the user has no account, or makes a mistake entering the information, they are instructed to type <text:span text:style-name="Commodore_20_text_20_-_20_ryan">NEW</text:span>.</text:p>
      <text:p text:style-name="Standard"/>
      <text:p text:style-name="Standard">If a mistake is made logging in, and if a file called <text:span text:style-name="Commodore_20_text_20_-_20_ryan">s.errmail</text:span> exists on the disk, the contents of this file are sent in an e-mail message to the user, informing them of the mistake.  If they should get this message in their mailbox, and they weren't the ones to make the mistake, urge them to change their password.</text:p>
      <text:p text:style-name="Standard"/>
      <text:p text:style-name="Standard">A file called <text:span text:style-name="Commodore_20_text_20_-_20_ryan">e.telecheck</text:span> is either created or appended to, which contains the login time and date, the missed security question, and the correct answer.  This file is viewable using the <text:span text:style-name="Commodore_20_text_20_-_20_ryan">VF</text:span> (View Feedback) sysop utility.</text:p>
      <text:p text:style-name="Standard"/>
      <text:p text:style-name="Standard"><text:soft-page-break/>If the user has made four mistakes and has not entered <text:span text:style-name="Commodore_20_text_20_-_20_ryan">NEW</text:span> they are logged off for excessive login attempts.</text:p>
      <text:p text:style-name="Standard"/>
      <text:p text:style-name="Standard">If the user has a "reserved" account, they can enter <text:span text:style-name="Commodore_20_text_20_-_20_ryan">RES</text:span> at the prompt to enter the RES function of the new user program.</text:p>
      <text:h text:style-name="Heading_20_3" text:outline-level="3"><text:bookmark-start text:name="__RefHeading__13490_483017182"/><text:bookmark-start text:name="_Toc318927237"/>Instant Logon<text:bookmark-end text:name="__RefHeading__13490_483017182"/><text:bookmark-end text:name="_Toc318927237"/></text:h>
      <text:p text:style-name="Standard">This feature is reserved for the sysop, for it can only be used from the console.  It is meant for a fast, easy way for you to log on to your BBS to do maintenance functions, posting, or anything you would normally do on a call.</text:p>
      <text:p text:style-name="Standard"/>
      <text:p text:style-name="Standard">The main difference from a regular logon is that none of your stats will be updated or saved to disk, and your last call date will be set to your logon time.</text:p>
      <text:p text:style-name="Standard"/>
      <text:p text:style-name="Standard">To use the instant logon feature, type <text:span text:style-name="Commodore_20_text_20_-_20_ryan">I</text:span> at the <text:span text:style-name="BBS_20_output_20_-_20_ryan">Hit RETURN/ENTER</text:span> prompt. You are prompted for your password, and immediately taken to the main prompt.</text:p>
      <text:h text:style-name="Heading_20_3" text:outline-level="3"><text:bookmark-start text:name="__RefHeading__13492_483017182"/><text:reference-mark-start text:name="REServed Users"/><text:span text:style-name="T111">RES</text:span><text:bookmark-start text:name="_Toc318927238"/><text:bookmark-start text:name="_Ref318905659"/> Users<text:bookmark-end text:name="__RefHeading__13492_483017182"/><text:bookmark-end text:name="_Toc318927238"/><text:bookmark-end text:name="_Ref318905659"/><text:reference-mark-end text:name="REServed Users"/></text:h>
      <text:p text:style-name="Standard">A RES user is one that you have set up an account for already using the <text:span text:style-name="Commodore_20_text_20_-_20_ryan">RS</text:span> or <text:span text:style-name="Commodore_20_text_20_-_20_ryan">ED</text:span> commands on the BBS.  (Perhaps you won't be around to validate the user, for example.  See the <office:annotation><dc:creator>Ryan Sherwood</dc:creator><dc:date>2014-09-11T16:43:17</dc:date><text:p text:style-name="P369"><text:span text:style-name="T127">Cross-reference</text:span></text:p></office:annotation>\1 section for more information.)</text:p>
      <text:p text:style-name="Standard">They are asked to type their RES ID number and password—which you should provide them with when you set up their account—and then be taken through the normal new user application.  When they are done, they are logged on with the pre-approved access and credit points that you assign to them.</text:p>
      <text:h text:style-name="Heading_20_3" text:outline-level="3"><text:bookmark-start text:name="__RefHeading__13494_483017182"/><text:bookmark-start text:name="_Toc318927239"/>NEW Users<text:bookmark-end text:name="__RefHeading__13494_483017182"/><text:bookmark-end text:name="_Toc318927239"/></text:h>
      <text:p text:style-name="Standard">If a user enters a handle that is not found in the user log, they are asked if they want to log on as a new user using that handle.</text:p>
      <text:p text:style-name="Standard"/>
      <text:p text:style-name="Standard">If they type <text:span text:style-name="Commodore_20_text_20_-_20_ryan">Y</text:span>, the new user procedure is gone through, beginning with the reading of the file <text:span text:style-name="Commodore_20_text_20_-_20_ryan">s.new user</text:span> (but skips the handle prompt).</text:p>
      <text:p text:style-name="Standard"/>
      <text:p text:style-name="Standard">The new login procedure consists of four parts:</text:p>
      <text:p text:style-name="Standard"/>
      <text:list xml:id="list2445785772762273160" text:style-name="L12">
        <text:list-item>
          <text:p text:style-name="P276">General information: handle, real name, password</text:p>
        </text:list-item>
        <text:list-item>
          <text:p text:style-name="P276">Terminal parameters: computer type, column width, linefeeds, etc.</text:p>
        </text:list-item>
        <text:list-item>
          <text:p text:style-name="P276">Miscellaneous questions: address, occupation, baud rate, etc.</text:p>
        </text:list-item>
        <text:list-item>
          <text:p text:style-name="P276">Personal statement: a chance to type a paragraph or two about themselves.  This is required; if aborted they are logged off without signing up as NEW.</text:p>
        </text:list-item>
      </text:list>
      <text:p text:style-name="Standard"/>
      <text:p text:style-name="Standard">Once the new user login procedure is completed, this user information is put in new user feedback for you to view later with the <text:span text:style-name="Commodore_20_text_20_-_20_ryan">VF</text:span> command, and they are taken into the BBS with access group zero status.</text:p>
      <text:h text:style-name="Heading_20_3" text:outline-level="3"><text:bookmark-start text:name="__RefHeading__13496_483017182"/><text:bookmark-start text:name="_Toc318927240"/>Existing Users<text:bookmark-end text:name="__RefHeading__13496_483017182"/><text:bookmark-end text:name="_Toc318927240"/></text:h>
      <text:p text:style-name="Standard">If a user enters a handle that already exists, plus a password, then they are asked a random security question:</text:p>
      <text:p text:style-name="Standard"/>
      <text:list xml:id="list4600133625577363811" text:style-name="WWNum17">
        <text:list-item>
          <text:p text:style-name="P343">Their first or last (real) name</text:p>
        </text:list-item>
        <text:list-item>
          <text:p text:style-name="P343"><text:soft-page-break/>Sections of their phone number: 3-digit area code, 3-digit dialing prefix, or 4-digit suffix</text:p>
        </text:list-item>
      </text:list>
      <text:p text:style-name="Standard"/>
      <text:p text:style-name="Addendum_20_Paragraph_20_-_20_ryan"><text:span text:style-name="Manual_20_Revision_20_-_20_ryan"><text:span text:style-name="T29">xxx-yyy-zzzz is a format used in the USA and Canada; other countries have differing formats.  For now, foreign callers can just make up a phone number: 000-000-0000 works.  In Image BBS v2.0, this will change: perhaps be made optional, or at the very least more configurable.  It knows whether the sysop is in PAL- or NTSC-land, plus does timezone offsets, so maybe that will figure in the equation.</text:span></text:span></text:p>
      <text:p text:style-name="Standard"/>
      <text:p text:style-name="Standard">This is used as an extra security measure.  If this question is missed, the same procedure regarding the <text:span text:style-name="Commodore_20_text_20_-_20_ryan">s.errmail</text:span> and <text:span text:style-name="Commodore_20_text_20_-_20_ryan">e.telecheck</text:span> files above is taken.</text:p>
      <text:h text:style-name="Heading_20_3" text:outline-level="3"><text:bookmark-start text:name="__RefHeading__13498_483017182"/><text:bookmark-start text:name="_Ref318968967"/><text:bookmark-start text:name="_Ref318968961"/><text:bookmark-start text:name="_Toc318927241"/>The Top Screen After Logon<text:bookmark-end text:name="__RefHeading__13498_483017182"/><text:bookmark-end text:name="_Ref318968967"/><text:bookmark-end text:name="_Ref318968961"/><text:bookmark-end text:name="_Toc318927241"/></text:h>
      <text:p text:style-name="Standard">Once a user has logged on and their password is verified, the top of the sysop screen changes quite a bit from what it shows at the idle screen.</text:p>
      <text:p text:style-name="Standard"/>
      <text:p text:style-name="Standard">The very top line is the same as discussed in the section "The Status Line."</text:p>
      <text:p text:style-name="Standard"/>
      <text:p text:style-name="Standard">The next five lines contain specific information about the user logged on:</text:p>
      <text:p text:style-name="Standard"/>
      <text:list xml:id="list832687002334180139" text:style-name="WWNum18">
        <text:list-item>
          <text:list>
            <text:list-item>
              <text:p text:style-name="P344">First is the user's handle, login ID (including the two character BBS identifier), last call date, and number of calls today and total to the BBS.</text:p>
            </text:list-item>
            <text:list-item>
              <text:p text:style-name="P344">Next is the user's real name, their access group, phone number and five flags--the first four are single digits--which include:</text:p>
              <text:list>
                <text:list-item>
                  <text:p text:style-name="P344">Expert mode (0=off, 1=on)</text:p>
                </text:list-item>
                <text:list-item>
                  <text:p text:style-name="P344">Color/graphics mode (0=ASCII, 1=Commodore)</text:p>
                </text:list-item>
                <text:list-item>
                  <text:p text:style-name="P344">Linefeeds (0=off, 1=on)</text:p>
                </text:list-item>
                <text:list-item>
                  <text:p text:style-name="P344">Default file transfer protocol (fixme...)</text:p>
                </text:list-item>
                <text:list-item>
                  <text:p text:style-name="P344">Column width (between 22 and 80 characters wide)</text:p>
                </text:list-item>
              </text:list>
            </text:list-item>
          </text:list>
        </text:list-item>
      </text:list>
      <text:p text:style-name="Standard"/>
      <text:p text:style-name="Standard">Once a user has successfully logged on to the BBS, either remotely or locally, as either a new user or a user with a login ID and password already, the BBS reads the file entitled <text:span text:style-name="T4">s.welcome x</text:span>, and informs them of:</text:p>
      <text:list xml:id="list8571271709256171974" text:style-name="WWNum19">
        <text:list-item>
          <text:p text:style-name="P345">what their access group is</text:p>
        </text:list-item>
        <text:list-item>
          <text:p text:style-name="P345">how many calls they can make on that particular day (if not an infinite number)</text:p>
        </text:list-item>
        <text:list-item>
          <text:p text:style-name="P345">the amount of time they have for this call</text:p>
        </text:list-item>
      </text:list>
      <text:p text:style-name="Standard"/>
      <text:p text:style-name="Standard">Then it will check for:</text:p>
      <text:p text:style-name="Standard"/>
      <table:table table:name="Table6" table:style-name="Table6">
        <table:table-column table:style-name="Table6.A"/>
        <table:table-column table:style-name="Table6.B"/>
        <table:table-header-rows>
          <table:table-row>
            <table:table-cell office:value-type="string">
              <text:p text:style-name="P239">See</text:p>
            </table:table-cell>
            <table:table-cell office:value-type="string">
              <text:p text:style-name="P238">Function</text:p>
            </table:table-cell>
          </table:table-row>
        </table:table-header-rows>
        <table:table-row>
          <table:table-cell office:value-type="string">
            <text:p text:style-name="P240"/>
          </table:table-cell>
          <table:table-cell office:value-type="string">
            <text:p text:style-name="P240">new news files to read</text:p>
          </table:table-cell>
        </table:table-row>
        <table:table-row>
          <table:table-cell office:value-type="string">
            <text:p text:style-name="P240"/>
          </table:table-cell>
          <table:table-cell office:value-type="string">
            <text:p text:style-name="P240">wanting to view the Graffiti wall</text:p>
          </table:table-cell>
        </table:table-row>
        <table:table-row>
          <table:table-cell office:value-type="string">
            <text:p text:style-name="P240"/>
          </table:table-cell>
          <table:table-cell office:value-type="string">
            <text:p text:style-name="P240">"forced" electronic e-mail</text:p>
          </table:table-cell>
        </table:table-row>
        <table:table-row>
          <table:table-cell office:value-type="string">
            <text:p text:style-name="P240"/>
          </table:table-cell>
          <table:table-cell office:value-type="string">
            <text:p text:style-name="P240">normal electronic e-mail</text:p>
          </table:table-cell>
        </table:table-row>
      </table:table>
      <text:p text:style-name="Table">Table <text:sequence text:ref-name="refTable11" text:name="Table" text:formula="ooow:Table+1" style:num-format="1">1</text:sequence>: <text:span text:style-name="T112">Login activities</text:span></text:p>
      <text:p text:style-name="Standard"/>
      <text:p text:style-name="Standard">Once all of this has been completed, the user is placed at the main command level.</text:p>
      <text:h text:style-name="Heading_20_3" text:outline-level="3"><text:bookmark-start text:name="__RefHeading__13500_483017182"/><text:bookmark-start text:name="_Toc318927242"/><text:soft-page-break/>Editing BBS Info Files<text:bookmark-end text:name="__RefHeading__13500_483017182"/><text:bookmark-end text:name="_Toc318927242"/></text:h>
      <text:p text:style-name="Standard">You now should be at the main command level, where you can do many things.</text:p>
      <text:p text:style-name="Standard"/>
      <text:p text:style-name="Standard">Since this is your first call, you may wish to edit the following files to suit your own tastes and coincide with your BBS plans.  Sample files have been included on the disk, but may be edited or replaced with whatever you wish.</text:p>
      <text:p text:style-name="Standard"/>
      <text:p text:style-name="Standard"><office:annotation><dc:creator>Ryan Sherwood</dc:creator><dc:date>2012-03-08T11:27:00</dc:date><text:p>fix this</text:p></office:annotation>While at the main command prompt, you can use the <text:span text:style-name="T4">WF</text:span> command (see “<text:reference-ref text:reference-format="text" text:ref-name="Write File">Write File</text:reference-ref>,” page <text:reference-ref text:reference-format="page" text:ref-name="Write File">62</text:reference-ref>) command for this. It will give you access to a line-oriented text editor you can use to edit files. If you have files other than ones included on the setup disks you would like to use, you can import them into the text editor using a “get file” dot command (type <text:span text:style-name="Commodore_20_text_20_-_20_ryan">.G</text:span> at the left margin).</text:p>
      <text:p text:style-name="Standard"/>
      <text:p text:style-name="Standard"><text:span text:style-name="Manual_20_Revision_20_-_20_ryan">Be sure to type </text:span><text:span text:style-name="Commodore_20_text_20_-_20_ryan">.C 80 </text:span><text:span text:style-name="Keyboard_20_key_20_-_20_ryan">return</text:span><text:span text:style-name="Manual_20_Revision_20_-_20_ryan"> to set the editor line length to 80 characters before </text:span><text:span text:style-name="Commodore_20_text_20_-_20_ryan">.G</text:span><text:span text:style-name="Manual_20_Revision_20_-_20_ryan">etting a file. Otherwise, lines with color/graphics characters in them may exceed the 40-column line length, causing word-wrap and ruining the file.</text:span></text:p>
      <text:p text:style-name="Standard"><text:span text:style-name="Manual_20_Revision_20_-_20_ryan"/></text:p>
      <text:p text:style-name="Standard"><text:span text:style-name="Manual_20_Revision_20_-_20_ryan">If that happens, type </text:span><text:span text:style-name="Commodore_20_text_20_-_20_ryan">.A </text:span><text:span text:style-name="Keyboard_20_key_20_-_20_ryan">return</text:span><text:span text:style-name="Manual_20_Revision_20_-_20_ryan"> to abort your changes. Consider using an offline C/G screen editor such as Kaleidoscope, </text:span><text:span text:style-name="Manual_20_Revision_20_-_20_ryan"><text:span text:style-name="T37">Digital Paint</text:span></text:span><text:span text:style-name="Manual_20_Revision_20_-_20_ryan">, </text:span><text:span text:style-name="Manual_20_Revision_20_-_20_ryan"><text:span text:style-name="T37">Tyron Paint</text:span></text:span><text:span text:style-name="Manual_20_Revision_20_-_20_ryan"> or similar. </text:span></text:p>
      <text:p text:style-name="Standard"><text:span text:style-name="Manual_20_Revision_20_-_20_ryan"/></text:p>
      <text:p text:style-name="Standard">Here is a summary of the files discussed in this section. Remember, the suffix <text:span text:style-name="T9">x</text:span> stands for the digits 0 or 1, for ASCII or Commodore Color/Graphics files, respectively.</text:p>
      <text:p text:style-name="Standard"/>
      <table:table table:name="Table18" table:style-name="Table18">
        <table:table-column table:style-name="Table18.A"/>
        <table:table-column table:style-name="Table18.B"/>
        <text:soft-page-break/>
        <table:table-row table:style-name="Table18.1">
          <table:table-cell table:style-name="Table18.A1" office:value-type="string">
            <text:p text:style-name="P23">Filename</text:p>
          </table:table-cell>
          <table:table-cell table:style-name="Table18.A1" office:value-type="string">
            <text:p text:style-name="P23">Purpose</text:p>
          </table:table-cell>
        </table:table-row>
        <table:table-row table:style-name="Table18.1">
          <table:table-cell table:style-name="Table18.A1" office:value-type="string">
            <text:p text:style-name="P144"><text:span text:style-name="filename_20_-_20_ryan">s.login x</text:span></text:p>
          </table:table-cell>
          <table:table-cell table:style-name="Table18.A1" office:value-type="string">
            <text:p text:style-name="P14">Seen when the BBS answers the call and the caller presses their <text:span text:style-name="Keyboard_20_key_20_-_20_ryan">backspace</text:span> key for C/G detect.  These files will usually contain the name and hours of the BBS.</text:p>
          </table:table-cell>
        </table:table-row>
        <table:table-row table:style-name="Table18.1">
          <table:table-cell table:style-name="Table18.A1" office:value-type="string">
            <text:p text:style-name="P144"><text:span text:style-name="filename_20_-_20_ryan">s.start x</text:span></text:p>
          </table:table-cell>
          <table:table-cell table:style-name="Table18.A1" office:value-type="string">
            <text:p text:style-name="P14">Seen if they press <text:span text:style-name="Keyboard_20_key_20_-_20_ryan">RETURN</text:span> at the <text:span text:style-name="BBS_20_output_20_-_20_ryan">Hit RETURN/ENTER</text:span> prompt.</text:p>
          </table:table-cell>
        </table:table-row>
        <table:table-row table:style-name="Table18.1">
          <table:table-cell table:style-name="Table18.A1" office:value-type="string">
            <text:p text:style-name="P144"><text:span text:style-name="filename_20_-_20_ryan">s.end x</text:span></text:p>
          </table:table-cell>
          <table:table-cell table:style-name="Table18.A1" office:value-type="string">
            <text:p text:style-name="P14">Closing message, seen when logging off the BBS.</text:p>
          </table:table-cell>
        </table:table-row>
        <table:table-row table:style-name="Table18.1">
          <table:table-cell table:style-name="Table18.A1" office:value-type="string">
            <text:p text:style-name="P144"><text:span text:style-name="filename_20_-_20_ryan">s.new user</text:span></text:p>
          </table:table-cell>
          <table:table-cell table:style-name="Table18.A1" office:value-type="string">
            <text:p text:style-name="P14">Seen when a user enters <text:span text:style-name="T34">NEW</text:span> just prior to starting the new user signup process, or entering <text:span text:style-name="T34">NU</text:span> at the main prompt.  It may contain a disclaimer, and any other information that you wish new users to know.</text:p>
          </table:table-cell>
        </table:table-row>
        <table:table-row table:style-name="Table18.1">
          <table:table-cell table:style-name="Table18.A1" office:value-type="string">
            <text:p text:style-name="P144"><text:span text:style-name="filename_20_-_20_ryan">s.errmail</text:span></text:p>
          </table:table-cell>
          <table:table-cell table:style-name="Table18.A1" office:value-type="string">
            <text:p text:style-name="P14">E-mailed to a user when an error occurs logging in.</text:p>
          </table:table-cell>
        </table:table-row>
        <table:table-row table:style-name="Table18.1">
          <table:table-cell table:style-name="Table18.A1" office:value-type="string">
            <text:p text:style-name="P144"><text:span text:style-name="filename_20_-_20_ryan">s.config</text:span></text:p>
          </table:table-cell>
          <table:table-cell table:style-name="Table18.A1" office:value-type="string">
            <text:p text:style-name="P14">This file should contain information about your BBS, such as the equipment it is running on, and any other information you wish.  It is seen when a user enters <text:span text:style-name="Commodore_20_text_20_-_20_ryan">CF</text:span> at any major prompt.</text:p>
          </table:table-cell>
        </table:table-row>
        <table:table-row table:style-name="Table18.1">
          <table:table-cell table:style-name="Table18.A1" office:value-type="string">
            <text:p text:style-name="P144"><text:span text:style-name="filename_20_-_20_ryan">s.chat</text:span></text:p>
          </table:table-cell>
          <table:table-cell table:style-name="Table18.A1" office:value-type="string">
            <text:p text:style-name="P14">The message shown to a user if they request chat, and the sysop is not available.</text:p>
          </table:table-cell>
        </table:table-row>
        <table:table-row table:style-name="Table18.1">
          <table:table-cell table:style-name="Table18.A1" office:value-type="string">
            <text:p text:style-name="P144"><text:span text:style-name="filename_20_-_20_ryan">s.nu welcome</text:span></text:p>
          </table:table-cell>
          <table:table-cell table:style-name="Table18.A1" office:value-type="string">
            <text:p text:style-name="P14">This is a "form letter" that may be sent, if desired, to new users when you read their new user feedback and grant access.</text:p>
          </table:table-cell>
        </table:table-row>
        <table:table-row table:style-name="Table18.1">
          <table:table-cell table:style-name="Table18.A1" office:value-type="string">
            <text:p text:style-name="P144"><text:span text:style-name="filename_20_-_20_ryan">s.phonebook</text:span></text:p>
          </table:table-cell>
          <table:table-cell table:style-name="Table18.A1" office:value-type="string">
            <text:p text:style-name="P14">Contains other BBS numbers that you may autodial when used with the IMAGE terminal program. (See “<text:reference-ref text:reference-format="text" text:ref-name="The Phone Book">The Phone Book</text:reference-ref>,” page <text:reference-ref text:reference-format="page" text:ref-name="The Phone Book">57</text:reference-ref>, for the file format.)</text:p>
          </table:table-cell>
        </table:table-row>
        <table:table-row table:style-name="Table18.1">
          <table:table-cell table:style-name="Table18.A1" office:value-type="string">
            <text:p text:style-name="P144"><text:span text:style-name="filename_20_-_20_ryan">s.SB</text:span></text:p>
          </table:table-cell>
          <table:table-cell table:style-name="Table18.A1" office:value-type="string">
            <text:p text:style-name="P14">The entry file shown whenever a user enters the message base subsystem.</text:p>
          </table:table-cell>
        </table:table-row>
        <table:table-row table:style-name="Table18.1">
          <table:table-cell table:style-name="Table18.A1" office:value-type="string">
            <text:p text:style-name="P144"><text:span text:style-name="filename_20_-_20_ryan"><office:annotation><dc:date>2012-03-07T16:23:00</dc:date><text:p>Marc Honey:</text:p><text:p>can the subsystems have both a c/g and ascii version?</text:p><text:p>Ryan Sherwood:</text:p><text:p>Yes, you can edit the entry screens in +.reledit.</text:p></office:annotation></text:span><text:span text:style-name="filename_20_-_20_ryan">s.UD</text:span></text:p>
          </table:table-cell>
          <table:table-cell table:style-name="Table18.A1" office:value-type="string">
            <text:p text:style-name="P14">The entry file shown whenever a user enters the U/D subsystem.</text:p>
          </table:table-cell>
        </table:table-row>
        <table:table-row table:style-name="Table18.1">
          <table:table-cell table:style-name="Table18.A1" office:value-type="string">
            <text:p text:style-name="P144"><text:span text:style-name="filename_20_-_20_ryan">s.UX</text:span></text:p>
          </table:table-cell>
          <table:table-cell table:style-name="Table18.A1" office:value-type="string">
            <text:p text:style-name="P57">The entry file shown whenever a user enters the U/X subsystem.</text:p>
          </table:table-cell>
        </table:table-row>
      </table:table>
      <text:p text:style-name="P67">Table <text:sequence text:ref-name="refTable12" text:name="Table" text:formula="ooow:Table+13" style:num-format="1">14</text:sequence>: Miscellaneous <text:span text:style-name="T113">e</text:span>ditable <text:span text:style-name="T113">f</text:span>iles</text:p>
      <text:p text:style-name="P13"><text:bookmark text:name="_Toc318927401"/></text:p>
      <text:p text:style-name="Standard">To create or edit these files, use the <text:span text:style-name="T4">WF</text:span> <text:s/>option (<text:span text:style-name="T71">see “</text:span>page <text:reference-ref text:reference-format="page" text:ref-name="Write File">62</text:reference-ref>) at the main command level.  You can also use the <text:span text:style-name="T4">.Put</text:span> and <text:span text:style-name="T4">.Get</text:span> options (page <text:bookmark-ref text:reference-format="page" text:ref-name="">Error: Reference source not found</text:bookmark-ref>) in the editor. (See “<text:reference-ref text:reference-format="text" text:ref-name="The Image Text Editor">The IMAGE Text Editor</text:reference-ref>,” page <text:reference-ref text:reference-format="page" text:ref-name="The Image Text Editor">45</text:reference-ref> for more information.)</text:p>
      <text:p text:style-name="Standard"/>
      <text:p text:style-name="Standard">--- 8&lt; --- (snip) ------------------------------------------------------------</text:p>
      <text:p text:style-name="Standard">NOTE: THE NEXT TWO SECTIONS NEED NOT BE DONE IF YOU HAVE ALREADY CONFIGURED YOUR SUB-BOARDS, LIBRARIES, AND ACCESS GROUPS <office:annotation><dc:date>2012-03-07T16:23:00</dc:date><text:p>Ryan Sherwood:</text:p><text:p>Thing is, "config" only supports the old SEQ style sub-boards. Editing them with RELedit is necessary if one wants a network.</text:p></office:annotation>WITH THE CONFIG PROGRAM.</text:p>
      <text:h text:style-name="P263" text:outline-level="1"><text:bookmark-start text:name="__RefHeading__13502_483017182"/>BULLETIN BOARDS AND LIBRARIES:<text:bookmark-end text:name="__RefHeading__13502_483017182"/></text:h>
      <text:p text:style-name="Standard"><text:soft-page-break/>After editing these files, you will want to set up your sub-boards and U/D libraries if they have not yet been configured.  You can create up to 30 sub-boards, 30 UD libraries, and 30 UX libraries.  To do this and to change them at any time after, you can run the <text:span text:style-name="T4">+.reledit</text:span> program from the main command level:</text:p>
      <text:p text:style-name="Standard">Type at the main prompt, then after the <text:span text:style-name="T4">+.</text:span> prompt, type <text:span text:style-name="T4">reledit</text:span>.</text:p>
      <text:p text:style-name="Standard"/>
      <text:h text:style-name="P263" text:outline-level="1"><text:bookmark-start text:name="__RefHeading__13504_483017182"/><office:annotation><dc:creator>Ryan Sherwood</dc:creator><dc:date>2012-03-07T16:23:00</dc:date><text:p>duplicate of config instructions</text:p></office:annotation>ACCESS GROUPS<text:bookmark-end text:name="__RefHeading__13504_483017182"/></text:h>
      <text:p text:style-name="Standard">You can define or change your access groups on-line if they have not been previously defined.</text:p>
      <text:p text:style-name="Standard">At the main command level prompt enter <text:span text:style-name="T4">R</text:span> and run the file <text:span text:style-name="program_20_-_20_ryan">access</text:span> at the "+." prompt.  You can define up to 10 access groups and what they can access on the BBS.  They are numbered from 0 (new user) to 9 (usually you, the sysop).  New users logging on are put in group 0. </text:p>
      <text:p text:style-name="Standard">For each of the group numbers that you choose to use, you can select a title for it.  You should choose one of the access groups to be the system operator group, for you with highest BBS privileges, For each group you are using, you can select a specific amount of calls per day that that group can make as well as how many minutes per call is allowed, how many minutes at idle is allowed (how many minutes may pass without pressing any keys before the BBS automatically hangs up), and how many downloads can be made per call.</text:p>
      <text:h text:style-name="Heading_20_2" text:outline-level="2"><text:bookmark-start text:name="__RefHeading__13506_483017182"/><text:bookmark-start text:name="_Toc318927243"/>Done!<text:bookmark-end text:name="__RefHeading__13506_483017182"/><text:bookmark-end text:name="_Toc318927243"/></text:h>
      <text:p text:style-name="Standard">Now your IMAGE BBS v1.2b is ready to go on-line for calls!  You may wish to post a few bulletins and news files to get the BBS started.</text:p>
      <text:p text:style-name="Standard"/>
      <text:p text:style-name="Standard">We hope you like your BBS, and welcome your comments and suggestions.</text:p>
      <text:h text:style-name="Heading_20_1" text:outline-level="1"/>
      <text:h text:style-name="P339" text:outline-level="1"><text:bookmark-start text:name="__RefHeading__13508_483017182"/><text:bookmark-start text:name="_Toc318927244"/><text:bookmark-start text:name="_Toc318798258"/>General Commands<text:bookmark-end text:name="__RefHeading__13508_483017182"/><text:bookmark-end text:name="_Toc318927244"/><text:bookmark-end text:name="_Toc318798258"/></text:h>
      <text:p text:style-name="Text_20_body">When you first log on to your BBS, after it checks for your mail, and goes through normal logon procedures, you will be at the "main command level."  You will see your main prompt that you defined in the configuration editor.  You are now at the area where you have many options as to what you will do next.</text:p>
      <text:p text:style-name="Text_20_body">This chapter will deal with the commands needed to get to certain functions of the BBS, and how to use them.</text:p>
      <text:p text:style-name="Text_20_body">The following commands are considered "general" commands because they are not specific to a particular subsystem.  They may be typed at the main prompt, or most subsystem prompts as well.  A few commands (mostly maintenance in nature) are available <text:span text:style-name="T9">only</text:span> from the main prompt, or using local or pseudo-local mode.  These commands are discussed in the <office:annotation office:name="__Fieldmark__18581_1136949260"><dc:creator>Ryan Sherwood</dc:creator><dc:date>2014-09-19T16:22:50</dc:date><text:p>Cross-reference</text:p></office:annotation>"Maintenance"<office:annotation-end office:name="__Fieldmark__18581_1136949260"/> chapter.</text:p>
      <text:p text:style-name="P157">The nice thing about general commands is the BBS remembers which subsystem you came from, so you can return to it when done with the current subsystem. For example, you have just finished viewing a directory listing of files in the U/D subsystem, and wish to go to the Voting Booth.  You type <text:span text:style-name="program_20_-_20_ryan">VB</text:span> at the U/D subsystem prompt listing directory information, and when you quit the Voting Booth, you will be returned to the U/D subsystem.</text:p>
      <text:p text:style-name="P157">Most general commands consist of two letters, sometimes followed by an argument (parameter) of one or more numbers.</text:p>
      <text:p text:style-name="P157">Examples:</text:p>
      <text:p text:style-name="Text_20_body">SB Enter the message bases.  The BBS prompts the user which special interest group or message area they would like to enter, depending on what places they have access to.</text:p>
      <text:p text:style-name="Text_20_body">SB1 Enter the message bases, but immediately go to the first Special Interest Group they have access to.  They are prompted for the message base to enter after that.</text:p>
      <text:p text:style-name="Text_20_body">SB1,2 Enter the message bases, go to the first Special Interest Group, and the second message base in that SIG with no further prompting.</text:p>
      <text:p text:style-name="Addendum_20_Paragraph_20_-_20_ryan"><text:span text:style-name="Manual_20_Revision_20_-_20_ryan"><text:span text:style-name="T29">If you're a Trekkie, this reminds me of Klingon programmers: Their programs do not </text:span></text:span><text:span text:style-name="Manual_20_Revision_20_-_20_ryan"><text:span text:style-name="T32">have</text:span></text:span><text:span text:style-name="Manual_20_Revision_20_-_20_ryan"><text:span text:style-name="T29"> parameters, they have </text:span></text:span><text:span text:style-name="Manual_20_Revision_20_-_20_ryan"><text:span text:style-name="T32">arguments</text:span></text:span><text:span text:style-name="Manual_20_Revision_20_-_20_ryan"><text:span text:style-name="T29">, and they always </text:span></text:span><text:span text:style-name="Manual_20_Revision_20_-_20_ryan"><text:span text:style-name="T32">win</text:span></text:span><text:span text:style-name="Manual_20_Revision_20_-_20_ryan"><text:span text:style-name="T29"> them...</text:span></text:span></text:p>
      <text:p text:style-name="Text_20_body"><text:soft-page-break/>A few commands consist of only one letter. Here are the descriptions of the general commands and how to use them.</text:p>
      <text:h text:style-name="Heading_20_2" text:outline-level="2"><text:bookmark-start text:name="__RefHeading__13510_483017182"/><text:bookmark-start text:name="_Toc318927245"/>Chat Request/Chat Mode<text:bookmark-end text:name="__RefHeading__13510_483017182"/><text:bookmark-end text:name="_Toc318927245"/></text:h>
      <text:p text:style-name="Text_20_body"><text:span text:style-name="T113">C</text:span> requests a chat with the sysop.  A short (38 character) reason for chat is requested; the first sixteen characters of that is displayed at the bottom of the system screen.  This reason is also recorded in the call log on disk and printer (if used).</text:p>
      <text:p text:style-name="Text_20_body">If the left side of <text:span text:style-name="T4">Sys</text:span> is checked, the user is given a message informing them that the sysop is being paged, and the BBS monitor sounds three sirens.</text:p>
      <text:p text:style-name="Text_20_body">If there is no checkmark, the user is told that you are not available.  The <text:span text:style-name="T4">s.chat x</text:span> file is shown, and they are asked if they want to leave feedback instead.</text:p>
      <text:p text:style-name="Text_20_body">The "reason for request" continues to flash until they log off or you answer the chat page.  If the user requests chat more than once without you answering the first chat request, they are told that the page is already on, discouraging them from continuing to type <text:span text:style-name="T4">C</text:span>.</text:p>
      <text:h text:style-name="Heading_20_2" text:outline-level="2"><text:bookmark-start text:name="__RefHeading__13512_483017182"/><text:bookmark-start text:name="_Toc318927246"/>Feedback<text:bookmark-end text:name="__RefHeading__13512_483017182"/><text:bookmark-end text:name="_Toc318927246"/></text:h>
      <text:p text:style-name="Text_20_body">Feedback is "mail" left on the BBS to the sysop(s), that any user with local or remote maintenance access may read.  It is left to the sysop(s) by entering <text:span text:style-name="T4">F</text:span> at most prompts, or when logging off.  The user is placed into the editor to write their message.</text:p>
      <text:p text:style-name="Standard"/>
      <text:p text:style-name="Text_20_body">Any user, including a new user, is allowed to leave up to three feedback messages per call.  If they try to leave more, they are informed they have left their limit of feedback for that call.</text:p>
      <text:p text:style-name="Text_20_body">Feedback, along with new user information and error messages, are read by the sysop by typing <text:span text:style-name="T4">VF</text:span> at the main command prompt. (<text:span text:style-name="T4">VF</text:span> is described more on page <text:reference-ref text:reference-format="page" text:ref-name="VF command">63</text:reference-ref>.)</text:p>
      <text:h text:style-name="Heading_20_2" text:outline-level="2"><text:bookmark-start text:name="__RefHeading__13514_483017182"/><text:bookmark-start text:name="_Toc318927247"/>Help<text:bookmark-end text:name="__RefHeading__13514_483017182"/><text:bookmark-end text:name="_Toc318927247"/></text:h>
      <text:p text:style-name="Text_20_body">? reads a menu of commands available at whichever command level the user happens to be.  Depending on how much information is in the menu, a "More?" prompt for additional command information may appear (although this is put in the menu file itself, and is not always necessary, depending on the file's length).  At this prompt, Y (meaning yes) continues, most others mean no and stop reading the file.</text:p>
      <text:p text:style-name="Standard">If the user is not at the main prompt, the main menu is then read.</text:p>
      <text:h text:style-name="Heading_20_2" text:outline-level="2"><text:bookmark-start text:name="__RefHeading__13516_483017182"/><text:bookmark-start text:name="_Toc318927248"/><text:soft-page-break/>BBS Information<text:bookmark-end text:name="__RefHeading__13516_483017182"/><text:bookmark-end text:name="_Toc318927248"/></text:h>
      <text:p text:style-name="Text_20_body"><text:span text:style-name="T113">CF</text:span> shows the file <text:span text:style-name="T4">s.config</text:span>.  This file should contain general information about your BBS, perhaps the hardware and software it runs on, its hours (if not 24 hours a day) and anything else interesting about it.</text:p>
      <text:h text:style-name="Heading_20_2" text:outline-level="2"><text:bookmark-start text:name="__RefHeading__13518_483017182"/><text:bookmark-start text:name="_Toc318927249"/>Change/View Last Call Date/Time<text:bookmark-end text:name="__RefHeading__13518_483017182"/><text:bookmark-end text:name="_Toc318927249"/></text:h>
      <text:p text:style-name="Text_20_body">The <text:span text:style-name="T9">last call date</text:span> is used to determine which messages on the BBS are new and which are old.  If a user is logged off before they have a chance to see all new messages, they can use this command to move their last call date back the next time they call.</text:p>
      <text:h text:style-name="Heading_20_2" text:outline-level="2"><text:bookmark-start text:name="__RefHeading__13520_483017182"/><text:bookmark-start text:name="_Toc318927250"/>Log Off<text:bookmark-end text:name="__RefHeading__13520_483017182"/><text:bookmark-end text:name="_Toc318927250"/></text:h>
      <text:p text:style-name="P171">O will <text:span text:style-name="T113">ask if the user really wants to log off (type Y to do so), asking if they want to leave feedback first.</text:span></text:p>
      <text:p text:style-name="P171"><text:span text:style-name="T4">O%</text:span> saves the last call date, in case they did not read all the new <text:span text:style-name="T113">messages</text:span> in the message bases.</text:p>
      <text:p text:style-name="Text_20_body"><text:span text:style-name="T4">O!</text:span> logs off instantly, without prompting for feedback.</text:p>
      <text:p text:style-name="Text_20_body"><text:span text:style-name="T113">O% and O!</text:span> may be combined: <text:span text:style-name="T4">0%!</text:span> logs off instantly and saves the last call date.</text:p>
      <text:h text:style-name="Heading_20_2" text:outline-level="2"><text:bookmark-start text:name="__RefHeading__13522_483017182"/><text:bookmark-start text:name="_Toc318927251"/>Quit<text:bookmark-end text:name="__RefHeading__13522_483017182"/><text:bookmark-end text:name="_Toc318927251"/></text:h>
      <text:p text:style-name="Text_20_body">From most prompts (and in some subsystems, just pressing R<text:span text:style-name="T113">eturn</text:span>) gets the user to the main prompt.</text:p>
      <text:p text:style-name="Text_20_body">If Q is entered at the main prompt, the user is asked whether they wish to log off, as above.</text:p>
      <text:h text:style-name="Heading_20_2" text:outline-level="2"><text:bookmark-start text:name="__RefHeading__13524_483017182"/><text:bookmark-start text:name="_Toc318927252"/>Time/Date<text:bookmark-end text:name="__RefHeading__13524_483017182"/><text:bookmark-end text:name="_Toc318927252"/></text:h>
      <text:p text:style-name="Text_20_body"><text:span text:style-name="T113">T d</text:span>isplays the current time, the time the user logged on, and the amount of time remaining on the BBS this call.</text:p>
      <text:h text:style-name="Heading_20_2" text:outline-level="2"><text:bookmark-start text:name="__RefHeading__13526_483017182"/><text:bookmark-start text:name="_Toc318927253"/>Edit Terminal Parameters<text:bookmark-end text:name="__RefHeading__13526_483017182"/><text:bookmark-end text:name="_Toc318927253"/></text:h>
      <text:p text:style-name="Text_20_body">E<text:span text:style-name="T113">P e</text:span>nters a menu which allows a user to change the<text:span text:style-name="T114">ir</text:span> computer type, <text:span text:style-name="T114">graphics translation mode, terminal </text:span>line length, <text:span text:style-name="T114">whether </text:span>linefeeds <text:span text:style-name="T114">are required</text:span>, <text:span text:style-name="T114">toggle their expert mode</text:span>, <text:span text:style-name="T114">and change their account </text:span>password. </text:p>
      <text:h text:style-name="Heading_20_2" text:outline-level="2"><text:bookmark-start text:name="__RefHeading__13528_483017182"/><text:bookmark-start text:name="_Toc318927254"/><text:soft-page-break/>Prompt Mode<text:bookmark-end text:name="__RefHeading__13528_483017182"/><text:bookmark-end text:name="_Toc318927254"/></text:h>
      <text:p text:style-name="Standard"><text:span text:style-name="T114">PM t</text:span>oggles <text:span text:style-name="T114">p</text:span>rompt <text:span text:style-name="T114">m</text:span>ode on or off. When on, when a user reads new messages in the message base (using RN or RA commands), they do not receive the "end-of-bulletin" prompt between message threads, or the "[P]ost [N]ext [Q]uit" prompt between sub-boards.</text:p>
      <text:p text:style-name="Standard"/>
      <text:p text:style-name="Standard">Useful for callers who want to speed-read or buffer messages.</text:p>
      <text:p text:style-name="Standard"/>
      <text:p text:style-name="Standard">It also eliminates the prompt after the A (About this file) command in the U/D subsystem.</text:p>
      <text:h text:style-name="Heading_20_2" text:outline-level="2"><text:bookmark-start text:name="__RefHeading__13530_483017182"/><text:bookmark-start text:name="_Toc318927255"/>Status<text:bookmark-end text:name="__RefHeading__13530_483017182"/><text:bookmark-end text:name="_Toc318927255"/></text:h>
      <text:p text:style-name="Standard"><text:span text:style-name="T114">ST a</text:span>llows users to see their status on the BBS, including:</text:p>
      <text:list xml:id="list194251456200238" text:continue-numbering="true" text:style-name="WWNum19">
        <text:list-item>
          <text:p text:style-name="P345">Their <text:span text:style-name="T114">handle, plus real </text:span>first and last name</text:p>
        </text:list-item>
        <text:list-item>
          <text:p text:style-name="P345">Last call date and time</text:p>
        </text:list-item>
        <text:list-item>
          <text:p text:style-name="P348">Their login ID</text:p>
        </text:list-item>
        <text:list-item>
          <text:p text:style-name="P348">Their access level</text:p>
        </text:list-item>
        <text:list-item>
          <text:p text:style-name="P346">Number of lines in the editor</text:p>
        </text:list-item>
        <text:list-item>
          <text:p text:style-name="P346"><text:span text:style-name="T114">C</text:span>all<text:span text:style-name="T114">s to</text:span> the BBS, <text:span text:style-name="T114">today and total</text:span></text:p>
        </text:list-item>
        <text:list-item>
          <text:p text:style-name="P348">Downloads allowed (0=unlimited)</text:p>
        </text:list-item>
        <text:list-item>
          <text:p text:style-name="P349">Number of uploads and downloads made</text:p>
        </text:list-item>
        <text:list-item>
          <text:p text:style-name="P349">Number of blocks uploaded and downloaded</text:p>
        </text:list-item>
        <text:list-item>
          <text:p text:style-name="P349">Credit points and credit ratio</text:p>
        </text:list-item>
        <text:list-item>
          <text:p text:style-name="P349">Total posts and responses</text:p>
        </text:list-item>
        <text:list-item>
          <text:p text:style-name="P347"><text:span text:style-name="T115">User flags (see “</text:span><text:span text:style-name="T115"><text:sequence-ref text:reference-format="text" text:ref-name="refTable3">Table 5: User flags</text:sequence-ref></text:span><text:span text:style-name="T115">,” page </text:span><text:span text:style-name="T115"><text:sequence-ref text:reference-format="page" text:ref-name="refTable3">30</text:sequence-ref></text:span><text:span text:style-name="T115">)</text:span></text:p>
        </text:list-item>
      </text:list>
      <text:p text:style-name="P245"/>
      <text:p text:style-name="P245">Then the user is asked if they wish to view this information again. If not, they are returned to the BBS.</text:p>
      <text:h text:style-name="Heading_20_2" text:outline-level="2"><text:bookmark-start text:name="__RefHeading__13532_483017182"/><text:bookmark-start text:name="_Toc318927256"/>SY<text:tab/>Saying<text:bookmark-end text:name="__RefHeading__13532_483017182"/><text:bookmark-end text:name="_Toc318927256"/></text:h>
      <text:p text:style-name="Standard">Reads a random "saying" or "fortune," such as the one read at logon, from the RELative file <text:span text:style-name="T4">e.say</text:span>.</text:p>
      <text:h text:style-name="Heading_20_2" text:outline-level="2"><text:bookmark-start text:name="__RefHeading__13534_483017182"/><text:bookmark-start text:name="_Toc318927257"/>LG<text:tab/>Activity Log<text:bookmark-end text:name="__RefHeading__13534_483017182"/><text:bookmark-end text:name="_Toc318927257"/></text:h>
      <text:p text:style-name="Standard">Designated users may read the daily log, listing what activities callers have done on the BBS.</text:p>
      <text:h text:style-name="Heading_20_2" text:outline-level="2"><text:bookmark-start text:name="__RefHeading__13536_483017182"/><text:bookmark-start text:name="_Toc318927258"/><text:bookmark-start text:name="_Ref318902365"/>BA<text:tab/>BAR Stats<text:bookmark-end text:name="__RefHeading__13536_483017182"/><text:bookmark-end text:name="_Toc318927258"/><text:bookmark-end text:name="_Ref318902365"/></text:h>
      <text:p text:style-name="Standard">Designated users may view the Board Activity Register stats as shown between calls.  See "<text:reference-ref text:reference-format="text" text:ref-name="Board Activity Register">Board Activity Register</text:reference-ref>," page <text:reference-ref text:reference-format="page" text:ref-name="Board Activity Register">1</text:reference-ref> for more details.</text:p>
      <text:h text:style-name="Heading_20_2" text:outline-level="2"><text:bookmark-start text:name="__RefHeading__13538_483017182"/><text:bookmark-start text:name="_Toc318927259"/>AT<text:tab/>C/G - ASCII - ANSI Mode Toggle<text:bookmark-end text:name="__RefHeading__13538_483017182"/><text:bookmark-end text:name="_Toc318927259"/></text:h>
      <text:p text:style-name="Standard">Chooses between Commodore Color/Graphics, plain ASCII, and ANSI graphics.  This option is saved to the user file when logging out.</text:p>
      <text:h text:style-name="Heading_20_2" text:outline-level="2"><text:bookmark-start text:name="__RefHeading__13540_483017182"/><text:bookmark-start text:name="_Toc318927260"/><text:soft-page-break/>XP<text:tab/>Expert Mode<text:bookmark-end text:name="__RefHeading__13540_483017182"/><text:bookmark-end text:name="_Toc318927260"/></text:h>
      <text:p text:style-name="Standard">Toggles Expert Mode.  When on, subsystem and sub-board entry screens are skipped.  This option is saved to the user file when logging out.</text:p>
      <text:h text:style-name="Heading_20_2" text:outline-level="2"><text:bookmark-start text:name="__RefHeading__13542_483017182"/><text:bookmark-start text:name="_Toc318927261"/>NU<text:tab/>New User Message<text:bookmark-end text:name="__RefHeading__13542_483017182"/><text:bookmark-end text:name="_Toc318927261"/></text:h>
      <text:p text:style-name="P141"><text:tab/>Re-read the <text:span text:style-name="T4">s.new user</text:span> file, read when a new user logs on to the BBS for the first time.</text:p>
      <text:h text:style-name="Heading_20_2" text:outline-level="2"><text:bookmark-start text:name="__RefHeading__13544_483017182"/><text:bookmark-start text:name="_Toc318927262"/>Local Mode<text:bookmark-end text:name="__RefHeading__13544_483017182"/><text:bookmark-end text:name="_Toc318927262"/></text:h>
      <text:p text:style-name="P140">This allows users with local mode access to enter pseudo-local mode so they can do maintenance functions remotely.  These functions include copying files, reading directories, sending DOS commands, etc.  This is very powerful, and should be given to only the most trusted users on your BBS.</text:p>
      <text:h text:style-name="Heading_20_1" text:outline-level="1"><text:bookmark-start text:name="__RefHeading__13546_483017182"/><text:bookmark-start text:name="_Toc318927263"/>Command Stacking<text:bookmark-end text:name="__RefHeading__13546_483017182"/><text:bookmark-end text:name="_Toc318927263"/></text:h>
      <text:p text:style-name="Standard">Any of the main commands entered at any prompt can be "stacked" by using the up arrow key (^) between the commands. If the following command were entered at the main prompt:</text:p>
      <text:p text:style-name="Standard"/>
      <text:h text:style-name="P299" text:outline-level="1"><text:bookmark-start text:name="__RefHeading__13548_483017182"/><text:span text:style-name="Commodore_20_text_20_-_20_ryan">SB9^RN^&lt;^R3^UD^SA</text:span><text:bookmark-end text:name="__RefHeading__13548_483017182"/></text:h>
      <text:p text:style-name="Standard"/>
      <text:p text:style-name="Standard">Then the BBS would</text:p>
      <text:list xml:id="list194251985961724" text:continue-numbering="true" text:style-name="WWNum19">
        <text:list-item>
          <text:p text:style-name="P345">SB9<text:tab/>Take you to sub-board 9</text:p>
        </text:list-item>
        <text:list-item>
          <text:p text:style-name="P345">RN<text:tab/>Read the new messages there</text:p>
        </text:list-item>
        <text:list-item>
          <text:p text:style-name="P345">&lt;<text:tab/>Move backwards, to sub-board 8</text:p>
        </text:list-item>
        <text:list-item>
          <text:p text:style-name="P345">R3<text:tab/>Read post #3</text:p>
        </text:list-item>
        <text:list-item>
          <text:p text:style-name="P345">UD<text:tab/>Enter the U/D subsystem</text:p>
        </text:list-item>
        <text:list-item>
          <text:p text:style-name="P345">SA<text:tab/>Scan for all new uploads</text:p>
        </text:list-item>
      </text:list>
      <text:p text:style-name="P112"/>
      <text:p text:style-name="Standard">Certain places, such as choosing "quit" in the "end of bulletin" prompt, usually clear stacked commands—if a user realizes they need to do something in the middle of executing the stacked commands, their only recourse is to hold down the spacebar to stop them.</text:p>
      <text:p text:style-name="Standard"/>
      <text:p text:style-name="Standard">See the "MACS" command on how to automate command stacking.</text:p>
      <text:h text:style-name="Heading_20_1" text:outline-level="1"><text:bookmark-start text:name="__RefHeading__13550_483017182"/><text:bookmark-start text:name="_Toc318927264"/>Entering/Changing Subsystems<text:bookmark-end text:name="__RefHeading__13550_483017182"/><text:bookmark-end text:name="_Toc318927264"/></text:h>
      <text:p text:style-name="Standard">Additional commands available at all major levels of the BBS include those which go to any other subsystem.  In other words, a user need not exit to the main command level from the sub-boards before going to U/D's or PlusFiles, but can enter that area directly by typing the command.</text:p>
      <text:p text:style-name="Standard"/>
      <text:p text:style-name="Standard">Commands which behave this way include:</text:p>
      <text:p text:style-name="Standard"/>
      <text:p text:style-name="Standard">BB<text:tab/>Bulletin Board listings</text:p>
      <text:p text:style-name="Standard">EM<text:tab/>E-mail subsystem</text:p>
      <text:p text:style-name="Standard">MF<text:tab/>Movie Files subsystem</text:p>
      <text:p text:style-name="Standard">NF<text:tab/>News Files subsystem</text:p>
      <text:p text:style-name="Standard"><text:soft-page-break/>PF<text:tab/>PlusFiles subsystem</text:p>
      <text:p text:style-name="Standard">SB<text:tab/>Message base subsystem</text:p>
      <text:p text:style-name="Standard">TF<text:tab/>Text Files subsystem</text:p>
      <text:p text:style-name="Standard">UD<text:tab/>Upload/Download subsystem</text:p>
      <text:p text:style-name="Standard">UL<text:tab/>User Listings</text:p>
      <text:p text:style-name="Standard">UX<text:tab/>User Exchange subsystem</text:p>
      <text:p text:style-name="Standard">VB<text:tab/>Voting Booth</text:p>
      <text:p text:style-name="Standard"/>
      <text:p text:style-name="Standard">Each of these commands take the user to a separate subsystem of the BBS, which will be discussed in an upcoming chapter.</text:p>
      <text:h text:style-name="Heading_20_1" text:outline-level="1"><text:bookmark-start text:name="__RefHeading__13552_483017182"/><text:bookmark-start text:name="_Toc318927265"/>Common Subsystem Features and Commands<text:bookmark-end text:name="__RefHeading__13552_483017182"/><text:bookmark-end text:name="_Toc318927265"/></text:h>
      <text:p text:style-name="Standard">Since several subsystems share similar commands and usage, this section outlines them.</text:p>
      <text:p text:style-name="Standard"/>
      <text:p text:style-name="Standard">When a user enters the subsystem or a SIG, only the sub-boards/SIGs that their access group can go to are loaded into memory.</text:p>
      <text:p text:style-name="Standard"/>
      <text:p text:style-name="Standard">So, if you have five sub-boards, but a user logs on with an access group which can only access boards one and five, they'll see only two boards, re-numbered as 1 and 2.  In this way, they aren't aware of other areas they can't access existing.</text:p>
      <text:h text:style-name="Heading_20_2" text:outline-level="2"><text:bookmark-start text:name="__RefHeading__13554_483017182"/><text:bookmark-start text:name="_Toc318927266"/>Listing Sub-Boards<text:bookmark-end text:name="__RefHeading__13554_483017182"/><text:bookmark-end text:name="_Toc318927266"/></text:h>
      <text:h text:style-name="P263" text:outline-level="1"><text:bookmark-start text:name="__RefHeading___Toc84018_1114717513"/>A user can list which sub-boards they have access to when they first enter the SIG by<text:bookmark-end text:name="__RefHeading___Toc84018_1114717513"/></text:h>
      <text:p text:style-name="Standard">typing <text:span text:style-name="T34">L</text:span> (optionally followed by the board number to start the listing from)</text:p>
      <text:p text:style-name="Standard"/>
      <text:p text:style-name="Standard">If they are subop of a particular sub-board, the board name is preceded with a "&gt;".</text:p>
      <text:p text:style-name="Standard"/>
      <text:p text:style-name="Standard">If you have set up Special Interest Groups, only SIGs the user has access to are displayed.  In this way, they are not aware of areas they cannot access.  When they get the "What SIG?" prompt, they may type either:</text:p>
      <text:p text:style-name="Standard"/>
      <text:list xml:id="list5953631236145067928" text:style-name="L13">
        <text:list-item>
          <text:p text:style-name="P277">The SIG number by itself</text:p>
        </text:list-item>
        <text:list-item>
          <text:p text:style-name="P277">The SIG number, a comma, and the board number within that SIG (this works for SB, UD, and UX subsystems)</text:p>
        </text:list-item>
      </text:list>
      <text:p text:style-name="Standard"/>
      <text:p text:style-name="Standard">For example, if a user responded to the "What SIG?" prompt with "4,10", they are taken into SIG #4, Sub #10 (or U/D #10, etc.), assuming they have access to it.</text:p>
      <text:p text:style-name="Standard">When a user enters a SIG number that is too high, the available SIGs are re-listed, instead of exiting to the main prompt.</text:p>
      <text:p text:style-name="Standard"/>
      <text:p text:style-name="Standard">When a user enters a sub-board/library number that is too high, available boards are re-listed.</text:p>
      <text:p text:style-name="Standard"/>
      <text:p text:style-name="Standard">Pressing RETURN/ENTER at the "Which Sub <text:span text:style-name="T9">(or U/D or U/X)</text:span>?" prompts return the user to the list of available SIGs.  (If SIGs are not active, they exit to the main prompt.)</text:p>
      <text:h text:style-name="Heading_20_3" text:outline-level="3"><text:bookmark-start text:name="__RefHeading__13558_483017182"/><text:bookmark-start text:name="_Toc318927267"/>N<text:tab/>Sub-Board Name<text:bookmark-end text:name="__RefHeading__13558_483017182"/><text:bookmark-end text:name="_Toc318927267"/></text:h>
      <text:p text:style-name="Standard">This displays the current sub-board's name.</text:p>
      <text:h text:style-name="Heading_20_3" text:outline-level="3"><text:bookmark-start text:name="__RefHeading__13560_483017182"/><text:bookmark-start text:name="_Toc318927268"/><text:soft-page-break/>Moving To Other Sub-Boards or SIGs<text:bookmark-end text:name="__RefHeading__13560_483017182"/><text:bookmark-end text:name="_Toc318927268"/></text:h>
      <text:h text:style-name="P263" text:outline-level="1"><text:bookmark-start text:name="__RefHeading__13562_483017182"/>A user can change the current sub-board by<text:bookmark-end text:name="__RefHeading__13562_483017182"/></text:h>
      <text:p text:style-name="Standard">Entering the new sub-board number at the "Sub #x: " prompt</text:p>
      <text:p text:style-name="Standard">"&lt;" or ";" takes then to the previous sub-board</text:p>
      <text:p text:style-name="Standard">"&gt;" or "=" takes them to the next sub-board</text:p>
      <text:p text:style-name="Standard">If a number is typed after the previous two commands, (ie, &gt;&gt;4 or &lt;&lt;5) the user is taken to the previous/next SIG, plus the specified board number.</text:p>
      <text:p text:style-name="Standard">If a user moves to a board they are subop of, they are informed of this.</text:p>
      <text:p text:style-name="Standard">If a move cannot be made, the user is told the board number they requested does not exist.</text:p>
      <text:h text:style-name="P106" text:outline-level="1"><text:bookmark-start text:name="__RefHeading__13564_483017182"/><text:bookmark-start text:name="_Toc318927269"/>Sub-Boards (Message Bases)<text:bookmark-end text:name="__RefHeading__13564_483017182"/><text:bookmark-end text:name="_Toc318927269"/></text:h>
      <text:p text:style-name="Standard">This is IMAGE BBS's public message base, where users can write messages about anything they want, replying to other users in "threads" which keep responses organized.  Users access message bases by typing <text:span text:style-name="T34">SB</text:span> at most prompts.</text:p>
      <text:p text:style-name="Standard"/>
      <text:p text:style-name="Standard">If the user knows which SIG they want, they can combine the SB command and the SIG number:</text:p>
      <text:p text:style-name="Standard"/>
      <text:p text:style-name="Standard"><text:span text:style-name="T34">SB3</text:span><text:tab/>This takes the user to SIG 3, assuming they have access.</text:p>
      <text:p text:style-name="Standard"/>
      <text:p text:style-name="Standard">If the user knows which SIG and sub-board they want, they can combine the SB command, the SIG number, a comma, and the sub-board number:</text:p>
      <text:p text:style-name="Standard"/>
      <text:p text:style-name="Standard"><text:span text:style-name="T34">SB3,2</text:span><text:tab/>This takes the user to SIG 3, sub-board 2, assuming they have access.</text:p>
      <text:p text:style-name="Standard"/>
      <text:p text:style-name="Standard">Upon entering the message bases, the file "s.SB" is read, regardless of their expert mode setting.</text:p>
      <text:p text:style-name="Standard"/>
      <text:p text:style-name="Standard">If SIGs are set up, the SIG list is shown. They get a "Which SIG?: " prompt.  As above, if the user knows which SIG and sub-board number they want, they can enter them here, as above (example: 3 or 3,2).</text:p>
      <text:p text:style-name="Standard"/>
      <text:p text:style-name="Standard">Upon entering the board, they are told:</text:p>
      <text:p text:style-name="Standard"/>
      <text:list xml:id="list5229431784154953545" text:style-name="L14">
        <text:list-item>
          <text:p text:style-name="P278">How many bulletins there are</text:p>
        </text:list-item>
        <text:list-item>
          <text:p text:style-name="P278">How many have new responses since their last call date</text:p>
        </text:list-item>
        <text:list-item>
          <text:p text:style-name="P278">Total number of responses</text:p>
        </text:list-item>
      </text:list>
      <text:p text:style-name="Standard"/>
      <text:p text:style-name="Standard"><office:annotation><dc:creator>Ryan Sherwood</dc:creator><dc:date>2012-03-07T16:23:00</dc:date><text:p>Move elsewhere.</text:p></office:annotation>     8. The [Q]uit function (in the [P]ost [N]ext [Q]uit prompt) now clears any stacked commands. This is for the people who have stacked commands and then in the middle of reading the posts remembered they had to do something (i.e., kill a post, weed the Subs, etc.) but were locked into a command stack. Now they are not.</text:p>
      <text:p text:style-name="Standard"/>
      <text:p text:style-name="Standard">     9. Response titles are now available in the Subs.  Setting the variable RT to 1 in line 901 of <text:span text:style-name="filename_20_-_20_ryan">+.MM.sb-post</text:span> will turn the ability to title responses on (it comes with RT set to 1).  The response system is 100% <text:span text:style-name="T104">compatible</text:span> with older posts and NO CONVERSION IS NECESSARY.</text:p>
      <text:p text:style-name="Standard"/>
      <text:p text:style-name="Standard">     A new version of the <text:span text:style-name="filename_20_-_20_ryan">+.NM.netsub</text:span> files will soon be available that allows the response titles to be <text:span text:style-name="T1">transferred</text:span> to other NetSub boards as well as to allow "overflow" NetSubs to be defined.</text:p>
      <text:p text:style-name="Standard"/>
      <text:p text:style-name="Standard">Setting RT to 0 will NOT prevent any existing response titles from being displayed, nor will it block NetSub response titles from being shown once the new <text:span text:style-name="filename_20_-_20_ryan">+.NM.netsub</text:span> files are released.</text:p>
      <text:p text:style-name="Standard"/>
      <text:p text:style-name="Standard">The RT variable only controls the user's ability to title responses on your board.</text:p>
      <text:h text:style-name="Heading_20_2" text:outline-level="2"><text:bookmark-start text:name="_Toc318927270"/><text:bookmark-start text:name="__RefHeading__13566_483017182"/>Scanning Bulletins<text:bookmark-end text:name="_Toc318927270"/><text:bookmark-end text:name="__RefHeading__13566_483017182"/></text:h>
      <text:h text:style-name="P263" text:outline-level="1"><text:bookmark-start text:name="__RefHeading__13568_483017182"/>This means to display<text:bookmark-end text:name="__RefHeading__13568_483017182"/></text:h>
      <text:list xml:id="list425606716686181155" text:style-name="L15">
        <text:list-item>
          <text:p text:style-name="P279">The number of the bulletin</text:p>
        </text:list-item>
        <text:list-item>
          <text:p text:style-name="P279"><text:soft-page-break/>How many responses have been made, if any</text:p>
        </text:list-item>
        <text:list-item>
          <text:p text:style-name="P279">The bulletin's status:</text:p>
        </text:list-item>
      </text:list>
      <text:p text:style-name="Standard"/>
      <table:table table:name="Table43" table:style-name="Table43">
        <table:table-column table:style-name="Table43.A"/>
        <table:table-column table:style-name="Table43.B"/>
        <table:table-header-rows>
          <table:table-row>
            <table:table-cell office:value-type="string">
              <text:h text:style-name="P280" text:outline-level="1"><text:bookmark-start text:name="__RefHeading__13570_483017182"/>   Status<text:bookmark-end text:name="__RefHeading__13570_483017182"/></text:h>
            </table:table-cell>
            <table:table-cell office:value-type="string">
              <text:h text:style-name="P280" text:outline-level="1"><text:bookmark-start text:name="__RefHeading___Toc84020_1114717513"/>Means<text:bookmark-end text:name="__RefHeading___Toc84020_1114717513"/></text:h>
            </table:table-cell>
          </table:table-row>
        </table:table-header-rows>
        <table:table-row>
          <table:table-cell office:value-type="string">
            <text:p text:style-name="P85">---</text:p>
          </table:table-cell>
          <table:table-cell office:value-type="string">
            <text:p text:style-name="Standard">Normal bulletin, no new replies</text:p>
          </table:table-cell>
        </table:table-row>
        <table:table-row>
          <table:table-cell office:value-type="string">
            <text:p text:style-name="P85">*FZN*</text:p>
          </table:table-cell>
          <table:table-cell office:value-type="string">
            <text:p text:style-name="Standard">Frozen bulletin, no response possible</text:p>
          </table:table-cell>
        </table:table-row>
        <table:table-row>
          <table:table-cell office:value-type="string">
            <text:p text:style-name="P85">*NEW*</text:p>
          </table:table-cell>
          <table:table-cell office:value-type="string">
            <text:p text:style-name="Standard">New bulletin since last call date</text:p>
          </table:table-cell>
        </table:table-row>
        <table:table-row>
          <table:table-cell office:value-type="string">
            <text:p text:style-name="P85">*NRB*</text:p>
          </table:table-cell>
          <table:table-cell office:value-type="string">
            <text:p text:style-name="Standard">New response to bulletin since last call date</text:p>
          </table:table-cell>
        </table:table-row>
      </table:table>
      <text:p text:style-name="Table">Table <text:sequence text:ref-name="refTable13" text:name="Table" text:formula="ooow:Table+14" style:num-format="1">14</text:sequence>: Bulletin status indicators</text:p>
      <text:p text:style-name="Standard"/>
      <text:list xml:id="list4153473622231894172" text:style-name="L16">
        <text:list-item>
          <text:p text:style-name="P281">The bulletin's title (in quotes)</text:p>
        </text:list-item>
      </text:list>
      <text:p text:style-name="Standard"/>
      <text:p text:style-name="Standard">Typing <text:span text:style-name="Keyboard_20_key_20_-_20_ryan"><text:span text:style-name="T116">S</text:span></text:span><text:span text:style-name="T116"> </text:span>begins scanning at either the first bulletin, or after the bulletin most recently read on the sub-board.</text:p>
      <text:p text:style-name="Standard"><text:span text:style-name="T116">S</text:span> followed by a bulletin number starts scanning at that bulletin.</text:p>
      <text:p text:style-name="Standard">The slash (/) key or the space bar abort a scan at any time.</text:p>
      <text:h text:style-name="Heading_20_2" text:outline-level="2"><text:bookmark-start text:name="__RefHeading__13572_483017182"/><text:bookmark-start text:name="_Toc318927271"/>About Bulletins<text:bookmark-end text:name="__RefHeading__13572_483017182"/><text:bookmark-end text:name="_Toc318927271"/></text:h>
      <text:h text:style-name="P263" text:outline-level="1"><text:bookmark-start text:name="__RefHeading__13574_483017182"/>This displays the<text:bookmark-end text:name="__RefHeading__13574_483017182"/></text:h>
      <text:list xml:id="list566999094051244109" text:style-name="WWNum20">
        <text:list-item>
          <text:p text:style-name="P350">Subject</text:p>
        </text:list-item>
        <text:list-item>
          <text:p text:style-name="P350">Author (and node number if in a NetSub)</text:p>
        </text:list-item>
        <text:list-item>
          <text:p text:style-name="P350">Date and time of creation</text:p>
        </text:list-item>
        <text:list-item>
          <text:p text:style-name="P350">Number of responses to a bulletin</text:p>
        </text:list-item>
        <text:list-item>
          <text:p text:style-name="P350">Date and time of the latest response</text:p>
        </text:list-item>
      </text:list>
      <text:p text:style-name="Standard">Typing <text:s/>tells a user about the bulletin following the one most recently read or manipulated.</text:p>
      <text:p text:style-name="Standard">A followed by a number finds out about that specific bulletin.</text:p>
      <text:h text:style-name="Heading_20_2" text:outline-level="2"><text:bookmark-start text:name="__RefHeading__13576_483017182"/><text:bookmark-start text:name="_Toc318927272"/>Reading Bulletins<text:bookmark-end text:name="__RefHeading__13576_483017182"/><text:bookmark-end text:name="_Toc318927272"/></text:h>
      <text:p text:style-name="Standard">This displays the same information as the "about" function, but reads the text body of the message, followed by each response until the end of the <text:span text:style-name="T9">thread</text:span> (group of bulletins under that title).</text:p>
      <text:p text:style-name="Standard">Typing R (or just pressing RETURN) reads the next bulletin in the sub.</text:p>
      <text:p text:style-name="Standard">R followed by a number reads that specific bulletin.</text:p>
      <text:p text:style-name="Standard">While reading a bulletin, a user can:</text:p>
      <text:p text:style-name="Standard">Press the space bar to skip to the next response in the thread</text:p>
      <text:p text:style-name="Standard">Press "/" to skip directly to the end of the bulletin.</text:p>
      <text:p text:style-name="Standard">Once at the end of a bulletin, a user has several options in, appropriately enough, the "end-of-bulletin" prompt.  (This prompt is only displayed if the user's Prompt Mode is enabled.)</text:p>
      <text:p text:style-name="Standard">Press RETURN to continue to the next message in the sub-board</text:p>
      <text:p text:style-name="Standard">P sends a private e-mail message to the user that posted the original message</text:p>
      <text:p text:style-name="Standard">R responds to the post</text:p>
      <text:p text:style-name="Standard">O reads the post over from the beginning</text:p>
      <text:p text:style-name="Standard">Q or "/" stops the RN or <text:span text:style-name="Commodore_20_text_20_-_20_ryan">RA</text:span> function</text:p>
      <text:p text:style-name="Standard">K lets a subop or sysop kill the post.  The original poster may also kill the post, if there are no responses.</text:p>
      <text:p text:style-name="Standard">A question mark at this prompt brings up a menu of these options.</text:p>
      <text:p text:style-name="Standard"/>
      <text:h text:style-name="Heading_20_2" text:outline-level="2"><text:bookmark-start text:name="__RefHeading__13578_483017182"/><text:bookmark-start text:name="_Toc318927273"/><text:soft-page-break/>New Messages<text:bookmark-end text:name="__RefHeading__13578_483017182"/><text:bookmark-end text:name="_Toc318927273"/></text:h>
      <text:p text:style-name="Standard">The following commands work on the current sub-board, with messages considered new since the user's last call.  To do the following:</text:p>
      <text:p text:style-name="Standard">Scan .............. SN</text:p>
      <text:p text:style-name="Standard">Find out about .... AN</text:p>
      <text:p text:style-name="Standard">Read new .......... RN or *</text:p>
      <text:p text:style-name="Standard">To stop an RN in progress, press the "/" key while reading a message.</text:p>
      <text:p text:style-name="Standard">To scan or read new messages on the current sub-board, plus all higher-numbered sub-boards, type <text:span text:style-name="Commodore_20_text_20_-_20_ryan">RA</text:span> or <text:span text:style-name="Commodore_20_text_20_-_20_ryan">SA</text:span>, respectively.</text:p>
      <text:p text:style-name="Standard">To stop an <text:span text:style-name="Commodore_20_text_20_-_20_ryan">RA</text:span> or <text:span text:style-name="Commodore_20_text_20_-_20_ryan">SA</text:span> at the current sub-board, press the "/" key.</text:p>
      <text:p text:style-name="Standard">During an RA, if the user reaches the last board and has any stacked commands remaining (for example, <text:span text:style-name="T4">RA^UD</text:span>), the <text:span text:style-name="T4">[P]ost [N]ext [Q]uit</text:span> prompt is displayed to allow the user to post to the last sub before executing the next stacked command.</text:p>
      <text:h text:style-name="Heading_20_2" text:outline-level="2"><text:bookmark-start text:name="__RefHeading__13580_483017182"/><text:bookmark-start text:name="_Toc318927274"/>Posting New Bulletins<text:bookmark-end text:name="__RefHeading__13580_483017182"/><text:bookmark-end text:name="_Toc318927274"/></text:h>
      <text:p text:style-name="Standard">If a user types P and there is room in the directory (a limit of 60 posts per sub-board exists), the user is asked for the post's title. If this title is unique to the directory, the user is asked:</text:p>
      <text:p text:style-name="Standard">If they wish to post anonymously, if the board is not set up to be non-anonymous.  If they elect to post anonymously, the author will appear as</text:p>
      <text:p text:style-name="Standard"><text:span text:style-name="T4">Anonymous</text:span> to normal users.</text:p>
      <text:p text:style-name="Standard"><text:span text:style-name="T4">*</text:span> followed by the user's handle, to users with subop, sysop, or sub-board maintenance access.</text:p>
      <text:p text:style-name="Standard">The user is then placed into the BBS text editor subsystem to write their message.  <text:span text:style-name="T4">.S</text:span> on a blank line exits, as usual.</text:p>
      <text:h text:style-name="Heading_20_2" text:outline-level="2"><text:bookmark-start text:name="__RefHeading__13582_483017182"/><text:bookmark-start text:name="_Toc318927275"/>Killing Entire Threads<text:bookmark-end text:name="__RefHeading__13582_483017182"/><text:bookmark-end text:name="_Toc318927275"/></text:h>
      <text:p text:style-name="Standard">This removes the original post concerned, along with all its responses, from the sub-board and its message directory.</text:p>
      <text:p text:style-name="Standard">K begins listing all bulletins starting with the first one</text:p>
      <text:p text:style-name="Standard"><text:span text:style-name="Commodore_20_text_20_-_20_ryan">Kx</text:span> starts with bulletin #x</text:p>
      <text:p text:style-name="Standard">The user is asked whether they want to kill the bulletin:</text:p>
      <text:p text:style-name="Standard">Y)es N)o A)bort or S)tart</text:p>
      <text:p text:style-name="Standard"><text:span text:style-name="T4">K</text:span> followed by a number begins the listing with that number, offering the same choices.  Once the end of the list is reached (or <text:span text:style-name="T4">S</text:span> is typed), the directory is re-written to disk.</text:p>
      <text:p text:style-name="Standard">A regular user can kill their bulletin only if there are no responses to it.  Once responses are added, only a subop can kill it.</text:p>
      <text:h text:style-name="Heading_20_3" text:outline-level="3"><text:bookmark-start text:name="__RefHeading__13584_483017182"/><text:bookmark-start text:name="_Toc318927276"/>KO and KA<text:bookmark-end text:name="__RefHeading__13584_483017182"/><text:bookmark-end text:name="_Toc318927276"/></text:h>
      <text:p text:style-name="Standard">There are two more commands available to persons with SubOp access (SubOps, Sub-board Maintenance and SIGOp access users).</text:p>
      <text:p text:style-name="Standard">KO Lists any messages in the SB section older than the maintainer's last call date, giving them the option to kill them.</text:p>
      <text:p text:style-name="Standard">KA The same as KO, but is automatic - it will <text:span text:style-name="T8">not</text:span> ask if you want to keep the post(s) killed, so be <text:span text:style-name="T8">very careful</text:span> with this command!</text:p>
      <text:p text:style-name="Standard">Remember, these commands are keyed to your last call date, so use LD to set the cutoff date for deleting old messages <text:span text:style-name="T8">first</text:span>.</text:p>
      <text:h text:style-name="Heading_20_2" text:outline-level="2"><text:bookmark-start text:name="__RefHeading__13586_483017182"/><text:bookmark-start text:name="_Toc318927277"/><text:soft-page-break/>Editing Bulletins<text:bookmark-end text:name="__RefHeading__13586_483017182"/><text:bookmark-end text:name="_Toc318927277"/></text:h>
      <text:p text:style-name="Standard">To edit a previously written bulletin, enter <text:span text:style-name="T4">E</text:span> followed by the post number to edit.  The bulletin is opened, and the BBS searches through the bulletin for messages that the user can edit (if they are the author, or sub-board operator).</text:p>
      <text:p text:style-name="Standard">If such a message is encountered, the user is prompted with:</text:p>
      <text:p text:style-name="Standard">K)eep, D)elete, R)ead, E)dit, or A)bort:</text:p>
      <text:p text:style-name="Standard">K)eep<text:tab/>Keeps the message with the thread</text:p>
      <text:p text:style-name="Standard">D)elete<text:tab/>Removes the message from the thread</text:p>
      <text:p text:style-name="Standard">R)ead<text:tab/>Reads the current message</text:p>
      <text:p text:style-name="Standard">E)edit<text:tab/>Take the user to the editor subsystem to edit the message</text:p>
      <text:p text:style-name="Standard">A)bort<text:tab/>Return the user to the sub-board prompt.</text:p>
      <text:p text:style-name="Standard"/>
      <text:p text:style-name="Standard">In the Edit function, SubOp access users have an added command: <text:span text:style-name="T4">(K)ill Old Resp.</text:span>  This function first asks if you want to auto delete old responses:</text:p>
      <text:p text:style-name="Standard"><text:span text:style-name="Commodore_20_text_20_-_20_ryan">No</text:span> asks for confirmation before deleting each response.  (<text:span text:style-name="Commodore_20_text_20_-_20_ryan">A</text:span> aborts the operation, but any deleted responses <text:span text:style-name="T8">stay</text:span> deleted!)</text:p>
      <text:p text:style-name="Standard"><text:span text:style-name="Commodore_20_text_20_-_20_ryan">Yes</text:span> deletes any responses made before your last call date.</text:p>
      <text:p text:style-name="Standard">Both functions stop when they reach responses posted on or after your last call date.  Remember, this function is tied to your last call date, so use <text:span text:style-name="T4">LD</text:span> to set the cutoff date first.</text:p>
      <text:p text:style-name="Standard">Also remember, the Auto Delete function <text:span text:style-name="T8">cannot be aborted</text:span> once started and is <text:span text:style-name="T8">only</text:span> available to SubOp access users!</text:p>
      <text:h text:style-name="Heading_20_2" text:outline-level="2"><text:bookmark-start text:name="__RefHeading__13588_483017182"/><text:bookmark-start text:name="_Toc318927278"/>Frozen Bulletins<text:bookmark-end text:name="__RefHeading__13588_483017182"/><text:bookmark-end text:name="_Toc318927278"/></text:h>
      <text:p text:style-name="Standard">If a user does not want responses added to a post, begin the title with an up arrow (<text:span text:style-name="T4">^</text:span>) character.  The BBS reports this bulletin as frozen during a scan or About, and will not allow responses to be made to it.</text:p>
      <text:p text:style-name="Standard">Bulletins can be un-frozen by the original poster reading the message with Prompt Mode enabled, so you get the end-of-bulletin prompt.  There, type <text:span text:style-name="T4">F</text:span>, which toggles the bulletin's Frozen status.  The current status is then reported, and the user is returned to the end-of-bulletin prompt.</text:p>
      <text:h text:style-name="Heading_20_2" text:outline-level="2"><text:bookmark-start text:name="__RefHeading__13590_483017182"/><text:bookmark-start text:name="_Toc318927279"/>Sub-Board Operators<text:bookmark-end text:name="__RefHeading__13590_483017182"/><text:bookmark-end text:name="_Toc318927279"/></text:h>
      <text:h text:style-name="P263" text:outline-level="1"><text:bookmark-start text:name="__RefHeading__13592_483017182"/>V views the current sub-board's operator<text:bookmark-end text:name="__RefHeading__13592_483017182"/></text:h>
      <text:p text:style-name="Standard">M sends a private e-mail message to them</text:p>
      <text:h text:style-name="Heading_20_2" text:outline-level="2"><text:bookmark-start text:name="__RefHeading__13594_483017182"/><text:bookmark-start text:name="_Toc318927280"/>Maintenance Mode<text:bookmark-end text:name="__RefHeading__13594_483017182"/><text:bookmark-end text:name="_Toc318927280"/></text:h>
      <text:p text:style-name="Standard">Only sub-board or users with general sub-board maintenance can access this function.  Type <text:span text:style-name="T4">Z</text:span>.  The sub-board maintenance menu has two options:</text:p>
      <text:p text:style-name="Standard">1) Edit the entry file.</text:p>
      <text:p text:style-name="Standard">You have a choice between ASCII and C/G.  A sub-board's entry file is displayed upon entering the sub-board.  If there is an entry file already, it is loaded into the BBS text editor. Use the usual editor commands, and type <text:span text:style-name="T4">.S</text:span> to save.</text:p>
      <text:p text:style-name="Standard">2) Edit board detail.</text:p>
      <text:p text:style-name="Standard">The user can change</text:p>
      <text:p text:style-name="Standard">Sub-board title</text:p>
      <text:p text:style-name="Standard">Sub-board type</text:p>
      <text:p text:style-name="Standard">Open/closed status</text:p>
      <text:p text:style-name="Standard">Access level required to enter the sub-board</text:p>
      <text:p text:style-name="Standard">If the user is in local or pseudo-local mode, they also have the option to change the current sub-board operator and device/drive assignment.</text:p>
      <text:p text:style-name="Standard"><text:soft-page-break/>While defining sub-boards using the +.reledit program, you may specify any of your sub-boards to be:</text:p>
      <text:h text:style-name="Heading_20_3" text:outline-level="3"><text:bookmark-start text:name="__RefHeading__13596_483017182"/><text:bookmark-start text:name="_Toc318927281"/>Message Bases:<text:bookmark-end text:name="__RefHeading__13596_483017182"/><text:bookmark-end text:name="_Toc318927281"/></text:h>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Heading"><text:span text:style-name="Caption_20_characters"><text:span text:style-name="T48">Abbreviation</text:span></text:span></text:p>
            </table:table-cell>
            <table:table-cell table:style-name="Table19.A1" office:value-type="string">
              <text:p text:style-name="Heading"><text:span text:style-name="Caption_20_characters"><text:span text:style-name="T48">Meaning</text:span></text:span></text:p>
            </table:table-cell>
            <table:table-cell table:style-name="Table19.A1" office:value-type="string">
              <text:p text:style-name="Heading"><text:span text:style-name="Caption_20_characters"><text:span text:style-name="T48">Purpose</text:span></text:span></text:p>
            </table:table-cell>
          </table:table-row>
        </table:table-header-rows>
        <table:table-row table:style-name="Table19.1">
          <table:table-cell table:style-name="Table19.A2" office:value-type="string">
            <text:p text:style-name="P138">Anon</text:p>
          </table:table-cell>
          <table:table-cell table:style-name="Table19.A2" office:value-type="string">
            <text:p text:style-name="P137">Anonymous</text:p>
          </table:table-cell>
          <table:table-cell table:style-name="Table19.A2" office:value-type="string">
            <text:p text:style-name="P137">All posts are completely anonymous</text:p>
          </table:table-cell>
        </table:table-row>
        <table:table-row table:style-name="Table19.1">
          <table:table-cell table:style-name="Table19.A3" office:value-type="string">
            <text:p text:style-name="P138">N-AN</text:p>
          </table:table-cell>
          <table:table-cell table:style-name="Table19.B3" office:value-type="string">
            <text:p text:style-name="P137">Non-Anonymous</text:p>
          </table:table-cell>
          <table:table-cell table:style-name="Table19.C3" office:value-type="string">
            <text:p text:style-name="P137">Users are never allowed to make anonymous posts</text:p>
          </table:table-cell>
        </table:table-row>
        <table:table-row table:style-name="Table19.1">
          <table:table-cell table:style-name="Table19.A2" office:value-type="string">
            <text:p text:style-name="P138">P-An</text:p>
          </table:table-cell>
          <table:table-cell table:style-name="Table19.A2" office:value-type="string">
            <text:p text:style-name="P137">Password, Anonymous</text:p>
          </table:table-cell>
          <table:table-cell table:style-name="Table19.A2" office:value-type="string">
            <text:p text:style-name="P137">A password is required to access the sub-board where anonymous posts are allowed</text:p>
          </table:table-cell>
        </table:table-row>
        <table:table-row table:style-name="Table19.1">
          <table:table-cell table:style-name="Table19.A5" office:value-type="string">
            <text:p text:style-name="P138">P-NA</text:p>
          </table:table-cell>
          <table:table-cell table:style-name="Table19.B5" office:value-type="string">
            <text:p text:style-name="P137">Password, Non-Anonymous</text:p>
          </table:table-cell>
          <table:table-cell table:style-name="Table19.C5" office:value-type="string">
            <text:p text:style-name="P137">A password is required to access the sub-board, where anonymous posts are never allowed</text:p>
          </table:table-cell>
        </table:table-row>
        <table:table-row table:style-name="Table19.1">
          <table:table-cell table:style-name="Table19.A2" office:value-type="string">
            <text:p text:style-name="P138">Pswd</text:p>
          </table:table-cell>
          <table:table-cell table:style-name="Table19.A2" office:value-type="string">
            <text:p text:style-name="P137">Password-protected</text:p>
          </table:table-cell>
          <table:table-cell table:style-name="Table19.A2" office:value-type="string">
            <text:p text:style-name="P137">A password must be entered to access the sub-board</text:p>
          </table:table-cell>
        </table:table-row>
        <table:table-row table:style-name="Table19.1">
          <table:table-cell table:style-name="Table19.A7" office:value-type="string">
            <text:p text:style-name="P138">Std</text:p>
          </table:table-cell>
          <table:table-cell table:style-name="Table19.B7" office:value-type="string">
            <text:p text:style-name="P137">Standard</text:p>
          </table:table-cell>
          <table:table-cell table:style-name="Table19.C7" office:value-type="string">
            <text:p text:style-name="P137">Users are asked whether they wish to post anonymously each time they write or respond</text:p>
          </table:table-cell>
        </table:table-row>
        <table:table-row table:style-name="Table19.1">
          <table:table-cell table:style-name="Table19.A8" office:value-type="string">
            <text:p text:style-name="P138">+</text:p>
          </table:table-cell>
          <table:table-cell table:style-name="Table19.A8" office:value-type="string">
            <text:p text:style-name="P137">Networked sub-board</text:p>
          </table:table-cell>
          <table:table-cell table:style-name="Table19.A8" office:value-type="string">
            <text:p text:style-name="P139">Able to transfer messages to/from other BBSes</text:p>
          </table:table-cell>
        </table:table-row>
      </table:table>
      <text:p text:style-name="Table">Table <text:sequence text:ref-name="refTable14" text:name="Table" text:formula="ooow:Table+15" style:num-format="1">15</text:sequence>: Message base abbreviations</text:p>
      <table:table table:name="Table2" table:style-name="Table2">
        <table:table-column table:style-name="Table2.A"/>
        <table:table-column table:style-name="Table2.B"/>
        <table:table-header-rows>
          <table:table-row>
            <table:table-cell table:style-name="Table2.A1" office:value-type="string">
              <text:p text:style-name="P212"/>
            </table:table-cell>
            <table:table-cell table:style-name="Table2.B1" office:value-type="string">
              <text:p text:style-name="P212"/>
            </table:table-cell>
          </table:table-row>
        </table:table-header-rows>
        <table:table-row>
          <table:table-cell table:style-name="Table2.A2" office:value-type="string">
            <text:p text:style-name="P206"/>
          </table:table-cell>
          <table:table-cell table:style-name="Table2.B2" office:value-type="string">
            <text:p text:style-name="P206"/>
          </table:table-cell>
        </table:table-row>
      </table:table>
      <text:p text:style-name="Table">Table <text:sequence text:ref-name="refTable15" text:name="Table" text:formula="ooow:Table+1" style:num-format="1">16</text:sequence>: </text:p>
      <text:p text:style-name="Table"/>
      <text:h text:style-name="Heading_20_3" text:outline-level="3"><text:bookmark-start text:name="__RefHeading__13598_483017182"/><text:bookmark-start text:name="_Toc318927282"/>Upload/Download/Exchange:<text:bookmark-end text:name="__RefHeading__13598_483017182"/><text:bookmark-end text:name="_Toc318927282"/></text:h>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Abbreviation</text:p>
          </table:table-cell>
          <table:table-cell table:style-name="Table20.A1" office:value-type="string">
            <text:p text:style-name="P10">Meaning</text:p>
          </table:table-cell>
          <table:table-cell table:style-name="Table20.A1" office:value-type="string">
            <text:p text:style-name="P10">Purpose</text:p>
          </table:table-cell>
        </table:table-row>
        <table:table-row table:style-name="Table20.1">
          <table:table-cell table:style-name="Table20.A1" office:value-type="string">
            <text:p text:style-name="P9">Upld</text:p>
          </table:table-cell>
          <table:table-cell table:style-name="Table20.A1" office:value-type="string">
            <text:p text:style-name="P9">Uploads only</text:p>
          </table:table-cell>
          <table:table-cell table:style-name="Table20.A1" office:value-type="string">
            <text:p text:style-name="P9">No downloads possible</text:p>
          </table:table-cell>
        </table:table-row>
        <table:table-row table:style-name="Table20.1">
          <table:table-cell table:style-name="Table20.A1" office:value-type="string">
            <text:p text:style-name="P9">Dnld</text:p>
          </table:table-cell>
          <table:table-cell table:style-name="Table20.A1" office:value-type="string">
            <text:p text:style-name="P9">Downloads only</text:p>
          </table:table-cell>
          <table:table-cell table:style-name="Table20.A1" office:value-type="string">
            <text:p text:style-name="P9">No uploads possible</text:p>
          </table:table-cell>
        </table:table-row>
        <table:table-row table:style-name="Table20.1">
          <table:table-cell table:style-name="Table20.A1" office:value-type="string">
            <text:p text:style-name="P9">DO-C</text:p>
          </table:table-cell>
          <table:table-cell table:style-name="Table20.A1" office:value-type="string">
            <text:p text:style-name="P9">Downloads only, credit deducted</text:p>
          </table:table-cell>
          <table:table-cell table:style-name="Table20.A1" office:value-type="string">
            <text:p text:style-name="P9">No uploads possible, credits deducted for downloads</text:p>
          </table:table-cell>
        </table:table-row>
        <table:table-row table:style-name="Table20.1">
          <table:table-cell table:style-name="Table20.A1" office:value-type="string">
            <text:p text:style-name="P9">DO-F</text:p>
          </table:table-cell>
          <table:table-cell table:style-name="Table20.A1" office:value-type="string">
            <text:p text:style-name="P9">Free downloads only</text:p>
          </table:table-cell>
          <table:table-cell table:style-name="Table20.A1" office:value-type="string">
            <text:p text:style-name="P9"/>
          </table:table-cell>
        </table:table-row>
        <table:table-row table:style-name="Table20.1">
          <table:table-cell table:style-name="Table20.A1" office:value-type="string">
            <text:p text:style-name="P9">Free</text:p>
          </table:table-cell>
          <table:table-cell table:style-name="Table20.A1" office:value-type="string">
            <text:p text:style-name="P9">Free downloads</text:p>
          </table:table-cell>
          <table:table-cell table:style-name="Table20.A1" office:value-type="string">
            <text:p text:style-name="P9">Credit is never deducted for downloads</text:p>
          </table:table-cell>
        </table:table-row>
        <table:table-row table:style-name="Table20.1">
          <table:table-cell table:style-name="Table20.A1" office:value-type="string">
            <text:p text:style-name="P9">PW</text:p>
            <text:p text:style-name="P9">(fixme: more)</text:p>
          </table:table-cell>
          <table:table-cell table:style-name="Table20.A1" office:value-type="string">
            <text:p text:style-name="P9">Password protected</text:p>
          </table:table-cell>
          <table:table-cell table:style-name="Table20.A1" office:value-type="string">
            <text:p text:style-name="P9">User must enter a password to gain entry to the U/D or U/X.</text:p>
          </table:table-cell>
        </table:table-row>
      </table:table>
      <text:p text:style-name="Table">Table <text:sequence text:ref-name="refTable16" text:name="Table" text:formula="ooow:Table+17" style:num-format="1">33</text:sequence>: U/D and U/X types</text:p>
      <text:p text:style-name="P13"><text:soft-page-break/></text:p>
      <text:h text:style-name="P263" text:outline-level="1"><text:bookmark-start text:name="__RefHeading__13600_483017182"/>EITHER:<text:bookmark-end text:name="__RefHeading__13600_483017182"/></text:h>
      <text:p text:style-name="Standard">&gt; You’re the subop <text:tab/>User has ability to edit/delete posts and generally maintain the sub-board.</text:p>
      <text:p text:style-name="Standard"/>
      <text:p text:style-name="Standard">  * A "password" board:</text:p>
      <text:p text:style-name="Standard">This requires a password to enter.  The BBS asks any user that has access to that board for the password upon entering it.  If they get the password wrong, they are asked if they want to try again.</text:p>
      <text:p text:style-name="Standard"/>
      <text:p text:style-name="Standard">If they guess wrong three times in the same call, they are not allowed to guess again.  This can be used either for fun, by putting hints to a password up other places in the BBS, or to add a measure of security for certain boards that you do not want all users to access.</text:p>
      <text:p text:style-name="Standard"/>
      <text:p text:style-name="Standard">  * An "anonymous" board:</text:p>
      <text:p text:style-name="Standard">All bulletins and responses will show as anonymous, even to the sub-board operator and sysops.  Great for those "war boards."</text:p>
      <text:p text:style-name="Standard"/>
      <text:p text:style-name="Standard">  * A "non-anonymous" board:</text:p>
      <text:p text:style-name="Standard">No anonymous messages are permitted, and users are not asked if they would like the post/response to be anonymous.</text:p>
      <text:h text:style-name="Heading_20_1" text:outline-level="1"/>
      <text:h text:style-name="P339" text:outline-level="1"><text:bookmark-start text:name="__RefHeading__13602_483017182"/><office:annotation office:name="__Fieldmark__17519_262399796"><dc:creator>Ryan Sherwood</dc:creator><dc:date>2014-10-23T12:22:25</dc:date><text:p text:style-name="P369"><text:span text:style-name="T126">This needs to be moved.</text:span></text:p></office:annotation><text:reference-mark-start text:name="The RELedit System"/><text:span text:style-name="T47">The </text:span><text:bookmark-start text:name="_Ref318900120"/><text:bookmark-start text:name="_Toc318927283"/>RELedit System<text:bookmark-end text:name="_Ref318900120"/><text:bookmark-end text:name="_Toc318927283"/><text:reference-mark-end text:name="The RELedit System"/><office:annotation-end office:name="__Fieldmark__17519_262399796"/><text:bookmark-end text:name="__RefHeading__13602_483017182"/></text:h>
      <text:p text:style-name="Standard"><text:span text:style-name="Manual_20_Revision_20_-_20_ryan">This is from the documentation on </text:span><text:span text:style-name="Manual_20_Revision_20_-_20_ryan"><text:span text:style-name="T47">the TurboREL </text:span></text:span><text:span text:style-name="Manual_20_Revision_20_-_20_ryan">disk, with slight modifications.</text:span></text:p>
      <text:p text:style-name="Standard"/>
      <text:p text:style-name="Standard">Image V1.2 REL SIG's Upload/Download, Exchange Subsystems</text:p>
      <text:p text:style-name="Standard"/>
      <text:p text:style-name="Standard">Thank you for selecting the new U/D and exchange systems for use on your BBS.  Many long hours were put into this software to make it the best system we could possibly offer.  This documentation provides you with everything you need to know about the system, plus just a bit more.  It consists of four general parts:</text:p>
      <text:p text:style-name="Standard"/>
      <text:list xml:id="list6652470292918036294" text:style-name="WWNum21">
        <text:list-item>
          <text:p text:style-name="P351">System Overview</text:p>
        </text:list-item>
        <text:list-item>
          <text:p text:style-name="P351">Setup</text:p>
        </text:list-item>
        <text:list-item>
          <text:p text:style-name="P351">Available commands</text:p>
        </text:list-item>
        <text:list-item>
          <text:p text:style-name="P351">Sysop commands</text:p>
        </text:list-item>
      </text:list>
      <text:h text:style-name="Heading_20_2" text:outline-level="2"><text:bookmark-start text:name="__RefHeading__13604_483017182"/>    <text:bookmark-start text:name="_Toc318927284"/>Part One: System Overview<text:bookmark-end text:name="__RefHeading__13604_483017182"/><text:bookmark-end text:name="_Toc318927284"/></text:h>
      <text:p text:style-name="Standard">The program makes available to you several new features which enhance your BBS to its maximum potential, including:</text:p>
      <text:list xml:id="list194251457263490" text:continue-numbering="true" text:style-name="WWNum21">
        <text:list-item>
          <text:p text:style-name="P351">Enhanced board types</text:p>
        </text:list-item>
        <text:list-item>
          <text:p text:style-name="P351">Separate password for each board</text:p>
          <text:p text:style-name="P351"/>
        </text:list-item>
      </text:list>
      <text:p text:style-name="Standard">    In the case of U/D's or U/X's:</text:p>
      <text:list xml:id="list194252906775943" text:continue-numbering="true" text:style-name="WWNum21">
        <text:list-item>
          <text:p text:style-name="P351">Last download date</text:p>
        </text:list-item>
        <text:list-item>
          <text:p text:style-name="P351">Local mode multi-uploads and downloads</text:p>
        </text:list-item>
        <text:list-item>
          <text:p text:style-name="P351">Expanded "about" function</text:p>
        </text:list-item>
        <text:list-item>
          <text:p text:style-name="P351">Online program reader</text:p>
          <text:p text:style-name="P351"/>
        </text:list-item>
      </text:list>
      <text:p text:style-name="Standard">The User Exchange bases have all the same features above, plus:</text:p>
      <text:list xml:id="list194251039970164" text:continue-numbering="true" text:style-name="WWNum21">
        <text:list-item>
          <text:p text:style-name="P351">The <text:span text:style-name="Commodore_20_text_20_-_20_ryan">E</text:span> command when downloading multiple files to select all files matching a selected pattern, with one easy keystroke.</text:p>
        </text:list-item>
      </text:list>
      <text:h text:style-name="Heading_20_2" text:outline-level="2"><text:bookmark-start text:name="__RefHeading__13606_483017182"/><text:bookmark-start text:name="_Toc318927285"/>Part Two: General Setup<text:bookmark-end text:name="__RefHeading__13606_483017182"/><text:bookmark-end text:name="_Toc318927285"/></text:h>
      <text:p text:style-name="Standard">A few variables can be set in line 1 of <text:span text:style-name="Commodore_20_text_20_-_20_ryan">+.UD</text:span>: <text:span text:style-name="Commodore_20_text_20_-_20_ryan"><text:span text:style-name="T118">yy%</text:span></text:span> and <text:span text:style-name="Commodore_20_text_20_-_20_ryan"><text:span text:style-name="T118">it</text:span></text:span>.  (They are currently defaulted to zero.)</text:p>
      <text:list xml:id="list194251648558322" text:continue-numbering="true" text:style-name="WWNum21">
        <text:list-item>
          <text:p text:style-name="P351">Setting <text:span text:style-name="Commodore_20_text_20_-_20_ryan"><text:span text:style-name="T118">yy%</text:span></text:span> to 1 deducts credits for files read online. Setting <text:span text:style-name="Commodore_20_text_20_-_20_ryan">YY%</text:span> to 2 deducts double credits, and so on.</text:p>
        </text:list-item>
        <text:list-item>
          <text:p text:style-name="P351">Setting <text:span text:style-name="Commodore_20_text_20_-_20_ryan"><text:span text:style-name="T118">it</text:span></text:span> to 1 freezes the user's remaining time on the BBS while they are in the U/D's, giving it back at exit.</text:p>
        </text:list-item>
      </text:list>
      <text:p text:style-name="Standard"/>
      <text:p text:style-name="Standard">Some more things to consider:</text:p>
      <text:list xml:id="list194253015772280" text:continue-numbering="true" text:style-name="WWNum21">
        <text:list-item>
          <text:p text:style-name="P351">If you have no SIGs defined, you are limited to 30 board names.</text:p>
        </text:list-item>
        <text:list-item>
          <text:p text:style-name="P351">With SIGs defined, you are allowed 999 board names (30 libraries per SIG).</text:p>
        </text:list-item>
      </text:list>
      <text:h text:style-name="Heading_20_2" text:outline-level="2"><text:bookmark-start text:name="__RefHeading__13608_483017182"/><text:bookmark-start text:name="_Toc318927286"/>Part Three: Available Commands<text:bookmark-end text:name="__RefHeading__13608_483017182"/><text:bookmark-end text:name="_Toc318927286"/></text:h>
      <text:p text:style-name="Standard">Toggling <text:span text:style-name="Commodore_20_text_20_-_20_ryan">Fn5</text:span>'s right check on, you activate the "no credit until validated" feature of the BBS.  This check mark can be toggled on or off any time a user is online and uploading, until the point the "End Of Transfer" message appears.</text:p>
      <text:list xml:id="list1581145418340957755" text:style-name="L17">
        <text:list-item>
          <text:p text:style-name="P282"><text:soft-page-break/>If the check is off, the number of times downloaded is set to 0, and credits awarded to the user according to their credit ratio.</text:p>
        </text:list-item>
      </text:list>
      <text:p text:style-name="Standard">  * If the check is on, the times downloaded is set to -1, but no credits awarded until the file is validated by the subop or SIGop.</text:p>
      <text:p text:style-name="Standard">Toggling Fn5's left check on activates the "Log off after file transfer complete?" prompt.</text:p>
      <text:p text:style-name="Standard"/>
      <text:h text:style-name="Heading_20_3" text:outline-level="3"><text:bookmark-start text:name="__RefHeading___Toc97426_1114717513"/>The "A<text:span text:style-name="T118">bout</text:span>" Option<text:bookmark-end text:name="__RefHeading___Toc97426_1114717513"/></text:h>
      <text:p text:style-name="Text_20_body">A, Ax When this option is selected, the user sees information about the file, including:</text:p>
      <text:list xml:id="list7333769878287633545" text:style-name="L18">
        <text:list-item>
          <text:p text:style-name="P328">the date and time it was first uploaded</text:p>
        </text:list-item>
        <text:list-item>
          <text:p text:style-name="P328">the date and time it was last downloaded</text:p>
        </text:list-item>
        <text:list-item>
          <text:p text:style-name="P328">the type of computer it's for</text:p>
        </text:list-item>
      </text:list>
      <text:p text:style-name="Text_20_body">  (If a C128 user views a file meant for the C64, they are told it is for the C128 in 64 mode.)</text:p>
      <text:p text:style-name="Standard">  * approximate download time</text:p>
      <text:p text:style-name="P87">  * if any user-submitted comments exist for the file <text:span text:style-name="Manual_20_Revision_20_-_20_ryan">and if so, the first one is displayed; a quick mod by Pinacolada</text:span>.</text:p>
      <text:p text:style-name="P87">After that information is displayed, the user is prompted with the following options:</text:p>
      <text:p text:style-name="Standard">C Comments read/add.  <text:span text:style-name="Manual_20_Revision_20_-_20_ryan">This feature </text:span><text:span text:style-name="Manual_20_Revision_20_-_20_ryan"><text:span text:style-name="T47">was written b</text:span></text:span><text:span text:style-name="Manual_20_Revision_20_-_20_ryan">y DER DEUTSCHER.</text:span> If the user would like to add a comment, they may.</text:p>
      <text:p text:style-name="Standard">D Download the file.  If the user has selected a multi-file transfer protocol, this adds the file to the download queue.  (fixme: correct?)</text:p>
      <text:p text:style-name="Standard">N Move to the next file in the directory; if they are on the last file, they wrap around to the first file.</text:p>
      <text:p text:style-name="Standard">L Move to the previous file in the directory; if they are on the first file, they wrap around to the last file.</text:p>
      <text:p text:style-name="Standard">M E-mail the file uploader.</text:p>
      <text:p text:style-name="Standard">R Read any file, whether SEQuential or PRoGram.</text:p>
      <text:list xml:id="list194251447733583" text:continue-list="list194253015772280" text:style-name="WWNum21">
        <text:list-item>
          <text:p text:style-name="P351">A program with a hexadecimal load addresses of:</text:p>
          <text:list>
            <text:list-item>
              <text:p text:style-name="P351">$0401 (CBM PET)</text:p>
            </text:list-item>
            <text:list-item>
              <text:p text:style-name="P351">$0801 (The Commodore 64's BASIC 2.0)</text:p>
            </text:list-item>
            <text:list-item>
              <text:p text:style-name="P351">$C101</text:p>
            </text:list-item>
            <text:list-item>
              <text:p text:style-name="P351">$4001 (The Commodore 128's BASIC 7.0 (fixme))</text:p>
            </text:list-item>
          </text:list>
        </text:list-item>
      </text:list>
      <text:p text:style-name="Standard">  display the program just as if LISTed with that computer's respective version of BASIC.</text:p>
      <text:p text:style-name="Standard"/>
      <text:list xml:id="list225642539083824368" text:style-name="L19">
        <text:list-item>
          <text:p text:style-name="P283">You can also opt to display "control characters" such as clear/home, delete, or color codes in quotes in an expanded, easy-to-read format.</text:p>
        </text:list-item>
        <text:list-item>
          <text:p text:style-name="P283">A program with any other load address (or a BASIC "head" and machine language "tail") produces a "hex dump" like a machine language monitor would:</text:p>
        </text:list-item>
      </text:list>
      <text:h text:style-name="P271" text:outline-level="1"><text:span text:style-name="Commodore_20_text_20_-_20_ryan"/></text:h>
      <text:h text:style-name="P301" text:outline-level="1"><text:bookmark-start text:name="__RefHeading__13610_483017182"/><text:span text:style-name="Commodore_20_text_20_-_20_ryan">MMMM  HH HH HH HH HH HH HH HH  PPPPPPPP</text:span><text:bookmark-end text:name="__RefHeading__13610_483017182"/></text:h>
      <text:h text:style-name="P302" text:outline-level="1"><text:span text:style-name="Commodore_20_text_20_-_20_ryan"/></text:h>
      <text:h text:style-name="P302" text:outline-level="1"><text:bookmark-start text:name="__RefHeading__13612_483017182"/><text:span text:style-name="Commodore_20_text_20_-_20_ryan">MMMM</text:span>: Memory address<text:bookmark-end text:name="__RefHeading__13612_483017182"/></text:h>
      <text:p text:style-name="P109"><text:span text:style-name="Commodore_20_text_20_-_20_ryan">HH</text:span>: Hex value of each byte</text:p>
      <text:p text:style-name="P111"><text:span text:style-name="Commodore_20_text_20_-_20_ryan">PPPPPPPP</text:span>: PETSCII code of each byte</text:p>
      <text:p text:style-name="Standard"/>
      <text:p text:style-name="Addendum_20_Paragraph_20_-_20_ryan"><text:soft-page-break/><text:span text:style-name="Manual_20_Revision_20_-_20_ryan"><text:span text:style-name="T29">Discovered recently: This also works in 80 columns!</text:span></text:span></text:p>
      <text:list xml:id="list2824894958242970533" text:style-name="L20">
        <text:list-item>
          <text:p text:style-name="P284">As previously mentioned in the setup of the U/D system, credits can be charged for reading programs online by setting the variable <text:span text:style-name="Commodore_20_text_20_-_20_ryan"><text:span text:style-name="T119">yy%</text:span></text:span> to the number of credits you want subtracted per block read.</text:p>
        </text:list-item>
      </text:list>
      <text:p text:style-name="Standard"/>
      <text:p text:style-name="Standard">For users with maintenance access:</text:p>
      <text:p text:style-name="Standard">----------------------------------</text:p>
      <text:p text:style-name="Standard">U Unvalidate a file, taking back credit for the upload.</text:p>
      <text:p text:style-name="Standard">V Validate new uploads.</text:p>
      <text:p text:style-name="Standard">For the user who uploaded the file:</text:p>
      <text:p text:style-name="Standard">-----------------------------------</text:p>
      <text:p text:style-name="Standard">E Edit the file (computer it's for, and filename)</text:p>
      <text:p text:style-name="Standard">All commands selected here, including Download, return you to the same file in the listing you were on before selecting the command.</text:p>
      <text:p text:style-name="Standard">Hitting RETURN (or any key not listed/not applicable to the user) aborts the About function.</text:p>
      <text:h text:style-name="P263" text:outline-level="1"><text:bookmark-start text:name="__RefHeading__13614_483017182"/>SCANNING FILES<text:bookmark-end text:name="__RefHeading__13614_483017182"/></text:h>
      <text:h text:style-name="P263" text:outline-level="1"><text:bookmark-start text:name="__RefHeading__13616_483017182"/>S Scan files normally<text:bookmark-end text:name="__RefHeading__13616_483017182"/></text:h>
      <text:p text:style-name="Standard">This has been enhanced to use both 40- and 80-column screens.  A normal file scan will list files in this format:</text:p>
      <text:p text:style-name="Standard"/>
      <text:p text:style-name="P73"><text:span text:style-name="Commodore_20_text_20_-_20_ryan">### Bk’s  Dl’d  Name</text:span></text:p>
      <text:p text:style-name="P73"><text:span text:style-name="Commodore_20_text_20_-_20_ryan">----------------------------------------</text:span></text:p>
      <text:p text:style-name="P73"><text:span text:style-name="Commodore_20_text_20_-_20_ryan">001 [200] [001] “file.txt,s”</text:span></text:p>
      <text:p text:style-name="P73"><text:span text:style-name="Commodore_20_text_20_-_20_ryan">----------------------------------------</text:span></text:p>
      <text:p text:style-name="Standard"/>
      <text:p text:style-name="Standard">From left to right, the columns represent:</text:p>
      <text:p text:style-name="Standard"/>
      <text:h text:style-name="P263" text:outline-level="1"><text:bookmark-start text:name="__RefHeading__13618_483017182"/><text:span text:style-name="Commodore_20_text_20_-_20_ryan">001</text:span> The number of the listing in the directory<text:bookmark-end text:name="__RefHeading__13618_483017182"/></text:h>
      <text:p text:style-name="Standard"><text:span text:style-name="Commodore_20_text_20_-_20_ryan">[200]</text:span> The number of Commodore 254-byte blocks (or Kilobytes if using another computer type)</text:p>
      <text:p text:style-name="Standard"><text:span text:style-name="Commodore_20_text_20_-_20_ryan">[001]</text:span> The number of times the file has been downloaded</text:p>
      <text:p text:style-name="Standard"><text:span text:style-name="Commodore_20_text_20_-_20_ryan">"file.txt,s"</text:span> The filename and file type.  Unvalidated files have a <text:span text:style-name="Commodore_20_text_20_-_20_ryan">*</text:span> in front of the name, if the user is the uploader or subop.</text:p>
      <text:p text:style-name="Standard">After all files have been selected, the total estimated download time is displayed to the screen with a new prompt allowing you to:</text:p>
      <text:p text:style-name="Standard">[S]can selected files</text:p>
      <text:p text:style-name="Standard">[D]ownload selected files</text:p>
      <text:p text:style-name="Standard">[C]lear list and restart</text:p>
      <text:p text:style-name="Standard">[K]ill a file from the list</text:p>
      <text:p text:style-name="Standard">(All other user features are the same except having been moved into mini-plus files to make the system easily expandable.)</text:p>
      <text:p text:style-name="Standard">SS Sorted scan</text:p>
      <text:p text:style-name="Standard">The scanned files can be sorted by:</text:p>
      <text:p text:style-name="Standard">  * Size</text:p>
      <text:p text:style-name="Standard">  * Number of times downloaded</text:p>
      <text:p text:style-name="Standard">  * Alphabetically</text:p>
      <text:p text:style-name="Standard">DM Download Multiple Files</text:p>
      <text:p text:style-name="Standard">As with the D command above, this command now shows a <office:annotation><dc:creator>Ryan Sherwood</dc:creator><dc:date>2012-03-08T11:50:00</dc:date><text:p>fix</text:p></office:annotation>complete description of each file:</text:p>
      <text:h text:style-name="Heading_20_3" text:outline-level="3"><text:bookmark-start text:name="__RefHeading__13620_483017182"/><text:soft-page-break/>Sysop <office:annotation><dc:creator>Ryan Sherwood</dc:creator><dc:date>2012-03-08T11:49:00</dc:date><text:p>Only 2?</text:p></office:annotation>Commands<text:bookmark-end text:name="__RefHeading__13620_483017182"/></text:h>
      <text:h text:style-name="P263" text:outline-level="1"><text:bookmark-start text:name="__RefHeading__13622_483017182"/>UM Upload multiple files<text:bookmark-end text:name="__RefHeading__13622_483017182"/></text:h>
      <text:p text:style-name="Standard">With the Copier protocol loaded, the BBS gives you a directory of the designated drive of the current U/D board.  You are prompted to select either:</text:p>
      <text:p text:style-name="Standard">  [Y]es, [N]o or [A]bort</text:p>
      <text:p text:style-name="Standard">(This is similar to downloading multiple files in the U/X base.)</text:p>
      <text:p text:style-name="Standard">After all files have been selected, you are prompted:</text:p>
      <text:p text:style-name="Standard">"Manual or Auto descriptions?"</text:p>
      <text:p text:style-name="Standard">  * Auto descriptions:</text:p>
      <text:p text:style-name="Standard">Asks you for one description to add it to all files selected before writing the directory.</text:p>
      <text:p text:style-name="Standard">    * Manual:</text:p>
      <text:p text:style-name="Standard">  Asks for a description of each file selected.</text:p>
      <text:p text:style-name="Standard">Sysop commands are now active whenever the Copier is loaded as a protocol, not when local or psuedo-local modes are on.  In addition, if you are logged onto the BBS from console mode, you are forced to use the copier.  Anyone accessing the BBS as a sysop must turn on pseudo-local mode to use the copier with the PR command.</text:p>
      <text:p text:style-name="Standard">Vx, VN The Validate or Validate New commands allow you to validate all uploads to the current U/D library.</text:p>
      <text:p text:style-name="Standard">If the "no credit" option is active:</text:p>
      <text:p text:style-name="Standard">------------------------------------</text:p>
      <text:p text:style-name="Standard">(fixme: until validated?)</text:p>
      <text:p text:style-name="Standard">* You may type % to award a percentage of credits to the user for uploading the file.</text:p>
      <text:p text:style-name="Standard">* Otherwise, the full amount of credits is added to the uploader's account.</text:p>
      <text:p text:style-name="Standard">UM If the copier protocol is loaded, to Upload Multiple files you are prompted for a pattern.  (RETURN defaults to *).  You are prompted with each filename matching the pattern, and have the ability to reply:</text:p>
      <text:p text:style-name="Standard">[Y]es [N]o [S]tart or [A]bort the upload.</text:p>
      <text:p text:style-name="Standard">When all files have been selected, you are given a list of files selected, then an "Are You Sure?" prompt.</text:p>
      <text:p text:style-name="Standard">  * [Y]es continues with the multi-upload.</text:p>
      <text:p text:style-name="Standard">  * [N]o aborts.</text:p>
      <text:p text:style-name="Standard">DM<text:tab/>Just like the Upload Multiple command, you can also Download Multiple files from the current library to the destination drive of your choice.</text:p>
      <text:p text:style-name="Standard">AS<text:tab/>Users can apply for access as the subop of the current board if there is not currently one assigned.</text:p>
      <text:p text:style-name="Standard">AC<text:tab/>Any user with subop or remote maintenance access may add up to 500 credits to any user's account.</text:p>
      <text:p text:style-name="Standard">IDx<text:tab/>Displays user information just like a UL user list.  Posts, responses, uploads and downloads are shown to subops and SIGops.</text:p>
      <text:p text:style-name="Standard">A few notes:</text:p>
      <text:p text:style-name="Standard">* The current protocol is saved to the user's stats by using the variable UL (which was previously used for upper/lowercase flag—not needed but still supported in the user file).</text:p>
      <text:p text:style-name="Standard">* Any C-64 or C-128 user who currently has this flag set to 1 will have a default protocol of Xmodem.  Be sure to inform your users of this when you put the system up.  Once they change their protocol to Punter, it will remain Punter unless they change it.</text:p>
      <text:h text:style-name="P106" text:outline-level="1"><text:bookmark-start text:name="__RefHeading__13624_483017182"/><text:bookmark-start text:name="_Toc318927287"/>UD<text:tab/>Upload/Download System<text:bookmark-end text:name="__RefHeading__13624_483017182"/><text:bookmark-end text:name="_Toc318927287"/></text:h>
      <text:p text:style-name="Standard">This is the IMAGE BBS "file transfer base."  All users read the file <text:span text:style-name="T4">s.UD</text:span> when entering the U/D section, regardless of whether they are in "Expert Mode" or not.  (fixme: correct?)</text:p>
      <text:h text:style-name="Heading_20_2" text:outline-level="2"><text:bookmark-start text:name="__RefHeading__13626_483017182"/><text:bookmark-start text:name="_Toc318927288"/>Moving To Another Library<text:bookmark-end text:name="__RefHeading__13626_483017182"/><text:bookmark-end text:name="_Toc318927288"/></text:h>
      <text:h text:style-name="Heading_20_2" text:outline-level="2"/>
      <text:h text:style-name="Heading_20_2" text:outline-level="2"><text:bookmark-start text:name="__RefHeading__13628_483017182"/><text:bookmark-start text:name="_Toc318927289"/>Main <text:span text:style-name="T110">U/D p</text:span>rompt<text:bookmark-end text:name="__RefHeading__13628_483017182"/><text:bookmark-end text:name="_Toc318927289"/></text:h>
      <text:h text:style-name="P263" text:outline-level="1"><text:bookmark-start text:name="__RefHeading__13630_483017182"/>The user is shown the<text:bookmark-end text:name="__RefHeading__13630_483017182"/></text:h>
      <text:list xml:id="list194251104124528" text:continue-list="list194251447733583" text:style-name="WWNum21">
        <text:list-item>
          <text:p text:style-name="P351">Total number of files in the directory</text:p>
        </text:list-item>
        <text:list-item>
          <text:p text:style-name="P351">Number of new files uploaded since his last call</text:p>
        </text:list-item>
        <text:list-item>
          <text:p text:style-name="P351">Total number of credit points they have</text:p>
        </text:list-item>
        <text:list-item>
          <text:p text:style-name="P351">Current protocol in memory</text:p>
        </text:list-item>
        <text:list-item>
          <text:p text:style-name="P351">Blocks free if in local/pseudo-local mode (fixme?)</text:p>
        </text:list-item>
      </text:list>
      <text:p text:style-name="Standard">If they are the library's subop, they are informed of this.</text:p>
      <text:p text:style-name="Standard">If a move cannot be made, they are told the requested library number does not exist.</text:p>
      <text:p text:style-name="Standard">Typing N displays the name of the current library.</text:p>
      <text:p text:style-name="Standard">Libraries which a user can access are listed by typing L.</text:p>
      <text:h text:style-name="Heading_20_2" text:outline-level="2"><text:bookmark-start text:name="__RefHeading__13632_483017182"/><text:bookmark-start text:name="_Toc318927290"/>Changing <text:span text:style-name="T110">p</text:span>rotocols<text:bookmark-end text:name="__RefHeading__13632_483017182"/><text:bookmark-end text:name="_Toc318927290"/></text:h>
      <text:p text:style-name="Standard">New Punter, Slow Punter (for noisy telephone lines) and Xmodem-CRC/1K protocols are available for use with IMAGE BBS.  Commodore 64/128 and Amiga users default to Punter; all others use Xmodem.</text:p>
      <text:p text:style-name="Standard">[I have no idea what Starlink is, but I'm including this info anyway:]</text:p>
      <text:p text:style-name="Standard">"Slow Punter" has relaxed timing that works very well with Starlink. If your BBS is reachable by Starlink, people will be able to use the "Slow Punter" for file transfer, or you can use it to call boards using Starlink.</text:p>
      <text:p text:style-name="Standard">(NOTE: These protocols have been updated for IMAGE v1.2a, and are very efficient.  We think you'll be very happy with them.)</text:p>
      <text:h text:style-name="Heading_20_2" text:outline-level="2"><text:bookmark-start text:name="__RefHeading__13634_483017182"/><text:bookmark-start text:name="_Toc318927291"/>Single <text:span text:style-name="T110">f</text:span>ile <text:span text:style-name="T110">u</text:span>pload<text:bookmark-end text:name="__RefHeading__13634_483017182"/><text:bookmark-end text:name="_Toc318927291"/></text:h>
      <text:p text:style-name="Standard">Each library allows a maximum of 60 files.  The user is asked for information describing the file, which is saved along with their handle, ID number, and the current date and time.  They receive credit points at the ratio of whatever his access group or flag allows per block uploaded.</text:p>
      <text:p text:style-name="Standard"/>
      <text:p text:style-name="Standard">There is also an option to add a file comment, used to describe what the file is for.  Other users can view this comment, and add their own.</text:p>
      <text:h text:style-name="Heading_20_2" text:outline-level="2"><text:bookmark-start text:name="__RefHeading__13636_483017182"/><text:bookmark-start text:name="_Toc318927292"/>Multi File Upload<text:bookmark-end text:name="__RefHeading__13636_483017182"/><text:bookmark-end text:name="_Toc318927292"/></text:h>
      <text:p text:style-name="Standard">(The user must be using <text:span text:style-name="T97">the</text:span> Multi-Punter protocol.)  The BBS prompts:</text:p>
      <text:p text:style-name="Standard"/>
      <text:p text:style-name="P100"><text:span text:style-name="BBS_20_output_20_-_20_ryan">Go to multi-send mode!</text:span></text:p>
      <text:p text:style-name="Standard"/>
      <text:p text:style-name="Standard"><text:soft-page-break/>The BBS records filenames as they are received, entering them into the directory, along with the:</text:p>
      <text:list xml:id="list3064150301437926484" text:style-name="L21">
        <text:list-item>
          <text:p text:style-name="P285">Uploader's handle</text:p>
        </text:list-item>
        <text:list-item>
          <text:p text:style-name="P285">BBS ID number</text:p>
        </text:list-item>
        <text:list-item>
          <text:p text:style-name="P285">Current date and time</text:p>
        </text:list-item>
        <text:list-item>
          <text:p text:style-name="P285">A description which says "Multi-Upload" (fixme: wasn't this changed?)</text:p>
        </text:list-item>
      </text:list>
      <text:p text:style-name="Standard"/>
      <text:p text:style-name="Standard">Users may edit the entry to provide descriptions.  Credit is given just as with a single file upload.</text:p>
      <text:p text:style-name="Standard"/>
      <text:p text:style-name="Standard">(NOTE: Occasionally, noise on the phone line will cause multi-uploaded file titles to be corrupted.  While impossible to prevent, it is a rare occurrence, and should not cause much trouble.  You could just use the E option <text:span text:style-name="T97">afterward</text:span> to edit the filename.)</text:p>
      <text:h text:style-name="Heading_20_2" text:outline-level="2"><text:bookmark-start text:name="__RefHeading__13638_483017182"/><text:bookmark-start text:name="_Toc318927293"/>D, Dx Single File Download<text:bookmark-end text:name="__RefHeading__13638_483017182"/><text:bookmark-end text:name="_Toc318927293"/></text:h>
      <text:h text:style-name="P263" text:outline-level="1"><text:bookmark-start text:name="__RefHeading__13640_483017182"/>Type D followed by the file number, from the main U/D prompt<text:bookmark-end text:name="__RefHeading__13640_483017182"/></text:h>
      <text:p text:style-name="Standard">Type D at the "About" prompt.</text:p>
      <text:p text:style-name="Standard">Note that a user can download a file if:</text:p>
      <text:p text:style-name="Standard">The files downloaded that call are less than the number of files allowed per call, as dictated by their access group settings, unless the user's status includes unlimited downloads per call.</text:p>
      <text:p text:style-name="Standard">The time remaining is sufficient (to begin with; errors causing delays during transfers are ignored, since they can't be known in advance).</text:p>
      <text:p text:style-name="Standard">They must have at least as many credit points as the number of blocks that the file contains, unless their status includes unlimited downloads (in this case, no credits are subtracted for a download).</text:p>
      <text:h text:style-name="Heading_20_2" text:outline-level="2"><text:bookmark-start text:name="__RefHeading__13642_483017182"/><text:bookmark-start text:name="_Toc318927294"/>Multi File Downloads<text:bookmark-end text:name="__RefHeading__13642_483017182"/><text:bookmark-end text:name="_Toc318927294"/></text:h>
      <text:p text:style-name="Standard">The user is asked for a starting file number, then shown each file in the directory from that file number, and prompted</text:p>
      <text:p text:style-name="Standard"><text:span text:style-name="BBS_20_output_20_-_20_ryan"/></text:p>
      <text:p text:style-name="Standard"><text:span text:style-name="BBS_20_output_20_-_20_ryan">[Y]es [N]o [S]tart [A]bort</text:span></text:p>
      <text:p text:style-name="Standard"/>
      <text:p text:style-name="Standard">Each <text:span text:style-name="BBS_20_output_20_-_20_ryan">[Y]es</text:span> selection: the approximate download time is shown for their baud rate.  All the requirements to add the file to the download queue are the same as for downloading a single file.  If everything is okay, they can continue adding files until they reach the <office:annotation><dc:creator>Ryan Sherwood</dc:creator><dc:date>2012-03-07T16:23:00</dc:date><text:p>In directory?</text:p></office:annotation>maximum number of files, or choose <office:annotation><dc:creator>Ryan Sherwood</dc:creator><dc:date>2012-03-07T16:23:00</dc:date><text:p>Is there a limit?</text:p></office:annotation>as many files as they want to.</text:p>
      <text:p text:style-name="P73"/>
      <text:p text:style-name="Standard"><text:span text:style-name="BBS_20_output_20_-_20_ryan">[S]tart</text:span>: The BBS shows the list of files chosen, asking them to confirm the list. If they do so, they are given 20 seconds to go to receive mode, and the files will be transferred.</text:p>
      <text:p text:style-name="Standard"/>
      <text:p text:style-name="Standard">NOTE: Users can abort any file transfer in any mode and any protocol by sending <text:span text:style-name="keypress_20_-_20_ryan"><text:span text:style-name="T28">CTRL-X</text:span></text:span> three times: that is, holding down the <text:span text:style-name="keypress_20_-_20_ryan"><text:span text:style-name="T28">CONTROL</text:span></text:span> key and then typing the letter <text:span text:style-name="T4">X</text:span> three times.</text:p>
      <text:h text:style-name="Heading_20_2" text:outline-level="2"><text:bookmark-start text:name="__RefHeading__13644_483017182"/><text:bookmark-start text:name="_Toc318927295"/>Listing Files<text:bookmark-end text:name="__RefHeading__13644_483017182"/><text:bookmark-end text:name="_Toc318927295"/></text:h>
      <text:p text:style-name="Standard">Scanning the file directory shows:</text:p>
      <text:p text:style-name="Standard">The directory file number</text:p>
      <text:p text:style-name="Standard">Number of blocks (or kilobytes, blocks divided by four) depending on the user's computer type)</text:p>
      <text:p text:style-name="Standard">Number of times downloaded</text:p>
      <text:p text:style-name="Standard"><text:soft-page-break/>Filename and file type (PRG or SEQ)</text:p>
      <text:p text:style-name="Standard">Several scanning variations exist:</text:p>
      <text:p text:style-name="Standard">S, Sx ......... Scan titles from first entry, or starting from entry #x</text:p>
      <text:p text:style-name="Standard">SA ............ Scan titles uploaded after last call date (all libraries in current SIG)</text:p>
      <text:p text:style-name="Standard">SN ............ Scan titles uploaded after last call date (current library only)</text:p>
      <text:p text:style-name="Standard">SS ............ Scan titles sorted by:</text:p>
      <text:list xml:id="list7424674447892222465" text:style-name="WWNum22">
        <text:list-item>
          <text:p text:style-name="P352">Number of blocks</text:p>
        </text:list-item>
        <text:list-item>
          <text:p text:style-name="P352">Number of times downloaded</text:p>
        </text:list-item>
        <text:list-item>
          <text:p text:style-name="P352">Alphabetically</text:p>
        </text:list-item>
      </text:list>
      <text:p text:style-name="Standard">SU ............ Scan for unvalidated files</text:p>
      <text:p text:style-name="Standard">Spacebar or / aborts.</text:p>
      <text:h text:style-name="Heading_20_3" text:outline-level="3"><text:bookmark-start text:name="__RefHeading__13646_483017182"/><office:annotation><dc:creator>Ryan Sherwood</dc:creator><dc:date>2012-03-08T11:53:00</dc:date><text:p>duplicate, somewhere?</text:p></office:annotation><text:bookmark-start text:name="_Toc318927296"/>Other Commands<text:bookmark-end text:name="__RefHeading__13646_483017182"/><text:bookmark-end text:name="_Toc318927296"/></text:h>
      <text:p text:style-name="Standard">A, Ax ......... About first file, or file #x. This shows, in addition to information displayed by the "scan" command above:</text:p>
      <text:list xml:id="list3391337565303341898" text:style-name="WWNum23">
        <text:list-item>
          <text:p text:style-name="P353">The uploader's user ID and handle</text:p>
        </text:list-item>
        <text:list-item>
          <text:p text:style-name="P353">The date and time it was uploaded</text:p>
        </text:list-item>
        <text:list-item>
          <text:p text:style-name="P353">The date and time it was last downloaded</text:p>
        </text:list-item>
        <text:list-item>
          <text:p text:style-name="P353">The computer type it's meant for</text:p>
        </text:list-item>
        <text:list-item>
          <text:p text:style-name="P353">Comments about the file</text:p>
        </text:list-item>
      </text:list>
      <text:h text:style-name="Heading_20_2" text:outline-level="2"><text:bookmark-start text:name="__RefHeading__13648_483017182"/><text:bookmark-start text:name="_Toc318927297"/>Killing Files<text:bookmark-end text:name="__RefHeading__13648_483017182"/><text:bookmark-end text:name="_Toc318927297"/></text:h>
      <text:p text:style-name="Standard">A sysop, subop, or the user that uploaded the file may enter K followed by the file number to delete it from the file directory. They are also asked if the file should be scratched from the disk.</text:p>
      <text:p text:style-name="Standard"/>
      <text:p text:style-name="Standard">If they answer <text:span text:style-name="Commodore_20_text_20_-_20_ryan">No</text:span> to this prompt, an entry to the daily activity log titled <text:span text:style-name="T4">Kill:</text:span> plus the filename is made.  If a printer is online, the same notation is printed there also.  This shows a file on disk is not in the file directory.</text:p>
      <text:p text:style-name="Standard"/>
      <text:p text:style-name="Standard">When a file is killed, credit points are deducted equal to the number of points they were given when they uploaded the file.</text:p>
      <text:h text:style-name="Heading_20_2" text:outline-level="2"><text:bookmark-start text:name="__RefHeading__13650_483017182"/><text:bookmark-start text:name="_Toc318927298"/>Editing Files<text:bookmark-end text:name="__RefHeading__13650_483017182"/><text:bookmark-end text:name="_Toc318927298"/></text:h>
      <text:p text:style-name="Standard">A sysop, subop, or the user who uploaded the file may type E followed by the file number to change information about it.</text:p>
      <text:p text:style-name="Standard">(fixme)</text:p>
      <text:h text:style-name="Heading_20_2" text:outline-level="2"><text:bookmark-start text:name="__RefHeading__13652_483017182"/><text:bookmark-start text:name="_Toc318927299"/>Reading a File<text:bookmark-end text:name="__RefHeading__13652_483017182"/><text:bookmark-end text:name="_Toc318927299"/></text:h>
      <text:p text:style-name="Standard">A user may enter R followed by the number of the file to display a SEQ or PRG file.  They may also select R when doing an "About" on a file.</text:p>
      <text:p text:style-name="Standard">(fixme: dupe)</text:p>
      <text:h text:style-name="Heading_20_2" text:outline-level="2"><text:bookmark-start text:name="__RefHeading__13654_483017182"/><text:bookmark-start text:name="_Toc318927300"/>Validating Files<text:bookmark-end text:name="__RefHeading__13654_483017182"/><text:bookmark-end text:name="_Toc318927300"/></text:h>
      <text:p text:style-name="Standard">Sysops, subops, and the user who uploaded the file can "see" all unvalidated (ie, not downloaded and/or tested) files.  When downloaded and verified to be working files, they are validated, available for other users to download and add comments to. In the process of downloading a file to validate, subops:</text:p>
      <text:list xml:id="list5843837391559204588" text:style-name="WWNum24">
        <text:list-item>
          <text:p text:style-name="P354"><text:soft-page-break/>Will not have credit deducted</text:p>
        </text:list-item>
        <text:list-item>
          <text:p text:style-name="P354">The download does not count against the number of downloads per day (if not unlimited)</text:p>
        </text:list-item>
        <text:list-item>
          <text:p text:style-name="P354">The time remaining is not checked when subops download in their own libraries.</text:p>
        </text:list-item>
      </text:list>
      <text:p text:style-name="Standard">Subops or sysops validate files by typing:</text:p>
      <text:list xml:id="list1149505045305755913" text:style-name="WWNum25">
        <text:list-item>
          <text:p text:style-name="P355">V, Vx to validate either the first unvalidated file (or file #x)</text:p>
        </text:list-item>
        <text:list-item>
          <text:p text:style-name="P355">VN to validate new files since their last call</text:p>
        </text:list-item>
        <text:list-item>
          <text:p text:style-name="P355">VA to validate all files in the library</text:p>
        </text:list-item>
      </text:list>
      <text:p text:style-name="Standard">Unvalidated files will have a leading asterisk in the filename, and show zero for times downloaded:</text:p>
      <text:p text:style-name="Standard"/>
      <text:p text:style-name="P73">### Bk’s  Dl’d  Name</text:p>
      <text:p text:style-name="P73">----------------------------------------</text:p>
      <text:p text:style-name="P73">001 [200] [000] *"file,s"</text:p>
      <text:p text:style-name="P73">----------------------------------------</text:p>
      <text:p text:style-name="Standard"/>
      <text:p text:style-name="Standard">When a file is validated, the number of downloads changes to one.</text:p>
      <text:p text:style-name="Standard">A user who uploaded a file that is not yet validated has full access to read or download it, but will <text:span text:style-name="T8">not</text:span> have the power to validate it (unless they happen to be the library's subop).</text:p>
      <text:h text:style-name="Heading_20_2" text:outline-level="2"><text:bookmark-start text:name="__RefHeading__13656_483017182"/><text:bookmark-start text:name="_Toc318927301"/>Dx<text:tab/>Copying Files<text:bookmark-end text:name="__RefHeading__13656_483017182"/><text:bookmark-end text:name="_Toc318927301"/></text:h>
      <text:p text:style-name="Standard">If a user is in true local mode (from the console), when they enter the U/D subsystem, the "copier" protocol is loaded.  To copy a file, type Dx (where x is the file number).  The BBS tells them the approximate copy time, allowing a filename change, or to be copied to a different device/drive.</text:p>
      <text:p text:style-name="Standard">If no destination device is specified, it defaults to one number higher than the source device.  (NOTE: Any device may be the target device, but this function will ONLY copy files to drive #0.)</text:p>
      <text:h text:style-name="Heading_20_2" text:outline-level="2"><text:bookmark-start text:name="__RefHeading__13658_483017182"/><text:bookmark-start text:name="_Toc318927302"/>Mx<text:tab/>Moving Files<text:bookmark-end text:name="__RefHeading__13658_483017182"/><text:bookmark-end text:name="_Toc318927302"/></text:h>
      <text:p text:style-name="Standard">If a user is in local or pseudo-local mode, type M and the file number.  They are prompted for the new directory to move the file to.</text:p>
      <text:p text:style-name="Standard">  * L lists all available boards.</text:p>
      <text:p text:style-name="Standard">  * If the directory is to a different device/drive, the file is copied to that device/drive, otherwise only the directory entry is moved.</text:p>
      <text:p text:style-name="Standard">  * If the file is moved, an option is given to scratch the file from its source device/drive after the move is completed.</text:p>
      <text:h text:style-name="P106" text:outline-level="1"><text:bookmark-start text:name="__RefHeading__13660_483017182"/><text:bookmark-start text:name="_Toc318927303"/>UX<text:tab/>Full Disk Exchange<text:bookmark-end text:name="__RefHeading__13660_483017182"/><text:bookmark-end text:name="_Toc318927303"/></text:h>
      <text:p text:style-name="Standard">Full disk exchange operates very similarly to the U/D section, except files are not placed in directories, but directly read from the device itself (a floppy drive, for example).</text:p>
      <text:p text:style-name="Standard">UX is sub-divided into libraries just as UD is.  Each can have its own subop, entry file, access and configuration.  Multi upload and download functions the same as in the UD section.</text:p>
      <text:p text:style-name="Standard">Users may enter <text:span text:style-name="T4">UX</text:span> at most prompts to enter the full disk exchange area.</text:p>
      <text:p text:style-name="Standard">The file <text:span text:style-name="T4">s.UX</text:span> will be read regardless of Expert Mode status. (fixme: correct?)</text:p>
      <text:h text:style-name="Heading_20_2" text:outline-level="2"><text:bookmark-start text:name="__RefHeading__13662_483017182"/><text:bookmark-start text:name="_Toc318927304"/>$, S<text:tab/>Listing Files<text:bookmark-end text:name="__RefHeading__13662_483017182"/><text:bookmark-end text:name="_Toc318927304"/></text:h>
      <text:p text:style-name="Standard">A listing of files may be obtained by entering $ or S. The user is prompted for a pattern (if none is given, the default is <text:span text:style-name="T4">*</text:span> for all files).</text:p>
      <text:h text:style-name="Heading_20_2" text:outline-level="2"><text:bookmark-start text:name="__RefHeading__13664_483017182"/><text:bookmark-start text:name="_Toc318927305"/>Free UD/UX Library<text:bookmark-end text:name="__RefHeading__13664_483017182"/><text:bookmark-end text:name="_Toc318927305"/></text:h>
      <text:p text:style-name="Standard">While defining libraries using the <text:span text:style-name="T4">+.reledit</text:span> program, you may specify any of your libraries in the U/D or U/X to be FREE libraries; that is, no credit is deducted from the user when he downloads from these areas.  To specify a FREE board, use the <text:span text:style-name="T4">+.reledit</text:span> program or the Z command for local maintenance.</text:p>
      <text:p text:style-name="Standard">In a FREE download board, the number of files per call and credit points are not checked prior to starting a download.</text:p>
      <text:h text:style-name="P106" text:outline-level="1"><text:bookmark-start text:name="__RefHeading__13666_483017182"/><text:bookmark-start text:name="_Toc318927306"/>EM<text:tab/>Electronic Mail Subsystem<text:bookmark-end text:name="__RefHeading__13666_483017182"/><text:bookmark-end text:name="_Toc318927306"/></text:h>
      <text:p text:style-name="Text_20_body">This is IMAGE BBS's private mail section.  If a user has access to this section, on logon they will be informed if they have mail waiting, and given the option to enter the e-mail subsystem at this time.  Upon entering the mail system, they are told how many messages they have waiting.</text:p>
      <text:p text:style-name="Text_20_body">A user may also enter the e-mail subsystem by entering <text:span text:style-name="Commodore_20_text_20_-_20_ryan">EM</text:span> at any major prompt.  The prompt for this section is "E-Mail: ".</text:p>
      <text:p text:style-name="Standard">L, Lx<text:tab/>Listing E-mail</text:p>
      <text:p text:style-name="Standard">To obtain a list of the e-mail a user has waiting in the order they were received, type L (or L followed by a number to begin listing at a specific message) at the "E-Mail: " prompt.  This lists all messages, reporting</text:p>
      <text:list xml:id="list194252499599955" text:continue-numbering="true" text:style-name="WWNum25">
        <text:list-item>
          <text:p text:style-name="P355">Handle of the sender</text:p>
        </text:list-item>
        <text:list-item>
          <text:p text:style-name="P355">Date and time it was sent</text:p>
        </text:list-item>
        <text:list-item>
          <text:p text:style-name="P355">Message subject</text:p>
        </text:list-item>
      </text:list>
      <text:p text:style-name="Standard"/>
      <text:h text:style-name="P263" text:outline-level="1"><text:bookmark-start text:name="__RefHeading__13668_483017182"/>Rx READING E-MAIL<text:bookmark-end text:name="__RefHeading__13668_483017182"/></text:h>
      <text:p text:style-name="Standard">Press RETURN to begin reading (or read the next message in a series).</text:p>
      <text:p text:style-name="Standard">Once the last message is read, they are told "No more mail."</text:p>
      <text:p text:style-name="Standard">To read a specific message, type R and that message's number.</text:p>
      <text:p text:style-name="Standard">To read all messages, type A.  All messages are displayed in succession.</text:p>
      <text:p text:style-name="Standard">Typing N reads any new messages since their last call.</text:p>
      <text:p text:style-name="Standard"/>
      <text:h text:style-name="P263" text:outline-level="1"><text:bookmark-start text:name="__RefHeading__13670_483017182"/>RESPONDING TO A MESSAGE<text:bookmark-end text:name="__RefHeading__13670_483017182"/></text:h>
      <text:p text:style-name="Standard">This replies privately to the user who sent the message being read. After reading a message, the user is presented with several options:</text:p>
      <text:p text:style-name="Standard">"Reply to &lt;sender's handle&gt;: "</text:p>
      <text:p text:style-name="Standard">  * [Y]es:</text:p>
      <text:p text:style-name="Standard">    This replies to the author.</text:p>
      <text:p text:style-name="Standard">(fixme)</text:p>
      <text:p text:style-name="Standard">To respond to a specific message from the list of messages received, a user may type R followed by the number of the message to respond to.</text:p>
      <text:h text:style-name="P263" text:outline-level="1"/>
      <text:h text:style-name="P263" text:outline-level="1"><text:bookmark-start text:name="__RefHeading__13672_483017182"/>S SENDING PRIVATE E-MAIL<text:bookmark-end text:name="__RefHeading__13672_483017182"/></text:h>
      <text:p text:style-name="Standard">The BBS prompts for the handle or user ID number who will receive this message.  If the ID number is entered, the user log is searched, and the handle (if found) is shown.  The sender confirms this is the</text:p>
      <text:p text:style-name="Standard">user they intended to send the message to, and are placed in the BBS text editor.</text:p>
      <text:h text:style-name="P263" text:outline-level="1"/>
      <text:h text:style-name="P263" text:outline-level="1"><text:bookmark-start text:name="__RefHeading__13674_483017182"/>D DELETING E-MAIL FILES<text:bookmark-end text:name="__RefHeading__13674_483017182"/></text:h>
      <text:p text:style-name="Standard">(This option also appears when they leave the e-mail subsystem, if there are messages left in their mailbox.  This encourages users to keep their mailboxes tidy and not use un-necessary disk space.)</text:p>
      <text:p text:style-name="Standard">When a user deletes their e-mail, they get the following prompt:</text:p>
      <text:p text:style-name="Standard">  Delete [A]ll, [S]ome or [N]one of your mail?</text:p>
      <text:p text:style-name="Standard">  * [A]ll</text:p>
      <text:p text:style-name="Standard">Deletes every message held in their mailbox, after confirming an "Are you sure" prompt with [Y]es.</text:p>
      <text:p text:style-name="Standard">  * [N]one</text:p>
      <text:p text:style-name="Standard"><text:soft-page-break/>Keeps every message held in their mailbox.</text:p>
      <text:p text:style-name="Standard">  * [S]ome</text:p>
      <text:p text:style-name="Standard">Goes through all messages in the user's mailbox, prompting them:</text:p>
      <text:p text:style-name="Standard">  [D]elete, [K]eep, [R]ead, [F]ile away:</text:p>
      <text:p text:style-name="Standard">  * [D]elete Exactly as described above.</text:p>
      <text:p text:style-name="Standard">  * [K]eep Holds the message in the user's mailbox.</text:p>
      <text:p text:style-name="Standard">  * [R]ead Views the message to help decide whether they wish to keep or delete it.</text:p>
      <text:p text:style-name="Standard">  * [F]ile away Removes the message from the user's mailbox, but places it in a separate file <office:annotation><dc:creator>Ryan Sherwood</dc:creator><dc:date>2012-03-07T16:23:00</dc:date><text:p>Correct?</text:p></office:annotation>on the e-mail disk.  These stored messages can be later accessed with the <text:span text:style-name="T4">FR</text:span> (File Retrieval) command at the e-mail prompt.</text:p>
      <text:h text:style-name="Heading_20_2" text:outline-level="2"><text:bookmark-start text:name="__RefHeading__13676_483017182"/><text:bookmark-start text:name="_Toc318927307"/>FR<text:tab/>Personal File Storage<text:bookmark-end text:name="__RefHeading__13676_483017182"/><text:bookmark-end text:name="_Toc318927307"/></text:h>
      <text:p text:style-name="Standard">Using this command, users can</text:p>
      <text:list xml:id="list194252494114491" text:continue-numbering="true" text:style-name="WWNum25">
        <text:list-item>
          <text:p text:style-name="P355">Read previously "filed away" e-mail messages</text:p>
        </text:list-item>
        <text:list-item>
          <text:p text:style-name="P355">Get a directory of their personal e-mail files with $</text:p>
        </text:list-item>
        <text:list-item>
          <text:p text:style-name="P355">(fixme) is there a delete option?</text:p>
        </text:list-item>
      </text:list>
      <text:h text:style-name="P263" text:outline-level="1"/>
      <text:h text:style-name="P263" text:outline-level="1"><text:bookmark-start text:name="__RefHeading__13678_483017182"/>V<text:tab/>Verifying E-Mail<text:bookmark-end text:name="__RefHeading__13678_483017182"/></text:h>
      <text:p text:style-name="Standard">Type V (and the user's handle when prompted) to see how many e-mail messages they have, and how many are from you.</text:p>
      <text:h text:style-name="P263" text:outline-level="1"/>
      <text:h text:style-name="P263" text:outline-level="1"><text:bookmark-start text:name="__RefHeading__13680_483017182"/>VE<text:tab/>Editing E-Mail<text:bookmark-end text:name="__RefHeading__13680_483017182"/></text:h>
      <text:p text:style-name="Standard">Type VE (and the user's handle when prompted) to edit any e-mail you have already sent to that user. </text:p>
      <text:h text:style-name="P263" text:outline-level="1"/>
      <text:h text:style-name="P263" text:outline-level="1"><text:bookmark-start text:name="__RefHeading__13682_483017182"/>FM<text:tab/>Forced E-Mail<text:bookmark-end text:name="__RefHeading__13682_483017182"/></text:h>
      <text:p text:style-name="Standard">A user with remote maintenance access may send "forced e-mail," that is, e-mail which is displayed to a user when they log on to the BBS.  It is unabortable, and cannot be deleted by the user.</text:p>
      <text:p text:style-name="Standard">The user creating this e-mail is asked whether they want to create or remove a "forced e-mail" file, and prompted for the user's handle the forced e-mail is for.</text:p>
      <text:p text:style-name="Standard">When reading a forced e-mail file, if either of the last two lines contain the single word</text:p>
      <text:p text:style-name="Standard">ERASE<text:tab/>the forced e-mail file is erased.</text:p>
      <text:p text:style-name="Standard">OFF<text:tab/>the user is logged off immediately after reading the forced e-mail.</text:p>
      <text:p text:style-name="Standard">Note that ERASE and/or OFF must both be entered with all capital letters.</text:p>
      <text:h text:style-name="Heading_20_2" text:outline-level="2"><text:bookmark-start text:name="__RefHeading__13684_483017182"/><text:bookmark-start text:name="_Toc318927308"/>Q<text:tab/>Leaving the E-Mail Subsystem<text:bookmark-end text:name="__RefHeading__13684_483017182"/><text:bookmark-end text:name="_Toc318927308"/></text:h>
      <text:p text:style-name="Standard">Type Q or a command that takes you to any other subsystem.</text:p>
      <text:p text:style-name="Standard">If the user has any messages left in their e-mail inbox, they are prompted whether they want to delete them.</text:p>
      <text:h text:style-name="P106" text:outline-level="1"><text:bookmark-start text:name="__RefHeading__13686_483017182"/><text:bookmark-start text:name="_Toc318927309"/>News Files Subsystem<text:bookmark-end text:name="__RefHeading__13686_483017182"/><text:bookmark-end text:name="_Toc318927309"/></text:h>
      <text:p text:style-name="Standard">The news files are structurally different from the other file areas of the BBS—such as Movie Files or Program Files—and for that reason they are covered separately here.</text:p>
      <text:p text:style-name="Standard"/>
      <text:p text:style-name="Standard">Typing <text:span text:style-name="T5">NF</text:span> at most prompts takes you to the News File library. Here, users can re-read BBS news files they see at login, and you can write new ones.</text:p>
      <text:p text:style-name="Standard"/>
      <text:p text:style-name="Standard">If you have "File Maint Access" you will be placed in <text:span text:style-name="T5">News-Maint:</text:span> Otherwise, the prompt users see is </text:p>
      <text:p text:style-name="Standard">News:</text:p>
      <text:h text:style-name="Heading_20_2" text:outline-level="2"><text:bookmark-start text:name="__RefHeading__13688_483017182"/><text:bookmark-start text:name="_Toc318927310"/>A<text:tab/>Adding a News Item<text:bookmark-end text:name="__RefHeading__13688_483017182"/><text:bookmark-end text:name="_Toc318927310"/></text:h>
      <text:p text:style-name="Standard">To add a file to a directory, you are asked for the title.  This is what the user will see when they list news items; it also names the file on disk where the news text is stored.</text:p>
      <text:p text:style-name="Standard"/>
      <text:p text:style-name="Standard">If the filename begins with a <text:span text:style-name="T4">$</text:span> (dollar sign), it becomes a "repeating" news file, shown to users each time they log on to the BBS.</text:p>
      <text:p text:style-name="Standard"/>
      <text:p text:style-name="Standard">All News files are non-abortable the first time they are shown to a user.</text:p>
      <text:h text:style-name="Heading_20_2" text:outline-level="2"><text:bookmark-start text:name="__RefHeading__13690_483017182"/><text:bookmark-start text:name="_Toc318927311"/>Reading News<text:bookmark-end text:name="__RefHeading__13690_483017182"/><text:bookmark-end text:name="_Toc318927311"/></text:h>
      <text:h text:style-name="P263" text:outline-level="1"><text:bookmark-start text:name="__RefHeading__13692_483017182"/>Type the number of a news file (see List) to read that item.<text:bookmark-end text:name="__RefHeading__13692_483017182"/></text:h>
      <text:h text:style-name="Heading_20_2" text:outline-level="2"><text:bookmark-start text:name="__RefHeading__13694_483017182"/><text:bookmark-start text:name="_Toc318927312"/>Kx<text:tab/>Killing a News File<text:bookmark-end text:name="__RefHeading__13694_483017182"/><text:bookmark-end text:name="_Toc318927312"/></text:h>
      <text:p text:style-name="Standard">A maintenance operation, type <text:span text:style-name="T4">K</text:span> followed by the number of the news file you wish to kill.  (fixme: confirmation?)</text:p>
      <text:p text:style-name="Standard"><text:span text:style-name="T19">Ex</text:span> EDITING A FILE</text:p>
      <text:p text:style-name="Standard">If you have maintenance access, type E followed by the number of the entry to edit.  You may then change the information you entered using A: (fixme: news file name, whether it's a repeating news item) and the file will be loaded into the editor for editing. When the file is re-saved, you are given the opportunity to update the date of the file so it again appears as a new file.</text:p>
      <text:p text:style-name="Standard"/>
      <text:p text:style-name="Standard"><text:span text:style-name="T19">Lx</text:span> LISTING NEWS FILES</text:p>
      <text:p text:style-name="Standard">Type L or Lx (x is the starting number to list from) at the prompt to list all news files available to that access level.  Each is given a number, and if you have News-Maint access, you can also see access information for that file.</text:p>
      <text:p text:style-name="Standard"/>
      <text:h text:style-name="P263" text:outline-level="1"><text:bookmark-start text:name="__RefHeading__13696_483017182"/><text:span text:style-name="T19">Q</text:span> LEAVING<text:bookmark-end text:name="__RefHeading__13696_483017182"/></text:h>
      <text:p text:style-name="Standard">Entering Q will return a user to the main command level.  A user may also go to any other section of the board by entering the appropriate command. </text:p>
      <text:h text:style-name="P106" text:outline-level="1"><text:bookmark-start text:name="__RefHeading__13698_483017182"/><text:bookmark-start text:name="_Toc318927313"/>The File Libraries (Movie, Plus, RLE, Text)<text:bookmark-end text:name="__RefHeading__13698_483017182"/><text:bookmark-end text:name="_Toc318927313"/></text:h>
      <text:p text:style-name="Standard">There are three sections of the IMAGE BBS that provide very different functions but the sections themselves are functionally identical.  They use the same routines and all of the same commands.</text:p>
      <text:h text:style-name="Heading_20_2" text:outline-level="2"><text:bookmark-start text:name="__RefHeading__13700_483017182"/>Explanation of Subsystems<text:bookmark-end text:name="__RefHeading__13700_483017182"/></text:h>
      <text:p text:style-name="Standard">There are four separate types of files handled by the same program:</text:p>
      <text:list xml:id="list194251914596542" text:continue-numbering="true" text:style-name="WWNum25">
        <text:list-item>
          <text:p text:style-name="P355">Movie files Files containing cursor movement, color, and uppercase/graphics characters, displayed if the user is in Commodore C/G mode).</text:p>
        </text:list-item>
        <text:list-item>
          <text:p text:style-name="P355">Plus files Sysops can add games or BBS utilities in this section.</text:p>
        </text:list-item>
        <text:list-item>
          <text:p text:style-name="P355">Text files Plain Commodore PETSCII or ASCII text files.</text:p>
        </text:list-item>
        <text:list-item>
          <text:p text:style-name="P355">RLE files Short for "Run-Length Encoded," this is a black-and-white high-resolution file format which requires certain telecommunications or viewer programs.  Graphics data is represented by ASCII text. Control sequences begin and end the file, telling the terminal or viewer to switch into or out of high-resolution modes.</text:p>
        </text:list-item>
      </text:list>
      <text:p text:style-name="Standard"/>
      <text:p text:style-name="Standard">We describe the Movie File Library here, but the same principles apply to other libraries.</text:p>
      <text:h text:style-name="Heading_20_2" text:outline-level="2"><text:bookmark-start text:name="__RefHeading__13702_483017182"/>MF Movie File Library<text:bookmark-end text:name="__RefHeading__13702_483017182"/></text:h>
      <text:p text:style-name="Standard">Type this at any prompt to enter the Movie-File library.</text:p>
      <text:p text:style-name="Standard">If you have "File Maint Access," you are placed in "Movie-Maint 1".</text:p>
      <text:p text:style-name="Standard">Since the Movie File libraries may have sub-directories and sub-directories under those sub-directories, the number following the prompt refers to the directory level you are at.  When you first enter the Movie Files section, you are placed in directory level 1.</text:p>
      <text:h text:style-name="Heading_20_2" text:outline-level="2"><text:bookmark-start text:name="__RefHeading__13704_483017182"/>Adding Sub-Directories<text:bookmark-end text:name="__RefHeading__13704_483017182"/></text:h>
      <text:p text:style-name="Standard">To add a sub-directory, you must have Movie-File Maint access.  Select A at the "Movie-Maint" prompt.</text:p>
      <text:p text:style-name="Standard">  * You are asked for the Title.</text:p>
      <text:p text:style-name="Standard">This is the title the user sees when listing the directory.  It has no relation to the actual filename about to be created.</text:p>
      <text:p text:style-name="Standard">  * Next, you are asked for the filename.</text:p>
      <text:p text:style-name="Standard">o To create a directory, type "d." followed by the sub-directory filename you want to have on the Directory disk.</text:p>
      <text:p text:style-name="Standard">     For example, if you enter "d.movies", the BBS adds "m." to the name, and the sub-directory is saved as "d.m.movies".</text:p>
      <text:p text:style-name="Standard">   The letter added depends on the subsystem used:</text:p>
      <text:p text:style-name="Standard">   m. movie files</text:p>
      <text:p text:style-name="Standard">   p. plus files</text:p>
      <text:p text:style-name="Standard">   r. RLE files</text:p>
      <text:p text:style-name="Standard">   t. text files</text:p>
      <text:list xml:id="list194251407362955" text:continue-numbering="true" text:style-name="WWNum25">
        <text:list-item>
          <text:p text:style-name="P355">Next, enter the access level(s) which see that sub-directory when listing the files available.  Access is determined in the usual way; either from the chart shown earlier, or by typing "?" and answering Y or N for each group.</text:p>
        </text:list-item>
        <text:list-item>
          <text:p text:style-name="P355">Finally, you are asked for how many credits to charge users to enter this sub-directory.  You can charge credits for:</text:p>
          <text:list>
            <text:list-item>
              <text:p text:style-name="P355">entering the sub-directory, but make accessing the files free</text:p>
            </text:list-item>
            <text:list-item>
              <text:p text:style-name="P355">viewing the files within, but not entering the directory itself</text:p>
            </text:list-item>
            <text:list-item>
              <text:p text:style-name="P355"><text:soft-page-break/>both entering the sub-directory and viewing the files within</text:p>
            </text:list-item>
          </text:list>
        </text:list-item>
      </text:list>
      <text:p text:style-name="Standard"/>
      <text:p text:style-name="Standard">Or you need charge nothing if you wish.  It's up to you! The credits charged here are put into the <office:annotation><dc:creator>Ryan Sherwood</dc:creator><dc:date>2012-03-08T11:59:00</dc:date><text:p>Add this to disk and docs</text:p></office:annotation>BBS-wide credit pool.  Refer to section ... to learn how to set that up.</text:p>
      <text:h text:style-name="Heading_20_3" text:outline-level="3"><text:bookmark-start text:name="__RefHeading__13706_483017182"/>Adding a File<text:bookmark-end text:name="__RefHeading__13706_483017182"/></text:h>
      <text:p text:style-name="Standard">To add a file to a directory or sub-directory, enter the directory or sub- directory where you wish to add the file, type A at the prompt.</text:p>
      <text:p text:style-name="Standard">Here is a discussion of the following prompts:</text:p>
      <text:p text:style-name="Standard">  * Title: As above.  Again, this is just what the user sees, and has no relation to the actual filename viewed when the item is selected.</text:p>
      <text:p text:style-name="Standard">  * Filename: Type the filename as it appears on disk.  (In the PlusFile area, there is no need to type the leading "+.", the program adds that automatically.)</text:p>
      <text:p text:style-name="Standard">  * Device: Type the device number where the item can be found.</text:p>
      <text:p text:style-name="Standard">  * Drive: Type the drive number where the file can be found.</text:p>
      <text:p text:style-name="Standard">If you do not have a dual drive (or the file is not on a dual drive), just press RETURN.</text:p>
      <text:p text:style-name="Standard">  * Access: Type the access level you will allow to view this file.  (Remember, you can enter a ? at the access   prompt to let the BBS help calculate it.)</text:p>
      <text:p text:style-name="Standard">  * Credits: Type the number of credits (if any) you will charge users for viewing this file.</text:p>
      <text:h text:style-name="Heading_20_2" text:outline-level="2"><text:bookmark-start text:name="__RefHeading__13708_483017182"/>x<text:tab/>Entering a Sub-Directory/Running a File<text:bookmark-end text:name="__RefHeading__13708_483017182"/></text:h>
      <text:p text:style-name="Standard">Type the number (see LIST) of a file to read/run it, or sub-directory to enter it.</text:p>
      <text:p text:style-name="Standard">If you wish to go back one level when in a sub-directory (for example: you are at "Movie-Maint 2" and wish to return to "Movie-Maint 1"), type B or "&lt;" at the prompt.</text:p>
      <text:p text:style-name="Standard">Type M to return you to "Movie-Maint 1" (the Main Directory) from any sub-directory level.</text:p>
      <text:p text:style-name="Standard"/>
      <text:h text:style-name="Heading_20_2" text:outline-level="2"><text:bookmark-start text:name="__RefHeading__13710_483017182"/>Kx<text:tab/>Killing a File/Sub-Directory<text:bookmark-end text:name="__RefHeading__13710_483017182"/></text:h>
      <text:p text:style-name="Standard">A maintenance only operation, type K followed by the number of the file or sub-directory you wish to kill.  You will also have the option of scratching the file referenced by the directory entry off the disk.  Killing a sub-directory is not possible if there are files present in that directory.</text:p>
      <text:p text:style-name="Standard"/>
      <text:h text:style-name="Heading_20_2" text:outline-level="2"><text:bookmark-start text:name="__RefHeading__13712_483017182"/>Ex<text:tab/>Editing a File/Sub-Directory<text:bookmark-end text:name="__RefHeading__13712_483017182"/></text:h>
      <text:p text:style-name="Standard">If you are have Movie-Maint access, type E and the number of the entry to edit.  You can change any of the information you entered originally.</text:p>
      <text:h text:style-name="P263" text:outline-level="1"/>
      <text:h text:style-name="Heading_20_2" text:outline-level="2"><text:bookmark-start text:name="__RefHeading__13714_483017182"/>L<text:tab/>List<text:bookmark-end text:name="__RefHeading__13714_483017182"/></text:h>
      <text:p text:style-name="Standard">Typing L lists all files and/or sub-directories available at that level.  Each is listed by number.  If you have "File-Maint" access, you can see the filename, access, credit, device and drive information for that file or sub-directory.</text:p>
      <text:h text:style-name="P263" text:outline-level="1"/>
      <text:h text:style-name="Heading_20_2" text:outline-level="2"><text:bookmark-start text:name="__RefHeading__13716_483017182"/>QL<text:tab/>QuickList<text:bookmark-end text:name="__RefHeading__13716_483017182"/></text:h>
      <text:p text:style-name="Standard">This lists the items in the directory like List does, <office:annotation><dc:creator>Ryan Sherwood</dc:creator><dc:date>2012-03-08T12:07:00</dc:date><text:p>Forget what</text:p></office:annotation>but </text:p>
      <text:h text:style-name="P263" text:outline-level="1"><text:soft-page-break/></text:h>
      <text:h text:style-name="Heading_20_2" text:outline-level="2"><text:bookmark-start text:name="__RefHeading__13718_483017182"/>Q<text:tab/>Leaving<text:bookmark-end text:name="__RefHeading__13718_483017182"/></text:h>
      <text:p text:style-name="Standard">To leave the file areas, Q takes users to the main command level, or type a command taking you to any other area of the BBS.</text:p>
      <text:p text:style-name="P303"/>
      <text:h text:style-name="P222" text:outline-level="1"><text:bookmark-start text:name="__RefHeading__13720_483017182"/><text:bookmark-start text:name="_Toc318927314"/>BB<text:tab/>BBS Database Subsystem<text:bookmark-end text:name="__RefHeading__13720_483017182"/><text:bookmark-end text:name="_Toc318927314"/></text:h>
      <text:p text:style-name="Standard">This takes users to a bulletin board listing program that allows users to add, list, or delete the numbers for other bulletin board systems.</text:p>
      <text:p text:style-name="Standard"/>
      <text:p text:style-name="Standard">When first entering the system they are presented with a menu of options and arrive at the BBS database prompt <text:span text:style-name="BBS_20_output_20_-_20_ryan">dBASE:</text:span></text:p>
      <text:h text:style-name="Heading_20_2" text:outline-level="2"><text:bookmark-start text:name="__RefHeading__13722_483017182"/><text:bookmark-start text:name="_Toc318927315"/>Commands<text:bookmark-end text:name="__RefHeading__13722_483017182"/><text:bookmark-end text:name="_Toc318927315"/></text:h>
      <text:p text:style-name="Standard">The active commands for this module are:</text:p>
      <text:p text:style-name="Standard"/>
      <text:p text:style-name="Standard">    L)ist BBS Numbers</text:p>
      <text:p text:style-name="Standard">    Q)uit To Main Menu</text:p>
      <text:p text:style-name="Standard">    D)isplay Notes</text:p>
      <text:p text:style-name="Standard">    A)dd A Number</text:p>
      <text:p text:style-name="Standard">    R)emove An Entry</text:p>
      <text:p text:style-name="Standard">    E)dit An Entry</text:p>
      <text:p text:style-name="Standard"/>
      <text:p text:style-name="Standard">The last three options only appear if the user has post and respond capabilities.</text:p>
      <text:h text:style-name="P263" text:outline-level="1"/>
      <text:h text:style-name="Heading_20_3" text:outline-level="3"><text:bookmark-start text:name="__RefHeading__13724_483017182"/>L<text:tab/>Listing a Number<text:bookmark-end text:name="__RefHeading__13724_483017182"/></text:h>
      <text:p text:style-name="Standard">This brings up another menu of options which allow users to narrow down the scope of the listing they would like:</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13">B)aud rate</text:p>
          </table:table-cell>
          <table:table-cell table:style-name="Table21.A1" office:value-type="string">
            <text:p text:style-name="P13">Prompts for the minimum baud rate they want to search for.  BBSes listed support that baud rate or less.</text:p>
          </table:table-cell>
        </table:table-row>
        <table:table-row table:style-name="Table21.1">
          <table:table-cell table:style-name="Table21.A1" office:value-type="string">
            <text:p text:style-name="P13">A)rea code</text:p>
          </table:table-cell>
          <table:table-cell table:style-name="Table21.A1" office:value-type="string">
            <text:p text:style-name="P13">Prompts for the area code they want to search for.  Telephone numbers of BBSes listed have that area code.</text:p>
          </table:table-cell>
        </table:table-row>
        <table:table-row table:style-name="Table21.1">
          <table:table-cell table:style-name="Table21.A1" office:value-type="string">
            <text:p text:style-name="P13">C)omplete listing</text:p>
          </table:table-cell>
          <table:table-cell table:style-name="Table21.A1" office:value-type="string">
            <text:p text:style-name="P13">Lists all BBSes entered in the database.</text:p>
          </table:table-cell>
        </table:table-row>
      </table:table>
      <text:p text:style-name="Table">Table <text:sequence text:ref-name="refTable17" text:name="Table" text:formula="ooow:Table+18" style:num-format="1">18</text:sequence>: Bulletin board listing options</text:p>
      <text:p text:style-name="Standard"/>
      <text:p text:style-name="Standard">The spacebar or / key aborts any of the listings.</text:p>
      <text:h text:style-name="P263" text:outline-level="1"/>
      <text:h text:style-name="Heading_20_3" text:outline-level="3"><text:bookmark-start text:name="__RefHeading__13726_483017182"/>A<text:tab/>Adding a Number<text:bookmark-end text:name="__RefHeading__13726_483017182"/></text:h>
      <text:p text:style-name="Standard">Typing this at the <text:span text:style-name="Commodore_20_text_20_-_20_ryan">dBASE</text:span> prompt allows users with post/respond capabilities to add a BBS number to the listing.  They are prompted for the complete information on the board they wish to add, including</text:p>
      <text:p text:style-name="Standard"/>
      <text:list xml:id="list357726502522102198" text:style-name="WWNum28">
        <text:list-item>
          <text:p text:style-name="P356">The BBS name</text:p>
        </text:list-item>
        <text:list-item>
          <text:p text:style-name="P356">Phone number</text:p>
        </text:list-item>
        <text:list-item>
          <text:p text:style-name="P356">Baud rate</text:p>
        </text:list-item>
        <text:list-item>
          <text:p text:style-name="P356">Hours of operation</text:p>
        </text:list-item>
      </text:list>
      <text:p text:style-name="Standard"/>
      <text:p text:style-name="Standard">Several characteristics of the BBS are asked about (and listed when a user lists that BBS):</text:p>
      <text:list xml:id="list1789533263048784740" text:style-name="WWNum27">
        <text:list-item>
          <text:list>
            <text:list-item>
              <text:p text:style-name="P357"><text:soft-page-break/>If it charges a fee</text:p>
            </text:list-item>
            <text:list-item>
              <text:p text:style-name="P357">Has U/D areas</text:p>
            </text:list-item>
            <text:list-item>
              <text:p text:style-name="P357">Has online dating, games or role-playing games</text:p>
            </text:list-item>
            <text:list-item>
              <text:p text:style-name="P357">Is PC Pursuitable, networked, etc.</text:p>
            </text:list-item>
          </text:list>
        </text:list-item>
      </text:list>
      <text:p text:style-name="Standard"/>
      <text:p text:style-name="Standard">The database is checked for a duplicate under this phone number.  If there is one, the user is notified, and returned to the <text:span text:style-name="Commodore_20_text_20_-_20_ryan">dBase</text:span> prompt.</text:p>
      <text:p text:style-name="Standard"/>
      <text:p text:style-name="Standard">After all prompts have been answered, the results are shown, and they can</text:p>
      <text:list xml:id="list4725773113501065361" text:style-name="WWNum26">
        <text:list-item>
          <text:p text:style-name="P358">change any answers they've given</text:p>
        </text:list-item>
        <text:list-item>
          <text:p text:style-name="P358">continue and write the entry to the database</text:p>
        </text:list-item>
        <text:list-item>
          <text:p text:style-name="P358">or abort back to the <text:span text:style-name="Commodore_20_text_20_-_20_ryan">dBASE</text:span> prompt</text:p>
        </text:list-item>
      </text:list>
      <text:p text:style-name="Standard">Adding an entry first uses any previously deleted entries, otherwise adds to the end of the list.</text:p>
      <text:h text:style-name="P263" text:outline-level="1"/>
      <text:h text:style-name="Heading_20_3" text:outline-level="3"><text:bookmark-start text:name="__RefHeading__13728_483017182"/>R<text:tab/>Removing An Entry<text:bookmark-end text:name="__RefHeading__13728_483017182"/></text:h>
      <text:p text:style-name="Standard">Only the sysop, a user with maintenance access, or the user that posted a number may remove it.  Anyone else attempting to remove a number is told the entry can only be removed by the original poster.</text:p>
      <text:p text:style-name="Standard"/>
      <text:h text:style-name="P263" text:outline-level="1"><text:bookmark-start text:name="__RefHeading__13730_483017182"/>A BBS name is prompted for.  The list will be searched and if the entry was posted by the same user, it will be deleted.<text:bookmark-end text:name="__RefHeading__13730_483017182"/></text:h>
      <text:p text:style-name="Standard"/>
      <text:h text:style-name="Heading_20_3" text:outline-level="3"><text:bookmark-start text:name="__RefHeading__13732_483017182"/>E<text:tab/>Editing Information<text:bookmark-end text:name="__RefHeading__13732_483017182"/></text:h>
      <text:p text:style-name="Standard">A sysop or the user who posted a BBS number may edit the information. The program asks for the entry number to edit, checking to make sure the user has access.  If so, they may change any information in the entry, and re-file it.</text:p>
      <text:p text:style-name="Standard"/>
      <text:h text:style-name="Heading_20_3" text:outline-level="3"><text:bookmark-start text:name="__RefHeading__13734_483017182"/>D<text:tab/>Display Notes<text:bookmark-end text:name="__RefHeading__13734_483017182"/></text:h>
      <text:p text:style-name="Standard">This brings up a listing of abbreviations used in the BBS listings. These include CBM for Commodore, etc.</text:p>
      <text:p text:style-name="Standard"/>
      <text:h text:style-name="Heading_20_3" text:outline-level="3"><text:bookmark-start text:name="__RefHeading__13736_483017182"/>Q<text:tab/>All Done<text:bookmark-end text:name="__RefHeading__13736_483017182"/></text:h>
      <text:h text:style-name="P263" text:outline-level="1"><text:bookmark-start text:name="__RefHeading__13738_483017182"/>To leave the BBS Lister, type <text:span text:style-name="T4">Q</text:span> (which takes users to the main command level), or a command taking you to any other area of the BBS.<text:bookmark-end text:name="__RefHeading__13738_483017182"/></text:h>
      <text:p text:style-name="P13"/>
      <text:h text:style-name="P304" text:outline-level="1"><text:bookmark-start text:name="__RefHeading__13740_483017182"/>VB VOTING BOOTH<text:bookmark-end text:name="__RefHeading__13740_483017182"/></text:h>
      <text:p text:style-name="Standard">This takes you to the Voting Booth.  If you have Remote Maint Access,</text:p>
      <text:p text:style-name="Standard">you see the prompt "Vote-Maint-&gt;", otherwise you will see "Vote-&gt;".</text:p>
      <text:p text:style-name="Standard"/>
      <text:p text:style-name="Standard">If there are no topics available and you do not have Vote-Maint access,</text:p>
      <text:p text:style-name="Standard">you are returned to the main command level.</text:p>
      <text:p text:style-name="Standard"/>
      <text:h text:style-name="P263" text:outline-level="1"><text:bookmark-start text:name="__RefHeading__13742_483017182"/>A ADD A TOPIC<text:bookmark-end text:name="__RefHeading__13742_483017182"/></text:h>
      <text:p text:style-name="Standard">Only available in Vote-Maint.  This allows you to add a new vote topic.</text:p>
      <text:p text:style-name="Standard">An explanation of the prompts:</text:p>
      <text:p text:style-name="Standard"/>
      <text:p text:style-name="Standard">  * Subject: Enter a short but descriptive title of the vote topic.</text:p>
      <text:p text:style-name="Standard">  * Access: Enter the access level this topic may be seen by.  This</text:p>
      <text:p text:style-name="Standard">    is set as with other areas of the BBS.</text:p>
      <text:p text:style-name="Standard"/>
      <text:p text:style-name="Standard">Now you are placed in the IMAGE text editor.  Type the question text.</text:p>
      <text:p text:style-name="Standard">(Do not include the answers, these are entered separately after you save</text:p>
      <text:p text:style-name="Standard">the question text.)  When done, enter .S on the first column to save</text:p>
      <text:p text:style-name="Standard">the text and continue to the next section.</text:p>
      <text:p text:style-name="Standard"/>
      <text:h text:style-name="P263" text:outline-level="1"><text:bookmark-start text:name="__RefHeading__13744_483017182"/>Now enter the choices a user has for this topic, and a short amount of<text:bookmark-end text:name="__RefHeading__13744_483017182"/></text:h>
      <text:p text:style-name="Standard">text which better describes this option.</text:p>
      <text:p text:style-name="Standard"/>
      <text:h text:style-name="P263" text:outline-level="1"><text:bookmark-start text:name="__RefHeading__13746_483017182"/>There is a limit of 9 choices, after which the voting booth<text:bookmark-end text:name="__RefHeading__13746_483017182"/></text:h>
      <text:p text:style-name="Standard">automatically saves the topic.  If you have fewer choices, hit RETURN</text:p>
      <text:p text:style-name="Standard">at the last one, and you save the choices then.</text:p>
      <text:p text:style-name="Standard"/>
      <text:h text:style-name="P263" text:outline-level="1"><text:bookmark-start text:name="__RefHeading__13748_483017182"/>Kx KILL A TOPIC<text:bookmark-end text:name="__RefHeading__13748_483017182"/></text:h>
      <text:p text:style-name="Standard">This function is only available to users with Vote-Maint access.  Type</text:p>
      <text:p text:style-name="Standard">K and the topic number (see LIST below) to be killed.  You are asked</text:p>
      <text:p text:style-name="Standard">to verify killing the topic.  If you answer Y, the topic is killed</text:p>
      <text:p text:style-name="Standard">from the Voting Booth topic directory, and erased from the disk.</text:p>
      <text:p text:style-name="Standard"/>
      <text:h text:style-name="P263" text:outline-level="1"><text:bookmark-start text:name="__RefHeading__13750_483017182"/>VOTE/VIEW RESULTS<text:bookmark-end text:name="__RefHeading__13750_483017182"/></text:h>
      <text:h text:style-name="P263" text:outline-level="1"><text:bookmark-start text:name="__RefHeading__13752_483017182"/>Available to all users, typing the topic number allows you to vote on<text:bookmark-end text:name="__RefHeading__13752_483017182"/></text:h>
      <text:p text:style-name="Standard">it (if you have not yet voted on that topic) and/or view the results.</text:p>
      <text:p text:style-name="Standard">The voting booth uses ID numbers and handles to keep track of who</text:p>
      <text:p text:style-name="Standard">voted, so a user cannot vote twice on the same topic.</text:p>
      <text:p text:style-name="Standard"/>
      <text:h text:style-name="P263" text:outline-level="1"><text:bookmark-start text:name="__RefHeading__13754_483017182"/>L LIST TOPICS<text:bookmark-end text:name="__RefHeading__13754_483017182"/></text:h>
      <text:h text:style-name="P263" text:outline-level="1"><text:bookmark-start text:name="__RefHeading__13756_483017182"/>Available to all users, this lists all topics available to that user's<text:bookmark-end text:name="__RefHeading__13756_483017182"/></text:h>
      <text:p text:style-name="Standard">access level and the date each topic was created.</text:p>
      <text:p text:style-name="Standard"/>
      <text:h text:style-name="P263" text:outline-level="1"><text:bookmark-start text:name="__RefHeading__13758_483017182"/>If you have Vote-Maint access, the access level for each topic is also<text:bookmark-end text:name="__RefHeading__13758_483017182"/></text:h>
      <text:p text:style-name="Standard">listed.</text:p>
      <text:p text:style-name="Standard"/>
      <text:h text:style-name="P263" text:outline-level="1"><text:bookmark-start text:name="__RefHeading__13760_483017182"/>LEAVING<text:bookmark-end text:name="__RefHeading__13760_483017182"/></text:h>
      <text:h text:style-name="P263" text:outline-level="1"><text:bookmark-start text:name="__RefHeading__13762_483017182"/>Users may leave the voting area by typing Q to return to the main<text:bookmark-end text:name="__RefHeading__13762_483017182"/></text:h>
      <text:p text:style-name="Standard">command level, or type a command which takes them to any other area</text:p>
      <text:p text:style-name="Standard">of the BBS.</text:p>
      <text:p text:style-name="P13"/>
      <text:h text:style-name="P304" text:outline-level="1"><text:bookmark-start text:name="__RefHeading__13764_483017182"/>UL USER LIST<text:bookmark-end text:name="__RefHeading__13764_483017182"/></text:h>
      <text:h text:style-name="P263" text:outline-level="1"><text:bookmark-start text:name="__RefHeading__13766_483017182"/>Available to those who have their User List flag set, this lists<text:bookmark-end text:name="__RefHeading__13766_483017182"/></text:h>
      <text:p text:style-name="Standard">either all users, or a subset of users according to specific attributes.</text:p>
      <text:p text:style-name="Standard"/>
      <text:h text:style-name="P263" text:outline-level="1"><text:bookmark-start text:name="__RefHeading__13768_483017182"/>Q QUICK LISTING<text:bookmark-end text:name="__RefHeading__13768_483017182"/></text:h>
      <text:p text:style-name="Standard">A "quick list" displays the user list sorted one of two ways:</text:p>
      <text:p text:style-name="Standard"/>
      <text:h text:style-name="P263" text:outline-level="1"><text:bookmark-start text:name="__RefHeading__13770_483017182"/>Numerically<text:bookmark-end text:name="__RefHeading__13770_483017182"/></text:h>
      <text:p text:style-name="Standard">Alphabetically</text:p>
      <text:p text:style-name="Standard"/>
      <text:h text:style-name="P263" text:outline-level="1"><text:bookmark-start text:name="__RefHeading__13772_483017182"/>This list shows you only the handle and ID numbers.  You can start<text:bookmark-end text:name="__RefHeading__13772_483017182"/></text:h>
      <text:p text:style-name="Standard">listing at any number or alphabetic character(s) depending on the</text:p>
      <text:p text:style-name="Standard">type of sort you select.</text:p>
      <text:p text:style-name="Standard"/>
      <text:h text:style-name="P263" text:outline-level="1"><text:bookmark-start text:name="__RefHeading__13774_483017182"/>R REGULAR LISTING<text:bookmark-end text:name="__RefHeading__13774_483017182"/></text:h>
      <text:h text:style-name="P263" text:outline-level="1"><text:bookmark-start text:name="__RefHeading__13776_483017182"/>To search for a particular user or attribute (or if you want more<text:bookmark-end text:name="__RefHeading__13776_483017182"/></text:h>
      <text:p text:style-name="Standard">information than just the handle and ID), use this option.</text:p>
      <text:p text:style-name="Standard"/>
      <text:h text:style-name="P263" text:outline-level="1"><text:bookmark-start text:name="__RefHeading__13778_483017182"/>Type the number of attribute(s) to search for, then fill in the<text:bookmark-end text:name="__RefHeading__13778_483017182"/></text:h>
      <text:p text:style-name="Standard">information to narrow down the search.</text:p>
      <text:p text:style-name="Standard"/>
      <text:h text:style-name="P263" text:outline-level="1"><text:bookmark-start text:name="__RefHeading__13780_483017182"/>When you are done, or if you wish to list all users, hit RETURN.<text:bookmark-end text:name="__RefHeading__13780_483017182"/></text:h>
      <text:p text:style-name="Standard"/>
      <text:h text:style-name="P263" text:outline-level="1"><text:bookmark-start text:name="__RefHeading__13782_483017182"/>Next, type the number to start the listing from.  The program continues<text:bookmark-end text:name="__RefHeading__13782_483017182"/></text:h>
      <text:p text:style-name="Standard">from that point to the end of the user file.</text:p>
      <text:p text:style-name="Standard"/>
      <text:h text:style-name="P263" text:outline-level="1"><text:bookmark-start text:name="__RefHeading__13784_483017182"/>The space bar or slash key aborts the list at any time.<text:bookmark-end text:name="__RefHeading__13784_483017182"/></text:h>
      <text:p text:style-name="Standard"/>
      <text:h text:style-name="P263" text:outline-level="1"><text:bookmark-start text:name="__RefHeading__13786_483017182"/>If a user has remote maintenance access, the list shows all information<text:bookmark-end text:name="__RefHeading__13786_483017182"/></text:h>
      <text:p text:style-name="Standard">about a user:</text:p>
      <text:p text:style-name="Standard"/>
      <text:p text:style-name="Standard">handle</text:p>
      <text:p text:style-name="Standard">ID number</text:p>
      <text:p text:style-name="Standard">last call date</text:p>
      <text:p text:style-name="Standard">computer type</text:p>
      <text:p text:style-name="Standard">area code and phone number</text:p>
      <text:p text:style-name="Standard">access group</text:p>
      <text:p text:style-name="Standard">real name</text:p>
      <text:p text:style-name="Standard"/>
      <text:p text:style-name="Standard">Otherwise, the list only shows:</text:p>
      <text:p text:style-name="Standard">handle</text:p>
      <text:p text:style-name="Standard">ID number</text:p>
      <text:p text:style-name="Standard">last call date</text:p>
      <text:p text:style-name="Standard">computer type</text:p>
      <text:p text:style-name="Standard">area code</text:p>
      <text:h text:style-name="Heading_20_2" text:outline-level="2"><text:bookmark-start text:name="__RefHeading__13788_483017182"/><text:bookmark-start text:name="_Toc318927316"/>Q<text:tab/>Leaving<text:bookmark-end text:name="__RefHeading__13788_483017182"/><text:bookmark-end text:name="_Toc318927316"/></text:h>
      <text:p text:style-name="Standard">To leave the user list, type Q or hit RETURN (which takes users to the main command level), or a command taking you to any other area of the BBS.</text:p>
      <text:h text:style-name="P222" text:outline-level="1"><text:bookmark-start text:name="__RefHeading__13790_483017182"/><text:bookmark-start text:name="_Toc318927317"/><text:bookmark-start text:name="_Ref318890977"/><text:soft-page-break/><text:reference-mark-start text:name="The Image Text Editor"/>The IMAGE Text Editor<text:bookmark-end text:name="__RefHeading__13790_483017182"/><text:bookmark-end text:name="_Toc318927317"/><text:bookmark-end text:name="_Ref318890977"/><text:reference-mark-end text:name="The Image Text Editor"/></text:h>
      <text:p text:style-name="Text_20_body">The text editor is where any messages on the BBS will be entered.  It works by letting users type anything they want to type.</text:p>
      <text:p text:style-name="Text_20_body">This is a line-based editor; you cannot use cursor keys to move up and down a line like you can in most modern text editors/word processors.</text:p>
      <text:h text:style-name="Heading_20_2" text:outline-level="2"><text:bookmark-start text:name="__RefHeading__13792_483017182"/><text:bookmark-start text:name="_Toc318927318"/>Entering Text<text:bookmark-end text:name="__RefHeading__13792_483017182"/><text:bookmark-end text:name="_Toc318927318"/></text:h>
      <text:p text:style-name="Text_20_body">Simply type it into the editor.  There is no need to press <text:span text:style-name="Keyboard_20_key_20_-_20_ryan">RETURN</text:span> at the end of each line; the editor "wraps" words, so they aren't chopped in half.</text:p>
      <text:p text:style-name="Text_20_body">When you reach the end of the text buffer, or if you type a <text:span text:style-name="Keyboard_20_key_20_-_20_ryan">.</text:span> at the first column, you will be automatically put into <text:span text:style-name="T8">Command Mode</text:span> (see below).</text:p>
      <text:p text:style-name="Text_20_body">As the sysop, you can define how many lines of text (in multiples of ten) a user can type into the editor.  (See<text:span text:style-name="T9"><text:sequence-ref text:reference-format="text" text:ref-name="refTable3">Table 5: User flags</text:sequence-ref></text:span>, page <text:sequence-ref text:reference-format="page" text:ref-name="refTable3">30</text:sequence-ref>, for more information.)  If a user is in local or pseudo-local mode, they are allowed 253 lines in the editor.</text:p>
      <text:p text:style-name="Text_20_body">The amount of free memory is kept track of. If this amount becomes too small (less than 256 bytes), the message <text:span text:style-name="BBS_20_output_20_-_20_ryan">*** End Of Memory *** </text:span>appears, and you must use <text:span text:style-name="Keyboard_20_key_20_-_20_ryan">.S</text:span> to save, or <text:span text:style-name="Keyboard_20_key_20_-_20_ryan">.A</text:span> to abort.</text:p>
      <text:p text:style-name="Text_20_body">Entering the editor in local or pseudo-local <text:span text:style-name="T70">also </text:span>mode reports how many bytes are free.</text:p>
      <text:h text:style-name="Heading_20_2" text:outline-level="2"><text:bookmark-start text:name="__RefHeading__13794_483017182"/><text:bookmark-start text:name="_Toc318927319"/>Editor Commands<text:bookmark-end text:name="__RefHeading__13794_483017182"/><text:bookmark-end text:name="_Toc318927319"/></text:h>
      <text:h text:style-name="Heading_20_3" text:outline-level="3"><text:bookmark-start text:name="__RefHeading__13796_483017182"/><office:annotation><dc:creator>Ryan Sherwood</dc:creator><dc:date>2012-03-08T12:19:00</dc:date><text:p>More of an intro needed</text:p></office:annotation><text:bookmark-start text:name="_Toc318927320"/>Dot Commands<text:bookmark-end text:name="__RefHeading__13796_483017182"/><text:bookmark-end text:name="_Toc318927320"/></text:h>
      <text:h text:style-name="P263" text:outline-level="1"/>
      <text:p text:style-name="Text_20_body">Type a <text:span text:style-name="Keyboard_20_key_20_-_20_ryan">.</text:span> (period) as the first character on a line.  This displays <text:span text:style-name="BBS_20_output_20_-_20_ryan">Command:</text:span> and waits for you to press another key (called a “dot command”).  This is Command Mode.</text:p>
      <text:list xml:id="list194251952505851" text:continue-numbering="true" text:style-name="WWNum26">
        <text:list-item>
          <text:p text:style-name="P329">If you press <text:span text:style-name="Keyboard_20_key_20_-_20_ryan">DELETE</text:span> or <text:span text:style-name="Keyboard_20_key_20_-_20_ryan">RETURN</text:span> keys, the <text:span text:style-name="BBS_20_output_20_-_20_ryan">Command:</text:span> prompt is removed, and you are returned to the editor.</text:p>
        </text:list-item>
        <text:list-item>
          <text:p text:style-name="P329">If you press an unrecognized command key, the editor exits to BASIC to check if you have added that command before assuming it is an illegal command.  (The <text:span text:style-name="Commodore_20_text_20_-_20_ryan">+.WF</text:span> program uses this technique extensively.  The "put", "get", and "view direc<text:soft-page-break/>tory" commands in <text:span text:style-name="Commodore_20_text_20_-_20_ryan">im</text:span> also use it.  If you wish to program your own commands, we suggest you examine these files to see how it is done.  No documentation is available for this as yet.)</text:p>
        </text:list-item>
      </text:list>
      <text:p text:style-name="Text_20_body">If you press a key corresponding to a command, the editor displays the command, waiting for you to either</text:p>
      <text:list xml:id="list194251591176459" text:continue-numbering="true" text:style-name="WWNum26">
        <text:list-item>
          <text:p text:style-name="P329">enter a line range (or another character, for some commands) <text:span text:style-name="Manual_20_Revision_20_-_20_ryan">You can tell a command accepts a line range when the cursor ends up one space to the right of a command.</text:span></text:p>
        </text:list-item>
        <text:list-item>
          <text:p text:style-name="P358"><text:span text:style-name="T98">or </text:span>press <text:span text:style-name="Keyboard_20_key_20_-_20_ryan">RETURN</text:span> to accept the command.</text:p>
        </text:list-item>
      </text:list>
      <text:h text:style-name="Heading_20_3" text:outline-level="3"><text:bookmark-start text:name="__RefHeading__13798_483017182"/><text:bookmark-start text:name="_Toc318927321"/>Line Ranges<text:bookmark-end text:name="__RefHeading__13798_483017182"/><text:bookmark-end text:name="_Toc318927321"/></text:h>
      <text:p text:style-name="Text_20_body">Most commands allow a line range to be entered after the command, just like BASIC's <text:span text:style-name="Commodore_20_text_20_-_20_ryan"><text:span text:style-name="T124">list</text:span></text:span><text:span text:style-name="T124"> command.</text:span>  A line range can be specified in one of the following ways:</text:p>
      <text:p text:style-name="Standard"><text:span text:style-name="Commodore_20_text_20_-_20_ryan"><text:span text:style-name="T82">x<text:tab/></text:span></text:span>Just line #x</text:p>
      <text:p text:style-name="Standard"><text:span text:style-name="Commodore_20_text_20_-_20_ryan">x-<text:tab/></text:span>Line #x to the end of the message</text:p>
      <text:p text:style-name="Standard"><text:span text:style-name="Commodore_20_text_20_-_20_ryan">x-y<text:tab/></text:span>Lines #x to #y</text:p>
      <text:p text:style-name="Standard"><text:span text:style-name="Commodore_20_text_20_-_20_ryan"><text:s/>-y<text:tab/></text:span>From the beginning to line #y</text:p>
      <text:p text:style-name="Standard"/>
      <text:p text:style-name="Text_20_body">Any delimiter (comma, etc.) may be used in place of the -, depending on one's preference.</text:p>
      <text:p text:style-name="Text_20_body">The commands available in the editor are grouped into related commands, and discussed here.</text:p>
      <text:h text:style-name="Heading_20_3" text:outline-level="3"><text:bookmark-start text:name="__RefHeading__13800_483017182"/><text:bookmark-start text:name="_Toc318927322"/>Exiting The Editor<text:bookmark-end text:name="__RefHeading__13800_483017182"/><text:bookmark-end text:name="_Toc318927322"/></text:h>
      <text:p text:style-name="Text_20_body">There are two ways to get out of the editor:</text:p>
      <text:list xml:id="list194251540661230" text:continue-numbering="true" text:style-name="WWNum26">
        <text:list-item>
          <text:p text:style-name="P329">The first way is to abort the message you were typing, with the <text:span text:style-name="Keyboard_20_key_20_-_20_ryan">.A</text:span>bort command.  <text:span text:style-name="Manual_20_Revision_20_-_20_ryan">There is no confirmation, unfortunately.</text:span></text:p>
        </text:list-item>
        <text:list-item>
          <text:p text:style-name="P329">The second way is to save the message with the <text:span text:style-name="Keyboard_20_key_20_-_20_ryan">.S</text:span><text:span text:style-name="BBS_20_output_20_-_20_ryan">ave Text</text:span> command.</text:p>
        </text:list-item>
        <text:list-item>
          <text:p text:style-name="P358">Neither command requires or allows line ranges.</text:p>
        </text:list-item>
      </text:list>
      <text:h text:style-name="Heading_20_3" text:outline-level="3"><text:bookmark-start text:name="__RefHeading__13802_483017182"/><text:bookmark-start text:name="_Toc318927323"/>Reading What You Have Typed<text:bookmark-end text:name="__RefHeading__13802_483017182"/><text:bookmark-end text:name="_Toc318927323"/></text:h>
      <text:p text:style-name="Standard">There are several options to view the text you have already typed:</text:p>
      <text:list xml:id="list194252594128027" text:continue-numbering="true" text:style-name="WWNum26">
        <text:list-item>
          <text:p text:style-name="P358">First, the <text:span text:style-name="Keyboard_20_key_20_-_20_ryan">.R</text:span><text:span text:style-name="BBS_20_output_20_-_20_ryan">ead</text:span> command.  This displays each line just as it was typed.  You can see each color change character and MCI command; this might be useful to "proofread" your message.</text:p>
        </text:list-item>
        <text:list-item>
          <text:p text:style-name="P358"><text:soft-page-break/>Next, the .MCI Read command.  This interprets MCI commands, and displays color change codes.</text:p>
        </text:list-item>
        <text:list-item>
          <text:p text:style-name="P358">Finally, you can also ".List" the text, which displays line numbers, used in line ranges for other commands.</text:p>
        </text:list-item>
      </text:list>
      <text:p text:style-name="Standard"/>
      <text:p text:style-name="Standard">If no line range is given for the ".Read", ".List", or ".MCI Read" commands, all text in the buffer is read or listed.</text:p>
      <text:p text:style-name="Standard"/>
      <text:p text:style-name="Standard">You can pause text with CTRL-S or HOME keys at any time.  Messages may be aborted while paused with the spacebar or / keys.</text:p>
      <text:h text:style-name="Heading_20_3" text:outline-level="3"><text:bookmark-start text:name="__RefHeading__13804_483017182"/><text:bookmark-start text:name="_Toc318927324"/>Manipulating Text<text:bookmark-end text:name="__RefHeading__13804_483017182"/><text:bookmark-end text:name="_Toc318927324"/></text:h>
      <text:p text:style-name="Standard">.Delete removes lines of text from your message permanently; there is no "undo" capability.</text:p>
      <text:list xml:id="list194251162397908" text:continue-numbering="true" text:style-name="WWNum26">
        <text:list-item>
          <text:p text:style-name="P358">Any line range you type after .Delete is removed from the buffer.</text:p>
        </text:list-item>
        <text:list-item>
          <text:p text:style-name="P358">If no line range is specified, the last line of text is deleted.</text:p>
        </text:list-item>
      </text:list>
      <text:list xml:id="list960815455308283168" text:style-name="WWNum29">
        <text:list-item>
          <text:p text:style-name="P359">.Edit changes lines of text.  When a line is edited this way, the line number is displayed, then the text itself, just like the .List command does.  You may then type the new line below it.  (See “<text:reference-ref text:reference-format="text" text:ref-name="Control Keys">Control Keys</text:reference-ref>,” <text:span text:style-name="T103">page </text:span><text:reference-ref text:reference-format="page" text:ref-name="Control Keys">50</text:reference-ref> for <text:span text:style-name="T103">useful </text:span>editing <text:span text:style-name="T103">keystrokes</text:span>.)</text:p>
        </text:list-item>
        <text:list-item>
          <text:p text:style-name="P359">Pressing DELETE or RETURN as the first character on the line causes the editor responds with (No Change) and returns to the main editor.</text:p>
        </text:list-item>
        <text:list-item>
          <text:p text:style-name="P359">Typing . as the first character causes Command: Exit to appear and abort the Edit command.</text:p>
        </text:list-item>
        <text:list-item>
          <text:p text:style-name="P359">If no line range is specified, E defaults to the last line of text entered.</text:p>
        </text:list-item>
      </text:list>
      <text:h text:style-name="Heading_20_3" text:outline-level="3"><text:bookmark-start text:name="__RefHeading__13806_483017182"/><text:bookmark-start text:name="_Toc318927325"/>Editor Modes<text:bookmark-end text:name="__RefHeading__13806_483017182"/><text:bookmark-end text:name="_Toc318927325"/></text:h>
      <text:p text:style-name="Standard">The .Insert command enters Insert Mode.  This is shown by displaying Ix: (where x is the line number you are inserting at).</text:p>
      <text:p text:style-name="Standard">The line you specify is where you start inserting.  If no line number is specified, the first line is assumed.</text:p>
      <text:p text:style-name="Standard">As you type each line of text, text on subsequent lines is moved down in the buffer, then your line is put in its place.</text:p>
      <text:p text:style-name="Standard">You can exit Insert Mode by typing a . as the first character on the line.  This responds with Command: Exit and goes back to the normal editor.</text:p>
      <text:p text:style-name="Standard">The .O command toggles Line Numbering Mode on or off.  This mode, when on, displays line numbers as you type text.</text:p>
      <text:h text:style-name="Heading_20_3" text:outline-level="3"><text:bookmark-start text:name="__RefHeading__13808_483017182"/><text:bookmark-start text:name="_Toc318927326"/>Shaping Your Text<text:bookmark-end text:name="__RefHeading__13808_483017182"/><text:bookmark-end text:name="_Toc318927326"/></text:h>
      <text:p text:style-name="Standard">The .Justify command allows you to format your text in one of 7 different ways.  After typing the J command, you are prompted:</text:p>
      <text:p text:style-name="Standard"/>
      <text:p text:style-name="Standard"><text:span text:style-name="Commodore_20_text_20_-_20_ryan">Justify (C,E,I,P,L,R,U): </text:span></text:p>
      <text:p text:style-name="Standard"><text:span text:style-name="Commodore_20_text_20_-_20_ryan"/></text:p>
      <text:p text:style-name="Standard">These are the seven Justify commands.  Press the key corresponding to which justification mode you want, or to escape, type (fixme: period?) <text:span text:style-name="Keyboard_20_key_20_-_20_ryan">Delete</text:span> or <text:span text:style-name="Keyboard_20_key_20_-_20_ryan">Return</text:span>.</text:p>
      <text:p text:style-name="Standard"/>
      <text:p text:style-name="Standard">If a valid command is selected, the editor displays the command name, and then allows you to enter a line range.</text:p>
      <text:p text:style-name="Standard"/>
      <text:p text:style-name="Standard">If you do not specify a line range, the Justify commands default to all text in the buffer.</text:p>
      <text:p text:style-name="Standard"/>
      <text:p text:style-name="Standard"><text:soft-page-break/>The Justify commands are:</text:p>
      <text:p text:style-name="Standard"/>
      <table:table table:name="Table11" table:style-name="Table11">
        <table:table-column table:style-name="Table11.A"/>
        <table:table-column table:style-name="Table11.B"/>
        <table:table-header-rows>
          <table:table-row>
            <table:table-cell office:value-type="string">
              <text:p text:style-name="Table_20_Heading">Command</text:p>
            </table:table-cell>
            <table:table-cell office:value-type="string">
              <text:p text:style-name="Table_20_Heading">Purpose</text:p>
            </table:table-cell>
          </table:table-row>
        </table:table-header-rows>
        <table:table-row>
          <table:table-cell office:value-type="string">
            <text:p text:style-name="Table_20_Contents">Center</text:p>
          </table:table-cell>
          <table:table-cell office:value-type="string">
            <text:p text:style-name="Table_20_Contents">Center text</text:p>
          </table:table-cell>
        </table:table-row>
        <table:table-row>
          <table:table-cell office:value-type="string">
            <text:p text:style-name="Table_20_Contents">Expand</text:p>
          </table:table-cell>
          <table:table-cell office:value-type="string">
            <text:p text:style-name="Table_20_Contents">Insert spaces between words to fill out lines</text:p>
          </table:table-cell>
        </table:table-row>
        <table:table-row>
          <table:table-cell office:value-type="string">
            <text:p text:style-name="Table_20_Contents">Indent</text:p>
          </table:table-cell>
          <table:table-cell office:value-type="string">
            <text:p text:style-name="Table_20_Contents">Move text right by one column, if possible</text:p>
          </table:table-cell>
        </table:table-row>
        <table:table-row>
          <table:table-cell office:value-type="string">
            <text:p text:style-name="Table_20_Contents">Packed</text:p>
          </table:table-cell>
          <table:table-cell office:value-type="string">
            <text:p text:style-name="Table_20_Contents">Remove all extra spaces put in by Justify</text:p>
          </table:table-cell>
        </table:table-row>
        <table:table-row>
          <table:table-cell office:value-type="string">
            <text:p text:style-name="Table_20_Contents">Left</text:p>
          </table:table-cell>
          <table:table-cell office:value-type="string">
            <text:p text:style-name="Table_20_Contents">Remove leading spaces</text:p>
          </table:table-cell>
        </table:table-row>
        <table:table-row>
          <table:table-cell office:value-type="string">
            <text:p text:style-name="Table_20_Contents">Right</text:p>
          </table:table-cell>
          <table:table-cell office:value-type="string">
            <text:p text:style-name="P211">Push text to the right margin</text:p>
            <text:p text:style-name="Addendum_20_Paragraph_20_-_20_ryan"><text:span text:style-name="T123">S</text:span>et th<text:span text:style-name="T123">e right margin</text:span> with <text:span text:style-name="T123">the</text:span><text:span text:style-name="Commodore_20_text_20_-_20_ryan">.C</text:span>olumns dot command first, if you wish.</text:p>
          </table:table-cell>
        </table:table-row>
        <table:table-row>
          <table:table-cell office:value-type="string">
            <text:p text:style-name="Table_20_Contents">Un-indent</text:p>
          </table:table-cell>
          <table:table-cell office:value-type="string">
            <text:p text:style-name="Table_20_Contents">Moves text one column to the left, if possible</text:p>
          </table:table-cell>
        </table:table-row>
      </table:table>
      <text:p text:style-name="Table">Table <text:sequence text:ref-name="refTable18" text:name="Table" text:formula="ooow:Table+1" style:num-format="1">1</text:sequence>: <text:span text:style-name="T124">Text editor justification commands</text:span></text:p>
      <text:p text:style-name="Standard"/>
      <text:p text:style-name="Text_20_body">The <text:span text:style-name="keypress_20_-_20_ryan">.B</text:span>order command puts a border around your text. If you do not specify a line range, it will default to all text entered. If there is not enough room on a particular line to add both border characters, that line is ignored.</text:p>
      <text:p text:style-name="Addendum_20_Paragraph_20_-_20_ryan"><text:span text:style-name="Manual_20_Revision_20_-_20_ryan"><text:span text:style-name="T107">Tip: Set the </text:span></text:span><text:span text:style-name="Commodore_20_text_20_-_20_ryan">.C</text:span><text:span text:style-name="Manual_20_Revision_20_-_20_ryan"><text:span text:style-name="T107">olumns width to 2-4 characters less than your current line width before typing the text to be bordered.</text:span></text:span></text:p>
      <text:p text:style-name="Standard"/>
      <text:p text:style-name="Text_20_body">The <text:span text:style-name="Keyboard_20_key_20_-_20_ryan">.C</text:span>olumns command <text:span text:style-name="Manual_20_Revision_20_-_20_ryan"><text:span text:style-name="T69">followed by a two-digit number between 22 and 80</text:span></text:span> <text:span text:style-name="T69">c</text:span>hanges the number of characters the editor allows you to type on a line <text:span text:style-name="Manual_20_Revision_20_-_20_ryan">before wrapping overly-long lines to the next line</text:span> between 22 <text:span text:style-name="Manual_20_Revision_20_-_20_ryan"><text:span text:style-name="T69">columns (f</text:span></text:span><text:span text:style-name="Manual_20_Revision_20_-_20_ryan">or VIC-20s</text:span><text:span text:style-name="Manual_20_Revision_20_-_20_ryan"><text:span text:style-name="T69">)</text:span></text:span> and 80.</text:p>
      <text:p text:style-name="Standard"/>
      <text:p text:style-name="Text_20_body">If you do not specify a column width after the command, the current column width is displayed.</text:p>
      <text:p text:style-name="Standard"/>
      <text:p text:style-name="Text_20_body">A related command is <text:span text:style-name="Keyboard_20_key_20_-_20_ryan">.#</text:span><text:span text:style-name="T45">—</text:span>this displays a 40-column scale for manually centering text, among other purposes.  There is no prompt for a line range; the scale gets displayed as soon as you hit #.</text:p>
      <text:h text:style-name="Heading_20_3" text:outline-level="3"><text:bookmark-start text:name="__RefHeading__13810_483017182"/><text:bookmark-start text:name="_Toc318927327"/><text:soft-page-break/>Starting Over<text:bookmark-end text:name="__RefHeading__13810_483017182"/><text:bookmark-end text:name="_Toc318927327"/></text:h>
      <text:p text:style-name="Text_20_body">The <text:span text:style-name="Commodore_20_text_20_-_20_ryan">.N</text:span>ew (Clear Text) command re-starts the editor, erasing all text you have typed.  <text:span text:style-name="Manual_20_Revision_20_-_20_ryan">There is no confirmation, unfortunately, something I plan on remedying in Image BBS 2.0!</text:span></text:p>
      <text:h text:style-name="Heading_20_3" text:outline-level="3"><text:bookmark-start text:name="__RefHeading__13812_483017182"/><text:bookmark-start text:name="_Toc318927328"/>Searching For Text<text:bookmark-end text:name="__RefHeading__13812_483017182"/><text:bookmark-end text:name="_Toc318927328"/></text:h>
      <text:p text:style-name="Text_20_body">The <text:span text:style-name="Keyboard_20_key_20_-_20_ryan">.F</text:span>ind command allows you to search for any occurrence of a character, word or phrase.  If no line range is entered, all text will be searched.  Find will prompt you for the text to search for, and will list all occurrences of it.</text:p>
      <text:h text:style-name="Heading_20_3" text:outline-level="3"><text:bookmark-start text:name="__RefHeading__13814_483017182"/><text:bookmark-start text:name="_Toc318927329"/>Replacing Text<text:bookmark-end text:name="__RefHeading__13814_483017182"/><text:bookmark-end text:name="_Toc318927329"/></text:h>
      <text:p text:style-name="Text_20_body">The <text:span text:style-name="Keyboard_20_key_20_-_20_ryan">.</text:span><text:span text:style-name="Keyboard_20_key_20_-_20_ryan"><text:span text:style-name="T69">K</text:span></text:span> (Replace) command will prompt you for an optional line range, then a <text:span text:style-name="BBS_20_output_20_-_20_ryan">Search Phrase:</text:span> as <text:span text:style-name="Keyboard_20_key_20_-_20_ryan">.</text:span><text:span text:style-name="Keyboard_20_key_20_-_20_ryan"><text:span text:style-name="T69">F</text:span></text:span>ind does, but also ask what phrase you want to replace it with.  Then it will go through the text.  If the replacement phrase is too large to fit within the current line length, the editor will display <text:span text:style-name="BBS_20_output_20_-_20_ryan">Too big, can't fit.</text:span> and skip that line.</text:p>
      <text:h text:style-name="Heading_20_3" text:outline-level="3"><text:bookmark-start text:name="__RefHeading__13816_483017182"/><text:bookmark-start text:name="_Toc318927330"/>Disk Access<text:bookmark-end text:name="__RefHeading__13816_483017182"/><text:bookmark-end text:name="_Toc318927330"/></text:h>
      <text:p text:style-name="Standard">(These commands are available from local/pseudo-local mode only.)  The .<text:span text:style-name="T103">Get and </text:span>.Put commands allow you to load <text:span text:style-name="T2">a file from, edit using all the normal editing facilities, then </text:span><text:s/>save <text:span text:style-name="T2">that </text:span>file <text:span text:style-name="T2">to</text:span> any device and drive, <text:s/>rename <text:span text:style-name="T2">it</text:span> <text:span text:style-name="T2">if</text:span>, etc., and resave them to the same device/drive, or a different device/drive if desired.</text:p>
      <text:p text:style-name="Standard"/>
      <text:p text:style-name="P71">Rewrite:</text:p>
      <text:p text:style-name="P71">(These commands are only available from local or pseudo-local mode.)</text:p>
      <text:p text:style-name="P71"/>
      <text:p text:style-name="P71">.Get allows you to load a text file from any device and drive. It appends the file to any text already in the editor's buffer.</text:p>
      <text:p text:style-name="P71"/>
      <text:p text:style-name="P71">You can then use all the normal editing facilities.</text:p>
      <text:p text:style-name="P101"/>
      <text:p text:style-name="Standard"><text:span text:style-name="Manual_20_Revision_20_-_20_ryan">A suggestion: if you are trying to work with SEQ files with C/G codes in them, use </text:span><text:span text:style-name="Keyboard_20_key_20_-_20_ryan">.C</text:span><text:span text:style-name="Manual_20_Revision_20_-_20_ryan"><text:span text:style-name="T4">olumns </text:span></text:span><text:span text:style-name="Keyboard_20_key_20_-_20_ryan">80</text:span><text:span text:style-name="Manual_20_Revision_20_-_20_ryan"> first, so lines don't word-wrap.</text:span></text:p>
      <text:p text:style-name="Standard"/>
      <text:p text:style-name="Standard">.<text:span text:style-name="T2">Put allows you to save the text file in the buffer to a specified device and drive. If the specified filename already exists, you can either replace the file or append the text </text:span><text:span text:style-name="T53">in the buffer to the existing file.</text:span></text:p>
      <text:p text:style-name="Standard"/>
      <text:p text:style-name="Standard"><text:span text:style-name="Keyboard_20_key_20_-_20_ryan">.$</text:span> (View Directory) command views a disk directory of any device and drive, with a pattern if desired.</text:p>
      <text:p text:style-name="Standard"/>
      <text:p text:style-name="Standard">.<text:span text:style-name="T2">&amp; reads an existing file. A filename, device and drive are prompted for.</text:span></text:p>
      <text:p text:style-name="Standard"/>
      <text:p text:style-name="Standard">.! <text:span text:style-name="T2">issues a DOS command. If a “new” or “scratch” command is issued, you are prompted to confirm your actions.</text:span></text:p>
      <text:h text:style-name="Heading_20_3" text:outline-level="3"><text:bookmark-start text:name="__RefHeading__13818_483017182"/><text:bookmark-start text:name="_Toc318927331"/><text:soft-page-break/>Getting Help<text:bookmark-end text:name="__RefHeading__13818_483017182"/><text:bookmark-end text:name="_Toc318927331"/></text:h>
      <text:p text:style-name="P187">Type <text:span text:style-name="Keyboard_20_key_20_-_20_ryan">.?</text:span> or <text:span text:style-name="Keyboard_20_key_20_-_20_ryan">.H</text:span> to read a condensed version of this manual section.</text:p>
      <text:h text:style-name="Heading_20_3" text:outline-level="3"><text:bookmark-start text:name="__RefHeading__13820_483017182"/><text:bookmark-start text:name="_Toc318927332"/><text:reference-mark-start text:name="Control Keys"/>Control Keys<text:bookmark-end text:name="__RefHeading__13820_483017182"/><text:bookmark-end text:name="_Toc318927332"/><text:reference-mark-end text:name="Control Keys"/></text:h>
      <text:p text:style-name="Text_20_body">Certain key combinations are used to edit your text while you are typing it, whether in the BBS editor or at a BBS prompt.  For example, any character that you delete with the <text:span text:style-name="Keyboard_20_key_20_-_20_ryan">D</text:span><text:span text:style-name="Keyboard_20_key_20_-_20_ryan"><text:span text:style-name="T122">elete</text:span></text:span> key can be “re-typed” with <text:span text:style-name="Keyboard_20_key_20_-_20_ryan">Ctrl-U</text:span>.  Other control keys:</text:p>
      <table:table table:name="Table22" table:style-name="Table22">
        <table:table-column table:style-name="Table22.A"/>
        <table:table-column table:style-name="Table22.B"/>
        <table:table-header-rows>
          <table:table-row table:style-name="Table22.1">
            <table:table-cell table:style-name="Table22.A1" office:value-type="string">
              <text:p text:style-name="P134">Key</text:p>
            </table:table-cell>
            <table:table-cell table:style-name="Table22.A1" office:value-type="string">
              <text:p text:style-name="P136">Function</text:p>
            </table:table-cell>
          </table:table-row>
        </table:table-header-rows>
        <table:table-row table:style-name="Table22.1">
          <table:table-cell table:style-name="Table22.A1" office:value-type="string">
            <text:p text:style-name="P133"><text:span text:style-name="Keyboard_20_key_20_-_20_ryan">DELETE</text:span></text:p>
          </table:table-cell>
          <table:table-cell table:style-name="Table22.A1" office:value-type="string">
            <text:p text:style-name="P135">Move back one character</text:p>
          </table:table-cell>
        </table:table-row>
        <table:table-row table:style-name="Table22.1">
          <table:table-cell table:style-name="Table22.A1" office:value-type="string">
            <text:p text:style-name="P133"><text:span text:style-name="Keyboard_20_key_20_-_20_ryan">Ctrl-B</text:span></text:p>
          </table:table-cell>
          <table:table-cell table:style-name="Table22.A1" office:value-type="string">
            <text:p text:style-name="P135">Move back to beginning of line</text:p>
          </table:table-cell>
        </table:table-row>
        <table:table-row table:style-name="Table22.1">
          <table:table-cell table:style-name="Table22.A1" office:value-type="string">
            <text:p text:style-name="P133"><text:span text:style-name="Keyboard_20_key_20_-_20_ryan">Ctrl-D</text:span></text:p>
          </table:table-cell>
          <table:table-cell table:style-name="Table22.A1" office:value-type="string">
            <text:p text:style-name="P135">Delete character under cursor</text:p>
          </table:table-cell>
        </table:table-row>
        <table:table-row table:style-name="Table22.1">
          <table:table-cell table:style-name="Table22.A1" office:value-type="string">
            <text:p text:style-name="P133"><text:span text:style-name="Keyboard_20_key_20_-_20_ryan">Ctrl-I</text:span></text:p>
          </table:table-cell>
          <table:table-cell table:style-name="Table22.A1" office:value-type="string">
            <text:p text:style-name="P135">Insert character under cursor</text:p>
          </table:table-cell>
        </table:table-row>
        <table:table-row table:style-name="Table22.1">
          <table:table-cell table:style-name="Table22.A1" office:value-type="string">
            <text:p text:style-name="P133"><text:span text:style-name="Keyboard_20_key_20_-_20_ryan">Ctrl-N</text:span></text:p>
          </table:table-cell>
          <table:table-cell table:style-name="Table22.A1" office:value-type="string">
            <text:p text:style-name="P135">Move forward to end of line</text:p>
          </table:table-cell>
        </table:table-row>
        <table:table-row table:style-name="Table22.1">
          <table:table-cell table:style-name="Table22.A1" office:value-type="string">
            <text:p text:style-name="P133"><text:span text:style-name="Keyboard_20_key_20_-_20_ryan">Ctrl-O</text:span></text:p>
          </table:table-cell>
          <table:table-cell table:style-name="Table22.A1" office:value-type="string">
            <text:p text:style-name="P135">Duplicate all text on current line</text:p>
          </table:table-cell>
        </table:table-row>
        <table:table-row table:style-name="Table22.1">
          <table:table-cell table:style-name="Table22.A1" office:value-type="string">
            <text:p text:style-name="P133"><text:span text:style-name="Keyboard_20_key_20_-_20_ryan">Ctrl-U</text:span></text:p>
          </table:table-cell>
          <table:table-cell table:style-name="Table22.A1" office:value-type="string">
            <text:p text:style-name="P135">Re-type one character from buffer (move forward one character)</text:p>
          </table:table-cell>
        </table:table-row>
        <table:table-row table:style-name="Table22.1">
          <table:table-cell table:style-name="Table22.A1" office:value-type="string">
            <text:p text:style-name="P133"><text:span text:style-name="Keyboard_20_key_20_-_20_ryan">Ctrl-V</text:span></text:p>
          </table:table-cell>
          <table:table-cell table:style-name="Table22.A1" office:value-type="string">
            <text:p text:style-name="P135">Verify (re-display) current line; useful for noisy telephone connections</text:p>
          </table:table-cell>
        </table:table-row>
        <table:table-row table:style-name="Table22.1">
          <table:table-cell table:style-name="Table22.A1" office:value-type="string">
            <text:p text:style-name="P133"><text:span text:style-name="Keyboard_20_key_20_-_20_ryan">Ctrl-W</text:span></text:p>
          </table:table-cell>
          <table:table-cell table:style-name="Table22.A1" office:value-type="string">
            <text:p text:style-name="P135">Move back one word</text:p>
          </table:table-cell>
        </table:table-row>
        <table:table-row table:style-name="Table22.1">
          <table:table-cell table:style-name="Table22.A1" office:value-type="string">
            <text:p text:style-name="P133"><text:span text:style-name="Keyboard_20_key_20_-_20_ryan">Ctrl-X</text:span></text:p>
          </table:table-cell>
          <table:table-cell table:style-name="Table22.A1" office:value-type="string">
            <text:p text:style-name="P135">Abort input (prints a British pound sign on Commodore equipment, or a backslash on ASCII terminals)</text:p>
          </table:table-cell>
        </table:table-row>
        <table:table-row table:style-name="Table22.1">
          <table:table-cell table:style-name="Table22.A1" office:value-type="string">
            <text:p text:style-name="P133"><text:span text:style-name="Keyboard_20_key_20_-_20_ryan">Ctrl-Y</text:span></text:p>
          </table:table-cell>
          <table:table-cell table:style-name="Table22.A1" office:value-type="string">
            <text:p text:style-name="P135">Re-type word from buffer (move forward one word)</text:p>
          </table:table-cell>
        </table:table-row>
      </table:table>
      <text:p text:style-name="Table">Table <text:sequence text:ref-name="refTable19" text:name="Table" text:formula="ooow:Table+19" style:num-format="1">20</text:sequence>: Text editor &amp; BBS prompt control keys</text:p>
      <text:p text:style-name="Standard"/>
      <text:h text:style-name="Heading_20_3" text:outline-level="3"><text:bookmark-start text:name="__RefHeading__13822_483017182"/><text:bookmark-start text:name="_Toc318927333"/><text:bookmark-start text:name="_Ref318904727"/><text:bookmark-start text:name="_Ref318903975"/><text:reference-mark-start text:name="Message Command Interpreter"/>Message Command Interpreter<text:bookmark-end text:name="__RefHeading__13822_483017182"/><text:bookmark-end text:name="_Toc318927333"/><text:bookmark-end text:name="_Ref318904727"/><text:bookmark-end text:name="_Ref318903975"/><text:reference-mark-end text:name="Message Command Interpreter"/></text:h>
      <text:p text:style-name="Text_20_body">The Message Command Interpreter (MCI) allows you to do a variety of things within messages you type.  Each MCI command consists of:</text:p>
      <text:list xml:id="list2933381751895322525" text:style-name="WWNum30">
        <text:list-item>
          <text:p text:style-name="P360">the British pound character (£) for Commodore users, or backslash (\) for other computers</text:p>
        </text:list-item>
        <text:list-item>
          <text:p text:style-name="P360">a command letter (can be either upper- or lowercase)</text:p>
        </text:list-item>
        <text:list-item>
          <text:p text:style-name="P360">a number or letter</text:p>
        </text:list-item>
        <text:list-item>
          <text:p text:style-name="P360">any arguments/parameters.</text:p>
        </text:list-item>
      </text:list>
      <text:p text:style-name="P112"/>
      <text:p text:style-name="Text_20_body">Numbers must be entered in a certain way.  Since the parameter after a command letter may only be one character, letters are substituted in some cases, as follows:</text:p>
      <text:p text:style-name="Standard"><text:soft-page-break/></text:p>
      <table:table table:name="Table23" table:style-name="Table23">
        <table:table-column table:style-name="Table23.A"/>
        <table:table-column table:style-name="Table23.B"/>
        <table:table-column table:style-name="Table23.A"/>
        <table:table-column table:style-name="Table23.D"/>
        <table:table-header-rows>
          <table:table-row table:style-name="Table23.1">
            <table:table-cell table:style-name="Table23.A1" office:value-type="string">
              <text:p text:style-name="Table_20_Heading">Number</text:p>
            </table:table-cell>
            <table:table-cell table:style-name="Table23.A1" office:value-type="string">
              <text:p text:style-name="Table_20_Heading">Letter</text:p>
            </table:table-cell>
            <table:table-cell table:style-name="Table23.A1" office:value-type="string">
              <text:p text:style-name="Table_20_Heading">Number</text:p>
            </table:table-cell>
            <table:table-cell table:style-name="Table23.A1" office:value-type="string">
              <text:p text:style-name="Table_20_Heading">Letter</text:p>
            </table:table-cell>
          </table:table-row>
        </table:table-header-rows>
        <table:table-row table:style-name="Table23.1">
          <table:table-cell table:style-name="Table23.A1" office:value-type="string">
            <text:p text:style-name="Table_20_Contents">1</text:p>
          </table:table-cell>
          <table:table-cell table:style-name="Table23.A1" office:value-type="string">
            <text:p text:style-name="Table_20_Contents">1 or A</text:p>
          </table:table-cell>
          <table:table-cell table:style-name="Table23.A1" office:value-type="string">
            <text:p text:style-name="Table_20_Contents">9</text:p>
          </table:table-cell>
          <table:table-cell table:style-name="Table23.A1" office:value-type="string">
            <text:p text:style-name="Table_20_Contents">9 or I</text:p>
          </table:table-cell>
        </table:table-row>
        <table:table-row table:style-name="Table23.1">
          <table:table-cell table:style-name="Table23.A1" office:value-type="string">
            <text:p text:style-name="Table_20_Contents">2</text:p>
          </table:table-cell>
          <table:table-cell table:style-name="Table23.A1" office:value-type="string">
            <text:p text:style-name="Table_20_Contents">2 or B</text:p>
          </table:table-cell>
          <table:table-cell table:style-name="Table23.A1" office:value-type="string">
            <text:p text:style-name="Table_20_Contents">10</text:p>
          </table:table-cell>
          <table:table-cell table:style-name="Table23.A1" office:value-type="string">
            <text:p text:style-name="Table_20_Contents">J</text:p>
          </table:table-cell>
        </table:table-row>
        <table:table-row table:style-name="Table23.1">
          <table:table-cell table:style-name="Table23.A1" office:value-type="string">
            <text:p text:style-name="Table_20_Contents">3</text:p>
          </table:table-cell>
          <table:table-cell table:style-name="Table23.A1" office:value-type="string">
            <text:p text:style-name="Table_20_Contents">3 or C</text:p>
          </table:table-cell>
          <table:table-cell table:style-name="Table23.A1" office:value-type="string">
            <text:p text:style-name="Table_20_Contents">11</text:p>
          </table:table-cell>
          <table:table-cell table:style-name="Table23.A1" office:value-type="string">
            <text:p text:style-name="Table_20_Contents">K</text:p>
          </table:table-cell>
        </table:table-row>
        <table:table-row table:style-name="Table23.1">
          <table:table-cell table:style-name="Table23.A1" office:value-type="string">
            <text:p text:style-name="Table_20_Contents">4</text:p>
          </table:table-cell>
          <table:table-cell table:style-name="Table23.A1" office:value-type="string">
            <text:p text:style-name="Table_20_Contents">4 or D</text:p>
          </table:table-cell>
          <table:table-cell table:style-name="Table23.A1" office:value-type="string">
            <text:p text:style-name="Table_20_Contents">12</text:p>
          </table:table-cell>
          <table:table-cell table:style-name="Table23.A1" office:value-type="string">
            <text:p text:style-name="Table_20_Contents">L</text:p>
          </table:table-cell>
        </table:table-row>
        <table:table-row table:style-name="Table23.1">
          <table:table-cell table:style-name="Table23.A1" office:value-type="string">
            <text:p text:style-name="Table_20_Contents">5</text:p>
          </table:table-cell>
          <table:table-cell table:style-name="Table23.A1" office:value-type="string">
            <text:p text:style-name="Table_20_Contents">5 or E</text:p>
          </table:table-cell>
          <table:table-cell table:style-name="Table23.A1" office:value-type="string">
            <text:p text:style-name="Table_20_Contents">13</text:p>
          </table:table-cell>
          <table:table-cell table:style-name="Table23.A1" office:value-type="string">
            <text:p text:style-name="Table_20_Contents">M</text:p>
          </table:table-cell>
        </table:table-row>
        <table:table-row table:style-name="Table23.1">
          <table:table-cell table:style-name="Table23.A1" office:value-type="string">
            <text:p text:style-name="Table_20_Contents">6</text:p>
          </table:table-cell>
          <table:table-cell table:style-name="Table23.A1" office:value-type="string">
            <text:p text:style-name="Table_20_Contents">6 or F</text:p>
          </table:table-cell>
          <table:table-cell table:style-name="Table23.A1" office:value-type="string">
            <text:p text:style-name="Table_20_Contents">14</text:p>
          </table:table-cell>
          <table:table-cell table:style-name="Table23.A1" office:value-type="string">
            <text:p text:style-name="Table_20_Contents">N</text:p>
          </table:table-cell>
        </table:table-row>
        <table:table-row table:style-name="Table23.1">
          <table:table-cell table:style-name="Table23.A1" office:value-type="string">
            <text:p text:style-name="Table_20_Contents">7</text:p>
          </table:table-cell>
          <table:table-cell table:style-name="Table23.A1" office:value-type="string">
            <text:p text:style-name="Table_20_Contents">7 or G</text:p>
          </table:table-cell>
          <table:table-cell table:style-name="Table23.A1" office:value-type="string">
            <text:p text:style-name="Table_20_Contents">15</text:p>
          </table:table-cell>
          <table:table-cell table:style-name="Table23.A1" office:value-type="string">
            <text:p text:style-name="Table_20_Contents">O</text:p>
          </table:table-cell>
        </table:table-row>
        <table:table-row table:style-name="Table23.1">
          <table:table-cell table:style-name="Table23.A1" office:value-type="string">
            <text:p text:style-name="Table_20_Contents">8</text:p>
          </table:table-cell>
          <table:table-cell table:style-name="Table23.A1" office:value-type="string">
            <text:p text:style-name="Table_20_Contents">8 or H</text:p>
          </table:table-cell>
          <table:table-cell table:style-name="Table23.A1" office:value-type="string">
            <text:p text:style-name="Table_20_Contents"/>
          </table:table-cell>
          <table:table-cell table:style-name="Table23.A1" office:value-type="string">
            <text:p text:style-name="Table_20_Contents"/>
          </table:table-cell>
        </table:table-row>
      </table:table>
      <text:p text:style-name="Table">Table <text:sequence text:ref-name="refTable20" text:name="Table" text:formula="ooow:Table+1" style:num-format="1">21</text:sequence>: MCI numbering system</text:p>
      <text:p text:style-name="Standard"/>
      <text:p text:style-name="Text_20_body"><text:span text:style-name="Manual_20_Revision_20_-_20_ryan">Think of it as "extended hexadecimal."  And by the way, this next good-sized chunk was pretty extensively reworked; I think the examples in the original manual don't always explain themselves very well.</text:span></text:p>
      <text:p text:style-name="Text_20_body"><text:span text:style-name="Manual_20_Revision_20_-_20_ryan">Plus, one thing to mention: If ever you need to output a British pound sign, type two of them.  This is technically called "escaping" MCI; the first prepares to interpret the following character as an MCI command, the second cancels it.</text:span></text:p>
      <text:p text:style-name="Text_20_body">In general, MCI is what "spices up" an IMAGE BBS.  It allows you to add color, cursor movement, and a "personal touch."  The MCI commands available in IMAGE BBS are:</text:p>
      <text:h text:style-name="MCI_20_command_20_-_20_ryan" text:outline-level="1"><text:bookmark-start text:name="__RefHeading___Toc84022_1114717513"/><text:span text:style-name="BBS_20_output_20_-_20_ryan">£AnTEXT£ <text:tab/> About</text:span><text:bookmark-end text:name="__RefHeading___Toc84022_1114717513"/></text:h>
      <text:p text:style-name="P78">Compare MCI variable £Vn to TEXT.  Notice the ending pound sign which delimits the comparison.  (For a list of MCI variables, see the £V command.)  The comparison result can be used with £D or £T.</text:p>
      <text:p text:style-name="P78"/>
      <text:p text:style-name="P78"><text:span text:style-name="Commodore_20_text_20_-_20_ryan">£A2SYSOP£</text:span><text:tab/>Compares the user's handle (<text:span text:style-name="Commodore_20_text_20_-_20_ryan">£V2</text:span>) to <text:span text:style-name="Commodore_20_text_20_-_20_ryan">SYSOP</text:span>.</text:p>
      <text:p text:style-name="P78"/>
      <text:h text:style-name="P234" text:outline-level="1"><text:bookmark-start text:name="__RefHeading___Toc84024_1114717513"/><text:span text:style-name="BBS_20_output_20_-_20_ryan">£Bx <text:tab/> Bells</text:span><text:bookmark-end text:name="__RefHeading___Toc84024_1114717513"/></text:h>
      <text:p text:style-name="P194">Send x bell characters [CHR$(7)] to the user; if the user's terminal supports bells, they hear them.</text:p>
      <text:list xml:id="list194252556030521" text:continue-numbering="true" text:style-name="WWNum30">
        <text:list-item>
          <text:p text:style-name="P361">Tip: Speed up or slow down by using the £Sx command!</text:p>
        </text:list-item>
      </text:list>
      <text:p text:style-name="P78"/>
      <text:h text:style-name="P234" text:outline-level="1"><text:bookmark-start text:name="__RefHeading___Toc84026_1114717513"/><text:span text:style-name="BBS_20_output_20_-_20_ryan">£Cx <text:tab/> Color</text:span><text:bookmark-end text:name="__RefHeading___Toc84026_1114717513"/></text:h>
      <text:p text:style-name="P78"><text:soft-page-break/>Set the current display color to <text:span text:style-name="T9">x</text:span>, where <text:span text:style-name="T9">x</text:span> is from the following table:</text:p>
      <text:p text:style-name="P78"><text:bookmark-start text:name="__RefHeading__13824_483017182"/><text:bookmark-end text:name="__RefHeading__13824_483017182"/><text:bookmark text:name="_Toc318927402"/></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Table_20_Contents"><text:span text:style-name="Commodore_20_text_20_-_20_ryan">a/1</text:span></text:p>
          </table:table-cell>
          <table:table-cell table:style-name="Table24.A1" office:value-type="string">
            <text:p text:style-name="Table_20_Contents"><text:span text:style-name="Commodore_20_text_20_-_20_ryan">white</text:span></text:p>
          </table:table-cell>
          <table:table-cell table:style-name="Table24.A1" office:value-type="string">
            <text:p text:style-name="Table_20_Contents"><text:span text:style-name="Commodore_20_text_20_-_20_ryan">f/6</text:span></text:p>
          </table:table-cell>
          <table:table-cell table:style-name="Table24.A1" office:value-type="string">
            <text:p text:style-name="Table_20_Contents"><text:span text:style-name="Commodore_20_text_20_-_20_ryan">dark blue</text:span></text:p>
          </table:table-cell>
          <table:table-cell table:style-name="Table24.A1" office:value-type="string">
            <text:p text:style-name="Table_20_Contents"><text:span text:style-name="Commodore_20_text_20_-_20_ryan">k</text:span></text:p>
          </table:table-cell>
          <table:table-cell table:style-name="Table24.A1" office:value-type="string">
            <text:p text:style-name="Table_20_Contents"><text:span text:style-name="Commodore_20_text_20_-_20_ryan">dark gray</text:span><text:span text:style-name="Commodore_20_text_20_-_20_ryan"><text:note text:id="ftn6" text:note-class="footnote"><text:note-citation>6</text:note-citation><text:note-body><text:p text:style-name="P303"><text:s/><text:span text:style-name="T78">i</text:span>n ANSI graphics or Commodore 128 80-column mode:<text:tab/>£C8: dark purple, £CK: dark cyan</text:p></text:note-body></text:note></text:span><text:span text:style-name="Commodore_20_text_20_-_20_ryan"> (+)</text:span></text:p>
          </table:table-cell>
        </table:table-row>
        <table:table-row table:style-name="Table24.1">
          <table:table-cell table:style-name="Table24.A1" office:value-type="string">
            <text:p text:style-name="Table_20_Contents"><text:span text:style-name="Commodore_20_text_20_-_20_ryan">b/2</text:span></text:p>
          </table:table-cell>
          <table:table-cell table:style-name="Table24.A1" office:value-type="string">
            <text:p text:style-name="Table_20_Contents"><text:span text:style-name="Commodore_20_text_20_-_20_ryan">red</text:span></text:p>
          </table:table-cell>
          <table:table-cell table:style-name="Table24.A1" office:value-type="string">
            <text:p text:style-name="Table_20_Contents"><text:span text:style-name="Commodore_20_text_20_-_20_ryan">g/7</text:span></text:p>
          </table:table-cell>
          <table:table-cell table:style-name="Table24.A1" office:value-type="string">
            <text:p text:style-name="Table_20_Contents"><text:span text:style-name="Commodore_20_text_20_-_20_ryan">yellow</text:span></text:p>
          </table:table-cell>
          <table:table-cell table:style-name="Table24.A1" office:value-type="string">
            <text:p text:style-name="Table_20_Contents"><text:span text:style-name="Commodore_20_text_20_-_20_ryan">l</text:span></text:p>
          </table:table-cell>
          <table:table-cell table:style-name="Table24.A1" office:value-type="string">
            <text:p text:style-name="Table_20_Contents"><text:span text:style-name="Commodore_20_text_20_-_20_ryan">medium gray</text:span></text:p>
          </table:table-cell>
        </table:table-row>
        <table:table-row table:style-name="Table24.1">
          <table:table-cell table:style-name="Table24.A1" office:value-type="string">
            <text:p text:style-name="Table_20_Contents"><text:span text:style-name="Commodore_20_text_20_-_20_ryan">c/3</text:span></text:p>
          </table:table-cell>
          <table:table-cell table:style-name="Table24.A1" office:value-type="string">
            <text:p text:style-name="Table_20_Contents"><text:span text:style-name="Commodore_20_text_20_-_20_ryan">cyan</text:span></text:p>
          </table:table-cell>
          <table:table-cell table:style-name="Table24.A1" office:value-type="string">
            <text:p text:style-name="Table_20_Contents"><text:span text:style-name="Commodore_20_text_20_-_20_ryan">h/8</text:span></text:p>
          </table:table-cell>
          <table:table-cell table:style-name="Table24.A1" office:value-type="string">
            <text:p text:style-name="Table_20_Contents"><text:span text:style-name="Commodore_20_text_20_-_20_ryan">orange (+)</text:span></text:p>
          </table:table-cell>
          <table:table-cell table:style-name="Table24.A1" office:value-type="string">
            <text:p text:style-name="Table_20_Contents"><text:span text:style-name="Commodore_20_text_20_-_20_ryan">m</text:span></text:p>
          </table:table-cell>
          <table:table-cell table:style-name="Table24.A1" office:value-type="string">
            <text:p text:style-name="Table_20_Contents"><text:span text:style-name="Commodore_20_text_20_-_20_ryan">light green</text:span></text:p>
          </table:table-cell>
        </table:table-row>
        <table:table-row table:style-name="Table24.1">
          <table:table-cell table:style-name="Table24.A1" office:value-type="string">
            <text:p text:style-name="Table_20_Contents"><text:span text:style-name="Commodore_20_text_20_-_20_ryan">d/4</text:span></text:p>
          </table:table-cell>
          <table:table-cell table:style-name="Table24.A1" office:value-type="string">
            <text:p text:style-name="Table_20_Contents"><text:span text:style-name="Commodore_20_text_20_-_20_ryan">purple</text:span></text:p>
          </table:table-cell>
          <table:table-cell table:style-name="Table24.A1" office:value-type="string">
            <text:p text:style-name="Table_20_Contents"><text:span text:style-name="Commodore_20_text_20_-_20_ryan">i/9</text:span></text:p>
          </table:table-cell>
          <table:table-cell table:style-name="Table24.A1" office:value-type="string">
            <text:p text:style-name="Table_20_Contents"><text:span text:style-name="Commodore_20_text_20_-_20_ryan">brown</text:span></text:p>
          </table:table-cell>
          <table:table-cell table:style-name="Table24.A1" office:value-type="string">
            <text:p text:style-name="Table_20_Contents"><text:span text:style-name="Commodore_20_text_20_-_20_ryan">n</text:span></text:p>
          </table:table-cell>
          <table:table-cell table:style-name="Table24.A1" office:value-type="string">
            <text:p text:style-name="Table_20_Contents"><text:span text:style-name="Commodore_20_text_20_-_20_ryan">light blue</text:span></text:p>
          </table:table-cell>
        </table:table-row>
        <table:table-row table:style-name="Table24.1">
          <table:table-cell table:style-name="Table24.A1" office:value-type="string">
            <text:p text:style-name="Table_20_Contents"><text:span text:style-name="Commodore_20_text_20_-_20_ryan">e/5</text:span></text:p>
          </table:table-cell>
          <table:table-cell table:style-name="Table24.A1" office:value-type="string">
            <text:p text:style-name="Table_20_Contents"><text:span text:style-name="Commodore_20_text_20_-_20_ryan">dark green</text:span></text:p>
          </table:table-cell>
          <table:table-cell table:style-name="Table24.A1" office:value-type="string">
            <text:p text:style-name="Table_20_Contents"><text:span text:style-name="Commodore_20_text_20_-_20_ryan">j</text:span></text:p>
          </table:table-cell>
          <table:table-cell table:style-name="Table24.A1" office:value-type="string">
            <text:p text:style-name="Table_20_Contents"><text:span text:style-name="Commodore_20_text_20_-_20_ryan">light red</text:span></text:p>
          </table:table-cell>
          <table:table-cell table:style-name="Table24.A1" office:value-type="string">
            <text:p text:style-name="Table_20_Contents"><text:span text:style-name="Commodore_20_text_20_-_20_ryan">o</text:span></text:p>
          </table:table-cell>
          <table:table-cell table:style-name="Table24.A1" office:value-type="string">
            <text:p text:style-name="Table_20_Contents"><text:span text:style-name="Commodore_20_text_20_-_20_ryan">light gray</text:span></text:p>
          </table:table-cell>
        </table:table-row>
      </table:table>
      <text:p text:style-name="Table">Table <text:sequence text:ref-name="refTable21" text:name="Table" text:formula="ooow:Table+21" style:num-format="1">21</text:sequence>: MCI color codes</text:p>
      <text:p text:style-name="P78"/>
      <text:list xml:id="list194253173194768" text:continue-numbering="true" text:style-name="WWNum30">
        <text:list-item>
          <text:p text:style-name="P361">0, black, is omitted since that is usually the color choice for terminal backgrounds.</text:p>
        </text:list-item>
        <text:list-item>
          <text:p text:style-name="P361">Commodore users can use <text:span text:style-name="Keyboard_20_key_20_-_20_ryan">CTRL</text:span>- or <text:span text:style-name="Keyboard_20_key_20_-_20_ryan">C=</text:span> <text:span text:style-name="Keyboard_20_key_20_-_20_ryan">1-8</text:span> instead of <text:span text:style-name="Commodore_20_text_20_-_20_ryan">£Cx</text:span>.</text:p>
        </text:list-item>
      </text:list>
      <text:p text:style-name="P78"/>
      <text:h text:style-name="P234" text:outline-level="1"><text:bookmark-start text:name="__RefHeading__13826_483017182"/>£Dx <text:tab/> Jump if not equal<text:bookmark-end text:name="__RefHeading__13826_483017182"/></text:h>
      <text:p text:style-name="P78">Skips <text:span text:style-name="T9">x</text:span> lines when the result of the last compare command (£A or £T) was <text:span text:style-name="T13">not</text:span> equal.</text:p>
      <text:p text:style-name="P90"/>
      <text:p text:style-name="P91"><text:span text:style-name="Commodore_20_text_20_-_20_ryan"><text:span text:style-name="T38">Display an appropriate message based on whether the user's handle is or is not </text:span></text:span><text:span text:style-name="Commodore_20_text_20_-_20_ryan"><text:span text:style-name="T34">SYSOP</text:span></text:span><text:span text:style-name="Commodore_20_text_20_-_20_ryan"><text:span text:style-name="T38">:</text:span></text:span></text:p>
      <text:p text:style-name="P91"/>
      <text:p text:style-name="P91"><text:span text:style-name="Commodore_20_text_20_-_20_ryan">£A2SYSOP££D1<text:tab/></text:span>Compare <text:span text:style-name="T76">user's handle to SYSOP, skip next line if not</text:span></text:p>
      <text:p text:style-name="P75"><text:span text:style-name="Commodore_20_text_20_-_20_ryan">Hello, Sysop!£D1<text:tab/></text:span><text:span text:style-name="T40">Output “Hello, Sysop!”, skip next line</text:span></text:p>
      <text:p text:style-name="P75"><text:span text:style-name="Commodore_20_text_20_-_20_ryan">Hey, you can't read this!<text:tab/></text:span><text:span text:style-name="Commodore_20_text_20_-_20_ryan"><text:span text:style-name="T42">Output message, continue</text:span></text:span></text:p>
      <text:p text:style-name="P77"><text:span text:style-name="Commodore_20_text_20_-_20_ryan"><text:span text:style-name="T36">£X1<text:tab/></text:span></text:span><text:span text:style-name="Commodore_20_text_20_-_20_ryan"><text:span text:style-name="T40">Abort the file or message</text:span></text:span></text:p>
      <text:p text:style-name="P78"/>
      <text:p text:style-name="P78"/>
      <text:h text:style-name="P234" text:outline-level="1"><text:bookmark-start text:name="__RefHeading__13828_483017182"/>£Ex <text:tab/> Jump if equal<text:bookmark-end text:name="__RefHeading__13828_483017182"/></text:h>
      <text:p text:style-name="P89">Skip <text:span text:style-name="T9">x</text:span> lines if the result of the last compare command (£A or £T) <text:span text:style-name="T9">was</text:span> equal.</text:p>
      <text:p text:style-name="P79"/>
      <text:p text:style-name="P79">Display a message based on whether the user's handle is USER:</text:p>
      <text:p text:style-name="P79"/>
      <text:p text:style-name="P79"><text:span text:style-name="Commodore_20_text_20_-_20_ryan">£A2USER££E1</text:span></text:p>
      <text:p text:style-name="P78"><text:span text:style-name="Commodore_20_text_20_-_20_ryan">Congratulations, your handle is USER!£E1</text:span></text:p>
      <text:p text:style-name="P78"><text:span text:style-name="Commodore_20_text_20_-_20_ryan">Too bad your handle isn't USER!</text:span></text:p>
      <text:p text:style-name="P79"><text:span text:style-name="Commodore_20_text_20_-_20_ryan">£X1</text:span><text:span text:style-name="Commodore_20_text_20_-_20_ryan"><text:span text:style-name="T36"><text:tab/></text:span></text:span><text:span text:style-name="Commodore_20_text_20_-_20_ryan"><text:span text:style-name="T40">Abort the file or message</text:span></text:span></text:p>
      <text:p text:style-name="P78"/>
      <text:p text:style-name="P78"/>
      <text:h text:style-name="P234" text:outline-level="1"><text:bookmark-start text:name="__RefHeading__13830_483017182"/>£F1 <text:tab/> Form feed<text:bookmark-end text:name="__RefHeading__13830_483017182"/></text:h>
      <text:p text:style-name="P78">This command sends a "clear screen" character to the user. [CHR$(147) on Commodore equipment, or CHR$(12<text:span text:style-name="T77">)--a</text:span> form feed -- in ASCII mode].</text:p>
      <text:p text:style-name="P78"/>
      <text:p text:style-name="P78"/>
      <text:h text:style-name="P234" text:outline-level="1"><text:bookmark-start text:name="__RefHeading__13832_483017182"/>£Gx <text:tab/> Get character<text:bookmark-end text:name="__RefHeading__13832_483017182"/></text:h>
      <text:p text:style-name="P78">Wait until the user presses a key.  The keypress is stored in <text:span text:style-name="T78">an$</text:span> (MCI variable £<text:span text:style-name="T78">v</text:span>7).</text:p>
      <text:p text:style-name="P78">If x=1, only uppercase input is allowed. If x=<text:span text:style-name="T77">0</text:span>, both uppercase and lowercase are allowed.</text:p>
      <text:p text:style-name="P82"><text:span text:style-name="Commodore_20_text_20_-_20_ryan">Press a key: £G1<text:tab/></text:span><text:span text:style-name="T82">Pro</text:span>mpts the user <text:span text:style-name="T82">and</text:span> wait<text:span text:style-name="T82">s</text:span> for <text:span text:style-name="T82">one</text:span></text:p>
      <text:p text:style-name="P93"><text:span text:style-name="T82">keypre</text:span>ss (only uppercase input is accepted).</text:p>
      <text:p text:style-name="P78"><text:soft-page-break/></text:p>
      <text:h text:style-name="P234" text:outline-level="1"><text:bookmark-start text:name="__RefHeading___Toc84028_1114717513"/>£Hx <text:tab/> Backspaces<text:bookmark-end text:name="__RefHeading___Toc84028_1114717513"/></text:h>
      <text:p text:style-name="P78">Display <text:span text:style-name="T9">x</text:span> backspaces/deletes (depending on the user's terminal requirements).</text:p>
      <text:p text:style-name="P82"><text:span text:style-name="Commodore_20_text_20_-_20_ryan">Apple£H5Banana</text:span><text:tab/>This displays Apple, immediately erases it with five </text:p>
      <text:p text:style-name="P83"><text:tab/>backspace/delete characters, then Banana</text:p>
      <text:p text:style-name="P94">is displayed in its place.</text:p>
      <text:p text:style-name="P78"/>
      <text:h text:style-name="P234" text:outline-level="1"><text:bookmark-start text:name="__RefHeading___Toc84030_1114717513"/>£Ix <text:tab/> Line input<text:bookmark-end text:name="__RefHeading___Toc84030_1114717513"/></text:h>
      <text:p text:style-name="P78">Pauses output, allowing the user to input a line of text. The input is stored in AN$ (MCI variable £V7).</text:p>
      <text:list xml:id="list1380230574740220361" text:style-name="L22">
        <text:list-item>
          <text:p text:style-name="P286">If x=0, the input can be in both upper- and lowercase.</text:p>
        </text:list-item>
        <text:list-item>
          <text:p text:style-name="P286">If x=<text:span text:style-name="T82">1</text:span>, the input is in uppercase only.</text:p>
        </text:list-item>
      </text:list>
      <text:p text:style-name="P82"><text:span text:style-name="Commodore_20_text_20_-_20_ryan">Enter your name: £I1<text:tab/></text:span><text:span text:style-name="T82">Pr</text:span>ompts the user, then <text:span text:style-name="T82">accepts input</text:span></text:p>
      <text:p text:style-name="P82"><text:span text:style-name="T82"><text:tab/>in all </text:span>uppercase characters.</text:p>
      <text:p text:style-name="P95"><text:span text:style-name="Commodore_20_text_20_-_20_ryan">Hello, £V7!</text:span><text:tab/>Echo the user's input.</text:p>
      <text:h text:style-name="P234" text:outline-level="1"/>
      <text:h text:style-name="P234" text:outline-level="1"><text:bookmark-start text:name="__RefHeading___Toc84032_1114717513"/>£Jx <text:tab/> Jump<text:bookmark-end text:name="__RefHeading___Toc84032_1114717513"/></text:h>
      <text:p text:style-name="P78">Do not display the next x lines of the message or file.</text:p>
      <text:p text:style-name="P81"><text:span text:style-name="Commodore_20_text_20_-_20_ryan"><text:span text:style-name="T80">Displayed</text:span></text:span><text:span text:style-name="Commodore_20_text_20_-_20_ryan">£J1</text:span><text:tab/>This skips the next line.</text:p>
      <text:p text:style-name="P92"><text:span text:style-name="Commodore_20_text_20_-_20_ryan">Not displayed</text:span></text:p>
      <text:p text:style-name="P92"><text:span text:style-name="Commodore_20_text_20_-_20_ryan">Displayed again</text:span></text:p>
      <text:p text:style-name="P92"/>
      <text:h text:style-name="MCI_20_command_20_-_20_ryan" text:outline-level="1"><text:bookmark-start text:name="__RefHeading__13834_483017182"/>£Kx <text:tab/> Kolorific mode<text:bookmark-end text:name="__RefHeading__13834_483017182"/></text:h>
      <text:p text:style-name="P78"><office:annotation office:name="__Fieldmark__115447_1136949260"><dc:creator>Ryan Sherwood</dc:creator><dc:date>2014-09-19T23:30:52</dc:date><text:p>Does this reset at the end of each line?</text:p></office:annotation>Changes the color of each character output.<office:annotation-end office:name="__Fieldmark__115447_1136949260"/></text:p>
      <text:list xml:id="list1832906643461441929" text:style-name="L23">
        <text:list-item>
          <text:p text:style-name="P287">If x=<text:span text:style-name="T82">0 (zero)</text:span>, Kolorific mode is turned off.</text:p>
        </text:list-item>
        <text:list-item>
          <text:p text:style-name="P287">If x is any other color <text:span text:style-name="T82">code</text:span> (see £Cx), Kolorific mode is enabled, starting with £Cx.</text:p>
        </text:list-item>
      </text:list>
      <text:p text:style-name="P78"><text:span text:style-name="Commodore_20_text_20_-_20_ryan">£K2This is a test£K0</text:span><text:tab/>Turn Kolorific mode on, starting with the color red.</text:p>
      <text:p text:style-name="P78"><text:tab/>Displays "This is a test", then turns Kolorific mode off.</text:p>
      <text:p text:style-name="P78"/>
      <text:h text:style-name="MCI_20_command_20_-_20_ryan" text:outline-level="1"><text:bookmark-start text:name="__RefHeading__13836_483017182"/>£Lx <text:tab/> Printer<text:bookmark-end text:name="__RefHeading__13836_483017182"/></text:h>
      <text:p text:style-name="P78">Control the printer attached to the BBS, if online.</text:p>
      <text:list xml:id="list396820435739935152" text:style-name="L24">
        <text:list-item>
          <text:p text:style-name="P288">If x=0, printed output is stopped.</text:p>
        </text:list-item>
        <text:list-item>
          <text:p text:style-name="P288">If x=1, printed output is started (or resumed).</text:p>
        </text:list-item>
      </text:list>
      <text:p text:style-name="P78"><text:span text:style-name="T9">Note:</text:span> Printed output stops at the end of each line; you must include £L1 on each line to be printed.</text:p>
      <text:p text:style-name="P78"><text:span text:style-name="Commodore_20_text_20_-_20_ryan">£LlHello</text:span><text:tab/>Print <text:span text:style-name="Commodore_20_text_20_-_20_ryan">Hello</text:span> on the printer.</text:p>
      <text:p text:style-name="P78"/>
      <text:h text:style-name="MCI_20_command_20_-_20_ryan" text:outline-level="1"><text:bookmark-start text:name="__RefHeading__13838_483017182"/>£Nx <text:tab/> New line<text:bookmark-end text:name="__RefHeading__13838_483017182"/></text:h>
      <text:p text:style-name="P78"><text:span text:style-name="T81">D</text:span>isplay <text:span text:style-name="T9">x</text:span> carriage returns.</text:p>
      <text:p text:style-name="P78"/>
      <text:h text:style-name="MCI_20_command_20_-_20_ryan" text:outline-level="1"><text:bookmark-start text:name="__RefHeading___Toc84034_1114717513"/>£Ox <text:tab/> "Over"<text:bookmark-end text:name="__RefHeading___Toc84034_1114717513"/></text:h>
      <text:p text:style-name="P78">This command repeats a character 19 times.  It is useful for making menus, etc.</text:p>
      <text:p text:style-name="P78">Parameters: Replace x with the character wanted.</text:p>
      <text:p text:style-name="P78">*£0-£0-*</text:p>
      <text:p text:style-name="P78">Displays the following:</text:p>
      <text:p text:style-name="P78"><text:span text:style-name="Commodore_20_text_20_-_20_ryan">*--------------------------------------*</text:span></text:p>
      <text:p text:style-name="P78"/>
      <text:h text:style-name="MCI_20_command_20_-_20_ryan" text:outline-level="1"><text:bookmark-start text:name="__RefHeading__13840_483017182"/>£Px <text:tab/> Print mod<text:span text:style-name="T78">e</text:span><text:bookmark-end text:name="__RefHeading__13840_483017182"/></text:h>
      <text:p text:style-name="P78">Sometimes referred to as “cursor dancing,” print modes allow each character output to be displayed in a variety of ways, usually to move the cursor, or perform "special effects."  Replace x with the print mode number.  The print mode is set back to 0 at the end of each line.</text:p>
      <text:p text:style-name="P78"/>
      <text:p text:style-name="P78"><text:soft-page-break/>There are thirteen very powerful print modes in IMAGE BBS.  We suggest trying to come up with interesting ways to use them -- it is possible to create an entire “movie” file entirely within the IMAGE BBS editor with these commands!</text:p>
      <text:p text:style-name="P78"/>
      <text:h text:style-name="P289" text:outline-level="1"><text:bookmark-start text:name="__RefHeading__13842_483017182"/><text:span text:style-name="Commodore_20_text_20_-_20_ryan">ASCII:</text:span><text:bookmark-end text:name="__RefHeading__13842_483017182"/></text:h>
      <text:p text:style-name="P78"><text:span text:style-name="Commodore_20_text_20_-_20_ryan">======</text:span></text:p>
      <text:p text:style-name="P78">0 - normal printing</text:p>
      <text:p text:style-name="P78">1 - character, backspace, character</text:p>
      <text:p text:style-name="P78">2 - character, 8 spaces, 8 backspaces</text:p>
      <text:p text:style-name="P78">3 - character, backspace</text:p>
      <text:p text:style-name="P78">4 - space, character, 2 backspaces, character</text:p>
      <text:p text:style-name="P78">5 - character, bell</text:p>
      <text:p text:style-name="P78"/>
      <text:h text:style-name="P289" text:outline-level="1"><text:bookmark-start text:name="__RefHeading__13844_483017182"/><text:span text:style-name="Commodore_20_text_20_-_20_ryan">COMMODORE C/G:</text:span><text:bookmark-end text:name="__RefHeading__13844_483017182"/></text:h>
      <text:p text:style-name="P78"><text:span text:style-name="Commodore_20_text_20_-_20_ryan">==============</text:span></text:p>
      <text:p text:style-name="P78">6 - character, 2 cursor lefts (displays !drawkcab)</text:p>
      <text:p text:style-name="P78">7 - character, cursor left, cursor up (displays up)</text:p>
      <text:p text:style-name="P78">8 - character, cursor left, cursor down (displays down)</text:p>
      <text:p text:style-name="P78">(fixme: add the rest, 4 diagonals)</text:p>
      <text:p text:style-name="P78"/>
      <text:h text:style-name="MCI_20_command_20_-_20_ryan" text:outline-level="1"><text:bookmark-start text:name="__RefHeading__13846_483017182"/>£Qx <text:tab/> Reset MCI defaults<text:bookmark-end text:name="__RefHeading__13846_483017182"/></text:h>
      <text:p text:style-name="P78">Turns off the following features:</text:p>
      <text:p text:style-name="P78">* Printer mode (see £Lx)</text:p>
      <text:p text:style-name="P78">* Reverse mode (see £Rx)</text:p>
      <text:p text:style-name="P78">* Uppercase mode (see £Ux)</text:p>
      <text:p text:style-name="P78">The current print mode (see £Px) and print speed (see £Sx) are set to 0 for normal output at the fastest speed.</text:p>
      <text:p text:style-name="P78">Parameters: * If x=0, then the current color is set to the default color.</text:p>
      <text:p text:style-name="P78">* Otherwise, the default color and current color is set to x.</text:p>
      <text:p text:style-name="P78">(fixme)</text:p>
      <text:p text:style-name="P78"/>
      <text:h text:style-name="MCI_20_command_20_-_20_ryan" text:outline-level="1"><text:bookmark-start text:name="__RefHeading__13848_483017182"/>£Rx <text:tab/> Reverse mode<text:bookmark-end text:name="__RefHeading__13848_483017182"/></text:h>
      <text:p text:style-name="P78">Controls displaying text in normal or reverse modes.</text:p>
      <text:p text:style-name="P80">Parameters:</text:p>
      <text:p text:style-name="P80"><text:s/>* If x=0, reverse mode is turned off</text:p>
      <text:p text:style-name="P78"><text:s/>* If x=1, reverse mode is turned on</text:p>
      <text:p text:style-name="P80">Notes:</text:p>
      <text:p text:style-name="P80"><text:s/>* Reverse mode turns off at the end of every line.</text:p>
      <text:p text:style-name="P78"><text:s/>* Commodore users can also use CTRL-9 / CTRL-0.</text:p>
      <text:p text:style-name="P78"/>
      <text:h text:style-name="MCI_20_command_20_-_20_ryan" text:outline-level="1"><text:bookmark-start text:name="__RefHeading__13850_483017182"/>£Sx <text:tab/> Print speed<text:bookmark-end text:name="__RefHeading__13850_483017182"/></text:h>
      <text:p text:style-name="P78">Delay character output by a multiple of tenths of a second.</text:p>
      <text:p text:style-name="P78">Parameters: * x ranges from 1-J (.1 to 1 second)</text:p>
      <text:p text:style-name="P78"/>
      <text:p text:style-name="P78"/>
      <text:h text:style-name="MCI_20_command_20_-_20_ryan" text:outline-level="1"><text:bookmark-start text:name="__RefHeading__13852_483017182"/>£TxTEXT£ <text:tab/> Test variables<text:bookmark-end text:name="__RefHeading__13852_483017182"/></text:h>
      <text:p text:style-name="P78">Used in conjunction with £D and £E.  Compares a variable to TEXT (similar to £A).</text:p>
      <text:p text:style-name="P78">If x=1, tests user input (AN$).</text:p>
      <text:p text:style-name="P78">If x=2, tests access group (AC%).</text:p>
      <text:p text:style-name="P78">£T29££D1<text:tab/>Compare the user's access level to 9;</text:p>
      <text:p text:style-name="P80">Hi, sysop! Welcome!£X1<text:tab/>display an appropriate message.</text:p>
      <text:p text:style-name="P78">£V2, this function is only for sysops.</text:p>
      <text:p text:style-name="P78"/>
      <text:h text:style-name="MCI_20_command_20_-_20_ryan" text:outline-level="1"><text:bookmark-start text:name="__RefHeading__13854_483017182"/>£Vx <text:tab/> MCI variables<text:bookmark-end text:name="__RefHeading__13854_483017182"/></text:h>
      <text:p text:style-name="P78">Display the desired MCI variable.</text:p>
      <text:p text:style-name="P78"><text:soft-page-break/>Parameters: x is MCI variable number:</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0"><text:span text:style-name="Teletype">0 d1$</text:span></text:p>
          </table:table-cell>
          <table:table-cell table:style-name="Table25.A1" office:value-type="string">
            <text:p text:style-name="Table_20_Contents">Current date/time</text:p>
          </table:table-cell>
          <table:table-cell table:style-name="Table25.A1" office:value-type="string">
            <text:p text:style-name="P208"><text:span text:style-name="Commodore_20_text_20_-_20_ryan">8 d2$</text:span></text:p>
          </table:table-cell>
          <table:table-cell table:style-name="Table25.A1" office:value-type="string">
            <text:p text:style-name="Table_20_Contents">Board name at entry</text:p>
          </table:table-cell>
        </table:table-row>
        <table:table-row table:style-name="Table25.1">
          <table:table-cell table:style-name="Table25.A1" office:value-type="string">
            <text:p text:style-name="P70"><text:span text:style-name="Teletype">1 ld$</text:span></text:p>
          </table:table-cell>
          <table:table-cell table:style-name="Table25.A1" office:value-type="string">
            <text:p text:style-name="Table_20_Contents">Last call date</text:p>
          </table:table-cell>
          <table:table-cell table:style-name="Table25.A1" office:value-type="string">
            <text:p text:style-name="P208"><text:span text:style-name="Commodore_20_text_20_-_20_ryan">9 d3$</text:span></text:p>
          </table:table-cell>
          <table:table-cell table:style-name="Table25.A1" office:value-type="string">
            <text:p text:style-name="Table_20_Contents">Last user on BBS</text:p>
          </table:table-cell>
        </table:table-row>
        <table:table-row table:style-name="Table25.1">
          <table:table-cell table:style-name="Table25.A1" office:value-type="string">
            <text:p text:style-name="P70"><text:span text:style-name="Teletype">2 na$</text:span></text:p>
          </table:table-cell>
          <table:table-cell table:style-name="Table25.A1" office:value-type="string">
            <text:p text:style-name="Table_20_Contents">User's handle </text:p>
          </table:table-cell>
          <table:table-cell table:style-name="Table25.A1" office:value-type="string">
            <text:p text:style-name="P208"><text:span text:style-name="Commodore_20_text_20_-_20_ryan">j ak$</text:span></text:p>
          </table:table-cell>
          <table:table-cell table:style-name="Table25.A1" office:value-type="string">
            <text:p text:style-name="Table_20_Contents">Space, <text:span text:style-name="Commodore_20_text_20_-_20_ryan">LL%</text:span>-2 character line, CR</text:p>
          </table:table-cell>
        </table:table-row>
        <table:table-row table:style-name="Table25.1">
          <table:table-cell table:style-name="Table25.A1" office:value-type="string">
            <text:p text:style-name="P70"><text:span text:style-name="Teletype">3 rn$</text:span></text:p>
          </table:table-cell>
          <table:table-cell table:style-name="Table25.A1" office:value-type="string">
            <text:p text:style-name="Table_20_Contents">User's real name</text:p>
          </table:table-cell>
          <table:table-cell table:style-name="Table25.A1" office:value-type="string">
            <text:p text:style-name="P208"><text:span text:style-name="Commodore_20_text_20_-_20_ryan">k d5$</text:span></text:p>
          </table:table-cell>
          <table:table-cell table:style-name="Table25.A1" office:value-type="string">
            <text:p text:style-name="Table_20_Contents">True last call date</text:p>
          </table:table-cell>
        </table:table-row>
        <table:table-row table:style-name="Table25.1">
          <table:table-cell table:style-name="Table25.A1" office:value-type="string">
            <text:p text:style-name="P70"><text:span text:style-name="Teletype">4 ph$</text:span></text:p>
          </table:table-cell>
          <table:table-cell table:style-name="Table25.A1" office:value-type="string">
            <text:p text:style-name="Table_20_Contents">User's phone number</text:p>
          </table:table-cell>
          <table:table-cell table:style-name="Table25.A1" office:value-type="string">
            <text:p text:style-name="P208"><text:span text:style-name="Commodore_20_text_20_-_20_ryan">l d4$</text:span></text:p>
          </table:table-cell>
          <table:table-cell table:style-name="Table25.A1" office:value-type="string">
            <text:p text:style-name="Table_20_Contents">Current ML protocol</text:p>
          </table:table-cell>
        </table:table-row>
        <table:table-row table:style-name="Table25.1">
          <table:table-cell table:style-name="Table25.A1" office:value-type="string">
            <text:p text:style-name="P70"><text:span text:style-name="Teletype">5 bn$</text:span></text:p>
          </table:table-cell>
          <table:table-cell table:style-name="Table25.A1" office:value-type="string">
            <text:p text:style-name="Table_20_Contents">Name of BBS</text:p>
          </table:table-cell>
          <table:table-cell table:style-name="Table25.A1" office:value-type="string">
            <text:p text:style-name="P208"><text:span text:style-name="Commodore_20_text_20_-_20_ryan">m ag$</text:span></text:p>
          </table:table-cell>
          <table:table-cell table:style-name="Table25.A1" office:value-type="string">
            <text:p text:style-name="Table_20_Contents">Access group name</text:p>
          </table:table-cell>
        </table:table-row>
        <table:table-row table:style-name="Table25.1">
          <table:table-cell table:style-name="Table25.A1" office:value-type="string">
            <text:p text:style-name="P70"><text:span text:style-name="Teletype">6 b$</text:span></text:p>
          </table:table-cell>
          <table:table-cell table:style-name="Table25.A1" office:value-type="string">
            <text:p text:style-name="Table_20_Contents">System variable</text:p>
          </table:table-cell>
          <table:table-cell table:style-name="Table25.A1" office:value-type="string">
            <text:p text:style-name="P208"><text:span text:style-name="Commodore_20_text_20_-_20_ryan">n cc$</text:span></text:p>
          </table:table-cell>
          <table:table-cell table:style-name="Table25.A1" office:value-type="string">
            <text:p text:style-name="Table_20_Contents">Two-character login identifier</text:p>
          </table:table-cell>
        </table:table-row>
        <table:table-row table:style-name="Table25.1">
          <table:table-cell table:style-name="Table25.A1" office:value-type="string">
            <text:p text:style-name="P70"><text:span text:style-name="Teletype">7 an$</text:span></text:p>
          </table:table-cell>
          <table:table-cell table:style-name="Table25.A1" office:value-type="string">
            <text:p text:style-name="Table_20_Contents">Last user input</text:p>
          </table:table-cell>
          <table:table-cell table:style-name="Table25.A1" office:value-type="string">
            <text:p text:style-name="Table_20_Contents"><text:span text:style-name="Commodore_20_text_20_-_20_ryan">o dd$</text:span></text:p>
          </table:table-cell>
          <table:table-cell table:style-name="Table25.A1" office:value-type="string">
            <text:p text:style-name="Table_20_Contents">Login identifier + user ID</text:p>
          </table:table-cell>
        </table:table-row>
      </table:table>
      <text:p text:style-name="Table">Table <text:sequence text:ref-name="refTable22" text:name="Table" text:formula="ooow:Table+22" style:num-format="1">22</text:sequence>: MCI variables</text:p>
      <text:p text:style-name="P36"><text:bookmark text:name="_Toc318927403"/></text:p>
      <text:h text:style-name="MCI_20_command_20_-_20_ryan" text:outline-level="1"><text:bookmark-start text:name="__RefHeading__13856_483017182"/>£Wx <text:tab/> Wait<text:bookmark-end text:name="__RefHeading__13856_483017182"/></text:h>
      <text:p text:style-name="P78">Delay x seconds before proceeding, similar to £Sx.</text:p>
      <text:p text:style-name="P78">Parameters: * x ranges from 1-J (1 to <text:span text:style-name="T79">15</text:span> second<text:span text:style-name="T79">s</text:span>)</text:p>
      <text:p text:style-name="P78"/>
      <text:p text:style-name="P78"/>
      <text:h text:style-name="P289" text:outline-level="1"><text:bookmark-start text:name="__RefHeading__13858_483017182"/>£X1 ........................................... Abort file<text:bookmark-end text:name="__RefHeading__13858_483017182"/></text:h>
      <text:p text:style-name="P78">Skips the rest of the lines in a file/message, not displaying anything contained in those lines.</text:p>
      <text:p text:style-name="P78">[The number of lines skipped is actually limited to 255; I discovered this while re-writing the BBS editor help menu file.]</text:p>
      <text:p text:style-name="P78"/>
      <text:h text:style-name="P289" text:outline-level="1"><text:bookmark-start text:name="__RefHeading__13860_483017182"/>£#x .................................... Leading characters<text:bookmark-end text:name="__RefHeading__13860_483017182"/></text:h>
      <text:p text:style-name="P78">When you use £%v (below), this specifies either:</text:p>
      <text:p text:style-name="P78">* The number of digits to display</text:p>
      <text:p text:style-name="P78">* To use leading zeroes or spaces</text:p>
      <text:p text:style-name="P78">Parameters: * When x is a number [between 1 and 5?], x sets the number of digits to display a numeric value with.</text:p>
      <text:p text:style-name="P78"/>
      <text:p text:style-name="P78">* When x equals zero, as many digits are in the number are displayed.</text:p>
      <text:p text:style-name="P78"/>
      <text:p text:style-name="P78">* When x is a space character, leading spaces are used, but the number of digits to display is not affected.</text:p>
      <text:p text:style-name="P78"/>
      <text:h text:style-name="P289" text:outline-level="1"><text:bookmark-start text:name="__RefHeading__13862_483017182"/>See the examples for £%v, below.<text:bookmark-end text:name="__RefHeading__13862_483017182"/></text:h>
      <text:p text:style-name="P78"/>
      <text:h text:style-name="P289" text:outline-level="1"><text:bookmark-start text:name="__RefHeading__13864_483017182"/>£%v .............................. Display integer variable<text:bookmark-end text:name="__RefHeading__13864_483017182"/></text:h>
      <text:p text:style-name="P78">Display the value of any one-letter integer variable with or without leading characters.</text:p>
      <text:p text:style-name="P78"/>
      <text:p text:style-name="P78"><text:soft-page-break/>[The periods in the examples are not shown in actual use of this command; they only illustrate how many leading spaces are used.]</text:p>
      <text:p text:style-name="P78"/>
      <text:p text:style-name="P78">Example 1: <text:span text:style-name="Commodore_20_text_20_-_20_ryan">£#4£# £%a</text:span> If a%=l,   this displays "...1"</text:p>
      <text:p text:style-name="P78">Example 2: <text:span text:style-name="Commodore_20_text_20_-_20_ryan">£#2£%a</text:span> If a%=l,   this displays "01"</text:p>
      <text:p text:style-name="P78">If a%=23,  this displays "23"</text:p>
      <text:p text:style-name="P78">If a%=789, this displays "89", the <text:span text:style-name="T8">rightmost</text:span> two digits.</text:p>
      <text:p text:style-name="P78"/>
      <text:p text:style-name="P78">  Example 3: £#0£%a<text:tab/>If a%=l,   this displays l</text:p>
      <text:p text:style-name="P78"><text:tab/>If a%=42, this displays "42"</text:p>
      <text:p text:style-name="P78"/>
      <text:h text:style-name="P234" text:outline-level="1"><text:bookmark-start text:name="__RefHeading__13866_483017182"/>£$x<text:tab/>Display string variable<text:bookmark-end text:name="__RefHeading__13866_483017182"/></text:h>
      <text:p text:style-name="P78">Display any one-letter string variable (A$, for example).</text:p>
      <text:p text:style-name="P78">£$a</text:p>
      <text:p text:style-name="P78">Display the contents of the string variable A$.</text:p>
      <text:p text:style-name="P78"/>
      <text:h text:style-name="P234" text:outline-level="1"><text:bookmark-start text:name="__RefHeading__13868_483017182"/>£←xx<text:tab/>Tab<text:bookmark-end text:name="__RefHeading__13868_483017182"/></text:h>
      <text:p text:style-name="P78">This command tabs the cursor from the left column, to column #xx.</text:p>
      <text:p text:style-name="P78"/>
      <text:p text:style-name="P78">Notes: * Use the back-arrow key to the left of the 1 key.</text:p>
      <text:p text:style-name="P78">* To tab over less than ten columns, use a leading zero (£←05, £←08).</text:p>
      <text:p text:style-name="P78"/>
      <text:p text:style-name="P78">If the tab-to column specified is less than the column where the cursor is now, any text after the tab command is displayed as normal.</text:p>
      <text:p text:style-name="P78"/>
      <text:p text:style-name="P78"/>
      <text:h text:style-name="P107" text:outline-level="1"><text:bookmark-start text:name="__RefHeading__13870_483017182"/><text:bookmark-start text:name="_Toc318927334"/><text:bookmark-start text:name="_Ref318902467"/>The <text:reference-mark-start text:name="The Image Terminal"/>Image Terminal<text:reference-mark-end text:name="The Image Terminal"/> Program<text:bookmark-end text:name="__RefHeading__13870_483017182"/><text:bookmark-end text:name="_Toc318927334"/><text:bookmark-end text:name="_Ref318902467"/></text:h>
      <text:p text:style-name="Text_20_body">IMAGE BBS has a built in Commodore 1670/Hayes-compatible terminal program for dialing out to other BBSes without having to take your BBS off-line.  It is equipped with several features, including:</text:p>
      <text:list xml:id="list8301310414342960337" text:style-name="L25">
        <text:list-item>
          <text:p text:style-name="P290">a phone book</text:p>
        </text:list-item>
        <text:list-item>
          <text:p text:style-name="P290">auto dialer</text:p>
        </text:list-item>
        <text:list-item>
          <text:p text:style-name="P290">X-modem and Punter file transfer</text:p>
        </text:list-item>
        <text:list-item>
          <text:p text:style-name="P290">full Commodore C/G capabilities</text:p>
          <text:p text:style-name="P290"/>
        </text:list-item>
      </text:list>
      <text:p text:style-name="Text_20_body">For the most part it is self-documenting, with several on-line menus to help you.</text:p>
      <text:h text:style-name="Heading_20_2" text:outline-level="2"><text:bookmark-start text:name="__RefHeading__13872_483017182"/><text:bookmark-start text:name="_Toc318927335"/>Using <text:span text:style-name="T68">t</text:span>he Terminal Program<text:bookmark-end text:name="__RefHeading__13872_483017182"/><text:bookmark-end text:name="_Toc318927335"/></text:h>
      <text:p text:style-name="Text_20_body">To load and use the term program, press ← at BBS idle mode, and the term will load and display the opening menu, along with several parameters displayed on the top right window of the screen.  To change any of these parameters, select the "Term Parameters" option from the main menu.</text:p>
      <text:p text:style-name="Text_20_body">From here, you are able to change</text:p>
      <text:list xml:id="list2371921917367740691" text:style-name="L26">
        <text:list-item>
          <text:p text:style-name="P291">ASCII/C-G mode</text:p>
        </text:list-item>
        <text:list-item>
          <text:p text:style-name="P291">baud rate</text:p>
        </text:list-item>
        <text:list-item>
          <text:p text:style-name="P291">U/D protocol</text:p>
        </text:list-item>
        <text:list-item>
          <text:p text:style-name="P291">dial mode (tone or pulse)</text:p>
          <text:p text:style-name="P291"/>
        </text:list-item>
      </text:list>
      <text:p text:style-name="Text_20_body">Other options on the main menu include terminal mode, file operations, phone book, disconnect, return to the BBS environment, and send line break (for the MERIT system).</text:p>
      <text:h text:style-name="Heading_20_2" text:outline-level="2"><text:bookmark-start text:name="__RefHeading__13874_483017182"/><text:bookmark-start text:name="_Toc318927336"/><text:bookmark-start text:name="_Ref318892905"/><text:reference-mark-start text:name="The Phone Book"/>The Phone Book<text:bookmark-end text:name="__RefHeading__13874_483017182"/><text:bookmark-end text:name="_Toc318927336"/><text:bookmark-end text:name="_Ref318892905"/><text:reference-mark-end text:name="The Phone Book"/></text:h>
      <text:p text:style-name="Text_20_body">Here is where you may dial numbers entered into your <text:span text:style-name="T4">s.phonebook</text:span> file, or any other number that you wish.  When you choose the phone book option from the main menu, you see the first five numbers (if you have the file), along with "dial number not</text:p>
      <text:p text:style-name="Text_20_body"><office:annotation><dc:creator>Ryan Sherwood</dc:creator><dc:date>2012-03-07T16:23:00</dc:date><text:p>Thought this made more sense having file format details in the terminal section rather than the filename table.</text:p></office:annotation>To write this file, you should include three items of data for each BBS you want in the phone book:</text:p>
      <text:p text:style-name="Standard"><text:tab/>Item<text:tab/><text:tab/><text:tab/>Example  </text:p>
      <text:p text:style-name="Standard">the name of the BBS<text:tab/>LYON'S DEN</text:p>
      <text:p text:style-name="Standard">the phone number<text:tab/><text:tab/>1-313-437-9486</text:p>
      <text:p text:style-name="Standard">the baud rate<text:tab/><text:tab/>1200</text:p>
      <text:p text:style-name="Standard">[...mising text…]</text:p>
      <text:p text:style-name="Text_20_body"><text:soft-page-break/>This section will be altered after adding high-speed +.t to the mix... but keep BBSes for historical preservation)</text:p>
      <text:p text:style-name="Text_20_body">These should be separated by a carriage return, and can be added at any time, Example:</text:p>
      <text:h text:style-name="P263" text:outline-level="1"/>
      <text:h text:style-name="P263" text:outline-level="1"><text:bookmark-start text:name="__RefHeading__13876_483017182"/>LYON'S DEN<text:bookmark-end text:name="__RefHeading__13876_483017182"/></text:h>
      <text:p text:style-name="Standard">1-313-437-9486</text:p>
      <text:p text:style-name="Standard">1200</text:p>
      <text:p text:style-name="Standard">PORT COMMODORE</text:p>
      <text:p text:style-name="Standard">1-801-423-2734</text:p>
      <text:p text:style-name="Standard">2400</text:p>
      <text:p text:style-name="Standard">NIGHT FLIGHT</text:p>
      <text:p text:style-name="Standard">1-615-824-5488</text:p>
      <text:p text:style-name="Standard">1200</text:p>
      <text:p text:style-name="Standard"/>
      <text:p text:style-name="Text_20_body">(NOTE: Make sure that the <text:span text:style-name="T8">first</text:span> line of the file contains the first BBS name and not a carriage return, and that there are <text:span text:style-name="T8">no</text:span> extra carriage returns before, between, or after the information, or the BBS will not read the information in correctly.)</text:p>
      <text:p text:style-name="Text_20_body">"next page", or "previous page".  Simply hitting return at the prompt will take you back to the main menu.  Selecting next or previous page will go on through the list in your phonebook.  Selecting any of the numbers, or "Dial number not shown", and entering the number when prompted, will then prompt you for the autodial (repeat) option.</text:p>
      <text:p text:style-name="Text_20_body">If the autodial option is selected, it will keep track of how many tries for that number (Press "/" to abort the autodialer).</text:p>
      <text:p text:style-name="Text_20_body">Once a connection is made, you are put into term mode for the connection.</text:p>
      <text:p text:style-name="Text_20_body">To go back to the main menu, press CTRL plus the Commodore key.</text:p>
      <text:h text:style-name="Heading_20_2" text:outline-level="2"><text:bookmark-start text:name="__RefHeading__13878_483017182"/><text:bookmark-start text:name="_Toc318927337"/>File Operations<text:bookmark-end text:name="__RefHeading__13878_483017182"/><text:bookmark-end text:name="_Toc318927337"/></text:h>
      <text:p text:style-name="Standard">You can change communication parameters or use file operation functions here, which include:</text:p>
      <text:list xml:id="list194252875380575" text:continue-list="list194253173194768" text:style-name="WWNum30">
        <text:list-item>
          <text:p text:style-name="P360">getting a disk directory</text:p>
        </text:list-item>
        <text:list-item>
          <text:p text:style-name="P360">sending a disk command</text:p>
        </text:list-item>
        <text:list-item>
          <text:p text:style-name="P360">changing device/drive</text:p>
        </text:list-item>
        <text:list-item>
          <text:p text:style-name="P360">read/send a SEQ file</text:p>
        </text:list-item>
        <text:list-item>
          <text:p text:style-name="P360">upload/download functions (including multi-upload &amp; download)</text:p>
        </text:list-item>
      </text:list>
      <text:h text:style-name="P106" text:outline-level="1"><text:bookmark-start text:name="__RefHeading__13880_483017182"/><text:bookmark-start text:name="_Toc318927338"/>Maintenance Functions<text:bookmark-end text:name="__RefHeading__13880_483017182"/><text:bookmark-end text:name="_Toc318927338"/></text:h>
      <text:p text:style-name="Standard">There are several maintenance commands available, with differing availability:</text:p>
      <text:list xml:id="list398838762976283132" text:style-name="WWNum31">
        <text:list-item>
          <text:p text:style-name="P362">only at the main prompt</text:p>
        </text:list-item>
        <text:list-item>
          <text:p text:style-name="P362">at all prompts</text:p>
        </text:list-item>
        <text:list-item>
          <text:p text:style-name="P362">from local or pseudo-local mode</text:p>
        </text:list-item>
        <text:list-item>
          <text:p text:style-name="P362">to users with remote maintenance access</text:p>
        </text:list-item>
      </text:list>
      <text:p text:style-name="Standard">Each type of command is described in this chapter.  Here is a brief synopsis of each command, followed by a more complete description. Commands marked with * are available only from local/pseudo local mo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5">Command</text:p>
          </table:table-cell>
          <table:table-cell table:style-name="Table1.A1" office:value-type="string">
            <text:p text:style-name="P66">Purpose</text:p>
          </table:table-cell>
          <table:table-cell table:style-name="Table1.A1" office:value-type="string">
            <text:p text:style-name="P66">Reference</text:p>
          </table:table-cell>
        </table:table-row>
        <table:table-row table:style-name="Table1.2">
          <table:table-cell table:style-name="Table1.A2" office:value-type="string">
            <text:p text:style-name="P232">CD</text:p>
          </table:table-cell>
          <table:table-cell table:style-name="Table1.B2" office:value-type="string">
            <text:p text:style-name="P229">Change a device number</text:p>
          </table:table-cell>
          <table:table-cell table:style-name="Table1.B2" office:value-type="string">
            <text:p text:style-name="P230">Page <text:reference-ref text:reference-format="page" text:ref-name="CD command">21</text:reference-ref></text:p>
          </table:table-cell>
        </table:table-row>
        <table:table-row table:style-name="Table1.3">
          <table:table-cell table:style-name="Table1.A1" office:value-type="string">
            <text:p text:style-name="P233">* <text:s/>CP</text:p>
          </table:table-cell>
          <table:table-cell table:style-name="Table1.A1" office:value-type="string">
            <text:p text:style-name="P231">Online file copier</text:p>
          </table:table-cell>
          <table:table-cell table:style-name="Table1.A1" office:value-type="string">
            <text:p text:style-name="P231"/>
          </table:table-cell>
        </table:table-row>
        <table:table-row table:style-name="Table1.3">
          <table:table-cell table:style-name="Table1.A1" office:value-type="string">
            <text:p text:style-name="P307">DC</text:p>
          </table:table-cell>
          <table:table-cell table:style-name="Table1.A1" office:value-type="string">
            <text:p text:style-name="P309">DOS Command</text:p>
          </table:table-cell>
          <table:table-cell table:style-name="Table1.A1" office:value-type="string">
            <text:p text:style-name="P231"/>
          </table:table-cell>
        </table:table-row>
        <table:table-row table:style-name="Table1.2">
          <table:table-cell table:style-name="Table1.A2" office:value-type="string">
            <text:p text:style-name="P232">ECS</text:p>
          </table:table-cell>
          <table:table-cell table:style-name="Table1.B2" office:value-type="string">
            <text:p text:style-name="P229">Extended Command Set editor</text:p>
          </table:table-cell>
          <table:table-cell table:style-name="Table1.B2" office:value-type="string">
            <text:p text:style-name="P230">Page <text:reference-ref text:reference-format="page" text:ref-name="Extended Command Set editor">59</text:reference-ref></text:p>
          </table:table-cell>
        </table:table-row>
        <table:table-row table:style-name="Table1.3">
          <table:table-cell table:style-name="Table1.A1" office:value-type="string">
            <text:p text:style-name="P233">* <text:s/>ED</text:p>
          </table:table-cell>
          <table:table-cell table:style-name="Table1.A1" office:value-type="string">
            <text:p text:style-name="P231">Edit a user's stats</text:p>
          </table:table-cell>
          <table:table-cell table:style-name="Table1.A1" office:value-type="string">
            <text:p text:style-name="P231"/>
          </table:table-cell>
        </table:table-row>
        <table:table-row table:style-name="Table1.2">
          <table:table-cell table:style-name="Table1.A2" office:value-type="string">
            <text:p text:style-name="P232">* <text:s text:c="2"/>R</text:p>
          </table:table-cell>
          <table:table-cell table:style-name="Table1.B2" office:value-type="string">
            <text:p text:style-name="P229">Run a plus file (which must be on the plus file disk)</text:p>
          </table:table-cell>
          <table:table-cell table:style-name="Table1.B2" office:value-type="string">
            <text:p text:style-name="P229"/>
          </table:table-cell>
        </table:table-row>
        <table:table-row table:style-name="Table1.3">
          <table:table-cell table:style-name="Table1.A1" office:value-type="string">
            <text:p text:style-name="P233">  RS</text:p>
          </table:table-cell>
          <table:table-cell table:style-name="Table1.A1" office:value-type="string">
            <text:p text:style-name="P231">Reserve a new account</text:p>
          </table:table-cell>
          <table:table-cell table:style-name="Table1.A1" office:value-type="string">
            <text:p text:style-name="P231"/>
          </table:table-cell>
        </table:table-row>
        <table:table-row table:style-name="Table1.2">
          <table:table-cell table:style-name="Table1.A2" office:value-type="string">
            <text:p text:style-name="P232">  VF</text:p>
          </table:table-cell>
          <table:table-cell table:style-name="Table1.B2" office:value-type="string">
            <text:p text:style-name="P229">View feedback, new user feedback, error log</text:p>
          </table:table-cell>
          <table:table-cell table:style-name="Table1.B2" office:value-type="string">
            <text:p text:style-name="P229"/>
          </table:table-cell>
        </table:table-row>
        <table:table-row table:style-name="Table1.3">
          <table:table-cell table:style-name="Table1.A1" office:value-type="string">
            <text:p text:style-name="P233">* <text:s/>WF</text:p>
          </table:table-cell>
          <table:table-cell table:style-name="Table1.A1" office:value-type="string">
            <text:p text:style-name="P231">Online "word processor"</text:p>
          </table:table-cell>
          <table:table-cell table:style-name="Table1.A1" office:value-type="string">
            <text:p text:style-name="P231">Page <text:reference-ref text:reference-format="page" text:ref-name="Write File">62</text:reference-ref></text:p>
          </table:table-cell>
        </table:table-row>
      </table:table>
      <text:p text:style-name="Table">Table <text:sequence text:ref-name="refTable23" text:name="Table" text:formula="ooow:Table+23" style:num-format="1">23</text:sequence>: Maintenance functions</text:p>
      <text:h text:style-name="Heading_20_2" text:outline-level="2"><text:bookmark-start text:name="__RefHeading__13882_483017182"/><text:bookmark-start text:name="_Toc318927339"/>Local Maintenance Commands<text:bookmark-end text:name="__RefHeading__13882_483017182"/><text:bookmark-end text:name="_Toc318927339"/></text:h>
      <text:h text:style-name="Heading_20_3" text:outline-level="3"><text:bookmark-start text:name="__RefHeading__13884_483017182"/><text:bookmark-start text:name="_Toc318927340"/><text:bookmark-start text:name="_Ref318925347"/>ECS<text:tab/><text:reference-mark-start text:name="Extended Command Set editor"/>Extended Command Set Editor<text:bookmark-end text:name="__RefHeading__13884_483017182"/><text:bookmark-end text:name="_Toc318927340"/><text:bookmark-end text:name="_Ref318925347"/><text:reference-mark-end text:name="Extended Command Set editor"/></text:h>
      <text:p text:style-name="P88">The <text:span text:style-name="T57">E</text:span>xtended <text:span text:style-name="T57">C</text:span>ommand <text:span text:style-name="T57">S</text:span>et or ECS allows you to add or delete commands from your BBS without the need to modify your <text:span text:style-name="T4">im</text:span> module or re-boot the BBS. <text:span text:style-name="T57">It also gives you flexibility in these areas:</text:span></text:p>
      <text:p text:style-name="Standard"/>
      <text:list xml:id="list7821668680818359678" text:style-name="WWNum15">
        <text:list-item>
          <text:p text:style-name="P331">enabling or disabling commands</text:p>
        </text:list-item>
        <text:list-item>
          <text:p text:style-name="P331">password-protecting access</text:p>
        </text:list-item>
        <text:list-item>
          <text:p text:style-name="P331">restricting availability of sysop-only commands to local or pseudo-local mode</text:p>
        </text:list-item>
        <text:list-item>
          <text:p text:style-name="P331">restricting certain commands to specific security levels</text:p>
        </text:list-item>
        <text:list-item>
          <text:p text:style-name="P331">configuring whether a command calls a plus-file module on disk or a specific line in the memory-resident <text:span text:style-name="Commodore_20_text_20_-_20_ryan">im</text:span> module (and whether that call requires a GOTO or GOSUB)</text:p>
          <text:p text:style-name="P330"><text:soft-page-break/><text:span text:style-name="T57">H</text:span>owever, <text:span text:style-name="T57">it </text:span>will <text:span text:style-name="T8">not</text:span> allow you to make changes to the BASIC program. The ECS will allow you to add both main level and all level commands either by loading a module or calling a pre-positioned line in your <text:span text:style-name="T4">im</text:span> module. Each command has several flags attached to it:</text:p>
        </text:list-item>
      </text:list>
      <table:table table:name="Table26" table:style-name="Table26">
        <table:table-column table:style-name="Table26.A"/>
        <table:table-column table:style-name="Table26.B"/>
        <table:table-header-rows>
          <table:table-row table:style-name="Table26.1">
            <table:table-cell table:style-name="Table26.A1" office:value-type="string">
              <text:p text:style-name="P4">Flag</text:p>
            </table:table-cell>
            <table:table-cell table:style-name="Table26.A1" office:value-type="string">
              <text:p text:style-name="P4">Purpose</text:p>
            </table:table-cell>
          </table:table-row>
        </table:table-header-rows>
        <table:table-row table:style-name="Table26.1">
          <table:table-cell table:style-name="Table26.A1" office:value-type="string">
            <text:p text:style-name="P34">Access</text:p>
          </table:table-cell>
          <table:table-cell table:style-name="Table26.A1" office:value-type="string">
            <text:p text:style-name="P35">Allows you to adjust which access level(s) are allowed to access this command.</text:p>
          </table:table-cell>
        </table:table-row>
        <table:table-row table:style-name="Table26.1">
          <table:table-cell table:style-name="Table26.A1" office:value-type="string">
            <text:p text:style-name="P34">File/Line</text:p>
          </table:table-cell>
          <table:table-cell table:style-name="Table26.A1" office:value-type="string">
            <text:p text:style-name="P35">Tells ECS to either load a +.module or call a specified line number in your <text:span text:style-name="T28">im</text:span> module.</text:p>
          </table:table-cell>
        </table:table-row>
        <table:table-row table:style-name="Table26.1">
          <table:table-cell table:style-name="Table26.A1" office:value-type="string">
            <text:p text:style-name="P34">GOTO/GOSUB</text:p>
          </table:table-cell>
          <table:table-cell table:style-name="Table26.A1" office:value-type="string">
            <text:p text:style-name="P35">Tells ECS whether the command is a main level command (ie, <text:span text:style-name="T28">SB, UD, VB</text:span>) or an all level command (ie, <text:span text:style-name="T28">XP, EP, F, C</text:span>).</text:p>
          </table:table-cell>
        </table:table-row>
        <table:table-row table:style-name="Table26.1">
          <table:table-cell table:style-name="Table26.A1" office:value-type="string">
            <text:p text:style-name="P34">Credits</text:p>
          </table:table-cell>
          <table:table-cell table:style-name="Table26.A1" office:value-type="string">
            <text:p text:style-name="P35">Allows you to charge <text:span text:style-name="T8">x</text:span> credits each time the user enters this command. If the user has insufficient credits, they are not able to access it.</text:p>
          </table:table-cell>
        </table:table-row>
        <table:table-row table:style-name="Table26.1">
          <table:table-cell table:style-name="Table26.A1" office:value-type="string">
            <text:p text:style-name="P34">Password</text:p>
          </table:table-cell>
          <table:table-cell table:style-name="Table26.A1" office:value-type="string">
            <text:p text:style-name="P35">Allows you to password-protect a command. If left blank, the command is unprotected.</text:p>
          </table:table-cell>
        </table:table-row>
        <table:table-row table:style-name="Table26.1">
          <table:table-cell table:style-name="Table26.A1" office:value-type="string">
            <text:p text:style-name="P34">ZZ Lock</text:p>
          </table:table-cell>
          <table:table-cell table:style-name="Table26.A1" office:value-type="string">
            <text:p text:style-name="P35">Allows you to lock the command so that only a console or pseudo-local user can access it.</text:p>
          </table:table-cell>
        </table:table-row>
        <table:table-row table:style-name="Table26.1">
          <table:table-cell table:style-name="Table26.A1" office:value-type="string">
            <text:p text:style-name="P34">Ignore</text:p>
          </table:table-cell>
          <table:table-cell table:style-name="Table26.A1" office:value-type="string">
            <text:p text:style-name="P35">Tell the ECS whether it should ignore extra characters on a command (ie; <text:span text:style-name="T28">SB2,1, BF4</text:span>).</text:p>
            <text:p text:style-name="P35">On: extra characters are ignored and can be used as flags such as with <text:span text:style-name="T28">SB</text:span>.</text:p>
            <text:p text:style-name="P60">Off: it is assumed the entire string is a command.</text:p>
          </table:table-cell>
        </table:table-row>
      </table:table>
      <text:p text:style-name="Table">Table <text:sequence text:ref-name="refTable24" text:name="Table" text:formula="ooow:Table+24" style:num-format="1">47</text:sequence>: Extended Command Set flags<text:bookmark text:name="_Toc318927404"/></text:p>
      <text:h text:style-name="Heading_20_4" text:outline-level="4"><text:bookmark-start text:name="__RefHeading___Toc84036_1114717513"/>Using The ECS Editor<text:bookmark-end text:name="__RefHeading___Toc84036_1114717513"/></text:h>
      <text:p text:style-name="Standard">Using the ECS command editor is really very simple—there are just a few things that you should know.</text:p>
      <text:p text:style-name="Standard"/>
      <text:list xml:id="list6350100211406202536" text:style-name="WWNum13">
        <text:list-item>
          <text:p text:style-name="P292">If you Add or Edit <text:span text:style-name="T8">any</text:span> commands while you are in the editor, you should first (S)ave the new <text:s text:c="2"/>configuration then (M)ake it active.</text:p>
        </text:list-item>
        <text:list-item>
          <text:p text:style-name="P292">A pre-configured <text:span text:style-name="T4">ml.ecsdefs</text:span> has been included with this package that contains all the standard IMAGE v1.2 commands plus the commands <text:span text:style-name="T4">MA </text:span>(macro toggle) and <text:span text:style-name="T4">ECS</text:span> which loads the ECS editor (<text:span text:style-name="T4">+.ecs</text:span>).</text:p>
        </text:list-item>
      </text:list>
      <text:p text:style-name="Standard"/>
      <text:p text:style-name="Standard">Re-boot your BBS and add or edit any commands that you wish using <text:span text:style-name="T4">+.ecs</text:span> by entering ECS at the main <text:s/>prompt.</text:p>
      <text:p text:style-name="Standard"/>
      <text:p text:style-name="Standard">NOTE: <text:span text:style-name="T4">ml.ecsdefs</text:span> is a ML file and <text:s/>must be COPIED. Also if you plan to use the MACS (also included on this diskette) you must install the ECS prior to installing MACS.</text:p>
      <text:h text:style-name="Heading_20_2" text:outline-level="2"><text:bookmark-start text:name="__RefHeading__13886_483017182"/><text:bookmark-start text:name="_Toc318927341"/><text:soft-page-break/>ED<text:tab/>User Edit<text:bookmark-end text:name="__RefHeading__13886_483017182"/><text:bookmark-end text:name="_Toc318927341"/></text:h>
      <text:p text:style-name="Standard">Edit your users' information whenever needed.  Type the handle or ID number of the user to edit.</text:p>
      <text:list xml:id="list194252112976808" text:continue-list="list4814668539259998756" text:style-name="WWNum12">
        <text:list-item>
          <text:p text:style-name="P275">If entering the ID number, do not enter the BBS identifier (if your identifier is <text:span text:style-name="T34">SS</text:span>, and you want to edit user number 50, you would enter <text:span text:style-name="Commodore_20_text_20_-_20_ryan">50</text:span>, not <text:span text:style-name="Commodore_20_text_20_-_20_ryan">SS50</text:span>)</text:p>
        </text:list-item>
      </text:list>
      <text:p text:style-name="Standard"/>
      <text:p text:style-name="Standard">The BBS then loads the user's stats into memory.  Anyone with pseudo-local maintenance access may change anything they wish.</text:p>
      <text:p text:style-name="Standard"/>
      <text:list xml:id="list194253268257108" text:continue-numbering="true" text:style-name="WWNum12">
        <text:list-item>
          <text:p text:style-name="P275">One exception to this is the password, which can only be seen or changed by the sysop (ID#1).</text:p>
        </text:list-item>
      </text:list>
      <text:p text:style-name="Standard"/>
      <text:p text:style-name="Standard">The first page of user information is shown.  If you wish to change anything, type its number at the prompt, or <text:span text:style-name="Commodore_20_text_20_-_20_ryan">N</text:span> to view the next page of information.</text:p>
      <text:p text:style-name="Standard"/>
      <text:p text:style-name="Standard">Then enter the new information.  Don't worry if you make a mistake: you can change it again if you wish, nothing is permanently changed until you answer <text:span text:style-name="Commodore_20_text_20_-_20_ryan">Y</text:span> to the <text:span text:style-name="BBS_20_output_20_-_20_ryan">Save changes?</text:span> prompt when you are done.</text:p>
      <text:p text:style-name="Standard"/>
      <text:p text:style-name="Standard">If the information you wish to change concerns the user's "flags”—that is, certain functions the user can access—then you get a list like in the BBS configuration editor (page <text:bookmark-ref text:reference-format="page" text:ref-name="">Error: Reference source not found</text:bookmark-ref>).</text:p>
      <text:p text:style-name="Standard"/>
      <text:p text:style-name="Standard"><text:span text:style-name="Manual_20_Revision_20_-_20_ryan">No matter how much I read and re-read this next paragraph, it never made much sense to me.  So I'm re-writing it, hopefully keeping the spirit and intent of the original wording...  hurty head bad...</text:span></text:p>
      <text:p text:style-name="Standard"/>
      <text:p text:style-name="Standard">These flags reflect the default settings whenever you first change the access group you gave the user.  Afterwards, they may be customized on a per-user basis.  Changing one flag will not affect any other flags for that user.</text:p>
      <text:p text:style-name="Standard"/>
      <text:p text:style-name="Standard">You may also delete an account or reserve an account with this function by changing the user's handle.</text:p>
      <text:p text:style-name="Standard"/>
      <text:list xml:id="list194253474717712" text:continue-numbering="true" text:style-name="WWNum12">
        <text:list-item>
          <text:p text:style-name="P275">To delete the account, change their handle to an ^ (up arrow). The BBS prompts with "Delete this user?" before any action is taken.  If "yes" is selected, the account is considered deleted, and it is now available for a NEW or REServed user (although it is not overwritten, making it possible to "resurrect" a deleted user by changing the handle back, before another new user takes that account).</text:p>
        </text:list-item>
      </text:list>
      <text:p text:style-name="Standard"/>
      <text:list xml:id="list194251766144937" text:continue-numbering="true" text:style-name="WWNum12">
        <text:list-item>
          <text:p text:style-name="P275">REServed users get prompted for a password, number of credits, and access level.  (More on this in the "RS" function below.)</text:p>
        </text:list-item>
      </text:list>
      <text:h text:style-name="Heading_20_2" text:outline-level="2"><text:bookmark-start text:name="_Toc318927342"/><text:bookmark-start text:name="__RefHeading__13888_483017182"/>CP<text:bookmark-end text:name="_Toc318927342"/><text:tab/>File Copier<text:bookmark-end text:name="__RefHeading__13888_483017182"/></text:h>
      <text:p text:style-name="Standard">This command allows you to access the online file copier, patterned after the popular "Copy-All" program by Jim Butterfield.  Our thanks go to him for supplying us with the source code to help us write this version.  The online copier will copy PRG, SEQ, and USR files from one device or drive to another with little effort.</text:p>
      <text:p text:style-name="Standard"/>
      <text:p text:style-name="Standard">NOTES:  <text:span text:style-name="T34">CP</text:span> will NOT copy files to the same device and drive.  Use the "DC" command for this, with standard Commodore DOS commands [ex. <text:span text:style-name="T35">C0:FILE2=FILE1</text:span>].</text:p>
      <text:p text:style-name="Standard">CP will also not copy REL files.</text:p>
      <text:p text:style-name="Standard"><text:soft-page-break/></text:p>
      <text:p text:style-name="Standard"><text:span text:style-name="Manual_20_Revision_20_-_20_ryan">Use </text:span><text:span text:style-name="Manual_20_Revision_20_-_20_ryan"><office:annotation><dc:creator>Ryan Sherwood</dc:creator><dc:date>2012-03-08T13:00:00</dc:date><text:p>Include this</text:p></office:annotation></text:span><text:span text:style-name="Manual_20_Revision_20_-_20_ryan">"+.CP-rel" online, or "Copy-All" or "rel copy" offline to do this.</text:span></text:p>
      <text:h text:style-name="Heading_20_2" text:outline-level="2"><text:bookmark-start text:name="__RefHeading__13890_483017182"/><text:bookmark-start text:name="_Toc318927343"/><text:bookmark-start text:name="_Ref318891579"/><text:reference-mark-start text:name="Write File"/>Write File<text:bookmark-end text:name="__RefHeading__13890_483017182"/><text:bookmark-end text:name="_Toc318927343"/><text:bookmark-end text:name="_Ref318891579"/><text:reference-mark-end text:name="Write File"/></text:h>
      <text:p text:style-name="Standard">You may access the IMAGE editor as a mini word-processor, to write or edit any sequential (SEQ) file.  When you type the <text:span text:style-name="T34">WF</text:span> command at the main prompt, the editor will load, and you are able to use it to <text:span text:style-name="T34">.P</text:span>ut (save) and <text:span text:style-name="T34">.G</text:span>et (load) files from any device and drive you have online. This makes it easy to write, edit, or—in the case of "putting" to a file which already exists, append to—a file.</text:p>
      <text:h text:style-name="Heading_20_3" text:outline-level="3"><text:bookmark-start text:name="__RefHeading__13892_483017182"/><text:bookmark-start text:name="_Toc318927344"/><text:bookmark-start text:name="_Ref318891639"/>Additional Dot Commands<text:bookmark-end text:name="__RefHeading__13892_483017182"/><text:bookmark-end text:name="_Toc318927344"/><text:bookmark-end text:name="_Ref318891639"/></text:h>
      <text:p text:style-name="Standard">There are also additional editor commands built into the <text:span text:style-name="T34">WF</text:span> function not normally available from the editor subsystem:</text:p>
      <text:p text:style-name="Standard"/>
      <table:table table:name="Table42" table:style-name="Table42">
        <table:table-column table:style-name="Table42.A"/>
        <table:table-column table:style-name="Table42.B"/>
        <table:table-row>
          <table:table-cell table:style-name="Table42.A1" office:value-type="string">
            <text:p text:style-name="P143">.G</text:p>
          </table:table-cell>
          <table:table-cell table:style-name="Table42.A1" office:value-type="string">
            <text:p text:style-name="P142">Get file</text:p>
          </table:table-cell>
        </table:table-row>
        <table:table-row>
          <table:table-cell table:style-name="Table42.A1" office:value-type="string">
            <text:p text:style-name="P143">.P</text:p>
          </table:table-cell>
          <table:table-cell table:style-name="Table42.A1" office:value-type="string">
            <text:p text:style-name="P142">Put file</text:p>
          </table:table-cell>
        </table:table-row>
        <table:table-row>
          <table:table-cell table:style-name="Table42.A1" office:value-type="string">
            <text:p text:style-name="P143">.Q</text:p>
          </table:table-cell>
          <table:table-cell table:style-name="Table42.A1" office:value-type="string">
            <text:p text:style-name="P142">Query lines</text:p>
          </table:table-cell>
        </table:table-row>
        <table:table-row>
          <table:table-cell table:style-name="Table42.A1" office:value-type="string">
            <text:p text:style-name="P143">.U</text:p>
          </table:table-cell>
          <table:table-cell table:style-name="Table42.A1" office:value-type="string">
            <text:p text:style-name="P142">Unborder</text:p>
          </table:table-cell>
        </table:table-row>
        <table:table-row>
          <table:table-cell table:style-name="Table42.A1" office:value-type="string">
            <text:p text:style-name="P143">.$</text:p>
          </table:table-cell>
          <table:table-cell table:style-name="Table42.A1" office:value-type="string">
            <text:p text:style-name="P142">View directory</text:p>
          </table:table-cell>
        </table:table-row>
        <table:table-row>
          <table:table-cell table:style-name="Table42.A1" office:value-type="string">
            <text:p text:style-name="P143">.&amp;</text:p>
          </table:table-cell>
          <table:table-cell table:style-name="Table42.A1" office:value-type="string">
            <text:p text:style-name="P142">Read text file</text:p>
          </table:table-cell>
        </table:table-row>
        <table:table-row>
          <table:table-cell table:style-name="Table42.A1" office:value-type="string">
            <text:p text:style-name="P143">.!</text:p>
          </table:table-cell>
          <table:table-cell table:style-name="Table42.A1" office:value-type="string">
            <text:p text:style-name="P142">DOS command</text:p>
          </table:table-cell>
        </table:table-row>
      </table:table>
      <text:p text:style-name="Table">Table <text:sequence text:ref-name="refTable25" text:name="Table" text:formula="ooow:Table+25" style:num-format="1">72</text:sequence>: WF editor dot commands</text:p>
      <text:p text:style-name="Standard"/>
      <text:p text:style-name="P73">.Get</text:p>
      <text:p text:style-name="Standard">You are prompted for a filename, then the device and drive the file is on.  The file will be loaded (assuming no errors occur) and you can edit it as necessary or create a new file if you wish.  (fixme: correct?)</text:p>
      <text:p text:style-name="Standard"/>
      <text:p text:style-name="Standard">When finished, you have two choices:</text:p>
      <text:p text:style-name="P73"/>
      <text:p text:style-name="P73">.Save</text:p>
      <text:p text:style-name="Standard">Saves the file (prompting for a filename if one hasn't been established with the Put command).  It checks for the presence of an existing file under the given name, and if one is found, it prompts:</text:p>
      <text:p text:style-name="Standard"/>
      <text:p text:style-name="P73">[A]ppend [R]eplace [Q]uit:</text:p>
      <text:p text:style-name="Standard"/>
      <text:p text:style-name="Standard">Here, you can:</text:p>
      <text:p text:style-name="Standard"/>
      <text:list xml:id="list194253129844864" text:continue-numbering="true" text:style-name="WWNum12">
        <text:list-item>
          <text:p text:style-name="P275">[A]ppend the text in the editor to the existing file</text:p>
        </text:list-item>
        <text:list-item>
          <text:p text:style-name="P275">[R]eplace the file on disk with the text in the editor</text:p>
        </text:list-item>
        <text:list-item>
          <text:p text:style-name="P275">[Q]uit to the editor (keeping existing text intact) without saving changes</text:p>
        </text:list-item>
      </text:list>
      <text:p text:style-name="P73"/>
      <text:p text:style-name="P73">.Put</text:p>
      <text:p text:style-name="Standard">Allows you to save the file wherever you wish, returning to where you left off in the editor to continue working.  You are prompted for a filename in the same way as above (if you used <text:span text:style-name="T34">.G</text:span>et, the filename you got is displayed serving as a reminder and the default filename).  You are prompted for the device and drive to save to (the default is 8:0).</text:p>
      <text:p text:style-name="P73"><text:soft-page-break/></text:p>
      <text:p text:style-name="P73">.Query</text:p>
      <text:p text:style-name="Standard">Re-displays the editor's opening message, showing how many lines used so far, remaining, and bytes of free memory.</text:p>
      <text:p text:style-name="P73"/>
      <text:p text:style-name="P73">.Unborder</text:p>
      <text:p text:style-name="Standard">Removes a border or partial border that you have done.  It removes the first and last lines, and first and last characters from each line <text:span text:style-name="T9">if</text:span> they are the same character.</text:p>
      <text:h text:style-name="Heading_20_2" text:outline-level="2"><text:bookmark-start text:name="__RefHeading__13894_483017182"/>R<text:tab/>Run a Plus-File<text:bookmark-end text:name="__RefHeading__13894_483017182"/></text:h>
      <text:p text:style-name="Standard">Run any plus file you have on your plus file disk from the main prompt. You are prompted</text:p>
      <text:p text:style-name="Standard"/>
      <text:p text:style-name="P103">Run +.</text:p>
      <text:p text:style-name="Standard"/>
      <text:p text:style-name="Standard">Type the filename after that.  (Pressing RETURN by itself exits to the main command level.)</text:p>
      <text:h text:style-name="Heading_20_2" text:outline-level="2"><text:bookmark-start text:name="__RefHeading__13896_483017182"/><text:bookmark-start text:name="_Toc318927345"/>Remote Maintenance Commands<text:bookmark-end text:name="__RefHeading__13896_483017182"/><text:bookmark-end text:name="_Toc318927345"/></text:h>
      <text:h text:style-name="Heading_20_3" text:outline-level="3"><text:bookmark-start text:name="__RefHeading__13898_483017182"/><office:annotation><dc:date>2012-03-07T16:23:00</dc:date><text:p>Marc Honey:</text:p><text:p>I think it's important to point out that when viewing feedback, the Delete action deletes the user that left the feedback and not the feedback itself. <text:s/>Another thing to note is that old feedback with a user id that has been deleted and replaced with a new user still deletes the new user if you accidentally use the delete function.</text:p><text:p>Ryan Sherwood:</text:p><text:p>Okay, <text:s/>may've snuck an untested version on there without thinking, I wanted to add a few features to VF.... not ready for prime time. That's a show-stopper right there. Original didn't do that.</text:p></office:annotation><text:bookmark-start text:name="_Toc318927346"/><text:bookmark-start text:name="_Ref318969638"/><text:reference-mark-start text:name="VF command"/>VF<text:reference-mark-end text:name="VF command"/><text:tab/>View Feedback<text:bookmark-end text:name="__RefHeading__13898_483017182"/><text:bookmark-end text:name="_Toc318927346"/><text:bookmark-end text:name="_Ref318969638"/></text:h>
      <text:p text:style-name="Standard">Only those with remote maintenance access may use the VF function. When first entered, it counts the number of messages which fall into the following categories:</text:p>
      <text:p text:style-name="Standard"/>
      <text:list xml:id="list194252059804480" text:continue-numbering="true" text:style-name="WWNum12">
        <text:list-item>
          <text:p text:style-name="P275">Feedback</text:p>
        </text:list-item>
        <text:list-item>
          <text:p text:style-name="P275">Error log</text:p>
        </text:list-item>
        <text:list-item>
          <text:p text:style-name="P275">New user log</text:p>
        </text:list-item>
        <text:list-item>
          <text:p text:style-name="P275">Telecheck</text:p>
        </text:list-item>
        <text:list-item>
          <text:p text:style-name="P275">Canned messages</text:p>
        </text:list-item>
      </text:list>
      <text:p text:style-name="Standard"/>
      <text:p text:style-name="Standard"><text:span text:style-name="Manual_20_Revision_20_-_20_ryan">I'll let Fred Dart explain the operation of some features, with slight formatting changes to the file:</text:span></text:p>
      <text:p text:style-name="P73"/>
      <text:p text:style-name="P121"/>
      <text:h text:style-name="P306" text:outline-level="1"><text:bookmark-start text:name="__RefHeading__13900_483017182"/><text:span text:style-name="Boxed_20_text_20_-_20_ryan">The following article appeared in</text:span><text:bookmark-end text:name="__RefHeading__13900_483017182"/></text:h>
      <text:p text:style-name="P121"><text:span text:style-name="Boxed_20_text_20_-_20_ryan">the January issue of "The Reflection"</text:span></text:p>
      <text:p text:style-name="P121"><text:span text:style-name="Boxed_20_text_20_-_20_ryan"/></text:p>
      <text:h text:style-name="P306" text:outline-level="1"><text:bookmark-start text:name="__RefHeading__13902_483017182"/><text:span text:style-name="Boxed_20_text_20_-_20_ryan">It is reproduced here for the</text:span><text:bookmark-end text:name="__RefHeading__13902_483017182"/></text:h>
      <text:p text:style-name="P121"><text:span text:style-name="Boxed_20_text_20_-_20_ryan">benefit of any that may have missed</text:span></text:p>
      <text:p text:style-name="P121"><text:span text:style-name="Boxed_20_text_20_-_20_ryan">it.  It may be used as a text file</text:span></text:p>
      <text:p text:style-name="P121"><text:span text:style-name="Boxed_20_text_20_-_20_ryan">on other boards, if used in its'</text:span></text:p>
      <text:p text:style-name="P121"><text:span text:style-name="Boxed_20_text_20_-_20_ryan">entirety.</text:span></text:p>
      <text:p text:style-name="P121"/>
      <text:p text:style-name="Standard"/>
      <text:p text:style-name="Standard">"+.VF"</text:p>
      <text:p text:style-name="Standard">By: Fred Dart (THE CHIEF)</text:p>
      <text:p text:style-name="Standard"/>
      <text:p text:style-name="Standard">This month we are going to look at one of the truly outstanding features of IMAGE 1.2, the enhanced "+.VF" program.</text:p>
      <text:p text:style-name="Standard"/>
      <text:p text:style-name="Standard">The basic "+.VF" from the version 1.0 has been expanded and enhanced by Dr.Bob of the "Enchanted Forest BBS" in Philadelphia.  Bob has worked very closely with Little John and has really done a tremendous job with the "+.VF".</text:p>
      <text:p text:style-name="Standard"><text:soft-page-break/></text:p>
      <text:p text:style-name="Standard">Some of the new features include "canned" messages and selective deletion of feedback, new user feedback, etc.  We'll look at all of the different commands.</text:p>
      <text:p text:style-name="Standard"/>
      <text:p text:style-name="Standard">The feature that seems to cause the most questions is the "canned message" feature.  A "canned message" is simply a pre-written message or "form letter" that you may wish to send to a user, much like the "new user welcome".</text:p>
      <text:p text:style-name="Standard"/>
      <text:p text:style-name="Standard">From the initial VF: prompt, selecting <text:span text:style-name="T34">C</text:span> will bring up an option menu consisting of A/dd, E/dit, K/ill, L/ist, or S/end.  Selecting the Add option will ask you for a title for the message, and then put you in the editor to write your message.  Your message can be as brief or as long as you'd like and can contain any MCI or color just as any message entered in the editor.</text:p>
      <text:p text:style-name="Standard"/>
      <text:p text:style-name="Standard">The Edit option will ask which message to edit.  A numeric input is required.  If you don't remember which one you want to edit, simply entering the <text:span text:style-name="T34">?</text:span> will bring up a list of titles and numbers, enter the number of the message you wish to edit and it will be loaded into the editor for whatever editing you desire.</text:p>
      <text:p text:style-name="Standard"/>
      <text:p text:style-name="Standard">The Kill option works the same way, the number of the message you want killed.  Better be sure here as there is no safety check: if you say kill, it is gone.</text:p>
      <text:p text:style-name="Standard">List does just that, it will provide a list of available "canned messages".  You can have up to 60 of them if you desire.</text:p>
      <text:p text:style-name="Standard"/>
      <text:p text:style-name="Standard">The final option is Send, which simply asks which one to send.  Again, if you don't know a question mark will bring up the list.  Very neat.</text:p>
      <text:p text:style-name="Standard"/>
      <text:p text:style-name="Standard">When reading any of the feedback, new user feedback, telecheck log or error log you have several other options available as well, they are:</text:p>
      <text:p text:style-name="Standard"/>
      <text:h text:style-name="P271" text:outline-level="1"><text:bookmark-start text:name="__RefHeading__13904_483017182"/>Accs/Can/CRed/Del/View/Fwd/Rspd/Next/Over/Quit/New #.<text:bookmark-end text:name="__RefHeading__13904_483017182"/></text:h>
      <text:p text:style-name="Standard"/>
      <text:p text:style-name="Standard">The ones that are new or changed include the Can/CRed/Del and View. The others are unchanged, or have minor changes.</text:p>
      <text:p text:style-name="Standard"/>
      <text:p text:style-name="Standard">Selecting <text:span text:style-name="T34">C</text:span>an will give you the option of sending the user any of the "canned messages."  You might even have one that you want to send to people that continually have trouble with the telecheck or you might have one that you send to anyone that runs into an error on your system (though he should have gotten error e-mail).  When you select <text:span text:style-name="T34">C</text:span> you will be asked "which one" and a <text:span text:style-name="T34">?</text:span> will bring up the list of those you have available.</text:p>
      <text:p text:style-name="Standard"/>
      <text:p text:style-name="Standard"><text:span text:style-name="T34">CR</text:span>ed is very handy for giving credit.  I'm sure you have all had occasion to need to restore some credit to a user for a bad download or as a reward for something, now you can do it from here, no need to go into <text:span text:style-name="T4">ED</text:span> just to give him credit.</text:p>
      <text:p text:style-name="Standard"/>
      <text:p text:style-name="Standard">Del is one of my own favorites.  The user that signs on with an obviously fake account or the irate user that says "just delete me from your system if I can't....." whatever.  The D works <text:span text:style-name="T8">wonders</text:span>... and really feels <text:span text:style-name="T8">good</text:span> afterwards.  May not get a lot of use but when it does it is worth having.</text:p>
      <text:p text:style-name="Standard"/>
      <text:p text:style-name="Standard">Finally the View.  Particularly good on systems where more than one person may give access.  You can View the person's account to see what his status is.  If he has been given access or if he wants some credit or whatever, the View is particularly useful. </text:p>
      <text:p text:style-name="Standard"/>
      <text:p text:style-name="Standard"><text:soft-page-break/>In addition to these great features there has also been added the "Selective delete" option so you can delete all or any part of your feedback or other messages.  When Delete is selected from the VF: prompt, you select which to delete then have an option of selective or auto delete.</text:p>
      <text:p text:style-name="Standard"/>
      <text:p text:style-name="Standard"><text:span text:style-name="Manual_20_Revision_20_-_20_ryan">Selective delete picks which messages you want to retain through a menu of options:</text:span></text:p>
      <text:p text:style-name="Standard"><text:span text:style-name="Manual_20_Revision_20_-_20_ryan"/></text:p>
      <text:p text:style-name="Standard"><text:span text:style-name="Manual_20_Revision_20_-_20_ryan">[D]elete [K]eep [A]bort</text:span></text:p>
      <text:p text:style-name="Standard"><text:span text:style-name="Manual_20_Revision_20_-_20_ryan"/></text:p>
      <text:h text:style-name="P263" text:outline-level="1"><text:bookmark-start text:name="__RefHeading__13906_483017182"/><text:span text:style-name="Manual_20_Revision_20_-_20_ryan">The options should be self-explanatory, I hope.</text:span><text:bookmark-end text:name="__RefHeading__13906_483017182"/></text:h>
      <text:p text:style-name="Standard"><text:span text:style-name="Manual_20_Revision_20_-_20_ryan"/></text:p>
      <text:p text:style-name="Standard">All in all the VF is now about anything a busy sysop could want to maintain his daily message traffic from his users.  This is really one of the better "hidden" features of 1.2.  Well done Dr. Bob.</text:p>
      <text:p text:style-name="Standard"/>
      <text:p text:style-name="Standard">(A late note here, someone that just converted to IMAGE from 12.0 said that the "+.VF" was one of the best features he had noticed since his conversion.)</text:p>
      <text:p text:style-name="Standard"/>
      <text:p text:style-name="Standard">(c) January 1990 FandF Products</text:p>
      <text:p text:style-name="Standard"/>
      <text:h text:style-name="P263" text:outline-level="1"><text:bookmark-start text:name="__RefHeading__13908_483017182"/>Permission to reprint is granted provided the file is printed in its entirety.<text:bookmark-end text:name="__RefHeading__13908_483017182"/></text:h>
      <text:p text:style-name="P228"/>
      <text:h text:style-name="P263" text:outline-level="1"/>
      <text:h text:style-name="P263" text:outline-level="1"><text:bookmark-start text:name="__RefHeading__13910_483017182"/>If the user is in "Local" or "pseudo-local" mode, they are given an option to delete the entries.<text:bookmark-end text:name="__RefHeading__13910_483017182"/></text:h>
      <text:p text:style-name="Standard"/>
      <text:p text:style-name="Standard">Entering N, E, or F will allow them to read the entries beginning with the first entry or with any entry number he may wish to enter (Example: if there were 10 feedback messages, they could start reading number 5 by entering a 5 at the prompt, or enter N to begin reading those entries that are NEW since his last call, if the feedback was not deleted previously).</text:p>
      <text:p text:style-name="Standard"/>
      <text:p text:style-name="Standard">After each message he has several options, including:</text:p>
      <text:p text:style-name="Standard"/>
      <text:list xml:id="list194252232980863" text:continue-numbering="true" text:style-name="WWNum12">
        <text:list-item>
          <text:p text:style-name="P275">advancing to any message by typing the message number</text:p>
        </text:list-item>
        <text:list-item>
          <text:p text:style-name="P275"><text:span text:style-name="T4">N</text:span> or <text:span text:style-name="T4">RETURN</text:span> continues on to the next message</text:p>
        </text:list-item>
        <text:list-item>
          <text:p text:style-name="P275"><text:span text:style-name="T4">R</text:span> responds to the message</text:p>
        </text:list-item>
        <text:list-item>
          <text:p text:style-name="P275"><text:span text:style-name="T4">A</text:span> changes the user's access</text:p>
        </text:list-item>
        <text:list-item>
          <text:p text:style-name="P275"><text:span text:style-name="T4">F</text:span> forwards the message to any other user as e-mail</text:p>
        </text:list-item>
        <text:list-item>
          <text:p text:style-name="P275"><text:span text:style-name="T4">Q</text:span> quits back to the options menu</text:p>
        </text:list-item>
      </text:list>
      <text:p text:style-name="Standard"/>
      <text:p text:style-name="Standard">After all messages have been read, the user is returned to the options menu.  If access is assigned to a new user the Sysop is given the option of sending the new user a "New User Welcome" that consists of the file <text:span text:style-name="T4">s.nu welcome</text:span>.  (This can be created using the <text:span text:style-name="T4">WF</text:span> command shown above.)</text:p>
      <text:p text:style-name="Standard"/>
      <text:p text:style-name="Standard">New user feedback may also be archived if desired.  This copies your new user feedback to a file called <text:span text:style-name="T4">e.nark</text:span> (which could be backed up from time to time, as many sysops like to do).  This eliminates the search through older messages each time <text:span text:style-name="T4">VF</text:span> starts up.</text:p>
      <text:h text:style-name="Heading_20_2" text:outline-level="2"><text:bookmark-start text:name="__RefHeading__13912_483017182"/><text:bookmark-start text:name="_Toc318927347"/><text:soft-page-break/>RS<text:tab/>Reserve Account<text:bookmark-end text:name="__RefHeading__13912_483017182"/><text:bookmark-end text:name="_Toc318927347"/></text:h>
      <text:p text:style-name="Standard">A reserved account (an account with a pre-assigned password, number of credits and access level) can be established using this command.  A reserved account is useful for a new user who may sign up when you are not available to validate them.</text:p>
      <text:p text:style-name="Standard"/>
      <text:p text:style-name="Standard">The <text:span text:style-name="T4">RS</text:span> command establishes any deleted account (where the handle is <text:span text:style-name="T4">^</text:span>) as a reserved account. When first entered, you are prompted to enter the starting account number.</text:p>
      <text:p text:style-name="Standard"/>
      <text:list xml:id="list194251595624108" text:continue-numbering="true" text:style-name="WWNum12">
        <text:list-item>
          <text:p text:style-name="P275">Typing a number starts searching at that account number</text:p>
        </text:list-item>
        <text:list-item>
          <text:p text:style-name="P275">If <text:span text:style-name="T4">E</text:span> is typed, or no deleted accounts are found in the user file, the next valid account is assigned as the reserved account.</text:p>
        </text:list-item>
      </text:list>
      <text:p text:style-name="Standard"/>
      <text:h text:style-name="P263" text:outline-level="1"><text:bookmark-start text:name="__RefHeading__13914_483017182"/>A password, access level, and number of credits will be prompted for.<text:bookmark-end text:name="__RefHeading__13914_483017182"/></text:h>
      <text:p text:style-name="Standard"/>
      <text:p text:style-name="Standard">After this information is entered, the BBS reserves that account.</text:p>
      <text:h text:style-name="Heading_20_3" text:outline-level="3"><text:bookmark-start text:name="__RefHeading__13916_483017182"/><text:bookmark-start text:name="_Toc318927348"/><text:bookmark-start text:name="_Ref318904618"/>+.weed<text:bookmark-end text:name="__RefHeading__13916_483017182"/><text:bookmark-end text:name="_Toc318927348"/><text:bookmark-end text:name="_Ref318904618"/></text:h>
      <text:p text:style-name="Standard">The weed program allows you to automatically go through your user files, and delete users who have not called within a specified amount of time.</text:p>
      <text:p text:style-name="Standard"/>
      <text:h text:style-name="P263" text:outline-level="1"><text:bookmark-start text:name="__RefHeading__13918_483017182"/>To use it, run <text:span text:style-name="T4">+.weed</text:span>.  You are asked if you would like auto-weed, or selective weed.<text:bookmark-end text:name="__RefHeading__13918_483017182"/></text:h>
      <text:p text:style-name="Standard"/>
      <text:list xml:id="list194251698337696" text:continue-numbering="true" text:style-name="WWNum12">
        <text:list-item>
          <text:p text:style-name="P275">"Selective weed" prompts whether you want to delete each user that it finds before deleting them.  </text:p>
        </text:list-item>
      </text:list>
      <text:p text:style-name="Standard"/>
      <text:h text:style-name="P263" text:outline-level="1"><text:bookmark-start text:name="__RefHeading__13920_483017182"/>It also includes users with non-weed status, since you will be prompted.<text:bookmark-end text:name="__RefHeading__13920_483017182"/></text:h>
      <text:p text:style-name="Standard"/>
      <text:list xml:id="list194251925401436" text:continue-numbering="true" text:style-name="WWNum12">
        <text:list-item>
          <text:p text:style-name="P275">Auto-weed doesn't prompt, but deletes each user it finds that has not called since the cut-off date.  (Non-weed status users are ignored in this mode.)  You are asked for the cut-off date, which will be the date that is checked against the last call date.</text:p>
        </text:list-item>
      </text:list>
      <text:p text:style-name="Standard"/>
      <text:p text:style-name="Standard">Enter it in the format shown, then tell the program which ID number to start from.  Everything else works automatically, and you hear a beep when the program is finished.</text:p>
      <text:p text:style-name="Standard"/>
      <text:h text:style-name="Heading_20_2" text:outline-level="2"><text:bookmark-start text:name="__RefHeading__13922_483017182"/><office:annotation><dc:creator>Ryan Sherwood</dc:creator><dc:date>2012-03-08T13:02:00</dc:date><text:p>Add this</text:p></office:annotation><text:bookmark-start text:name="_Toc318927349"/>AutoWeed system<text:bookmark-end text:name="__RefHeading__13922_483017182"/><text:bookmark-end text:name="_Toc318927349"/></text:h>
      <text:h text:style-name="Heading_20_3" text:outline-level="3"><text:bookmark-start text:name="__RefHeading__13924_483017182"/><text:bookmark-start text:name="_Toc318927350"/>+.access<text:bookmark-end text:name="__RefHeading__13924_483017182"/><text:bookmark-end text:name="_Toc318927350"/></text:h>
      <text:p text:style-name="Standard">This is used to <office:annotation><dc:creator>Ryan Sherwood</dc:creator><dc:date>2012-03-08T15:43:00</dc:date><text:p>More info</text:p></office:annotation>edit your access groups. <text:s/>You must reboot in order for the access information to take effect.</text:p>
      <text:h text:style-name="Heading_20_3" text:outline-level="3"><text:bookmark-start text:name="__RefHeading__13926_483017182"/><text:bookmark-start text:name="_Toc318927351"/>+.reconfig<text:bookmark-end text:name="__RefHeading__13926_483017182"/><text:bookmark-end text:name="_Toc318927351"/></text:h>
      <text:p text:style-name="Standard">This program allows you to re-define such things as number of calls to the system, board name, prime time, etc.  Simply run it and follow the prompts to use.</text:p>
      <text:p text:style-name="P21"/>
      <text:h text:style-name="P106" text:outline-level="1"><text:bookmark-start text:name="__RefHeading__13928_483017182"/>+.reledit<text:bookmark-end text:name="__RefHeading__13928_483017182"/></text:h>
      <text:p text:style-name="Standard"><text:span text:style-name="Manual_20_Revision_20_-_20_ryan">This documentation was modified slightly from the text files on the RELedit and Networking plus-file disks.  I in no way take credit for the original documentation, just the cleanup and integration into these more current, streamlined docs.</text:span></text:p>
      <text:p text:style-name="Standard"/>
      <text:p text:style-name="Standard">RELedit is a program which eases the setup and administration of message and file transfer bases.  Just run <text:span text:style-name="Commodore_20_text_20_-_20_ryan">+.reledit</text:span> from the main prompt.</text:p>
      <text:p text:style-name="Standard"/>
      <text:p text:style-name="Standard">After a short delay as RELedit reads the system configuration, you see the main menu.  Across the top is the title of the program and a copyright message.  Below that is data on your BBS that includes the number of Subs, U/Ds, etc. that are defined, as well as your node number if you are on the network.  Below that are 5 options:</text:p>
      <text:p text:style-name="Standard"/>
      <text:p text:style-name="P103"><text:span text:style-name="BBS_20_output_20_-_20_ryan">S – Sub</text:span></text:p>
      <text:p text:style-name="P103"><text:span text:style-name="BBS_20_output_20_-_20_ryan">U - U/D</text:span></text:p>
      <text:p text:style-name="P103"><text:span text:style-name="BBS_20_output_20_-_20_ryan">X - U/X</text:span></text:p>
      <text:p text:style-name="P103"><text:span text:style-name="BBS_20_output_20_-_20_ryan">G – SIG</text:span></text:p>
      <text:p text:style-name="P103"><text:span text:style-name="BBS_20_output_20_-_20_ryan">N - NetSubs</text:span></text:p>
      <text:p text:style-name="Standard"/>
      <text:p text:style-name="Standard">Select S, U, X, G or N.</text:p>
      <text:p text:style-name="Standard"/>
      <text:p text:style-name="Standard"><text:span text:style-name="T11">Note</text:span>: If you are not part of a network, the NetSubs option will not appear.  This documentation assumes you are networked.  If not, operation is exactly the same, you just can't use the NetSub option.</text:p>
      <text:h text:style-name="Heading_20_2" text:outline-level="2"><text:bookmark-start text:name="__RefHeading__111939_1136949260"/><text:reference-mark-start text:name="Editing Sub-Boards"/>Editing Sub-Boards<text:bookmark-end text:name="__RefHeading__111939_1136949260"/><text:reference-mark-end text:name="Editing Sub-Boards"/></text:h>
      <text:p text:style-name="Standard">If you select S, the BBS enters the Sub-board list editor's first screen.  It consists of a listing of the Subs (if any) you have defined.</text:p>
      <text:p text:style-name="Standard"/>
      <text:p text:style-name="Standard">The list of Subs show:</text:p>
      <text:p text:style-name="Standard"/>
      <text:list xml:id="list194252320490919" text:continue-numbering="true" text:style-name="WWNum12">
        <text:list-item>
          <text:p text:style-name="P363">The title</text:p>
        </text:list-item>
        <text:list-item>
          <text:p text:style-name="P363">Type</text:p>
        </text:list-item>
        <text:list-item>
          <text:p text:style-name="P363">Whether it is open or closed</text:p>
        </text:list-item>
        <text:list-item>
          <text:p text:style-name="P363">The device and drive the messages are saved to</text:p>
        </text:list-item>
        <text:list-item>
          <text:p text:style-name="P363">The ID number of the SubOp (ID# 0 means no SubOp)</text:p>
        </text:list-item>
        <text:list-item>
          <text:p text:style-name="P363">The password (if any)</text:p>
        </text:list-item>
        <text:list-item>
          <text:p text:style-name="P363">The access level required to see/enter it</text:p>
        </text:list-item>
        <text:list-item>
          <text:p text:style-name="P363">If it is a NetSub, a small n will appear after the access level.</text:p>
        </text:list-item>
      </text:list>
      <text:p text:style-name="Standard"/>
      <text:p text:style-name="Standard">To add a Sub, type A and hit RETURN.</text:p>
      <text:h text:style-name="Heading_20_3" text:outline-level="3"><text:bookmark-start text:name="__RefHeading__13930_483017182"/>Ranges<text:bookmark-end text:name="__RefHeading__13930_483017182"/></text:h>
      <text:p text:style-name="Standard">Typing ranges of sub-boards to add, delete, move, or insert works similar to BASIC's LIST command.</text:p>
      <text:p text:style-name="P73"/>
      <table:table table:name="Table27" table:style-name="Table27">
        <table:table-column table:style-name="Table27.A"/>
        <table:table-column table:style-name="Table27.B"/>
        <table:table-row table:style-name="Table27.1">
          <table:table-cell table:style-name="Table27.A1" office:value-type="string">
            <text:p text:style-name="P25"><text:span text:style-name="Commodore_20_text_20_-_20_ryan">L</text:span></text:p>
          </table:table-cell>
          <table:table-cell table:style-name="Table27.A1" office:value-type="string">
            <text:p text:style-name="P13">To list all the Subs</text:p>
          </table:table-cell>
        </table:table-row>
        <table:table-row table:style-name="Table27.1">
          <table:table-cell table:style-name="Table27.A1" office:value-type="string">
            <text:p text:style-name="P25"><text:span text:style-name="Commodore_20_text_20_-_20_ryan">L3</text:span></text:p>
          </table:table-cell>
          <table:table-cell table:style-name="Table27.A1" office:value-type="string">
            <text:p text:style-name="P13">Optionally, follow that by a number to start listing the Subs at.</text:p>
          </table:table-cell>
        </table:table-row>
        <table:table-row table:style-name="Table27.1">
          <table:table-cell table:style-name="Table27.A1" office:value-type="string">
            <text:p text:style-name="P25"><text:span text:style-name="Commodore_20_text_20_-_20_ryan">L3-</text:span></text:p>
          </table:table-cell>
          <table:table-cell table:style-name="Table27.A1" office:value-type="string">
            <text:p text:style-name="P13">You can follow this with a comma or dash to list from this number to the end of the list.</text:p>
          </table:table-cell>
        </table:table-row>
        <text:soft-page-break/>
        <table:table-row table:style-name="Table27.1">
          <table:table-cell table:style-name="Table27.A1" office:value-type="string">
            <text:p text:style-name="P25"><text:span text:style-name="Commodore_20_text_20_-_20_ryan">L3-19</text:span></text:p>
          </table:table-cell>
          <table:table-cell table:style-name="Table27.A1" office:value-type="string">
            <text:p text:style-name="P13">You can follow this with a final number to list to.</text:p>
          </table:table-cell>
        </table:table-row>
      </table:table>
      <text:p text:style-name="Standard"/>
      <text:p text:style-name="Standard">Type the board number you want to edit, then press <text:span text:style-name="Keyboard_20_key_20_-_20_ryan">RETURN</text:span>. (Pressing <text:span text:style-name="Keyboard_20_key_20_-_20_ryan">RETURN</text:span> by itself exits to the main RELedit menu.)</text:p>
      <text:h text:style-name="Heading_20_2" text:outline-level="2"><text:bookmark-start text:name="__RefHeading__13932_483017182"/>Editing Sub-Board Options<text:bookmark-end text:name="__RefHeading__13932_483017182"/></text:h>
      <text:p text:style-name="Standard">A menu appears with 9 options:</text:p>
      <table:table table:name="Table30" table:style-name="Table30">
        <table:table-column table:style-name="Table30.A"/>
        <table:table-column table:style-name="Table30.B"/>
        <text:soft-page-break/>
        <table:table-row table:style-name="Table30.1">
          <table:table-cell table:style-name="Table30.A1" office:value-type="string">
            <text:p text:style-name="P25">1 Title</text:p>
          </table:table-cell>
          <table:table-cell table:style-name="Table30.A1" office:value-type="string">
            <text:p text:style-name="P13">The title of the sub-board.  <text:span text:style-name="T4">---</text:span> deletes a Sub when entered as the title, and does not add it if you are adding a sub).</text:p>
          </table:table-cell>
        </table:table-row>
        <table:table-row table:style-name="Table30.1">
          <table:table-cell table:style-name="Table30.A1" office:value-type="string">
            <text:p text:style-name="P25">2 Access</text:p>
          </table:table-cell>
          <table:table-cell table:style-name="Table30.A1" office:value-type="string">
            <text:p text:style-name="P13">The Access levels that can see this Sub.  Entering <text:span text:style-name="T4">?</text:span> when prompted for the access level calculates access values as described on page <text:bookmark-ref text:reference-format="page" text:ref-name="">Error: Reference source not found</text:bookmark-ref>.  If the access level is left at 0 when you exit the editor, any other changes are deleted and the board is not added.</text:p>
          </table:table-cell>
        </table:table-row>
        <table:table-row table:style-name="Table30.1">
          <table:table-cell table:style-name="Table30.A1" office:value-type="string">
            <text:p text:style-name="P25">3 SubOp</text:p>
          </table:table-cell>
          <table:table-cell table:style-name="Table30.A1" office:value-type="string">
            <text:p text:style-name="P13">The handle and ID of the SubOp.  When editing, you can enter the ID number or handle.</text:p>
          </table:table-cell>
        </table:table-row>
        <table:table-row table:style-name="Table30.1">
          <table:table-cell table:style-name="Table30.A1" office:value-type="string">
            <text:p text:style-name="P25">4 Device</text:p>
          </table:table-cell>
          <table:table-cell table:style-name="Table30.A1" office:value-type="string">
            <text:p text:style-name="P13">The device number where the messages are saved.</text:p>
          </table:table-cell>
        </table:table-row>
        <table:table-row table:style-name="Table30.1">
          <table:table-cell table:style-name="Table30.A1" office:value-type="string">
            <text:p text:style-name="P25">5 Drive</text:p>
          </table:table-cell>
          <table:table-cell table:style-name="Table30.A1" office:value-type="string">
            <text:p text:style-name="P13">The drive number (for dual drive, Lt. Kernal and other multi-drive devices) where the messages are saved.  (Serial drive owners normally put 0 here.)  The drive number can be 3 digits long to accommodate CMD hard drives.</text:p>
          </table:table-cell>
        </table:table-row>
        <table:table-row table:style-name="Table30.1">
          <table:table-cell table:style-name="Table30.A1" office:value-type="string">
            <text:p text:style-name="P25">6 Status</text:p>
          </table:table-cell>
          <table:table-cell table:style-name="Table30.A1" office:value-type="string">
            <text:p text:style-name="P13">Toggles between opening and closing the sub-board.  A sub-board can be closed for maintenance if necessary; users do not see the sub-board listed when first entering the sub-system.</text:p>
          </table:table-cell>
        </table:table-row>
        <table:table-row table:style-name="Table30.1">
          <table:table-cell table:style-name="Table30.A1" office:value-type="string">
            <text:p text:style-name="P25">7 Type</text:p>
          </table:table-cell>
          <table:table-cell table:style-name="Table30.A1" office:value-type="string">
            <text:p text:style-name="P13">Std, N-An, etc.  You are presented with Yes and No questions which help select the type of board it will be.  The questions are:</text:p>
            <text:p text:style-name="P13"/>
            <text:p text:style-name="P61">Upload/Download Boards:</text:p>
            <table:table table:name="Table28" table:style-name="Table28">
              <table:table-column table:style-name="Table28.A"/>
              <table:table-column table:style-name="Table28.B"/>
              <table:table-row table:style-name="Table28.1">
                <table:table-cell table:style-name="Table28.A1" office:value-type="string">
                  <text:p text:style-name="P13">1 DO-C DO-F <office:annotation><dc:creator>Ryan Sherwood</dc:creator><dc:date>2012-03-08T15:52:00</dc:date><text:p>fix</text:p></office:annotation>and.</text:p>
                </table:table-cell>
                <table:table-cell table:style-name="Table28.A1" office:value-type="string">
                  <text:p text:style-name="P13">(Refer to the table on page </text:p>
                </table:table-cell>
              </table:table-row>
              <table:table-row table:style-name="Table28.1">
                <table:table-cell table:style-name="Table28.A1" office:value-type="string">
                  <text:p text:style-name="P13">3 Password</text:p>
                </table:table-cell>
                <table:table-cell table:style-name="Table28.A1" office:value-type="string">
                  <text:p text:style-name="P13">Yes asks users for a password before they can enter the Sub-board (see option 8 below).</text:p>
                </table:table-cell>
              </table:table-row>
            </table:table>
            <text:p text:style-name="P13"/>
            <text:p text:style-name="P61">Message Bases</text:p>
            <table:table table:name="Table29" table:style-name="Table29">
              <table:table-column table:style-name="Table29.A"/>
              <table:table-column table:style-name="Table29.B"/>
              <table:table-row table:style-name="Table29.1">
                <table:table-cell table:style-name="Table29.A1" office:value-type="string">
                  <text:p text:style-name="P13">1 "Non-Anonymous?"</text:p>
                </table:table-cell>
                <table:table-cell table:style-name="Table29.A1" office:value-type="string">
                  <text:p text:style-name="P227">Yes forces the message base to display who posted each message.  It skips the second question.</text:p>
                </table:table-cell>
              </table:table-row>
              <table:table-row table:style-name="Table29.1">
                <table:table-cell table:style-name="Table29.A1" office:value-type="string">
                  <text:p text:style-name="P13">2 "Anonymous?"</text:p>
                </table:table-cell>
                <table:table-cell table:style-name="Table29.A1" office:value-type="string">
                  <text:p text:style-name="P227">Yes makes the board completely Anonymous. No to both questions makes the board a "Standard" type which asks users if they want to make the post anonymous or not.</text:p>
                </table:table-cell>
              </table:table-row>
            </table:table>
            <text:p text:style-name="P13"/>
          </table:table-cell>
        </table:table-row>
        <table:table-row table:style-name="Table30.1">
          <table:table-cell table:style-name="Table30.A1" office:value-type="string">
            <text:p text:style-name="P25">8 Passwd</text:p>
          </table:table-cell>
          <table:table-cell table:style-name="Table30.A1" office:value-type="string">
            <text:p text:style-name="P13">The password needed to enter the sub-board if the sub-board type requires a password.</text:p>
          </table:table-cell>
        </table:table-row>
        <table:table-row table:style-name="Table30.1">
          <table:table-cell table:style-name="Table30.A1" office:value-type="string">
            <text:p text:style-name="P25">9 Scrns</text:p>
          </table:table-cell>
          <table:table-cell table:style-name="Table30.A1" office:value-type="string">
            <text:p text:style-name="P122">This allows you to edit the entry screens for this Sub:</text:p>
            <text:list xml:id="list2519424244838570104" text:style-name="WWNum32">
              <text:list-item>
                <text:p text:style-name="P364">Select A to edit the ASCII screen</text:p>
              </text:list-item>
              <text:list-item>
                <text:p text:style-name="P364">Select C to edit the C/G screen</text:p>
              </text:list-item>
            </text:list>
            <text:p text:style-name="P122">Any pre-existing screen will be loaded into the editor, and you may use all the usual editing commands.</text:p>
          </table:table-cell>
        </table:table-row>
      </table:table>
      <text:p text:style-name="Table">Table <text:sequence text:ref-name="refTable26" text:name="Table" text:formula="ooow:Table+26" style:num-format="1">26</text:sequence>: RELedit sub-board definitions</text:p>
      <text:p text:style-name="Standard"/>
      <text:p text:style-name="Standard"><text:soft-page-break/>These 9 options are the same for the U/D and U/X editors as well.  The only difference is the <text:span text:style-name="BBS_20_output_20_-_20_ryan">Type</text:span> question which asks <text:span text:style-name="BBS_20_output_20_-_20_ryan">Downloads Only?</text:span> and <text:span text:style-name="BBS_20_output_20_-_20_ryan">Free Downloads?</text:span> as well as Password.</text:p>
      <text:p text:style-name="Standard"/>
      <text:p text:style-name="Standard">If the access is 0 or the title is <text:span text:style-name="T4">---</text:span>, the data will not be saved (or deleted if editing an existing record).  The BBS also goes through the SIGs (if defined) and removes the board from any SIGs it is on.</text:p>
      <text:h text:style-name="Heading_20_2" text:outline-level="2"><text:bookmark-start text:name="__RefHeading__13934_483017182"/><text:bookmark-start text:name="_Toc318927353"/>The SIG Editor<text:bookmark-end text:name="__RefHeading__13934_483017182"/><text:bookmark-end text:name="_Toc318927353"/></text:h>
      <text:p text:style-name="Standard">This is much like the Sub, U/D and U/X editors.  The list displays:</text:p>
      <text:list xml:id="list194253464722460" text:continue-list="list194252320490919" text:style-name="WWNum12">
        <text:list-item>
          <text:p text:style-name="P363">the SIG title</text:p>
        </text:list-item>
        <text:list-item>
          <text:p text:style-name="P363">access</text:p>
        </text:list-item>
        <text:list-item>
          <text:p text:style-name="P363">the SIGop ID</text:p>
        </text:list-item>
        <text:list-item>
          <text:p text:style-name="P363">whether the Subs, U/Ds and U/Xs are open in that SIG</text:p>
        </text:list-item>
      </text:list>
      <text:p text:style-name="Standard"/>
      <text:p text:style-name="Standard">Another new feature found in this version of RELedit (when coupled with the newest version of the TurboRELs) is the ability to "close" a section of the board to a SIG.  What this does is prevent the SIG from being listed when the user enters the "closed" section.</text:p>
      <text:p text:style-name="Standard"/>
      <text:p text:style-name="Standard">For example, if you have a SIG that shows the U/X section closed, when a user types "UX", the SIG will not display, appearing as if the SIG does not exist in that area.</text:p>
      <text:p text:style-name="Standard"/>
      <text:p text:style-name="Standard">When you type the number of the SIG you wish to edit, the following options appear:</text:p>
      <table:table table:name="Table31" table:style-name="Table31">
        <table:table-column table:style-name="Table31.A"/>
        <table:table-column table:style-name="Table31.B"/>
        <table:table-row table:style-name="Table31.1">
          <table:table-cell table:style-name="Table31.A1" office:value-type="string">
            <text:list xml:id="list2187300712792089306" text:style-name="L27">
              <text:list-item>
                <text:p text:style-name="P293">Title</text:p>
              </text:list-item>
            </text:list>
          </table:table-cell>
          <table:table-cell table:style-name="Table31.A1" office:value-type="string">
            <text:p text:style-name="P13">SIG title.</text:p>
          </table:table-cell>
        </table:table-row>
        <table:table-row table:style-name="Table31.1">
          <table:table-cell table:style-name="Table31.A1" office:value-type="string">
            <text:list xml:id="list194251804334050" text:continue-numbering="true" text:style-name="L27">
              <text:list-item>
                <text:p text:style-name="P293">Access</text:p>
              </text:list-item>
            </text:list>
          </table:table-cell>
          <table:table-cell table:style-name="Table31.A1" office:value-type="string">
            <text:p text:style-name="P13">Access levels that can use this SIG.</text:p>
          </table:table-cell>
        </table:table-row>
        <table:table-row table:style-name="Table31.1">
          <table:table-cell table:style-name="Table31.A1" office:value-type="string">
            <text:list xml:id="list194251692488700" text:continue-numbering="true" text:style-name="L27">
              <text:list-item>
                <text:p text:style-name="P293">SIGop</text:p>
              </text:list-item>
            </text:list>
          </table:table-cell>
          <table:table-cell table:style-name="Table31.A1" office:value-type="string">
            <text:p text:style-name="P13">The SIGop for this SIG.  Like SubOp in the Sub, U/D or U/X editors, you can enter either the ID number or handle of the user.</text:p>
          </table:table-cell>
        </table:table-row>
        <table:table-row table:style-name="Table31.1">
          <table:table-cell table:style-name="Table31.A1" office:value-type="string">
            <text:list xml:id="list194251979460382" text:continue-numbering="true" text:style-name="L27">
              <text:list-item>
                <text:p text:style-name="P293">Subs</text:p>
              </text:list-item>
            </text:list>
          </table:table-cell>
          <table:table-cell table:style-name="Table31.A1" office:value-type="string">
            <text:p text:style-name="P13">Toggles Subs open or closed.</text:p>
          </table:table-cell>
        </table:table-row>
        <table:table-row table:style-name="Table31.1">
          <table:table-cell table:style-name="Table31.A1" office:value-type="string">
            <text:list xml:id="list194252279394386" text:continue-numbering="true" text:style-name="L27">
              <text:list-item>
                <text:p text:style-name="P293">U/Ds</text:p>
              </text:list-item>
            </text:list>
          </table:table-cell>
          <table:table-cell table:style-name="Table31.A1" office:value-type="string">
            <text:p text:style-name="P13">Toggles U/Ds open or closed.</text:p>
          </table:table-cell>
        </table:table-row>
        <table:table-row table:style-name="Table31.1">
          <table:table-cell table:style-name="Table31.A1" office:value-type="string">
            <text:list xml:id="list194251841026846" text:continue-numbering="true" text:style-name="L27">
              <text:list-item>
                <text:p text:style-name="P293">U/Xs</text:p>
              </text:list-item>
            </text:list>
          </table:table-cell>
          <table:table-cell table:style-name="Table31.A1" office:value-type="string">
            <text:p text:style-name="P13">Toggles U/Xs open or closed.</text:p>
          </table:table-cell>
        </table:table-row>
        <table:table-row table:style-name="Table31.1">
          <table:table-cell table:style-name="Table31.A1" office:value-type="string">
            <text:list xml:id="list194252523500828" text:continue-numbering="true" text:style-name="L27">
              <text:list-item>
                <text:p text:style-name="P293">SB Lst</text:p>
              </text:list-item>
            </text:list>
          </table:table-cell>
          <table:table-cell table:style-name="Table31.A1" office:value-type="string">
            <text:p text:style-name="P13">Edit the list of Subs in this SIG.</text:p>
          </table:table-cell>
        </table:table-row>
        <table:table-row table:style-name="Table31.1">
          <table:table-cell table:style-name="Table31.A1" office:value-type="string">
            <text:list xml:id="list194253595384188" text:continue-numbering="true" text:style-name="L27">
              <text:list-item>
                <text:p text:style-name="P293">UD Lst</text:p>
              </text:list-item>
            </text:list>
          </table:table-cell>
          <table:table-cell table:style-name="Table31.A1" office:value-type="string">
            <text:p text:style-name="P13">Edit the list of U/Ds in this SIG.</text:p>
          </table:table-cell>
        </table:table-row>
        <table:table-row table:style-name="Table31.1">
          <table:table-cell table:style-name="Table31.A1" office:value-type="string">
            <text:list xml:id="list194252332178571" text:continue-numbering="true" text:style-name="L27">
              <text:list-item>
                <text:p text:style-name="P293">UX Lst</text:p>
              </text:list-item>
            </text:list>
          </table:table-cell>
          <table:table-cell table:style-name="Table31.A1" office:value-type="string">
            <text:p text:style-name="P13">Edit the list of U/Xs in this SIG.</text:p>
          </table:table-cell>
        </table:table-row>
        <table:table-row table:style-name="Table31.1">
          <table:table-cell table:style-name="Table31.A1" office:value-type="string">
            <text:list xml:id="list194252820488544" text:continue-numbering="true" text:style-name="L27">
              <text:list-item>
                <text:p text:style-name="P293">Scrns</text:p>
              </text:list-item>
            </text:list>
          </table:table-cell>
          <table:table-cell table:style-name="Table31.A1" office:value-type="string">
            <text:p text:style-name="P13">Edit the entry screens for this SIG (ASCII or C/G).</text:p>
          </table:table-cell>
        </table:table-row>
      </table:table>
      <text:p text:style-name="Table">Table <text:sequence text:ref-name="refTable27" text:name="Table" text:formula="ooow:Table+1" style:num-format="1">27</text:sequence>: RELedit SIG editing options</text:p>
      <text:p text:style-name="P13"/>
      <text:h text:style-name="Heading_20_3" text:outline-level="3"><text:bookmark-start text:name="__RefHeading__13936_483017182"/><text:bookmark-start text:name="_Toc318927354"/>Editing Lists<text:bookmark-end text:name="__RefHeading__13936_483017182"/><text:bookmark-end text:name="_Toc318927354"/></text:h>
      <text:p text:style-name="Standard">Using options 7 through 9, you are presented with a list of the Subs, U/Ds or U/Xs (depending on what option you select) that looks very much like the one users see when listing the available boards in SB/UD/UX.</text:p>
      <text:p text:style-name="Standard"/>
      <text:p text:style-name="Standard"><text:soft-page-break/>Everything is keyed off of the position of the board in that list.  For example, if you enter <text:span text:style-name="Commodore_20_text_20_-_20_ryan">D5</text:span> it will delete the 5th board in the list of boards for that SIG.</text:p>
      <text:p text:style-name="Standard"/>
      <text:p text:style-name="Standard">The commands are as follows:</text:p>
      <text:p text:style-name="Standard"/>
      <text:p text:style-name="List_20_Paragraph"><text:span text:style-name="Commodore_20_text_20_-_20_ryan">[A]dd board</text:span></text:p>
      <text:p text:style-name="List_20_Paragraph"><text:span text:style-name="Commodore_20_text_20_-_20_ryan"/></text:p>
      <text:p text:style-name="P150">Add a board to the end of the list of boards for this SIG.  This command accepts ranges, or type just <text:span text:style-name="T4">A</text:span> and you are asked for the board number <text:span text:style-name="T59">(</text:span>which is the record number you saw in the Sub, U/D and U/X editors<text:span text:style-name="T59">)</text:span>.</text:p>
      <text:p text:style-name="P150">Typing <text:span text:style-name="Keyboard_20_key_20_-_20_ryan">L</text:span> at the main <text:span text:style-name="BBS_20_output_20_-_20_ryan">Edit</text:span> prompt or the <text:span text:style-name="BBS_20_output_20_-_20_ryan">Add Which</text:span> prompt lists the defined Subs/UDs/UXs (depending on which type you are editing).</text:p>
      <text:p text:style-name="P150">The Add command also allows multiple adds by giving it a range to add.  For example, <text:span text:style-name="T4">A5-10</text:span> will add Subs 5 to 10. Range commands also work at the "Add Which" prompt.</text:p>
      <text:p text:style-name="List_20_Paragraph"><text:span text:style-name="Commodore_20_text_20_-_20_ryan">[I]nsert board</text:span></text:p>
      <text:p text:style-name="List_20_Paragraph"><text:span text:style-name="Commodore_20_text_20_-_20_ryan"/></text:p>
      <text:p text:style-name="Text_20_body">Identify the number <text:span text:style-name="T8">before</text:span> the board(s) you want inserted. Typing <text:span text:style-name="Commodore_20_text_20_-_20_ryan">S</text:span> at the edit prompt or the <text:span text:style-name="BBS_20_output_20_-_20_ryan">Insert Before Which</text:span> prompt lists the boards in that SIG (again, you can enter a range here as well).  You can give the board number you want the new boards inserted before by typing <text:span text:style-name="Commodore_20_text_20_-_20_ryan">I</text:span> followed by the number.</text:p>
      <table:table table:name="Table32" table:style-name="Table32">
        <table:table-column table:style-name="Table32.A"/>
        <table:table-column table:style-name="Table32.B"/>
        <table:table-row table:style-name="Table32.1">
          <table:table-cell table:style-name="Table32.A1" office:value-type="string">
            <text:p text:style-name="P25">[M]ove boards</text:p>
          </table:table-cell>
          <table:table-cell table:style-name="Table32.A1" office:value-type="string">
            <text:p text:style-name="P13">You are asked which boards you want to move in the list of boards for that SIG. <text:span text:style-name="T59">T</text:span>yp<text:span text:style-name="T59">e</text:span> <text:span text:style-name="Commodore_20_text_20_-_20_ryan">M</text:span> and the range at the "Edit" prompt. Next, you are asked which board you want the selected boards to be moved after.</text:p>
            <text:p text:style-name="P13"/>
          </table:table-cell>
        </table:table-row>
        <table:table-row table:style-name="Table32.1">
          <table:table-cell table:style-name="Table32.A1" office:value-type="string">
            <text:p text:style-name="P25">[D]elete boards</text:p>
          </table:table-cell>
          <table:table-cell table:style-name="Table32.A1" office:value-type="string">
            <text:p text:style-name="P13">You are asked which boards you wish to delete.  Again, ranges work here, in the same way.  This <text:span text:style-name="T8">only</text:span> deletes the boards from the SIG list, not from the main Sub/UD/UX lists. As before, <text:span text:style-name="T4">L</text:span> lists Subs/UDs/UXs, <text:span text:style-name="T4">S</text:span> scans the list of boards selected for that SIG list.</text:p>
          </table:table-cell>
        </table:table-row>
      </table:table>
      <text:p text:style-name="Standard"/>
      <text:p text:style-name="Text_20_body">Pressing <text:span text:style-name="Keyboard_20_key_20_-_20_ryan">RETURN</text:span> saves the list, returning you to the editing screen for the SIG information.</text:p>
      <text:p text:style-name="Text_20_body"/>
      <text:p text:style-name="Text_20_body">When you hit RETURN at the SIG Edit prompt, the data is saved unless the title is <text:span text:style-name="Commodore_20_text_20_-_20_ryan">---</text:span> or the access is 0.</text:p>
      <text:p text:style-name="Text_20_body"/>
      <text:p text:style-name="Text_20_body">If a SIG is deleted, the SIG list for that SIG is also deleted.</text:p>
      <text:h text:style-name="Heading_20_2" text:outline-level="2"><text:bookmark-start text:name="__RefHeading__13938_483017182"/><text:bookmark-start text:name="_Toc318927355"/><text:soft-page-break/>Netsub Editor<text:bookmark-end text:name="__RefHeading__13938_483017182"/><text:bookmark-end text:name="_Toc318927355"/></text:h>
      <text:p text:style-name="Text_20_body">This editor lets you list all of the NetSub IDs you have (you can have up to 60) and edit the lists of boards they are linked to as well as what sub-boards on your BBS are part of that NetSub.</text:p>
      <text:p text:style-name="Text_20_body">To define a networked sub, first set it up <text:span text:style-name="T60">(</text:span><text:span text:style-name="T60"><text:reference-ref text:reference-format="text" text:ref-name="Editing Sub-Boards">Editing Sub-Boards</text:reference-ref></text:span><text:span text:style-name="T60">, page </text:span><text:span text:style-name="T60"><text:reference-ref text:reference-format="page" text:ref-name="Editing Sub-Boards">67</text:reference-ref></text:span><text:span text:style-name="T60">)</text:span>.</text:p>
      <text:p text:style-name="Text_20_body">When you hit N at the main prompt, the BBS looks on your disk for the NetSub data files.  These files are program files that are loaded into memory using one of the new protocol files written for the NetSubs.</text:p>
      <text:p text:style-name="P151">NOTE: If you have a Lt. Kernal, have the Autoload feature turned on, and have a floppy drive with the same device number as the Lt. Kernal, you get a flashing error light on the floppy drive when you enter the NetSub editor as well as every time the new <text:span text:style-name="Commodore_20_text_20_-_20_ryan">+.NM.netsub</text:span> files are executed during Network Maint.  You might want to remove the floppy drive from your system if this bugs you, but it will not hurt the operation of RELedit or the BBS.</text:p>
      <text:p text:style-name="P151">The list only displays the NetSub IDs you have defined on your BBS.</text:p>
      <text:p text:style-name="P151">Type the number on the left of the NetSub ID you wish to edit and you are taken to the editing screen.</text:p>
      <text:p text:style-name="P151">You will now see 18 options:</text:p>
      <text:p text:style-name="P151">Option #1 lets you modify the NetSub ID.</text:p>
      <text:p text:style-name="P151">Options #2 through #17 are Network IDs of the boards that this NetSub is linked to.  This list should only contain the IDs of boards that you send NetSubs directly to, not every board that is linked to that NetSub anywhere on the network.</text:p>
      <text:p text:style-name="P151">The board IDs are <text:span text:style-name="T8">not</text:span> verified.  This is inline with the new network design and the reasons for this will be explained when the Image Network is reorganized to make use of the new network features.</text:p>
      <text:p text:style-name="P151">Option #18 lets you define which boards on your BBS are parts of this particular NetSub.</text:p>
      <text:p text:style-name="P151">The editor that is entered when you select option #18 is very much like the SIG list editor.  (As a matter of fact, both the SIG editor and NetSub editor use the same routines!)  The only differences are as follows:</text:p>
      <text:list xml:id="list194252963024726" text:continue-list="list194253464722460" text:style-name="WWNum12">
        <text:list-item>
          <text:p text:style-name="P363">Up to 60 boards can be defined as being part of a particular NetSub.</text:p>
        </text:list-item>
        <text:list-item>
          <text:p text:style-name="P363"><text:soft-page-break/>You can only add boards that are not already identified as being Networked. [To remove Network status from a particular sub-board, it must be deleted and re-added using the Subs editor.]</text:p>
        </text:list-item>
        <text:list-item>
          <text:p text:style-name="P363">The "Multi-Add" and "Multi-Insert" functions skip not only deleted records, but already networked boards.</text:p>
        </text:list-item>
      </text:list>
      <text:p text:style-name="Standard"/>
      <text:p text:style-name="Text_20_body">While the order of the subs in this list does not in any way affect the order in which they are listed to users, it does affect the order in which they are scanned when <text:span text:style-name="Commodore_20_text_20_-_20_ryan">+.NM.netsub</text:span> is run. When a message comes in to a board, the boards are searched for a post of the same name in the order defined in this section.  If none are found, the boards are scanned in the same order again for a place to post a new message.</text:p>
      <text:p text:style-name="Text_20_body">You may want to rearrange the order of the Subs to speed up NetSub operation.  For example: if you have a sub containing older posts not responded to as often as a sub found later in the list, you might want to switch their order so the board with more activity comes first. This way the BBS does not read through older posts for no reason.</text:p>
      <text:h text:style-name="Heading_20_3" text:outline-level="3"><text:bookmark-start text:name="__RefHeading__13940_483017182"/><text:bookmark-start text:name="_Toc318927356"/>Overflow Subs<text:bookmark-end text:name="__RefHeading__13940_483017182"/><text:bookmark-end text:name="_Toc318927356"/></text:h>
      <text:p text:style-name="Text_20_body">This is a system allowing you to set multiple boards as being part of a particular NetSub ID.  When a network message comes in, all subs part of a particular NetSub ID are searched, and the response (or new post) is added where appropriate.</text:p>
      <text:p text:style-name="Text_20_body">That should just about cover the options available to you in the new RELedit.  I hope you enjoy it and find it useful in maintaining your BBS.</text:p>
      <text:h text:style-name="Heading_20_2" text:outline-level="2"><text:bookmark-start text:name="__RefHeading__13942_483017182"/><text:bookmark-start text:name="_Toc318927357"/><text:bookmark-start text:name="_Ref318902501"/><text:reference-mark-start text:name="Nightly AutoMaint"/>Nightly AutoMaint<text:bookmark-end text:name="__RefHeading__13942_483017182"/><text:bookmark-end text:name="_Toc318927357"/><text:bookmark-end text:name="_Ref318902501"/><text:reference-mark-end text:name="Nightly AutoMaint"/></text:h>
      <text:p text:style-name="Text_20_body">The "AutoMaint" feature in <text:span text:style-name="T4">+.lo</text:span> is designed as a building block to add nightly maintenance functions—you may add any sort of functions you wish.</text:p>
      <text:p text:style-name="Text_20_body">As it now stands, it will rotate the caller and AutoMaintenance logs every night at midnight (or as soon as possible thereafter, if a user happens to be online at around that time, AutoMaintenance is delayed until after they log off).</text:p>
      <text:p text:style-name="Text_20_body">A week's worth of logs are maintained under the filenames <text:span text:style-name="T4">e.log x</text:span> (where <text:span text:style-name="T4">x</text:span> is the day of the week: 1=Sun...7=Sat, like setting the weekday when changing the BBS clock manually).  They may be viewed with the <text:span text:style-name="T4">LG</text:span> command online.</text:p>
      <text:p text:style-name="Text_20_body">Anyone with limited disk space who does not wish to use this feature can set the variable <text:span text:style-name="T4">am</text:span> to <text:span text:style-name="T4">0</text:span> in line 1 of <text:span text:style-name="T4">+.lo</text:span>, and use <text:span text:style-name="T4">+.NL</text:span> (New Log) whenever the log reaches a certain size.</text:p>
      <text:p text:style-name="P21"><text:soft-page-break/></text:p>
      <text:h text:style-name="P106" text:outline-level="1"><text:bookmark-start text:name="__RefHeading__13944_483017182"/>Networking<text:bookmark-end text:name="__RefHeading__13944_483017182"/></text:h>
      <text:h text:style-name="Heading_20_2" text:outline-level="2"><text:bookmark-start text:name="__RefHeading__13946_483017182"/>About NetMail<text:bookmark-end text:name="__RefHeading__13946_483017182"/></text:h>
      <text:p text:style-name="Text_20_body"><office:annotation><dc:creator>Ryan Sherwood</dc:creator><dc:date>2012-03-08T14:34:00</dc:date><text:p>Some introductory text here….</text:p></office:annotation>IMAGE NETMAIL V1.2.4 DOCUMENTATION</text:p>
      <text:p text:style-name="Text_20_body">Copyright 1990, New Image Software</text:p>
      <text:p text:style-name="Text_20_body">UPDATED 7-1-90</text:p>
      <text:p text:style-name="Text_20_body">NetMail 1.0 is a system which allows files to be transferred between BBSes automatically. <text:s/>In this version of NetMail, it supports E-Mail transfers among users, and general file transfers among sysops. Also, if the TurboREL SIGs are used, Network Sub-Boards are available.</text:p>
      <text:p text:style-name="Text_20_body">All of this is accomplished by means of a program called <text:span text:style-name="Commodore_20_text_20_-_20_ryan">+.NMauto</text:span>. This program is run automatically by the system at regular intervals. <text:s/>(Usually one hour apart.) The program checks for the existence of files that need to be transferred to other systems. If any exist, the necessary phone calls are made, and the files are transferred.</text:p>
      <text:p text:style-name="Text_20_body">Each node in the network will need to pick a node ID. This is just a 3 character identifier that will represent that node. We suggest that an abbreviation of the BBS name be used so that it will be familiar.</text:p>
      <text:h text:style-name="Heading_20_3" text:outline-level="3"><text:bookmark-start text:name="__RefHeading__13948_483017182"/>NetMail Paths<text:bookmark-end text:name="__RefHeading__13948_483017182"/></text:h>
      <text:p text:style-name="Text_20_body">To avoid the problems of having your BBS call <text:span text:style-name="T8">all</text:span> of the other nodes on your network, the number of connections that can be made to any node is four. <text:s/>At first, this may seem like a small number. However, in our testing, we have found that it keeps the traffic through any one node low enough, and limits the number of calls that any one node has to make.</text:p>
      <text:p text:style-name="Text_20_body">Node IDs are used in paths. For example, say you had a network with 6 nodes in it. <text:s/>The path from, say LDE to GFD might be <text:span text:style-name="BBS_20_output_20_-_20_ryan">/LDE/WZK/GFD/</text:span>, whereas the path from JMS to PGN might be <text:span text:style-name="BBS_20_output_20_-_20_ryan">/JMS/LDE/PGN/</text:span>. The path describes how to send files from one place to the other. For the most part, you will not need to worry about paths. You just need to know that they are there.</text:p>
      <text:p text:style-name="Text_20_body">One other restriction is placed on the layout of the network. <text:s/>That is that there can only be one path between any two nodes in the network. If the network is planned with <text:span text:style-name="T8">any</text:span> loops in it (places where files could be sent in circles) then the network will have problems.</text:p>
      <text:h text:style-name="Heading_20_3" text:outline-level="3"><text:bookmark-start text:name="__RefHeading__13950_483017182"/><text:soft-page-break/>Network Maintenance<text:bookmark-end text:name="__RefHeading__13950_483017182"/></text:h>
      <text:p text:style-name="Text_20_body">One BBS on the network will be responsible for network maintenance. It is the sysop of this BBS who will set up the paths that were described above. <text:s/>It is not up to this sysop to plan all of the paths, just to configure them into the network.</text:p>
      <text:p text:style-name="Text_20_body">The sysop in charge of the network also has the ability to send "NetNews.” <text:s/>This is a news file that will be automatically installed on all of the nodes in the network. The purpose of this is to provide a way to relay current information about the network to all of its users. <text:s/>Such information might include new nodes that have been added or local news that is of interest to everyone.</text:p>
      <text:h text:style-name="Heading_20_3" text:outline-level="3"><text:bookmark-start text:name="__RefHeading__13952_483017182"/>Network Planning<text:bookmark-end text:name="__RefHeading__13952_483017182"/></text:h>
      <text:p text:style-name="Text_20_body">Planning a network is not as difficult as it may seem. There is a simple method of planning a network of any size. You get a piece of paper, and write the node ID of your BBS in the middle of it. Then draw four long lines, one going up, down, right, and left. <text:s/>These are places where you can add nodes. <text:s/>Write the IDs of the nodes at the ends of the lines. Then draw three short lines from each of these. (See <text:reference-ref text:reference-format="text" text:ref-name="Figure 1: Simple network">Figure 1: Simple network</text:reference-ref>.) <text:s/>Add nodes on the end of each line. <text:s/>The process can be continued indefinitely.</text:p>
      <text:p text:style-name="Text_20_body">Note that you could not connect PCM to JMS because that would cause a loop, as mentioned above.</text:p>
      <text:p text:style-name="Standard"/>
      <text:p text:style-name="P108"><text:span text:style-name="Commodore_20_text_20_-_20_ryan"/></text:p>
      <text:p text:style-name="Standard"><text:span text:style-name="Commodore_20_text_20_-_20_ryan"><text:span text:style-name="T34"><text:s text:c="8"/>|</text:span></text:span></text:p>
      <text:p text:style-name="Standard"><text:span text:style-name="Commodore_20_text_20_-_20_ryan"><text:span text:style-name="T34"><text:s text:c="6"/>-PCM-</text:span></text:span></text:p>
      <text:p text:style-name="Standard"><text:span text:style-name="Commodore_20_text_20_-_20_ryan"><text:span text:style-name="T34"><text:s text:c="8"/>|</text:span></text:span></text:p>
      <text:p text:style-name="Standard"><text:span text:style-name="Commodore_20_text_20_-_20_ryan"><text:span text:style-name="T34"><text:s text:c="8"/>|</text:span></text:span></text:p>
      <text:p text:style-name="Standard"><text:span text:style-name="Commodore_20_text_20_-_20_ryan"><text:span text:style-name="T34"><text:s text:c="2"/>| <text:s text:c="4"/>| <text:s text:c="4"/>|</text:span></text:span></text:p>
      <text:p text:style-name="Standard"><text:span text:style-name="Commodore_20_text_20_-_20_ryan"><text:span text:style-name="T34">-WZK---LDE---JMS-</text:span></text:span></text:p>
      <text:p text:style-name="Standard"><text:span text:style-name="Commodore_20_text_20_-_20_ryan"><text:span text:style-name="T34"><text:s text:c="2"/>| <text:s text:c="4"/>| <text:s text:c="4"/>|</text:span></text:span></text:p>
      <text:p text:style-name="Standard"><text:span text:style-name="Commodore_20_text_20_-_20_ryan"><text:span text:style-name="T34"><text:s text:c="8"/>|</text:span></text:span></text:p>
      <text:p text:style-name="Standard"><text:span text:style-name="Commodore_20_text_20_-_20_ryan"><text:span text:style-name="T34"><text:s text:c="8"/>|</text:span></text:span></text:p>
      <text:p text:style-name="Standard"><text:span text:style-name="Commodore_20_text_20_-_20_ryan"><text:span text:style-name="T34"><text:s text:c="6"/>-PGN-</text:span></text:span></text:p>
      <text:p text:style-name="Standard"><text:span text:style-name="Commodore_20_text_20_-_20_ryan"><text:span text:style-name="T34"><text:s text:c="8"/>|</text:span></text:span></text:p>
      <text:p text:style-name="Standard"><text:span text:style-name="Commodore_20_text_20_-_20_ryan"/></text:p>
      <text:p text:style-name="Caption"><text:reference-mark-start text:name="Figure 1: Simple network"/>Figure 1: Simple network<text:reference-mark-end text:name="Figure 1: Simple network"/></text:p>
      <text:h text:style-name="Heading_20_2" text:outline-level="2"><text:bookmark-start text:name="__RefHeading__13954_483017182"/><text:span text:style-name="T25">Gene</text:span>ral Setup<text:bookmark-end text:name="__RefHeading__13954_483017182"/></text:h>
      <text:h text:style-name="Heading_20_3" text:outline-level="3"><text:bookmark-start text:name="__RefHeading__13956_483017182"/>Where to Put the Files<text:bookmark-end text:name="__RefHeading__13956_483017182"/></text:h>
      <text:p text:style-name="Table_20_Contents">These f<text:span text:style-name="T61">iles should be put on your Plus Files disk:</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20"><text:span text:style-name="Commodore_20_text_20_-_20_ryan"><text:span text:style-name="T25">+.NM/utils</text:span></text:span></text:p>
            </table:table-cell>
            <table:table-cell table:style-name="Table7.A1" office:value-type="string">
              <text:p text:style-name="P220"><text:span text:style-name="Commodore_20_text_20_-_20_ryan"><text:span text:style-name="T25">+.NM/config</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 2</text:span></text:span></text:p>
            </table:table-cell>
          </table:table-row>
        </table:table-header-rows>
        <table:table-row>
          <table:table-cell table:style-name="Table7.A1" office:value-type="string">
            <text:p text:style-name="P220"><text:span text:style-name="Commodore_20_text_20_-_20_ryan"><text:span text:style-name="T25">+.NM/file</text:span></text:span></text:p>
          </table:table-cell>
          <table:table-cell table:style-name="Table7.A1" office:value-type="string">
            <text:p text:style-name="P220"><text:span text:style-name="Commodore_20_text_20_-_20_ryan"><text:span text:style-name="T25">+.NMextra</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 net</text:span></text:span></text:p>
          </table:table-cell>
        </table:table-row>
        <table:table-row>
          <table:table-cell table:style-name="Table7.A1" office:value-type="string">
            <text:p text:style-name="P220"><text:span text:style-name="Commodore_20_text_20_-_20_ryan"><text:span text:style-name="T25">+.NMauto</text:span></text:span></text:p>
          </table:table-cell>
          <table:table-cell table:style-name="Table7.A1" office:value-type="string">
            <text:p text:style-name="P220"><text:span text:style-name="Commodore_20_text_20_-_20_ryan"><text:span text:style-name="T25">+.NM.mail</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 path</text:span></text:span></text:p>
          </table:table-cell>
        </table:table-row>
        <table:table-row>
          <table:table-cell table:style-name="Table7.A1" office:value-type="string">
            <text:p text:style-name="P220"><text:span text:style-name="Commodore_20_text_20_-_20_ryan"><text:span text:style-name="T25">+.NM.update</text:span></text:span></text:p>
          </table:table-cell>
          <table:table-cell table:style-name="Table7.A1" office:value-type="string">
            <text:p text:style-name="P220"><text:span text:style-name="Commodore_20_text_20_-_20_ryan"><text:span text:style-name="T25">+.NM.sort</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text:span></text:p>
          </table:table-cell>
        </table:table-row>
        <table:table-row>
          <table:table-cell table:style-name="Table7.A1" office:value-type="string">
            <text:p text:style-name="P220"><text:span text:style-name="Commodore_20_text_20_-_20_ryan"><text:span text:style-name="T25">+.NM.walls</text:span></text:span></text:p>
          </table:table-cell>
          <table:table-cell table:style-name="Table7.A1" office:value-type="string">
            <text:p text:style-name="P220"><text:span text:style-name="Commodore_20_text_20_-_20_ryan"><text:span text:style-name="T25">+.NW</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text:span></text:p>
          </table:table-cell>
        </table:table-row>
        <table:table-row>
          <table:table-cell table:style-name="Table7.A1" office:value-type="string">
            <text:p text:style-name="P220"><text:span text:style-name="Commodore_20_text_20_-_20_ryan"><text:span text:style-name="T25">+.NW.grf</text:span></text:span></text:p>
          </table:table-cell>
          <table:table-cell table:style-name="Table7.A1" office:value-type="string">
            <text:p text:style-name="P220"><text:span text:style-name="Commodore_20_text_20_-_20_ryan"><text:span text:style-name="T25">+.NW.netwall</text:span></text:span></text:p>
          </table:table-cell>
          <table:table-cell table:style-name="Table7.A1" office:value-type="string">
            <text:p text:style-name="P220"><text:span text:style-name="Commodore_20_text_20_-_20_ryan"><text:span text:style-name="T25"/></text:span></text:p>
          </table:table-cell>
          <table:table-cell table:style-name="Table7.A1" office:value-type="string">
            <text:p text:style-name="P220"><text:span text:style-name="Commodore_20_text_20_-_20_ryan"><text:span text:style-name="T25"/></text:span></text:p>
          </table:table-cell>
        </table:table-row>
        <table:table-row>
          <table:table-cell table:style-name="Table7.A1" table:number-columns-spanned="4" office:value-type="string">
            <text:p text:style-name="Table_20_Contents">These files should be put on the System Disk:</text:p>
          </table:table-cell>
          <table:covered-table-cell/>
          <table:covered-table-cell/>
          <table:covered-table-cell/>
        </table:table-row>
        <table:table-row>
          <table:table-cell table:style-name="Table7.A1" office:value-type="string">
            <text:p text:style-name="P220"><text:span text:style-name="Commodore_20_text_20_-_20_ryan">s.netmenu</text:span></text:p>
          </table:table-cell>
          <table:table-cell table:style-name="Table7.A1" office:value-type="string">
            <text:p text:style-name="P220"><text:span text:style-name="Commodore_20_text_20_-_20_ryan">s.netmenuzz</text:span></text:p>
          </table:table-cell>
          <table:table-cell table:style-name="Table7.A1" office:value-type="string">
            <text:p text:style-name="P220"/>
          </table:table-cell>
          <table:table-cell table:style-name="Table7.A1" office:value-type="string">
            <text:p text:style-name="P220"/>
          </table:table-cell>
        </table:table-row>
      </table:table>
      <text:p text:style-name="Table">Table <text:sequence text:ref-name="refTable28" text:name="Table" text:formula="ooow:Table+28" style:num-format="1">28</text:sequence>: Networking Plus Files</text:p>
      <text:h text:style-name="Heading_20_3" text:outline-level="3"/>
      <text:h text:style-name="Heading_20_3" text:outline-level="3"><text:bookmark-start text:name="__RefHeading__13958_483017182"/>Installing NetMail<text:bookmark-end text:name="__RefHeading__13958_483017182"/></text:h>
      <text:p text:style-name="Text_20_body">You will need to make two small changes to Image in order to make NetMail run on your system. <text:s/>Line 1 of the program <text:span text:style-name="Commodore_20_text_20_-_20_ryan">+.lo</text:span> has <text:span text:style-name="Commodore_20_text_20_-_20_ryan">nf=.</text:span> or <text:span text:style-name="Commodore_20_text_20_-_20_ryan">nf=0</text:span> in it. <text:s/>It needs to be changed to read <text:span text:style-name="Commodore_20_text_20_-_20_ryan">nf=1</text:span>. <text:s/>The same is true of the program <text:span text:style-name="Commodore_20_text_20_-_20_ryan">+.EM</text:span>.</text:p>
      <text:p text:style-name="Text_20_body"><text:soft-page-break/>If you have a very busy BBS, you may also want to change the <text:span text:style-name="Commodore_20_text_20_-_20_ryan">rs=.</text:span> (or <text:span text:style-name="Commodore_20_text_20_-_20_ryan">rs=0</text:span>) in line 1 of <text:span text:style-name="Commodore_20_text_20_-_20_ryan">+.lo</text:span>, to read <text:span text:style-name="Commodore_20_text_20_-_20_ryan">rs=1</text:span>. This will reserve your system from 3-4 AM each night, so that NetMail will get through.</text:p>
      <text:h text:style-name="Heading_20_3" text:outline-level="3"><text:bookmark-start text:name="__RefHeading__13960_483017182"/>Getting Ready to Go!<text:bookmark-end text:name="__RefHeading__13960_483017182"/></text:h>
      <text:p text:style-name="Text_20_body">This is the most important part. You need to find someone to network with. Once you find someone, or a group, you need to decide who is going to be the network operator. At this point you would skip forward to the appropriate section. <text:s/>If you are the network operator, read the section entitled <text:span text:style-name="T18">Creating A New Network</text:span>, and if you are not, then read the section entitled <text:span text:style-name="T18">Joining An Existing Network</text:span>. If you want to join the existing Image Network that we are running, contact THE CHIEF on Port Commodore (THE CHIEF @ PCM, in Net-Lingo).</text:p>
      <text:h text:style-name="Heading_20_2" text:outline-level="2"><text:bookmark-start text:name="__RefHeading__13962_483017182"/>Creating a New Network<text:bookmark-end text:name="__RefHeading__13962_483017182"/></text:h>
      <text:h text:style-name="Heading_20_3" text:outline-level="3"><text:bookmark-start text:name="__RefHeading__13964_483017182"/>Network Planning<text:bookmark-end text:name="__RefHeading__13964_483017182"/></text:h>
      <text:p text:style-name="Text_20_body">Plan your network. Get out paper and a pencil, and draw a map. <text:s/>Try to avoid long distance calls by "chaining" nodes together. <text:s/>You will need to get all of the available information about the BBSes that will be in your network. It's not hard to add new nodes later, but it is hard to remove them once they are there. <text:s/>One of the easiest ways to plan the network is to first find 4 nodes to connect to your node. Then work on finding 4 to connect to each of those. However, it is not necessary to fill up all of the connections. You can leave some open so that you can later expand. See <text:reference-ref text:reference-format="text" text:ref-name="Figure 2: Netmap 6-20-90">Figure 2: NetMap 6-20-90</text:reference-ref> which has the current map of the network that we are running. </text:p>
      <text:p text:style-name="Text_20_body">Note that we have left plenty of room left to expand, and welcome anyone to join.</text:p>
      <text:p text:style-name="P158">Assign each of your nodes a number. <text:s/>Start with 1, which will be your node, and then number the rest. This will be important later.</text:p>
      <text:p text:style-name="P188"><text:span text:style-name="Commodore_20_text_20_-_20_ryan">ABC-REG WZK <text:s text:c="4"/>SCJ <text:s text:c="4"/>RRT-TNS <text:s text:c="3"/><text:line-break/> | <text:s text:c="2"/>| <text:s text:c="6"/>| <text:s text:c="6"/>| <text:s text:c="8"/></text:span></text:p>
      <text:p text:style-name="Standard"><text:span text:style-name="Commodore_20_text_20_-_20_ryan">STF-JMS GFD-CHF-DAG-GOC FII-SBD <text:s text:c="3"/></text:span></text:p>
      <text:p text:style-name="Standard"><text:span text:style-name="Commodore_20_text_20_-_20_ryan"><text:s/>| <text:s text:c="2"/>| <text:s text:c="14"/>| <text:s text:c="8"/></text:span></text:p>
      <text:p text:style-name="Standard"><text:span text:style-name="Commodore_20_text_20_-_20_ryan">SSF-PGN-LDE---------PCM-TCN-SOK-ECY</text:span></text:p>
      <text:p text:style-name="Standard"><text:span text:style-name="Commodore_20_text_20_-_20_ryan"><text:s text:c="9"/>| <text:s text:c="10"/>| <text:s text:c="12"/></text:span></text:p>
      <text:p text:style-name="Standard"><text:span text:style-name="Commodore_20_text_20_-_20_ryan">EFB-GJ2-PAD <text:s text:c="4"/>RHQ-FRW-LDW <text:s text:c="3"/></text:span></text:p>
      <text:p text:style-name="Standard"><text:span text:style-name="Commodore_20_text_20_-_20_ryan"><text:s text:c="5"/>| <text:s text:c="10"/>| <text:s text:c="2"/>| <text:s text:c="8"/></text:span></text:p>
      <text:p text:style-name="Standard"><text:span text:style-name="Commodore_20_text_20_-_20_ryan">TRN <text:s text:c="5"/>| <text:s/>SWD TFD TYP CRO-LOZ <text:s text:c="3"/></text:span></text:p>
      <text:p text:style-name="Standard"><text:span text:style-name="Commodore_20_text_20_-_20_ryan"><text:s/>| <text:s text:c="6"/>| <text:s text:c="2"/>| <text:s text:c="2"/>| <text:s text:c="16"/></text:span></text:p>
      <text:p text:style-name="Standard"><text:soft-page-break/><text:span text:style-name="Commodore_20_text_20_-_20_ryan">LKR-CMR-LWR-WN2-TWB <text:s text:c="15"/></text:span></text:p>
      <text:p text:style-name="Standard"><text:span text:style-name="Commodore_20_text_20_-_20_ryan">| <text:s text:c="2"/>| <text:s text:c="2"/>| <text:s text:c="2"/>| <text:s text:c="20"/></text:span></text:p>
      <text:p text:style-name="Standard"><text:span text:style-name="Commodore_20_text_20_-_20_ryan">TTC <text:s/>| <text:s/>TGD <text:s/>| <text:s/>TBB TER SPT D38 <text:s text:c="3"/></text:span></text:p>
      <text:p text:style-name="Standard"><text:span text:style-name="Commodore_20_text_20_-_20_ryan">| <text:s text:c="6"/>| <text:s text:c="2"/>| <text:s text:c="2"/>| <text:s text:c="2"/>| <text:s text:c="2"/>| <text:s text:c="4"/></text:span></text:p>
      <text:p text:style-name="Standard"><text:span text:style-name="Commodore_20_text_20_-_20_ryan">CST-DRC-INI <text:s/>| <text:s/>INS DII-MMA-ALD <text:s text:c="3"/></text:span></text:p>
      <text:p text:style-name="Standard"><text:span text:style-name="Commodore_20_text_20_-_20_ryan">| <text:s text:c="2"/>| <text:s text:c="6"/>| <text:s text:c="2"/>| <text:s text:c="2"/>| <text:s text:c="2"/>| <text:s text:c="2"/>| <text:s text:c="4"/></text:span></text:p>
      <text:p text:style-name="Standard"><text:span text:style-name="Commodore_20_text_20_-_20_ryan">CSP MIA TCB-WN3-TWZ-ASN CDX SOM <text:s text:c="3"/></text:span></text:p>
      <text:p text:style-name="Standard"><text:span text:style-name="Commodore_20_text_20_-_20_ryan">| <text:s text:c="10"/>| <text:s text:c="8"/></text:span></text:p>
      <text:p text:style-name="Standard"><text:span text:style-name="Commodore_20_text_20_-_20_ryan">TPO-TAH-TTS-SSW-TGI HCL <text:s text:c="7"/></text:span></text:p>
      <text:p text:style-name="Standard"><text:span text:style-name="Commodore_20_text_20_-_20_ryan">| <text:s text:c="2"/>| <text:s text:c="2"/>| <text:s text:c="12"/></text:span></text:p>
      <text:p text:style-name="Standard"><text:span text:style-name="Commodore_20_text_20_-_20_ryan">CIA-TST WOL TOS <text:s text:c="11"/></text:span></text:p>
      <text:p text:style-name="Standard"><text:span text:style-name="Commodore_20_text_20_-_20_ryan"/></text:p>
      <text:p text:style-name="Caption"><text:reference-mark-start text:name="Figure 2: Netmap 6-20-90"/>Figure 2: NetMap 6-20-90<text:reference-mark-end text:name="Figure 2: Netmap 6-20-90"/></text:p>
      <text:h text:style-name="Heading_20_3" text:outline-level="3"><text:bookmark-start text:name="__RefHeading__13966_483017182"/>Configuring Your Network<text:bookmark-end text:name="__RefHeading__13966_483017182"/></text:h>
      <text:p text:style-name="Text_20_body">Now comes the fun part. From within Image, run the + file <text:span text:style-name="Commodore_20_text_20_-_20_ryan">+.NM/utils</text:span>. <text:s/>Since you have never configured a network on your system, it will ask you if you want to create a network. <text:s/>Say Yes.</text:p>
      <text:p text:style-name="Text_20_body">Then, you will be taken to the Utilities menu. There are several options available. You will need to edit the nodes, using option A.</text:p>
      <text:p text:style-name="Text_20_body">You need to edit node 1, and put your info into it. Make sure to set <text:span text:style-name="T8">everything</text:span>. Then, add the other nodes in the same way.</text:p>
      <text:p text:style-name="Text_20_body">Note that you need to change the connections while in the node editor. When changing a connection, you need to make sure that you edit <text:span text:style-name="T8">both</text:span> nodes to make the connection complete. Leave any empty connections as <text:span text:style-name="Commodore_20_text_20_-_20_ryan">0</text:span>. When you are done, press <text:span text:style-name="Keyboard_20_key_20_-_20_ryan">RETURN</text:span> to get back to the utilities menu, and select the option to <text:span text:style-name="BBS_20_output_20_-_20_ryan">Make 'nm.create'</text:span>. This will make the file that you must give to each of the sysops in your network so they can configure themselves in. You must also tell each sysop what his/her node # will be.</text:p>
      <text:p text:style-name="Text_20_body">You will also have to tell the sysop of each node who will be connected to them. They will all need to make up passwords for their nodes, and each one will need to give their passwords to the sysops of the nodes that are connected to them.</text:p>
      <text:p text:style-name="Text_20_body">When you are done, run the program <text:span text:style-name="Commodore_20_text_20_-_20_ryan">+.NM/config</text:span>. You need to set <text:span text:style-name="T8">all</text:span> of the different options, so just go through each of the menu items.</text:p>
      <text:p text:style-name="Text_20_body">Everything in the section <text:span text:style-name="T18">Joining an Existing Network</text:span> will apply to you as well, so you should read that section also.</text:p>
      <text:h text:style-name="Heading_20_3" text:outline-level="3"><text:bookmark-start text:name="__RefHeading__13968_483017182"/><text:soft-page-break/>Adding a New Node<text:bookmark-end text:name="__RefHeading__13968_483017182"/></text:h>
      <text:p text:style-name="Text_20_body">When you need to add new nodes, just enter the Node List Editor again, and add them in. <text:s/>Make sure to edit the nodes they are connected to so that they will be connected in both directions. <text:s/>When you are finished, make the <text:span text:style-name="Commodore_20_text_20_-_20_ryan">nm.create</text:span> file again, and be sure to give this to the new network members. They will configure just as the original members did. Don't forget to give them their node numbers.</text:p>
      <text:p text:style-name="Text_20_body">Next, you <text:span text:style-name="T8">must</text:span> send a Node Update. <text:s/>This will send a file out to the other BBSes in your network to tell them what changes have been made. It will automatically install the changes in their system.</text:p>
      <text:h text:style-name="Heading_20_2" text:outline-level="2"><text:bookmark-start text:name="__RefHeading__13970_483017182"/>Joining an Existing Network<text:bookmark-end text:name="__RefHeading__13970_483017182"/></text:h>
      <text:h text:style-name="Heading_20_3" text:outline-level="3"><text:bookmark-start text:name="__RefHeading__13972_483017182"/>Configuring Your System<text:bookmark-end text:name="__RefHeading__13972_483017182"/></text:h>
      <text:p text:style-name="Text_20_body"><office:annotation><dc:creator>Ryan Sherwood</dc:creator><dc:date>2012-03-08T13:46:00</dc:date><text:p>How?</text:p></office:annotation>You will need to get a copy of the file <text:span text:style-name="Commodore_20_text_20_-_20_ryan">nm.create</text:span> from your network operator. <text:s/>Put this file on your Email disk. Also, you need to find out what your node number is, and what BBSes are connected to you. <text:s/>You will need to make up a password, and give it to each of the sysops of the BBSes who are connected to you. <text:s/>They will have to give you their passwords as well. Be sure to go through each of the options in the configuration menu to make sure that they are set correctly. </text:p>
      <text:p text:style-name="Text_20_body">If you wish to have the modem be off hook while NetMail is doing its work, turn the "Off Hook" flag on. Note that this will not work with <text:span text:style-name="T8">all</text:span> modems. Also note that NetMail will not work with modems that do not accept Hayes-type commands.</text:p>
      <text:p text:style-name="Text_20_body">An explanation is needed for the connection editor. What you must first do is decided when you want calls to be made by the BBS, based on what "type" of day it is. For example, perhaps on weekends you want to allow 24 hour calling, while on weekdays you only want calling at night. The 24 hour type is pre-defined as "+". So you must configure another type to have the hours you want for the weekends. </text:p>
      <text:p text:style-name="Text_20_body">The option "Change call times" is what you use to edit the types. You would set the first call type 0 to the hours you want to allow. If you want to define other types, you have the 1 to 9 to work with as well.</text:p>
      <text:p text:style-name="Text_20_body">After defining the types, you should use the option to "Edit connections". That will bring you to another menu. Choose "Normal Connections". (The other option, "Shortcuts" is not yet fully implemented, but will be in future versions.)</text:p>
      <text:p text:style-name="Text_20_body"><text:soft-page-break/>When editing the nodes, you can enter the passwords, define the type of day for each day of the week (for calling hours) and set the number of calls per day for each day of the week.) When setting the calls/day, "+" means infinite calls. When setting the types of days, "+" means 24 hours and "-" means no calls that day.</text:p>
      <text:p text:style-name="Text_20_body">Once you finish configuring, you are all set! NetMail is up and running on your system. Any time more nodes are added, it will automatically add them into your system.</text:p>
      <text:h text:style-name="Heading_20_2" text:outline-level="2"><text:bookmark-start text:name="__RefHeading__13974_483017182"/>E-Mail Forwarding<text:bookmark-end text:name="__RefHeading__13974_483017182"/></text:h>
      <text:p text:style-name="Text_20_body">E-mail forwarding lets you pick a few people whose E-mail will be automatically sent from your BBS, though the network, and end up on some other BBS. For example, it might be nice to forward E-mail for the sysops of the other BBSes on the network. There is an option on the configuration menu for this. You need to specify what their handle is on your BBS, and what it is on the destination BBS, and, of course, what the destination BBS is.</text:p>
      <text:h text:style-name="Heading_20_2" text:outline-level="2"><text:bookmark-start text:name="__RefHeading__13976_483017182"/>NetMail Online Functions<text:bookmark-end text:name="__RefHeading__13976_483017182"/></text:h>
      <text:p text:style-name="Text_20_body">NetMail adds several commands into the e-mail section of Image BBS. Those commands are listed here, along with descriptions of what they do:</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45"><text:span text:style-name="Commodore_20_text_20_-_20_ryan"/></text:p>
          </table:table-cell>
          <table:table-cell table:style-name="Table33.A1" table:number-columns-spanned="2" office:value-type="string">
            <text:p text:style-name="P32">User Commands</text:p>
          </table:table-cell>
          <table:covered-table-cell/>
        </table:table-row>
        <table:table-row table:style-name="Table33.1">
          <table:table-cell table:style-name="Table33.A1" office:value-type="string">
            <text:p text:style-name="P145"><text:span text:style-name="Commodore_20_text_20_-_20_ryan">NA</text:span></text:p>
          </table:table-cell>
          <table:table-cell table:style-name="Table33.A1" office:value-type="string">
            <text:p text:style-name="P13">List all nodes</text:p>
          </table:table-cell>
          <table:table-cell table:style-name="Table33.A1" office:value-type="string">
            <text:p text:style-name="P13">This will display a list of all the nodes that are in your network.</text:p>
          </table:table-cell>
        </table:table-row>
        <table:table-row table:style-name="Table33.1">
          <table:table-cell table:style-name="Table33.A1" office:value-type="string">
            <text:p text:style-name="P145"><text:span text:style-name="Commodore_20_text_20_-_20_ryan">LN</text:span></text:p>
          </table:table-cell>
          <table:table-cell table:style-name="Table33.A1" office:value-type="string">
            <text:p text:style-name="P13">List active nodes</text:p>
          </table:table-cell>
          <table:table-cell table:style-name="Table33.A1" office:value-type="string">
            <text:p text:style-name="P13">This will list only the active nodes. Nodes can be marked as inactive by the network operator.</text:p>
          </table:table-cell>
        </table:table-row>
        <table:table-row table:style-name="Table33.1">
          <table:table-cell table:style-name="Table33.A1" office:value-type="string">
            <text:p text:style-name="P145"><text:span text:style-name="Commodore_20_text_20_-_20_ryan">NI</text:span></text:p>
          </table:table-cell>
          <table:table-cell table:style-name="Table33.A1" office:value-type="string">
            <text:p text:style-name="P13">Node Information</text:p>
          </table:table-cell>
          <table:table-cell table:style-name="Table33.A1" office:value-type="string">
            <text:p text:style-name="P13">This requests information about a specific node. For example, <text:span text:style-name="Commodore_20_text_20_-_20_ryan">NI1</text:span> will display info about node #1.</text:p>
          </table:table-cell>
        </table:table-row>
        <table:table-row table:style-name="Table33.1">
          <table:table-cell table:style-name="Table33.A1" office:value-type="string">
            <text:p text:style-name="P145"><text:span text:style-name="Commodore_20_text_20_-_20_ryan">NM</text:span></text:p>
          </table:table-cell>
          <table:table-cell table:style-name="Table33.A1" office:value-type="string">
            <text:p text:style-name="P13">View Net Map</text:p>
          </table:table-cell>
          <table:table-cell table:style-name="Table33.A1" office:value-type="string">
            <text:p text:style-name="P13">This will display the file <text:span text:style-name="Commodore_20_text_20_-_20_ryan">nm.map</text:span>. Note that this file is <text:span text:style-name="T8">not</text:span> automatically created and someone <text:span text:style-name="T8">must</text:span> hand-draw the map which you will <office:annotation><dc:creator>Ryan Sherwood</dc:creator><dc:date>2012-03-08T14:42:00</dc:date><text:p>On the email drive?</text:p></office:annotation>put on your system.</text:p>
          </table:table-cell>
        </table:table-row>
        <table:table-row table:style-name="Table33.1">
          <table:table-cell table:style-name="Table33.A1" office:value-type="string">
            <text:p text:style-name="P145"><text:span text:style-name="Commodore_20_text_20_-_20_ryan">NS</text:span></text:p>
          </table:table-cell>
          <table:table-cell table:style-name="Table33.A1" office:value-type="string">
            <text:p text:style-name="P13">Net Send</text:p>
          </table:table-cell>
          <table:table-cell table:style-name="Table33.A1" office:value-type="string">
            <text:p text:style-name="P13">This is the command to send NetMail.</text:p>
          </table:table-cell>
        </table:table-row>
        <table:table-row table:style-name="Table33.1">
          <table:table-cell table:style-name="Table33.A1" office:value-type="string">
            <text:p text:style-name="P145"><text:span text:style-name="Commodore_20_text_20_-_20_ryan"/></text:p>
          </table:table-cell>
          <table:table-cell table:style-name="Table33.A1" table:number-columns-spanned="2" office:value-type="string">
            <text:p text:style-name="P22"/>
            <text:p text:style-name="P32">Sysop Commands</text:p>
          </table:table-cell>
          <table:covered-table-cell/>
        </table:table-row>
        <table:table-row table:style-name="Table33.1">
          <table:table-cell table:style-name="Table33.A1" office:value-type="string">
            <text:p text:style-name="P145"><text:span text:style-name="Commodore_20_text_20_-_20_ryan">VL</text:span></text:p>
          </table:table-cell>
          <table:table-cell table:style-name="Table33.A1" office:value-type="string">
            <text:p text:style-name="P13">View Log</text:p>
          </table:table-cell>
          <table:table-cell table:style-name="Table33.A1" office:value-type="string">
            <text:p text:style-name="P13">This will view the log of Network calls. The log displays when calls were made or received, and what files were transferred.</text:p>
          </table:table-cell>
        </table:table-row>
        <table:table-row table:style-name="Table33.1">
          <table:table-cell table:style-name="Table33.A1" office:value-type="string">
            <text:p text:style-name="P145"><text:span text:style-name="Commodore_20_text_20_-_20_ryan">SL</text:span></text:p>
          </table:table-cell>
          <table:table-cell table:style-name="Table33.A1" office:value-type="string">
            <text:p text:style-name="P13">View Sysop Log</text:p>
          </table:table-cell>
          <table:table-cell table:style-name="Table33.A1" office:value-type="string">
            <text:p text:style-name="P13">This will display the log of NetMail sent. This is useful in case someone is abusing the network.</text:p>
          </table:table-cell>
        </table:table-row>
      </table:table>
      <text:p text:style-name="Table">Table <text:sequence text:ref-name="refTable29" text:name="Table" text:formula="ooow:Table+28" style:num-format="1">56</text:sequence>: NetMail Commands</text:p>
      <text:h text:style-name="Heading_20_2" text:outline-level="2"><text:bookmark-start text:name="__RefHeading__13978_483017182"/><text:soft-page-break/>Network File Transfers<text:bookmark-end text:name="__RefHeading__13978_483017182"/></text:h>
      <text:p text:style-name="Text_20_body">Files may be transferred between sysops through the network. There is a separate program to do his, it is called <text:span text:style-name="Commodore_20_text_20_-_20_ryan">+.NM/file</text:span>. When files are transferred, they are put into a special <text:span text:style-name="Commodore_20_text_20_-_20_ryan">nm.F</text:span> file. This allows multiple files to be sent at one time, by just sending a single file. <text:s/>When you receive files, it will notify you in your e-mail. You should then run this program.</text:p>
      <text:p text:style-name="Text_20_body">When you run the program, it will scan to see if any of these <text:span text:style-name="Commodore_20_text_20_-_20_ryan">nm.F</text:span> files are waiting for you. <text:s/>If any are, it will ask you if you want to extract the files. <text:s/>Extracting the files will put them on the Email disk, so be sure you have enough room. The program will tell you the length of the <text:span text:style-name="Commodore_20_text_20_-_20_ryan">nm.F</text:span> file. The extracted files will have approximately the same number of blocks total.</text:p>
      <text:p text:style-name="Text_20_body">When that is finished, or if there were no files received, it will ask you if you want to send files. The prompts are self-explanatory here.</text:p>
      <text:p text:style-name="Text_20_body">Keep in mind that some of the Nodes that you send files though may not have enough disk space to hold the file (even temporarily) while it is waiting to be sent on to the next node. It is not generally a good idea to send a <text:span text:style-name="T8">lot</text:span> of files at a time for this reason, or very large files. Also, since some of the connections may be long distance, you may be running up someone's phone bill considerably. (And yes, they will know exactly who did it because they will know where the files came from, and where they were going. You don't want to get your fellow network members mad at you!)</text:p>
      <text:h text:style-name="Heading_20_2" text:outline-level="2"><text:bookmark-start text:name="__RefHeading__13980_483017182"/>NetGrf/NetWall<text:bookmark-end text:name="__RefHeading__13980_483017182"/></text:h>
      <text:p text:style-name="Text_20_body">Two versions of the Network "Wallwriter" are supplied with the Network. One is the <text:span text:style-name="T8">normal</text:span> Wallwriter with network abilities added. The other is a 10-line version that allows a lot more text. MCI commands are <text:span text:style-name="T8">not</text:span> allowed on the wall, but color codes and graphics are. Both versions can be accessed by the program <text:span text:style-name="Commodore_20_text_20_-_20_ryan">+.NW</text:span>.</text:p>
      <text:p text:style-name="Text_20_body">The easiest way to install NetWall is by adding it into your <text:span text:style-name="Commodore_20_text_20_-_20_ryan">PF</text:span> section. Or, you could add it in as a command in your <text:span text:style-name="Commodore_20_text_20_-_20_ryan">im</text:span> file. (This is only suggested if you are familiar with doing such things.) <text:s/>The other option, and some people have already done so, is to merge it into your <text:span text:style-name="Commodore_20_text_20_-_20_ryan">+.on</text:span> file, so that it can be used during the logon sequence, just as Wallwriter is.</text:p>
      <text:p text:style-name="Text_20_body">There is one important thing to know about the NetWall. It will get <text:span text:style-name="T8">big! Very big!</text:span> As responses come in from all over the network, they will accumulate. It is up to you to keep it to a useable amount. <text:s/>When you run <text:span text:style-name="Commodore_20_text_20_-_20_ryan">+.NW</text:span> while in Local Mode, it will ask you if you want to edit the wall. This will allow you to selectively delete messages from the wall. Deleting <text:soft-page-break/>them on your system <text:span text:style-name="T8">will not</text:span> delete them from other systems, so you are free to keep as many as you like, or as few as you like. We suggest that you check the size of the file at least once a week.</text:p>
      <text:p text:style-name="Text_20_body">There is also a Weed option that will do this for you. You only need to tell it how many days back to set the cutoff point, then it will delete the messages older than that day.</text:p>
      <text:p text:style-name="Text_20_body">If you do <text:span text:style-name="T8">not</text:span> want to use the NetWall, then you should change the <text:span text:style-name="Commodore_20_text_20_-_20_ryan">g1=1</text:span> in line 801 of <text:span text:style-name="Commodore_20_text_20_-_20_ryan">+.NW.walls</text:span> to <text:span text:style-name="Commodore_20_text_20_-_20_ryan">g1=0</text:span>. This will turn the 10-line version off.</text:p>
      <text:p text:style-name="Text_20_body">If you do <text:span text:style-name="T8">not</text:span> want to use the Network WallWriter, then you should change the <text:span text:style-name="Commodore_20_text_20_-_20_ryan">g2=1</text:span> in line 801 of <text:span text:style-name="Commodore_20_text_20_-_20_ryan">+.</text:span><text:span text:style-name="Commodore_20_text_20_-_20_ryan"><text:span text:style-name="T25">NW.walls</text:span></text:span><text:span text:style-name="T25"> <text:s/>to </text:span><text:span text:style-name="Commodore_20_text_20_-_20_ryan"><text:span text:style-name="T25">g1=0</text:span></text:span><text:span text:style-name="T25">.</text:span> This will turn the 1-line version off.</text:p>
      <text:p text:style-name="Standard"/>
      <text:h text:style-name="Heading_20_2" text:outline-level="2"><text:bookmark-start text:name="__RefHeading__13982_483017182"/>NetMail Support/Information<text:bookmark-end text:name="__RefHeading__13982_483017182"/></text:h>
      <text:p text:style-name="Text_20_body">If you wish to have any further information about netmail, you can contact PROFESSOR, on Lyon's Den East. The phone number is (313) 453-2576.</text:p>
      <text:h text:style-name="Heading_20_2" text:outline-level="2"><text:bookmark-start text:name="__RefHeading__13984_483017182"/>Compatibility Notes<text:bookmark-end text:name="__RefHeading__13984_483017182"/></text:h>
      <text:p text:style-name="Standard">This software has been tested on the following list of equipment:</text:p>
      <text:p text:style-name="Standard"/>
      <text:p text:style-name="Standard">COMPUTERS</text:p>
      <text:p text:style-name="Standard"/>
      <text:p text:style-name="Standard">Commodore 64 </text:p>
      <text:p text:style-name="Standard">Commodore 128 in 64 mode</text:p>
      <text:p text:style-name="Standard"/>
      <text:p text:style-name="Standard">MODEMS</text:p>
      <text:p text:style-name="Standard"/>
      <text:p text:style-name="Standard">Commodore 1670 (old and new)</text:p>
      <text:p text:style-name="Standard">Supra 2400</text:p>
      <text:p text:style-name="Standard">Transcom 1200H</text:p>
      <text:p text:style-name="Standard">Aprotek 2400 (minimodem)</text:p>
      <text:p text:style-name="Standard"/>
      <text:p text:style-name="Standard">DISK DRIVES</text:p>
      <text:p text:style-name="Standard"/>
      <text:p text:style-name="Standard">Commodore 1541, 1571, and 1581</text:p>
      <text:p text:style-name="Standard">Commodore SFD 1001 W/IEEE Flash</text:p>
      <text:p text:style-name="Standard">Lt. Kernal Hard Drives</text:p>
      <text:p text:style-name="Standard"/>
      <text:p text:style-name="Text_20_body">Please note that we cannot guarantee that it will work with anything that is not on this list. However, most modems are compatible with those tested, as are most disk drives. As a general rule, most equipment that will work with IMAGE BBS, will work with NetMail.</text:p>
      <text:h text:style-name="Heading_20_2" text:outline-level="2"><text:bookmark-start text:name="__RefHeading__13986_483017182"/><text:soft-page-break/>The IMAGE Network<text:bookmark-end text:name="__RefHeading__13986_483017182"/></text:h>
      <text:p text:style-name="Text_20_body">As we have mentioned in several places in this manual, we are running this network software on our Image Support BBSes. This network is growing fast, and any who have bought the NetMail software are welcome to join it. There is only one catch. In order to join our network, you have to find someone who is already on our network who is willing to sponsor you. If you are local to one of our nodes, then this is usually not a problem. But if you are not local, then you must find someone who is willing to connect you <text:span text:style-name="T8">long distance</text:span> to their BBS.</text:p>
      <text:p text:style-name="Text_20_body">This is not usually a problem. A typical long distance network call lasts about 3-4 minutes, and they do not necessarily occur every night. Using 2400 baud helps a lot for the phone bill, as it will take only half the time to send the same files. Estimates are at about $30 a month for a long distance connection.</text:p>
      <text:p text:style-name="Text_20_body">In the future, we may request that sysops who do not have long distance connections on their nodes to voluntarily contribute $15 - $25 per month, which would be given to those sysops that do have long distance connections. The idea being to share the costs a bit, so no one has to bear the whole burden.</text:p>
      <text:h text:style-name="Heading_20_2" text:outline-level="2"><text:bookmark-start text:name="__RefHeading__13988_483017182"/>Programming Notes<text:bookmark-end text:name="__RefHeading__13988_483017182"/></text:h>
      <text:h text:style-name="Heading_20_3" text:outline-level="3"><text:bookmark-start text:name="__RefHeading__13990_483017182"/>E-Mail System<text:bookmark-end text:name="__RefHeading__13990_483017182"/></text:h>
      <text:p text:style-name="Text_20_body">The e-mail system for Image 1.2 was written while the Network was in the planning stages, over a year ago. Several "hooks" were put into it so that when the Network was available, E-Mail would be ready. The file <text:span text:style-name="Commodore_20_text_20_-_20_ryan">+.NMextra</text:span> is a mini-module that E-Mail loads when NetMail is active. The routines in <text:span text:style-name="Commodore_20_text_20_-_20_ryan">+.NMextra</text:span> handle all of the network functions that the users can access.</text:p>
      <text:h text:style-name="Heading_20_3" text:outline-level="3"><text:bookmark-start text:name="__RefHeading__13992_483017182"/>Configuration Editors<text:bookmark-end text:name="__RefHeading__13992_483017182"/></text:h>
      <text:p text:style-name="Text_20_body">The file <text:span text:style-name="Commodore_20_text_20_-_20_ryan">+.NM/config</text:span> is a stand-alone module that handles all of the network configuration that a sysop would need to be able to do.</text:p>
      <text:p text:style-name="Text_20_body">The file <text:span text:style-name="Commodore_20_text_20_-_20_ryan">+.NM/utils</text:span> is a stand-alone module that handles the Network Administrator's functions.</text:p>
      <text:h text:style-name="Heading_20_3" text:outline-level="3"><text:bookmark-start text:name="__RefHeading__13994_483017182"/><text:soft-page-break/>Network Maintenance<text:bookmark-end text:name="__RefHeading__13994_483017182"/></text:h>
      <text:p text:style-name="Text_20_body">The file <text:span text:style-name="Commodore_20_text_20_-_20_ryan">+.NMauto</text:span> is loaded by the <text:span text:style-name="Commodore_20_text_20_-_20_ryan">+.lo</text:span> program whenever Network Maintenance needs to be done. It is this module that handles incoming and outgoing calls. In addition to <text:span text:style-name="Commodore_20_text_20_-_20_ryan">+.NMauto</text:span> there are several mini-modules that process files as they are received. These include processors for Mail, the Netwall, NetNews, Updates, and so on. Also, when the TurboREL Sigs are used, there are processors for NetSubs.</text:p>
      <text:h text:style-name="Heading_20_3" text:outline-level="3"><text:bookmark-start text:name="__RefHeading__13996_483017182"/>ML Support<text:bookmark-end text:name="__RefHeading__13996_483017182"/></text:h>
      <text:p text:style-name="Standard">There are a few ++ files that do a lot of the "dirty work" for the network.</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Table_20_Contents"><text:span text:style-name="Commodore_20_text_20_-_20_ryan">++ 2</text:span></text:p>
          </table:table-cell>
          <table:table-cell table:style-name="Table34.A1" office:value-type="string">
            <text:p text:style-name="P64">A replacement for the normal Image copier. This file handles the work for the network sysop-to-sysop file transfers. </text:p>
          </table:table-cell>
        </table:table-row>
        <table:table-row table:style-name="Table34.1">
          <table:table-cell table:style-name="Table34.A1" office:value-type="string">
            <text:p text:style-name="Table_20_Contents"><text:span text:style-name="Commodore_20_text_20_-_20_ryan">++ path</text:span></text:p>
          </table:table-cell>
          <table:table-cell table:style-name="Table34.A1" office:value-type="string">
            <text:p text:style-name="P64">A fast ML pathfinder which is used to route files. (In previous versions, a BASIC routine was used, which was MUCH slower.) </text:p>
          </table:table-cell>
        </table:table-row>
        <table:table-row table:style-name="Table34.1">
          <table:table-cell table:style-name="Table34.A1" office:value-type="string">
            <text:p text:style-name="Table_20_Contents"><text:span text:style-name="Commodore_20_text_20_-_20_ryan">++ net</text:span></text:p>
          </table:table-cell>
          <table:table-cell table:style-name="Table34.A1" office:value-type="string">
            <text:p text:style-name="P64">A proprietary file transfer protocol that is used when one BBS calls another. It is based on the standard "Punter 10" protocol, but implements a much more reliable multi-file transfer, and adds some options which make Net transfers much simpler.</text:p>
          </table:table-cell>
        </table:table-row>
      </table:table>
      <text:p text:style-name="Table">Table <text:sequence text:ref-name="refTable30" text:name="Table" text:formula="ooow:Table+1" style:num-format="1">57</text:sequence>: NetMail Plus Files</text:p>
      <text:h text:style-name="Heading_20_3" text:outline-level="3"><text:bookmark-start text:name="__RefHeading__13998_483017182"/>Future Changes<text:bookmark-end text:name="__RefHeading__13998_483017182"/></text:h>
      <text:p text:style-name="Text_20_body">More additions are planned for the network system. A few online games that send results via the net are planned, and some new features are going to be added to e-mail. Updates will be available on Lyon's Den East, and other Image Support BBSes.</text:p>
      <text:p text:style-name="P13"/>
      <text:h text:style-name="P106" text:outline-level="1"><text:bookmark-start text:name="__RefHeading__14000_483017182"/><text:bookmark-start text:name="_Toc318927358"/><text:bookmark-start text:name="_Ref318905558"/>Programming and Troubleshooting<text:bookmark-end text:name="__RefHeading__14000_483017182"/><text:bookmark-end text:name="_Toc318927358"/><text:bookmark-end text:name="_Ref318905558"/></text:h>
      <text:p text:style-name="Text_20_body">This chapter provides programming information for those interested in the programming details of IMAGE BBS, and troubleshooting information for those that may be having problems.</text:p>
      <text:h text:style-name="Heading_20_2" text:outline-level="2"><text:bookmark-start text:name="__RefHeading__14002_483017182"/><text:bookmark-start text:name="_Toc318927359"/>Overall Description<text:bookmark-end text:name="__RefHeading__14002_483017182"/><text:bookmark-end text:name="_Toc318927359"/></text:h>
      <text:p text:style-name="Text_20_body">IMAGE BBS is a modular program, consisting of both BASIC and machine language files interchanged by the program to add the capability of never running out of memory for program space!  It performs this miracle by loading modules (overlays) when needed to perform specific tasks.  Using this technique, you may do about anything you wish to on the BBS, not worrying about memory constraints.</text:p>
      <text:p text:style-name="Text_20_body">Of course, every great concept has its drawbacks, and this one is no exception.  The price we have to pay for it is the fact that loading these modules takes time, slowing down the BBS somewhat, since you must wait for them to load.  However, we feel the trade-off is well worth it!  If you have a RAM Expansion Unit, CMD RAMLink, or faster disk drive (IEEE, Lt. Kernal, CMD HD, etc.), the load process is speeded up considerably <text:span text:style-name="Manual_20_Revision_20_-_20_ryan">or is in some cases instantaneous</text:span>, and helps quite a bit!  Those that do not experience more waiting, but no loss of capabilities on the BBS.</text:p>
      <text:p text:style-name="Text_20_body">The BBS was written with the programmer in mind.  Special attention was given to making it easy to modify and customize.  Several custom features can be added without even changing the program, but if you can program in BASIC a little, you'll be surprised at how easy it is to add your own ideas.</text:p>
      <text:h text:style-name="Heading_20_2" text:outline-level="2"><text:bookmark-start text:name="__RefHeading__14004_483017182"/><text:bookmark-start text:name="_Toc318927360"/>Modules<text:bookmark-end text:name="__RefHeading__14004_483017182"/><text:bookmark-end text:name="_Toc318927360"/></text:h>
      <text:p text:style-name="Text_20_body">IMAGE uses a main BASIC program (<text:span text:style-name="Commodore_20_text_20_-_20_ryan">im</text:span>), and several machine language modules (the <text:span text:style-name="Commodore_20_text_20_-_20_ryan">ml.*</text:span> files) which remain in memory at all times.  It also uses BASIC modules (<text:span text:style-name="Commodore_20_text_20_-_20_ryan">+.*</text:span> files), and machine language modules (<text:span text:style-name="Commodore_20_text_20_-_20_ryan">++*</text:span> files).  You may write as many of your own modules as you'd like, adding them at any time.  The main consideration is to know which variables and subroutines to use, and how to use them.  Be careful when modifying the main program (<text:span text:style-name="Commodore_20_text_20_-_20_ryan">im</text:span>) so you do not add too much, or you will find yourself running short on memory, slowing down or possibly crashing due to being short on free memory.</text:p>
      <text:p text:style-name="Text_20_body"><text:soft-page-break/>Adding to a plus-file cannot hurt, as long as you do not go over 56 CBM disk blocks for any individual module.  However, defining new variables—especially arrays—can eat up memory and cause the same problems mentioned above, so be selective in your variable usage.  There are many routines in the program which are available for you to use.  We will describe a few of the most commonly used here.  This is <text:span text:style-name="T8">not</text:span> meant to be a detailed guide to programming, only a brief description so you may get the idea.</text:p>
      <text:p text:style-name="Standard"><text:span text:style-name="Manual_20_Revision_20_-_20_ryan">I have HTMLized the programmer's reference guide, and am working on continuing to improve it.</text:span></text:p>
      <text:h text:style-name="Heading_20_2" text:outline-level="2"><text:bookmark text:name="h.7cnatcxiyr2b"/><text:bookmark-start text:name="__RefHeading__14006_483017182"/><text:bookmark-start text:name="_Toc318927361"/><text:bookmark-start text:name="_Toc318798259"/>Common Subroutines<text:bookmark-end text:name="__RefHeading__14006_483017182"/><text:bookmark-end text:name="_Toc318927361"/><text:bookmark-end text:name="_Toc318798259"/></text:h>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P5">Line</text:p>
            </table:table-cell>
            <table:table-cell table:style-name="Table35.A1" office:value-type="string">
              <text:p text:style-name="P5">Routine setup/results</text:p>
            </table:table-cell>
            <table:table-cell table:style-name="Table35.A1" office:value-type="string">
              <text:p text:style-name="P5">Variables returned</text:p>
            </table:table-cell>
          </table:table-row>
        </table:table-header-rows>
        <table:table-row table:style-name="Table35.1">
          <table:table-cell table:style-name="Table35.A1" office:value-type="string">
            <text:p text:style-name="P24"><text:span text:style-name="Commodore_20_text_20_-_20_ryan"><text:span text:style-name="T36">1001</text:span></text:span></text:p>
          </table:table-cell>
          <table:table-cell table:style-name="Table35.A1" office:value-type="string">
            <text:p text:style-name="P31">Position pointer on relative file.</text:p>
          </table:table-cell>
          <table:table-cell table:style-name="Table35.A1" office:value-type="string">
            <text:p text:style-name="P31">x=number of record</text:p>
          </table:table-cell>
        </table:table-row>
        <table:table-row table:style-name="Table35.1">
          <table:table-cell table:style-name="Table35.A1" office:value-type="string">
            <text:p text:style-name="P24"><text:span text:style-name="Commodore_20_text_20_-_20_ryan"><text:span text:style-name="T36">1005</text:span></text:span></text:p>
          </table:table-cell>
          <table:table-cell table:style-name="Table35.A1" office:value-type="string">
            <text:p text:style-name="P31">Input routine (upper/lower case)</text:p>
          </table:table-cell>
          <table:table-cell table:style-name="Table35.A1" office:value-type="string">
            <text:p text:style-name="P31">returned in an$</text:p>
          </table:table-cell>
        </table:table-row>
        <table:table-row table:style-name="Table35.1">
          <table:table-cell table:style-name="Table35.A1" office:value-type="string">
            <text:p text:style-name="P24"><text:span text:style-name="Commodore_20_text_20_-_20_ryan"><text:span text:style-name="T36">1006</text:span></text:span></text:p>
          </table:table-cell>
          <table:table-cell table:style-name="Table35.A1" office:value-type="string">
            <text:p text:style-name="P31">Input routine (uppercase only)</text:p>
          </table:table-cell>
          <table:table-cell table:style-name="Table35.A1" office:value-type="string">
            <text:p text:style-name="P31">returned in an$</text:p>
          </table:table-cell>
        </table:table-row>
        <table:table-row table:style-name="Table35.1">
          <table:table-cell table:style-name="Table35.A1" office:value-type="string">
            <text:p text:style-name="P24"><text:span text:style-name="Commodore_20_text_20_-_20_ryan"><text:span text:style-name="T36">1007</text:span></text:span></text:p>
          </table:table-cell>
          <table:table-cell table:style-name="Table35.A1" office:value-type="string">
            <text:p text:style-name="P31">Get routine (uppercase only)</text:p>
          </table:table-cell>
          <table:table-cell table:style-name="Table35.A1" office:value-type="string">
            <text:p text:style-name="P31">returned in an$ and a$</text:p>
          </table:table-cell>
        </table:table-row>
        <table:table-row table:style-name="Table35.1">
          <table:table-cell table:style-name="Table35.A1" office:value-type="string">
            <text:p text:style-name="P24"><text:span text:style-name="Commodore_20_text_20_-_20_ryan"><text:span text:style-name="T36">1011</text:span></text:span></text:p>
          </table:table-cell>
          <table:table-cell table:style-name="Table35.A1" office:value-type="string">
            <text:p text:style-name="P31">Open file</text:p>
          </table:table-cell>
          <table:table-cell table:style-name="Table35.A1" office:value-type="string">
            <text:p text:style-name="P31">a$=filename, dr= system disk# to use (1-6)</text:p>
          </table:table-cell>
        </table:table-row>
        <table:table-row table:style-name="Table35.1">
          <table:table-cell table:style-name="Table35.A1" office:value-type="string">
            <text:p text:style-name="P24"><text:span text:style-name="Commodore_20_text_20_-_20_ryan"><text:span text:style-name="T36">1012</text:span></text:span></text:p>
          </table:table-cell>
          <table:table-cell table:style-name="Table35.A1" office:value-type="string">
            <text:p text:style-name="P31">Read error channel</text:p>
          </table:table-cell>
          <table:table-cell table:style-name="Table35.A1" office:value-type="string">
            <text:p text:style-name="P31">e%=error e$=error name t%=track s%=sector</text:p>
          </table:table-cell>
        </table:table-row>
        <table:table-row table:style-name="Table35.1">
          <table:table-cell table:style-name="Table35.A1" office:value-type="string">
            <text:p text:style-name="P24"><text:span text:style-name="Commodore_20_text_20_-_20_ryan"><text:span text:style-name="T36">1013</text:span></text:span></text:p>
          </table:table-cell>
          <table:table-cell table:style-name="Table35.A1" office:value-type="string">
            <text:p text:style-name="P31">Load plusfile from plusfile disk</text:p>
            <text:p text:style-name="P31">a$=filename</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23</text:span></text:span></text:p>
          </table:table-cell>
          <table:table-cell table:style-name="Table35.A1" office:value-type="string">
            <text:p text:style-name="P31">Scratch and reopen SEQ file to write<text:line-break/>a$=filename dr=system disk#</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24</text:span></text:span></text:p>
          </table:table-cell>
          <table:table-cell table:style-name="Table35.A1" office:value-type="string">
            <text:p text:style-name="P31">Scratch a file</text:p>
            <text:p text:style-name="P31">a$=filename dr=system disk</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29</text:span></text:span></text:p>
          </table:table-cell>
          <table:table-cell table:style-name="Table35.A1" office:value-type="string">
            <text:p text:style-name="P31">Output a$</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30</text:span></text:span></text:p>
          </table:table-cell>
          <table:table-cell table:style-name="Table35.A1" office:value-type="string">
            <text:p text:style-name="P31">Read open file until <text:span text:style-name="Commodore_20_text_20_-_20_ryan"><text:span text:style-name="T73">^</text:span></text:span><text:span text:style-name="Commodore_20_text_20_-_20_ryan"> </text:span>encountered</text:p>
            <text:p text:style-name="P31">hh=logical file#</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62</text:span></text:span></text:p>
          </table:table-cell>
          <table:table-cell table:style-name="Table35.A1" office:value-type="string">
            <text:p text:style-name="P31">Open e-mail file</text:p>
          </table:table-cell>
          <table:table-cell table:style-name="Table35.A1" office:value-type="string">
            <text:p text:style-name="P31">tt$=user handle, a$=”r” or "w" (read/write)</text:p>
          </table:table-cell>
        </table:table-row>
        <table:table-row table:style-name="Table35.1">
          <table:table-cell table:style-name="Table35.A1" office:value-type="string">
            <text:p text:style-name="P24"><text:span text:style-name="Commodore_20_text_20_-_20_ryan"><text:span text:style-name="T36">1070</text:span></text:span></text:p>
          </table:table-cell>
          <table:table-cell table:style-name="Table35.A1" office:value-type="string">
            <text:p text:style-name="P31">Write all user stats to disk</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75</text:span></text:span></text:p>
          </table:table-cell>
          <table:table-cell table:style-name="Table35.A1" office:value-type="string">
            <text:p text:style-name="P31">Clear screen, fall through to...</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76</text:span></text:span></text:p>
          </table:table-cell>
          <table:table-cell table:style-name="Table35.A1" office:value-type="string">
            <text:p text:style-name="P31">Read SEQ file</text:p>
          </table:table-cell>
          <table:table-cell table:style-name="Table35.A1" office:value-type="string">
            <text:p text:style-name="P31">a$=filename dr=system disk#</text:p>
          </table:table-cell>
        </table:table-row>
        <text:soft-page-break/>
        <table:table-row table:style-name="Table35.1">
          <table:table-cell table:style-name="Table35.A1" office:value-type="string">
            <text:p text:style-name="P24"><text:span text:style-name="Commodore_20_text_20_-_20_ryan"><text:span text:style-name="T36">1081</text:span></text:span></text:p>
          </table:table-cell>
          <table:table-cell table:style-name="Table35.A1" office:value-type="string">
            <text:p text:style-name="P31">Update blocks free</text:p>
          </table:table-cell>
          <table:table-cell table:style-name="Table35.A1" office:value-type="string">
            <text:p text:style-name="P31">dr=system disk#</text:p>
          </table:table-cell>
        </table:table-row>
        <table:table-row table:style-name="Table35.1">
          <table:table-cell table:style-name="Table35.A1" office:value-type="string">
            <text:p text:style-name="P24"><text:span text:style-name="Commodore_20_text_20_-_20_ryan"><text:span text:style-name="T36">1085</text:span></text:span></text:p>
          </table:table-cell>
          <table:table-cell table:style-name="Table35.A1" office:value-type="string">
            <text:p text:style-name="P31">Check for directory error</text:p>
          </table:table-cell>
          <table:table-cell table:style-name="Table35.A1" office:value-type="string">
            <text:p text:style-name="P31">dr=system disk# a=1 if error occurred</text:p>
          </table:table-cell>
        </table:table-row>
        <table:table-row table:style-name="Table35.1">
          <table:table-cell table:style-name="Table35.A1" office:value-type="string">
            <text:p text:style-name="P24"><text:span text:style-name="Commodore_20_text_20_-_20_ryan"><text:span text:style-name="T36">1089</text:span></text:span></text:p>
          </table:table-cell>
          <table:table-cell table:style-name="Table35.A1" office:value-type="string">
            <text:p text:style-name="P31">Get disk directory</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93</text:span></text:span></text:p>
          </table:table-cell>
          <table:table-cell table:style-name="Table35.A1" office:value-type="string">
            <text:p text:style-name="P31">Clear all arrays</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096</text:span></text:span></text:p>
          </table:table-cell>
          <table:table-cell table:style-name="Table35.A1" office:value-type="string">
            <text:p text:style-name="P31">Print a$ to printer</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360</text:span></text:span></text:p>
          </table:table-cell>
          <table:table-cell table:style-name="Table35.A1" office:value-type="string">
            <text:p text:style-name="P31">Display CM$ in "area" window</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372</text:span></text:span></text:p>
          </table:table-cell>
          <table:table-cell table:style-name="Table35.A1" office:value-type="string">
            <text:p text:style-name="P31">Update free memory</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490</text:span></text:span></text:p>
          </table:table-cell>
          <table:table-cell table:style-name="Table35.A1" office:value-type="string">
            <text:p text:style-name="P31">Print A$ to log</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500</text:span></text:span></text:p>
          </table:table-cell>
          <table:table-cell table:style-name="Table35.A1" office:value-type="string">
            <text:p text:style-name="P31">"Untranslate" IMAGE translated characters in AN$</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530</text:span></text:span></text:p>
          </table:table-cell>
          <table:table-cell table:style-name="Table35.A1" office:value-type="string">
            <text:p text:style-name="P31">Sound beeps</text:p>
          </table:table-cell>
          <table:table-cell table:style-name="Table35.A1" office:value-type="string">
            <text:p text:style-name="P31">x=number of beeps</text:p>
          </table:table-cell>
        </table:table-row>
        <table:table-row table:style-name="Table35.1">
          <table:table-cell table:style-name="Table35.A1" office:value-type="string">
            <text:p text:style-name="P24"><text:span text:style-name="Commodore_20_text_20_-_20_ryan"><text:span text:style-name="T36">1604</text:span></text:span></text:p>
          </table:table-cell>
          <table:table-cell table:style-name="Table35.A1" office:value-type="string">
            <text:p text:style-name="P31">Enter IMAGE editor</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694</text:span></text:span></text:p>
          </table:table-cell>
          <table:table-cell table:style-name="Table35.A1" office:value-type="string">
            <text:p text:style-name="P31">Logoff</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736</text:span></text:span></text:p>
          </table:table-cell>
          <table:table-cell table:style-name="Table35.A1" office:value-type="string">
            <text:p text:style-name="P31">Load ML protocol</text:p>
          </table:table-cell>
          <table:table-cell table:style-name="Table35.A1" office:value-type="string">
            <text:p text:style-name="P31">A=protocol number:</text:p>
            <text:p text:style-name="P31">(0=Punter, 1=XModem, 2=Copier, 3=Editor)</text:p>
          </table:table-cell>
        </table:table-row>
        <table:table-row table:style-name="Table35.1">
          <table:table-cell table:style-name="Table35.A1" office:value-type="string">
            <text:p text:style-name="P24"><text:span text:style-name="Commodore_20_text_20_-_20_ryan"><text:span text:style-name="T36">1812</text:span></text:span></text:p>
          </table:table-cell>
          <table:table-cell table:style-name="Table35.A1" office:value-type="string">
            <text:p text:style-name="P31">Main command level</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914</text:span></text:span></text:p>
          </table:table-cell>
          <table:table-cell table:style-name="Table35.A1" office:value-type="string">
            <text:p text:style-name="P31">Reset print modes to default</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1915</text:span></text:span></text:p>
          </table:table-cell>
          <table:table-cell table:style-name="Table35.A1" office:value-type="string">
            <text:p text:style-name="P31">Detect local mode</text:p>
          </table:table-cell>
          <table:table-cell table:style-name="Table35.A1" office:value-type="string">
            <text:p text:style-name="P31"/>
          </table:table-cell>
        </table:table-row>
        <table:table-row table:style-name="Table35.1">
          <table:table-cell table:style-name="Table35.A1" office:value-type="string">
            <text:p text:style-name="P24"><text:span text:style-name="Commodore_20_text_20_-_20_ryan"><text:span text:style-name="T36">2000</text:span></text:span></text:p>
          </table:table-cell>
          <table:table-cell table:style-name="Table35.A1" office:value-type="string">
            <text:p text:style-name="P31">Error trapping routine</text:p>
          </table:table-cell>
          <table:table-cell table:style-name="Table35.A1" office:value-type="string">
            <text:p text:style-name="P59"/>
          </table:table-cell>
        </table:table-row>
      </table:table>
      <text:p text:style-name="Standard"><text:bookmark text:name="h.4kjbhctnabfv"/>Table <text:sequence text:ref-name="refTable31" text:name="Table" text:formula="ooow:Table+29" style:num-format="1">29</text:sequence>: Common subroutines</text:p>
      <text:h text:style-name="Heading_20_2" text:outline-level="2"/>
      <text:h text:style-name="Heading_20_2" text:outline-level="2"><text:bookmark-start text:name="__RefHeading__14008_483017182"/>Variable Handling in Modules (Plus-Files)<text:bookmark-end text:name="__RefHeading__14008_483017182"/></text:h>
      <text:p text:style-name="Text_20_body">IMAGE variable usage in programming modifications and modules should be done carefully.  If you were to change any variables that the BBS uses for particular functions, you could be in serious trouble!  This could corrupt your user files, or do any number of nasty things!  Because of this, we are giving you a list here of all system variables that you should <text:span text:style-name="T8">never</text:span> use.  Even if you are using "temporary" variables, make sure any subroutines in the main program or program module you are modifying do not change these variables and wreak havoc!  Most one-letter variables, integer variables, and string variables are usually OK to use (with a few exceptions noted below).</text:p>
      <text:p text:style-name="Text_20_body"><text:soft-page-break/>Variables not in this list are cleared when the main prompt is reached, so don't use one to count the number of times a game is played per call in that manner; the BBS will not permanently remember it.  However, the same routine allows you to DIMension variables and arrays in modules without worrying about a "?redim'd array error".  Be careful not to waste memory with excess variables, or your modules will run slowly, and possibly even crash the BBS.</text:p>
      <text:p text:style-name="Text_20_body">Here is a list of reserved system variables that you should NEVER use, except for their intended system functions:</text:p>
      <text:p text:style-name="Text_20_body"><text:span text:style-name="T62">Since I think it's sort of important to know what the variables are actually </text:span><text:span text:style-name="T17">used</text:span><text:span text:style-name="T62"> for, and not just their names, I'm going to steal a page from the </text:span><text:span text:style-name="T17">Image BBS Programmer's Reference Guide</text:span><text:span text:style-name="T62"> and explain their meanings to the best of my ability.  Feel free to set the record straight if you know otherwise, 'k?</text:span></text:p>
      <text:h text:style-name="Heading_20_3" text:outline-level="3"><text:bookmark-start text:name="__RefHeading__14010_483017182"/><text:bookmark-start text:name="_Toc318927363"/>Reserved String Variables<text:bookmark-end text:name="__RefHeading__14010_483017182"/><text:bookmark-end text:name="_Toc318927363"/></text:h>
      <table:table table:name="Table36" table:style-name="Table36">
        <table:table-column table:style-name="Table36.A"/>
        <table:table-column table:style-name="Table36.B"/>
        <table:table-row table:style-name="Table36.1">
          <table:table-cell table:style-name="Table36.A1" office:value-type="string">
            <text:p text:style-name="P25"><text:span text:style-name="Commodore_20_text_20_-_20_ryan">a$</text:span></text:p>
          </table:table-cell>
          <table:table-cell table:style-name="Table36.A1" office:value-type="string">
            <text:p text:style-name="P13">Reserved for output to screen and modem.</text:p>
          </table:table-cell>
        </table:table-row>
        <table:table-row table:style-name="Table36.1">
          <table:table-cell table:style-name="Table36.A1" office:value-type="string">
            <text:p text:style-name="P25"><text:span text:style-name="Commodore_20_text_20_-_20_ryan">ag$</text:span></text:p>
          </table:table-cell>
          <table:table-cell table:style-name="Table36.A1" office:value-type="string">
            <text:p text:style-name="P13">Access group name of user currently online. (Also £vm)</text:p>
          </table:table-cell>
        </table:table-row>
        <table:table-row table:style-name="Table36.1">
          <table:table-cell table:style-name="Table36.A1" office:value-type="string">
            <text:p text:style-name="P25"><text:span text:style-name="Commodore_20_text_20_-_20_ryan">ak$</text:span></text:p>
          </table:table-cell>
          <table:table-cell table:style-name="Table36.A1" office:value-type="string">
            <text:p text:style-name="P13">Separator line: " " + ("-" * LL% -2) + R$. (Also £vj)</text:p>
          </table:table-cell>
        </table:table-row>
        <table:table-row table:style-name="Table36.1">
          <table:table-cell table:style-name="Table36.A1" office:value-type="string">
            <text:p text:style-name="P25"><text:span text:style-name="Commodore_20_text_20_-_20_ryan">an$</text:span></text:p>
          </table:table-cell>
          <table:table-cell table:style-name="Table36.A1" office:value-type="string">
            <text:p text:style-name="P13">Last user input. (Also £v7)</text:p>
          </table:table-cell>
        </table:table-row>
        <table:table-row table:style-name="Table36.1">
          <table:table-cell table:style-name="Table36.A1" office:value-type="string">
            <text:p text:style-name="P25"><text:span text:style-name="Commodore_20_text_20_-_20_ryan">bn$</text:span></text:p>
          </table:table-cell>
          <table:table-cell table:style-name="Table36.A1" office:value-type="string">
            <text:p text:style-name="P13">Current name of your BBS. (Also £v5)</text:p>
          </table:table-cell>
        </table:table-row>
        <table:table-row table:style-name="Table36.1">
          <table:table-cell table:style-name="Table36.A1" office:value-type="string">
            <text:p text:style-name="P25"><text:span text:style-name="Commodore_20_text_20_-_20_ryan">c1$</text:span></text:p>
          </table:table-cell>
          <table:table-cell table:style-name="Table36.A1" office:value-type="string">
            <text:p text:style-name="P13">Chat mode entry message.</text:p>
          </table:table-cell>
        </table:table-row>
        <table:table-row table:style-name="Table36.1">
          <table:table-cell table:style-name="Table36.A1" office:value-type="string">
            <text:p text:style-name="P25"><text:span text:style-name="Commodore_20_text_20_-_20_ryan">c2$</text:span></text:p>
          </table:table-cell>
          <table:table-cell table:style-name="Table36.A1" office:value-type="string">
            <text:p text:style-name="P13">Chat mode exit message.</text:p>
          </table:table-cell>
        </table:table-row>
        <table:table-row table:style-name="Table36.1">
          <table:table-cell table:style-name="Table36.A1" office:value-type="string">
            <text:p text:style-name="P25"><text:span text:style-name="Commodore_20_text_20_-_20_ryan">c3$</text:span></text:p>
          </table:table-cell>
          <table:table-cell table:style-name="Table36.A1" office:value-type="string">
            <text:p text:style-name="P13">"Returning To The Editor" message.</text:p>
          </table:table-cell>
        </table:table-row>
        <table:table-row table:style-name="Table36.1">
          <table:table-cell table:style-name="Table36.A1" office:value-type="string">
            <text:p text:style-name="P25"><text:span text:style-name="Commodore_20_text_20_-_20_ryan">cc$</text:span></text:p>
          </table:table-cell>
          <table:table-cell table:style-name="Table36.A1" office:value-type="string">
            <text:p text:style-name="P13">2 character system identifier (Also £vn)</text:p>
          </table:table-cell>
        </table:table-row>
        <table:table-row table:style-name="Table36.1">
          <table:table-cell table:style-name="Table36.A1" office:value-type="string">
            <text:p text:style-name="P25"><text:span text:style-name="Commodore_20_text_20_-_20_ryan">cm$</text:span></text:p>
          </table:table-cell>
          <table:table-cell table:style-name="Table36.A1" office:value-type="string">
            <text:p text:style-name="P13">Current location in AREA window.</text:p>
          </table:table-cell>
        </table:table-row>
        <table:table-row table:style-name="Table36.1">
          <table:table-cell table:style-name="Table36.A1" office:value-type="string">
            <text:p text:style-name="P25"><text:span text:style-name="Commodore_20_text_20_-_20_ryan">d1$</text:span></text:p>
          </table:table-cell>
          <table:table-cell table:style-name="Table36.A1" office:value-type="string">
            <text:p text:style-name="P13">Current time and date information in 11 digit format. (Also £v0)</text:p>
          </table:table-cell>
        </table:table-row>
        <table:table-row table:style-name="Table36.1">
          <table:table-cell table:style-name="Table36.A1" office:value-type="string">
            <text:p text:style-name="P25"><text:span text:style-name="Commodore_20_text_20_-_20_ryan">d2$</text:span></text:p>
          </table:table-cell>
          <table:table-cell table:style-name="Table36.A1" office:value-type="string">
            <text:p text:style-name="P13">Time and date of last logoff, also Library name at entry. (Also £v8)</text:p>
          </table:table-cell>
        </table:table-row>
        <table:table-row table:style-name="Table36.1">
          <table:table-cell table:style-name="Table36.A1" office:value-type="string">
            <text:p text:style-name="P25"><text:span text:style-name="Commodore_20_text_20_-_20_ryan">d3$</text:span></text:p>
          </table:table-cell>
          <table:table-cell table:style-name="Table36.A1" office:value-type="string">
            <text:p text:style-name="P13">Handle of last user on the system. (Also £v9)</text:p>
          </table:table-cell>
        </table:table-row>
        <table:table-row table:style-name="Table36.1">
          <table:table-cell table:style-name="Table36.A1" office:value-type="string">
            <text:p text:style-name="P25"><text:span text:style-name="Commodore_20_text_20_-_20_ryan">d4$</text:span></text:p>
          </table:table-cell>
          <table:table-cell table:style-name="Table36.A1" office:value-type="string">
            <text:p text:style-name="P13">Current ML protocol in memory. (Also £vl)</text:p>
          </table:table-cell>
        </table:table-row>
        <table:table-row table:style-name="Table36.1">
          <table:table-cell table:style-name="Table36.A1" office:value-type="string">
            <text:p text:style-name="P25"><text:span text:style-name="Commodore_20_text_20_-_20_ryan">d5$</text:span></text:p>
          </table:table-cell>
          <table:table-cell table:style-name="Table36.A1" office:value-type="string">
            <text:p text:style-name="P13">True last call date of user online in 11 digit format. (Also £vk)</text:p>
          </table:table-cell>
        </table:table-row>
        <table:table-row table:style-name="Table36.1">
          <table:table-cell table:style-name="Table36.A1" office:value-type="string">
            <text:p text:style-name="P25"><text:span text:style-name="Commodore_20_text_20_-_20_ryan">d6$</text:span></text:p>
          </table:table-cell>
          <table:table-cell table:style-name="Table36.A1" office:value-type="string">
            <text:p text:style-name="P13">Logoff time of last user.</text:p>
          </table:table-cell>
        </table:table-row>
        <table:table-row table:style-name="Table36.1">
          <table:table-cell table:style-name="Table36.A1" office:value-type="string">
            <text:p text:style-name="P25"><text:span text:style-name="Commodore_20_text_20_-_20_ryan">dd$</text:span></text:p>
          </table:table-cell>
          <table:table-cell table:style-name="Table36.A1" office:value-type="string">
            <text:p text:style-name="P13">System identifier + user ID number.</text:p>
          </table:table-cell>
        </table:table-row>
        <text:soft-page-break/>
        <table:table-row table:style-name="Table36.1">
          <table:table-cell table:style-name="Table36.A1" office:value-type="string">
            <text:p text:style-name="P25"><text:span text:style-name="Commodore_20_text_20_-_20_ryan">dr$</text:span></text:p>
          </table:table-cell>
          <table:table-cell table:style-name="Table36.A1" office:value-type="string">
            <text:p text:style-name="P13">Currently active drive/LU number + ":".</text:p>
          </table:table-cell>
        </table:table-row>
        <table:table-row table:style-name="Table36.1">
          <table:table-cell table:style-name="Table36.A1" office:value-type="string">
            <text:p text:style-name="P25"><text:span text:style-name="Commodore_20_text_20_-_20_ryan">ff$</text:span></text:p>
          </table:table-cell>
          <table:table-cell table:style-name="Table36.A1" office:value-type="string">
            <text:p text:style-name="P13">Real first name of user online.</text:p>
          </table:table-cell>
        </table:table-row>
        <table:table-row table:style-name="Table36.1">
          <table:table-cell table:style-name="Table36.A1" office:value-type="string">
            <text:p text:style-name="P25"><text:span text:style-name="Commodore_20_text_20_-_20_ryan">fl$</text:span></text:p>
          </table:table-cell>
          <table:table-cell table:style-name="Table36.A1" office:value-type="string">
            <text:p text:style-name="P13">15 character string which determines the user's online flags.</text:p>
          </table:table-cell>
        </table:table-row>
        <table:table-row table:style-name="Table36.1">
          <table:table-cell table:style-name="Table36.A1" office:value-type="string">
            <text:p text:style-name="P25"><text:span text:style-name="Commodore_20_text_20_-_20_ryan">i1$</text:span></text:p>
          </table:table-cell>
          <table:table-cell table:style-name="Table36.A1" office:value-type="string">
            <text:p text:style-name="P13">Access level + handle of the sysop.</text:p>
          </table:table-cell>
        </table:table-row>
        <table:table-row table:style-name="Table36.1">
          <table:table-cell table:style-name="Table36.A1" office:value-type="string">
            <text:p text:style-name="P25"><text:span text:style-name="Commodore_20_text_20_-_20_ryan">i2$</text:span></text:p>
          </table:table-cell>
          <table:table-cell table:style-name="Table36.A1" office:value-type="string">
            <text:p text:style-name="P13">Expert flag + phone number + first name + " " + last name of sysop</text:p>
          </table:table-cell>
        </table:table-row>
        <table:table-row table:style-name="Table36.1">
          <table:table-cell table:style-name="Table36.A1" office:value-type="string">
            <text:p text:style-name="P25"><text:span text:style-name="Commodore_20_text_20_-_20_ryan">i3$</text:span></text:p>
          </table:table-cell>
          <table:table-cell table:style-name="Table36.A1" office:value-type="string">
            <text:p text:style-name="P13">Access group name of sysop</text:p>
          </table:table-cell>
        </table:table-row>
        <table:table-row table:style-name="Table36.1">
          <table:table-cell table:style-name="Table36.A1" office:value-type="string">
            <text:p text:style-name="P25"><text:span text:style-name="Commodore_20_text_20_-_20_ryan">ld$</text:span></text:p>
          </table:table-cell>
          <table:table-cell table:style-name="Table36.A1" office:value-type="string">
            <text:p text:style-name="P13">Last call date of user online in 11 digit format. Used for new message reads.</text:p>
          </table:table-cell>
        </table:table-row>
        <table:table-row table:style-name="Table36.1">
          <table:table-cell table:style-name="Table36.A1" office:value-type="string">
            <text:p text:style-name="P25"><text:span text:style-name="Commodore_20_text_20_-_20_ryan">ll$</text:span></text:p>
          </table:table-cell>
          <table:table-cell table:style-name="Table36.A1" office:value-type="string">
            <text:p text:style-name="P13">Real last name of user online.</text:p>
          </table:table-cell>
        </table:table-row>
        <table:table-row table:style-name="Table36.1">
          <table:table-cell table:style-name="Table36.A1" office:value-type="string">
            <text:p text:style-name="P25"><text:span text:style-name="Commodore_20_text_20_-_20_ryan">lt$</text:span></text:p>
          </table:table-cell>
          <table:table-cell table:style-name="Table36.A1" office:value-type="string">
            <text:p text:style-name="P13">Logon time of user online.</text:p>
          </table:table-cell>
        </table:table-row>
        <table:table-row table:style-name="Table36.1">
          <table:table-cell table:style-name="Table36.A1" office:value-type="string">
            <text:p text:style-name="P25"><text:span text:style-name="Commodore_20_text_20_-_20_ryan">na$</text:span></text:p>
          </table:table-cell>
          <table:table-cell table:style-name="Table36.A1" office:value-type="string">
            <text:p text:style-name="P13">Handle of current user online. (Also £v2)</text:p>
          </table:table-cell>
        </table:table-row>
        <table:table-row table:style-name="Table36.1">
          <table:table-cell table:style-name="Table36.A1" office:value-type="string">
            <text:p text:style-name="P25"><text:span text:style-name="Commodore_20_text_20_-_20_ryan">nl$</text:span></text:p>
          </table:table-cell>
          <table:table-cell table:style-name="Table36.A1" office:value-type="string">
            <text:p text:style-name="P13">Null character [CHR$(0)].</text:p>
          </table:table-cell>
        </table:table-row>
        <table:table-row table:style-name="Table36.1">
          <table:table-cell table:style-name="Table36.A1" office:value-type="string">
            <text:p text:style-name="P25"><text:span text:style-name="Commodore_20_text_20_-_20_ryan">nm$</text:span></text:p>
          </table:table-cell>
          <table:table-cell table:style-name="Table36.A1" office:value-type="string">
            <text:p text:style-name="P13">Last network sort in 11 digit format.</text:p>
          </table:table-cell>
        </table:table-row>
        <table:table-row table:style-name="Table36.1">
          <table:table-cell table:style-name="Table36.A1" office:value-type="string">
            <text:p text:style-name="P25"><text:span text:style-name="Commodore_20_text_20_-_20_ryan">p$</text:span></text:p>
          </table:table-cell>
          <table:table-cell table:style-name="Table36.A1" office:value-type="string">
            <text:p text:style-name="P13">Current prompt text.</text:p>
          </table:table-cell>
        </table:table-row>
        <table:table-row table:style-name="Table36.1">
          <table:table-cell table:style-name="Table36.A1" office:value-type="string">
            <text:p text:style-name="P25"><text:span text:style-name="Commodore_20_text_20_-_20_ryan">ph$</text:span></text:p>
          </table:table-cell>
          <table:table-cell table:style-name="Table36.A1" office:value-type="string">
            <text:p text:style-name="P13">Phone number of current user online. (Also £v4)</text:p>
          </table:table-cell>
        </table:table-row>
        <table:table-row table:style-name="Table36.1">
          <table:table-cell table:style-name="Table36.A1" office:value-type="string">
            <text:p text:style-name="P25"><text:span text:style-name="Commodore_20_text_20_-_20_ryan">po$</text:span></text:p>
          </table:table-cell>
          <table:table-cell table:style-name="Table36.A1" office:value-type="string">
            <text:p text:style-name="P13">Text for system main level prompt.</text:p>
          </table:table-cell>
        </table:table-row>
        <table:table-row table:style-name="Table36.1">
          <table:table-cell table:style-name="Table36.A1" office:value-type="string">
            <text:p text:style-name="P25"><text:span text:style-name="Commodore_20_text_20_-_20_ryan">pp$</text:span></text:p>
          </table:table-cell>
          <table:table-cell table:style-name="Table36.A1" office:value-type="string">
            <text:p text:style-name="P13">System password <office:annotation><dc:creator>Ryan Sherwood</dc:creator><dc:date>2012-03-07T22:34:00</dc:date><text:p>Is this included?</text:p></office:annotation>(change with PC command).</text:p>
          </table:table-cell>
        </table:table-row>
        <table:table-row table:style-name="Table36.1">
          <table:table-cell table:style-name="Table36.A1" office:value-type="string">
            <text:p text:style-name="P25"><text:span text:style-name="Commodore_20_text_20_-_20_ryan">pr$</text:span></text:p>
          </table:table-cell>
          <table:table-cell table:style-name="Table36.A1" office:value-type="string">
            <text:p text:style-name="P13">Name of current plus file in memory.</text:p>
          </table:table-cell>
        </table:table-row>
        <table:table-row table:style-name="Table36.1">
          <table:table-cell table:style-name="Table36.A1" office:value-type="string">
            <text:p text:style-name="P25"><text:span text:style-name="Commodore_20_text_20_-_20_ryan">pw$</text:span></text:p>
          </table:table-cell>
          <table:table-cell table:style-name="Table36.A1" office:value-type="string">
            <text:p text:style-name="P13">Password of current online user.</text:p>
          </table:table-cell>
        </table:table-row>
        <table:table-row table:style-name="Table36.1">
          <table:table-cell table:style-name="Table36.A1" office:value-type="string">
            <text:p text:style-name="P25"><text:span text:style-name="Commodore_20_text_20_-_20_ryan">qt$</text:span></text:p>
          </table:table-cell>
          <table:table-cell table:style-name="Table36.A1" office:value-type="string">
            <text:p text:style-name="P13">Quotation mark [CHR$(34)].</text:p>
          </table:table-cell>
        </table:table-row>
        <table:table-row table:style-name="Table36.1">
          <table:table-cell table:style-name="Table36.A1" office:value-type="string">
            <text:p text:style-name="P25"><text:span text:style-name="Commodore_20_text_20_-_20_ryan">r$</text:span></text:p>
          </table:table-cell>
          <table:table-cell table:style-name="Table36.A1" office:value-type="string">
            <text:p text:style-name="P13">Return [CHR$(13)].</text:p>
          </table:table-cell>
        </table:table-row>
        <table:table-row table:style-name="Table36.1">
          <table:table-cell table:style-name="Table36.A1" office:value-type="string">
            <text:p text:style-name="P25"><text:span text:style-name="Commodore_20_text_20_-_20_ryan">rn$</text:span></text:p>
          </table:table-cell>
          <table:table-cell table:style-name="Table36.A1" office:value-type="string">
            <text:p text:style-name="P13">Real name of user online (FF$ + " " + LL$, also £v3)</text:p>
          </table:table-cell>
        </table:table-row>
        <table:table-row table:style-name="Table36.1">
          <table:table-cell table:style-name="Table36.A1" office:value-type="string">
            <text:p text:style-name="P25"><text:span text:style-name="Commodore_20_text_20_-_20_ryan">sy$</text:span></text:p>
          </table:table-cell>
          <table:table-cell table:style-name="Table36.A1" office:value-type="string">
            <text:p text:style-name="P13">Current subsystem active.</text:p>
          </table:table-cell>
        </table:table-row>
        <table:table-row table:style-name="Table36.1">
          <table:table-cell table:style-name="Table36.A1" office:value-type="string">
            <text:p text:style-name="P25"><text:span text:style-name="Commodore_20_text_20_-_20_ryan">ti$</text:span></text:p>
          </table:table-cell>
          <table:table-cell table:style-name="Table36.A1" office:value-type="string">
            <text:p text:style-name="P13">C= Time-Of-Day clock.</text:p>
          </table:table-cell>
        </table:table-row>
        <table:table-row table:style-name="Table36.1">
          <table:table-cell table:style-name="Table36.A1" office:value-type="string">
            <text:p text:style-name="P25"><text:span text:style-name="Commodore_20_text_20_-_20_ryan">u$</text:span></text:p>
          </table:table-cell>
          <table:table-cell table:style-name="Table36.A1" office:value-type="string">
            <text:p text:style-name="P13">Reserved for command stack.</text:p>
          </table:table-cell>
        </table:table-row>
        <table:table-row table:style-name="Table36.1">
          <table:table-cell table:style-name="Table36.A1" office:value-type="string">
            <text:p text:style-name="P25"><text:span text:style-name="Commodore_20_text_20_-_20_ryan">x$</text:span></text:p>
          </table:table-cell>
          <table:table-cell table:style-name="Table36.A1" office:value-type="string">
            <text:p text:style-name="P56">System drive/LU designators.</text:p>
          </table:table-cell>
        </table:table-row>
      </table:table>
      <text:p text:style-name="Caption"><text:bookmark-start text:name="_Toc318927405"/>Table <text:sequence text:ref-name="refTable32" text:name="Table" text:formula="ooow:Table+1" style:num-format="1">30</text:sequence>: Reserved string variables<text:bookmark-end text:name="_Toc318927405"/></text:p>
      <text:h text:style-name="Heading_20_3" text:outline-level="3"><text:bookmark-start text:name="__RefHeading__14012_483017182"/><text:bookmark-start text:name="_Toc318927364"/>Reserved Integer Variables<text:bookmark-end text:name="__RefHeading__14012_483017182"/><text:bookmark-end text:name="_Toc318927364"/></text:h>
      <text:p text:style-name="Standard">The current reserved integer variables for Image v1.2 are as follows:</text:p>
      <text:p text:style-name="Standard"/>
      <table:table table:name="Table37" table:style-name="Table37">
        <table:table-column table:style-name="Table37.A"/>
        <table:table-column table:style-name="Table37.B"/>
        <text:soft-page-break/>
        <table:table-row table:style-name="Table37.1">
          <table:table-cell table:style-name="Table37.A1" office:value-type="string">
            <text:p text:style-name="P25"><text:span text:style-name="Commodore_20_text_20_-_20_ryan">ac%</text:span></text:p>
          </table:table-cell>
          <table:table-cell table:style-name="Table37.A1" office:value-type="string">
            <text:p text:style-name="P13">Access level (0-9) of user online. (if <text:span text:style-name="Commodore_20_text_20_-_20_ryan">ao%&lt;&gt;ac%</text:span>, access level was changed)</text:p>
          </table:table-cell>
        </table:table-row>
        <table:table-row table:style-name="Table37.1">
          <table:table-cell table:style-name="Table37.A1" office:value-type="string">
            <text:p text:style-name="P25"><text:span text:style-name="Commodore_20_text_20_-_20_ryan">ao%</text:span></text:p>
          </table:table-cell>
          <table:table-cell table:style-name="Table37.A1" office:value-type="string">
            <text:p text:style-name="P13">Access level of user at login.</text:p>
          </table:table-cell>
        </table:table-row>
        <table:table-row table:style-name="Table37.1">
          <table:table-cell table:style-name="Table37.A1" office:value-type="string">
            <text:p text:style-name="P25"><text:span text:style-name="Commodore_20_text_20_-_20_ryan">co%</text:span></text:p>
          </table:table-cell>
          <table:table-cell table:style-name="Table37.A1" office:value-type="string">
            <text:p text:style-name="P13">Computer type of user online (1-9)</text:p>
          </table:table-cell>
        </table:table-row>
        <table:table-row table:style-name="Table37.1">
          <table:table-cell table:style-name="Table37.A1" office:value-type="string">
            <text:p text:style-name="P25"><text:span text:style-name="Commodore_20_text_20_-_20_ryan">ct%</text:span></text:p>
          </table:table-cell>
          <table:table-cell table:style-name="Table37.A1" office:value-type="string">
            <text:p text:style-name="P13">Number of calls today by the user online.</text:p>
          </table:table-cell>
        </table:table-row>
        <table:table-row table:style-name="Table37.1">
          <table:table-cell table:style-name="Table37.A1" office:value-type="string">
            <text:p text:style-name="P25"><text:span text:style-name="Commodore_20_text_20_-_20_ryan">d1%</text:span></text:p>
          </table:table-cell>
          <table:table-cell table:style-name="Table37.A1" office:value-type="string">
            <text:p text:style-name="P13">Currently active device number.</text:p>
          </table:table-cell>
        </table:table-row>
        <table:table-row table:style-name="Table37.1">
          <table:table-cell table:style-name="Table37.A1" office:value-type="string">
            <text:p text:style-name="P25"><text:span text:style-name="Commodore_20_text_20_-_20_ryan">d2%</text:span></text:p>
          </table:table-cell>
          <table:table-cell table:style-name="Table37.A1" office:value-type="string">
            <text:p text:style-name="P13">Currently active drive/LU number.</text:p>
          </table:table-cell>
        </table:table-row>
        <table:table-row table:style-name="Table37.1">
          <table:table-cell table:style-name="Table37.A1" office:value-type="string">
            <text:p text:style-name="P25"><text:span text:style-name="Commodore_20_text_20_-_20_ryan">d3%</text:span></text:p>
          </table:table-cell>
          <table:table-cell table:style-name="Table37.A1" office:value-type="string">
            <text:p text:style-name="P13">Currently active drive/LU number.</text:p>
          </table:table-cell>
        </table:table-row>
        <table:table-row table:style-name="Table37.1">
          <table:table-cell table:style-name="Table37.A1" office:value-type="string">
            <text:p text:style-name="P25"><text:span text:style-name="Commodore_20_text_20_-_20_ryan">da%</text:span></text:p>
          </table:table-cell>
          <table:table-cell table:style-name="Table37.A1" office:value-type="string">
            <text:p text:style-name="P13">Number of downloads allowed per call (0=unlimited).</text:p>
          </table:table-cell>
        </table:table-row>
        <table:table-row table:style-name="Table37.1">
          <table:table-cell table:style-name="Table37.A1" office:value-type="string">
            <text:p text:style-name="P25"><text:span text:style-name="Commodore_20_text_20_-_20_ryan">dc%</text:span></text:p>
          </table:table-cell>
          <table:table-cell table:style-name="Table37.A1" office:value-type="string">
            <text:p text:style-name="P13">Number of downloads this call by user online.</text:p>
          </table:table-cell>
        </table:table-row>
        <table:table-row table:style-name="Table37.1">
          <table:table-cell table:style-name="Table37.A1" office:value-type="string">
            <text:p text:style-name="P25"><text:span text:style-name="Commodore_20_text_20_-_20_ryan">dv%</text:span></text:p>
          </table:table-cell>
          <table:table-cell table:style-name="Table37.A1" office:value-type="string">
            <text:p text:style-name="P13">Active device number.</text:p>
          </table:table-cell>
        </table:table-row>
        <table:table-row table:style-name="Table37.1">
          <table:table-cell table:style-name="Table37.A1" office:value-type="string">
            <text:p text:style-name="P25"><text:span text:style-name="Commodore_20_text_20_-_20_ryan">i%</text:span></text:p>
          </table:table-cell>
          <table:table-cell table:style-name="Table37.A1" office:value-type="string">
            <text:p text:style-name="P13">Instant mode flag.</text:p>
          </table:table-cell>
        </table:table-row>
        <table:table-row table:style-name="Table37.1">
          <table:table-cell table:style-name="Table37.A1" office:value-type="string">
            <text:p text:style-name="P25"><text:span text:style-name="Commodore_20_text_20_-_20_ryan">kp%</text:span></text:p>
          </table:table-cell>
          <table:table-cell table:style-name="Table37.A1" office:value-type="string">
            <text:p text:style-name="P13">Last key pressed.</text:p>
          </table:table-cell>
        </table:table-row>
        <table:table-row table:style-name="Table37.1">
          <table:table-cell table:style-name="Table37.A1" office:value-type="string">
            <text:p text:style-name="P25"><text:span text:style-name="Commodore_20_text_20_-_20_ryan">ll%</text:span></text:p>
          </table:table-cell>
          <table:table-cell table:style-name="Table37.A1" office:value-type="string">
            <text:p text:style-name="P13">Line length (38-80) of user online.</text:p>
          </table:table-cell>
        </table:table-row>
        <table:table-row table:style-name="Table37.1">
          <table:table-cell table:style-name="Table37.A1" office:value-type="string">
            <text:p text:style-name="P25"><text:span text:style-name="Commodore_20_text_20_-_20_ryan">p1%</text:span></text:p>
          </table:table-cell>
          <table:table-cell table:style-name="Table37.A1" office:value-type="string">
            <text:p text:style-name="P13">Time allowed during prime time.</text:p>
          </table:table-cell>
        </table:table-row>
        <table:table-row table:style-name="Table37.1">
          <table:table-cell table:style-name="Table37.A1" office:value-type="string">
            <text:p text:style-name="P25"><text:span text:style-name="Commodore_20_text_20_-_20_ryan">p2%</text:span></text:p>
          </table:table-cell>
          <table:table-cell table:style-name="Table37.A1" office:value-type="string">
            <text:p text:style-name="P13">Time that prime time begins.</text:p>
          </table:table-cell>
        </table:table-row>
        <table:table-row table:style-name="Table37.1">
          <table:table-cell table:style-name="Table37.A1" office:value-type="string">
            <text:p text:style-name="P25"><text:span text:style-name="Commodore_20_text_20_-_20_ryan">p3%</text:span></text:p>
          </table:table-cell>
          <table:table-cell table:style-name="Table37.A1" office:value-type="string">
            <text:p text:style-name="P13">Time that prime time ends.</text:p>
          </table:table-cell>
        </table:table-row>
        <table:table-row table:style-name="Table37.1">
          <table:table-cell table:style-name="Table37.A1" office:value-type="string">
            <text:p text:style-name="P25"><text:span text:style-name="Commodore_20_text_20_-_20_ryan">pt%</text:span></text:p>
          </table:table-cell>
          <table:table-cell table:style-name="Table37.A1" office:value-type="string">
            <text:p text:style-name="P13">Prime time flag (1=active).</text:p>
          </table:table-cell>
        </table:table-row>
        <table:table-row table:style-name="Table37.1">
          <table:table-cell table:style-name="Table37.A1" office:value-type="string">
            <text:p text:style-name="P25"><text:span text:style-name="Commodore_20_text_20_-_20_ryan">tc%</text:span></text:p>
          </table:table-cell>
          <table:table-cell table:style-name="Table37.A1" office:value-type="string">
            <text:p text:style-name="P13">Total calls to the system by the user online.</text:p>
          </table:table-cell>
        </table:table-row>
        <table:table-row table:style-name="Table37.1">
          <table:table-cell table:style-name="Table37.A1" office:value-type="string">
            <text:p text:style-name="P25"><text:span text:style-name="Commodore_20_text_20_-_20_ryan">tr%</text:span></text:p>
          </table:table-cell>
          <table:table-cell table:style-name="Table37.A1" office:value-type="string">
            <text:p text:style-name="P56">Time remaining on system, in minutes.</text:p>
          </table:table-cell>
        </table:table-row>
      </table:table>
      <text:p text:style-name="Caption"><text:bookmark-start text:name="_Toc318927406"/>Table <text:sequence text:ref-name="refTable33" text:name="Table" text:formula="ooow:Table+1" style:num-format="1">31</text:sequence>: Reserved integer variables<text:bookmark-end text:name="_Toc318927406"/></text:p>
      <text:h text:style-name="Heading_20_3" text:outline-level="3"><text:bookmark-start text:name="__RefHeading__14014_483017182"/><text:bookmark-start text:name="_Toc318927365"/>Reserved Floating Point Variables<text:bookmark-end text:name="__RefHeading__14014_483017182"/><text:bookmark-end text:name="_Toc318927365"/></text:h>
      <text:p text:style-name="Standard">The current reserved floating point variables for Image v1.2 are as follows:</text:p>
      <text:p text:style-name="Standard"/>
      <table:table table:name="Table38" table:style-name="Table38">
        <table:table-column table:style-name="Table38.A"/>
        <table:table-column table:style-name="Table38.B"/>
        <table:table-row table:style-name="Table38.1">
          <table:table-cell table:style-name="Table38.A1" office:value-type="string">
            <text:p text:style-name="P25"><text:span text:style-name="Commodore_20_text_20_-_20_ryan">bd</text:span></text:p>
          </table:table-cell>
          <table:table-cell table:style-name="Table38.A1" office:value-type="string">
            <text:p text:style-name="P13">Total number of CBM blocks downloaded by user online.</text:p>
          </table:table-cell>
        </table:table-row>
        <table:table-row table:style-name="Table38.1">
          <table:table-cell table:style-name="Table38.A1" office:value-type="string">
            <text:p text:style-name="P25"><text:span text:style-name="Commodore_20_text_20_-_20_ryan">bu</text:span></text:p>
          </table:table-cell>
          <table:table-cell table:style-name="Table38.A1" office:value-type="string">
            <text:p text:style-name="P13">Total number of CBM blocks uploaded by user online.</text:p>
          </table:table-cell>
        </table:table-row>
        <table:table-row table:style-name="Table38.1">
          <table:table-cell table:style-name="Table38.A1" office:value-type="string">
            <text:p text:style-name="P25"><text:span text:style-name="Commodore_20_text_20_-_20_ryan">ca</text:span></text:p>
          </table:table-cell>
          <table:table-cell table:style-name="Table38.A1" office:value-type="string">
            <text:p text:style-name="P13">Total number of calls since system start.</text:p>
          </table:table-cell>
        </table:table-row>
        <table:table-row table:style-name="Table38.1">
          <table:table-cell table:style-name="Table38.A1" office:value-type="string">
            <text:p text:style-name="P25"><text:span text:style-name="Commodore_20_text_20_-_20_ryan">cn</text:span></text:p>
          </table:table-cell>
          <table:table-cell table:style-name="Table38.A1" office:value-type="string">
            <text:p text:style-name="P13">Total number of calls since last reboot.</text:p>
          </table:table-cell>
        </table:table-row>
        <table:table-row table:style-name="Table38.1">
          <table:table-cell table:style-name="Table38.A1" office:value-type="string">
            <text:p text:style-name="P25"><text:span text:style-name="Commodore_20_text_20_-_20_ryan">cr</text:span></text:p>
          </table:table-cell>
          <table:table-cell table:style-name="Table38.A1" office:value-type="string">
            <text:p text:style-name="P13">Total credit points of user online.</text:p>
          </table:table-cell>
        </table:table-row>
        <table:table-row table:style-name="Table38.1">
          <table:table-cell table:style-name="Table38.A1" office:value-type="string">
            <text:p text:style-name="P25"><text:span text:style-name="Commodore_20_text_20_-_20_ryan">dc</text:span></text:p>
          </table:table-cell>
          <table:table-cell table:style-name="Table38.A1" office:value-type="string">
            <text:p text:style-name="P13">Total number of files downloaded by user online.</text:p>
          </table:table-cell>
        </table:table-row>
        <table:table-row table:style-name="Table38.1">
          <table:table-cell table:style-name="Table38.A1" office:value-type="string">
            <text:p text:style-name="P25"><text:span text:style-name="Commodore_20_text_20_-_20_ryan">dr</text:span></text:p>
          </table:table-cell>
          <table:table-cell table:style-name="Table38.A1" office:value-type="string">
            <text:p text:style-name="P13">Currently active system device (1-6).</text:p>
          </table:table-cell>
        </table:table-row>
        <table:table-row table:style-name="Table38.1">
          <table:table-cell table:style-name="Table38.A1" office:value-type="string">
            <text:p text:style-name="P25"><text:span text:style-name="Commodore_20_text_20_-_20_ryan">el</text:span></text:p>
          </table:table-cell>
          <table:table-cell table:style-name="Table38.A1" office:value-type="string">
            <text:p text:style-name="P13">Reserved for future expansion.</text:p>
          </table:table-cell>
        </table:table-row>
        <text:soft-page-break/>
        <table:table-row table:style-name="Table38.1">
          <table:table-cell table:style-name="Table38.A1" office:value-type="string">
            <text:p text:style-name="P25"><text:span text:style-name="Commodore_20_text_20_-_20_ryan">em</text:span></text:p>
          </table:table-cell>
          <table:table-cell table:style-name="Table38.A1" office:value-type="string">
            <text:p text:style-name="P13">Expert mode flag.</text:p>
          </table:table-cell>
        </table:table-row>
        <table:table-row table:style-name="Table38.1">
          <table:table-cell table:style-name="Table38.A1" office:value-type="string">
            <text:p text:style-name="P25"><text:span text:style-name="Commodore_20_text_20_-_20_ryan">f1</text:span></text:p>
          </table:table-cell>
          <table:table-cell table:style-name="Table38.A1" office:value-type="string">
            <text:p text:style-name="P13">System flag.</text:p>
          </table:table-cell>
        </table:table-row>
        <table:table-row table:style-name="Table38.1">
          <table:table-cell table:style-name="Table38.A1" office:value-type="string">
            <text:p text:style-name="P25"><text:span text:style-name="Commodore_20_text_20_-_20_ryan">f2</text:span></text:p>
          </table:table-cell>
          <table:table-cell table:style-name="Table38.A1" office:value-type="string">
            <text:p text:style-name="P13">System flag.</text:p>
          </table:table-cell>
        </table:table-row>
        <table:table-row table:style-name="Table38.1">
          <table:table-cell table:style-name="Table38.A1" office:value-type="string">
            <text:p text:style-name="P25"><text:span text:style-name="Commodore_20_text_20_-_20_ryan">f3</text:span></text:p>
          </table:table-cell>
          <table:table-cell table:style-name="Table38.A1" office:value-type="string">
            <text:p text:style-name="P13">System flag.</text:p>
          </table:table-cell>
        </table:table-row>
        <table:table-row table:style-name="Table38.1">
          <table:table-cell table:style-name="Table38.A1" office:value-type="string">
            <text:p text:style-name="P25"><text:span text:style-name="Commodore_20_text_20_-_20_ryan">f4</text:span></text:p>
          </table:table-cell>
          <table:table-cell table:style-name="Table38.A1" office:value-type="string">
            <text:p text:style-name="P13">System flag.</text:p>
          </table:table-cell>
        </table:table-row>
        <table:table-row table:style-name="Table38.1">
          <table:table-cell table:style-name="Table38.A1" office:value-type="string">
            <text:p text:style-name="P25"><text:span text:style-name="Commodore_20_text_20_-_20_ryan">id</text:span></text:p>
          </table:table-cell>
          <table:table-cell table:style-name="Table38.A1" office:value-type="string">
            <text:p text:style-name="P13">ID number of user online.</text:p>
          </table:table-cell>
        </table:table-row>
        <table:table-row table:style-name="Table38.1">
          <table:table-cell table:style-name="Table38.A1" office:value-type="string">
            <text:p text:style-name="P25"><text:span text:style-name="Commodore_20_text_20_-_20_ryan">i1</text:span></text:p>
          </table:table-cell>
          <table:table-cell table:style-name="Table38.A1" office:value-type="string">
            <text:p text:style-name="P13">Next available user account.</text:p>
          </table:table-cell>
        </table:table-row>
        <table:table-row table:style-name="Table38.1">
          <table:table-cell table:style-name="Table38.A1" office:value-type="string">
            <text:p text:style-name="P25"><text:span text:style-name="Commodore_20_text_20_-_20_ryan">i2</text:span></text:p>
          </table:table-cell>
          <table:table-cell table:style-name="Table38.A1" office:value-type="string">
            <text:p text:style-name="P13">Flag for reserved system.</text:p>
          </table:table-cell>
        </table:table-row>
        <table:table-row table:style-name="Table38.1">
          <table:table-cell table:style-name="Table38.A1" office:value-type="string">
            <text:p text:style-name="P25"><text:span text:style-name="Commodore_20_text_20_-_20_ryan">i3</text:span></text:p>
          </table:table-cell>
          <table:table-cell table:style-name="Table38.A1" office:value-type="string">
            <text:p text:style-name="P13">Flag for reserved system.</text:p>
          </table:table-cell>
        </table:table-row>
        <table:table-row table:style-name="Table38.1">
          <table:table-cell table:style-name="Table38.A1" office:value-type="string">
            <text:p text:style-name="P25"><text:span text:style-name="Commodore_20_text_20_-_20_ryan">lc</text:span></text:p>
          </table:table-cell>
          <table:table-cell table:style-name="Table38.A1" office:value-type="string">
            <text:p text:style-name="P13">Flag for active subsystem menu.</text:p>
          </table:table-cell>
        </table:table-row>
        <table:table-row table:style-name="Table38.1">
          <table:table-cell table:style-name="Table38.A1" office:value-type="string">
            <text:p text:style-name="P13"><text:span text:style-name="Commodore_20_text_20_-_20_ryan"><office:annotation><dc:date>2012-03-07T16:23:00</dc:date><text:p>Ryan Sherwood:</text:p><text:p>Riktronics BBS had a problem with the # of lines resetting after playing a game. This was probably getting stomped on. Must remind him.</text:p></office:annotation></text:span><text:span text:style-name="Commodore_20_text_20_-_20_ryan"><office:annotation><dc:date>2012-03-07T16:23:00</dc:date><text:p>Ryan Sherwood:</text:p><text:p>(fixme: what does this do?) allows uppercase?</text:p></office:annotation></text:span><text:span text:style-name="Commodore_20_text_20_-_20_ryan">le</text:span></text:p>
          </table:table-cell>
          <table:table-cell table:style-name="Table38.A1" office:value-type="string">
            <text:p text:style-name="P13">Editor lines allowed for user online.</text:p>
          </table:table-cell>
        </table:table-row>
        <table:table-row table:style-name="Table38.1">
          <table:table-cell table:style-name="Table38.A1" office:value-type="string">
            <text:p text:style-name="P25"><text:span text:style-name="Commodore_20_text_20_-_20_ryan">lf</text:span></text:p>
          </table:table-cell>
          <table:table-cell table:style-name="Table38.A1" office:value-type="string">
            <text:p text:style-name="P13">Linefeed flag.</text:p>
          </table:table-cell>
        </table:table-row>
        <table:table-row table:style-name="Table38.1">
          <table:table-cell table:style-name="Table38.A1" office:value-type="string">
            <text:p text:style-name="P25"><text:span text:style-name="Commodore_20_text_20_-_20_ryan">lp</text:span></text:p>
          </table:table-cell>
          <table:table-cell table:style-name="Table38.A1" office:value-type="string">
            <text:p text:style-name="P13">Output control flag. (fixme: what does this do?)</text:p>
          </table:table-cell>
        </table:table-row>
        <table:table-row table:style-name="Table38.1">
          <table:table-cell table:style-name="Table38.A1" office:value-type="string">
            <text:p text:style-name="P25"><text:span text:style-name="Commodore_20_text_20_-_20_ryan">mf</text:span></text:p>
          </table:table-cell>
          <table:table-cell table:style-name="Table38.A1" office:value-type="string">
            <text:p text:style-name="P13">Reserved for ML use.</text:p>
          </table:table-cell>
        </table:table-row>
        <table:table-row table:style-name="Table38.1">
          <table:table-cell table:style-name="Table38.A1" office:value-type="string">
            <text:p text:style-name="P25"><text:span text:style-name="Commodore_20_text_20_-_20_ryan">nl</text:span></text:p>
          </table:table-cell>
          <table:table-cell table:style-name="Table38.A1" office:value-type="string">
            <text:p text:style-name="P13">C/G mode flag.</text:p>
          </table:table-cell>
        </table:table-row>
        <table:table-row table:style-name="Table38.1">
          <table:table-cell table:style-name="Table38.A1" office:value-type="string">
            <text:p text:style-name="P25"><text:span text:style-name="Commodore_20_text_20_-_20_ryan">nm</text:span></text:p>
          </table:table-cell>
          <table:table-cell table:style-name="Table38.A1" office:value-type="string">
            <text:p text:style-name="P13">Network flag.</text:p>
          </table:table-cell>
        </table:table-row>
        <table:table-row table:style-name="Table38.1">
          <table:table-cell table:style-name="Table38.A1" office:value-type="string">
            <text:p text:style-name="P25"><text:span text:style-name="Commodore_20_text_20_-_20_ryan">pl </text:span></text:p>
          </table:table-cell>
          <table:table-cell table:style-name="Table38.A1" office:value-type="string">
            <text:p text:style-name="P13">Input control flag.</text:p>
          </table:table-cell>
        </table:table-row>
        <table:table-row table:style-name="Table38.1">
          <table:table-cell table:style-name="Table38.A1" office:value-type="string">
            <text:p text:style-name="P25"><text:span text:style-name="Commodore_20_text_20_-_20_ryan">pm</text:span></text:p>
          </table:table-cell>
          <table:table-cell table:style-name="Table38.A1" office:value-type="string">
            <text:p text:style-name="P13">Prompt mode flag.</text:p>
          </table:table-cell>
        </table:table-row>
        <table:table-row table:style-name="Table38.1">
          <table:table-cell table:style-name="Table38.A1" office:value-type="string">
            <text:p text:style-name="P25"><text:span text:style-name="Commodore_20_text_20_-_20_ryan">pr</text:span></text:p>
          </table:table-cell>
          <table:table-cell table:style-name="Table38.A1" office:value-type="string">
            <text:p text:style-name="P13">Active ML protocol in memory.</text:p>
          </table:table-cell>
        </table:table-row>
        <table:table-row table:style-name="Table38.1">
          <table:table-cell table:style-name="Table38.A1" office:value-type="string">
            <text:p text:style-name="P25"><text:span text:style-name="Commodore_20_text_20_-_20_ryan">ps</text:span></text:p>
          </table:table-cell>
          <table:table-cell table:style-name="Table38.A1" office:value-type="string">
            <text:p text:style-name="P13">Total posts by user online.</text:p>
          </table:table-cell>
        </table:table-row>
        <table:table-row table:style-name="Table38.1">
          <table:table-cell table:style-name="Table38.A1" office:value-type="string">
            <text:p text:style-name="P25"><text:span text:style-name="Commodore_20_text_20_-_20_ryan">qb</text:span></text:p>
          </table:table-cell>
          <table:table-cell table:style-name="Table38.A1" office:value-type="string">
            <text:p text:style-name="P13">Modem speed (BPS rate: "current baud").</text:p>
          </table:table-cell>
        </table:table-row>
        <table:table-row table:style-name="Table38.1">
          <table:table-cell table:style-name="Table38.A1" office:value-type="string">
            <text:p text:style-name="P25"><text:span text:style-name="Commodore_20_text_20_-_20_ryan">qe</text:span></text:p>
          </table:table-cell>
          <table:table-cell table:style-name="Table38.A1" office:value-type="string">
            <text:p text:style-name="P13">Reserved for ML use.</text:p>
          </table:table-cell>
        </table:table-row>
        <table:table-row table:style-name="Table38.1">
          <table:table-cell table:style-name="Table38.A1" office:value-type="string">
            <text:p text:style-name="P25"><text:span text:style-name="Commodore_20_text_20_-_20_ryan">rc</text:span></text:p>
          </table:table-cell>
          <table:table-cell table:style-name="Table38.A1" office:value-type="string">
            <text:p text:style-name="P13">Abort flag.</text:p>
          </table:table-cell>
        </table:table-row>
        <table:table-row table:style-name="Table38.1">
          <table:table-cell table:style-name="Table38.A1" office:value-type="string">
            <text:p text:style-name="P25"><text:span text:style-name="Commodore_20_text_20_-_20_ryan">rq</text:span></text:p>
          </table:table-cell>
          <table:table-cell table:style-name="Table38.A1" office:value-type="string">
            <text:p text:style-name="P13">Reserved for ML use.</text:p>
          </table:table-cell>
        </table:table-row>
        <table:table-row table:style-name="Table38.1">
          <table:table-cell table:style-name="Table38.A1" office:value-type="string">
            <text:p text:style-name="P25"><text:span text:style-name="Commodore_20_text_20_-_20_ryan">sh</text:span></text:p>
          </table:table-cell>
          <table:table-cell table:style-name="Table38.A1" office:value-type="string">
            <text:p text:style-name="P13">Checks whether spacebar hit (0=no, 1=yes).</text:p>
          </table:table-cell>
        </table:table-row>
        <table:table-row table:style-name="Table38.1">
          <table:table-cell table:style-name="Table38.A1" office:value-type="string">
            <text:p text:style-name="P25"><text:span text:style-name="Commodore_20_text_20_-_20_ryan">sr</text:span></text:p>
          </table:table-cell>
          <table:table-cell table:style-name="Table38.A1" office:value-type="string">
            <text:p text:style-name="P13">Reserved for ML use (usually current logical file number).</text:p>
          </table:table-cell>
        </table:table-row>
        <table:table-row table:style-name="Table38.1">
          <table:table-cell table:style-name="Table38.A1" office:value-type="string">
            <text:p text:style-name="P25"><text:span text:style-name="Commodore_20_text_20_-_20_ryan">st</text:span></text:p>
          </table:table-cell>
          <table:table-cell table:style-name="Table38.A1" office:value-type="string">
            <text:p text:style-name="P13">Commodore BASIC reserved variable; I/O status.</text:p>
          </table:table-cell>
        </table:table-row>
        <table:table-row table:style-name="Table38.1">
          <table:table-cell table:style-name="Table38.A1" office:value-type="string">
            <text:p text:style-name="P25"><text:span text:style-name="Commodore_20_text_20_-_20_ryan">uc</text:span></text:p>
          </table:table-cell>
          <table:table-cell table:style-name="Table38.A1" office:value-type="string">
            <text:p text:style-name="P13">Total files uploaded by user online.</text:p>
          </table:table-cell>
        </table:table-row>
        <table:table-row table:style-name="Table38.1">
          <table:table-cell table:style-name="Table38.A1" office:value-type="string">
            <text:p text:style-name="P25"><text:span text:style-name="Commodore_20_text_20_-_20_ryan">uh</text:span></text:p>
          </table:table-cell>
          <table:table-cell table:style-name="Table38.A1" office:value-type="string">
            <text:p text:style-name="P13">Number of active user accounts.</text:p>
          </table:table-cell>
        </table:table-row>
        <table:table-row table:style-name="Table38.1">
          <table:table-cell table:style-name="Table38.A1" office:value-type="string">
            <text:p text:style-name="P25"><text:span text:style-name="Commodore_20_text_20_-_20_ryan">ul</text:span></text:p>
          </table:table-cell>
          <table:table-cell table:style-name="Table38.A1" office:value-type="string">
            <text:p text:style-name="P13">Upper/lowercase flag (default protocol for <office:annotation><dc:creator>Ryan Sherwood</dc:creator><dc:date>2012-03-07T22:38:00</dc:date><text:p>, fixme in programmer's ref guide: was LF</text:p></office:annotation>TurboRel subs).</text:p>
          </table:table-cell>
        </table:table-row>
        <table:table-row table:style-name="Table38.1">
          <table:table-cell table:style-name="Table38.A1" office:value-type="string">
            <text:p text:style-name="P25"><text:span text:style-name="Commodore_20_text_20_-_20_ryan">ur</text:span></text:p>
          </table:table-cell>
          <table:table-cell table:style-name="Table38.A1" office:value-type="string">
            <text:p text:style-name="P56">Highest user ID +1.</text:p>
          </table:table-cell>
        </table:table-row>
      </table:table>
      <text:p text:style-name="Caption"><text:bookmark text:name="h.9lyjk7qbsigx"/><text:bookmark-start text:name="_Toc318927407"/>Table <text:sequence text:ref-name="refTable34" text:name="Table" text:formula="ooow:Table+1" style:num-format="1">32</text:sequence>: Reserved floating point variables<text:bookmark-end text:name="_Toc318927407"/></text:p>
      <text:h text:style-name="Heading_20_2" text:outline-level="2"><text:bookmark-start text:name="__RefHeading__14016_483017182"/><text:bookmark-start text:name="_Toc318927366"/>Arrays<text:bookmark-end text:name="__RefHeading__14016_483017182"/><text:bookmark-end text:name="_Toc318927366"/></text:h>
      <text:p text:style-name="Standard">The following arrays are dimensioned by the BBS.  Most can be used for your own programs, except where noted.</text:p>
      <text:p text:style-name="Standard"/>
      <table:table table:name="Table39" table:style-name="Table39">
        <table:table-column table:style-name="Table39.A"/>
        <table:table-column table:style-name="Table39.B"/>
        <text:soft-page-break/>
        <table:table-row table:style-name="Table39.1">
          <table:table-cell table:style-name="Table39.A1" office:value-type="string">
            <text:p text:style-name="P25"><text:span text:style-name="Commodore_20_text_20_-_20_ryan">ac%(31)</text:span></text:p>
          </table:table-cell>
          <table:table-cell table:style-name="Table39.A1" office:value-type="string">
            <text:p text:style-name="P13">Can be used for any plus file outside of UD/UX/SB.</text:p>
          </table:table-cell>
        </table:table-row>
        <table:table-row table:style-name="Table39.1">
          <table:table-cell table:style-name="Table39.A1" office:value-type="string">
            <text:p text:style-name="P25"><text:span text:style-name="Commodore_20_text_20_-_20_ryan">bf(x,y)</text:span></text:p>
          </table:table-cell>
          <table:table-cell table:style-name="Table39.A1" office:value-type="string">
            <text:p text:style-name="P13">Blocks free on system drives.  Should never be used.</text:p>
          </table:table-cell>
        </table:table-row>
        <table:table-row table:style-name="Table39.1">
          <table:table-cell table:style-name="Table39.A1" office:value-type="string">
            <text:p text:style-name="P25"><text:span text:style-name="Commodore_20_text_20_-_20_ryan">co$(9)</text:span></text:p>
          </table:table-cell>
          <table:table-cell table:style-name="Table39.A1" office:value-type="string">
            <text:p text:style-name="P13">Text for computer types supported.  Should never be used.</text:p>
          </table:table-cell>
        </table:table-row>
        <table:table-row table:style-name="Table39.1">
          <table:table-cell table:style-name="Table39.A1" office:value-type="string">
            <text:p text:style-name="P25"><text:span text:style-name="Commodore_20_text_20_-_20_ryan">dv%(x)</text:span></text:p>
          </table:table-cell>
          <table:table-cell table:style-name="Table39.A1" office:value-type="string">
            <text:p text:style-name="P13">Device numbers for system drives.  Should never be used.</text:p>
          </table:table-cell>
        </table:table-row>
        <table:table-row table:style-name="Table39.1">
          <table:table-cell table:style-name="Table39.A1" office:value-type="string">
            <text:p text:style-name="P25"><text:span text:style-name="Commodore_20_text_20_-_20_ryan">fl$(9)</text:span></text:p>
          </table:table-cell>
          <table:table-cell table:style-name="Table39.A1" office:value-type="string">
            <text:p text:style-name="P13">Default flags for access groups 0-9.  Should never be used.</text:p>
          </table:table-cell>
        </table:table-row>
        <table:table-row table:style-name="Table39.1">
          <table:table-cell table:style-name="Table39.A1" office:value-type="string">
            <text:p text:style-name="P25"><text:span text:style-name="Commodore_20_text_20_-_20_ryan">so%(31)</text:span></text:p>
          </table:table-cell>
          <table:table-cell table:style-name="Table39.A1" office:value-type="string">
            <text:p text:style-name="P13">Can be used for any plus file outside of UD, UX, SB.</text:p>
          </table:table-cell>
        </table:table-row>
        <table:table-row table:style-name="Table39.1">
          <table:table-cell table:style-name="Table39.A1" office:value-type="string">
            <text:p text:style-name="P25"><text:span text:style-name="Commodore_20_text_20_-_20_ryan">st(60)</text:span></text:p>
          </table:table-cell>
          <table:table-cell table:style-name="Table39.A1" office:value-type="string">
            <text:p text:style-name="P13">Status.  Should never be used.</text:p>
          </table:table-cell>
        </table:table-row>
        <table:table-row table:style-name="Table39.1">
          <table:table-cell table:style-name="Table39.A1" office:value-type="string">
            <text:p text:style-name="P25"><text:span text:style-name="Commodore_20_text_20_-_20_ryan">tt$(254)</text:span></text:p>
          </table:table-cell>
          <table:table-cell table:style-name="Table39.A1" office:value-type="string">
            <text:p text:style-name="P56">Can be used anywhere that does not use the editor.</text:p>
          </table:table-cell>
        </table:table-row>
      </table:table>
      <text:p text:style-name="Caption">Table <text:sequence text:ref-name="refTable35" text:name="Table" text:formula="ooow:Table+1" style:num-format="1">33</text:sequence>: Reserved Arrays</text:p>
      <text:p text:style-name="Standard"><text:bookmark text:name="_Toc318927408"/></text:p>
      <text:p text:style-name="Standard"/>
      <text:p text:style-name="Standard">(from programmer’s ref guide)</text:p>
      <text:p text:style-name="Standard">   AC% User's current access level</text:p>
      <text:p text:style-name="Standard">   AC%(</text:p>
      <text:p text:style-name="Standard">   AG$ Access group name</text:p>
      <text:p text:style-name="Standard">   AK$ "Line divider;" space, LL%-2 "-"'s, RETURN character</text:p>
      <text:p text:style-name="Standard">   AN$ Last user input</text:p>
      <text:p text:style-name="Standard">   AO% User's old access level (used in access level change situations)</text:p>
      <text:h text:style-name="P263" text:outline-level="1"><text:bookmark-start text:name="__RefHeading__14018_483017182"/>   BD<text:bookmark-end text:name="__RefHeading__14018_483017182"/></text:h>
      <text:h text:style-name="P263" text:outline-level="1"><text:bookmark-start text:name="__RefHeading__14020_483017182"/>   BF( Number of blocks free on the six system disks<text:bookmark-end text:name="__RefHeading__14020_483017182"/></text:h>
      <text:p text:style-name="Standard">   BN$ BBS name</text:p>
      <text:p text:style-name="Standard">   BU</text:p>
      <text:p text:style-name="Standard">   CL$ I think this is C1$ instead; "Entering chat" message</text:p>
      <text:p text:style-name="Standard">   C2$ "Exiting chat" message</text:p>
      <text:p text:style-name="Standard">   C3$ "Returning to editor" message (fixme: pretty sure anyway)</text:p>
      <text:h text:style-name="P263" text:outline-level="1"><text:bookmark-start text:name="__RefHeading__14022_483017182"/>   CA<text:bookmark-end text:name="__RefHeading__14022_483017182"/></text:h>
      <text:h text:style-name="P263" text:outline-level="1"><text:bookmark-start text:name="__RefHeading__14024_483017182"/>   CC$ 2-character BBS identifier<text:bookmark-end text:name="__RefHeading__14024_483017182"/></text:h>
      <text:p text:style-name="Standard">   CM$ Displayed in the "Area" section [when the top screen mask is enabled]</text:p>
      <text:h text:style-name="P263" text:outline-level="1"><text:bookmark-start text:name="__RefHeading__14026_483017182"/>   CN<text:bookmark-end text:name="__RefHeading__14026_483017182"/></text:h>
      <text:h text:style-name="P263" text:outline-level="1"><text:bookmark-start text:name="__RefHeading__14028_483017182"/>   CO$( User's computer type name array<text:bookmark-end text:name="__RefHeading__14028_483017182"/></text:h>
      <text:p text:style-name="Standard">   CO% User's computer type number array</text:p>
      <text:p text:style-name="Standard">   CR</text:p>
      <text:p text:style-name="Standard">   CT</text:p>
      <text:p text:style-name="Standard">   CT% BBS calls today?</text:p>
      <text:p text:style-name="Standard">D1$ 11-digit current date/time</text:p>
      <text:p text:style-name="Standard">   DL$ Again, D1$? bad ocr?</text:p>
      <text:p text:style-name="Standard">   DL% Again, D1%? bad ocr?</text:p>
      <text:h text:style-name="P263" text:outline-level="1"><text:bookmark-start text:name="__RefHeading__14030_483017182"/>   D2$<text:bookmark-end text:name="__RefHeading__14030_483017182"/></text:h>
      <text:h text:style-name="P263" text:outline-level="1"><text:bookmark-start text:name="__RefHeading__14032_483017182"/>   D2%<text:bookmark-end text:name="__RefHeading__14032_483017182"/></text:h>
      <text:p text:style-name="Standard">   D3$ Last user on BBS</text:p>
      <text:p text:style-name="Standard">   D4$ Current ML protocol</text:p>
      <text:p text:style-name="Standard">   D5$ True last call (date? fixme: more info)</text:p>
      <text:h text:style-name="P263" text:outline-level="1"><text:bookmark-start text:name="__RefHeading__14034_483017182"/>   D6$<text:bookmark-end text:name="__RefHeading__14034_483017182"/></text:h>
      <text:h text:style-name="P294" text:outline-level="1"><text:bookmark-start text:name="__RefHeading__14036_483017182"/>   DA%<text:bookmark-end text:name="__RefHeading__14036_483017182"/></text:h>
      <text:p text:style-name="Standard">   DC</text:p>
      <text:p text:style-name="Standard">   DC%</text:p>
      <text:p text:style-name="Standard">   DD$</text:p>
      <text:p text:style-name="Standard">   DR Set 1-6 to designate system drive #</text:p>
      <text:p text:style-name="Standard">   DR$</text:p>
      <text:p text:style-name="Standard">   DV%</text:p>
      <text:p text:style-name="Standard"><text:soft-page-break/>   DV%(</text:p>
      <text:p text:style-name="Standard">   EL</text:p>
      <text:p text:style-name="Standard">   EM User's expert mode: 0=off, 1=on</text:p>
      <text:p text:style-name="Standard">   F1</text:p>
      <text:p text:style-name="Standard">   F2</text:p>
      <text:p text:style-name="Standard">   F3</text:p>
      <text:p text:style-name="Standard">   FF$ User's real first name</text:p>
      <text:p text:style-name="Standard">   FL</text:p>
      <text:p text:style-name="Standard">   FL$</text:p>
      <text:p text:style-name="Standard">   F1$(</text:p>
      <text:p text:style-name="Standard">   GS</text:p>
      <text:p text:style-name="Standard">   I1$</text:p>
      <text:p text:style-name="Standard">   I2$</text:p>
      <text:p text:style-name="Standard">   I3$</text:p>
      <text:p text:style-name="Standard">   ID User's ID number</text:p>
      <text:p text:style-name="Standard">   KK Lines of text in BBS editor; if 0, aborted or time limit expired</text:p>
      <text:p text:style-name="Standard">   L1</text:p>
      <text:p text:style-name="Standard">   LC</text:p>
      <text:p text:style-name="Standard">LD$ User's last call date (11 digits, like D1$)</text:p>
      <text:h text:style-name="P263" text:outline-level="1"><text:bookmark-start text:name="__RefHeading__14038_483017182"/>   LE<text:bookmark-end text:name="__RefHeading__14038_483017182"/></text:h>
      <text:h text:style-name="P263" text:outline-level="1"><text:bookmark-start text:name="__RefHeading__14040_483017182"/>   LF User's linefeed flag?<text:bookmark-end text:name="__RefHeading__14040_483017182"/></text:h>
      <text:p text:style-name="Standard">   LL$ User's last name</text:p>
      <text:p text:style-name="Standard">   LL% User's line length</text:p>
      <text:p text:style-name="Standard">   LP</text:p>
      <text:p text:style-name="Standard">   LT$</text:p>
      <text:p text:style-name="Standard">   MF 11-digit date format of user's last call</text:p>
      <text:p text:style-name="Standard">   MW</text:p>
      <text:p text:style-name="Standard">   NA$ User's handle</text:p>
      <text:p text:style-name="Standard">   NC</text:p>
      <text:p text:style-name="Standard">   ND</text:p>
      <text:p text:style-name="Standard">   NL User's current graphics mode: 0=ASCII, 1=Commodore C/G</text:p>
      <text:p text:style-name="Standard">   NL$ CHR$(0), a null character</text:p>
      <text:p text:style-name="Standard">   NP</text:p>
      <text:p text:style-name="Standard">   NR</text:p>
      <text:p text:style-name="Standard">   NV</text:p>
      <text:p text:style-name="Standard">   OC$</text:p>
      <text:p text:style-name="Standard">   P$</text:p>
      <text:p text:style-name="Standard">   PL% P1%?</text:p>
      <text:h text:style-name="P263" text:outline-level="1"><text:bookmark-start text:name="__RefHeading__14042_483017182"/>   P2%<text:bookmark-end text:name="__RefHeading__14042_483017182"/></text:h>
      <text:h text:style-name="P263" text:outline-level="1"><text:bookmark-start text:name="__RefHeading__14044_483017182"/>   P3%<text:bookmark-end text:name="__RefHeading__14044_483017182"/></text:h>
      <text:p text:style-name="Standard">   PH$ User's phone number</text:p>
      <text:p text:style-name="Standard">   PL</text:p>
      <text:h text:style-name="P263" text:outline-level="1"><text:bookmark-start text:name="__RefHeading__14046_483017182"/>   PM<text:bookmark-end text:name="__RefHeading__14046_483017182"/></text:h>
      <text:p text:style-name="Standard">   PO$ Main prompt string</text:p>
      <text:p text:style-name="Standard">   PP$</text:p>
      <text:p text:style-name="Standard">   PQ</text:p>
      <text:p text:style-name="Standard">   PR</text:p>
      <text:p text:style-name="Standard">   PR$</text:p>
      <text:p text:style-name="Standard">   PS # of posts?</text:p>
      <text:p text:style-name="Standard">   PT% Probably a prime time flag</text:p>
      <text:p text:style-name="Standard">   PU$</text:p>
      <text:p text:style-name="Standard">   PW$ some password</text:p>
      <text:p text:style-name="Standard">   QB bits per second rate ("current baud")</text:p>
      <text:h text:style-name="P263" text:outline-level="1"><text:bookmark-start text:name="__RefHeading__14048_483017182"/>   QE<text:bookmark-end text:name="__RefHeading__14048_483017182"/></text:h>
      <text:h text:style-name="P263" text:outline-level="1"><text:bookmark-start text:name="__RefHeading__14050_483017182"/>   QT$ CHR$(34), a quote character<text:bookmark-end text:name="__RefHeading__14050_483017182"/></text:h>
      <text:p text:style-name="Standard"><text:soft-page-break/>   R$ CHR$(13), a RETURN character</text:p>
      <text:p text:style-name="Standard">   RC </text:p>
      <text:p text:style-name="Standard">   RN$  User's real name (FF$ + " " + LL$)</text:p>
      <text:p text:style-name="Standard">   RP   # of responses</text:p>
      <text:p text:style-name="Standard">   RQ </text:p>
      <text:p text:style-name="Standard">   RS </text:p>
      <text:p text:style-name="Standard">   SH   Updated by ML routines; "spacebar hit": 0=no, 1=yes</text:p>
      <text:p text:style-name="Standard">   SO%( Subop array, used in SB, UD, UX subsystems</text:p>
      <text:p text:style-name="Standard">   SR Logical file number in certain routines</text:p>
      <text:p text:style-name="Standard">   ST   Commodore BASIC reserved variable; serial status</text:p>
      <text:p text:style-name="Standard">   ST(</text:p>
      <text:p text:style-name="Standard">   SY$</text:p>
      <text:p text:style-name="Standard">   T1 </text:p>
      <text:p text:style-name="Standard">   TC%  Total calls to system (grand total?)</text:p>
      <text:h text:style-name="P263" text:outline-level="1"><text:bookmark-start text:name="__RefHeading__14052_483017182"/>   TF <text:bookmark-end text:name="__RefHeading__14052_483017182"/></text:h>
      <text:p text:style-name="Standard">   TI   Commodore BASIC reserved variable; jiffy clock</text:p>
      <text:p text:style-name="Standard">   TI$  Commodore BASIC reserved variable; 24-hour clock</text:p>
      <text:p text:style-name="Standard">   TR%  User's time remaining, in minutes</text:p>
      <text:p text:style-name="Standard">   TT$( Lines of text stored in editor</text:p>
      <text:p text:style-name="Standard">   U$ Stacked commands</text:p>
      <text:p text:style-name="Standard">   UC </text:p>
      <text:p text:style-name="Standard">   UH   Highest user account # in user file?</text:p>
      <text:h text:style-name="P263" text:outline-level="1"><text:bookmark-start text:name="__RefHeading__14054_483017182"/>   UL <text:bookmark-end text:name="__RefHeading__14054_483017182"/></text:h>
      <text:h text:style-name="P263" text:outline-level="1"><text:bookmark-start text:name="__RefHeading__14056_483017182"/>   UR <text:bookmark-end text:name="__RefHeading__14056_483017182"/></text:h>
      <text:p text:style-name="Standard">   X$</text:p>
      <text:h text:style-name="Heading_20_2" text:outline-level="2"><text:bookmark-start text:name="__RefHeading__14058_483017182"/><text:bookmark-start text:name="_Toc318927367"/>Image Output Routine<text:bookmark-end text:name="__RefHeading__14058_483017182"/><text:bookmark-end text:name="_Toc318927367"/></text:h>
      <text:p text:style-name="Text_20_body">In order to send text to the modem and screen (PRINT, for you BASIC people) as easily as possible, we have developed a routine that works very similar to the BASIC PRINT statement.  Used properly, this routine also eliminates much of the garbage collection that the C64 is notorious for.  Just as many are used to using the question mark as a shortcut to PRINT something in BASIC:</text:p>
      <text:p text:style-name="P193"><text:span text:style-name="Commodore_20_text_20_-_20_ryan">?"Hello There!"</text:span></text:p>
      <text:p text:style-name="Standard"/>
      <text:p text:style-name="P187">You may use the ampersand (<text:span text:style-name="Commodore_20_text_20_-_20_ryan">&amp;</text:span>), IMAGE's "print" character, to do the job:</text:p>
      <text:p text:style-name="P193"><text:span text:style-name="Commodore_20_text_20_-_20_ryan">&amp;"Hello There!"</text:span></text:p>
      <text:p text:style-name="Standard"/>
      <text:p text:style-name="P187"><text:tab/>will have the desired effect in the BBS environment!  Well, almost.  By default, Image displays the above like using PRINT with a semicolon on the end.  (That does not move down to the next line when finished PRINTing the current line.)  If you want a carriage return to separate lines, add one anywhere inside quotations by typing function key <text:span text:style-name="Keyboard_20_key_20_-_20_ryan">F6</text:span>, <text:span text:style-name="T74">which</text:span> displays <text:span text:style-name="Keyboard_20_key_20_-_20_ryan"><text:span text:style-name="T63">K</text:span></text:span>.</text:p>
      <text:p text:style-name="P104"><text:span text:style-name="Commodore_20_text_20_-_20_ryan">&amp;"Hello There!</text:span><text:span text:style-name="Keyboard_20_key_20_-_20_ryan"><text:span text:style-name="T63">K</text:span></text:span><text:span text:style-name="Commodore_20_text_20_-_20_ryan">"</text:span></text:p>
      <text:p text:style-name="Standard"/>
      <text:p text:style-name="Standard">You may also:</text:p>
      <text:p text:style-name="P76"/>
      <text:p text:style-name="P102"><text:soft-page-break/><text:span text:style-name="Commodore_20_text_20_-_20_ryan">&amp;an$</text:span><text:span text:style-name="T24"> or </text:span><text:span text:style-name="Commodore_20_text_20_-_20_ryan">&amp;tt$(x)</text:span><text:span text:style-name="T3"><text:tab/></text:span>(anything using a string variable)</text:p>
      <text:p text:style-name="Standard"/>
      <text:p text:style-name="P72">- BUT -</text:p>
      <text:p text:style-name="P76"/>
      <text:p text:style-name="P102"><text:span text:style-name="Commodore_20_text_20_-_20_ryan">&amp;str$(i)</text:span><text:span text:style-name="T3"><text:tab/><text:tab/></text:span>(numeric variable output is not supported yet.)</text:p>
      <text:p text:style-name="Standard"/>
      <text:p text:style-name="Standard">Some oddities in syntax:</text:p>
      <text:p text:style-name="Standard"/>
      <text:list xml:id="list6176850891711100708" text:style-name="L28">
        <text:list-item>
          <text:p text:style-name="P332">You must follow a <text:span text:style-name="Commodore_20_text_20_-_20_ryan">THEN</text:span> clause with a colon before using the ampersand.  In other words:</text:p>
        </text:list-item>
      </text:list>
      <text:p text:style-name="P102"><text:span text:style-name="Commodore_20_text_20_-_20_ryan">if b then &amp;"hello"<text:tab/></text:span><text:span text:style-name="Commodore_20_text_20_-_20_ryan"><text:span text:style-name="T74">(</text:span></text:span>will not work<text:span text:style-name="T74">)</text:span></text:p>
      <text:p text:style-name="P76"/>
      <text:p text:style-name="P102"><text:span text:style-name="Commodore_20_text_20_-_20_ryan">if b then:&amp;"hello"<text:tab/></text:span><text:span text:style-name="Commodore_20_text_20_-_20_ryan"><text:span text:style-name="T74">(</text:span></text:span>must be used instead<text:span text:style-name="T74">)</text:span></text:p>
      <text:p text:style-name="Standard"/>
      <text:list xml:id="list6582892904768216418" text:style-name="L29">
        <text:list-item>
          <text:p text:style-name="P295">If the ampersand is used all by itself:</text:p>
        </text:list-item>
      </text:list>
      <text:p text:style-name="P76"/>
      <text:p text:style-name="P102"><text:span text:style-name="Commodore_20_text_20_-_20_ryan">b=b+l:&amp;:if b then ...</text:span> <text:tab/>(<text:span text:style-name="Commodore_20_text_20_-_20_ryan">&amp;</text:span> outputs the contents of <text:span text:style-name="Commodore_20_text_20_-_20_ryan"><text:span text:style-name="T63">a</text:span></text:span><text:span text:style-name="Commodore_20_text_20_-_20_ryan">$</text:span>)</text:p>
      <text:h text:style-name="Heading_20_2" text:outline-level="2"><text:bookmark-start text:name="__RefHeading__14060_483017182"/><text:bookmark-start text:name="_Toc318927368"/><text:reference-mark-start text:name="Other &amp; Calls"/>Other &amp; Calls<text:bookmark-end text:name="__RefHeading__14060_483017182"/><text:bookmark-end text:name="_Toc318927368"/><text:reference-mark-end text:name="Other &amp; Calls"/></text:h>
      <text:p text:style-name="Text_20_body">The ampersand is also used with arguments to call all of the machine language routines in IMAGE BBS.  The table of arguments that are useful in BASIC and a brief description follow:</text:p>
      <table:table table:name="Table40" table:style-name="Table40">
        <table:table-column table:style-name="Table40.A"/>
        <table:table-column table:style-name="Table40.B"/>
        <table:table-column table:style-name="Table40.C"/>
        <table:table-header-rows>
          <table:table-row table:style-name="Table40.1">
            <table:table-cell table:style-name="Table40.A1" office:value-type="string">
              <text:p text:style-name="Table_20_Heading">Argument</text:p>
            </table:table-cell>
            <table:table-cell table:style-name="Table40.A1" office:value-type="string">
              <text:p text:style-name="Table_20_Heading">Description</text:p>
            </table:table-cell>
            <table:table-cell table:style-name="Table40.A1" office:value-type="string">
              <text:p text:style-name="Table_20_Heading">Variable(s) Used</text:p>
            </table:table-cell>
          </table:table-row>
        </table:table-header-rows>
        <table:table-row table:style-name="Table40.2">
          <table:table-cell table:style-name="Table40.A1" office:value-type="string">
            <text:p text:style-name="P37"><text:span text:style-name="Commodore_20_text_20_-_20_ryan">&amp; or &amp;,0</text:span></text:p>
          </table:table-cell>
          <table:table-cell table:style-name="Table40.A1" office:value-type="string">
            <text:p text:style-name="P14">output a$</text:p>
          </table:table-cell>
          <table:table-cell table:style-name="Table40.A1" office:value-type="string">
            <text:p text:style-name="P14"/>
          </table:table-cell>
        </table:table-row>
        <table:table-row table:style-name="Table40.3">
          <table:table-cell table:style-name="Table40.A1" office:value-type="string">
            <text:p text:style-name="P37"><text:span text:style-name="Commodore_20_text_20_-_20_ryan">&amp;,1</text:span></text:p>
          </table:table-cell>
          <table:table-cell table:style-name="Table40.A1" office:value-type="string">
            <text:p text:style-name="P14">input an$</text:p>
          </table:table-cell>
          <table:table-cell table:style-name="Table40.A1" office:value-type="string">
            <text:p text:style-name="P14"/>
          </table:table-cell>
        </table:table-row>
        <table:table-row table:style-name="Table40.4">
          <table:table-cell table:style-name="Table40.A1" office:value-type="string">
            <text:p text:style-name="P37"><text:span text:style-name="Commodore_20_text_20_-_20_ryan">&amp;,2,x</text:span></text:p>
          </table:table-cell>
          <table:table-cell table:style-name="Table40.A1" office:value-type="string">
            <text:p text:style-name="P14">input a$ from disk</text:p>
          </table:table-cell>
          <table:table-cell table:style-name="Table40.A1" office:value-type="string">
            <text:p text:style-name="P14">x=logical file #</text:p>
          </table:table-cell>
        </table:table-row>
        <table:table-row table:style-name="Table40.5">
          <table:table-cell table:style-name="Table40.A1" office:value-type="string">
            <text:p text:style-name="P37"><text:span text:style-name="Commodore_20_text_20_-_20_ryan">&amp;,3,x</text:span></text:p>
          </table:table-cell>
          <table:table-cell table:style-name="Table40.A1" office:value-type="string">
            <text:p text:style-name="P14">read file from disk</text:p>
          </table:table-cell>
          <table:table-cell table:style-name="Table40.A1" office:value-type="string">
            <text:p text:style-name="P14">x=logical file #</text:p>
          </table:table-cell>
        </table:table-row>
        <table:table-row table:style-name="Table40.6">
          <table:table-cell table:style-name="Table40.A1" office:value-type="string">
            <text:p text:style-name="P37"><text:span text:style-name="Commodore_20_text_20_-_20_ryan">&amp;,4</text:span></text:p>
          </table:table-cell>
          <table:table-cell table:style-name="Table40.A1" office:value-type="string">
            <text:p text:style-name="P14">get character from modem</text:p>
          </table:table-cell>
          <table:table-cell table:style-name="Table40.A1" office:value-type="string">
            <text:p text:style-name="P14">a$=character</text:p>
          </table:table-cell>
        </table:table-row>
        <table:table-row table:style-name="Table40.7">
          <table:table-cell table:style-name="Table40.A1" office:value-type="string">
            <text:p text:style-name="P37"><text:span text:style-name="Commodore_20_text_20_-_20_ryan">&amp;,5</text:span></text:p>
          </table:table-cell>
          <table:table-cell table:style-name="Table40.A1" office:value-type="string">
            <text:p text:style-name="P14">enter chat mode</text:p>
          </table:table-cell>
          <table:table-cell table:style-name="Table40.A1" office:value-type="string">
            <text:p text:style-name="P14"/>
          </table:table-cell>
        </table:table-row>
        <table:table-row table:style-name="Table40.8">
          <table:table-cell table:style-name="Table40.A1" office:value-type="string">
            <text:p text:style-name="P37"><text:span text:style-name="Commodore_20_text_20_-_20_ryan">&amp;,6</text:span></text:p>
          </table:table-cell>
          <table:table-cell table:style-name="Table40.A1" table:number-columns-spanned="2" office:value-type="string">
            <text:p text:style-name="P14">masked (password) input routine</text:p>
          </table:table-cell>
          <table:covered-table-cell/>
        </table:table-row>
        <table:table-row table:style-name="Table40.9">
          <table:table-cell table:style-name="Table40.A1" office:value-type="string">
            <text:p text:style-name="P37"><text:span text:style-name="Commodore_20_text_20_-_20_ryan">&amp;,7,x</text:span></text:p>
          </table:table-cell>
          <table:table-cell table:style-name="Table40.A1" office:value-type="string">
            <text:p text:style-name="P14">load plus file</text:p>
          </table:table-cell>
          <table:table-cell table:style-name="Table40.A1" office:value-type="string">
            <text:p text:style-name="P14">x=device#</text:p>
          </table:table-cell>
        </table:table-row>
        <table:table-row table:style-name="Table40.10">
          <table:table-cell table:style-name="Table40.A1" office:value-type="string">
            <text:p text:style-name="P37"><text:span text:style-name="Commodore_20_text_20_-_20_ryan">&amp;,8,x,y</text:span></text:p>
          </table:table-cell>
          <table:table-cell table:style-name="Table40.A1" office:value-type="string">
            <text:p text:style-name="P14">disk directory</text:p>
          </table:table-cell>
          <table:table-cell table:style-name="Table40.A1" office:value-type="string">
            <text:p text:style-name="P14">x=logical file #; y=1: 1 line, 0=entire directory</text:p>
          </table:table-cell>
        </table:table-row>
        <table:table-row table:style-name="Table40.11">
          <table:table-cell table:style-name="Table40.A1" office:value-type="string">
            <text:p text:style-name="P37"><text:span text:style-name="Commodore_20_text_20_-_20_ryan">&amp;,9</text:span></text:p>
          </table:table-cell>
          <table:table-cell table:style-name="Table40.A1" office:value-type="string">
            <text:p text:style-name="P14">print an$ at bottom of screen</text:p>
          </table:table-cell>
          <table:table-cell table:style-name="Table40.A1" office:value-type="string">
            <text:p text:style-name="P14"/>
          </table:table-cell>
        </table:table-row>
        <table:table-row table:style-name="Table40.12">
          <table:table-cell table:style-name="Table40.A1" office:value-type="string">
            <text:p text:style-name="P37"><text:span text:style-name="Commodore_20_text_20_-_20_ryan">&amp;,10</text:span></text:p>
          </table:table-cell>
          <table:table-cell table:style-name="Table40.A1" office:value-type="string">
            <text:p text:style-name="P14">enter terminal mode</text:p>
          </table:table-cell>
          <table:table-cell table:style-name="Table40.A1" office:value-type="string">
            <text:p text:style-name="P14"/>
          </table:table-cell>
        </table:table-row>
        <table:table-row table:style-name="Table40.13">
          <table:table-cell table:style-name="Table40.A1" office:value-type="string">
            <text:p text:style-name="P37"><text:span text:style-name="Commodore_20_text_20_-_20_ryan">&amp;,11,x</text:span></text:p>
          </table:table-cell>
          <table:table-cell table:style-name="Table40.A1" office:value-type="string">
            <text:p text:style-name="P14">clear array </text:p>
          </table:table-cell>
          <table:table-cell table:style-name="Table40.A1" office:value-type="string">
            <text:p text:style-name="P14">x=number of array in order of definition</text:p>
          </table:table-cell>
        </table:table-row>
        <text:soft-page-break/>
        <table:table-row table:style-name="Table40.14">
          <table:table-cell table:style-name="Table40.A1" office:value-type="string">
            <text:p text:style-name="P37"><text:span text:style-name="Commodore_20_text_20_-_20_ryan">&amp;,12,x</text:span></text:p>
          </table:table-cell>
          <table:table-cell table:style-name="Table40.A1" office:value-type="string">
            <text:p text:style-name="P14">non-abortable file read</text:p>
          </table:table-cell>
          <table:table-cell table:style-name="Table40.A1" office:value-type="string">
            <text:p text:style-name="P14">x=logical file #</text:p>
          </table:table-cell>
        </table:table-row>
        <table:table-row table:style-name="Table40.15">
          <table:table-cell table:style-name="Table40.A1" office:value-type="string">
            <text:p text:style-name="P37"><text:span text:style-name="Commodore_20_text_20_-_20_ryan">&amp;,13</text:span></text:p>
          </table:table-cell>
          <table:table-cell table:style-name="Table40.A1" office:value-type="string">
            <text:p text:style-name="P14">get char to an$</text:p>
          </table:table-cell>
          <table:table-cell table:style-name="Table40.A1" office:value-type="string">
            <text:p text:style-name="P14"/>
          </table:table-cell>
        </table:table-row>
        <table:table-row table:style-name="Table40.16">
          <table:table-cell table:style-name="Table40.A1" office:value-type="string">
            <text:p text:style-name="P37"><text:span text:style-name="Commodore_20_text_20_-_20_ryan">&amp;,14</text:span></text:p>
          </table:table-cell>
          <table:table-cell table:style-name="Table40.A1" office:value-type="string">
            <text:p text:style-name="P14">sound bell</text:p>
          </table:table-cell>
          <table:table-cell table:style-name="Table40.A1" office:value-type="string">
            <text:p text:style-name="P14"/>
          </table:table-cell>
        </table:table-row>
        <table:table-row table:style-name="Table40.17">
          <table:table-cell table:style-name="Table40.A1" office:value-type="string">
            <text:p text:style-name="P37"><text:span text:style-name="Commodore_20_text_20_-_20_ryan">&amp;,15</text:span></text:p>
          </table:table-cell>
          <table:table-cell table:style-name="Table40.A1" table:number-columns-spanned="2" office:value-type="string">
            <text:p text:style-name="P14">convert 11 digit date in an$ to English</text:p>
          </table:table-cell>
          <table:covered-table-cell/>
        </table:table-row>
        <table:table-row table:style-name="Table40.18">
          <table:table-cell table:style-name="Table40.A1" office:value-type="string">
            <text:p text:style-name="P38"><text:span text:style-name="Commodore_20_text_20_-_20_ryan">&amp;,16</text:span></text:p>
          </table:table-cell>
          <table:table-cell table:style-name="Table40.A1" table:number-columns-spanned="2" office:value-type="string">
            <text:p text:style-name="P39">Do a SYS 49152 (useful for calling protocols)</text:p>
          </table:table-cell>
          <table:covered-table-cell/>
        </table:table-row>
        <table:table-row table:style-name="Table40.19">
          <table:table-cell table:style-name="Table40.A1" office:value-type="string">
            <text:p text:style-name="P37"><text:span text:style-name="Commodore_20_text_20_-_20_ryan">&amp;,18,x</text:span></text:p>
          </table:table-cell>
          <table:table-cell table:style-name="Table40.A1" office:value-type="string">
            <text:p text:style-name="P14">load <office:annotation><dc:date>2012-03-07T16:23:00</dc:date><text:p>Ryan Sherwood:</text:p><text:p>Pretty sure this is toggle screen mask.</text:p></office:annotation>protocol file x=device #</text:p>
          </table:table-cell>
          <table:table-cell table:style-name="Table40.A1" office:value-type="string">
            <text:p text:style-name="P14"/>
          </table:table-cell>
        </table:table-row>
        <table:table-row table:style-name="Table40.20">
          <table:table-cell table:style-name="Table40.A1" office:value-type="string">
            <text:p text:style-name="P37"><text:span text:style-name="Commodore_20_text_20_-_20_ryan">&amp;,19</text:span></text:p>
          </table:table-cell>
          <table:table-cell table:style-name="Table40.A1" office:value-type="string">
            <text:p text:style-name="P14">display online top of screen</text:p>
          </table:table-cell>
          <table:table-cell table:style-name="Table40.A1" office:value-type="string">
            <text:p text:style-name="P14"/>
          </table:table-cell>
        </table:table-row>
        <table:table-row table:style-name="Table40.21">
          <table:table-cell table:style-name="Table40.A1" office:value-type="string">
            <text:p text:style-name="P37"><text:span text:style-name="Commodore_20_text_20_-_20_ryan">&amp;,20</text:span></text:p>
          </table:table-cell>
          <table:table-cell table:style-name="Table40.A1" office:value-type="string">
            <text:p text:style-name="P14">display offline top of screen</text:p>
          </table:table-cell>
          <table:table-cell table:style-name="Table40.A1" office:value-type="string">
            <text:p text:style-name="P14"/>
          </table:table-cell>
        </table:table-row>
        <table:table-row table:style-name="Table40.22">
          <table:table-cell table:style-name="Table40.A1" office:value-type="string">
            <text:p text:style-name="P37"><text:span text:style-name="Commodore_20_text_20_-_20_ryan">&amp;,21</text:span></text:p>
          </table:table-cell>
          <table:table-cell table:style-name="Table40.A1" office:value-type="string">
            <text:p text:style-name="P14">display bottom of screen</text:p>
          </table:table-cell>
          <table:table-cell table:style-name="Table40.A1" office:value-type="string">
            <text:p text:style-name="P14"/>
          </table:table-cell>
        </table:table-row>
        <table:table-row table:style-name="Table40.23">
          <table:table-cell table:style-name="Table40.A1" office:value-type="string">
            <text:p text:style-name="P37"><text:span text:style-name="Commodore_20_text_20_-_20_ryan">&amp;,22,</text:span><text:span text:style-name="Commodore_20_text_20_-_20_ryan"><text:span text:style-name="T9">x</text:span></text:span></text:p>
          </table:table-cell>
          <table:table-cell table:style-name="Table40.A1" office:value-type="string">
            <text:p text:style-name="P14">wait <text:span text:style-name="T9">x</text:span> tenths of a second</text:p>
          </table:table-cell>
          <table:table-cell table:style-name="Table40.A1" office:value-type="string">
            <text:p text:style-name="P14"/>
          </table:table-cell>
        </table:table-row>
        <table:table-row table:style-name="Table40.24">
          <table:table-cell table:style-name="Table40.A1" office:value-type="string">
            <text:p text:style-name="P37"><text:span text:style-name="Commodore_20_text_20_-_20_ryan">&amp;,25</text:span></text:p>
          </table:table-cell>
          <table:table-cell table:style-name="Table40.A1" office:value-type="string">
            <text:p text:style-name="P14">sound beep</text:p>
          </table:table-cell>
          <table:table-cell table:style-name="Table40.A1" office:value-type="string">
            <text:p text:style-name="P14"/>
          </table:table-cell>
        </table:table-row>
        <table:table-row table:style-name="Table40.25">
          <table:table-cell table:style-name="Table40.A1" office:value-type="string">
            <text:p text:style-name="P37"><text:span text:style-name="Commodore_20_text_20_-_20_ryan">&amp;,27</text:span></text:p>
          </table:table-cell>
          <table:table-cell table:style-name="Table40.A1" office:value-type="string">
            <text:p text:style-name="P14">save variable pointers</text:p>
          </table:table-cell>
          <table:table-cell table:style-name="Table40.A1" office:value-type="string">
            <text:p text:style-name="P14"/>
          </table:table-cell>
        </table:table-row>
        <table:table-row table:style-name="Table40.26">
          <table:table-cell table:style-name="Table40.A1" office:value-type="string">
            <text:p text:style-name="P37"><text:span text:style-name="Commodore_20_text_20_-_20_ryan">&amp;,28</text:span></text:p>
          </table:table-cell>
          <table:table-cell table:style-name="Table40.A1" office:value-type="string">
            <text:p text:style-name="P14">restore variable pointers</text:p>
          </table:table-cell>
          <table:table-cell table:style-name="Table40.A1" office:value-type="string">
            <text:p text:style-name="P14"/>
          </table:table-cell>
        </table:table-row>
        <table:table-row table:style-name="Table40.27">
          <table:table-cell table:style-name="Table40.A1" office:value-type="string">
            <text:p text:style-name="P37"><text:span text:style-name="Commodore_20_text_20_-_20_ryan">&amp;,37</text:span></text:p>
          </table:table-cell>
          <table:table-cell table:style-name="Table40.A1" office:value-type="string">
            <text:p text:style-name="P14">enable error trapping</text:p>
          </table:table-cell>
          <table:table-cell table:style-name="Table40.A1" office:value-type="string">
            <text:p text:style-name="P14"/>
          </table:table-cell>
        </table:table-row>
        <table:table-row table:style-name="Table40.28">
          <table:table-cell table:style-name="Table40.A1" office:value-type="string">
            <text:p text:style-name="P37"><text:span text:style-name="Commodore_20_text_20_-_20_ryan">&amp;,38</text:span></text:p>
          </table:table-cell>
          <table:table-cell table:style-name="Table40.A1" office:value-type="string">
            <text:p text:style-name="P14">disable error trapping</text:p>
          </table:table-cell>
          <table:table-cell table:style-name="Table40.A1" office:value-type="string">
            <text:p text:style-name="P14"/>
          </table:table-cell>
        </table:table-row>
        <table:table-row table:style-name="Table40.29">
          <table:table-cell table:style-name="Table40.A1" office:value-type="string">
            <text:p text:style-name="P37"><text:span text:style-name="Commodore_20_text_20_-_20_ryan">&amp;,39,x</text:span></text:p>
          </table:table-cell>
          <table:table-cell table:style-name="Table40.A1" office:value-type="string">
            <text:p text:style-name="P14">output tt$(x)</text:p>
          </table:table-cell>
          <table:table-cell table:style-name="Table40.A1" office:value-type="string">
            <text:p text:style-name="P14"/>
          </table:table-cell>
        </table:table-row>
      </table:table>
      <text:p text:style-name="Caption">Table <text:sequence text:ref-name="refTable36" text:name="Table" text:formula="ooow:Table+34" style:num-format="1">34</text:sequence>: &amp; calls</text:p>
      <text:h text:style-name="Heading_20_2" text:outline-level="2"><text:bookmark text:name="h.d1q7uqaxozts"/><text:bookmark-start text:name="__RefHeading__14062_483017182"/><text:bookmark-start text:name="_Toc318927369"/><text:bookmark-start text:name="_Toc318798262"/>POKEs<text:bookmark-end text:name="__RefHeading__14062_483017182"/><text:bookmark-end text:name="_Toc318927369"/><text:bookmark-end text:name="_Toc318798262"/></text:h>
      <text:p text:style-name="Text_20_body">This is a list of some of the memory locations used by IMAGE that can be usefully POKEd:</text:p>
      <table:table table:name="Table15" table:style-name="Table15">
        <table:table-column table:style-name="Table15.A"/>
        <table:table-column table:style-name="Table15.B"/>
        <table:table-header-rows>
          <table:table-row>
            <table:table-cell table:style-name="Table15.A1" office:value-type="string">
              <text:p text:style-name="Heading">Location</text:p>
            </table:table-cell>
            <table:table-cell table:style-name="Table15.A1" office:value-type="string">
              <text:p text:style-name="Heading">Use</text:p>
            </table:table-cell>
          </table:table-row>
        </table:table-header-rows>
        <table:table-row>
          <table:table-cell table:style-name="Table15.A1" office:value-type="string">
            <text:p text:style-name="P209">   $07ef / 2031</text:p>
          </table:table-cell>
          <table:table-cell table:style-name="Table15.A1" office:value-type="string">
            <text:p text:style-name="Table_20_Contents">MCI on/off (1 = on)</text:p>
          </table:table-cell>
        </table:table-row>
        <table:table-row>
          <table:table-cell table:style-name="Table15.A1" office:value-type="string">
            <text:p text:style-name="P209">   $d000 / 53248</text:p>
          </table:table-cell>
          <table:table-cell table:style-name="Table15.A1" office:value-type="string">
            <text:p text:style-name="Table_20_Contents">Flag for local mode (1 = on)</text:p>
          </table:table-cell>
        </table:table-row>
        <table:table-row>
          <table:table-cell table:style-name="Table15.A1" office:value-type="string">
            <text:p text:style-name="P209">   $d001 / 53249</text:p>
          </table:table-cell>
          <table:table-cell table:style-name="Table15.A1" office:value-type="string">
            <text:p text:style-name="Table_20_Contents">Case lock (1 = uppercase only)</text:p>
          </table:table-cell>
        </table:table-row>
        <table:table-row>
          <table:table-cell table:style-name="Table15.A1" office:value-type="string">
            <text:p text:style-name="P209">   $d003 / 53251</text:p>
          </table:table-cell>
          <table:table-cell table:style-name="Table15.A1" office:value-type="string">
            <text:p text:style-name="Table_20_Contents">Time allowed (1-99 minutes; 100+: unlimited)</text:p>
          </table:table-cell>
        </table:table-row>
        <table:table-row>
          <table:table-cell table:style-name="Table15.A1" office:value-type="string">
            <text:p text:style-name="P209">   $d004 / 53252</text:p>
          </table:table-cell>
          <table:table-cell table:style-name="Table15.A1" office:value-type="string">
            <text:p text:style-name="Table_20_Contents">Number of characters allowed for input, 0-255</text:p>
          </table:table-cell>
        </table:table-row>
        <text:soft-page-break/>
        <table:table-row>
          <table:table-cell table:style-name="Table15.A1" office:value-type="string">
            <text:p text:style-name="P209">   $d008 / 53258</text:p>
          </table:table-cell>
          <table:table-cell table:style-name="Table15.A1" office:value-type="string">
            <text:p text:style-name="Table_20_Contents">Modem carrier invert (either 0 or 16 depending on modem type)</text:p>
          </table:table-cell>
        </table:table-row>
        <table:table-row>
          <table:table-cell table:style-name="Table15.A1" office:value-type="string">
            <text:p text:style-name="P209">   $d020 / 53280</text:p>
          </table:table-cell>
          <table:table-cell table:style-name="Table15.A1" office:value-type="string">
            <text:p text:style-name="Table_20_Contents">Uppercase mode (1 = on)</text:p>
          </table:table-cell>
        </table:table-row>
      </table:table>
      <text:p text:style-name="Caption">Table <text:sequence text:ref-name="refTable37" text:name="Table" text:formula="ooow:Table+1" style:num-format="1">35</text:sequence>: Useful POKE locations</text:p>
      <text:h text:style-name="Heading_20_2" text:outline-level="2"><text:bookmark text:name="h.3j62tigbtzlc"/><text:bookmark-start text:name="__RefHeading__14064_483017182"/><text:bookmark-start text:name="_Toc318927370"/><text:bookmark-start text:name="_Toc318798263"/>Common Modifications<text:bookmark-end text:name="__RefHeading__14064_483017182"/><text:bookmark-end text:name="_Toc318927370"/><text:bookmark-end text:name="_Toc318798263"/></text:h>
      <text:h text:style-name="Heading_20_3" text:outline-level="3"><text:bookmark text:name="h.94w563pubpe"/><text:bookmark-start text:name="__RefHeading__14066_483017182"/><text:bookmark-start text:name="_Toc318927371"/><text:bookmark-start text:name="_Toc318798264"/>Hidden LtK User<text:bookmark-end text:name="__RefHeading__14066_483017182"/><text:bookmark-end text:name="_Toc318927371"/><text:bookmark-end text:name="_Toc318798264"/></text:h>
      <text:p text:style-name="Text_20_body">In <text:span text:style-name="Commodore_20_text_20_-_20_ryan">setup</text:span>, line 93 has a REMmed out line that Lt. Kernal SysOps might be interested in.  If you unREM this line and move your boot disk files to another user on your drive, you can boot from that user and the BBS automatically switches back to user 0 during initialization.  This lets Lt. Kernal SysOps "hide" their boot files on a normally unseen user and boot the BBS as normal.</text:p>
      <text:h text:style-name="Heading_20_3" text:outline-level="3"><text:bookmark text:name="h.vsd5g9w6rf3u"/><text:bookmark-start text:name="__RefHeading__14068_483017182"/><text:bookmark-start text:name="_Toc318927372"/><text:bookmark-start text:name="_Toc318798265"/>LtK Fast Blocks Free Read<text:bookmark-end text:name="__RefHeading__14068_483017182"/><text:bookmark-end text:name="_Toc318927372"/><text:bookmark-end text:name="_Toc318798265"/></text:h>
      <text:p text:style-name="Text_20_body">In line 1081 of <text:span text:style-name="T4">im</text:span>, about ¼ of the way through the line, there is a statement that looks like this:</text:p>
      <text:p text:style-name="P103"><text:span text:style-name="Commodore_20_text_20_-_20_ryan">on-(dv%&lt;&gt;0)goto1083</text:span></text:p>
      <text:p text:style-name="Standard"/>
      <text:p text:style-name="Text_20_body">Changing the <text:span text:style-name="T3">dv%&lt;&gt;0</text:span> to <text:span text:style-name="T3">dv%&lt;&gt;8</text:span> tells the BBS you have a Lt. Kernal running DOS v7.2 or higher set up as device 8.  This mod allows the Lt. Kernal fast blocks free reads to be done on just the Lt. Kernal and the standard routines for all other drives, thus allowing you to easily mix a Lt. Kernal and standard serial drives without losing the fast blocks free read on the Kernal.</text:p>
      <text:p text:style-name="Text_20_body">For users of Lt. Kernal DOS v7.1 and earlier, do <text:span text:style-name="T8">not</text:span> change this line. You can still access all of the LUs, but the fast blocks free read routines will not work and will lock up your system.</text:p>
      <text:h text:style-name="Heading_20_3" text:outline-level="3"><text:bookmark text:name="h.4pt48slgd2ip"/><text:bookmark-start text:name="__RefHeading__14070_483017182"/><text:bookmark-start text:name="_Toc318927373"/><text:bookmark-start text:name="_Toc318798266"/><text:reference-mark-start text:name="Automatic CMD Device Clock Set"/>Automatic CMD Device Clock Set<text:bookmark-end text:name="__RefHeading__14070_483017182"/><text:bookmark-end text:name="_Toc318927373"/><text:bookmark-end text:name="_Toc318798266"/><text:reference-mark-end text:name="Automatic CMD Device Clock Set"/></text:h>
      <text:p text:style-name="Text_20_body">In <text:span text:style-name="Commodore_20_text_20_-_20_ryan">setup</text:span>, line 117 is REMed out.  It contains the hook for routines to set the Image BBS system clock based on the CMD's internal clock.</text:p>
      <text:h text:style-name="Heading_20_3" text:outline-level="3"><text:bookmark-start text:name="__RefHeading__14072_483017182"/><text:soft-page-break/>Blocks Free Array Usage Change<text:bookmark-end text:name="__RefHeading__14072_483017182"/></text:h>
      <text:p text:style-name="Text_20_body">The use of the <text:span text:style-name="Commodore_20_text_20_-_20_ryan"><text:span text:style-name="T58">bf()</text:span></text:span> array has been changed.  There is no longer a need to change the number of devices or drives when you add new drives to your system.  With CMD systems, someone defining large numbers of partitions would end up with almost no RAM free, so the array was cut down to only include the system disks.</text:p>
      <text:h text:style-name="Heading_20_3" text:outline-level="3"><text:bookmark text:name="h.edda14dec223"/><text:bookmark-start text:name="__RefHeading__14074_483017182"/><text:bookmark-start text:name="_Toc318927374"/><text:bookmark-start text:name="_Toc318798267"/>Enabling Macros<text:bookmark-end text:name="__RefHeading__14074_483017182"/><text:bookmark-end text:name="_Toc318927374"/><text:bookmark-end text:name="_Toc318798267"/></text:h>
      <text:p text:style-name="Text_20_body">If you have Macros defined and would like them to come up automatically, simply add the following to the end of line 82 in <text:span text:style-name="Commodore_20_text_20_-_20_ryan">setup</text:span>:</text:p>
      <text:p text:style-name="P103"><text:span text:style-name="Commodore_20_text_20_-_20_ryan">:&amp;,52,21,1</text:span></text:p>
      <text:h text:style-name="Heading_20_3" text:outline-level="3"><text:bookmark-start text:name="__RefHeading__53344_1055910584"/>R<text:bookmark-start text:name="_Toc318927375"/>emoving Extra Login Security Checks<text:bookmark-end text:name="__RefHeading__53344_1055910584"/><text:bookmark-end text:name="_Toc318927375"/></text:h>
      <text:p text:style-name="Text_20_body">From Marc Honey:</text:p>
      <text:p text:style-name="Text_20_body">One thing that really annoys me is the extra security checks after entering your login id and password. <text:s/>To get rid of those extra checks all you have to do is remove the following lines from the +.lo file on the Plus Disk.</text:p>
      <text:p text:style-name="P96"><text:span text:style-name="Commodore_20_text_20_-_20_ryan">673 &amp;"Additional Information:":a=int(rnd(1)*5)+1:on a goto 675,676,677,678</text:span></text:p>
      <text:p text:style-name="P73"><text:span text:style-name="Commodore_20_text_20_-_20_ryan">674 p$="FIRST name ":t$=ff$:goto679</text:span></text:p>
      <text:p text:style-name="P73"><text:span text:style-name="Commodore_20_text_20_-_20_ryan">675 p$="LAST name ":t$=ll$:goto679</text:span></text:p>
      <text:p text:style-name="P73"><text:span text:style-name="Commodore_20_text_20_-_20_ryan">676 p$="AREA CODE (???)XXX-YYYY ":t$=mid$(ph$,2,3):goto679</text:span></text:p>
      <text:p text:style-name="P73"><text:span text:style-name="Commodore_20_text_20_-_20_ryan">677 p$="DIALING PREFIX (XXX)/???-YYYY ":t$=mid$(ph$,7,3):goto679</text:span></text:p>
      <text:p text:style-name="P73"><text:span text:style-name="Commodore_20_text_20_-_20_ryan">678 p$="LAST FOUR DIGITS (XXX)/YYY-???? ":t$=right$(ph$,4)</text:span></text:p>
      <text:p text:style-name="Standard"><text:span text:style-name="Commodore_20_text_20_-_20_ryan"/></text:p>
      <text:h text:style-name="P263" text:outline-level="1"><text:bookmark-start text:name="__RefHeading__14078_483017182"/>Change line 679<text:bookmark-end text:name="__RefHeading__14078_483017182"/></text:h>
      <text:p text:style-name="Standard"/>
      <text:h text:style-name="P263" text:outline-level="1"><text:bookmark-start text:name="__RefHeading__14080_483017182"/>from<text:tab/>: <text:span text:style-name="Commodore_20_text_20_-_20_ryan">679 gosub1006:c$=an$:goto156</text:span><text:bookmark-end text:name="__RefHeading__14080_483017182"/></text:h>
      <text:p text:style-name="Standard">to<text:tab/>: <text:span text:style-name="Commodore_20_text_20_-_20_ryan">679 goto156</text:span></text:p>
      <text:p text:style-name="Standard"/>
      <text:h text:style-name="P263" text:outline-level="1"><text:bookmark-start text:name="__RefHeading__14082_483017182"/>Change line 157<text:bookmark-end text:name="__RefHeading__14082_483017182"/></text:h>
      <text:p text:style-name="Standard"/>
      <text:h text:style-name="P263" text:outline-level="1"><text:bookmark-start text:name="__RefHeading__14084_483017182"/>from<text:tab/>: <text:span text:style-name="Commodore_20_text_20_-_20_ryan">157 ifpw$=z$andt$=c$andz$&lt;&gt;""andc$&lt;&gt;""then160</text:span><text:bookmark-end text:name="__RefHeading__14084_483017182"/></text:h>
      <text:p text:style-name="Standard">to<text:tab/>: <text:span text:style-name="Commodore_20_text_20_-_20_ryan">157 ifpw$=z$andz$&lt;&gt;””then160</text:span></text:p>
      <text:p text:style-name="Standard"/>
      <text:p text:style-name="Text_20_body">That’s all there is to it! <text:s/>As an added bonus, removing those few lines will drop your +.lo file size from 40 blocks to 39 blocks and every little bit helps on space and speed ;)</text:p>
      <text:h text:style-name="Heading_20_2" text:outline-level="2"><text:bookmark text:name="h.21a8ee9c90d9"/><text:bookmark-start text:name="__RefHeading__14086_483017182"/><text:bookmark-start text:name="_Toc318927376"/><text:bookmark-start text:name="_Toc318798268"/><text:reference-mark-start text:name="Troubleshooting"/>Troubleshooting / Q &amp; A<text:bookmark-end text:name="__RefHeading__14086_483017182"/><text:bookmark-end text:name="_Toc318927376"/><text:bookmark-end text:name="_Toc318798268"/><text:reference-mark-end text:name="Troubleshooting"/></text:h>
      <text:p text:style-name="Text_20_body">Here are some of the most common questions and problems that people have:</text:p>
      <text:h text:style-name="P263" text:outline-level="1"><text:bookmark-start text:name="__RefHeading__14088_483017182"/><text:span text:style-name="T19">Q:</text:span> I load the program, and it never gets to the idle screen.  What is wrong?<text:bookmark-end text:name="__RefHeading__14088_483017182"/></text:h>
      <text:p text:style-name="Standard"/>
      <text:p text:style-name="Standard"><text:soft-page-break/><text:span text:style-name="T19">A:</text:span> There are several things that could cause this.  Check all the following:</text:p>
      <text:p text:style-name="Standard"/>
      <text:list xml:id="list5741526102903471985" text:style-name="WWNum14">
        <text:list-item>
          <text:p text:style-name="P333">Has your BBS been properly and completely configured using the instructions in the setup chapter under CONFIG?</text:p>
        </text:list-item>
        <text:list-item>
          <text:p text:style-name="P333">Is each system disk in the correct device/drive?</text:p>
        </text:list-item>
        <text:list-item>
          <text:p text:style-name="P333">Are all the files copied to the correct system disks, especially the plus-file disk?  If an error light is flashing on any of the drives, it usually means that it cannot find a needed file.</text:p>
        </text:list-item>
        <text:list-item>
          <text:p text:style-name="P333">Are all disk units in proper alignment?</text:p>
        </text:list-item>
        <text:list-item>
          <text:p text:style-name="P333">Is everything connected to the computer (printers, drives, etc.) turned on?  Problems can arise if they aren’t, even if the BBS is not using them.</text:p>
        </text:list-item>
        <text:list-item>
          <text:p text:style-name="P333">The disk or disk image could be faulty.  Try re-copying or re-downloading it.</text:p>
        </text:list-item>
      </text:list>
      <text:h text:style-name="Heading_20_3" text:outline-level="3"><text:bookmark-start text:name="__RefHeading__117597_1136949260"/><text:reference-mark-start text:name="The Boot Process"/>The Boot Process<text:bookmark-end text:name="__RefHeading__117597_1136949260"/><text:reference-mark-end text:name="The Boot Process"/></text:h>
      <text:p text:style-name="P190"><text:span text:style-name="Teletype">***************************************<text:line-break/>* The following article appeared in <text:s text:c="2"/>*<text:line-break/>* the May issue of <text:s text:c="19"/>*<text:line-break/>* <text:s text:c="10"/>"The Reflection" <text:s text:c="9"/>*<text:line-break/>* <text:s text:c="36"/>*<text:line-break/>* It is reproduced here for the <text:s text:c="6"/>*<text:line-break/>* benefit of any that may have <text:s text:c="7"/>*<text:line-break/>* missed it. <text:s/>It may be used as a <text:s text:c="4"/>*<text:line-break/>* text file on other boards provided <text:s/>*<text:line-break/>* it is used in it's entirety. <text:s text:c="7"/>*<text:line-break/>* <text:s text:c="36"/>*<text:line-break/>* "The Reflection" is available by <text:s text:c="3"/>*<text:line-break/>* subscription for $15.00 per year <text:s text:c="3"/>*<text:line-break/>* from: <text:s text:c="30"/>*<text:line-break/>* <text:s text:c="5"/>Reflection <text:s text:c="20"/>*<text:line-break/>* <text:s text:c="5"/>P.O. Box 525 <text:s text:c="18"/>*<text:line-break/>* <text:s text:c="5"/>Salem, UT 84653 <text:s text:c="15"/>*<text:line-break/>* <text:s text:c="36"/>*<text:line-break/>* NOTE: Subscription price is subject *<text:line-break/>* <text:s text:c="6"/>to change without notice. <text:s text:c="4"/>*<text:line-break/>*************************************** </text:span></text:p>
      <text:p text:style-name="P191"><text:soft-page-break/><text:span text:style-name="Teletype">IN THE BEGINNING:<text:line-break/>By: Fred Dart (THE CHIEF)</text:span></text:p>
      <text:p text:style-name="Text_20_body">This month we'll take a look at the 'boot up' process and show what files are accessed and in what order. </text:p>
      <text:p text:style-name="Text_20_body">There has been a lot of confusion and thus a lot of questions about what was happening and when, this should help a bit. </text:p>
      <text:p text:style-name="Text_20_body">IMAGE is loaded by a “<text:span text:style-name="T121">loader”</text:span> program called <text:span text:style-name="Commodore_20_text_20_-_20_ryan">IMAGE</text:span>, <text:span text:style-name="Commodore_20_text_20_-_20_ryan">IMAGE 1.1</text:span>, or <text:span text:style-name="Commodore_20_text_20_-_20_ryan">IMAGE 1.2</text:span> as appropriate. <text:s/>This loader program then loads the "ml" (machine language) portion of the program, called simply, "ml", or "ml" plus the appropriate version number. <text:s/>We will not continue to indicate the various versions unless such designation is essential. </text:p>
      <text:p text:style-name="Text_20_body">After the "ml" is loaded program control and execution is turned over to that portion of the program, which in turn loads the file called "screen", “im", and finally, "setup" (these files vary from version to version with some additional "ml" routines loaded both before and after "setup") and then program control is turned over to the BASIC portion of the program by RUN<text:span text:style-name="T120">ning</text:span> the "setup" program. </text:p>
      <text:p text:style-name="Text_20_body">setup will "set up" all of the system variables, DIM all variables that the system needs to operate and load additional files, if necessary, and will then look for a file called "bd.data" which contains all of the device and drive information for the system. </text:p>
      <text:p text:style-name="Text_20_body">"bd.data" is a sequential file and can be on the boot disk, if there is a separate boot disk, or on the disk that the system is booted from. <text:s/>If the "bd.data" file is not found there will be a prompt to "INSERT ALL SYSTEM DISKS".</text:p>
      <text:p text:style-name="Text_20_body">If "bd.data" is found the program will next open the "u.config" file and read the information from record one, the sysop information, which is stored in the variables i1$ and i2$. <text:s/>On later versions the "u.index" is then opened and the actual number of users is read. (Note that the index is manipulated and read with the file "++ 4"). </text:p>
      <text:p text:style-name="P161">Following the "u.config" the file called "e.data", a relative file that contains 31 or 32 records of 31 bytes each is accessed. The information that is read in from "e.data" at this time is the total number of calls to the system (record 1), the total number of users (record 12), the total number of HANDLES in version 1.0, from record 16, the last user on the system (d3$) from record 17, the system password for password subs (pp$) from record 18,the last date/time the system was accessed in record 19, whether there is a <text:soft-page-break/>prime time and what the time limits are in record 20, the information for the user FLAGS is read in from records 21 to 30, and the next id number to be assigned to a new user in record 31 (l1).</text:p>
      <text:p text:style-name="P162">If the "bd.data", "u.config" or "e.data" files are not found on the device and drive that they are assigned the system will prompt with the same message, "INSERT ALL SYSTEM DISKS AND PRESS RETURN". </text:p>
      <text:p text:style-name="P162">After the information has been read from "e.data" the relative file "e.stats" is opened and the first 30 records are read. <text:s/>"e.stats" contains the information shown on the BAR STATS and is a file consisting of 38 records of 10 bytes each. </text:p>
      <text:p text:style-name="P162">The program file "+.lo" is then loaded and program control is turned over to that file. <text:s/>The "+.lo" file is a smaller file and cannot exceed 40 blocks, since it must load another file, the "+.modem" file, into a protected area of memory reserved for "little modem files". <text:s/>The "little modem files" are finding much more widespread use in the system than just as modem files and are now being used in on-line games, such as "Wallstreet" and in other areas of the board. </text:p>
      <text:p text:style-name="P162">After the modem file is loaded it will send the proper set of commands to the modem to prepare it to answer a call and then the board will go to the "System Idle" screen and the load sequence will be completed. </text:p>
      <text:p text:style-name="P163">Some additional information about a couple of the files here may be in order. <text:s/>"bd.data" contains several important board parameters in addition to the device/drive designations for all of the assigned system drives. <text:s/>The information is stored sequentially, with the first 12 entries being the device<text:span text:style-name="T121">s</text:span>/drives for the six system drives, (dr=1 through dr=6), followed by the board identifier that you use on your board (LD, CH, TN or whatever).</text:p>
      <text:p text:style-name="P163">That is followed by the number of credits you give to new users when they sign on the system, then by a number that represents the highest device number you have attached to your system <text:span text:style-name="T99">minus</text:span> 7. <text:s/>For example, if you are using devices 8, 9, 10, and 11 the number in field 15 would be a 4 (11-7). <text:s/>For a Lt. Kernal system using device 8 only the number is a 1.</text:p>
      <text:p text:style-name="P163">The following number in field 16 is the number of DRIVES attached to your system. <text:s/>If you have all 1541/71/81 types it would be a 1 since they are all SINGLE drive units, if you had a Lt. Kernal with 9 LUs accessed it would be a 9. <text:s/>The next field, number 17 contains your board name. This is the information that is printed out with the MCI variable <text:span text:style-name="Commodore_20_text_20_-_20_ryan"><text:span text:style-name="T100">£</text:span></text:span><text:span text:style-name="Commodore_20_text_20_-_20_ryan">v5</text:span> or the string bn$.</text:p>
      <text:p text:style-name="P162"><text:soft-page-break/>The last information to be accessed is the prompt information, which is read in and stored in po$. <text:s/>The final line of <text:span text:style-name="Commodore_20_text_20_-_20_ryan">bd.data</text:span> contains the copyright information.</text:p>
      <text:p text:style-name="P162">The information contained in "e.data" is detailed above for the most part, since most of it is accessed. There is some that is not accessed by "setup" though and is not read in until it is needed. <text:s/>We'll examine, briefly, some of the other information in "e.data". <text:s/>Record one, as stated, is the total number of calls to the system. <text:s/>Records two through 11 are the names of the access groups, from "New User" to "Sysop" or whatever names you have on yours. <text:s/>In addition to the NAME of the group there is a bit of information </text:p>
      <text:p text:style-name="P190">attached to the very beginning of the name. <text:s/>The first <text:span text:style-name="T99">character</text:span> of the name of each group contains some access information that is stored in <text:span text:style-name="T99">bits</text:span>.</text:p>
      <text:p text:style-name="P163">This information is the calls per day, time per call, minutes allowed to idle and so on. If you simply TYPE the "e.data" on a Lt. Kernal the first character could appear as a color or some other strange character, the program "edata edit" properly interprets the characters and can be used to view the entries, "+.access" or the off-line "config" program should be used for editing.</text:p>
      <text:p text:style-name="P163">Record 12 is the total number of users <text:span text:style-name="T100">plus</text:span> 1.</text:p>
      <text:p text:style-name="P163"><text:span text:style-name="T101">Records </text:span>13, 14 and 15 contain the flags for whether your individual message bases, UD libraries, or UX libraries are open or closed. <text:s/>If all are <text:span text:style-name="T100">open</text:span> then the three records would contain 30 zeros each, if any were closed there would be a one in the position corresponding to the closed board.</text:p>
      <text:p text:style-name="P163">Record 16 contains the total number of handles you have on version 1.0. <text:s/>It is not used on the enhanced versions.</text:p>
      <text:p text:style-name="P163">Record 17 is the handle of the last user on the system.</text:p>
      <text:p text:style-name="P163"><text:span text:style-name="T102">Record </text:span>18 the password for the password subs.</text:p>
      <text:p text:style-name="P163"><text:span text:style-name="T102">Record </text:span>19 is the date/time the last user signed off.</text:p>
      <text:p text:style-name="P163"><text:span text:style-name="T102">Record </text:span>20 is for prime time: whether you have a prime time and, if so, the start and end times. <text:s/>The information is stored as three numbers separated by commas. <text:s/>For example: 0, 0, 0 is no prime time, of course. <text:s/>If the first number is not a 0 it would indicate that you had a prime time, the second number would be the start time and the third number would be the end time. The variables pt%, p1%, p2% and p3% are used.</text:p>
      <text:p text:style-name="P163"><text:soft-page-break/>Records 21 through 31 have been covered previously.</text:p>
      <text:p text:style-name="P163"><text:span text:style-name="T102">Record </text:span>32 is used to hold the modem string, a string of seven characters with the information for each individual modem on version 1.2.</text:p>
      <text:p text:style-name="P162">In addition version 1.3 will contain some new data in the "e.data" file. More information will be available later.</text:p>
      <text:p text:style-name="P162">"u.config" contains all of the user data and will not be covered here.</text:p>
      <text:p text:style-name="P162">There is one additional bit of information that is worth mentioning in the <text:span text:style-name="Commodore_20_text_20_-_20_ryan">setup</text:span> file. <text:s/>Many people have asked <text:span text:style-name="T102">where</text:span> the message "Entering Chat Mode" or "Exiting Chat Mode" is stored. The information is put in c1$, c2$ and c3$ during the boot process and remains there. <text:s/>It can be changed in setup if desired. </text:p>
      <text:p text:style-name="P163">An additional "tidbit" for the enhanced version is the location of the password mask. <text:s/>The location is 17138 and can be 'poked' with about any printable character, just decide what character you want, say a "?" for example, use the statement print asc("?") and it would print out the number 63. <text:s/>You would then poke that value into 17138 and change the password mask from an X to a ?.</text:p>
      <text:p text:style-name="P163">Note that you could also use this: poke17138,asc("?") and achieve the same results. <text:s/>It is even possible to 'randomize' the password mask by adding the poke in "+.lo" and having it poke a random value from a string of acceptable characters.</text:p>
      <text:p text:style-name="P162">(c) May 1990 FandF Products </text:p>
      <text:p text:style-name="P162">Permission to reprint is granted provided the file is printed in it's entirety. </text:p>
      <text:p text:style-name="Text_20_body"><text:span text:style-name="Manual_20_Revision_20_-_20_ryan"><text:span text:style-name="T75">I</text:span></text:span><text:span text:style-name="Manual_20_Revision_20_-_20_ryan">f you want physical 1541/1571/1581 disks sent through postal mail, please send an e-mail to sym_rsherwood@yahoo.com, specifying the format(s).  We'll make arrangements regarding shipping cost—not that it'll be much.  My goal is not to make money off this—unless you want to donate some—but see a revival of one of the top Commodore 64 BBSes into common usage again.</text:span></text:p>
      <text:p text:style-name="Text_20_body"><text:span text:style-name="T18">Q: </text:span>As reported by Ray "The Wiz" LeJuez: the bootup process seems to freeze with his C128D in C64 mode, after the message</text:p>
      <text:h text:style-name="P302" text:outline-level="1"><text:bookmark-start text:name="__RefHeading__14090_483017182"/><text:span text:style-name="BBS_20_output_20_-_20_ryan">Reading System Configuration...</text:span><text:bookmark-end text:name="__RefHeading__14090_483017182"/></text:h>
      <text:p text:style-name="Standard"/>
      <text:p text:style-name="Text_20_body">The internal 1571 drive is set to device #8, his Lt. Kernal HD is device #10.</text:p>
      <text:p text:style-name="Text_20_body"><text:soft-page-break/><text:span text:style-name="Commodore_20_text_20_-_20_ryan">bd.data</text:span> devices/drives were set for device 10, drive 0.</text:p>
      <text:p text:style-name="Standard"/>
      <text:p text:style-name="Text_20_body"><text:span text:style-name="T18">A: </text:span>There is some speculation that a modification to the Lt. Kernal HD for burst mode in 128 mode may have caused the problem; it boots to the "waiting for call" screen just fine on his C64.</text:p>
      <text:p text:style-name="Standard"/>
      <text:h text:style-name="P312" text:outline-level="1"><text:bookmark-start text:name="__RefHeading__14092_483017182"/><text:span text:style-name="T19">Q:</text:span> My users cannot log on or send e-mail using the handle.  Using the ID number works fine.  Why?<text:bookmark-end text:name="__RefHeading__14092_483017182"/></text:h>
      <text:p text:style-name="Standard"/>
      <text:p text:style-name="Text_20_body"><text:span text:style-name="T19">A:</text:span> Files can sometimes get corrupted by what we call an "act of God" (why does He always get blamed for this stuff?).  A power brownout/blackout, surge, etc. during a write can do nasty things like this.</text:p>
      <text:p text:style-name="Standard"/>
      <text:p text:style-name="Text_20_body">This particular problem is caused by the <text:span text:style-name="Commodore_20_text_20_-_20_ryan">u.config</text:span> file being corrupted.  Run <text:span text:style-name="Commodore_20_text_20_-_20_ryan">+.alpha/ind</text:span>, and it should clear things up.  (This program can take quite a while to run, especially if you have a lot of users, so be patient here!)</text:p>
      <text:p text:style-name="Text_20_body">Select the options in the following order: LOAD, CLEAR, MAKE, SAVE.  The <text:span text:style-name="Commodore_20_text_20_-_20_ryan">u.index</text:span> file will be re-generated.</text:p>
      <text:p text:style-name="Text_20_body"><text:span text:style-name="Manual_20_Revision_20_-_20_ryan">Notice as the list is created, it shows what alphabetical position the user is in for the </text:span><text:span text:style-name="Commodore_20_text_20_-_20_ryan">u.index</text:span><text:span text:style-name="Manual_20_Revision_20_-_20_ryan"> file; this has no bearing on the user's BBS ID number.  Also, a bit of debugging information (the </text:span><text:span text:style-name="Commodore_20_text_20_-_20_ryan">a%</text:span><text:span text:style-name="Manual_20_Revision_20_-_20_ryan"> and </text:span><text:span text:style-name="Commodore_20_text_20_-_20_ryan">b%</text:span><text:span text:style-name="Manual_20_Revision_20_-_20_ryan"> values, used in the call to the indexer) is shown.</text:span></text:p>
      <text:h text:style-name="Heading_20_2" text:outline-level="2"><text:bookmark-start text:name="__RefHeading__14094_483017182"/>Notes About Users<text:bookmark-end text:name="__RefHeading__14094_483017182"/></text:h>
      <text:p text:style-name="Standard">From Marc Honey:</text:p>
      <text:p text:style-name="P84"/>
      <text:p text:style-name="Text_20_body"><text:span text:style-name="T8">If for some reason you find yourself with a corrupted </text:span><text:span text:style-name="Commodore_20_text_20_-_20_ryan"><text:span text:style-name="T8">u.config</text:span></text:span><text:span text:style-name="T8"> file (where the users are stored) and have to re-create one from scratch, don’t forget to edit the </text:span><text:span text:style-name="Commodore_20_text_20_-_20_ryan"><text:span text:style-name="T8">e.data</text:span></text:span><text:span text:style-name="T8"> file to reset both the user count and the next available user #. <text:s/>If you don’t do this then someone can login and type a user # that was previously assigned but no longer exists. <text:s/>When this happens the person logging in will get a password prompt but once they type in a password and hit enter the BBS will lock-up. Another odd side effect of not updating the </text:span><text:span text:style-name="Commodore_20_text_20_-_20_ryan"><text:span text:style-name="T8">e.data</text:span></text:span><text:span text:style-name="T8"> file is that should someone login as NEW they will get id 0 for their login id which is invalid. <text:s/>There is a basic program called </text:span><text:span text:style-name="Commodore_20_text_20_-_20_ryan"><text:span text:style-name="T8">edata edit</text:span></text:span><text:span text:style-name="T8"> which is on disk #2 of the image 1.2a BBS distro.</text:span></text:p>
      <text:p text:style-name="Text_20_body"><text:soft-page-break/>If this still does not remedy the situation, go into ED and see if user information is still correct.  If not, contact Pinacolada for help.  He is working on (as of 1/2008) a user file backup/restore program; after losing half his users' information due to random binary garbage in the user file, he vowed that would never happen again.</text:p>
      <text:p text:style-name="Text_20_body"><text:span text:style-name="T19">Q:</text:span> My BBS has started to do (any number of strange things) it was not doing before.  What is wrong? <text:span text:style-name="Manual_20_Revision_20_-_20_ryan">This question gets asked frequently during beta-testing.</text:span></text:p>
      <text:p text:style-name="Text_20_body"><text:span text:style-name="T19">A:</text:span> This is usually caused by <text:span text:style-name="T8">some</text:span> modification that has been made to the BBS or a plus-file module.  It may not show up for <text:span text:style-name="T8">days</text:span> after a modification has been made, so the problem may not be readily apparent.  The fix is to:</text:p>
      <text:list xml:id="list194253569522934" text:continue-list="list194252963024726" text:style-name="WWNum12">
        <text:list-item>
          <text:p text:style-name="P334">Copy the original file in question over from your back-up copy of IMAGE BBS, or previous system file(s) you were running</text:p>
        </text:list-item>
        <text:list-item>
          <text:p text:style-name="P334">Isolate which file the problem is in, perhaps using the <office:annotation><dc:creator>Ryan Sherwood</dc:creator><dc:date>2012-03-08T15:12:00</dc:date><text:p>Add this to disk and docs.</text:p></office:annotation>"IMAGE Mod Maker"</text:p>
        </text:list-item>
        <text:list-item>
          <text:p text:style-name="P334">Correct the error, or notify the program maintainer, if there is one.</text:p>
        </text:list-item>
      </text:list>
      <text:p text:style-name="Text_20_body">Also, have you added anything new (hardware, a new game plus file) to your BBS recently?  What has changed since the problem started? Many times, some of the smallest changes can create the largest problems.</text:p>
      <text:h text:style-name="P312" text:outline-level="1"><text:bookmark-start text:name="__RefHeading__14096_483017182"/><text:span text:style-name="T18">Q:</text:span> My modem (or telnet bridge device) will not work correctly.  What can I do?<text:bookmark-end text:name="__RefHeading__14096_483017182"/></text:h>
      <text:p text:style-name="Text_20_body"><text:span text:style-name="T18">A:</text:span> First of all, <text:span text:style-name="T8">don't panic</text:span>. (Apologies to the late, great Douglas Adams.)  Seriously... since the advent of Rascal's <text:span text:style-name="Commodore_20_text_20_-_20_ryan">e.modrc</text:span> fix which adds a configurable modem initialization string and the ability to customize modem response codes, there are many more options to consider than in the old days.</text:p>
      <text:p text:style-name="Text_20_body"><office:annotation office:name="__Fieldmark__21445_1796697264"><dc:creator>Ryan Sherwood</dc:creator><dc:date>2014-09-18T15:05:05</dc:date><text:p>Cross-reference this with the “Setting up your modem” section.</text:p></office:annotation>Plus, if you're running a telnet BBS with a <text:span text:style-name="T59">bridge</text:span> program, there are additional things to consider, some of which I will touch upon <text:span text:style-name="T59">in </text:span></text:p>
      <text:list xml:id="list194252155700254" text:continue-numbering="true" text:style-name="WWNum12">
        <text:list-item>
          <text:p text:style-name="P334">DCD carrier detect options in tcpser<office:annotation-end office:name="__Fieldmark__21445_1796697264"/></text:p>
        </text:list-item>
      </text:list>
      <text:p text:style-name="Text_20_body">If you have a Supra 2400 baud modem, you will need to set it up specially before you put it on line.  Run the <text:span text:style-name="Commodore_20_text_20_-_20_ryan">2400 setup</text:span> program on the IMAGE disk with the modem on-line and turned on, and then boot your IMAGE BBS!</text:p>
      <table:table table:name="Table41" table:style-name="Table41">
        <table:table-column table:style-name="Table41.A"/>
        <table:table-row table:style-name="Table41.1">
          <table:table-cell table:style-name="Table41.A1" office:value-type="string">
            <text:p text:style-name="P123"/>
            <text:p text:style-name="P123">Thanks again for trying IMAGE BBS! We plan on supplying all of our customers <text:soft-page-break/>with the best of quality in our products, support, and service!  If you have any problems at all, or want to comment on the program or offer suggestions, feel free to contact us at any time!</text:p>
            <text:p text:style-name="P123"/>
            <text:p text:style-name="P124"><text:span text:style-name="Manual_20_Revision_20_-_20_ryan">That holds as true for Pinacolada and other Image sysops as it did for the original Image crew. Please: feedback, flames, kudos, suggestions, amen.</text:span></text:p>
            <text:p text:style-name="P123"/>
          </table:table-cell>
        </table:table-row>
      </table:table>
      <text:p text:style-name="Standard"/>
      <text:p text:style-name="P305">Changelog:</text:p>
      <text:p text:style-name="P296"/>
      <text:p text:style-name="P296">2018-07-29: Fixed lightbar page 2 table. Right Fn2 is not MCI disable. Right Fn1 is.</text:p>
      <text:p text:style-name="P297">Added DC to local mode command table.</text:p>
      <text:p text:style-name="P297"/>
      <text:h text:style-name="P106" text:outline-level="1"><text:bookmark-start text:name="__RefHeading__14098_483017182"/><text:bookmark-start text:name="_Toc318798269"/><text:bookmark-start text:name="_Toc318927377"/><office:annotation office:name="__Fieldmark__21446_1796697264"><dc:creator>Ryan Sherwood</dc:creator><dc:date>2014-09-18T15:06:27</dc:date><text:p>This should all be generated automatically.</text:p></office:annotation>Index<text:bookmark-end text:name="_Toc318798269"/><text:bookmark-end text:name="_Toc318927377"/><office:annotation-end office:name="__Fieldmark__21446_1796697264"/><text:bookmark-end text:name="__RefHeading__14098_483017182"/></text:h>
      <text:p text:style-name="Standard">- A -</text:p>
      <text:p text:style-name="Standard"/>
      <text:h text:style-name="P263" text:outline-level="1"><text:bookmark-start text:name="__RefHeading__14100_483017182"/>Access codes.................................................6, 17<text:bookmark-end text:name="__RefHeading__14100_483017182"/></text:h>
      <text:p text:style-name="Standard">Access groups................................................7, 18</text:p>
      <text:p text:style-name="Standard">changing................................................12</text:p>
      <text:p text:style-name="Standard">AutoMaint.......................................................</text:p>
      <text:p text:style-name="Standard"/>
      <text:p text:style-name="Standard">  - B -</text:p>
      <text:p text:style-name="Standard"/>
      <text:h text:style-name="P263" text:outline-level="1"><text:bookmark-start text:name="__RefHeading__14102_483017182"/>B.A.R. screen...........................................11, 19, 21<text:bookmark-end text:name="__RefHeading__14102_483017182"/></text:h>
      <text:p text:style-name="Standard">BBS listings.................................................35-36</text:p>
      <text:p text:style-name="Standard">Bells, local....................................................13</text:p>
      <text:p text:style-name="Standard">Booting.....................................................10, 55</text:p>
      <text:p text:style-name="Standard">boot disk................................................4</text:p>
      <text:p text:style-name="Standard"/>
      <text:p text:style-name="Standard">- C -</text:p>
      <text:p text:style-name="Standard"/>
      <text:h text:style-name="P263" text:outline-level="1"><text:bookmark-start text:name="__RefHeading__14104_483017182"/>Cartridges.......................................................2<text:bookmark-end text:name="__RefHeading__14104_483017182"/></text:h>
      <text:p text:style-name="Standard">Chat....................................................12, 13, 20</text:p>
      <text:p text:style-name="Standard">message.............................................14, 20</text:p>
      <text:p text:style-name="Standard">Check line..........................................See "lightbar"</text:p>
      <text:p text:style-name="Standard">Clock...........................................................11</text:p>
      <text:p text:style-name="Standard">Color/Graphics mode.....................................12, 14, 22</text:p>
      <text:p text:style-name="Standard">Command stacking................................................22</text:p>
      <text:p text:style-name="Standard">Configuring..............................................5, 17, 50</text:p>
      <text:p text:style-name="Standard">Conversion, 12.0-12.1.........................................8, 9</text:p>
      <text:p text:style-name="Standard">Copier..........................................................48</text:p>
      <text:p text:style-name="Standard">offline ("copy-all" or "rel copy")........................</text:p>
      <text:p text:style-name="Standard">on-line ("CP" command)....................................</text:p>
      <text:p text:style-name="Standard">protocol..................................................</text:p>
      <text:p text:style-name="Standard">Copyright message...............................................14</text:p>
      <text:p text:style-name="Standard">Credits..........................................................8</text:p>
      <text:p text:style-name="Standard">adding to a user..........................................</text:p>
      <text:p text:style-name="Standard">ratios..................................................18</text:p>
      <text:p text:style-name="Standard">unlimited...............................................19</text:p>
      <text:p text:style-name="Standard">when validating/unvalidating files........................</text:p>
      <text:p text:style-name="Standard"/>
      <text:p text:style-name="Standard">- D -</text:p>
      <text:p text:style-name="Standard"/>
      <text:h text:style-name="P263" text:outline-level="1"><text:bookmark-start text:name="__RefHeading__14106_483017182"/>Debugging.......................................................12<text:bookmark-end text:name="__RefHeading__14106_483017182"/></text:h>
      <text:p text:style-name="Standard">Deleting users..............................................48, 50</text:p>
      <text:p text:style-name="Standard">Devices/drives...................................1, 2, 4, 5, 6, 10</text:p>
      <text:p text:style-name="Standard">blocks free.........................................11, 14</text:p>
      <text:p text:style-name="Standard">changing number..........................................2</text:p>
      <text:p text:style-name="Standard">hard drives.......................................1, 5, 56</text:p>
      <text:p text:style-name="Standard">directories..............................................3</text:p>
      <text:p text:style-name="Standard"/>
      <text:p text:style-name="Standard">- E -</text:p>
      <text:p text:style-name="Standard"/>
      <text:h text:style-name="P263" text:outline-level="1"><text:bookmark-start text:name="__RefHeading__14108_483017182"/>Editing parameters..............................................21<text:bookmark-end text:name="__RefHeading__14108_483017182"/></text:h>
      <text:p text:style-name="Standard">Editing users...................................................47</text:p>
      <text:p text:style-name="Standard">Editor (see also MCI)........................................39-45</text:p>
      <text:p text:style-name="Standard"><text:soft-page-break/>commands.............................................39-41</text:p>
      <text:p text:style-name="Standard">abort...................................................39</text:p>
      <text:p text:style-name="Standard">border..................................................41</text:p>
      <text:p text:style-name="Standard">columns.................................................41</text:p>
      <text:p text:style-name="Standard">clear text..............................................41</text:p>
      <text:p text:style-name="Standard">delete..................................................40</text:p>
      <text:p text:style-name="Standard">edit....................................................40</text:p>
      <text:p text:style-name="Standard">Editor (see also MCI)........................................39-45</text:p>
      <text:p text:style-name="Standard">exit....................................................40</text:p>
      <text:p text:style-name="Standard">get files...............................................41</text:p>
      <text:p text:style-name="Standard">find....................................................41</text:p>
      <text:p text:style-name="Standard">help....................................................41</text:p>
      <text:p text:style-name="Standard">insert..................................................40</text:p>
      <text:p text:style-name="Standard">justify.................................................40</text:p>
      <text:p text:style-name="Standard">line numbering..........................................40</text:p>
      <text:p text:style-name="Standard"/>
      <text:p text:style-name="Standard">== PAGE 58 * INDEX ==</text:p>
      <text:p text:style-name="Standard"/>
      <text:p text:style-name="Standard">list....................................................40</text:p>
      <text:p text:style-name="Standard">  MCI read................................................40</text:p>
      <text:p text:style-name="Standard">put file................................................41</text:p>
      <text:p text:style-name="Standard">read....................................................40</text:p>
      <text:p text:style-name="Standard">save....................................................39</text:p>
      <text:p text:style-name="Standard">view disk directory.....................................41</text:p>
      <text:p text:style-name="Standard">control keys............................................41</text:p>
      <text:p text:style-name="Standard">line ranges.............................................39</text:p>
      <text:p text:style-name="Standard">MCI commands.........................................42-45</text:p>
      <text:p text:style-name="Standard">number of lines available...............................18</text:p>
      <text:p text:style-name="Standard">e-mail....................................................16, 30-31</text:p>
      <text:p text:style-name="Standard">access to...............................................19</text:p>
      <text:p text:style-name="Standard">forced e-mail.............................................31</text:p>
      <text:p text:style-name="Standard">reading email...........................................30</text:p>
      <text:p text:style-name="Standard">sending email...........................................30</text:p>
      <text:p text:style-name="Standard">Error log.......................................................49</text:p>
      <text:p text:style-name="Standard">Expert mode.....................................................22</text:p>
      <text:p text:style-name="Standard"/>
      <text:p text:style-name="Standard">- F -</text:p>
      <text:p text:style-name="Standard"/>
      <text:h text:style-name="P263" text:outline-level="1"><text:bookmark-start text:name="__RefHeading__14110_483017182"/>Feedback........................................................20<text:bookmark-end text:name="__RefHeading__14110_483017182"/></text:h>
      <text:p text:style-name="Standard">viewing.................................................49</text:p>
      <text:p text:style-name="Standard"/>
      <text:p text:style-name="Standard">- G -</text:p>
      <text:p text:style-name="Standard"/>
      <text:h text:style-name="P263" text:outline-level="1"><text:bookmark-start text:name="__RefHeading__14112_483017182"/>Garbage collection..............................................14<text:bookmark-end text:name="__RefHeading__14112_483017182"/></text:h>
      <text:p text:style-name="Standard">Graffiti........................................................16</text:p>
      <text:p text:style-name="Standard"/>
      <text:p text:style-name="Standard">- H -</text:p>
      <text:p text:style-name="Standard"/>
      <text:h text:style-name="P263" text:outline-level="1"><text:bookmark-start text:name="__RefHeading__14114_483017182"/>Handles......................................................8, 55<text:bookmark-end text:name="__RefHeading__14114_483017182"/></text:h>
      <text:p text:style-name="Standard">Help menus......................................................20</text:p>
      <text:p text:style-name="Standard">Hotkeys.........................................................</text:p>
      <text:p text:style-name="Standard"/>
      <text:p text:style-name="Standard">- I -</text:p>
      <text:p text:style-name="Standard"/>
      <text:h text:style-name="P263" text:outline-level="1"><text:bookmark-start text:name="__RefHeading__14116_483017182"/>Idle screen.....................................................10<text:bookmark-end text:name="__RefHeading__14116_483017182"/></text:h>
      <text:p text:style-name="Standard"><text:soft-page-break/>commands................................................</text:p>
      <text:p text:style-name="Standard">bottom screen...........................................13</text:p>
      <text:p text:style-name="Standard">  top screen..............................................11</text:p>
      <text:p text:style-name="Standard">Instant logon...................................................14</text:p>
      <text:p text:style-name="Standard">Interfaces.......................................................2</text:p>
      <text:p text:style-name="Standard">Printer..................................................</text:p>
      <text:h text:style-name="P263" text:outline-level="1"><text:bookmark-start text:name="__RefHeading__14118_483017182"/>RS232....................................................<text:bookmark-end text:name="__RefHeading__14118_483017182"/></text:h>
      <text:p text:style-name="Standard"/>
      <text:p text:style-name="Standard">- K -</text:p>
      <text:p text:style-name="Standard"/>
      <text:h text:style-name="P263" text:outline-level="1"><text:bookmark-start text:name="__RefHeading__14120_483017182"/>Keeping e-mail<text:bookmark-end text:name="__RefHeading__14120_483017182"/></text:h>
      <text:p text:style-name="Standard">in selective delete.......................................</text:p>
      <text:p text:style-name="Standard"/>
      <text:h text:style-name="P263" text:outline-level="1"><text:bookmark-start text:name="__RefHeading__14122_483017182"/>Killing<text:bookmark-end text:name="__RefHeading__14122_483017182"/></text:h>
      <text:p text:style-name="Standard">files in transfer libraries...............................</text:p>
      <text:p text:style-name="Standard">news files................................................</text:p>
      <text:p text:style-name="Standard">old posts.................................................</text:p>
      <text:p text:style-name="Standard"/>
      <text:p text:style-name="Standard">- L -</text:p>
      <text:p text:style-name="Standard"/>
      <text:h text:style-name="P263" text:outline-level="1"><text:bookmark-start text:name="__RefHeading__14124_483017182"/>Last call date change..........................................21<text:bookmark-end text:name="__RefHeading__14124_483017182"/></text:h>
      <text:p text:style-name="Standard">Lightbar (listed in order of appearance)</text:p>
      <text:p text:style-name="Standard">Sys....................................................12</text:p>
      <text:p text:style-name="Standard">Acs....................................................12</text:p>
      <text:p text:style-name="Standard">Loc....................................................12</text:p>
      <text:p text:style-name="Standard">Tsr....................................................</text:p>
      <text:p text:style-name="Standard">Cht....................................................</text:p>
      <text:p text:style-name="Standard">New....................................................</text:p>
      <text:p text:style-name="Standard">Prt....................................................</text:p>
      <text:h text:style-name="P263" text:outline-level="1"><text:bookmark-start text:name="__RefHeading__14126_483017182"/>U/D....................................................<text:bookmark-end text:name="__RefHeading__14126_483017182"/></text:h>
      <text:p text:style-name="Standard">Asc....................................................</text:p>
      <text:p text:style-name="Standard">Ans....................................................</text:p>
      <text:p text:style-name="Standard">Exp....................................................</text:p>
      <text:p text:style-name="Standard">Fn5....................................................</text:p>
      <text:p text:style-name="Standard">Fn4....................................................</text:p>
      <text:p text:style-name="Standard">Fn3....................................................</text:p>
      <text:p text:style-name="Standard">Fn2....................................................</text:p>
      <text:p text:style-name="Standard">Fn1....................................................</text:p>
      <text:p text:style-name="Standard">Local mode..................................................12, 22</text:p>
      <text:p text:style-name="Standard">Log of callers..............................................19, 21</text:p>
      <text:p text:style-name="Standard">    printing....................................................13</text:p>
      <text:p text:style-name="Standard">    restarting..................................................50</text:p>
      <text:p text:style-name="Standard">Logical files....................................................2</text:p>
      <text:p text:style-name="Standard">Login indentifier................................................8</text:p>
      <text:p text:style-name="Standard">Logoff..........................................................20</text:p>
      <text:p text:style-name="Standard">Logon...........................................................14</text:p>
      <text:p text:style-name="Standard">instant.................................................14</text:p>
      <text:p text:style-name="Standard">restricting.............................................12</text:p>
      <text:p text:style-name="Standard"/>
      <text:p text:style-name="Standard">- M -</text:p>
      <text:p text:style-name="Standard"/>
      <text:h text:style-name="P263" text:outline-level="1"><text:bookmark-start text:name="__RefHeading__14128_483017182"/>Machine language routines.......................................54<text:bookmark-end text:name="__RefHeading__14128_483017182"/></text:h>
      <text:p text:style-name="Standard">Main command level..........................................16, 20</text:p>
      <text:p text:style-name="Standard">  prompt.........................................................8</text:p>
      <text:p text:style-name="Standard">maintenance..................................................47-50</text:p>
      <text:p text:style-name="Standard"><text:soft-page-break/>  file..........................................................19</text:p>
      <text:p text:style-name="Standard">  remote........................................................19</text:p>
      <text:p text:style-name="Standard">  sub-board.................................................19, 25</text:p>
      <text:p text:style-name="Standard"/>
      <text:p text:style-name="Standard">== PAGE 59 * INDEX ==</text:p>
      <text:p text:style-name="Standard"/>
      <text:p text:style-name="Standard">memory...................................................11, 3, 51</text:p>
      <text:p text:style-name="Standard">MCI commands.................................................42-45</text:p>
      <text:p text:style-name="Standard">access to...............................................19</text:p>
      <text:p text:style-name="Standard">commands.............................................42-45</text:p>
      <text:p text:style-name="Standard">abort...................................................45</text:p>
      <text:p text:style-name="Standard">about...................................................42</text:p>
      <text:p text:style-name="Standard">backspace...............................................43</text:p>
      <text:p text:style-name="Standard">bells...................................................42</text:p>
      <text:p text:style-name="Standard">clear screen............................................42</text:p>
      <text:p text:style-name="Standard">color...................................................42</text:p>
      <text:p text:style-name="Standard">numeric digit formatting................................45</text:p>
      <text:p text:style-name="Standard">get character...........................................42</text:p>
      <text:p text:style-name="Standard">input...................................................43</text:p>
      <text:p text:style-name="Standard">integer variable........................................45</text:p>
      <text:p text:style-name="Standard">jump on equal...........................................43</text:p>
      <text:p text:style-name="Standard">jump on not equal.......................................42</text:p>
      <text:p text:style-name="Standard">  "kolorific".............................................43</text:p>
      <text:p text:style-name="Standard">  leading characters......................................45</text:p>
      <text:p text:style-name="Standard">  new lines...............................................43</text:p>
      <text:p text:style-name="Standard">  "over" (repeat character)...............................43</text:p>
      <text:p text:style-name="Standard">  printer mode............................................43</text:p>
      <text:p text:style-name="Standard">  print modes.........................................43, 44</text:p>
      <text:p text:style-name="Standard">  print speed.............................................44</text:p>
      <text:p text:style-name="Standard">  reset defaults..........................................44</text:p>
      <text:p text:style-name="Standard">  reverse mode............................................44</text:p>
      <text:p text:style-name="Standard">  string variables........................................45</text:p>
      <text:p text:style-name="Standard">  tab.....................................................45</text:p>
      <text:p text:style-name="Standard">  test variables..........................................44</text:p>
      <text:p text:style-name="Standard">  variables...............................................44</text:p>
      <text:p text:style-name="Standard">  wait....................................................44</text:p>
      <text:p text:style-name="Standard">Modems........................................................1, 4</text:p>
      <text:p text:style-name="Standard">answering manually......................................11</text:p>
      <text:p text:style-name="Standard">carrier detect..........................................12</text:p>
      <text:p text:style-name="Standard">carrier invert..........................................11</text:p>
      <text:p text:style-name="Standard">files (modules).......................................1, 4</text:p>
      <text:p text:style-name="Standard">resetting...............................................11</text:p>
      <text:p text:style-name="Standard">speaker on/off..........................................11</text:p>
      <text:p text:style-name="Standard">supported...............................................</text:p>
      <text:p text:style-name="Standard">Supra 2400..............................................56</text:p>
      <text:p text:style-name="Standard">troubleshooting/setup...................................56</text:p>
      <text:p text:style-name="Standard">Movie files...............................................3, 33-34</text:p>
      <text:p text:style-name="Standard"/>
      <text:p text:style-name="Standard">- N -</text:p>
      <text:p text:style-name="Standard"/>
      <text:p text:style-name="Standard">NetMaint..........................................................</text:p>
      <text:p text:style-name="Standard">Networking........................................................</text:p>
      <text:p text:style-name="Standard">planning a network........................................</text:p>
      <text:p text:style-name="Standard">utilities.................................................</text:p>
      <text:p text:style-name="Standard">New users................................................7, 12, 15</text:p>
      <text:p text:style-name="Standard"><text:soft-page-break/>credits..................................................8</text:p>
      <text:p text:style-name="Standard">viewing information.....................................49</text:p>
      <text:p text:style-name="Standard">New user</text:p>
      <text:p text:style-name="Standard">message.................................................22</text:p>
      <text:p text:style-name="Standard">restrictions..............................................</text:p>
      <text:p text:style-name="Standard">viewing in VF.............................................</text:p>
      <text:p text:style-name="Standard">News files......................................................32</text:p>
      <text:p text:style-name="Standard">At login..................................................</text:p>
      <text:p text:style-name="Standard">Adding....................................................</text:p>
      <text:p text:style-name="Standard">Editing...................................................</text:p>
      <text:p text:style-name="Standard">Killing...................................................</text:p>
      <text:p text:style-name="Standard"/>
      <text:p text:style-name="Standard">- O -</text:p>
      <text:p text:style-name="Standard"/>
      <text:h text:style-name="P263" text:outline-level="1"><text:bookmark-start text:name="__RefHeading__14130_483017182"/>Output routine.................................................53<text:bookmark-end text:name="__RefHeading__14130_483017182"/></text:h>
      <text:p text:style-name="Standard"/>
      <text:p text:style-name="Standard">- P -</text:p>
      <text:p text:style-name="Standard">Passwords...................................................8, 22</text:p>
      <text:p text:style-name="Standard">Plus files.................................3, 4, 33-34, 49, 51-53</text:p>
      <text:p text:style-name="Standard">Prime time................................................8,13,19</text:p>
      <text:p text:style-name="Standard">Printers........................................................2</text:p>
      <text:p text:style-name="Standard">MCI command............................................43</text:p>
      <text:p text:style-name="Standard">printing log...........................................13</text:p>
      <text:p text:style-name="Standard">printing on-line.......................................13</text:p>
      <text:p text:style-name="Standard">routines used............................................</text:p>
      <text:p text:style-name="Standard">supported types..........................................</text:p>
      <text:p text:style-name="Standard">private system.................................................13</text:p>
      <text:p text:style-name="Standard">programming................................................51, 54</text:p>
      <text:p text:style-name="Standard">prompt mode....................................................21</text:p>
      <text:p text:style-name="Standard">pseudo-local mode..........................................12, 18</text:p>
      <text:p text:style-name="Standard"/>
      <text:p text:style-name="Standard">- Q -</text:p>
      <text:p text:style-name="Standard"/>
      <text:h text:style-name="P263" text:outline-level="1"><text:bookmark-start text:name="__RefHeading__14132_483017182"/>Quitting to main command prompt................................21<text:bookmark-end text:name="__RefHeading__14132_483017182"/></text:h>
      <text:p text:style-name="Standard"/>
      <text:p text:style-name="Standard">- R -</text:p>
      <text:p text:style-name="Standard"/>
      <text:h text:style-name="P263" text:outline-level="1"><text:bookmark-start text:name="__RefHeading__14134_483017182"/>Reconfiguring................................................9, 50<text:bookmark-end text:name="__RefHeading__14134_483017182"/></text:h>
      <text:p text:style-name="Standard">RAM Expansion Units..............................................2</text:p>
      <text:p text:style-name="Standard">RES accounts............................................15, 48, 50</text:p>
      <text:p text:style-name="Standard"/>
      <text:p text:style-name="Standard">- S -</text:p>
      <text:p text:style-name="Standard">Screen</text:p>
      <text:p text:style-name="Standard">files (scn.*).............................................</text:p>
      <text:p text:style-name="Standard">files (user text).........................................</text:p>
      <text:p text:style-name="Standard">logon...................................................15</text:p>
      <text:p text:style-name="Standard">Screen blanking.................................................13</text:p>
      <text:p text:style-name="Standard">Serial number...................................................14</text:p>
      <text:p text:style-name="Standard">changing....................................................</text:p>
      <text:p text:style-name="Standard">Setting time....................................................10</text:p>
      <text:p text:style-name="Standard">manually..................................................</text:p>
      <text:p text:style-name="Standard">reading real-time clocks..................................</text:p>
      <text:p text:style-name="Standard">Status report...................................................21</text:p>
      <text:p text:style-name="Standard">Subsystems, changing............................................22</text:p>
      <text:p text:style-name="Standard">Sub-boards.............................................5, 6, 23-25</text:p>
      <text:p text:style-name="Standard"><text:soft-page-break/>ability to post/respond.................................18</text:p>
      <text:p text:style-name="Standard">anonymous boards.....................................6, 25</text:p>
      <text:p text:style-name="Standard">defining sub-boards..................................6, 17</text:p>
      <text:p text:style-name="Standard">editing/killing bulletins...............................24</text:p>
      <text:p text:style-name="Standard">frozen bulletins........................................25</text:p>
      <text:p text:style-name="Standard">non-anonymous boards.................................6, 25</text:p>
      <text:p text:style-name="Standard">password boards..................................6, 25, 48</text:p>
      <text:p text:style-name="Standard">posting bulletins.......................................24</text:p>
      <text:p text:style-name="Standard">reading bulletins....................................23,24</text:p>
      <text:p text:style-name="Standard">Subops/co-sysops..........................................6, 7, 25</text:p>
      <text:p text:style-name="Standard">Subroutines..................................................51-52</text:p>
      <text:p text:style-name="Standard">Sysop account....................................................7</text:p>
      <text:p text:style-name="Standard">System files..................................................2, 3</text:p>
      <text:p text:style-name="Standard">d.* files................................................3</text:p>
      <text:p text:style-name="Standard">e.* files................................................3</text:p>
      <text:p text:style-name="Standard">m.* files................................................3</text:p>
      <text:p text:style-name="Standard">s.* files........................................3, 16, 17</text:p>
      <text:p text:style-name="Standard">u.* files................................................3</text:p>
      <text:p text:style-name="Standard">+.* files.............................................3, 4</text:p>
      <text:p text:style-name="Standard">System information..............................................20</text:p>
      <text:p text:style-name="Standard">Sayings (SY)....................................................21</text:p>
      <text:p text:style-name="Standard"/>
      <text:p text:style-name="Standard">- T -</text:p>
      <text:p text:style-name="Standard">Telnet bridges</text:p>
      <text:p text:style-name="Standard">BBS Server................................................</text:p>
      <text:p text:style-name="Standard">defined...................................................</text:p>
      <text:p text:style-name="Standard">tcpser1.0rc12.............................................</text:p>
      <text:p text:style-name="Standard">tcpser4j..................................................</text:p>
      <text:p text:style-name="Standard">Terminal program............................................11, 46</text:p>
      <text:p text:style-name="Standard">phonebook...........................................16, 46</text:p>
      <text:p text:style-name="Standard">Text files...............................................4, 33, 34</text:p>
      <text:p text:style-name="Standard">Time on system..............................................13, 21</text:p>
      <text:p text:style-name="Standard">Total calls.................................................... 14</text:p>
      <text:p text:style-name="Standard">Trace.......................................................... 12</text:p>
      <text:p text:style-name="Standard"/>
      <text:p text:style-name="Standard">- U -</text:p>
      <text:p text:style-name="Standard"/>
      <text:h text:style-name="P263" text:outline-level="1"><text:bookmark-start text:name="__RefHeading__14136_483017182"/>Upload/download........................................5, 6, 26-29<text:bookmark-end text:name="__RefHeading__14136_483017182"/></text:h>
      <text:p text:style-name="Standard">copying/moving files................................28, 29</text:p>
      <text:p text:style-name="Standard">defining libraries...................................6, 17</text:p>
      <text:p text:style-name="Standard">exchange libraries......................................29</text:p>
      <text:p text:style-name="Standard">file transfers......................................26, 27</text:p>
      <text:p text:style-name="Standard">free download libraries..............................6, 29</text:p>
      <text:p text:style-name="Standard">killing files...........................................28</text:p>
      <text:p text:style-name="Standard">protocols...............................................26</text:p>
      <text:p text:style-name="Standard">reading files...........................................28</text:p>
      <text:p text:style-name="Standard">restricting......................................3, 17, 19</text:p>
      <text:p text:style-name="Standard">subops..................................................28</text:p>
      <text:p text:style-name="Standard">validating/unvalidating files...........................28</text:p>
      <text:p text:style-name="Standard">User flags............................................7, 18, 47-48</text:p>
      <text:p text:style-name="Standard">User information................................................15</text:p>
      <text:p text:style-name="Standard">User list...................................................19, 38</text:p>
      <text:p text:style-name="Standard"/>
      <text:p text:style-name="Standard">- V -</text:p>
      <text:p text:style-name="Standard"/>
      <text:h text:style-name="P263" text:outline-level="1"><text:bookmark-start text:name="__RefHeading__14138_483017182"/><text:soft-page-break/>Validating files................................................28<text:bookmark-end text:name="__RefHeading__14138_483017182"/></text:h>
      <text:p text:style-name="Standard">Variables....................................................51-53</text:p>
      <text:p text:style-name="Standard">variable list...................................................53</text:p>
      <text:p text:style-name="Standard">Voting booth....................................................37</text:p>
      <text:p text:style-name="Standard"/>
      <text:p text:style-name="Standard">- W -</text:p>
      <text:p text:style-name="Standard"/>
      <text:p text:style-name="Standard">Weeding old users.................................................</text:p>
      <text:p text:style-name="Standard">non-weed flag...........................................18</text:p>
      <text:p text:style-name="Standard">Windows (transmit/receive)......................................14</text:p>
      <text:p text:style-name="Standard">WF (SEQ file editor).....................................17, 48-49</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DejaVu Serif3" svg:font-family="'DejaVu Serif'" style:font-adornments="Book"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icrosoft Sans Serif" svg:font-family="'Microsoft Sans Serif'" style:font-family-generic="swiss"/>
    <style:font-face style:name="Segoe UI" svg:font-family="'Segoe UI'"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ahoma1" svg:font-family="Tahoma" style:font-family-generic="swiss"/>
    <style:font-face style:name="CBM" svg:font-family="CBM" style:font-pitch="fixed"/>
    <style:font-face style:name="Courier 10 Pitch1" svg:font-family="'Courier 10 Pitch'" style:font-pitch="fixed"/>
    <style:font-face style:name="Courier 10 Pitch" svg:font-family="'Courier 10 Pitch'" style:font-adornments="Bold" style:font-pitch="fixed"/>
    <style:font-face style:name="C64 Pro Mono1" svg:font-family="'C64 Pro Mono'" style:font-adornments="Bold" style:font-family-generic="modern" style:font-pitch="fixed"/>
    <style:font-face style:name="C64 Pro Mono" svg:font-family="'C64 Pro Mono'" style:font-adornments="Regula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ejaVu Serif1" svg:font-family="'DejaVu Serif'"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Franklin Gothic Medium" svg:font-family="'Franklin Gothic Medium'" style:font-adornments="Bold" style:font-family-generic="swiss" style:font-pitch="variable"/>
    <style:font-face style:name="Liberation Sans" svg:font-family="'Liberation Sans'" style:font-adornments="Bold" style:font-family-generic="swiss" style:font-pitch="variable"/>
    <style:font-face style:name="Microsoft Sans Serif1" svg:font-family="'Microsoft Sans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ourier New3"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style:font-face style:name="Times New Roman2" svg:font-family="'Times New Roman'" style:font-family-generic="system" style:font-pitch="variable"/>
  </office:font-face-decls>
  <office:styles>
    <draw:fill-image draw:name="background" xlink:href="Pictures/100002010000050000000400960AC8FC927C0638.png" xlink:type="simple" xlink:show="embed" xlink:actuate="onLoad"/>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5in" fo:margin-right="0in" fo:margin-top="0in" fo:margin-bottom="0in" loext:contextual-spacing="false" fo:orphans="3" fo:widows="3" fo:text-indent="0in" style:auto-text-indent="false" style:page-number="auto" style:shadow="none" style:writing-mode="lr-tb">
        <style:tab-stops>
          <style:tab-stop style:position="1in"/>
        </style:tab-stops>
      </style:paragraph-properties>
      <style:text-properties fo:color="#000000" style:font-name="DejaVu Serif" fo:font-family="'DejaVu Serif'" style:font-style-name="Book" style:font-family-generic="roman" style:font-pitch="variable" fo:font-size="10pt" fo:background-color="#ffffff"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loext:graphic-properties draw:fill="none" draw:fill-color="#99ccff"/>
      <style:paragraph-properties fo:margin-left="0.5in" fo:margin-right="0in" fo:margin-top="0in" fo:margin-bottom="0.15in" loext:contextual-spacing="false" fo:line-height="150%" fo:text-align="start" style:justify-single-word="false" fo:orphans="3" fo:widows="3" fo:hyphenation-ladder-count="no-limit" fo:text-indent="0in" style:auto-text-indent="false" style:page-number="auto" fo:background-color="transparent" style:shadow="none" style:writing-mode="lr-tb">
        <style:tab-stops/>
      </style:paragraph-properties>
      <style:text-properties fo:background-color="transparen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master-page-name="">
      <style:paragraph-properties fo:margin-left="0in" fo:margin-right="0in" fo:margin-top="0.1665in" fo:margin-bottom="0.1665in" loext:contextual-spacing="false" fo:text-indent="0in" style:auto-text-indent="false" style:page-number="auto" fo:keep-with-next="always"/>
      <style:text-properties style:font-name="Franklin Gothic Medium" fo:font-family="'Franklin Gothic Medium'" style:font-style-name="Bold"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_20_1" style:default-outline-level="2" style:list-style-name="" style:class="text" style:master-page-name="">
      <style:paragraph-properties fo:margin-left="0in" fo:margin-right="0in" fo:margin-top="0.1563in" fo:margin-bottom="0.1563in" loext:contextual-spacing="false" fo:text-indent="0in" style:auto-text-indent="false" style:page-number="auto"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master-page-name="">
      <style:paragraph-properties fo:margin-left="0in" fo:margin-right="0in" fo:margin-top="0.1665in" fo:margin-bottom="0.1665in" loext:contextual-spacing="false" fo:text-indent="0in" style:auto-text-indent="false" style:page-number="auto" fo:keep-with-next="always"/>
      <style:text-properties style:use-window-font-color="true"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 style:class="text">
      <style:paragraph-properties fo:margin-left="0in" fo:margin-right="0in" fo:margin-top="0.1772in" fo:margin-bottom="0.1772in" loext:contextual-spacing="false" fo:text-indent="0in" style:auto-text-indent="false"/>
      <style:text-properties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left="0in" fo:margin-right="0in" fo:margin-top="0.1772in" fo:margin-bottom="0.1772in" loext:contextual-spacing="false" fo:text-indent="0in" style:auto-text-indent="false"/>
      <style:text-properties fo:font-size="8pt" fo:font-weight="bold" style:font-size-asian="8pt" style:font-weight-asian="bold" style:font-size-complex="8pt" style:font-weight-complex="bold"/>
    </style:style>
    <style:style style:name="Heading_20_6" style:display-name="Heading 6" style:family="paragraph" style:parent-style-name="Standard" style:default-outline-level="6" style:list-style-name="" style:class="text">
      <style:paragraph-properties fo:margin-left="0in" fo:margin-right="0in" fo:margin-top="0.25in" fo:margin-bottom="0.25in" loext:contextual-spacing="false" fo:text-indent="0in" style:auto-text-indent="false"/>
      <style:text-properties fo:font-size="8pt" fo:font-weight="bold" style:font-size-asian="8pt" style:font-weight-asian="bold" style:font-size-complex="8pt" style:font-weight-complex="bold"/>
    </style:style>
    <style:style style:name="Title" style:family="paragraph" style:parent-style-name="Standard" style:default-outline-level="" style:class="chapter">
      <style:paragraph-properties fo:margin-top="0.3335in" fo:margin-bottom="0.0835in" loext:contextual-spacing="false" fo:text-align="start" style:justify-single-word="false"/>
      <style:text-properties fo:font-size="36pt" fo:font-weight="bold" style:font-size-asian="36pt" style:font-weight-asian="bold" style:font-size-complex="36pt" style:font-weight-complex="bold"/>
    </style:style>
    <style:style style:name="Subtitle" style:family="paragraph" style:parent-style-name="Standard" style:default-outline-level="" style:class="chapter">
      <style:paragraph-properties fo:margin-top="0.25in" fo:margin-bottom="0.0555in" loext:contextual-spacing="false"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footnote_20_text" style:display-name="footnote text" style:family="paragraph" style:paren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fo:background-color="#ffffff"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left="0in" fo:margin-right="0in" fo:margin-top="0.1402in" fo:margin-bottom="0in" loext:contextual-spacing="false" fo:text-indent="0in" style:auto-text-indent="false"/>
      <style:text-properties fo:font-weight="bold"/>
    </style:style>
    <style:style style:name="Contents_20_2" style:display-name="Contents 2" style:family="paragraph" style:parent-style-name="Standard" style:default-outline-level="" style:class="index">
      <style:paragraph-properties fo:margin-left="0.139in" fo:margin-right="0in" fo:margin-top="0in" fo:margin-bottom="0in" loext:contextual-spacing="false" fo:text-indent="0in" style:auto-text-indent="false"/>
    </style:style>
    <style:style style:name="Contents_20_3" style:display-name="Contents 3" style:family="paragraph" style:parent-style-name="Standard" style:default-outline-level="" style:class="index">
      <style:paragraph-properties fo:margin-left="0.278in" fo:margin-right="0in" fo:margin-top="0in" fo:margin-bottom="0in" loext:contextual-spacing="false"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Quote" style:family="paragraph" style:parent-style-name="Standard" style:default-outline-level="">
      <style:text-properties fo:font-style="italic" style:font-style-asian="italic" style:font-style-complex="italic"/>
    </style:style>
    <style:style style:name="table_20_of_20_figures" style:display-name="table of figures" style:family="paragraph" style:parent-style-name="Standard" style:default-outline-level="">
      <style:paragraph-properties fo:margin-left="0in" fo:margin-right="0in" fo:margin-top="0in" fo:margin-bottom="0in" loext:contextual-spacing="false" fo:text-indent="0in" style:auto-text-indent="fals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top="0in" fo:margin-bottom="0in" loext:contextual-spacing="false"/>
    </style:style>
    <style:style style:name="Contents_20_4" style:display-name="Contents 4" style:family="paragraph" style:parent-style-name="Standard" style:default-outline-level="" style:class="index">
      <style:paragraph-properties fo:margin-left="0.4583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Contents_20_5" style:display-name="Contents 5" style:family="paragraph" style:parent-style-name="Standard" style:default-outline-level="" style:class="index">
      <style:paragraph-properties fo:margin-left="0.611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Contents_20_6" style:display-name="Contents 6" style:family="paragraph" style:parent-style-name="Standard" style:default-outline-level="" style:class="index">
      <style:paragraph-properties fo:margin-left="0.7638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Contents_20_7" style:display-name="Contents 7" style:family="paragraph" style:parent-style-name="Standard" style:default-outline-level="" style:class="index">
      <style:paragraph-properties fo:margin-left="0.9165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Contents_20_8" style:display-name="Contents 8" style:family="paragraph" style:parent-style-name="Standard" style:default-outline-level="" style:class="index">
      <style:paragraph-properties fo:margin-left="1.0693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Contents_20_9" style:display-name="Contents 9" style:family="paragraph" style:parent-style-name="Standard" style:default-outline-level="" style:class="index">
      <style:paragraph-properties fo:margin-left="1.222in" fo:margin-right="0in" fo:margin-top="0in" fo:margin-bottom="0.0693in" loext:contextual-spacing="false" fo:line-height="115%" fo:text-indent="0in" style:auto-text-indent="false"/>
      <style:text-properties fo:color="#00000a" style:font-name="Calibri" fo:font-family="Calibri" style:font-family-generic="roman" style:font-pitch="variable" fo:font-size="11pt" fo:background-color="#ffffff" style:font-size-asian="11pt" style:font-size-complex="11pt"/>
    </style:style>
    <style:style style:name="Footnote"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Text_20_body" style:class="extra" style:master-page-name="">
      <style:paragraph-properties fo:margin-left="0in" fo:margin-right="0in" fo:margin-top="0.0598in" fo:margin-bottom="0.0598in" loext:contextual-spacing="false" fo:line-height="150%" fo:text-indent="0in" style:auto-text-indent="false" style:page-number="auto">
        <style:tab-stops/>
      </style:paragraph-properties>
    </style:style>
    <style:style style:name="Quotations" style:family="paragraph" style:parent-style-name="Standard" style:class="html"/>
    <style:style style:name="Table_20_Heading" style:display-name="Table Heading" style:family="paragraph" style:parent-style-name="Table_20_Contents" style:next-style-name="Table_20_Contents" style:auto-update="true" style:default-outline-level="" style:class="extra" style:master-page-name="">
      <style:paragraph-properties fo:margin-left="0in" fo:margin-right="0in" fo:line-height="150%" fo:orphans="3" fo:widows="3" fo:text-indent="0in" style:auto-text-indent="false" style:page-number="auto" style:shadow="none" style:writing-mode="lr-tb"/>
      <style:text-properties fo:font-style="italic" fo:font-weight="bold"/>
    </style:style>
    <style:style style:name="Text_20_body_20_indent" style:display-name="Text body indent" style:family="paragraph" style:parent-style-name="Text_20_body"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auto-update="true" style:default-outline-level="" style:class="extra" style:master-page-name="">
      <loext:graphic-properties draw:fill="none" draw:fill-color="#99ccff"/>
      <style:paragraph-properties fo:margin-left="0in" fo:margin-right="0in" fo:margin-top="0.0835in" fo:margin-bottom="0.0835in" loext:contextual-spacing="false" fo:orphans="3" fo:widows="3" fo:text-indent="0in" style:auto-text-indent="false" style:page-number="auto" fo:background-color="transparent" style:shadow="none" text:number-lines="false" text:line-number="0" style:writing-mode="lr-tb">
        <style:tab-stops/>
      </style:paragraph-properties>
      <style:text-properties fo:font-size="10.5pt"/>
    </style:style>
    <style:style style:name="Text" style:family="paragraph" style:parent-style-name="Caption" style:class="extra" style:master-page-name="">
      <style:paragraph-properties style:page-number="auto"/>
    </style:style>
    <style:style style:name="Table_20_text" style:display-name="Table text" style:family="paragraph" style:parent-style-name="Text_20_body">
      <style:paragraph-properties fo:margin-left="0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583in"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291in" style:type="center"/>
          <style:tab-stop style:position="7.4583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291in" style:type="center"/>
          <style:tab-stop style:position="7.4583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MCI_20_command_20_-_20_ryan" style:display-name="MCI command - ryan" style:family="paragraph" style:parent-style-name="Index" style:default-outline-level="1" style:list-style-name="">
      <style:paragraph-properties>
        <style:tab-stops>
          <style:tab-stop style:position="5.9402in" style:type="right" style:leader-style="dotted" style:leader-text="."/>
        </style:tab-stops>
      </style:paragraph-properties>
      <style:text-properties style:font-name="Courier 10 Pitch" fo:font-family="'Courier 10 Pitch'" style:font-style-name="Bold" style:font-pitch="fixed" fo:font-weight="bold"/>
    </style:style>
    <style:style style:name="Addendum_20_Paragraph_20_-_20_ryan" style:display-name="Addendum Paragraph - ryan" style:family="paragraph" style:parent-style-name="Text_20_body" style:master-page-name="">
      <loext:graphic-properties draw:fill="solid" draw:fill-color="#e6e6ff" draw:fill-image-width="0in" draw:fill-image-height="0in"/>
      <style:paragraph-properties fo:margin-left="0.5in" fo:margin-right="0.5in" fo:text-align="start" style:justify-single-word="false" fo:text-indent="0in" style:auto-text-indent="false" style:page-number="auto" fo:background-color="#e6e6ff" fo:padding="0.0799in" fo:border="0.06pt solid #000000" style:join-border="false">
        <style:tab-stops>
          <style:tab-stop style:position="1in" style:type="right"/>
        </style:tab-stops>
      </style:paragraph-properties>
      <style:text-properties fo:color="#000000" style:font-name="DejaVu Serif" fo:font-family="'DejaVu Serif'" style:font-style-name="Book" style:font-family-generic="roman" style:font-pitch="variable" fo:font-size="10pt" fo:font-style="italic" fo:background-color="transparent" style:font-name-asian="Arial1" style:font-family-asian="Arial" style:font-family-generic-asian="system" style:font-pitch-asian="variable" style:font-name-complex="Arial1" style:font-family-complex="Arial" style:font-family-generic-complex="system" style:font-pitch-complex="variable"/>
    </style:style>
    <style:style style:name="Boxed_20_paragraph_20_-_20_ryan" style:display-name="Boxed paragraph - ryan" style:family="paragraph" style:parent-style-name="Addendum_20_Paragraph_20_-_20_ryan" style:next-style-name="Standard" style:master-page-name="">
      <loext:graphic-properties draw:fill-color="#ffffff"/>
      <style:paragraph-properties style:page-number="auto" fo:padding="0.0799in" fo:border="0.06pt solid #111111"/>
    </style:style>
    <style:style style:name="MCI_20_example" style:display-name="MCI example" style:family="paragraph" style:parent-style-name="Standard">
      <style:paragraph-properties>
        <style:tab-stops>
          <style:tab-stop style:position="1in"/>
          <style:tab-stop style:position="2in"/>
          <style:tab-stop style:position="7in" style:type="right"/>
        </style:tab-stops>
      </style:paragraph-properties>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Manual_20_Revision_20_-_20_ryan" style:display-name="Manual Revision - ryan" style:family="text">
      <style:text-properties fo:font-style="italic" fo:background-color="#eeeee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odore_20_text_20_-_20_ryan" style:display-name="Commodore text - ryan" style:family="text" style:parent-style-name="Definition">
      <style:text-properties style:use-window-font-color="true" style:font-name="C64 Pro Mono" fo:font-family="'C64 Pro Mono'" style:font-style-name="Regular" style:font-family-generic="modern" style:font-pitch="fixed" fo:font-size="10pt" fo:background-color="#ffffff" style:font-name-asian="Arial1" style:font-family-asian="Arial" style:font-family-generic-asian="system" style:font-pitch-asian="variable" style:font-name-complex="Arial1" style:font-family-complex="Arial" style:font-family-generic-complex="system" style:font-pitch-complex="variable"/>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BS_20_output_20_-_20_ryan" style:display-name="BBS output - ryan" style:family="text">
      <style:text-properties fo:color="#000000" style:font-name="C64 Pro Mono1" fo:font-family="'C64 Pro Mono'" style:font-style-name="Bold" style:font-family-generic="modern" style:font-pitch="fixed" fo:font-size="10pt" fo:font-weight="bold" fo:background-color="#ffffff"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Page_20_Number" style:display-name="Page Number" style:family="text"/>
    <style:style style:name="Keyboard_20_key_20_-_20_ryan" style:display-name="Keyboard key - ryan" style:family="text">
      <style:text-properties fo:font-variant="normal" fo:text-transform="none" fo:color="#ffffff" style:font-name="C64 Pro Mono" fo:font-family="'C64 Pro Mono'" style:font-style-name="Regular" style:font-family-generic="modern" style:font-pitch="fixed" fo:font-size="10pt" style:letter-kerning="false" fo:background-color="#000000" style:font-name-asian="Arial1" style:font-family-asian="Arial" style:font-family-generic-asian="system" style:font-pitch-asian="variable" style:font-name-complex="Arial1" style:font-family-complex="Arial" style:font-family-generic-complex="system" style:font-pitch-complex="variable" style:font-relief="none" loext:shadow="none"/>
    </style:style>
    <style:style style:name="Boxed_20_text_20_-_20_ryan" style:display-name="Boxed text - ryan" style:family="text">
      <style:text-properties fo:color="#000000" style:font-name="DejaVu Serif" fo:font-family="'DejaVu Serif'" style:font-style-name="Book" style:font-family-generic="roman" style:font-pitch="variable" fo:font-size="10pt" fo:background-color="#ffffff" style:font-name-asian="Arial1" style:font-family-asian="Arial" style:font-family-generic-asian="system" style:font-pitch-asian="variable" style:font-name-complex="Arial1" style:font-family-complex="Arial" style:font-family-generic-complex="system" style:font-pitch-complex="variable"/>
    </style:style>
    <style:style style:name="Caption_20_characters" style:display-name="Caption characters" style:family="text"/>
    <style:style style:name="filename_20_-_20_ryan" style:display-name="filename - ryan" style:family="text">
      <style:text-properties style:font-name="C64 Pro Mono" fo:font-family="'C64 Pro Mono'" style:font-style-name="Regular" style:font-family-generic="modern" style:font-pitch="fixed"/>
    </style:style>
    <style:style style:name="Definition" style:family="text"/>
    <style:style style:name="program_20_-_20_ryan" style:display-name="program - ryan" style:family="text">
      <style:text-properties style:use-window-font-color="true" style:text-outline="false" style:font-name="C64 Pro Mono" fo:font-family="'C64 Pro Mono'" style:font-style-name="Regular" style:font-family-generic="modern" style:font-pitch="fixed" fo:text-shadow="none" fo:background-color="transparent"/>
    </style:style>
    <style:style style:name="Main_20_index_20_entry" style:display-name="Main index entry" style:family="text">
      <style:text-properties fo:font-weight="bold" style:font-weight-asian="bold" style:font-weight-complex="bold"/>
    </style:style>
    <style:style style:name="keypress_20_-_20_ryan" style:display-name="keypress - ryan" style:family="text">
      <style:text-properties fo:color="#ffffff" style:font-name="C64 Pro Mono" fo:font-family="'C64 Pro Mono'" style:font-style-name="Regular" style:font-family-generic="modern" style:font-pitch="fixed" fo:background-color="#000000"/>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Character_5f_20_5f_style"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Character_5f_20_5f_style"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Character_5f_20_5f_style" style:num-suffix="" text:bullet-char="">
        <style:list-level-properties text:list-level-position-and-space-mode="label-alignment">
          <style:list-level-label-alignment text:label-followed-by="listtab" fo:text-indent="-0.25in" fo:margin-left="0.7717in"/>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0.7717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7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717in"/>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2717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7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717in"/>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3.7717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7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text-properties officeooo:rsid="009aafde" officeooo:paragraph-rsid="009aafde"/>
    </style:style>
    <style:style style:name="MP2"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style>
    <style:style style:name="MP3" style:family="paragraph" style:parent-style-name="Footer">
      <style:paragraph-properties fo:text-align="end" style:justify-single-word="false"/>
    </style:style>
    <style:style style:name="MP4" style:family="paragraph" style:parent-style-name="Footer" style:master-page-name="">
      <loext:graphic-properties draw:fill="none"/>
      <style:paragraph-properties fo:margin-left="0in" fo:margin-right="0in" fo:margin-top="0in" fo:margin-bottom="0in" loext:contextual-spacing="false" fo:orphans="3" fo:widows="3" fo:text-indent="0in" style:auto-text-indent="false" style:page-number="auto" fo:background-color="transparent" style:shadow="none" style:writing-mode="lr-tb">
        <style:tab-stops>
          <style:tab-stop style:position="3.25in" style:type="center"/>
          <style:tab-stop style:position="6.5in" style:type="right"/>
        </style:tab-stops>
      </style:paragraph-properties>
      <style:text-properties officeooo:rsid="009c45b4" officeooo:paragraph-rsid="009c45b4"/>
    </style:style>
    <style:page-layout style:name="Mpm1">
      <style:page-layout-properties fo:page-width="8.5in" fo:page-height="11in" style:num-format="1" style:print-orientation="portrait" fo:margin-top="0.789in" fo:margin-bottom="0.789in" fo:margin-left="0.789in" fo:margin-right="0.789in" style:shadow="none" style:writing-mode="lr-tb" style:layout-grid-color="#c0c0c0" style:layout-grid-lines="40" style:layout-grid-base-height="0.1665in" style:layout-grid-ruby-height="0.0835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style:page-layout style:name="Mpm2" style:page-usage="right">
      <style:page-layout-properties fo:page-width="8.5in" fo:page-height="11in" style:num-format="i" style:print-orientation="portrait" fo:margin-top="0.7874in" fo:margin-bottom="0.7874in" fo:margin-left="0.7902in" fo:margin-right="0.7917in" fo:border="0.06pt solid #000000" fo:padding="0.0201in" style:shadow="#000000 0in 0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sep style:width="0.0035in" style:color="#000000" style:height="100%" style:style="solid"/>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1in" fo:margin-bottom="1in" fo:margin-left="1in" fo:margin-right="1in" fo:border="0.14pt double #000000" style:border-line-width="0in 0.0016in 0.0008in"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9" style:page-usage="left">
      <style:page-layout-properties fo:page-width="8.5in" fo:page-height="11in" style:num-format="i" style:print-orientation="portrait" fo:margin-top="0.7902in" fo:margin-bottom="0.7902in" fo:margin-left="0.7902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10" style:page-usage="right">
      <style:page-layout-properties fo:page-width="8.5in" fo:page-height="11in" style:num-format="i" style:print-orientation="portrait" fo:margin-top="0.7902in" fo:margin-bottom="0.7902in" fo:margin-left="1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15</text:page-number></text:p>
      </style:footer>
      <style:footer-left>
        <text:p text:style-name="MP1">Page <text:page-number text:select-page="current">114</text:page-number></text:p>
      </style:footer-left>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footer>
        <text:p text:style-name="MP2"><text:page-number text:select-page="current">22</text:page-number></text:p>
      </style:footer>
    </style:master-page>
    <style:master-page style:name="Right_20_Page" style:display-name="Right Page" style:page-layout-name="Mpm5" style:next-style-name="Left_20_Page">
      <style:footer>
        <text:p text:style-name="MP3"><text:page-number text:select-page="current">23</text:page-number></text:p>
      </style:footer>
    </style:master-page>
    <style:master-page style:name="HTML" style:hidden="true" style:page-layout-name="Mpm6"/>
    <style:master-page style:name="Title_20_Page" style:display-name="Title Page" style:page-layout-name="Mpm7"/>
    <style:master-page style:name="Forepapers" style:page-layout-name="Mpm8" style:next-style-name="Left_20_Page">
      <style:footer>
        <text:p text:style-name="Footer"/>
      </style:footer>
    </style:master-page>
    <style:master-page style:name="Preface_20_-_20_left" style:display-name="Preface - left" style:page-layout-name="Mpm9" style:next-style-name="Preface_20_-_20_right">
      <style:footer>
        <text:p text:style-name="MP4"><text:page-number text:select-page="current">xvii</text:page-number></text:p>
      </style:footer>
    </style:master-page>
    <style:master-page style:name="Preface_20_-_20_right" style:display-name="Preface - right" style:page-layout-name="Mpm10" style:next-style-name="Preface_20_-_20_left">
      <style:footer>
        <text:p text:style-name="MP3"><text:page-number text:select-page="current">x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Sherwood</meta:initial-creator>
    <meta:editing-cycles>102</meta:editing-cycles>
    <meta:creation-date>2012-03-28T21:13:00</meta:creation-date>
    <dc:date>2018-07-29T19:42:49.375790196</dc:date>
    <meta:editing-duration>P3DT1H18M24S</meta:editing-duration>
    <meta:generator>LibreOffice/5.2.7.2$Linux_x86 LibreOffice_project/20m0$Build-2</meta:generator>
    <meta:document-statistic meta:table-count="50" meta:image-count="0" meta:object-count="0" meta:page-count="185" meta:paragraph-count="4435" meta:word-count="47798" meta:character-count="287284" meta:non-whitespace-character-count="2409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